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6" style:family="table-cell" style:parent-style-name="Default" style:data-style-name="N103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91" table:default-cell-style-name="ce6"/>
        <table:table-column table:style-name="co1" table:default-cell-style-name="ce3"/>
        <table:table-row table:style-name="ro1">
          <table:table-cell table:style-name="Default"/>
          <table:table-cell table:number-columns-repeated="6"/>
          <table:table-cell table:style-name="ce2" table:number-columns-repeated="93"/>
        </table:table-row>
        <table:table-row table:style-name="ro1">
          <table:table-cell table:style-name="Default"/>
          <table:table-cell table:number-columns-repeated="6"/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9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2127" calcext:value-type="float">
            <text:p>2127</text:p>
          </table:table-cell>
          <table:table-cell table:number-columns-repeated="3"/>
          <table:table-cell table:style-name="ce3" office:value-type="string" calcext:value-type="string">
            <text:p>first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VLOOKUP([.$H3];[.$A$3:.$C$96];2)" office:value-type="float" office:value="2035" calcext:value-type="float">
            <text:p>2035</text:p>
          </table:table-cell>
          <table:table-cell table:style-name="ce4" table:formula="of:=VLOOKUP([.$H3];[.$A$3:.$C$96];3)" office:value-type="float" office:value="2127" calcext:value-type="float">
            <text:p>2127</text:p>
          </table:table-cell>
          <table:table-cell table:style-name="ce2" table:number-columns-repeated="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1531" calcext:value-type="float">
            <text:p>1531</text:p>
          </table:table-cell>
          <table:table-cell table:number-columns-repeated="3"/>
          <table:table-cell table:style-name="ce3" office:value-type="string" calcext:value-type="string">
            <text:p>second</text:p>
          </table:table-cell>
          <table:table-cell table:style-name="ce5" office:value-type="float" office:value="67" calcext:value-type="float">
            <text:p>67</text:p>
          </table:table-cell>
          <table:table-cell table:style-name="ce4" table:formula="of:=VLOOKUP([.$H4];[.$A$3:.$C$96];2)" office:value-type="float" office:value="1936" calcext:value-type="float">
            <text:p>1936</text:p>
          </table:table-cell>
          <table:table-cell table:style-name="ce4" table:formula="of:=VLOOKUP([.$H4];[.$A$3:.$C$96];3)" office:value-type="float" office:value="1903" calcext:value-type="float">
            <text:p>1903</text:p>
          </table:table-cell>
          <table:table-cell table:style-name="ce3" table:number-columns-repeated="89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2052" calcext:value-type="float">
            <text:p>2052</text:p>
          </table:table-cell>
          <table:table-cell table:number-columns-repeated="9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74" calcext:value-type="float">
            <text:p>974</text:p>
          </table:table-cell>
          <table:table-cell office:value-type="float" office:value="415" calcext:value-type="float">
            <text:p>415</text:p>
          </table:table-cell>
          <table:table-cell table:number-columns-repeated="4"/>
          <table:table-cell office:value-type="string" calcext:value-type="string">
            <text:p>distance</text:p>
          </table:table-cell>
          <table:table-cell table:formula="of:=SQRT(POWER(([.I3]-[.I4]);2)+POWER(([.J3]-[.J4]);2))" office:value-type="float" office:value="244.902021224816" calcext:value-type="float">
            <text:p>244,902</text:p>
          </table:table-cell>
          <table:table-cell table:number-columns-repeated="9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28" calcext:value-type="float">
            <text:p>1628</text:p>
          </table:table-cell>
          <table:table-cell office:value-type="float" office:value="249" calcext:value-type="float">
            <text:p>249</text:p>
          </table:table-cell>
          <table:table-cell table:number-columns-repeated="9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130" calcext:value-type="float">
            <text:p>3130</text:p>
          </table:table-cell>
          <table:table-cell office:value-type="float" office:value="2549" calcext:value-type="float">
            <text:p>2549</text:p>
          </table:table-cell>
          <table:table-cell table:number-columns-repeated="9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74" calcext:value-type="float">
            <text:p>1574</text:p>
          </table:table-cell>
          <table:table-cell office:value-type="float" office:value="2131" calcext:value-type="float">
            <text:p>2131</text:p>
          </table:table-cell>
          <table:table-cell table:number-columns-repeated="9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3" calcext:value-type="float">
            <text:p>1593</text:p>
          </table:table-cell>
          <table:table-cell office:value-type="float" office:value="1995" calcext:value-type="float">
            <text:p>1995</text:p>
          </table:table-cell>
          <table:table-cell table:number-columns-repeated="9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2" calcext:value-type="float">
            <text:p>1102</text:p>
          </table:table-cell>
          <table:table-cell office:value-type="float" office:value="1646" calcext:value-type="float">
            <text:p>1646</text:p>
          </table:table-cell>
          <table:table-cell table:number-columns-repeated="9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12" calcext:value-type="float">
            <text:p>3312</text:p>
          </table:table-cell>
          <table:table-cell office:value-type="float" office:value="2738" calcext:value-type="float">
            <text:p>2738</text:p>
          </table:table-cell>
          <table:table-cell table:number-columns-repeated="9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25" calcext:value-type="float">
            <text:p>2625</text:p>
          </table:table-cell>
          <table:table-cell office:value-type="float" office:value="1437" calcext:value-type="float">
            <text:p>1437</text:p>
          </table:table-cell>
          <table:table-cell table:number-columns-repeated="9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95" calcext:value-type="float">
            <text:p>2495</text:p>
          </table:table-cell>
          <table:table-cell office:value-type="float" office:value="1732" calcext:value-type="float">
            <text:p>1732</text:p>
          </table:table-cell>
          <table:table-cell table:number-columns-repeated="9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482" calcext:value-type="float">
            <text:p>3482</text:p>
          </table:table-cell>
          <table:table-cell office:value-type="float" office:value="1788" calcext:value-type="float">
            <text:p>1788</text:p>
          </table:table-cell>
          <table:table-cell table:number-columns-repeated="9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99" calcext:value-type="float">
            <text:p>1799</text:p>
          </table:table-cell>
          <table:table-cell office:value-type="float" office:value="2451" calcext:value-type="float">
            <text:p>2451</text:p>
          </table:table-cell>
          <table:table-cell table:number-columns-repeated="9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9" calcext:value-type="float">
            <text:p>639</text:p>
          </table:table-cell>
          <table:table-cell office:value-type="float" office:value="1527" calcext:value-type="float">
            <text:p>1527</text:p>
          </table:table-cell>
          <table:table-cell table:number-columns-repeated="9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58" calcext:value-type="float">
            <text:p>1958</text:p>
          </table:table-cell>
          <table:table-cell office:value-type="float" office:value="1749" calcext:value-type="float">
            <text:p>1749</text:p>
          </table:table-cell>
          <table:table-cell table:number-columns-repeated="9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23" calcext:value-type="float">
            <text:p>3823</text:p>
          </table:table-cell>
          <table:table-cell office:value-type="float" office:value="2659" calcext:value-type="float">
            <text:p>2659</text:p>
          </table:table-cell>
          <table:table-cell table:number-columns-repeated="9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16" calcext:value-type="float">
            <text:p>816</text:p>
          </table:table-cell>
          <table:table-cell office:value-type="float" office:value="1451" calcext:value-type="float">
            <text:p>1451</text:p>
          </table:table-cell>
          <table:table-cell table:number-columns-repeated="9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75" calcext:value-type="float">
            <text:p>3675</text:p>
          </table:table-cell>
          <table:table-cell office:value-type="float" office:value="2611" calcext:value-type="float">
            <text:p>2611</text:p>
          </table:table-cell>
          <table:table-cell table:number-columns-repeated="9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42" calcext:value-type="float">
            <text:p>3242</text:p>
          </table:table-cell>
          <table:table-cell office:value-type="float" office:value="2632" calcext:value-type="float">
            <text:p>2632</text:p>
          </table:table-cell>
          <table:table-cell table:number-columns-repeated="9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429" calcext:value-type="float">
            <text:p>4429</text:p>
          </table:table-cell>
          <table:table-cell office:value-type="float" office:value="40" calcext:value-type="float">
            <text:p>40</text:p>
          </table:table-cell>
          <table:table-cell table:number-columns-repeated="9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11" calcext:value-type="float">
            <text:p>1011</text:p>
          </table:table-cell>
          <table:table-cell office:value-type="float" office:value="1350" calcext:value-type="float">
            <text:p>1350</text:p>
          </table:table-cell>
          <table:table-cell table:number-columns-repeated="9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34" calcext:value-type="float">
            <text:p>2934</text:p>
          </table:table-cell>
          <table:table-cell office:value-type="float" office:value="266" calcext:value-type="float">
            <text:p>266</text:p>
          </table:table-cell>
          <table:table-cell table:number-columns-repeated="9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119" calcext:value-type="float">
            <text:p>2119</text:p>
          </table:table-cell>
          <table:table-cell office:value-type="float" office:value="505" calcext:value-type="float">
            <text:p>505</text:p>
          </table:table-cell>
          <table:table-cell table:number-columns-repeated="9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25" calcext:value-type="float">
            <text:p>4225</text:p>
          </table:table-cell>
          <table:table-cell office:value-type="float" office:value="1968" calcext:value-type="float">
            <text:p>1968</text:p>
          </table:table-cell>
          <table:table-cell table:number-columns-repeated="9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40" calcext:value-type="float">
            <text:p>2640</text:p>
          </table:table-cell>
          <table:table-cell office:value-type="float" office:value="291" calcext:value-type="float">
            <text:p>291</text:p>
          </table:table-cell>
          <table:table-cell table:number-columns-repeated="9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49" calcext:value-type="float">
            <text:p>1249</text:p>
          </table:table-cell>
          <table:table-cell office:value-type="float" office:value="1402" calcext:value-type="float">
            <text:p>1402</text:p>
          </table:table-cell>
          <table:table-cell table:number-columns-repeated="9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26" calcext:value-type="float">
            <text:p>1826</text:p>
          </table:table-cell>
          <table:table-cell office:value-type="float" office:value="2784" calcext:value-type="float">
            <text:p>2784</text:p>
          </table:table-cell>
          <table:table-cell table:number-columns-repeated="9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0" calcext:value-type="float">
            <text:p>250</text:p>
          </table:table-cell>
          <table:table-cell office:value-type="float" office:value="431" calcext:value-type="float">
            <text:p>431</text:p>
          </table:table-cell>
          <table:table-cell table:number-columns-repeated="9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81" calcext:value-type="float">
            <text:p>1781</text:p>
          </table:table-cell>
          <table:table-cell office:value-type="float" office:value="79" calcext:value-type="float">
            <text:p>79</text:p>
          </table:table-cell>
          <table:table-cell table:number-columns-repeated="9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04" calcext:value-type="float">
            <text:p>4404</text:p>
          </table:table-cell>
          <table:table-cell office:value-type="float" office:value="2152" calcext:value-type="float">
            <text:p>2152</text:p>
          </table:table-cell>
          <table:table-cell table:number-columns-repeated="9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647" calcext:value-type="float">
            <text:p>1647</text:p>
          </table:table-cell>
          <table:table-cell office:value-type="float" office:value="644" calcext:value-type="float">
            <text:p>644</text:p>
          </table:table-cell>
          <table:table-cell table:number-columns-repeated="9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846" calcext:value-type="float">
            <text:p>4846</text:p>
          </table:table-cell>
          <table:table-cell office:value-type="float" office:value="1781" calcext:value-type="float">
            <text:p>1781</text:p>
          </table:table-cell>
          <table:table-cell table:number-columns-repeated="9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661" calcext:value-type="float">
            <text:p>2661</text:p>
          </table:table-cell>
          <table:table-cell office:value-type="float" office:value="208" calcext:value-type="float">
            <text:p>208</text:p>
          </table:table-cell>
          <table:table-cell table:number-columns-repeated="9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56" calcext:value-type="float">
            <text:p>3156</text:p>
          </table:table-cell>
          <table:table-cell office:value-type="float" office:value="2322" calcext:value-type="float">
            <text:p>2322</text:p>
          </table:table-cell>
          <table:table-cell table:number-columns-repeated="9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311" calcext:value-type="float">
            <text:p>4311</text:p>
          </table:table-cell>
          <table:table-cell office:value-type="float" office:value="288" calcext:value-type="float">
            <text:p>288</text:p>
          </table:table-cell>
          <table:table-cell table:number-columns-repeated="9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1" calcext:value-type="float">
            <text:p>401</text:p>
          </table:table-cell>
          <table:table-cell office:value-type="float" office:value="1568" calcext:value-type="float">
            <text:p>1568</text:p>
          </table:table-cell>
          <table:table-cell table:number-columns-repeated="9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66" calcext:value-type="float">
            <text:p>766</text:p>
          </table:table-cell>
          <table:table-cell office:value-type="float" office:value="801" calcext:value-type="float">
            <text:p>801</text:p>
          </table:table-cell>
          <table:table-cell table:number-columns-repeated="9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50" calcext:value-type="float">
            <text:p>1850</text:p>
          </table:table-cell>
          <table:table-cell office:value-type="float" office:value="748" calcext:value-type="float">
            <text:p>748</text:p>
          </table:table-cell>
          <table:table-cell table:number-columns-repeated="9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3" calcext:value-type="float">
            <text:p>183</text:p>
          </table:table-cell>
          <table:table-cell office:value-type="float" office:value="1473" calcext:value-type="float">
            <text:p>1473</text:p>
          </table:table-cell>
          <table:table-cell table:number-columns-repeated="9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964" calcext:value-type="float">
            <text:p>1964</text:p>
          </table:table-cell>
          <table:table-cell table:number-columns-repeated="9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36" calcext:value-type="float">
            <text:p>1036</text:p>
          </table:table-cell>
          <table:table-cell office:value-type="float" office:value="2130" calcext:value-type="float">
            <text:p>2130</text:p>
          </table:table-cell>
          <table:table-cell table:number-columns-repeated="9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05" calcext:value-type="float">
            <text:p>3205</text:p>
          </table:table-cell>
          <table:table-cell office:value-type="float" office:value="2105" calcext:value-type="float">
            <text:p>2105</text:p>
          </table:table-cell>
          <table:table-cell table:number-columns-repeated="9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57" calcext:value-type="float">
            <text:p>2157</text:p>
          </table:table-cell>
          <table:table-cell office:value-type="float" office:value="144" calcext:value-type="float">
            <text:p>144</text:p>
          </table:table-cell>
          <table:table-cell table:number-columns-repeated="9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3" calcext:value-type="float">
            <text:p>363</text:p>
          </table:table-cell>
          <table:table-cell office:value-type="float" office:value="1452" calcext:value-type="float">
            <text:p>1452</text:p>
          </table:table-cell>
          <table:table-cell table:number-columns-repeated="9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8" calcext:value-type="float">
            <text:p>88</text:p>
          </table:table-cell>
          <table:table-cell office:value-type="float" office:value="1812" calcext:value-type="float">
            <text:p>1812</text:p>
          </table:table-cell>
          <table:table-cell table:number-columns-repeated="9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7" calcext:value-type="float">
            <text:p>387</text:p>
          </table:table-cell>
          <table:table-cell office:value-type="float" office:value="1949" calcext:value-type="float">
            <text:p>1949</text:p>
          </table:table-cell>
          <table:table-cell table:number-columns-repeated="9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07" calcext:value-type="float">
            <text:p>4407</text:p>
          </table:table-cell>
          <table:table-cell office:value-type="float" office:value="2326" calcext:value-type="float">
            <text:p>2326</text:p>
          </table:table-cell>
          <table:table-cell table:number-columns-repeated="9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27" calcext:value-type="float">
            <text:p>1727</text:p>
          </table:table-cell>
          <table:table-cell office:value-type="float" office:value="1208" calcext:value-type="float">
            <text:p>1208</text:p>
          </table:table-cell>
          <table:table-cell table:number-columns-repeated="9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48" calcext:value-type="float">
            <text:p>1548</text:p>
          </table:table-cell>
          <table:table-cell office:value-type="float" office:value="1729" calcext:value-type="float">
            <text:p>1729</text:p>
          </table:table-cell>
          <table:table-cell table:number-columns-repeated="9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28" calcext:value-type="float">
            <text:p>3728</text:p>
          </table:table-cell>
          <table:table-cell office:value-type="float" office:value="1501" calcext:value-type="float">
            <text:p>1501</text:p>
          </table:table-cell>
          <table:table-cell table:number-columns-repeated="9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30" calcext:value-type="float">
            <text:p>2430</text:p>
          </table:table-cell>
          <table:table-cell office:value-type="float" office:value="1856" calcext:value-type="float">
            <text:p>1856</text:p>
          </table:table-cell>
          <table:table-cell table:number-columns-repeated="9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12" calcext:value-type="float">
            <text:p>812</text:p>
          </table:table-cell>
          <table:table-cell office:value-type="float" office:value="1927" calcext:value-type="float">
            <text:p>1927</text:p>
          </table:table-cell>
          <table:table-cell table:number-columns-repeated="9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51" calcext:value-type="float">
            <text:p>451</text:p>
          </table:table-cell>
          <table:table-cell office:value-type="float" office:value="947" calcext:value-type="float">
            <text:p>947</text:p>
          </table:table-cell>
          <table:table-cell table:number-columns-repeated="9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33" calcext:value-type="float">
            <text:p>3433</text:p>
          </table:table-cell>
          <table:table-cell office:value-type="float" office:value="602" calcext:value-type="float">
            <text:p>602</text:p>
          </table:table-cell>
          <table:table-cell table:number-columns-repeated="9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10" calcext:value-type="float">
            <text:p>1710</text:p>
          </table:table-cell>
          <table:table-cell office:value-type="float" office:value="1559" calcext:value-type="float">
            <text:p>1559</text:p>
          </table:table-cell>
          <table:table-cell table:number-columns-repeated="9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8" calcext:value-type="float">
            <text:p>258</text:p>
          </table:table-cell>
          <table:table-cell office:value-type="float" office:value="2088" calcext:value-type="float">
            <text:p>2088</text:p>
          </table:table-cell>
          <table:table-cell table:number-columns-repeated="9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911" calcext:value-type="float">
            <text:p>3911</text:p>
          </table:table-cell>
          <table:table-cell office:value-type="float" office:value="2718" calcext:value-type="float">
            <text:p>2718</text:p>
          </table:table-cell>
          <table:table-cell table:number-columns-repeated="9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10" calcext:value-type="float">
            <text:p>1610</text:p>
          </table:table-cell>
          <table:table-cell office:value-type="float" office:value="2011" calcext:value-type="float">
            <text:p>2011</text:p>
          </table:table-cell>
          <table:table-cell table:number-columns-repeated="9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457" calcext:value-type="float">
            <text:p>1457</text:p>
          </table:table-cell>
          <table:table-cell table:number-columns-repeated="9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38" calcext:value-type="float">
            <text:p>1938</text:p>
          </table:table-cell>
          <table:table-cell office:value-type="float" office:value="1898" calcext:value-type="float">
            <text:p>1898</text:p>
          </table:table-cell>
          <table:table-cell table:number-columns-repeated="9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31" calcext:value-type="float">
            <text:p>1731</text:p>
          </table:table-cell>
          <table:table-cell office:value-type="float" office:value="2229" calcext:value-type="float">
            <text:p>2229</text:p>
          </table:table-cell>
          <table:table-cell table:number-columns-repeated="9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740" calcext:value-type="float">
            <text:p>2740</text:p>
          </table:table-cell>
          <table:table-cell office:value-type="float" office:value="1435" calcext:value-type="float">
            <text:p>1435</text:p>
          </table:table-cell>
          <table:table-cell table:number-columns-repeated="9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12" calcext:value-type="float">
            <text:p>3212</text:p>
          </table:table-cell>
          <table:table-cell office:value-type="float" office:value="1983" calcext:value-type="float">
            <text:p>1983</text:p>
          </table:table-cell>
          <table:table-cell table:number-columns-repeated="9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92" calcext:value-type="float">
            <text:p>1492</text:p>
          </table:table-cell>
          <table:table-cell office:value-type="float" office:value="522" calcext:value-type="float">
            <text:p>522</text:p>
          </table:table-cell>
          <table:table-cell table:number-columns-repeated="9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73" calcext:value-type="float">
            <text:p>3473</text:p>
          </table:table-cell>
          <table:table-cell office:value-type="float" office:value="208" calcext:value-type="float">
            <text:p>208</text:p>
          </table:table-cell>
          <table:table-cell table:number-columns-repeated="9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47" calcext:value-type="float">
            <text:p>347</text:p>
          </table:table-cell>
          <table:table-cell office:value-type="float" office:value="133" calcext:value-type="float">
            <text:p>133</text:p>
          </table:table-cell>
          <table:table-cell table:number-columns-repeated="9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36" calcext:value-type="float">
            <text:p>1936</text:p>
          </table:table-cell>
          <table:table-cell office:value-type="float" office:value="1903" calcext:value-type="float">
            <text:p>1903</text:p>
          </table:table-cell>
          <table:table-cell table:number-columns-repeated="9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740" calcext:value-type="float">
            <text:p>4740</text:p>
          </table:table-cell>
          <table:table-cell office:value-type="float" office:value="2760" calcext:value-type="float">
            <text:p>2760</text:p>
          </table:table-cell>
          <table:table-cell table:number-columns-repeated="9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32" calcext:value-type="float">
            <text:p>1532</text:p>
          </table:table-cell>
          <table:table-cell office:value-type="float" office:value="1932" calcext:value-type="float">
            <text:p>1932</text:p>
          </table:table-cell>
          <table:table-cell table:number-columns-repeated="9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75" calcext:value-type="float">
            <text:p>3875</text:p>
          </table:table-cell>
          <table:table-cell office:value-type="float" office:value="1984" calcext:value-type="float">
            <text:p>1984</text:p>
          </table:table-cell>
          <table:table-cell table:number-columns-repeated="9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58" calcext:value-type="float">
            <text:p>258</text:p>
          </table:table-cell>
          <table:table-cell office:value-type="float" office:value="2095" calcext:value-type="float">
            <text:p>2095</text:p>
          </table:table-cell>
          <table:table-cell table:number-columns-repeated="9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976" calcext:value-type="float">
            <text:p>4976</text:p>
          </table:table-cell>
          <table:table-cell office:value-type="float" office:value="197" calcext:value-type="float">
            <text:p>197</text:p>
          </table:table-cell>
          <table:table-cell table:number-columns-repeated="9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828" calcext:value-type="float">
            <text:p>3828</text:p>
          </table:table-cell>
          <table:table-cell office:value-type="float" office:value="2193" calcext:value-type="float">
            <text:p>2193</text:p>
          </table:table-cell>
          <table:table-cell table:number-columns-repeated="9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2" calcext:value-type="float">
            <text:p>1012</text:p>
          </table:table-cell>
          <table:table-cell office:value-type="float" office:value="2553" calcext:value-type="float">
            <text:p>2553</text:p>
          </table:table-cell>
          <table:table-cell table:number-columns-repeated="9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23" calcext:value-type="float">
            <text:p>3723</text:p>
          </table:table-cell>
          <table:table-cell office:value-type="float" office:value="2118" calcext:value-type="float">
            <text:p>2118</text:p>
          </table:table-cell>
          <table:table-cell table:number-columns-repeated="9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540" calcext:value-type="float">
            <text:p>3540</text:p>
          </table:table-cell>
          <table:table-cell office:value-type="float" office:value="681" calcext:value-type="float">
            <text:p>681</text:p>
          </table:table-cell>
          <table:table-cell table:number-columns-repeated="9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1510" calcext:value-type="float">
            <text:p>1510</text:p>
          </table:table-cell>
          <table:table-cell table:number-columns-repeated="9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83" calcext:value-type="float">
            <text:p>3883</text:p>
          </table:table-cell>
          <table:table-cell office:value-type="float" office:value="519" calcext:value-type="float">
            <text:p>519</text:p>
          </table:table-cell>
          <table:table-cell table:number-columns-repeated="9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12" calcext:value-type="float">
            <text:p>4312</text:p>
          </table:table-cell>
          <table:table-cell office:value-type="float" office:value="7" calcext:value-type="float">
            <text:p>7</text:p>
          </table:table-cell>
          <table:table-cell table:number-columns-repeated="9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13" calcext:value-type="float">
            <text:p>713</text:p>
          </table:table-cell>
          <table:table-cell office:value-type="float" office:value="1303" calcext:value-type="float">
            <text:p>1303</text:p>
          </table:table-cell>
          <table:table-cell table:number-columns-repeated="9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3" calcext:value-type="float">
            <text:p>53</text:p>
          </table:table-cell>
          <table:table-cell office:value-type="float" office:value="1744" calcext:value-type="float">
            <text:p>1744</text:p>
          </table:table-cell>
          <table:table-cell table:number-columns-repeated="9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12" calcext:value-type="float">
            <text:p>4012</text:p>
          </table:table-cell>
          <table:table-cell office:value-type="float" office:value="316" calcext:value-type="float">
            <text:p>316</text:p>
          </table:table-cell>
          <table:table-cell table:number-columns-repeated="9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76" calcext:value-type="float">
            <text:p>1476</text:p>
          </table:table-cell>
          <table:table-cell office:value-type="float" office:value="243" calcext:value-type="float">
            <text:p>243</text:p>
          </table:table-cell>
          <table:table-cell table:number-columns-repeated="9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49" calcext:value-type="float">
            <text:p>2049</text:p>
          </table:table-cell>
          <table:table-cell office:value-type="float" office:value="575" calcext:value-type="float">
            <text:p>575</text:p>
          </table:table-cell>
          <table:table-cell table:number-columns-repeated="9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689" calcext:value-type="float">
            <text:p>4689</text:p>
          </table:table-cell>
          <table:table-cell office:value-type="float" office:value="160" calcext:value-type="float">
            <text:p>160</text:p>
          </table:table-cell>
          <table:table-cell table:number-columns-repeated="9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764" calcext:value-type="float">
            <text:p>1764</text:p>
          </table:table-cell>
          <table:table-cell office:value-type="float" office:value="2166" calcext:value-type="float">
            <text:p>2166</text:p>
          </table:table-cell>
          <table:table-cell table:number-columns-repeated="9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51" calcext:value-type="float">
            <text:p>351</text:p>
          </table:table-cell>
          <table:table-cell office:value-type="float" office:value="1560" calcext:value-type="float">
            <text:p>1560</text:p>
          </table:table-cell>
          <table:table-cell table:number-columns-repeated="9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812" calcext:value-type="float">
            <text:p>3812</text:p>
          </table:table-cell>
          <table:table-cell office:value-type="float" office:value="2441" calcext:value-type="float">
            <text:p>2441</text:p>
          </table:table-cell>
          <table:table-cell table:number-columns-repeated="9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894" calcext:value-type="float">
            <text:p>894</text:p>
          </table:table-cell>
          <table:table-cell table:number-columns-repeated="9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19" calcext:value-type="float">
            <text:p>3919</text:p>
          </table:table-cell>
          <table:table-cell office:value-type="float" office:value="2702" calcext:value-type="float">
            <text:p>2702</text:p>
          </table:table-cell>
          <table:table-cell table:number-columns-repeated="9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78" calcext:value-type="float">
            <text:p>1178</text:p>
          </table:table-cell>
          <table:table-cell office:value-type="float" office:value="1484" calcext:value-type="float">
            <text:p>1484</text:p>
          </table:table-cell>
          <table:table-cell table:number-columns-repeated="9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631" calcext:value-type="float">
            <text:p>1631</text:p>
          </table:table-cell>
          <table:table-cell office:value-type="float" office:value="1754" calcext:value-type="float">
            <text:p>1754</text:p>
          </table:table-cell>
          <table:table-cell table:number-columns-repeated="9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04" calcext:value-type="float">
            <text:p>4004</text:p>
          </table:table-cell>
          <table:table-cell office:value-type="float" office:value="887" calcext:value-type="float">
            <text:p>887</text:p>
          </table:table-cell>
          <table:table-cell table:number-columns-repeated="5"/>
          <table:table-cell table:style-name="ce3" table:number-columns-repeated="91"/>
          <table:table-cell/>
        </table:table-row>
      </table:table>
      <table:table table:name="Sheet2" table:style-name="ta1">
        <table:table-column table:style-name="co1" table:number-columns-repeated="94" table:default-cell-style-name="Default"/>
        <table:table-row table:style-name="ro1">
          <table:table-cell table:number-columns-repeated="9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41393" calcext:value-type="float">
            <text:p>641393</text:p>
          </table:table-cell>
          <table:table-cell office:value-type="float" office:value="1903478" calcext:value-type="float">
            <text:p>1903478</text:p>
          </table:table-cell>
          <table:table-cell office:value-type="float" office:value="2014116" calcext:value-type="float">
            <text:p>2014116</text:p>
          </table:table-cell>
          <table:table-cell office:value-type="float" office:value="1921596" calcext:value-type="float">
            <text:p>1921596</text:p>
          </table:table-cell>
          <table:table-cell office:value-type="float" office:value="1173503" calcext:value-type="float">
            <text:p>1173503</text:p>
          </table:table-cell>
          <table:table-cell office:value-type="float" office:value="461017" calcext:value-type="float">
            <text:p>461017</text:p>
          </table:table-cell>
          <table:table-cell office:value-type="float" office:value="461289" calcext:value-type="float">
            <text:p>461289</text:p>
          </table:table-cell>
          <table:table-cell office:value-type="float" office:value="1049690" calcext:value-type="float">
            <text:p>1049690</text:p>
          </table:table-cell>
          <table:table-cell office:value-type="float" office:value="1415645" calcext:value-type="float">
            <text:p>1415645</text:p>
          </table:table-cell>
          <table:table-cell office:value-type="float" office:value="907855" calcext:value-type="float">
            <text:p>907855</text:p>
          </table:table-cell>
          <table:table-cell office:value-type="float" office:value="606321" calcext:value-type="float">
            <text:p>606321</text:p>
          </table:table-cell>
          <table:table-cell office:value-type="float" office:value="1486180" calcext:value-type="float">
            <text:p>1486180</text:p>
          </table:table-cell>
          <table:table-cell office:value-type="float" office:value="400839" calcext:value-type="float">
            <text:p>400839</text:p>
          </table:table-cell>
          <table:table-cell office:value-type="float" office:value="1519479" calcext:value-type="float">
            <text:p>1519479</text:p>
          </table:table-cell>
          <table:table-cell office:value-type="float" office:value="385763" calcext:value-type="float">
            <text:p>385763</text:p>
          </table:table-cell>
          <table:table-cell office:value-type="float" office:value="1865467" calcext:value-type="float">
            <text:p>1865467</text:p>
          </table:table-cell>
          <table:table-cell office:value-type="float" office:value="1393893" calcext:value-type="float">
            <text:p>1393893</text:p>
          </table:table-cell>
          <table:table-cell office:value-type="float" office:value="1709929" calcext:value-type="float">
            <text:p>1709929</text:p>
          </table:table-cell>
          <table:table-cell office:value-type="float" office:value="1308386" calcext:value-type="float">
            <text:p>1308386</text:p>
          </table:table-cell>
          <table:table-cell office:value-type="float" office:value="3175973" calcext:value-type="float">
            <text:p>3175973</text:p>
          </table:table-cell>
          <table:table-cell office:value-type="float" office:value="1285420" calcext:value-type="float">
            <text:p>1285420</text:p>
          </table:table-cell>
          <table:table-cell office:value-type="float" office:value="2066766" calcext:value-type="float">
            <text:p>2066766</text:p>
          </table:table-cell>
          <table:table-cell office:value-type="float" office:value="1624174" calcext:value-type="float">
            <text:p>1624174</text:p>
          </table:table-cell>
          <table:table-cell office:value-type="float" office:value="2195764" calcext:value-type="float">
            <text:p>2195764</text:p>
          </table:table-cell>
          <table:table-cell office:value-type="float" office:value="1933112" calcext:value-type="float">
            <text:p>1933112</text:p>
          </table:table-cell>
          <table:table-cell office:value-type="float" office:value="1069309" calcext:value-type="float">
            <text:p>1069309</text:p>
          </table:table-cell>
          <table:table-cell office:value-type="float" office:value="689442" calcext:value-type="float">
            <text:p>689442</text:p>
          </table:table-cell>
          <table:table-cell office:value-type="float" office:value="2462243" calcext:value-type="float">
            <text:p>2462243</text:p>
          </table:table-cell>
          <table:table-cell office:value-type="float" office:value="2063691" calcext:value-type="float">
            <text:p>2063691</text:p>
          </table:table-cell>
          <table:table-cell office:value-type="float" office:value="2369132" calcext:value-type="float">
            <text:p>2369132</text:p>
          </table:table-cell>
          <table:table-cell office:value-type="float" office:value="1532917" calcext:value-type="float">
            <text:p>1532917</text:p>
          </table:table-cell>
          <table:table-cell office:value-type="float" office:value="2832214" calcext:value-type="float">
            <text:p>2832214</text:p>
          </table:table-cell>
          <table:table-cell office:value-type="float" office:value="2018523" calcext:value-type="float">
            <text:p>2018523</text:p>
          </table:table-cell>
          <table:table-cell office:value-type="float" office:value="1137834" calcext:value-type="float">
            <text:p>1137834</text:p>
          </table:table-cell>
          <table:table-cell office:value-type="float" office:value="2926106" calcext:value-type="float">
            <text:p>2926106</text:p>
          </table:table-cell>
          <table:table-cell office:value-type="float" office:value="1726973" calcext:value-type="float">
            <text:p>1726973</text:p>
          </table:table-cell>
          <table:table-cell office:value-type="float" office:value="1835385" calcext:value-type="float">
            <text:p>1835385</text:p>
          </table:table-cell>
          <table:table-cell office:value-type="float" office:value="1391354" calcext:value-type="float">
            <text:p>1391354</text:p>
          </table:table-cell>
          <table:table-cell office:value-type="float" office:value="1964082" calcext:value-type="float">
            <text:p>1964082</text:p>
          </table:table-cell>
          <table:table-cell office:value-type="float" office:value="2032546" calcext:value-type="float">
            <text:p>2032546</text:p>
          </table:table-cell>
          <table:table-cell office:value-type="float" office:value="999005" calcext:value-type="float">
            <text:p>999005</text:p>
          </table:table-cell>
          <table:table-cell office:value-type="float" office:value="1170207" calcext:value-type="float">
            <text:p>1170207</text:p>
          </table:table-cell>
          <table:table-cell office:value-type="float" office:value="1986749" calcext:value-type="float">
            <text:p>1986749</text:p>
          </table:table-cell>
          <table:table-cell office:value-type="float" office:value="1803111" calcext:value-type="float">
            <text:p>1803111</text:p>
          </table:table-cell>
          <table:table-cell office:value-type="float" office:value="1972317" calcext:value-type="float">
            <text:p>1972317</text:p>
          </table:table-cell>
          <table:table-cell office:value-type="float" office:value="1657585" calcext:value-type="float">
            <text:p>1657585</text:p>
          </table:table-cell>
          <table:table-cell office:value-type="float" office:value="2380333" calcext:value-type="float">
            <text:p>2380333</text:p>
          </table:table-cell>
          <table:table-cell office:value-type="float" office:value="969239" calcext:value-type="float">
            <text:p>969239</text:p>
          </table:table-cell>
          <table:table-cell office:value-type="float" office:value="628946" calcext:value-type="float">
            <text:p>628946</text:p>
          </table:table-cell>
          <table:table-cell office:value-type="float" office:value="1805028" calcext:value-type="float">
            <text:p>1805028</text:p>
          </table:table-cell>
          <table:table-cell office:value-type="float" office:value="479026" calcext:value-type="float">
            <text:p>479026</text:p>
          </table:table-cell>
          <table:table-cell office:value-type="float" office:value="1239245" calcext:value-type="float">
            <text:p>1239245</text:p>
          </table:table-cell>
          <table:table-cell office:value-type="float" office:value="1975210" calcext:value-type="float">
            <text:p>1975210</text:p>
          </table:table-cell>
          <table:table-cell office:value-type="float" office:value="2068823" calcext:value-type="float">
            <text:p>2068823</text:p>
          </table:table-cell>
          <table:table-cell office:value-type="float" office:value="654407" calcext:value-type="float">
            <text:p>654407</text:p>
          </table:table-cell>
          <table:table-cell office:value-type="float" office:value="1777428" calcext:value-type="float">
            <text:p>1777428</text:p>
          </table:table-cell>
          <table:table-cell office:value-type="float" office:value="1966890" calcext:value-type="float">
            <text:p>1966890</text:p>
          </table:table-cell>
          <table:table-cell office:value-type="string" calcext:value-type="string">
            <text:p>440.5462125.368</text:p>
          </table:table-cell>
          <table:table-cell office:value-type="float" office:value="248697" calcext:value-type="float">
            <text:p>248697</text:p>
          </table:table-cell>
          <table:table-cell office:value-type="float" office:value="320656" calcext:value-type="float">
            <text:p>320656</text:p>
          </table:table-cell>
          <table:table-cell office:value-type="float" office:value="987871" calcext:value-type="float">
            <text:p>987871</text:p>
          </table:table-cell>
          <table:table-cell office:value-type="float" office:value="1185776" calcext:value-type="float">
            <text:p>1185776</text:p>
          </table:table-cell>
          <table:table-cell office:value-type="float" office:value="1694365" calcext:value-type="float">
            <text:p>1694365</text:p>
          </table:table-cell>
          <table:table-cell office:value-type="float" office:value="2398000" calcext:value-type="float">
            <text:p>2398000</text:p>
          </table:table-cell>
          <table:table-cell office:value-type="float" office:value="2612543" calcext:value-type="float">
            <text:p>2612543</text:p>
          </table:table-cell>
          <table:table-cell office:value-type="float" office:value="244902" calcext:value-type="float">
            <text:p>244902</text:p>
          </table:table-cell>
          <table:table-cell office:value-type="float" office:value="2778077" calcext:value-type="float">
            <text:p>2778077</text:p>
          </table:table-cell>
          <table:table-cell office:value-type="float" office:value="539476" calcext:value-type="float">
            <text:p>539476</text:p>
          </table:table-cell>
          <table:table-cell office:value-type="float" office:value="1845548" calcext:value-type="float">
            <text:p>1845548</text:p>
          </table:table-cell>
          <table:table-cell office:value-type="float" office:value="1777288" calcext:value-type="float">
            <text:p>1777288</text:p>
          </table:table-cell>
          <table:table-cell office:value-type="float" office:value="3517724" calcext:value-type="float">
            <text:p>3517724</text:p>
          </table:table-cell>
          <table:table-cell office:value-type="float" office:value="1794214" calcext:value-type="float">
            <text:p>1794214</text:p>
          </table:table-cell>
          <table:table-cell office:value-type="float" office:value="1108154" calcext:value-type="float">
            <text:p>1108154</text:p>
          </table:table-cell>
          <table:table-cell office:value-type="float" office:value="1688024" calcext:value-type="float">
            <text:p>1688024</text:p>
          </table:table-cell>
          <table:table-cell office:value-type="float" office:value="2087089" calcext:value-type="float">
            <text:p>2087089</text:p>
          </table:table-cell>
          <table:table-cell office:value-type="float" office:value="2038612" calcext:value-type="float">
            <text:p>2038612</text:p>
          </table:table-cell>
          <table:table-cell office:value-type="float" office:value="2449647" calcext:value-type="float">
            <text:p>2449647</text:p>
          </table:table-cell>
          <table:table-cell office:value-type="float" office:value="3111130" calcext:value-type="float">
            <text:p>3111130</text:p>
          </table:table-cell>
          <table:table-cell office:value-type="float" office:value="1557774" calcext:value-type="float">
            <text:p>1557774</text:p>
          </table:table-cell>
          <table:table-cell office:value-type="float" office:value="2018666" calcext:value-type="float">
            <text:p>2018666</text:p>
          </table:table-cell>
          <table:table-cell office:value-type="string" calcext:value-type="string">
            <text:p>2681.0911965.181</text:p>
          </table:table-cell>
          <table:table-cell office:value-type="float" office:value="1552063" calcext:value-type="float">
            <text:p>1552063</text:p>
          </table:table-cell>
          <table:table-cell office:value-type="float" office:value="3303453" calcext:value-type="float">
            <text:p>3303453</text:p>
          </table:table-cell>
          <table:table-cell office:value-type="float" office:value="273792" calcext:value-type="float">
            <text:p>273792</text:p>
          </table:table-cell>
          <table:table-cell office:value-type="float" office:value="1776892" calcext:value-type="float">
            <text:p>1776892</text:p>
          </table:table-cell>
          <table:table-cell office:value-type="float" office:value="1804529" calcext:value-type="float">
            <text:p>1804529</text:p>
          </table:table-cell>
          <table:table-cell office:value-type="float" office:value="2314729" calcext:value-type="float">
            <text:p>2314729</text:p>
          </table:table-cell>
          <table:table-cell office:value-type="float" office:value="1969792" calcext:value-type="float">
            <text:p>1969792</text:p>
          </table:table-cell>
          <table:table-cell office:value-type="float" office:value="1071400" calcext:value-type="float">
            <text:p>1071400</text:p>
          </table:table-cell>
          <table:table-cell office:value-type="float" office:value="549859" calcext:value-type="float">
            <text:p>549859</text:p>
          </table:table-cell>
          <table:table-cell office:value-type="float" office:value="2326921" calcext:value-type="float">
            <text:p>2326921</text:p>
          </table:table-cell>
          <table:table-cell/>
        </table:table-row>
        <table:table-row table:style-name="ro1">
          <table:table-cell/>
          <table:table-cell office:value-type="float" office:value="641393" calcext:value-type="float">
            <text:p>641393</text:p>
          </table:table-cell>
          <table:table-cell office:value-type="float" office:value="0" calcext:value-type="float">
            <text:p>0</text:p>
          </table:table-cell>
          <table:table-cell office:value-type="float" office:value="1744611" calcext:value-type="float">
            <text:p>1744611</text:p>
          </table:table-cell>
          <table:table-cell office:value-type="float" office:value="1387239" calcext:value-type="float">
            <text:p>1387239</text:p>
          </table:table-cell>
          <table:table-cell office:value-type="float" office:value="1293222" calcext:value-type="float">
            <text:p>1293222</text:p>
          </table:table-cell>
          <table:table-cell office:value-type="float" office:value="1676469" calcext:value-type="float">
            <text:p>1676469</text:p>
          </table:table-cell>
          <table:table-cell office:value-type="float" office:value="640450" calcext:value-type="float">
            <text:p>640450</text:p>
          </table:table-cell>
          <table:table-cell office:value-type="float" office:value="507268" calcext:value-type="float">
            <text:p>507268</text:p>
          </table:table-cell>
          <table:table-cell office:value-type="float" office:value="705437" calcext:value-type="float">
            <text:p>705437</text:p>
          </table:table-cell>
          <table:table-cell office:value-type="float" office:value="1936245" calcext:value-type="float">
            <text:p>1936245</text:p>
          </table:table-cell>
          <table:table-cell office:value-type="float" office:value="832325" calcext:value-type="float">
            <text:p>832325</text:p>
          </table:table-cell>
          <table:table-cell office:value-type="float" office:value="725403" calcext:value-type="float">
            <text:p>725403</text:p>
          </table:table-cell>
          <table:table-cell office:value-type="float" office:value="1703498" calcext:value-type="float">
            <text:p>1703498</text:p>
          </table:table-cell>
          <table:table-cell office:value-type="string" calcext:value-type="string">
            <text:p>920.0011159.007</text:p>
          </table:table-cell>
          <table:table-cell office:value-type="float" office:value="270414" calcext:value-type="float">
            <text:p>270414</text:p>
          </table:table-cell>
          <table:table-cell office:value-type="float" office:value="2317975" calcext:value-type="float">
            <text:p>2317975</text:p>
          </table:table-cell>
          <table:table-cell office:value-type="float" office:value="985253" calcext:value-type="float">
            <text:p>985253</text:p>
          </table:table-cell>
          <table:table-cell office:value-type="float" office:value="2165532" calcext:value-type="float">
            <text:p>2165532</text:p>
          </table:table-cell>
          <table:table-cell office:value-type="float" office:value="1815857" calcext:value-type="float">
            <text:p>1815857</text:p>
          </table:table-cell>
          <table:table-cell office:value-type="float" office:value="3024110" calcext:value-type="float">
            <text:p>3024110</text:p>
          </table:table-cell>
          <table:table-cell office:value-type="float" office:value="807546" calcext:value-type="float">
            <text:p>807546</text:p>
          </table:table-cell>
          <table:table-cell office:value-type="float" office:value="1700212" calcext:value-type="float">
            <text:p>1700212</text:p>
          </table:table-cell>
          <table:table-cell office:value-type="float" office:value="1075043" calcext:value-type="float">
            <text:p>1075043</text:p>
          </table:table-cell>
          <table:table-cell office:value-type="float" office:value="2466029" calcext:value-type="float">
            <text:p>2466029</text:p>
          </table:table-cell>
          <table:table-cell office:value-type="float" office:value="1498854" calcext:value-type="float">
            <text:p>1498854</text:p>
          </table:table-cell>
          <table:table-cell office:value-type="float" office:value="563952" calcext:value-type="float">
            <text:p>563952</text:p>
          </table:table-cell>
          <table:table-cell office:value-type="float" office:value="1253313" calcext:value-type="float">
            <text:p>1253313</text:p>
          </table:table-cell>
          <table:table-cell office:value-type="float" office:value="1899027" calcext:value-type="float">
            <text:p>1899027</text:p>
          </table:table-cell>
          <table:table-cell office:value-type="float" office:value="1452100" calcext:value-type="float">
            <text:p>1452100</text:p>
          </table:table-cell>
          <table:table-cell office:value-type="float" office:value="2678969" calcext:value-type="float">
            <text:p>2678969</text:p>
          </table:table-cell>
          <table:table-cell office:value-type="float" office:value="899761" calcext:value-type="float">
            <text:p>899761</text:p>
          </table:table-cell>
          <table:table-cell office:value-type="float" office:value="3058235" calcext:value-type="float">
            <text:p>3058235</text:p>
          </table:table-cell>
          <table:table-cell office:value-type="float" office:value="1579588" calcext:value-type="float">
            <text:p>1579588</text:p>
          </table:table-cell>
          <table:table-cell office:value-type="float" office:value="1571574" calcext:value-type="float">
            <text:p>1571574</text:p>
          </table:table-cell>
          <table:table-cell office:value-type="float" office:value="2803608" calcext:value-type="float">
            <text:p>2803608</text:p>
          </table:table-cell>
          <table:table-cell office:value-type="float" office:value="1397490" calcext:value-type="float">
            <text:p>1397490</text:p>
          </table:table-cell>
          <table:table-cell office:value-type="float" office:value="1264090" calcext:value-type="float">
            <text:p>1264090</text:p>
          </table:table-cell>
          <table:table-cell office:value-type="float" office:value="784725" calcext:value-type="float">
            <text:p>784725</text:p>
          </table:table-cell>
          <table:table-cell office:value-type="float" office:value="1616041" calcext:value-type="float">
            <text:p>1616041</text:p>
          </table:table-cell>
          <table:table-cell office:value-type="float" office:value="1840655" calcext:value-type="float">
            <text:p>1840655</text:p>
          </table:table-cell>
          <table:table-cell office:value-type="float" office:value="969250" calcext:value-type="float">
            <text:p>969250</text:p>
          </table:table-cell>
          <table:table-cell office:value-type="float" office:value="1519581" calcext:value-type="float">
            <text:p>1519581</text:p>
          </table:table-cell>
          <table:table-cell office:value-type="float" office:value="1432707" calcext:value-type="float">
            <text:p>1432707</text:p>
          </table:table-cell>
          <table:table-cell office:value-type="float" office:value="1437173" calcext:value-type="float">
            <text:p>1437173</text:p>
          </table:table-cell>
          <table:table-cell office:value-type="float" office:value="1732934" calcext:value-type="float">
            <text:p>1732934</text:p>
          </table:table-cell>
          <table:table-cell office:value-type="float" office:value="1471613" calcext:value-type="float">
            <text:p>1471613</text:p>
          </table:table-cell>
          <table:table-cell office:value-type="float" office:value="2727436" calcext:value-type="float">
            <text:p>2727436</text:p>
          </table:table-cell>
          <table:table-cell office:value-type="string" calcext:value-type="string">
            <text:p>330.711318.911</text:p>
          </table:table-cell>
          <table:table-cell office:value-type="float" office:value="1930233" calcext:value-type="float">
            <text:p>1930233</text:p>
          </table:table-cell>
          <table:table-cell office:value-type="float" office:value="710668" calcext:value-type="float">
            <text:p>710668</text:p>
          </table:table-cell>
          <table:table-cell office:value-type="float" office:value="1062550" calcext:value-type="float">
            <text:p>1062550</text:p>
          </table:table-cell>
          <table:table-cell office:value-type="float" office:value="1468150" calcext:value-type="float">
            <text:p>1468150</text:p>
          </table:table-cell>
          <table:table-cell office:value-type="float" office:value="1880496" calcext:value-type="float">
            <text:p>1880496</text:p>
          </table:table-cell>
          <table:table-cell office:value-type="float" office:value="92347" calcext:value-type="float">
            <text:p>92347</text:p>
          </table:table-cell>
          <table:table-cell office:value-type="float" office:value="1637635" calcext:value-type="float">
            <text:p>1637635</text:p>
          </table:table-cell>
          <table:table-cell office:value-type="float" office:value="2423580" calcext:value-type="float">
            <text:p>2423580</text:p>
          </table:table-cell>
          <table:table-cell office:value-type="float" office:value="515504" calcext:value-type="float">
            <text:p>515504</text:p>
          </table:table-cell>
          <table:table-cell office:value-type="float" office:value="1781538" calcext:value-type="float">
            <text:p>1781538</text:p>
          </table:table-cell>
          <table:table-cell office:value-type="float" office:value="392796" calcext:value-type="float">
            <text:p>392796</text:p>
          </table:table-cell>
          <table:table-cell office:value-type="string" calcext:value-type="string">
            <text:p>701.208946.879</text:p>
          </table:table-cell>
          <table:table-cell office:value-type="float" office:value="1484486" calcext:value-type="float">
            <text:p>1484486</text:p>
          </table:table-cell>
          <table:table-cell office:value-type="float" office:value="1054380" calcext:value-type="float">
            <text:p>1054380</text:p>
          </table:table-cell>
          <table:table-cell office:value-type="float" office:value="2134468" calcext:value-type="float">
            <text:p>2134468</text:p>
          </table:table-cell>
          <table:table-cell office:value-type="float" office:value="2014896" calcext:value-type="float">
            <text:p>2014896</text:p>
          </table:table-cell>
          <table:table-cell office:value-type="float" office:value="396772" calcext:value-type="float">
            <text:p>396772</text:p>
          </table:table-cell>
          <table:table-cell office:value-type="float" office:value="3188386" calcext:value-type="float">
            <text:p>3188386</text:p>
          </table:table-cell>
          <table:table-cell office:value-type="float" office:value="481204" calcext:value-type="float">
            <text:p>481204</text:p>
          </table:table-cell>
          <table:table-cell office:value-type="float" office:value="2125826" calcext:value-type="float">
            <text:p>2125826</text:p>
          </table:table-cell>
          <table:table-cell office:value-type="float" office:value="1640029" calcext:value-type="float">
            <text:p>1640029</text:p>
          </table:table-cell>
          <table:table-cell office:value-type="float" office:value="3446627" calcext:value-type="float">
            <text:p>3446627</text:p>
          </table:table-cell>
          <table:table-cell office:value-type="string" calcext:value-type="string">
            <text:p>2135.2151289.294</text:p>
          </table:table-cell>
          <table:table-cell office:value-type="float" office:value="2012509" calcext:value-type="float">
            <text:p>2012509</text:p>
          </table:table-cell>
          <table:table-cell office:value-type="float" office:value="1938315" calcext:value-type="float">
            <text:p>1938315</text:p>
          </table:table-cell>
          <table:table-cell office:value-type="float" office:value="1706129" calcext:value-type="float">
            <text:p>1706129</text:p>
          </table:table-cell>
          <table:table-cell office:value-type="float" office:value="2317621" calcext:value-type="float">
            <text:p>2317621</text:p>
          </table:table-cell>
          <table:table-cell office:value-type="float" office:value="2939859" calcext:value-type="float">
            <text:p>2939859</text:p>
          </table:table-cell>
          <table:table-cell office:value-type="float" office:value="1108697" calcext:value-type="float">
            <text:p>1108697</text:p>
          </table:table-cell>
          <table:table-cell office:value-type="float" office:value="1757952" calcext:value-type="float">
            <text:p>1757952</text:p>
          </table:table-cell>
          <table:table-cell office:value-type="float" office:value="2525474" calcext:value-type="float">
            <text:p>2525474</text:p>
          </table:table-cell>
          <table:table-cell office:value-type="float" office:value="1327640" calcext:value-type="float">
            <text:p>1327640</text:p>
          </table:table-cell>
          <table:table-cell office:value-type="float" office:value="988401" calcext:value-type="float">
            <text:p>988401</text:p>
          </table:table-cell>
          <table:table-cell office:value-type="float" office:value="3199613" calcext:value-type="float">
            <text:p>3199613</text:p>
          </table:table-cell>
          <table:table-cell office:value-type="float" office:value="635910" calcext:value-type="float">
            <text:p>635910</text:p>
          </table:table-cell>
          <table:table-cell office:value-type="float" office:value="1447291" calcext:value-type="float">
            <text:p>1447291</text:p>
          </table:table-cell>
          <table:table-cell office:value-type="float" office:value="2210044" calcext:value-type="float">
            <text:p>2210044</text:p>
          </table:table-cell>
          <table:table-cell office:value-type="float" office:value="1836043" calcext:value-type="float">
            <text:p>1836043</text:p>
          </table:table-cell>
          <table:table-cell office:value-type="float" office:value="2422784" calcext:value-type="float">
            <text:p>2422784</text:p>
          </table:table-cell>
          <table:table-cell office:value-type="float" office:value="621779" calcext:value-type="float">
            <text:p>621779</text:p>
          </table:table-cell>
          <table:table-cell office:value-type="float" office:value="278600" calcext:value-type="float">
            <text:p>278600</text:p>
          </table:table-cell>
          <table:table-cell office:value-type="float" office:value="2298080" calcext:value-type="float">
            <text:p>22980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3478" calcext:value-type="float">
            <text:p>1903478</text:p>
          </table:table-cell>
          <table:table-cell office:value-type="float" office:value="1744611" calcext:value-type="float">
            <text:p>1744611</text:p>
          </table:table-cell>
          <table:table-cell office:value-type="float" office:value="0" calcext:value-type="float">
            <text:p>0</text:p>
          </table:table-cell>
          <table:table-cell office:value-type="float" office:value="1840394" calcext:value-type="float">
            <text:p>1840394</text:p>
          </table:table-cell>
          <table:table-cell office:value-type="float" office:value="2342186" calcext:value-type="float">
            <text:p>2342186</text:p>
          </table:table-cell>
          <table:table-cell office:value-type="float" office:value="3037930" calcext:value-type="float">
            <text:p>3037930</text:p>
          </table:table-cell>
          <table:table-cell office:value-type="float" office:value="1443164" calcext:value-type="float">
            <text:p>1443164</text:p>
          </table:table-cell>
          <table:table-cell office:value-type="float" office:value="1461112" calcext:value-type="float">
            <text:p>1461112</text:p>
          </table:table-cell>
          <table:table-cell office:value-type="float" office:value="1050617" calcext:value-type="float">
            <text:p>1050617</text:p>
          </table:table-cell>
          <table:table-cell office:value-type="float" office:value="3252174" calcext:value-type="float">
            <text:p>3252174</text:p>
          </table:table-cell>
          <table:table-cell office:value-type="string" calcext:value-type="string">
            <text:p>2566.7662383.578</text:p>
          </table:table-cell>
          <table:table-cell office:value-type="float" office:value="3359389" calcext:value-type="float">
            <text:p>3359389</text:p>
          </table:table-cell>
          <table:table-cell office:value-type="float" office:value="1713113" calcext:value-type="float">
            <text:p>1713113</text:p>
          </table:table-cell>
          <table:table-cell office:value-type="float" office:value="729151" calcext:value-type="float">
            <text:p>729151</text:p>
          </table:table-cell>
          <table:table-cell office:value-type="float" office:value="1849982" calcext:value-type="float">
            <text:p>1849982</text:p>
          </table:table-cell>
          <table:table-cell office:value-type="float" office:value="3739592" calcext:value-type="float">
            <text:p>3739592</text:p>
          </table:table-cell>
          <table:table-cell office:value-type="float" office:value="909775" calcext:value-type="float">
            <text:p>909775</text:p>
          </table:table-cell>
          <table:table-cell office:value-type="float" office:value="3585840" calcext:value-type="float">
            <text:p>3585840</text:p>
          </table:table-cell>
          <table:table-cell office:value-type="float" office:value="3162638" calcext:value-type="float">
            <text:p>3162638</text:p>
          </table:table-cell>
          <table:table-cell office:value-type="float" office:value="4743813" calcext:value-type="float">
            <text:p>4743813</text:p>
          </table:table-cell>
          <table:table-cell office:value-type="float" office:value="1124139" calcext:value-type="float">
            <text:p>1124139</text:p>
          </table:table-cell>
          <table:table-cell office:value-type="float" office:value="3321957" calcext:value-type="float">
            <text:p>3321957</text:p>
          </table:table-cell>
          <table:table-cell office:value-type="float" office:value="2517420" calcext:value-type="float">
            <text:p>2517420</text:p>
          </table:table-cell>
          <table:table-cell office:value-type="float" office:value="4092862" calcext:value-type="float">
            <text:p>4092862</text:p>
          </table:table-cell>
          <table:table-cell office:value-type="float" office:value="3063686" calcext:value-type="float">
            <text:p>3063686</text:p>
          </table:table-cell>
          <table:table-cell office:value-type="float" office:value="1291494" calcext:value-type="float">
            <text:p>1291494</text:p>
          </table:table-cell>
          <table:table-cell office:value-type="float" office:value="1844471" calcext:value-type="float">
            <text:p>1844471</text:p>
          </table:table-cell>
          <table:table-cell office:value-type="float" office:value="1625217" calcext:value-type="float">
            <text:p>1625217</text:p>
          </table:table-cell>
          <table:table-cell office:value-type="float" office:value="2570726" calcext:value-type="float">
            <text:p>2570726</text:p>
          </table:table-cell>
          <table:table-cell office:value-type="float" office:value="4272171" calcext:value-type="float">
            <text:p>4272171</text:p>
          </table:table-cell>
          <table:table-cell office:value-type="float" office:value="2067525" calcext:value-type="float">
            <text:p>2067525</text:p>
          </table:table-cell>
          <table:table-cell office:value-type="string" calcext:value-type="string">
            <text:p>4720.7853129.077</text:p>
          </table:table-cell>
          <table:table-cell office:value-type="float" office:value="3035034" calcext:value-type="float">
            <text:p>3035034</text:p>
          </table:table-cell>
          <table:table-cell office:value-type="float" office:value="4535127" calcext:value-type="float">
            <text:p>4535127</text:p>
          </table:table-cell>
          <table:table-cell office:value-type="float" office:value="553245" calcext:value-type="float">
            <text:p>553245</text:p>
          </table:table-cell>
          <table:table-cell office:value-type="float" office:value="1402031" calcext:value-type="float">
            <text:p>1402031</text:p>
          </table:table-cell>
          <table:table-cell office:value-type="float" office:value="2156039" calcext:value-type="float">
            <text:p>2156039</text:p>
          </table:table-cell>
          <table:table-cell office:value-type="float" office:value="581155" calcext:value-type="float">
            <text:p>581155</text:p>
          </table:table-cell>
          <table:table-cell office:value-type="float" office:value="152053" calcext:value-type="float">
            <text:p>152053</text:p>
          </table:table-cell>
          <table:table-cell office:value-type="float" office:value="906363" calcext:value-type="float">
            <text:p>906363</text:p>
          </table:table-cell>
          <table:table-cell office:value-type="float" office:value="3072457" calcext:value-type="float">
            <text:p>3072457</text:p>
          </table:table-cell>
          <table:table-cell office:value-type="float" office:value="2781554" calcext:value-type="float">
            <text:p>2781554</text:p>
          </table:table-cell>
          <table:table-cell office:value-type="float" office:value="642573" calcext:value-type="float">
            <text:p>642573</text:p>
          </table:table-cell>
          <table:table-cell office:value-type="string" calcext:value-type="string">
            <text:p>244.182274.089</text:p>
          </table:table-cell>
          <table:table-cell office:value-type="float" office:value="4282774" calcext:value-type="float">
            <text:p>4282774</text:p>
          </table:table-cell>
          <table:table-cell office:value-type="float" office:value="1803655" calcext:value-type="float">
            <text:p>1803655</text:p>
          </table:table-cell>
          <table:table-cell office:value-type="float" office:value="1451397" calcext:value-type="float">
            <text:p>1451397</text:p>
          </table:table-cell>
          <table:table-cell office:value-type="float" office:value="3636980" calcext:value-type="float">
            <text:p>3636980</text:p>
          </table:table-cell>
          <table:table-cell office:value-type="float" office:value="2305347" calcext:value-type="float">
            <text:p>2305347</text:p>
          </table:table-cell>
          <table:table-cell office:value-type="float" office:value="690410" calcext:value-type="float">
            <text:p>690410</text:p>
          </table:table-cell>
          <table:table-cell office:value-type="float" office:value="1149847" calcext:value-type="float">
            <text:p>1149847</text:p>
          </table:table-cell>
          <table:table-cell office:value-type="float" office:value="3604511" calcext:value-type="float">
            <text:p>3604511</text:p>
          </table:table-cell>
          <table:table-cell office:value-type="float" office:value="1652265" calcext:value-type="float">
            <text:p>1652265</text:p>
          </table:table-cell>
          <table:table-cell office:value-type="float" office:value="130081" calcext:value-type="float">
            <text:p>130081</text:p>
          </table:table-cell>
          <table:table-cell office:value-type="string" calcext:value-type="string">
            <text:p>3836.2531477.569</text:p>
          </table:table-cell>
          <table:table-cell office:value-type="float" office:value="606012" calcext:value-type="float">
            <text:p>606012</text:p>
          </table:table-cell>
          <table:table-cell office:value-type="float" office:value="1811558" calcext:value-type="float">
            <text:p>1811558</text:p>
          </table:table-cell>
          <table:table-cell office:value-type="float" office:value="1607773" calcext:value-type="float">
            <text:p>1607773</text:p>
          </table:table-cell>
          <table:table-cell office:value-type="float" office:value="2679018" calcext:value-type="float">
            <text:p>2679018</text:p>
          </table:table-cell>
          <table:table-cell office:value-type="float" office:value="3079773" calcext:value-type="float">
            <text:p>3079773</text:p>
          </table:table-cell>
          <table:table-cell office:value-type="float" office:value="2046407" calcext:value-type="float">
            <text:p>2046407</text:p>
          </table:table-cell>
          <table:table-cell office:value-type="float" office:value="3815224" calcext:value-type="float">
            <text:p>3815224</text:p>
          </table:table-cell>
          <table:table-cell office:value-type="float" office:value="1930895" calcext:value-type="float">
            <text:p>1930895</text:p>
          </table:table-cell>
          <table:table-cell office:value-type="float" office:value="1809146" calcext:value-type="float">
            <text:p>1809146</text:p>
          </table:table-cell>
          <table:table-cell office:value-type="string" calcext:value-type="string">
            <text:p>4661.0851404.137</text:p>
          </table:table-cell>
          <table:table-cell office:value-type="float" office:value="3742618" calcext:value-type="float">
            <text:p>3742618</text:p>
          </table:table-cell>
          <table:table-cell office:value-type="float" office:value="132189" calcext:value-type="float">
            <text:p>132189</text:p>
          </table:table-cell>
          <table:table-cell office:value-type="float" office:value="5186104" calcext:value-type="float">
            <text:p>5186104</text:p>
          </table:table-cell>
          <table:table-cell office:value-type="float" office:value="3697689" calcext:value-type="float">
            <text:p>3697689</text:p>
          </table:table-cell>
          <table:table-cell office:value-type="float" office:value="1011752" calcext:value-type="float">
            <text:p>1011752</text:p>
          </table:table-cell>
          <table:table-cell office:value-type="float" office:value="3590607" calcext:value-type="float">
            <text:p>3590607</text:p>
          </table:table-cell>
          <table:table-cell office:value-type="float" office:value="3672505" calcext:value-type="float">
            <text:p>3672505</text:p>
          </table:table-cell>
          <table:table-cell office:value-type="float" office:value="543549" calcext:value-type="float">
            <text:p>543549</text:p>
          </table:table-cell>
          <table:table-cell office:value-type="float" office:value="4051245" calcext:value-type="float">
            <text:p>4051245</text:p>
          </table:table-cell>
          <table:table-cell office:value-type="float" office:value="4652533" calcext:value-type="float">
            <text:p>4652533</text:p>
          </table:table-cell>
          <table:table-cell office:value-type="float" office:value="947313" calcext:value-type="float">
            <text:p>947313</text:p>
          </table:table-cell>
          <table:table-cell office:value-type="float" office:value="318220" calcext:value-type="float">
            <text:p>318220</text:p>
          </table:table-cell>
          <table:table-cell office:value-type="float" office:value="4249746" calcext:value-type="float">
            <text:p>4249746</text:p>
          </table:table-cell>
          <table:table-cell office:value-type="float" office:value="2253027" calcext:value-type="float">
            <text:p>2253027</text:p>
          </table:table-cell>
          <table:table-cell office:value-type="float" office:value="2419212" calcext:value-type="float">
            <text:p>2419212</text:p>
          </table:table-cell>
          <table:table-cell office:value-type="float" office:value="4933234" calcext:value-type="float">
            <text:p>4933234</text:p>
          </table:table-cell>
          <table:table-cell office:value-type="float" office:value="1634979" calcext:value-type="float">
            <text:p>1634979</text:p>
          </table:table-cell>
          <table:table-cell office:value-type="float" office:value="538134" calcext:value-type="float">
            <text:p>538134</text:p>
          </table:table-cell>
          <table:table-cell office:value-type="float" office:value="3699508" calcext:value-type="float">
            <text:p>3699508</text:p>
          </table:table-cell>
          <table:table-cell office:value-type="float" office:value="1159402" calcext:value-type="float">
            <text:p>1159402</text:p>
          </table:table-cell>
          <table:table-cell office:value-type="float" office:value="3841392" calcext:value-type="float">
            <text:p>3841392</text:p>
          </table:table-cell>
          <table:table-cell office:value-type="string" calcext:value-type="string">
            <text:p>1189.3901527.353</text:p>
          </table:table-cell>
          <table:table-cell office:value-type="float" office:value="4042507" calcext:value-type="float">
            <text:p>4042507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4116" calcext:value-type="float">
            <text:p>2014116</text:p>
          </table:table-cell>
          <table:table-cell office:value-type="float" office:value="1387239" calcext:value-type="float">
            <text:p>1387239</text:p>
          </table:table-cell>
          <table:table-cell office:value-type="float" office:value="1840394" calcext:value-type="float">
            <text:p>1840394</text:p>
          </table:table-cell>
          <table:table-cell office:value-type="float" office:value="0" calcext:value-type="float">
            <text:p>0</text:p>
          </table:table-cell>
          <table:table-cell office:value-type="float" office:value="674738" calcext:value-type="float">
            <text:p>674738</text:p>
          </table:table-cell>
          <table:table-cell office:value-type="float" office:value="3033528" calcext:value-type="float">
            <text:p>3033528</text:p>
          </table:table-cell>
          <table:table-cell office:value-type="float" office:value="1817871" calcext:value-type="float">
            <text:p>1817871</text:p>
          </table:table-cell>
          <table:table-cell office:value-type="float" office:value="1696927" calcext:value-type="float">
            <text:p>1696927</text:p>
          </table:table-cell>
          <table:table-cell office:value-type="float" office:value="1237637" calcext:value-type="float">
            <text:p>1237637</text:p>
          </table:table-cell>
          <table:table-cell office:value-type="float" office:value="3295842" calcext:value-type="float">
            <text:p>3295842</text:p>
          </table:table-cell>
          <table:table-cell office:value-type="float" office:value="1941722" calcext:value-type="float">
            <text:p>1941722</text:p>
          </table:table-cell>
          <table:table-cell office:value-type="float" office:value="2011947" calcext:value-type="float">
            <text:p>2011947</text:p>
          </table:table-cell>
          <table:table-cell office:value-type="float" office:value="2859229" calcext:value-type="float">
            <text:p>2859229</text:p>
          </table:table-cell>
          <table:table-cell office:value-type="float" office:value="2196798" calcext:value-type="float">
            <text:p>2196798</text:p>
          </table:table-cell>
          <table:table-cell office:value-type="float" office:value="1161365" calcext:value-type="float">
            <text:p>1161365</text:p>
          </table:table-cell>
          <table:table-cell office:value-type="float" office:value="1657653" calcext:value-type="float">
            <text:p>1657653</text:p>
          </table:table-cell>
          <table:table-cell office:value-type="float" office:value="3626615" calcext:value-type="float">
            <text:p>3626615</text:p>
          </table:table-cell>
          <table:table-cell office:value-type="float" office:value="1047979" calcext:value-type="float">
            <text:p>1047979</text:p>
          </table:table-cell>
          <table:table-cell office:value-type="float" office:value="3481065" calcext:value-type="float">
            <text:p>3481065</text:p>
          </table:table-cell>
          <table:table-cell office:value-type="float" office:value="3171579" calcext:value-type="float">
            <text:p>3171579</text:p>
          </table:table-cell>
          <table:table-cell office:value-type="float" office:value="3475291" calcext:value-type="float">
            <text:p>3475291</text:p>
          </table:table-cell>
          <table:table-cell office:value-type="string" calcext:value-type="string">
            <text:p>935.7321965.655</text:p>
          </table:table-cell>
          <table:table-cell office:value-type="float" office:value="1148532" calcext:value-type="float">
            <text:p>1148532</text:p>
          </table:table-cell>
          <table:table-cell office:value-type="float" office:value="3602889" calcext:value-type="float">
            <text:p>3602889</text:p>
          </table:table-cell>
          <table:table-cell office:value-type="float" office:value="1670608" calcext:value-type="float">
            <text:p>1670608</text:p>
          </table:table-cell>
          <table:table-cell office:value-type="float" office:value="1024595" calcext:value-type="float">
            <text:p>1024595</text:p>
          </table:table-cell>
          <table:table-cell office:value-type="float" office:value="2517551" calcext:value-type="float">
            <text:p>2517551</text:p>
          </table:table-cell>
          <table:table-cell office:value-type="float" office:value="724177" calcext:value-type="float">
            <text:p>724177</text:p>
          </table:table-cell>
          <table:table-cell office:value-type="float" office:value="874154" calcext:value-type="float">
            <text:p>874154</text:p>
          </table:table-cell>
          <table:table-cell office:value-type="float" office:value="3844746" calcext:value-type="float">
            <text:p>3844746</text:p>
          </table:table-cell>
          <table:table-cell office:value-type="float" office:value="710894" calcext:value-type="float">
            <text:p>710894</text:p>
          </table:table-cell>
          <table:table-cell office:value-type="float" office:value="4105891" calcext:value-type="float">
            <text:p>4105891</text:p>
          </table:table-cell>
          <table:table-cell office:value-type="float" office:value="1699652" calcext:value-type="float">
            <text:p>1699652</text:p>
          </table:table-cell>
          <table:table-cell office:value-type="float" office:value="2897891" calcext:value-type="float">
            <text:p>2897891</text:p>
          </table:table-cell>
          <table:table-cell office:value-type="float" office:value="3339416" calcext:value-type="float">
            <text:p>3339416</text:p>
          </table:table-cell>
          <table:table-cell office:value-type="float" office:value="1287532" calcext:value-type="float">
            <text:p>1287532</text:p>
          </table:table-cell>
          <table:table-cell office:value-type="float" office:value="438475" calcext:value-type="float">
            <text:p>438475</text:p>
          </table:table-cell>
          <table:table-cell office:value-type="float" office:value="937158" calcext:value-type="float">
            <text:p>937158</text:p>
          </table:table-cell>
          <table:table-cell office:value-type="float" office:value="1321002" calcext:value-type="float">
            <text:p>1321002</text:p>
          </table:table-cell>
          <table:table-cell office:value-type="float" office:value="1825000" calcext:value-type="float">
            <text:p>1825000</text:p>
          </table:table-cell>
          <table:table-cell office:value-type="float" office:value="1716120" calcext:value-type="float">
            <text:p>1716120</text:p>
          </table:table-cell>
          <table:table-cell office:value-type="float" office:value="2798832" calcext:value-type="float">
            <text:p>2798832</text:p>
          </table:table-cell>
          <table:table-cell office:value-type="float" office:value="1213643" calcext:value-type="float">
            <text:p>1213643</text:p>
          </table:table-cell>
          <table:table-cell office:value-type="float" office:value="1203615" calcext:value-type="float">
            <text:p>1203615</text:p>
          </table:table-cell>
          <table:table-cell office:value-type="string" calcext:value-type="string">
            <text:p>1654.2691642.475</text:p>
          </table:table-cell>
          <table:table-cell office:value-type="float" office:value="3929047" calcext:value-type="float">
            <text:p>3929047</text:p>
          </table:table-cell>
          <table:table-cell office:value-type="float" office:value="1093553" calcext:value-type="float">
            <text:p>1093553</text:p>
          </table:table-cell>
          <table:table-cell office:value-type="float" office:value="1433901" calcext:value-type="float">
            <text:p>1433901</text:p>
          </table:table-cell>
          <table:table-cell office:value-type="float" office:value="2960391" calcext:value-type="float">
            <text:p>2960391</text:p>
          </table:table-cell>
          <table:table-cell office:value-type="float" office:value="2048516" calcext:value-type="float">
            <text:p>2048516</text:p>
          </table:table-cell>
          <table:table-cell office:value-type="float" office:value="1520654" calcext:value-type="float">
            <text:p>1520654</text:p>
          </table:table-cell>
          <table:table-cell office:value-type="float" office:value="746025" calcext:value-type="float">
            <text:p>746025</text:p>
          </table:table-cell>
          <table:table-cell office:value-type="float" office:value="2466100" calcext:value-type="float">
            <text:p>2466100</text:p>
          </table:table-cell>
          <table:table-cell office:value-type="float" office:value="1360306" calcext:value-type="float">
            <text:p>1360306</text:p>
          </table:table-cell>
          <table:table-cell office:value-type="string" calcext:value-type="string">
            <text:p>1819.7763732.262</text:p>
          </table:table-cell>
          <table:table-cell office:value-type="float" office:value="1718055" calcext:value-type="float">
            <text:p>1718055</text:p>
          </table:table-cell>
          <table:table-cell office:value-type="float" office:value="1414107" calcext:value-type="float">
            <text:p>1414107</text:p>
          </table:table-cell>
          <table:table-cell office:value-type="float" office:value="1768781" calcext:value-type="float">
            <text:p>1768781</text:p>
          </table:table-cell>
          <table:table-cell office:value-type="float" office:value="1965616" calcext:value-type="float">
            <text:p>1965616</text:p>
          </table:table-cell>
          <table:table-cell office:value-type="float" office:value="2039401" calcext:value-type="float">
            <text:p>2039401</text:p>
          </table:table-cell>
          <table:table-cell office:value-type="float" office:value="2732630" calcext:value-type="float">
            <text:p>2732630</text:p>
          </table:table-cell>
          <table:table-cell office:value-type="float" office:value="528936" calcext:value-type="float">
            <text:p>528936</text:p>
          </table:table-cell>
          <table:table-cell office:value-type="float" office:value="2507559" calcext:value-type="float">
            <text:p>2507559</text:p>
          </table:table-cell>
          <table:table-cell office:value-type="float" office:value="687498" calcext:value-type="float">
            <text:p>687498</text:p>
          </table:table-cell>
          <table:table-cell office:value-type="float" office:value="1771888" calcext:value-type="float">
            <text:p>1771888</text:p>
          </table:table-cell>
          <table:table-cell office:value-type="float" office:value="4436415" calcext:value-type="float">
            <text:p>4436415</text:p>
          </table:table-cell>
          <table:table-cell office:value-type="float" office:value="1616370" calcext:value-type="float">
            <text:p>1616370</text:p>
          </table:table-cell>
          <table:table-cell office:value-type="float" office:value="3298115" calcext:value-type="float">
            <text:p>3298115</text:p>
          </table:table-cell>
          <table:table-cell office:value-type="float" office:value="1826214" calcext:value-type="float">
            <text:p>1826214</text:p>
          </table:table-cell>
          <table:table-cell office:value-type="float" office:value="4007933" calcext:value-type="float">
            <text:p>4007933</text:p>
          </table:table-cell>
          <table:table-cell office:value-type="float" office:value="3362529" calcext:value-type="float">
            <text:p>3362529</text:p>
          </table:table-cell>
          <table:table-cell office:value-type="float" office:value="2138338" calcext:value-type="float">
            <text:p>2138338</text:p>
          </table:table-cell>
          <table:table-cell office:value-type="float" office:value="3233761" calcext:value-type="float">
            <text:p>3233761</text:p>
          </table:table-cell>
          <table:table-cell office:value-type="float" office:value="2579750" calcext:value-type="float">
            <text:p>2579750</text:p>
          </table:table-cell>
          <table:table-cell office:value-type="float" office:value="1406040" calcext:value-type="float">
            <text:p>1406040</text:p>
          </table:table-cell>
          <table:table-cell office:value-type="string" calcext:value-type="string">
            <text:p>2910.8583362.842</text:p>
          </table:table-cell>
          <table:table-cell office:value-type="float" office:value="925562" calcext:value-type="float">
            <text:p>925562</text:p>
          </table:table-cell>
          <table:table-cell office:value-type="float" office:value="1616936" calcext:value-type="float">
            <text:p>1616936</text:p>
          </table:table-cell>
          <table:table-cell office:value-type="float" office:value="3039613" calcext:value-type="float">
            <text:p>3039613</text:p>
          </table:table-cell>
          <table:table-cell office:value-type="float" office:value="530649" calcext:value-type="float">
            <text:p>530649</text:p>
          </table:table-cell>
          <table:table-cell office:value-type="float" office:value="1086842" calcext:value-type="float">
            <text:p>1086842</text:p>
          </table:table-cell>
          <table:table-cell office:value-type="float" office:value="3723741" calcext:value-type="float">
            <text:p>3723741</text:p>
          </table:table-cell>
          <table:table-cell office:value-type="float" office:value="1920964" calcext:value-type="float">
            <text:p>1920964</text:p>
          </table:table-cell>
          <table:table-cell office:value-type="float" office:value="1303516" calcext:value-type="float">
            <text:p>1303516</text:p>
          </table:table-cell>
          <table:table-cell office:value-type="float" office:value="3486964" calcext:value-type="float">
            <text:p>3486964</text:p>
          </table:table-cell>
          <table:table-cell office:value-type="float" office:value="1017765" calcext:value-type="float">
            <text:p>1017765</text:p>
          </table:table-cell>
          <table:table-cell office:value-type="float" office:value="3728726" calcext:value-type="float">
            <text:p>3728726</text:p>
          </table:table-cell>
          <table:table-cell office:value-type="float" office:value="1088291" calcext:value-type="float">
            <text:p>1088291</text:p>
          </table:table-cell>
          <table:table-cell office:value-type="float" office:value="1491499" calcext:value-type="float">
            <text:p>1491499</text:p>
          </table:table-cell>
          <table:table-cell office:value-type="float" office:value="3066543" calcext:value-type="float">
            <text:p>30665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21596" calcext:value-type="float">
            <text:p>1921596</text:p>
          </table:table-cell>
          <table:table-cell office:value-type="float" office:value="1293222" calcext:value-type="float">
            <text:p>1293222</text:p>
          </table:table-cell>
          <table:table-cell office:value-type="float" office:value="2342186" calcext:value-type="float">
            <text:p>2342186</text:p>
          </table:table-cell>
          <table:table-cell office:value-type="float" office:value="674738" calcext:value-type="float">
            <text:p>674738</text:p>
          </table:table-cell>
          <table:table-cell office:value-type="float" office:value="0" calcext:value-type="float">
            <text:p>0</text:p>
          </table:table-cell>
          <table:table-cell office:value-type="float" office:value="2746999" calcext:value-type="float">
            <text:p>2746999</text:p>
          </table:table-cell>
          <table:table-cell office:value-type="float" office:value="1882775" calcext:value-type="float">
            <text:p>1882775</text:p>
          </table:table-cell>
          <table:table-cell office:value-type="float" office:value="1746351" calcext:value-type="float">
            <text:p>1746351</text:p>
          </table:table-cell>
          <table:table-cell office:value-type="float" office:value="1492744" calcext:value-type="float">
            <text:p>1492744</text:p>
          </table:table-cell>
          <table:table-cell office:value-type="float" office:value="3005158" calcext:value-type="float">
            <text:p>3005158</text:p>
          </table:table-cell>
          <table:table-cell office:value-type="float" office:value="1550920" calcext:value-type="float">
            <text:p>1550920</text:p>
          </table:table-cell>
          <table:table-cell office:value-type="float" office:value="1717841" calcext:value-type="float">
            <text:p>1717841</text:p>
          </table:table-cell>
          <table:table-cell office:value-type="float" office:value="2409530" calcext:value-type="float">
            <text:p>2409530</text:p>
          </table:table-cell>
          <table:table-cell office:value-type="float" office:value="2208630" calcext:value-type="float">
            <text:p>2208630</text:p>
          </table:table-cell>
          <table:table-cell office:value-type="float" office:value="1615984" calcext:value-type="float">
            <text:p>1615984</text:p>
          </table:table-cell>
          <table:table-cell office:value-type="float" office:value="1535871" calcext:value-type="float">
            <text:p>1535871</text:p>
          </table:table-cell>
          <table:table-cell office:value-type="float" office:value="3259774" calcext:value-type="float">
            <text:p>3259774</text:p>
          </table:table-cell>
          <table:table-cell office:value-type="float" office:value="1450568" calcext:value-type="float">
            <text:p>1450568</text:p>
          </table:table-cell>
          <table:table-cell office:value-type="float" office:value="3125580" calcext:value-type="float">
            <text:p>3125580</text:p>
          </table:table-cell>
          <table:table-cell office:value-type="float" office:value="2878139" calcext:value-type="float">
            <text:p>2878139</text:p>
          </table:table-cell>
          <table:table-cell office:value-type="float" office:value="2808787" calcext:value-type="float">
            <text:p>2808787</text:p>
          </table:table-cell>
          <table:table-cell office:value-type="string" calcext:value-type="string">
            <text:p>1262.0971306.111</text:p>
          </table:table-cell>
          <table:table-cell office:value-type="float" office:value="553730" calcext:value-type="float">
            <text:p>553730</text:p>
          </table:table-cell>
          <table:table-cell office:value-type="float" office:value="3114381" calcext:value-type="float">
            <text:p>3114381</text:p>
          </table:table-cell>
          <table:table-cell office:value-type="float" office:value="1012871" calcext:value-type="float">
            <text:p>1012871</text:p>
          </table:table-cell>
          <table:table-cell office:value-type="float" office:value="1213693" calcext:value-type="float">
            <text:p>1213693</text:p>
          </table:table-cell>
          <table:table-cell office:value-type="float" office:value="2542721" calcext:value-type="float">
            <text:p>2542721</text:p>
          </table:table-cell>
          <table:table-cell office:value-type="float" office:value="1389967" calcext:value-type="float">
            <text:p>1389967</text:p>
          </table:table-cell>
          <table:table-cell office:value-type="float" office:value="228712" calcext:value-type="float">
            <text:p>228712</text:p>
          </table:table-cell>
          <table:table-cell office:value-type="float" office:value="3365648" calcext:value-type="float">
            <text:p>3365648</text:p>
          </table:table-cell>
          <table:table-cell office:value-type="float" office:value="395457" calcext:value-type="float">
            <text:p>395457</text:p>
          </table:table-cell>
          <table:table-cell office:value-type="float" office:value="3564063" calcext:value-type="float">
            <text:p>3564063</text:p>
          </table:table-cell>
          <table:table-cell office:value-type="string" calcext:value-type="string">
            <text:p>1033.8132575.289</text:p>
          </table:table-cell>
          <table:table-cell office:value-type="float" office:value="2683283" calcext:value-type="float">
            <text:p>2683283</text:p>
          </table:table-cell>
          <table:table-cell office:value-type="float" office:value="1801469" calcext:value-type="float">
            <text:p>1801469</text:p>
          </table:table-cell>
          <table:table-cell office:value-type="float" office:value="1023596" calcext:value-type="float">
            <text:p>1023596</text:p>
          </table:table-cell>
          <table:table-cell office:value-type="float" office:value="546155" calcext:value-type="float">
            <text:p>546155</text:p>
          </table:table-cell>
          <table:table-cell office:value-type="float" office:value="1893727" calcext:value-type="float">
            <text:p>1893727</text:p>
          </table:table-cell>
          <table:table-cell office:value-type="float" office:value="2358471" calcext:value-type="float">
            <text:p>2358471</text:p>
          </table:table-cell>
          <table:table-cell office:value-type="float" office:value="1971960" calcext:value-type="float">
            <text:p>1971960</text:p>
          </table:table-cell>
          <table:table-cell office:value-type="float" office:value="2435501" calcext:value-type="float">
            <text:p>2435501</text:p>
          </table:table-cell>
          <table:table-cell office:value-type="float" office:value="539320" calcext:value-type="float">
            <text:p>539320</text:p>
          </table:table-cell>
          <table:table-cell office:value-type="float" office:value="1745690" calcext:value-type="float">
            <text:p>1745690</text:p>
          </table:table-cell>
          <table:table-cell office:value-type="float" office:value="2194213" calcext:value-type="float">
            <text:p>2194213</text:p>
          </table:table-cell>
          <table:table-cell office:value-type="float" office:value="2104776" calcext:value-type="float">
            <text:p>2104776</text:p>
          </table:table-cell>
          <table:table-cell office:value-type="float" office:value="3469405" calcext:value-type="float">
            <text:p>3469405</text:p>
          </table:table-cell>
          <table:table-cell office:value-type="float" office:value="964096" calcext:value-type="float">
            <text:p>964096</text:p>
          </table:table-cell>
          <table:table-cell office:value-type="float" office:value="1482161" calcext:value-type="float">
            <text:p>1482161</text:p>
          </table:table-cell>
          <table:table-cell office:value-type="float" office:value="2444893" calcext:value-type="float">
            <text:p>2444893</text:p>
          </table:table-cell>
          <table:table-cell office:value-type="float" office:value="1796010" calcext:value-type="float">
            <text:p>1796010</text:p>
          </table:table-cell>
          <table:table-cell office:value-type="float" office:value="1865889" calcext:value-type="float">
            <text:p>1865889</text:p>
          </table:table-cell>
          <table:table-cell office:value-type="float" office:value="1368405" calcext:value-type="float">
            <text:p>1368405</text:p>
          </table:table-cell>
          <table:table-cell office:value-type="float" office:value="1839194" calcext:value-type="float">
            <text:p>1839194</text:p>
          </table:table-cell>
          <table:table-cell office:value-type="float" office:value="1312564" calcext:value-type="float">
            <text:p>1312564</text:p>
          </table:table-cell>
          <table:table-cell office:value-type="float" office:value="2293212" calcext:value-type="float">
            <text:p>2293212</text:p>
          </table:table-cell>
          <table:table-cell office:value-type="float" office:value="3362744" calcext:value-type="float">
            <text:p>3362744</text:p>
          </table:table-cell>
          <table:table-cell office:value-type="float" office:value="1762092" calcext:value-type="float">
            <text:p>1762092</text:p>
          </table:table-cell>
          <table:table-cell office:value-type="float" office:value="2012800" calcext:value-type="float">
            <text:p>2012800</text:p>
          </table:table-cell>
          <table:table-cell office:value-type="float" office:value="1677886" calcext:value-type="float">
            <text:p>1677886</text:p>
          </table:table-cell>
          <table:table-cell office:value-type="float" office:value="1982677" calcext:value-type="float">
            <text:p>1982677</text:p>
          </table:table-cell>
          <table:table-cell office:value-type="float" office:value="1625774" calcext:value-type="float">
            <text:p>1625774</text:p>
          </table:table-cell>
          <table:table-cell office:value-type="float" office:value="2348577" calcext:value-type="float">
            <text:p>2348577</text:p>
          </table:table-cell>
          <table:table-cell office:value-type="float" office:value="305000" calcext:value-type="float">
            <text:p>305000</text:p>
          </table:table-cell>
          <table:table-cell office:value-type="float" office:value="1845455" calcext:value-type="float">
            <text:p>1845455</text:p>
          </table:table-cell>
          <table:table-cell office:value-type="float" office:value="1286241" calcext:value-type="float">
            <text:p>1286241</text:p>
          </table:table-cell>
          <table:table-cell office:value-type="float" office:value="1682433" calcext:value-type="float">
            <text:p>1682433</text:p>
          </table:table-cell>
          <table:table-cell office:value-type="float" office:value="3998708" calcext:value-type="float">
            <text:p>3998708</text:p>
          </table:table-cell>
          <table:table-cell office:value-type="float" office:value="1685736" calcext:value-type="float">
            <text:p>1685736</text:p>
          </table:table-cell>
          <table:table-cell office:value-type="float" office:value="2838879" calcext:value-type="float">
            <text:p>2838879</text:p>
          </table:table-cell>
          <table:table-cell office:value-type="float" office:value="2298829" calcext:value-type="float">
            <text:p>2298829</text:p>
          </table:table-cell>
          <table:table-cell office:value-type="float" office:value="3348404" calcext:value-type="float">
            <text:p>3348404</text:p>
          </table:table-cell>
          <table:table-cell office:value-type="float" office:value="2935837" calcext:value-type="float">
            <text:p>2935837</text:p>
          </table:table-cell>
          <table:table-cell office:value-type="float" office:value="2384926" calcext:value-type="float">
            <text:p>2384926</text:p>
          </table:table-cell>
          <table:table-cell office:value-type="float" office:value="2807523" calcext:value-type="float">
            <text:p>2807523</text:p>
          </table:table-cell>
          <table:table-cell office:value-type="float" office:value="1960196" calcext:value-type="float">
            <text:p>1960196</text:p>
          </table:table-cell>
          <table:table-cell office:value-type="string" calcext:value-type="string">
            <text:p>1987.3142271.107</text:p>
          </table:table-cell>
          <table:table-cell office:value-type="float" office:value="2694888" calcext:value-type="float">
            <text:p>2694888</text:p>
          </table:table-cell>
          <table:table-cell office:value-type="float" office:value="1395758" calcext:value-type="float">
            <text:p>1395758</text:p>
          </table:table-cell>
          <table:table-cell office:value-type="float" office:value="2171555" calcext:value-type="float">
            <text:p>2171555</text:p>
          </table:table-cell>
          <table:table-cell office:value-type="float" office:value="2384941" calcext:value-type="float">
            <text:p>2384941</text:p>
          </table:table-cell>
          <table:table-cell office:value-type="float" office:value="152118" calcext:value-type="float">
            <text:p>152118</text:p>
          </table:table-cell>
          <table:table-cell office:value-type="float" office:value="532463" calcext:value-type="float">
            <text:p>532463</text:p>
          </table:table-cell>
          <table:table-cell office:value-type="float" office:value="3062294" calcext:value-type="float">
            <text:p>3062294</text:p>
          </table:table-cell>
          <table:table-cell office:value-type="float" office:value="1921818" calcext:value-type="float">
            <text:p>1921818</text:p>
          </table:table-cell>
          <table:table-cell office:value-type="float" office:value="1830150" calcext:value-type="float">
            <text:p>1830150</text:p>
          </table:table-cell>
          <table:table-cell office:value-type="float" office:value="3094304" calcext:value-type="float">
            <text:p>3094304</text:p>
          </table:table-cell>
          <table:table-cell office:value-type="float" office:value="1680693" calcext:value-type="float">
            <text:p>1680693</text:p>
          </table:table-cell>
          <table:table-cell office:value-type="float" office:value="3356470" calcext:value-type="float">
            <text:p>3356470</text:p>
          </table:table-cell>
          <table:table-cell office:value-type="float" office:value="1314430" calcext:value-type="float">
            <text:p>1314430</text:p>
          </table:table-cell>
          <table:table-cell office:value-type="float" office:value="1505003" calcext:value-type="float">
            <text:p>1505003</text:p>
          </table:table-cell>
          <table:table-cell office:value-type="float" office:value="2460167" calcext:value-type="float">
            <text:p>246016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3503" calcext:value-type="float">
            <text:p>1173503</text:p>
          </table:table-cell>
          <table:table-cell office:value-type="float" office:value="1676469" calcext:value-type="float">
            <text:p>1676469</text:p>
          </table:table-cell>
          <table:table-cell office:value-type="float" office:value="3037930" calcext:value-type="float">
            <text:p>3037930</text:p>
          </table:table-cell>
          <table:table-cell office:value-type="float" office:value="3033528" calcext:value-type="float">
            <text:p>3033528</text:p>
          </table:table-cell>
          <table:table-cell office:value-type="float" office:value="2746999" calcext:value-type="float">
            <text:p>2746999</text:p>
          </table:table-cell>
          <table:table-cell office:value-type="float" office:value="0" calcext:value-type="float">
            <text:p>0</text:p>
          </table:table-cell>
          <table:table-cell office:value-type="float" office:value="1611167" calcext:value-type="float">
            <text:p>1611167</text:p>
          </table:table-cell>
          <table:table-cell office:value-type="float" office:value="1633795" calcext:value-type="float">
            <text:p>1633795</text:p>
          </table:table-cell>
          <table:table-cell office:value-type="float" office:value="2219953" calcext:value-type="float">
            <text:p>2219953</text:p>
          </table:table-cell>
          <table:table-cell office:value-type="float" office:value="262383" calcext:value-type="float">
            <text:p>262383</text:p>
          </table:table-cell>
          <table:table-cell office:value-type="float" office:value="1221298" calcext:value-type="float">
            <text:p>1221298</text:p>
          </table:table-cell>
          <table:table-cell office:value-type="float" office:value="1034753" calcext:value-type="float">
            <text:p>1034753</text:p>
          </table:table-cell>
          <table:table-cell office:value-type="float" office:value="838466" calcext:value-type="float">
            <text:p>838466</text:p>
          </table:table-cell>
          <table:table-cell office:value-type="float" office:value="1334603" calcext:value-type="float">
            <text:p>1334603</text:p>
          </table:table-cell>
          <table:table-cell office:value-type="float" office:value="2692502" calcext:value-type="float">
            <text:p>2692502</text:p>
          </table:table-cell>
          <table:table-cell office:value-type="float" office:value="1419008" calcext:value-type="float">
            <text:p>1419008</text:p>
          </table:table-cell>
          <table:table-cell office:value-type="float" office:value="701676" calcext:value-type="float">
            <text:p>701676</text:p>
          </table:table-cell>
          <table:table-cell office:value-type="float" office:value="2561289" calcext:value-type="float">
            <text:p>2561289</text:p>
          </table:table-cell>
          <table:table-cell office:value-type="float" office:value="548515" calcext:value-type="float">
            <text:p>548515</text:p>
          </table:table-cell>
          <table:table-cell office:value-type="float" office:value="139402" calcext:value-type="float">
            <text:p>139402</text:p>
          </table:table-cell>
          <table:table-cell office:value-type="float" office:value="2825329" calcext:value-type="float">
            <text:p>2825329</text:p>
          </table:table-cell>
          <table:table-cell office:value-type="float" office:value="2434700" calcext:value-type="float">
            <text:p>2434700</text:p>
          </table:table-cell>
          <table:table-cell office:value-type="float" office:value="2291398" calcext:value-type="float">
            <text:p>2291398</text:p>
          </table:table-cell>
          <table:table-cell office:value-type="string" calcext:value-type="string">
            <text:p>2280.3631239.591</text:p>
          </table:table-cell>
          <table:table-cell office:value-type="float" office:value="2310555" calcext:value-type="float">
            <text:p>2310555</text:p>
          </table:table-cell>
          <table:table-cell office:value-type="float" office:value="2203127" calcext:value-type="float">
            <text:p>2203127</text:p>
          </table:table-cell>
          <table:table-cell office:value-type="float" office:value="1325006" calcext:value-type="float">
            <text:p>1325006</text:p>
          </table:table-cell>
          <table:table-cell office:value-type="float" office:value="3574958" calcext:value-type="float">
            <text:p>3574958</text:p>
          </table:table-cell>
          <table:table-cell office:value-type="float" office:value="2814374" calcext:value-type="float">
            <text:p>2814374</text:p>
          </table:table-cell>
          <table:table-cell office:value-type="float" office:value="1334423" calcext:value-type="float">
            <text:p>1334423</text:p>
          </table:table-cell>
          <table:table-cell office:value-type="float" office:value="2414190" calcext:value-type="float">
            <text:p>2414190</text:p>
          </table:table-cell>
          <table:table-cell office:value-type="float" office:value="1880021" calcext:value-type="float">
            <text:p>1880021</text:p>
          </table:table-cell>
          <table:table-cell office:value-type="float" office:value="2387518" calcext:value-type="float">
            <text:p>2387518</text:p>
          </table:table-cell>
          <table:table-cell office:value-type="float" office:value="228484" calcext:value-type="float">
            <text:p>228484</text:p>
          </table:table-cell>
          <table:table-cell office:value-type="float" office:value="2550859" calcext:value-type="float">
            <text:p>2550859</text:p>
          </table:table-cell>
          <table:table-cell office:value-type="float" office:value="2899966" calcext:value-type="float">
            <text:p>2899966</text:p>
          </table:table-cell>
          <table:table-cell office:value-type="float" office:value="2940068" calcext:value-type="float">
            <text:p>2940068</text:p>
          </table:table-cell>
          <table:table-cell office:value-type="float" office:value="2209525" calcext:value-type="float">
            <text:p>2209525</text:p>
          </table:table-cell>
          <table:table-cell office:value-type="float" office:value="3137289" calcext:value-type="float">
            <text:p>3137289</text:p>
          </table:table-cell>
          <table:table-cell office:value-type="float" office:value="3175353" calcext:value-type="float">
            <text:p>3175353</text:p>
          </table:table-cell>
          <table:table-cell office:value-type="float" office:value="2135509" calcext:value-type="float">
            <text:p>2135509</text:p>
          </table:table-cell>
          <table:table-cell office:value-type="float" office:value="450290" calcext:value-type="float">
            <text:p>450290</text:p>
          </table:table-cell>
          <table:table-cell office:value-type="float" office:value="2594370" calcext:value-type="float">
            <text:p>2594370</text:p>
          </table:table-cell>
          <table:table-cell office:value-type="float" office:value="2976524" calcext:value-type="float">
            <text:p>2976524</text:p>
          </table:table-cell>
          <table:table-cell office:value-type="float" office:value="3130005" calcext:value-type="float">
            <text:p>3130005</text:p>
          </table:table-cell>
          <table:table-cell office:value-type="float" office:value="2807855" calcext:value-type="float">
            <text:p>2807855</text:p>
          </table:table-cell>
          <table:table-cell office:value-type="float" office:value="1296325" calcext:value-type="float">
            <text:p>1296325</text:p>
          </table:table-cell>
          <table:table-cell office:value-type="float" office:value="1940796" calcext:value-type="float">
            <text:p>1940796</text:p>
          </table:table-cell>
          <table:table-cell office:value-type="float" office:value="1781888" calcext:value-type="float">
            <text:p>1781888</text:p>
          </table:table-cell>
          <table:table-cell office:value-type="float" office:value="1206610" calcext:value-type="float">
            <text:p>1206610</text:p>
          </table:table-cell>
          <table:table-cell office:value-type="float" office:value="985012" calcext:value-type="float">
            <text:p>985012</text:p>
          </table:table-cell>
          <table:table-cell office:value-type="float" office:value="2400002" calcext:value-type="float">
            <text:p>2400002</text:p>
          </table:table-cell>
          <table:table-cell office:value-type="float" office:value="3121449" calcext:value-type="float">
            <text:p>3121449</text:p>
          </table:table-cell>
          <table:table-cell office:value-type="float" office:value="1970436" calcext:value-type="float">
            <text:p>1970436</text:p>
          </table:table-cell>
          <table:table-cell office:value-type="float" office:value="1731040" calcext:value-type="float">
            <text:p>1731040</text:p>
          </table:table-cell>
          <table:table-cell office:value-type="float" office:value="2908763" calcext:value-type="float">
            <text:p>2908763</text:p>
          </table:table-cell>
          <table:table-cell office:value-type="float" office:value="799076" calcext:value-type="float">
            <text:p>799076</text:p>
          </table:table-cell>
          <table:table-cell office:value-type="float" office:value="1612403" calcext:value-type="float">
            <text:p>1612403</text:p>
          </table:table-cell>
          <table:table-cell office:value-type="float" office:value="3298031" calcext:value-type="float">
            <text:p>3298031</text:p>
          </table:table-cell>
          <table:table-cell office:value-type="float" office:value="1358184" calcext:value-type="float">
            <text:p>1358184</text:p>
          </table:table-cell>
          <table:table-cell office:value-type="float" office:value="1435131" calcext:value-type="float">
            <text:p>1435131</text:p>
          </table:table-cell>
          <table:table-cell office:value-type="float" office:value="1180295" calcext:value-type="float">
            <text:p>1180295</text:p>
          </table:table-cell>
          <table:table-cell office:value-type="float" office:value="571909" calcext:value-type="float">
            <text:p>571909</text:p>
          </table:table-cell>
          <table:table-cell office:value-type="float" office:value="2606103" calcext:value-type="float">
            <text:p>2606103</text:p>
          </table:table-cell>
          <table:table-cell office:value-type="float" office:value="2365995" calcext:value-type="float">
            <text:p>2365995</text:p>
          </table:table-cell>
          <table:table-cell office:value-type="float" office:value="3685396" calcext:value-type="float">
            <text:p>3685396</text:p>
          </table:table-cell>
          <table:table-cell office:value-type="string" calcext:value-type="string">
            <text:p>1357.5541623.768</text:p>
          </table:table-cell>
          <table:table-cell office:value-type="float" office:value="1712978" calcext:value-type="float">
            <text:p>1712978</text:p>
          </table:table-cell>
          <table:table-cell office:value-type="float" office:value="935013" calcext:value-type="float">
            <text:p>935013</text:p>
          </table:table-cell>
          <table:table-cell office:value-type="float" office:value="2907662" calcext:value-type="float">
            <text:p>2907662</text:p>
          </table:table-cell>
          <table:table-cell office:value-type="float" office:value="2989920" calcext:value-type="float">
            <text:p>2989920</text:p>
          </table:table-cell>
          <table:table-cell office:value-type="float" office:value="783543" calcext:value-type="float">
            <text:p>783543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733083" calcext:value-type="float">
            <text:p>733083</text:p>
          </table:table-cell>
          <table:table-cell office:value-type="float" office:value="1912465" calcext:value-type="float">
            <text:p>1912465</text:p>
          </table:table-cell>
          <table:table-cell office:value-type="float" office:value="3210758" calcext:value-type="float">
            <text:p>3210758</text:p>
          </table:table-cell>
          <table:table-cell office:value-type="float" office:value="2165158" calcext:value-type="float">
            <text:p>2165158</text:p>
          </table:table-cell>
          <table:table-cell office:value-type="string" calcext:value-type="string">
            <text:p>2803.3712719.266</text:p>
          </table:table-cell>
          <table:table-cell office:value-type="float" office:value="3180559" calcext:value-type="float">
            <text:p>3180559</text:p>
          </table:table-cell>
          <table:table-cell office:value-type="float" office:value="2400878" calcext:value-type="float">
            <text:p>2400878</text:p>
          </table:table-cell>
          <table:table-cell office:value-type="float" office:value="2837843" calcext:value-type="float">
            <text:p>2837843</text:p>
          </table:table-cell>
          <table:table-cell office:value-type="float" office:value="2250608" calcext:value-type="float">
            <text:p>2250608</text:p>
          </table:table-cell>
          <table:table-cell office:value-type="float" office:value="2852683" calcext:value-type="float">
            <text:p>2852683</text:p>
          </table:table-cell>
          <table:table-cell office:value-type="float" office:value="1418677" calcext:value-type="float">
            <text:p>1418677</text:p>
          </table:table-cell>
          <table:table-cell office:value-type="float" office:value="2949739" calcext:value-type="float">
            <text:p>2949739</text:p>
          </table:table-cell>
          <table:table-cell office:value-type="float" office:value="690498" calcext:value-type="float">
            <text:p>690498</text:p>
          </table:table-cell>
          <table:table-cell office:value-type="float" office:value="3473606" calcext:value-type="float">
            <text:p>3473606</text:p>
          </table:table-cell>
          <table:table-cell office:value-type="string" calcext:value-type="string">
            <text:p>803.6982223.630</text:p>
          </table:table-cell>
          <table:table-cell office:value-type="float" office:value="1696769" calcext:value-type="float">
            <text:p>1696769</text:p>
          </table:table-cell>
          <table:table-cell office:value-type="float" office:value="1877797" calcext:value-type="float">
            <text:p>18777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61017" calcext:value-type="float">
            <text:p>461017</text:p>
          </table:table-cell>
          <table:table-cell office:value-type="float" office:value="640450" calcext:value-type="float">
            <text:p>640450</text:p>
          </table:table-cell>
          <table:table-cell office:value-type="float" office:value="1443164" calcext:value-type="float">
            <text:p>1443164</text:p>
          </table:table-cell>
          <table:table-cell office:value-type="float" office:value="1817871" calcext:value-type="float">
            <text:p>1817871</text:p>
          </table:table-cell>
          <table:table-cell office:value-type="float" office:value="1882775" calcext:value-type="float">
            <text:p>1882775</text:p>
          </table:table-cell>
          <table:table-cell office:value-type="float" office:value="1611167" calcext:value-type="float">
            <text:p>1611167</text:p>
          </table:table-cell>
          <table:table-cell office:value-type="float" office:value="0" calcext:value-type="float">
            <text:p>0</text:p>
          </table:table-cell>
          <table:table-cell office:value-type="float" office:value="137321" calcext:value-type="float">
            <text:p>137321</text:p>
          </table:table-cell>
          <table:table-cell office:value-type="float" office:value="676764" calcext:value-type="float">
            <text:p>676764</text:p>
          </table:table-cell>
          <table:table-cell office:value-type="float" office:value="1840949" calcext:value-type="float">
            <text:p>1840949</text:p>
          </table:table-cell>
          <table:table-cell office:value-type="float" office:value="1259459" calcext:value-type="float">
            <text:p>1259459</text:p>
          </table:table-cell>
          <table:table-cell office:value-type="float" office:value="1003714" calcext:value-type="float">
            <text:p>1003714</text:p>
          </table:table-cell>
          <table:table-cell office:value-type="string" calcext:value-type="string">
            <text:p>1938.585391.184</text:p>
          </table:table-cell>
          <table:table-cell office:value-type="float" office:value="1113122" calcext:value-type="float">
            <text:p>1113122</text:p>
          </table:table-cell>
          <table:table-cell office:value-type="float" office:value="541646" calcext:value-type="float">
            <text:p>541646</text:p>
          </table:table-cell>
          <table:table-cell office:value-type="float" office:value="2310148" calcext:value-type="float">
            <text:p>2310148</text:p>
          </table:table-cell>
          <table:table-cell office:value-type="float" office:value="1018314" calcext:value-type="float">
            <text:p>1018314</text:p>
          </table:table-cell>
          <table:table-cell office:value-type="float" office:value="2155134" calcext:value-type="float">
            <text:p>2155134</text:p>
          </table:table-cell>
          <table:table-cell office:value-type="float" office:value="1741616" calcext:value-type="float">
            <text:p>1741616</text:p>
          </table:table-cell>
          <table:table-cell office:value-type="float" office:value="3538828" calcext:value-type="float">
            <text:p>3538828</text:p>
          </table:table-cell>
          <table:table-cell office:value-type="float" office:value="962772" calcext:value-type="float">
            <text:p>962772</text:p>
          </table:table-cell>
          <table:table-cell office:value-type="float" office:value="2308208" calcext:value-type="float">
            <text:p>2308208</text:p>
          </table:table-cell>
          <table:table-cell office:value-type="float" office:value="1714906" calcext:value-type="float">
            <text:p>1714906</text:p>
          </table:table-cell>
          <table:table-cell office:value-type="string" calcext:value-type="string">
            <text:p>2656.0062126.489</text:p>
          </table:table-cell>
          <table:table-cell office:value-type="float" office:value="798164" calcext:value-type="float">
            <text:p>798164</text:p>
          </table:table-cell>
          <table:table-cell office:value-type="float" office:value="699938" calcext:value-type="float">
            <text:p>699938</text:p>
          </table:table-cell>
          <table:table-cell office:value-type="float" office:value="2154757" calcext:value-type="float">
            <text:p>2154757</text:p>
          </table:table-cell>
          <table:table-cell office:value-type="float" office:value="2062414" calcext:value-type="float">
            <text:p>2062414</text:p>
          </table:table-cell>
          <table:table-cell office:value-type="float" office:value="2830078" calcext:value-type="float">
            <text:p>2830078</text:p>
          </table:table-cell>
          <table:table-cell office:value-type="float" office:value="1488791" calcext:value-type="float">
            <text:p>1488791</text:p>
          </table:table-cell>
          <table:table-cell office:value-type="float" office:value="3290666" calcext:value-type="float">
            <text:p>3290666</text:p>
          </table:table-cell>
          <table:table-cell office:value-type="float" office:value="2208959" calcext:value-type="float">
            <text:p>2208959</text:p>
          </table:table-cell>
          <table:table-cell office:value-type="float" office:value="1593488" calcext:value-type="float">
            <text:p>1593488</text:p>
          </table:table-cell>
          <table:table-cell office:value-type="float" office:value="3299669" calcext:value-type="float">
            <text:p>3299669</text:p>
          </table:table-cell>
          <table:table-cell office:value-type="float" office:value="1301114" calcext:value-type="float">
            <text:p>1301114</text:p>
          </table:table-cell>
          <table:table-cell office:value-type="float" office:value="1556202" calcext:value-type="float">
            <text:p>1556202</text:p>
          </table:table-cell>
          <table:table-cell office:value-type="float" office:value="1410271" calcext:value-type="float">
            <text:p>1410271</text:p>
          </table:table-cell>
          <table:table-cell office:value-type="float" office:value="1538780" calcext:value-type="float">
            <text:p>1538780</text:p>
          </table:table-cell>
          <table:table-cell office:value-type="float" office:value="1573885" calcext:value-type="float">
            <text:p>1573885</text:p>
          </table:table-cell>
          <table:table-cell office:value-type="float" office:value="538001" calcext:value-type="float">
            <text:p>538001</text:p>
          </table:table-cell>
          <table:table-cell office:value-type="float" office:value="1631207" calcext:value-type="float">
            <text:p>1631207</text:p>
          </table:table-cell>
          <table:table-cell office:value-type="float" office:value="2070763" calcext:value-type="float">
            <text:p>2070763</text:p>
          </table:table-cell>
          <table:table-cell office:value-type="float" office:value="1388367" calcext:value-type="float">
            <text:p>1388367</text:p>
          </table:table-cell>
          <table:table-cell office:value-type="float" office:value="1519854" calcext:value-type="float">
            <text:p>1519854</text:p>
          </table:table-cell>
          <table:table-cell office:value-type="float" office:value="1200872" calcext:value-type="float">
            <text:p>1200872</text:p>
          </table:table-cell>
          <table:table-cell office:value-type="float" office:value="2839703" calcext:value-type="float">
            <text:p>2839703</text:p>
          </table:table-cell>
          <table:table-cell office:value-type="float" office:value="935595" calcext:value-type="float">
            <text:p>935595</text:p>
          </table:table-cell>
          <table:table-cell office:value-type="float" office:value="402840" calcext:value-type="float">
            <text:p>402840</text:p>
          </table:table-cell>
          <table:table-cell office:value-type="float" office:value="2244241" calcext:value-type="float">
            <text:p>2244241</text:p>
          </table:table-cell>
          <table:table-cell office:value-type="float" office:value="899089" calcext:value-type="float">
            <text:p>899089</text:p>
          </table:table-cell>
          <table:table-cell office:value-type="float" office:value="788835" calcext:value-type="float">
            <text:p>788835</text:p>
          </table:table-cell>
          <table:table-cell office:value-type="float" office:value="1631865" calcext:value-type="float">
            <text:p>1631865</text:p>
          </table:table-cell>
          <table:table-cell office:value-type="float" office:value="2407015" calcext:value-type="float">
            <text:p>2407015</text:p>
          </table:table-cell>
          <table:table-cell office:value-type="float" office:value="587946" calcext:value-type="float">
            <text:p>587946</text:p>
          </table:table-cell>
          <table:table-cell office:value-type="float" office:value="1316702" calcext:value-type="float">
            <text:p>1316702</text:p>
          </table:table-cell>
          <table:table-cell office:value-type="float" office:value="2409593" calcext:value-type="float">
            <text:p>2409593</text:p>
          </table:table-cell>
          <table:table-cell office:value-type="float" office:value="125284" calcext:value-type="float">
            <text:p>125284</text:p>
          </table:table-cell>
          <table:table-cell office:value-type="float" office:value="1695704" calcext:value-type="float">
            <text:p>1695704</text:p>
          </table:table-cell>
          <table:table-cell office:value-type="string" calcext:value-type="string">
            <text:p>432.186185.076</text:p>
          </table:table-cell>
          <table:table-cell office:value-type="float" office:value="1357929" calcext:value-type="float">
            <text:p>1357929</text:p>
          </table:table-cell>
          <table:table-cell office:value-type="float" office:value="1644673" calcext:value-type="float">
            <text:p>1644673</text:p>
          </table:table-cell>
          <table:table-cell office:value-type="float" office:value="1611088" calcext:value-type="float">
            <text:p>1611088</text:p>
          </table:table-cell>
          <table:table-cell office:value-type="float" office:value="2702615" calcext:value-type="float">
            <text:p>2702615</text:p>
          </table:table-cell>
          <table:table-cell office:value-type="float" office:value="2344682" calcext:value-type="float">
            <text:p>2344682</text:p>
          </table:table-cell>
          <table:table-cell office:value-type="float" office:value="427818" calcext:value-type="float">
            <text:p>427818</text:p>
          </table:table-cell>
          <table:table-cell office:value-type="float" office:value="3227878" calcext:value-type="float">
            <text:p>3227878</text:p>
          </table:table-cell>
          <table:table-cell office:value-type="float" office:value="203384" calcext:value-type="float">
            <text:p>203384</text:p>
          </table:table-cell>
          <table:table-cell office:value-type="float" office:value="2305691" calcext:value-type="float">
            <text:p>2305691</text:p>
          </table:table-cell>
          <table:table-cell office:value-type="float" office:value="1316492" calcext:value-type="float">
            <text:p>1316492</text:p>
          </table:table-cell>
          <table:table-cell office:value-type="string" calcext:value-type="string">
            <text:p>3913.3062254.853</text:p>
          </table:table-cell>
          <table:table-cell office:value-type="float" office:value="702800" calcext:value-type="float">
            <text:p>702800</text:p>
          </table:table-cell>
          <table:table-cell office:value-type="float" office:value="2149039" calcext:value-type="float">
            <text:p>2149039</text:p>
          </table:table-cell>
          <table:table-cell office:value-type="float" office:value="2442879" calcext:value-type="float">
            <text:p>2442879</text:p>
          </table:table-cell>
          <table:table-cell office:value-type="float" office:value="1606849" calcext:value-type="float">
            <text:p>1606849</text:p>
          </table:table-cell>
          <table:table-cell office:value-type="float" office:value="2816030" calcext:value-type="float">
            <text:p>2816030</text:p>
          </table:table-cell>
          <table:table-cell office:value-type="float" office:value="3465259" calcext:value-type="float">
            <text:p>3465259</text:p>
          </table:table-cell>
          <table:table-cell office:value-type="float" office:value="1194531" calcext:value-type="float">
            <text:p>1194531</text:p>
          </table:table-cell>
          <table:table-cell office:value-type="float" office:value="1569462" calcext:value-type="float">
            <text:p>1569462</text:p>
          </table:table-cell>
          <table:table-cell office:value-type="float" office:value="3039419" calcext:value-type="float">
            <text:p>3039419</text:p>
          </table:table-cell>
          <table:table-cell office:value-type="string" calcext:value-type="string">
            <text:p>1890.5421626.887</text:p>
          </table:table-cell>
          <table:table-cell office:value-type="float" office:value="3686199" calcext:value-type="float">
            <text:p>3686199</text:p>
          </table:table-cell>
          <table:table-cell office:value-type="float" office:value="193197" calcext:value-type="float">
            <text:p>193197</text:p>
          </table:table-cell>
          <table:table-cell office:value-type="float" office:value="1349730" calcext:value-type="float">
            <text:p>1349730</text:p>
          </table:table-cell>
          <table:table-cell office:value-type="float" office:value="2259368" calcext:value-type="float">
            <text:p>2259368</text:p>
          </table:table-cell>
          <table:table-cell office:value-type="float" office:value="1942723" calcext:value-type="float">
            <text:p>1942723</text:p>
          </table:table-cell>
          <table:table-cell office:value-type="float" office:value="2413517" calcext:value-type="float">
            <text:p>2413517</text:p>
          </table:table-cell>
          <table:table-cell office:value-type="float" office:value="758568" calcext:value-type="float">
            <text:p>758568</text:p>
          </table:table-cell>
          <table:table-cell office:value-type="float" office:value="381285" calcext:value-type="float">
            <text:p>381285</text:p>
          </table:table-cell>
          <table:table-cell office:value-type="float" office:value="2729915" calcext:value-type="float">
            <text:p>27299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1289" calcext:value-type="float">
            <text:p>461289</text:p>
          </table:table-cell>
          <table:table-cell office:value-type="float" office:value="507268" calcext:value-type="float">
            <text:p>507268</text:p>
          </table:table-cell>
          <table:table-cell office:value-type="float" office:value="1461112" calcext:value-type="float">
            <text:p>1461112</text:p>
          </table:table-cell>
          <table:table-cell office:value-type="float" office:value="1696927" calcext:value-type="float">
            <text:p>1696927</text:p>
          </table:table-cell>
          <table:table-cell office:value-type="float" office:value="1746351" calcext:value-type="float">
            <text:p>1746351</text:p>
          </table:table-cell>
          <table:table-cell office:value-type="float" office:value="1633795" calcext:value-type="float">
            <text:p>1633795</text:p>
          </table:table-cell>
          <table:table-cell office:value-type="float" office:value="137321" calcext:value-type="float">
            <text:p>137321</text:p>
          </table:table-cell>
          <table:table-cell office:value-type="float" office:value="0" calcext:value-type="float">
            <text:p>0</text:p>
          </table:table-cell>
          <table:table-cell office:value-type="float" office:value="602397" calcext:value-type="float">
            <text:p>602397</text:p>
          </table:table-cell>
          <table:table-cell office:value-type="float" office:value="1872701" calcext:value-type="float">
            <text:p>1872701</text:p>
          </table:table-cell>
          <table:table-cell office:value-type="float" office:value="1173196" calcext:value-type="float">
            <text:p>1173196</text:p>
          </table:table-cell>
          <table:table-cell office:value-type="float" office:value="939560" calcext:value-type="float">
            <text:p>939560</text:p>
          </table:table-cell>
          <table:table-cell office:value-type="float" office:value="1900308" calcext:value-type="float">
            <text:p>1900308</text:p>
          </table:table-cell>
          <table:table-cell office:value-type="float" office:value="500372" calcext:value-type="float">
            <text:p>500372</text:p>
          </table:table-cell>
          <table:table-cell office:value-type="float" office:value="1062610" calcext:value-type="float">
            <text:p>1062610</text:p>
          </table:table-cell>
          <table:table-cell office:value-type="float" office:value="440160" calcext:value-type="float">
            <text:p>440160</text:p>
          </table:table-cell>
          <table:table-cell office:value-type="float" office:value="2326757" calcext:value-type="float">
            <text:p>2326757</text:p>
          </table:table-cell>
          <table:table-cell office:value-type="float" office:value="948507" calcext:value-type="float">
            <text:p>948507</text:p>
          </table:table-cell>
          <table:table-cell office:value-type="float" office:value="2171216" calcext:value-type="float">
            <text:p>2171216</text:p>
          </table:table-cell>
          <table:table-cell office:value-type="float" office:value="1767758" calcext:value-type="float">
            <text:p>1767758</text:p>
          </table:table-cell>
          <table:table-cell office:value-type="float" office:value="3444549" calcext:value-type="float">
            <text:p>3444549</text:p>
          </table:table-cell>
          <table:table-cell office:value-type="float" office:value="868763" calcext:value-type="float">
            <text:p>868763</text:p>
          </table:table-cell>
          <table:table-cell office:value-type="float" office:value="2188086" calcext:value-type="float">
            <text:p>2188086</text:p>
          </table:table-cell>
          <table:table-cell office:value-type="float" office:value="1580119" calcext:value-type="float">
            <text:p>1580119</text:p>
          </table:table-cell>
          <table:table-cell office:value-type="float" office:value="2632138" calcext:value-type="float">
            <text:p>2632138</text:p>
          </table:table-cell>
          <table:table-cell office:value-type="float" office:value="1999956" calcext:value-type="float">
            <text:p>1999956</text:p>
          </table:table-cell>
          <table:table-cell office:value-type="float" office:value="685555" calcext:value-type="float">
            <text:p>685555</text:p>
          </table:table-cell>
          <table:table-cell office:value-type="float" office:value="822685" calcext:value-type="float">
            <text:p>822685</text:p>
          </table:table-cell>
          <table:table-cell office:value-type="float" office:value="2061491" calcext:value-type="float">
            <text:p>2061491</text:p>
          </table:table-cell>
          <table:table-cell office:value-type="float" office:value="1925201" calcext:value-type="float">
            <text:p>1925201</text:p>
          </table:table-cell>
          <table:table-cell office:value-type="float" office:value="2815381" calcext:value-type="float">
            <text:p>2815381</text:p>
          </table:table-cell>
          <table:table-cell office:value-type="float" office:value="1352079" calcext:value-type="float">
            <text:p>1352079</text:p>
          </table:table-cell>
          <table:table-cell office:value-type="float" office:value="3260031" calcext:value-type="float">
            <text:p>3260031</text:p>
          </table:table-cell>
          <table:table-cell office:value-type="float" office:value="2081824" calcext:value-type="float">
            <text:p>2081824</text:p>
          </table:table-cell>
          <table:table-cell office:value-type="float" office:value="1596840" calcext:value-type="float">
            <text:p>1596840</text:p>
          </table:table-cell>
          <table:table-cell office:value-type="float" office:value="3209575" calcext:value-type="float">
            <text:p>3209575</text:p>
          </table:table-cell>
          <table:table-cell office:value-type="string" calcext:value-type="string">
            <text:p>1266.1731452.434</text:p>
          </table:table-cell>
          <table:table-cell office:value-type="float" office:value="1273208" calcext:value-type="float">
            <text:p>1273208</text:p>
          </table:table-cell>
          <table:table-cell office:value-type="float" office:value="1503524" calcext:value-type="float">
            <text:p>1503524</text:p>
          </table:table-cell>
          <table:table-cell office:value-type="float" office:value="1584303" calcext:value-type="float">
            <text:p>1584303</text:p>
          </table:table-cell>
          <table:table-cell office:value-type="float" office:value="573127" calcext:value-type="float">
            <text:p>573127</text:p>
          </table:table-cell>
          <table:table-cell office:value-type="float" office:value="1615749" calcext:value-type="float">
            <text:p>1615749</text:p>
          </table:table-cell>
          <table:table-cell office:value-type="float" office:value="1935019" calcext:value-type="float">
            <text:p>1935019</text:p>
          </table:table-cell>
          <table:table-cell office:value-type="float" office:value="1344526" calcext:value-type="float">
            <text:p>1344526</text:p>
          </table:table-cell>
          <table:table-cell office:value-type="float" office:value="1516085" calcext:value-type="float">
            <text:p>1516085</text:p>
          </table:table-cell>
          <table:table-cell office:value-type="float" office:value="1206877" calcext:value-type="float">
            <text:p>1206877</text:p>
          </table:table-cell>
          <table:table-cell office:value-type="string" calcext:value-type="string">
            <text:p>2833.400798.326</text:p>
          </table:table-cell>
          <table:table-cell office:value-type="float" office:value="269780" calcext:value-type="float">
            <text:p>269780</text:p>
          </table:table-cell>
          <table:table-cell office:value-type="float" office:value="2191406" calcext:value-type="float">
            <text:p>2191406</text:p>
          </table:table-cell>
          <table:table-cell office:value-type="float" office:value="848463" calcext:value-type="float">
            <text:p>848463</text:p>
          </table:table-cell>
          <table:table-cell office:value-type="float" office:value="783955" calcext:value-type="float">
            <text:p>783955</text:p>
          </table:table-cell>
          <table:table-cell office:value-type="float" office:value="1549990" calcext:value-type="float">
            <text:p>1549990</text:p>
          </table:table-cell>
          <table:table-cell office:value-type="float" office:value="2307823" calcext:value-type="float">
            <text:p>2307823</text:p>
          </table:table-cell>
          <table:table-cell office:value-type="float" office:value="451426" calcext:value-type="float">
            <text:p>451426</text:p>
          </table:table-cell>
          <table:table-cell office:value-type="float" office:value="1338235" calcext:value-type="float">
            <text:p>1338235</text:p>
          </table:table-cell>
          <table:table-cell office:value-type="float" office:value="2428138" calcext:value-type="float">
            <text:p>2428138</text:p>
          </table:table-cell>
          <table:table-cell office:value-type="float" office:value="23345" calcext:value-type="float">
            <text:p>23345</text:p>
          </table:table-cell>
          <table:table-cell office:value-type="float" office:value="1664352" calcext:value-type="float">
            <text:p>1664352</text:p>
          </table:table-cell>
          <table:table-cell office:value-type="float" office:value="358377" calcext:value-type="float">
            <text:p>358377</text:p>
          </table:table-cell>
          <table:table-cell office:value-type="string" calcext:value-type="string">
            <text:p>271.6621276.405</text:p>
          </table:table-cell>
          <table:table-cell office:value-type="float" office:value="1619044" calcext:value-type="float">
            <text:p>1619044</text:p>
          </table:table-cell>
          <table:table-cell office:value-type="float" office:value="1476459" calcext:value-type="float">
            <text:p>1476459</text:p>
          </table:table-cell>
          <table:table-cell office:value-type="float" office:value="2593794" calcext:value-type="float">
            <text:p>2593794</text:p>
          </table:table-cell>
          <table:table-cell office:value-type="float" office:value="2240437" calcext:value-type="float">
            <text:p>2240437</text:p>
          </table:table-cell>
          <table:table-cell office:value-type="float" office:value="355124" calcext:value-type="float">
            <text:p>355124</text:p>
          </table:table-cell>
          <table:table-cell office:value-type="float" office:value="3238647" calcext:value-type="float">
            <text:p>3238647</text:p>
          </table:table-cell>
          <table:table-cell office:value-type="float" office:value="87693" calcext:value-type="float">
            <text:p>87693</text:p>
          </table:table-cell>
          <table:table-cell office:value-type="float" office:value="2282027" calcext:value-type="float">
            <text:p>2282027</text:p>
          </table:table-cell>
          <table:table-cell office:value-type="float" office:value="1338740" calcext:value-type="float">
            <text:p>1338740</text:p>
          </table:table-cell>
          <table:table-cell office:value-type="float" office:value="3831122" calcext:value-type="float">
            <text:p>3831122</text:p>
          </table:table-cell>
          <table:table-cell office:value-type="string" calcext:value-type="string">
            <text:p>2243.753805.559</text:p>
          </table:table-cell>
          <table:table-cell office:value-type="float" office:value="2133548" calcext:value-type="float">
            <text:p>2133548</text:p>
          </table:table-cell>
          <table:table-cell office:value-type="float" office:value="2348916" calcext:value-type="float">
            <text:p>2348916</text:p>
          </table:table-cell>
          <table:table-cell office:value-type="float" office:value="1577411" calcext:value-type="float">
            <text:p>1577411</text:p>
          </table:table-cell>
          <table:table-cell office:value-type="float" office:value="2724459" calcext:value-type="float">
            <text:p>2724459</text:p>
          </table:table-cell>
          <table:table-cell office:value-type="float" office:value="3368250" calcext:value-type="float">
            <text:p>3368250</text:p>
          </table:table-cell>
          <table:table-cell office:value-type="float" office:value="1119493" calcext:value-type="float">
            <text:p>1119493</text:p>
          </table:table-cell>
          <table:table-cell office:value-type="float" office:value="1560321" calcext:value-type="float">
            <text:p>1560321</text:p>
          </table:table-cell>
          <table:table-cell office:value-type="float" office:value="2944589" calcext:value-type="float">
            <text:p>2944589</text:p>
          </table:table-cell>
          <table:table-cell office:value-type="float" office:value="1755902" calcext:value-type="float">
            <text:p>1755902</text:p>
          </table:table-cell>
          <table:table-cell office:value-type="string" calcext:value-type="string">
            <text:p>1491.4213598.950</text:p>
          </table:table-cell>
          <table:table-cell office:value-type="float" office:value="241831" calcext:value-type="float">
            <text:p>241831</text:p>
          </table:table-cell>
          <table:table-cell office:value-type="float" office:value="1315975" calcext:value-type="float">
            <text:p>1315975</text:p>
          </table:table-cell>
          <table:table-cell office:value-type="float" office:value="2263377" calcext:value-type="float">
            <text:p>2263377</text:p>
          </table:table-cell>
          <table:table-cell office:value-type="float" office:value="1874431" calcext:value-type="float">
            <text:p>1874431</text:p>
          </table:table-cell>
          <table:table-cell office:value-type="float" office:value="2431075" calcext:value-type="float">
            <text:p>2431075</text:p>
          </table:table-cell>
          <table:table-cell office:value-type="float" office:value="658290" calcext:value-type="float">
            <text:p>658290</text:p>
          </table:table-cell>
          <table:table-cell office:value-type="float" office:value="243977" calcext:value-type="float">
            <text:p>243977</text:p>
          </table:table-cell>
          <table:table-cell office:value-type="float" office:value="2653410" calcext:value-type="float">
            <text:p>26534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9690" calcext:value-type="float">
            <text:p>1049690</text:p>
          </table:table-cell>
          <table:table-cell office:value-type="float" office:value="705437" calcext:value-type="float">
            <text:p>705437</text:p>
          </table:table-cell>
          <table:table-cell office:value-type="float" office:value="1050617" calcext:value-type="float">
            <text:p>1050617</text:p>
          </table:table-cell>
          <table:table-cell office:value-type="float" office:value="1237637" calcext:value-type="float">
            <text:p>1237637</text:p>
          </table:table-cell>
          <table:table-cell office:value-type="float" office:value="1492744" calcext:value-type="float">
            <text:p>1492744</text:p>
          </table:table-cell>
          <table:table-cell office:value-type="float" office:value="2219953" calcext:value-type="float">
            <text:p>2219953</text:p>
          </table:table-cell>
          <table:table-cell office:value-type="float" office:value="676764" calcext:value-type="float">
            <text:p>676764</text:p>
          </table:table-cell>
          <table:table-cell office:value-type="float" office:value="602397" calcext:value-type="float">
            <text:p>602397</text:p>
          </table:table-cell>
          <table:table-cell office:value-type="float" office:value="0" calcext:value-type="float">
            <text:p>0</text:p>
          </table:table-cell>
          <table:table-cell office:value-type="float" office:value="2465069" calcext:value-type="float">
            <text:p>2465069</text:p>
          </table:table-cell>
          <table:table-cell office:value-type="float" office:value="1537274" calcext:value-type="float">
            <text:p>1537274</text:p>
          </table:table-cell>
          <table:table-cell office:value-type="float" office:value="1395652" calcext:value-type="float">
            <text:p>1395652</text:p>
          </table:table-cell>
          <table:table-cell office:value-type="float" office:value="2384232" calcext:value-type="float">
            <text:p>2384232</text:p>
          </table:table-cell>
          <table:table-cell office:value-type="float" office:value="1064816" calcext:value-type="float">
            <text:p>1064816</text:p>
          </table:table-cell>
          <table:table-cell office:value-type="float" office:value="478048" calcext:value-type="float">
            <text:p>478048</text:p>
          </table:table-cell>
          <table:table-cell office:value-type="float" office:value="862175" calcext:value-type="float">
            <text:p>862175</text:p>
          </table:table-cell>
          <table:table-cell office:value-type="float" office:value="2903448" calcext:value-type="float">
            <text:p>2903448</text:p>
          </table:table-cell>
          <table:table-cell office:value-type="float" office:value="346152" calcext:value-type="float">
            <text:p>346152</text:p>
          </table:table-cell>
          <table:table-cell office:value-type="float" office:value="2748009" calcext:value-type="float">
            <text:p>2748009</text:p>
          </table:table-cell>
          <table:table-cell office:value-type="float" office:value="2356225" calcext:value-type="float">
            <text:p>2356225</text:p>
          </table:table-cell>
          <table:table-cell office:value-type="float" office:value="3694342" calcext:value-type="float">
            <text:p>3694342</text:p>
          </table:table-cell>
          <table:table-cell office:value-type="float" office:value="309672" calcext:value-type="float">
            <text:p>309672</text:p>
          </table:table-cell>
          <table:table-cell office:value-type="float" office:value="2293605" calcext:value-type="float">
            <text:p>2293605</text:p>
          </table:table-cell>
          <table:table-cell office:value-type="float" office:value="1528453" calcext:value-type="float">
            <text:p>1528453</text:p>
          </table:table-cell>
          <table:table-cell office:value-type="string" calcext:value-type="string">
            <text:p>3139.5562049.749</text:p>
          </table:table-cell>
          <table:table-cell office:value-type="float" office:value="284860" calcext:value-type="float">
            <text:p>284860</text:p>
          </table:table-cell>
          <table:table-cell office:value-type="float" office:value="1348785" calcext:value-type="float">
            <text:p>1348785</text:p>
          </table:table-cell>
          <table:table-cell office:value-type="float" office:value="1483957" calcext:value-type="float">
            <text:p>1483957</text:p>
          </table:table-cell>
          <table:table-cell office:value-type="float" office:value="1707785" calcext:value-type="float">
            <text:p>1707785</text:p>
          </table:table-cell>
          <table:table-cell office:value-type="float" office:value="3340545" calcext:value-type="float">
            <text:p>3340545</text:p>
          </table:table-cell>
          <table:table-cell office:value-type="float" office:value="1140627" calcext:value-type="float">
            <text:p>1140627</text:p>
          </table:table-cell>
          <table:table-cell office:value-type="float" office:value="3746433" calcext:value-type="float">
            <text:p>3746433</text:p>
          </table:table-cell>
          <table:table-cell office:value-type="float" office:value="2120926" calcext:value-type="float">
            <text:p>2120926</text:p>
          </table:table-cell>
          <table:table-cell office:value-type="float" office:value="2162381" calcext:value-type="float">
            <text:p>2162381</text:p>
          </table:table-cell>
          <table:table-cell office:value-type="string" calcext:value-type="string">
            <text:p>3484.515705.326</text:p>
          </table:table-cell>
          <table:table-cell office:value-type="float" office:value="909352" calcext:value-type="float">
            <text:p>909352</text:p>
          </table:table-cell>
          <table:table-cell office:value-type="float" office:value="1168721" calcext:value-type="float">
            <text:p>1168721</text:p>
          </table:table-cell>
          <table:table-cell office:value-type="float" office:value="935142" calcext:value-type="float">
            <text:p>935142</text:p>
          </table:table-cell>
          <table:table-cell office:value-type="float" office:value="1138320" calcext:value-type="float">
            <text:p>1138320</text:p>
          </table:table-cell>
          <table:table-cell office:value-type="float" office:value="488479" calcext:value-type="float">
            <text:p>488479</text:p>
          </table:table-cell>
          <table:table-cell office:value-type="float" office:value="2152508" calcext:value-type="float">
            <text:p>2152508</text:p>
          </table:table-cell>
          <table:table-cell office:value-type="float" office:value="1835491" calcext:value-type="float">
            <text:p>1835491</text:p>
          </table:table-cell>
          <table:table-cell office:value-type="float" office:value="764040" calcext:value-type="float">
            <text:p>764040</text:p>
          </table:table-cell>
          <table:table-cell office:value-type="float" office:value="1027498" calcext:value-type="float">
            <text:p>1027498</text:p>
          </table:table-cell>
          <table:table-cell office:value-type="float" office:value="776553" calcext:value-type="float">
            <text:p>776553</text:p>
          </table:table-cell>
          <table:table-cell office:value-type="float" office:value="3374230" calcext:value-type="float">
            <text:p>3374230</text:p>
          </table:table-cell>
          <table:table-cell office:value-type="float" office:value="763197" calcext:value-type="float">
            <text:p>763197</text:p>
          </table:table-cell>
          <table:table-cell office:value-type="string" calcext:value-type="string">
            <text:p>453.6572630.000</text:p>
          </table:table-cell>
          <table:table-cell office:value-type="float" office:value="1344501" calcext:value-type="float">
            <text:p>1344501</text:p>
          </table:table-cell>
          <table:table-cell office:value-type="float" office:value="403808" calcext:value-type="float">
            <text:p>403808</text:p>
          </table:table-cell>
          <table:table-cell office:value-type="float" office:value="955197" calcext:value-type="float">
            <text:p>955197</text:p>
          </table:table-cell>
          <table:table-cell office:value-type="float" office:value="2554114" calcext:value-type="float">
            <text:p>2554114</text:p>
          </table:table-cell>
          <table:table-cell office:value-type="float" office:value="614193" calcext:value-type="float">
            <text:p>614193</text:p>
          </table:table-cell>
          <table:table-cell office:value-type="float" office:value="952733" calcext:value-type="float">
            <text:p>952733</text:p>
          </table:table-cell>
          <table:table-cell office:value-type="float" office:value="3006604" calcext:value-type="float">
            <text:p>3006604</text:p>
          </table:table-cell>
          <table:table-cell office:value-type="float" office:value="625531" calcext:value-type="float">
            <text:p>625531</text:p>
          </table:table-cell>
          <table:table-cell office:value-type="float" office:value="1100353" calcext:value-type="float">
            <text:p>1100353</text:p>
          </table:table-cell>
          <table:table-cell office:value-type="float" office:value="873155" calcext:value-type="float">
            <text:p>873155</text:p>
          </table:table-cell>
          <table:table-cell office:value-type="float" office:value="857630" calcext:value-type="float">
            <text:p>857630</text:p>
          </table:table-cell>
          <table:table-cell office:value-type="float" office:value="1651534" calcext:value-type="float">
            <text:p>1651534</text:p>
          </table:table-cell>
          <table:table-cell office:value-type="float" office:value="2136743" calcext:value-type="float">
            <text:p>2136743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2772992" calcext:value-type="float">
            <text:p>2772992</text:p>
          </table:table-cell>
          <table:table-cell office:value-type="float" office:value="1690915" calcext:value-type="float">
            <text:p>1690915</text:p>
          </table:table-cell>
          <table:table-cell office:value-type="float" office:value="872700" calcext:value-type="float">
            <text:p>872700</text:p>
          </table:table-cell>
          <table:table-cell office:value-type="float" office:value="3804739" calcext:value-type="float">
            <text:p>3804739</text:p>
          </table:table-cell>
          <table:table-cell office:value-type="float" office:value="516426" calcext:value-type="float">
            <text:p>516426</text:p>
          </table:table-cell>
          <table:table-cell office:value-type="float" office:value="2793523" calcext:value-type="float">
            <text:p>2793523</text:p>
          </table:table-cell>
          <table:table-cell office:value-type="float" office:value="956001" calcext:value-type="float">
            <text:p>956001</text:p>
          </table:table-cell>
          <table:table-cell office:value-type="float" office:value="4136119" calcext:value-type="float">
            <text:p>4136119</text:p>
          </table:table-cell>
          <table:table-cell office:value-type="float" office:value="2780339" calcext:value-type="float">
            <text:p>2780339</text:p>
          </table:table-cell>
          <table:table-cell office:value-type="float" office:value="911454" calcext:value-type="float">
            <text:p>911454</text:p>
          </table:table-cell>
          <table:table-cell office:value-type="float" office:value="2663161" calcext:value-type="float">
            <text:p>2663161</text:p>
          </table:table-cell>
          <table:table-cell office:value-type="string" calcext:value-type="string">
            <text:p>2622.0351019.115</text:p>
          </table:table-cell>
          <table:table-cell office:value-type="float" office:value="3000682" calcext:value-type="float">
            <text:p>3000682</text:p>
          </table:table-cell>
          <table:table-cell office:value-type="float" office:value="3604223" calcext:value-type="float">
            <text:p>3604223</text:p>
          </table:table-cell>
          <table:table-cell office:value-type="float" office:value="518623" calcext:value-type="float">
            <text:p>518623</text:p>
          </table:table-cell>
          <table:table-cell office:value-type="float" office:value="1053568" calcext:value-type="float">
            <text:p>1053568</text:p>
          </table:table-cell>
          <table:table-cell office:value-type="float" office:value="3199531" calcext:value-type="float">
            <text:p>3199531</text:p>
          </table:table-cell>
          <table:table-cell office:value-type="float" office:value="1451993" calcext:value-type="float">
            <text:p>1451993</text:p>
          </table:table-cell>
          <table:table-cell office:value-type="float" office:value="1429633" calcext:value-type="float">
            <text:p>1429633</text:p>
          </table:table-cell>
          <table:table-cell office:value-type="float" office:value="3882623" calcext:value-type="float">
            <text:p>3882623</text:p>
          </table:table-cell>
          <table:table-cell office:value-type="float" office:value="841810" calcext:value-type="float">
            <text:p>841810</text:p>
          </table:table-cell>
          <table:table-cell office:value-type="float" office:value="755908" calcext:value-type="float">
            <text:p>755908</text:p>
          </table:table-cell>
          <table:table-cell office:value-type="string" calcext:value-type="string">
            <text:p>2824.2031272.077</text:p>
          </table:table-cell>
          <table:table-cell office:value-type="float" office:value="3008426" calcext:value-type="float">
            <text:p>3008426</text:p>
          </table:table-cell>
          <table:table-cell office:value-type="float" office:value="178941" calcext:value-type="float">
            <text:p>178941</text:p>
          </table:table-cell>
          <table:table-cell office:value-type="float" office:value="539912" calcext:value-type="float">
            <text:p>539912</text:p>
          </table:table-cell>
          <table:table-cell office:value-type="float" office:value="2999614" calcext:value-type="float">
            <text:p>29996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5645" calcext:value-type="float">
            <text:p>1415645</text:p>
          </table:table-cell>
          <table:table-cell office:value-type="float" office:value="1936245" calcext:value-type="float">
            <text:p>1936245</text:p>
          </table:table-cell>
          <table:table-cell office:value-type="float" office:value="3252174" calcext:value-type="float">
            <text:p>3252174</text:p>
          </table:table-cell>
          <table:table-cell office:value-type="float" office:value="3295842" calcext:value-type="float">
            <text:p>3295842</text:p>
          </table:table-cell>
          <table:table-cell office:value-type="float" office:value="3005158" calcext:value-type="float">
            <text:p>3005158</text:p>
          </table:table-cell>
          <table:table-cell office:value-type="float" office:value="262383" calcext:value-type="float">
            <text:p>262383</text:p>
          </table:table-cell>
          <table:table-cell office:value-type="float" office:value="1840949" calcext:value-type="float">
            <text:p>1840949</text:p>
          </table:table-cell>
          <table:table-cell office:value-type="float" office:value="1872701" calcext:value-type="float">
            <text:p>1872701</text:p>
          </table:table-cell>
          <table:table-cell office:value-type="float" office:value="2465069" calcext:value-type="float">
            <text:p>2465069</text:p>
          </table:table-cell>
          <table:table-cell office:value-type="float" office:value="0" calcext:value-type="float">
            <text:p>0</text:p>
          </table:table-cell>
          <table:table-cell office:value-type="float" office:value="1471248" calcext:value-type="float">
            <text:p>1471248</text:p>
          </table:table-cell>
          <table:table-cell office:value-type="float" office:value="1295965" calcext:value-type="float">
            <text:p>1295965</text:p>
          </table:table-cell>
          <table:table-cell office:value-type="float" office:value="965091" calcext:value-type="float">
            <text:p>965091</text:p>
          </table:table-cell>
          <table:table-cell office:value-type="float" office:value="1539980" calcext:value-type="float">
            <text:p>1539980</text:p>
          </table:table-cell>
          <table:table-cell office:value-type="float" office:value="2934527" calcext:value-type="float">
            <text:p>2934527</text:p>
          </table:table-cell>
          <table:table-cell office:value-type="float" office:value="1676734" calcext:value-type="float">
            <text:p>1676734</text:p>
          </table:table-cell>
          <table:table-cell office:value-type="float" office:value="517071" calcext:value-type="float">
            <text:p>517071</text:p>
          </table:table-cell>
          <table:table-cell office:value-type="float" office:value="2808271" calcext:value-type="float">
            <text:p>2808271</text:p>
          </table:table-cell>
          <table:table-cell office:value-type="float" office:value="384575" calcext:value-type="float">
            <text:p>384575</text:p>
          </table:table-cell>
          <table:table-cell office:value-type="float" office:value="127028" calcext:value-type="float">
            <text:p>127028</text:p>
          </table:table-cell>
          <table:table-cell office:value-type="float" office:value="2920084" calcext:value-type="float">
            <text:p>2920084</text:p>
          </table:table-cell>
          <table:table-cell office:value-type="float" office:value="2687219" calcext:value-type="float">
            <text:p>2687219</text:p>
          </table:table-cell>
          <table:table-cell office:value-type="float" office:value="2500733" calcext:value-type="float">
            <text:p>2500733</text:p>
          </table:table-cell>
          <table:table-cell office:value-type="string" calcext:value-type="string">
            <text:p>2531.7071194.349</text:p>
          </table:table-cell>
          <table:table-cell office:value-type="float" office:value="2537596" calcext:value-type="float">
            <text:p>2537596</text:p>
          </table:table-cell>
          <table:table-cell office:value-type="float" office:value="2457817" calcext:value-type="float">
            <text:p>2457817</text:p>
          </table:table-cell>
          <table:table-cell office:value-type="float" office:value="1486712" calcext:value-type="float">
            <text:p>1486712</text:p>
          </table:table-cell>
          <table:table-cell office:value-type="float" office:value="3833809" calcext:value-type="float">
            <text:p>3833809</text:p>
          </table:table-cell>
          <table:table-cell office:value-type="float" office:value="3068264" calcext:value-type="float">
            <text:p>3068264</text:p>
          </table:table-cell>
          <table:table-cell office:value-type="float" office:value="1239298" calcext:value-type="float">
            <text:p>1239298</text:p>
          </table:table-cell>
          <table:table-cell office:value-type="float" office:value="2675268" calcext:value-type="float">
            <text:p>2675268</text:p>
          </table:table-cell>
          <table:table-cell office:value-type="float" office:value="1808039" calcext:value-type="float">
            <text:p>1808039</text:p>
          </table:table-cell>
          <table:table-cell office:value-type="float" office:value="2612413" calcext:value-type="float">
            <text:p>2612413</text:p>
          </table:table-cell>
          <table:table-cell office:value-type="float" office:value="444288" calcext:value-type="float">
            <text:p>444288</text:p>
          </table:table-cell>
          <table:table-cell office:value-type="float" office:value="2645846" calcext:value-type="float">
            <text:p>2645846</text:p>
          </table:table-cell>
          <table:table-cell office:value-type="float" office:value="3137327" calcext:value-type="float">
            <text:p>3137327</text:p>
          </table:table-cell>
          <table:table-cell office:value-type="float" office:value="3199076" calcext:value-type="float">
            <text:p>3199076</text:p>
          </table:table-cell>
          <table:table-cell office:value-type="float" office:value="2469321" calcext:value-type="float">
            <text:p>2469321</text:p>
          </table:table-cell>
          <table:table-cell office:value-type="float" office:value="3375036" calcext:value-type="float">
            <text:p>3375036</text:p>
          </table:table-cell>
          <table:table-cell office:value-type="float" office:value="3392475" calcext:value-type="float">
            <text:p>3392475</text:p>
          </table:table-cell>
          <table:table-cell office:value-type="float" office:value="2355810" calcext:value-type="float">
            <text:p>2355810</text:p>
          </table:table-cell>
          <table:table-cell office:value-type="float" office:value="641980" calcext:value-type="float">
            <text:p>641980</text:p>
          </table:table-cell>
          <table:table-cell office:value-type="float" office:value="2839518" calcext:value-type="float">
            <text:p>2839518</text:p>
          </table:table-cell>
          <table:table-cell office:value-type="float" office:value="3217203" calcext:value-type="float">
            <text:p>3217203</text:p>
          </table:table-cell>
          <table:table-cell office:value-type="float" office:value="3354348" calcext:value-type="float">
            <text:p>3354348</text:p>
          </table:table-cell>
          <table:table-cell office:value-type="float" office:value="3029546" calcext:value-type="float">
            <text:p>3029546</text:p>
          </table:table-cell>
          <table:table-cell office:value-type="float" office:value="1169944" calcext:value-type="float">
            <text:p>1169944</text:p>
          </table:table-cell>
          <table:table-cell office:value-type="float" office:value="2202981" calcext:value-type="float">
            <text:p>2202981</text:p>
          </table:table-cell>
          <table:table-cell office:value-type="float" office:value="2032185" calcext:value-type="float">
            <text:p>2032185</text:p>
          </table:table-cell>
          <table:table-cell office:value-type="float" office:value="1305077" calcext:value-type="float">
            <text:p>1305077</text:p>
          </table:table-cell>
          <table:table-cell office:value-type="float" office:value="1247336" calcext:value-type="float">
            <text:p>1247336</text:p>
          </table:table-cell>
          <table:table-cell office:value-type="float" office:value="2628254" calcext:value-type="float">
            <text:p>2628254</text:p>
          </table:table-cell>
          <table:table-cell office:value-type="float" office:value="3375352" calcext:value-type="float">
            <text:p>3375352</text:p>
          </table:table-cell>
          <table:table-cell office:value-type="float" office:value="2139424" calcext:value-type="float">
            <text:p>2139424</text:p>
          </table:table-cell>
          <table:table-cell office:value-type="string" calcext:value-type="string">
            <text:p>1989.0813122.405</text:p>
          </table:table-cell>
          <table:table-cell office:value-type="float" office:value="599334" calcext:value-type="float">
            <text:p>599334</text:p>
          </table:table-cell>
          <table:table-cell office:value-type="float" office:value="1850766" calcext:value-type="float">
            <text:p>1850766</text:p>
          </table:table-cell>
          <table:table-cell office:value-type="float" office:value="3534317" calcext:value-type="float">
            <text:p>3534317</text:p>
          </table:table-cell>
          <table:table-cell office:value-type="float" office:value="1610427" calcext:value-type="float">
            <text:p>1610427</text:p>
          </table:table-cell>
          <table:table-cell office:value-type="float" office:value="1660916" calcext:value-type="float">
            <text:p>1660916</text:p>
          </table:table-cell>
          <table:table-cell office:value-type="float" office:value="1423022" calcext:value-type="float">
            <text:p>1423022</text:p>
          </table:table-cell>
          <table:table-cell office:value-type="float" office:value="761594" calcext:value-type="float">
            <text:p>761594</text:p>
          </table:table-cell>
          <table:table-cell office:value-type="float" office:value="2867587" calcext:value-type="float">
            <text:p>2867587</text:p>
          </table:table-cell>
          <table:table-cell office:value-type="float" office:value="2535118" calcext:value-type="float">
            <text:p>2535118</text:p>
          </table:table-cell>
          <table:table-cell office:value-type="float" office:value="3946803" calcext:value-type="float">
            <text:p>3946803</text:p>
          </table:table-cell>
          <table:table-cell office:value-type="float" office:value="1609534" calcext:value-type="float">
            <text:p>1609534</text:p>
          </table:table-cell>
          <table:table-cell office:value-type="float" office:value="1428169" calcext:value-type="float">
            <text:p>1428169</text:p>
          </table:table-cell>
          <table:table-cell office:value-type="float" office:value="1953980" calcext:value-type="float">
            <text:p>1953980</text:p>
          </table:table-cell>
          <table:table-cell office:value-type="float" office:value="941002" calcext:value-type="float">
            <text:p>941002</text:p>
          </table:table-cell>
          <table:table-cell office:value-type="float" office:value="3120956" calcext:value-type="float">
            <text:p>3120956</text:p>
          </table:table-cell>
          <table:table-cell office:value-type="float" office:value="3037363" calcext:value-type="float">
            <text:p>3037363</text:p>
          </table:table-cell>
          <table:table-cell office:value-type="float" office:value="750520" calcext:value-type="float">
            <text:p>750520</text:p>
          </table:table-cell>
          <table:table-cell office:value-type="float" office:value="2307428" calcext:value-type="float">
            <text:p>2307428</text:p>
          </table:table-cell>
          <table:table-cell office:value-type="float" office:value="743855" calcext:value-type="float">
            <text:p>743855</text:p>
          </table:table-cell>
          <table:table-cell office:value-type="float" office:value="2069597" calcext:value-type="float">
            <text:p>2069597</text:p>
          </table:table-cell>
          <table:table-cell office:value-type="float" office:value="3446213" calcext:value-type="float">
            <text:p>3446213</text:p>
          </table:table-cell>
          <table:table-cell office:value-type="float" office:value="2291288" calcext:value-type="float">
            <text:p>2291288</text:p>
          </table:table-cell>
          <table:table-cell office:value-type="float" office:value="2908326" calcext:value-type="float">
            <text:p>2908326</text:p>
          </table:table-cell>
          <table:table-cell office:value-type="float" office:value="2968843" calcext:value-type="float">
            <text:p>2968843</text:p>
          </table:table-cell>
          <table:table-cell office:value-type="float" office:value="3407215" calcext:value-type="float">
            <text:p>3407215</text:p>
          </table:table-cell>
          <table:table-cell office:value-type="float" office:value="2521128" calcext:value-type="float">
            <text:p>2521128</text:p>
          </table:table-cell>
          <table:table-cell office:value-type="float" office:value="3097728" calcext:value-type="float">
            <text:p>3097728</text:p>
          </table:table-cell>
          <table:table-cell office:value-type="float" office:value="2504743" calcext:value-type="float">
            <text:p>2504743</text:p>
          </table:table-cell>
          <table:table-cell office:value-type="float" office:value="2922706" calcext:value-type="float">
            <text:p>2922706</text:p>
          </table:table-cell>
          <table:table-cell office:value-type="float" office:value="1650299" calcext:value-type="float">
            <text:p>1650299</text:p>
          </table:table-cell>
          <table:table-cell office:value-type="float" office:value="3186723" calcext:value-type="float">
            <text:p>3186723</text:p>
          </table:table-cell>
          <table:table-cell office:value-type="float" office:value="581557" calcext:value-type="float">
            <text:p>581557</text:p>
          </table:table-cell>
          <table:table-cell office:value-type="float" office:value="3724518" calcext:value-type="float">
            <text:p>3724518</text:p>
          </table:table-cell>
          <table:table-cell office:value-type="float" office:value="608067" calcext:value-type="float">
            <text:p>608067</text:p>
          </table:table-cell>
          <table:table-cell office:value-type="float" office:value="2475171" calcext:value-type="float">
            <text:p>2475171</text:p>
          </table:table-cell>
          <table:table-cell office:value-type="float" office:value="1947824" calcext:value-type="float">
            <text:p>1947824</text:p>
          </table:table-cell>
          <table:table-cell office:value-type="float" office:value="1976124" calcext:value-type="float">
            <text:p>1976124</text:p>
          </table:table-cell>
          <table:table-cell/>
        </table:table-row>
        <table:table-row table:style-name="ro1">
          <table:table-cell/>
          <table:table-cell office:value-type="float" office:value="907855" calcext:value-type="float">
            <text:p>907855</text:p>
          </table:table-cell>
          <table:table-cell office:value-type="float" office:value="832325" calcext:value-type="float">
            <text:p>832325</text:p>
          </table:table-cell>
          <table:table-cell office:value-type="float" office:value="2566766" calcext:value-type="float">
            <text:p>2566766</text:p>
          </table:table-cell>
          <table:table-cell office:value-type="float" office:value="1941722" calcext:value-type="float">
            <text:p>1941722</text:p>
          </table:table-cell>
          <table:table-cell office:value-type="float" office:value="1550920" calcext:value-type="float">
            <text:p>1550920</text:p>
          </table:table-cell>
          <table:table-cell office:value-type="float" office:value="1221298" calcext:value-type="float">
            <text:p>1221298</text:p>
          </table:table-cell>
          <table:table-cell office:value-type="float" office:value="1259459" calcext:value-type="float">
            <text:p>1259459</text:p>
          </table:table-cell>
          <table:table-cell office:value-type="float" office:value="1173196" calcext:value-type="float">
            <text:p>1173196</text:p>
          </table:table-cell>
          <table:table-cell office:value-type="float" office:value="1537274" calcext:value-type="float">
            <text:p>1537274</text:p>
          </table:table-cell>
          <table:table-cell office:value-type="float" office:value="1471248" calcext:value-type="float">
            <text:p>1471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2.374926.094</text:p>
          </table:table-cell>
          <table:table-cell office:value-type="float" office:value="1307850" calcext:value-type="float">
            <text:p>1307850</text:p>
          </table:table-cell>
          <table:table-cell office:value-type="float" office:value="1988038" calcext:value-type="float">
            <text:p>1988038</text:p>
          </table:table-cell>
          <table:table-cell office:value-type="float" office:value="736365" calcext:value-type="float">
            <text:p>736365</text:p>
          </table:table-cell>
          <table:table-cell office:value-type="float" office:value="1711283" calcext:value-type="float">
            <text:p>1711283</text:p>
          </table:table-cell>
          <table:table-cell office:value-type="float" office:value="1809054" calcext:value-type="float">
            <text:p>1809054</text:p>
          </table:table-cell>
          <table:table-cell office:value-type="float" office:value="1575048" calcext:value-type="float">
            <text:p>1575048</text:p>
          </table:table-cell>
          <table:table-cell office:value-type="float" office:value="1344884" calcext:value-type="float">
            <text:p>1344884</text:p>
          </table:table-cell>
          <table:table-cell office:value-type="float" office:value="2281672" calcext:value-type="float">
            <text:p>2281672</text:p>
          </table:table-cell>
          <table:table-cell office:value-type="float" office:value="1616343" calcext:value-type="float">
            <text:p>1616343</text:p>
          </table:table-cell>
          <table:table-cell office:value-type="float" office:value="1211083" calcext:value-type="float">
            <text:p>1211083</text:p>
          </table:table-cell>
          <table:table-cell office:value-type="float" office:value="1060500" calcext:value-type="float">
            <text:p>1060500</text:p>
          </table:table-cell>
          <table:table-cell office:value-type="float" office:value="1685812" calcext:value-type="float">
            <text:p>1685812</text:p>
          </table:table-cell>
          <table:table-cell office:value-type="float" office:value="1146098" calcext:value-type="float">
            <text:p>1146098</text:p>
          </table:table-cell>
          <table:table-cell office:value-type="float" office:value="1376445" calcext:value-type="float">
            <text:p>1376445</text:p>
          </table:table-cell>
          <table:table-cell office:value-type="float" office:value="1566145" calcext:value-type="float">
            <text:p>1566145</text:p>
          </table:table-cell>
          <table:table-cell office:value-type="float" office:value="2579275" calcext:value-type="float">
            <text:p>2579275</text:p>
          </table:table-cell>
          <table:table-cell office:value-type="float" office:value="1598906" calcext:value-type="float">
            <text:p>1598906</text:p>
          </table:table-cell>
          <table:table-cell office:value-type="float" office:value="1917307" calcext:value-type="float">
            <text:p>1917307</text:p>
          </table:table-cell>
          <table:table-cell office:value-type="float" office:value="1259100" calcext:value-type="float">
            <text:p>1259100</text:p>
          </table:table-cell>
          <table:table-cell office:value-type="float" office:value="2247482" calcext:value-type="float">
            <text:p>2247482</text:p>
          </table:table-cell>
          <table:table-cell office:value-type="string" calcext:value-type="string">
            <text:p>1229.5271032.078</text:p>
          </table:table-cell>
          <table:table-cell office:value-type="float" office:value="2040293" calcext:value-type="float">
            <text:p>2040293</text:p>
          </table:table-cell>
          <table:table-cell office:value-type="float" office:value="2227855" calcext:value-type="float">
            <text:p>2227855</text:p>
          </table:table-cell>
          <table:table-cell office:value-type="float" office:value="1964784" calcext:value-type="float">
            <text:p>1964784</text:p>
          </table:table-cell>
          <table:table-cell office:value-type="float" office:value="1036989" calcext:value-type="float">
            <text:p>1036989</text:p>
          </table:table-cell>
          <table:table-cell office:value-type="float" office:value="2442265" calcext:value-type="float">
            <text:p>2442265</text:p>
          </table:table-cell>
          <table:table-cell office:value-type="float" office:value="2668555" calcext:value-type="float">
            <text:p>2668555</text:p>
          </table:table-cell>
          <table:table-cell office:value-type="float" office:value="1733543" calcext:value-type="float">
            <text:p>1733543</text:p>
          </table:table-cell>
          <table:table-cell office:value-type="float" office:value="884660" calcext:value-type="float">
            <text:p>884660</text:p>
          </table:table-cell>
          <table:table-cell office:value-type="float" office:value="1375090" calcext:value-type="float">
            <text:p>1375090</text:p>
          </table:table-cell>
          <table:table-cell office:value-type="string" calcext:value-type="string">
            <text:p>2262.0502564.565</text:p>
          </table:table-cell>
          <table:table-cell office:value-type="float" office:value="2295820" calcext:value-type="float">
            <text:p>2295820</text:p>
          </table:table-cell>
          <table:table-cell office:value-type="float" office:value="1991443" calcext:value-type="float">
            <text:p>1991443</text:p>
          </table:table-cell>
          <table:table-cell office:value-type="float" office:value="926739" calcext:value-type="float">
            <text:p>926739</text:p>
          </table:table-cell>
          <table:table-cell office:value-type="float" office:value="1115882" calcext:value-type="float">
            <text:p>1115882</text:p>
          </table:table-cell>
          <table:table-cell office:value-type="float" office:value="1104855" calcext:value-type="float">
            <text:p>1104855</text:p>
          </table:table-cell>
          <table:table-cell office:value-type="float" office:value="462154" calcext:value-type="float">
            <text:p>462154</text:p>
          </table:table-cell>
          <table:table-cell office:value-type="float" office:value="1878049" calcext:value-type="float">
            <text:p>1878049</text:p>
          </table:table-cell>
          <table:table-cell office:value-type="float" office:value="2228537" calcext:value-type="float">
            <text:p>2228537</text:p>
          </table:table-cell>
          <table:table-cell office:value-type="float" office:value="1161933" calcext:value-type="float">
            <text:p>1161933</text:p>
          </table:table-cell>
          <table:table-cell office:value-type="float" office:value="923098" calcext:value-type="float">
            <text:p>923098</text:p>
          </table:table-cell>
          <table:table-cell office:value-type="string" calcext:value-type="string">
            <text:p>2454.8911815.147</text:p>
          </table:table-cell>
          <table:table-cell office:value-type="float" office:value="1166062" calcext:value-type="float">
            <text:p>1166062</text:p>
          </table:table-cell>
          <table:table-cell office:value-type="float" office:value="2607077" calcext:value-type="float">
            <text:p>2607077</text:p>
          </table:table-cell>
          <table:table-cell office:value-type="float" office:value="827339" calcext:value-type="float">
            <text:p>827339</text:p>
          </table:table-cell>
          <table:table-cell office:value-type="float" office:value="1194362" calcext:value-type="float">
            <text:p>1194362</text:p>
          </table:table-cell>
          <table:table-cell office:value-type="float" office:value="115017" calcext:value-type="float">
            <text:p>115017</text:p>
          </table:table-cell>
          <table:table-cell office:value-type="float" office:value="801676" calcext:value-type="float">
            <text:p>801676</text:p>
          </table:table-cell>
          <table:table-cell office:value-type="float" office:value="1456336" calcext:value-type="float">
            <text:p>1456336</text:p>
          </table:table-cell>
          <table:table-cell office:value-type="float" office:value="1493166" calcext:value-type="float">
            <text:p>1493166</text:p>
          </table:table-cell>
          <table:table-cell office:value-type="float" office:value="2624824" calcext:value-type="float">
            <text:p>2624824</text:p>
          </table:table-cell>
          <table:table-cell office:value-type="float" office:value="831791" calcext:value-type="float">
            <text:p>831791</text:p>
          </table:table-cell>
          <table:table-cell office:value-type="float" office:value="2494705" calcext:value-type="float">
            <text:p>2494705</text:p>
          </table:table-cell>
          <table:table-cell office:value-type="float" office:value="1199864" calcext:value-type="float">
            <text:p>1199864</text:p>
          </table:table-cell>
          <table:table-cell office:value-type="float" office:value="1364445" calcext:value-type="float">
            <text:p>1364445</text:p>
          </table:table-cell>
          <table:table-cell office:value-type="float" office:value="2456757" calcext:value-type="float">
            <text:p>2456757</text:p>
          </table:table-cell>
          <table:table-cell office:value-type="float" office:value="2657969" calcext:value-type="float">
            <text:p>2657969</text:p>
          </table:table-cell>
          <table:table-cell office:value-type="float" office:value="1420825" calcext:value-type="float">
            <text:p>1420825</text:p>
          </table:table-cell>
          <table:table-cell office:value-type="float" office:value="1961434" calcext:value-type="float">
            <text:p>1961434</text:p>
          </table:table-cell>
          <table:table-cell office:value-type="float" office:value="1292039" calcext:value-type="float">
            <text:p>1292039</text:p>
          </table:table-cell>
          <table:table-cell office:value-type="float" office:value="1186912" calcext:value-type="float">
            <text:p>1186912</text:p>
          </table:table-cell>
          <table:table-cell office:value-type="float" office:value="2534052" calcext:value-type="float">
            <text:p>2534052</text:p>
          </table:table-cell>
          <table:table-cell office:value-type="float" office:value="1557334" calcext:value-type="float">
            <text:p>1557334</text:p>
          </table:table-cell>
          <table:table-cell office:value-type="string" calcext:value-type="string">
            <text:p>2211.5311916.690</text:p>
          </table:table-cell>
          <table:table-cell office:value-type="float" office:value="2590257" calcext:value-type="float">
            <text:p>2590257</text:p>
          </table:table-cell>
          <table:table-cell office:value-type="float" office:value="1783370" calcext:value-type="float">
            <text:p>1783370</text:p>
          </table:table-cell>
          <table:table-cell office:value-type="float" office:value="1657057" calcext:value-type="float">
            <text:p>1657057</text:p>
          </table:table-cell>
          <table:table-cell office:value-type="float" office:value="1036735" calcext:value-type="float">
            <text:p>1036735</text:p>
          </table:table-cell>
          <table:table-cell office:value-type="float" office:value="2427102" calcext:value-type="float">
            <text:p>2427102</text:p>
          </table:table-cell>
          <table:table-cell office:value-type="float" office:value="1128168" calcext:value-type="float">
            <text:p>1128168</text:p>
          </table:table-cell>
          <table:table-cell office:value-type="float" office:value="2277324" calcext:value-type="float">
            <text:p>2277324</text:p>
          </table:table-cell>
          <table:table-cell office:value-type="float" office:value="1554666" calcext:value-type="float">
            <text:p>1554666</text:p>
          </table:table-cell>
          <table:table-cell office:value-type="float" office:value="2606195" calcext:value-type="float">
            <text:p>2606195</text:p>
          </table:table-cell>
          <table:table-cell office:value-type="float" office:value="1809602" calcext:value-type="float">
            <text:p>1809602</text:p>
          </table:table-cell>
          <table:table-cell office:value-type="float" office:value="1447763" calcext:value-type="float">
            <text:p>1447763</text:p>
          </table:table-cell>
          <table:table-cell office:value-type="float" office:value="1043324" calcext:value-type="float">
            <text:p>1043324</text:p>
          </table:table-cell>
          <table:table-cell office:value-type="float" office:value="1484635" calcext:value-type="float">
            <text:p>14846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6321" calcext:value-type="float">
            <text:p>606321</text:p>
          </table:table-cell>
          <table:table-cell office:value-type="float" office:value="725403" calcext:value-type="float">
            <text:p>725403</text:p>
          </table:table-cell>
          <table:table-cell office:value-type="float" office:value="2383578" calcext:value-type="float">
            <text:p>2383578</text:p>
          </table:table-cell>
          <table:table-cell office:value-type="float" office:value="2011947" calcext:value-type="float">
            <text:p>2011947</text:p>
          </table:table-cell>
          <table:table-cell office:value-type="float" office:value="1717841" calcext:value-type="float">
            <text:p>1717841</text:p>
          </table:table-cell>
          <table:table-cell office:value-type="float" office:value="1034753" calcext:value-type="float">
            <text:p>1034753</text:p>
          </table:table-cell>
          <table:table-cell office:value-type="float" office:value="1003714" calcext:value-type="float">
            <text:p>1003714</text:p>
          </table:table-cell>
          <table:table-cell office:value-type="float" office:value="939560" calcext:value-type="float">
            <text:p>939560</text:p>
          </table:table-cell>
          <table:table-cell office:value-type="float" office:value="1395652" calcext:value-type="float">
            <text:p>1395652</text:p>
          </table:table-cell>
          <table:table-cell office:value-type="float" office:value="1295965" calcext:value-type="float">
            <text:p>1295965</text:p>
          </table:table-cell>
          <table:table-cell office:value-type="float" office:value="322374" calcext:value-type="float">
            <text:p>322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8.5871000.688</text:p>
          </table:table-cell>
          <table:table-cell office:value-type="float" office:value="1867287" calcext:value-type="float">
            <text:p>1867287</text:p>
          </table:table-cell>
          <table:table-cell office:value-type="float" office:value="537269" calcext:value-type="float">
            <text:p>537269</text:p>
          </table:table-cell>
          <table:table-cell office:value-type="float" office:value="1619541" calcext:value-type="float">
            <text:p>1619541</text:p>
          </table:table-cell>
          <table:table-cell office:value-type="float" office:value="1702352" calcext:value-type="float">
            <text:p>1702352</text:p>
          </table:table-cell>
          <table:table-cell office:value-type="float" office:value="1471408" calcext:value-type="float">
            <text:p>1471408</text:p>
          </table:table-cell>
          <table:table-cell office:value-type="float" office:value="1169619" calcext:value-type="float">
            <text:p>1169619</text:p>
          </table:table-cell>
          <table:table-cell office:value-type="float" office:value="2569673" calcext:value-type="float">
            <text:p>2569673</text:p>
          </table:table-cell>
          <table:table-cell office:value-type="float" office:value="1532377" calcext:value-type="float">
            <text:p>1532377</text:p>
          </table:table-cell>
          <table:table-cell office:value-type="float" office:value="1530319" calcext:value-type="float">
            <text:p>1530319</text:p>
          </table:table-cell>
          <table:table-cell office:value-type="float" office:value="1283318" calcext:value-type="float">
            <text:p>1283318</text:p>
          </table:table-cell>
          <table:table-cell office:value-type="float" office:value="1746023" calcext:value-type="float">
            <text:p>1746023</text:p>
          </table:table-cell>
          <table:table-cell office:value-type="float" office:value="1448277" calcext:value-type="float">
            <text:p>1448277</text:p>
          </table:table-cell>
          <table:table-cell office:value-type="float" office:value="1288959" calcext:value-type="float">
            <text:p>1288959</text:p>
          </table:table-cell>
          <table:table-cell office:value-type="float" office:value="1246702" calcext:value-type="float">
            <text:p>1246702</text:p>
          </table:table-cell>
          <table:table-cell office:value-type="float" office:value="2594730" calcext:value-type="float">
            <text:p>2594730</text:p>
          </table:table-cell>
          <table:table-cell office:value-type="float" office:value="1800612" calcext:value-type="float">
            <text:p>1800612</text:p>
          </table:table-cell>
          <table:table-cell office:value-type="float" office:value="1954656" calcext:value-type="float">
            <text:p>1954656</text:p>
          </table:table-cell>
          <table:table-cell office:value-type="float" office:value="1379438" calcext:value-type="float">
            <text:p>1379438</text:p>
          </table:table-cell>
          <table:table-cell office:value-type="float" office:value="2351511" calcext:value-type="float">
            <text:p>2351511</text:p>
          </table:table-cell>
          <table:table-cell office:value-type="float" office:value="1533014" calcext:value-type="float">
            <text:p>1533014</text:p>
          </table:table-cell>
          <table:table-cell office:value-type="string" calcext:value-type="string">
            <text:p>886.0142320.128</text:p>
          </table:table-cell>
          <table:table-cell office:value-type="float" office:value="2100412" calcext:value-type="float">
            <text:p>2100412</text:p>
          </table:table-cell>
          <table:table-cell office:value-type="float" office:value="1963721" calcext:value-type="float">
            <text:p>1963721</text:p>
          </table:table-cell>
          <table:table-cell office:value-type="float" office:value="1176555" calcext:value-type="float">
            <text:p>1176555</text:p>
          </table:table-cell>
          <table:table-cell office:value-type="float" office:value="2326462" calcext:value-type="float">
            <text:p>2326462</text:p>
          </table:table-cell>
          <table:table-cell office:value-type="float" office:value="2496802" calcext:value-type="float">
            <text:p>2496802</text:p>
          </table:table-cell>
          <table:table-cell office:value-type="float" office:value="1512311" calcext:value-type="float">
            <text:p>1512311</text:p>
          </table:table-cell>
          <table:table-cell office:value-type="float" office:value="802016" calcext:value-type="float">
            <text:p>802016</text:p>
          </table:table-cell>
          <table:table-cell office:value-type="float" office:value="1623573" calcext:value-type="float">
            <text:p>1623573</text:p>
          </table:table-cell>
          <table:table-cell office:value-type="float" office:value="2150308" calcext:value-type="float">
            <text:p>2150308</text:p>
          </table:table-cell>
          <table:table-cell office:value-type="float" office:value="2408329" calcext:value-type="float">
            <text:p>2408329</text:p>
          </table:table-cell>
          <table:table-cell office:value-type="float" office:value="2119140" calcext:value-type="float">
            <text:p>2119140</text:p>
          </table:table-cell>
          <table:table-cell office:value-type="float" office:value="2002144" calcext:value-type="float">
            <text:p>2002144</text:p>
          </table:table-cell>
          <table:table-cell office:value-type="float" office:value="929731" calcext:value-type="float">
            <text:p>929731</text:p>
          </table:table-cell>
          <table:table-cell office:value-type="float" office:value="947005" calcext:value-type="float">
            <text:p>947005</text:p>
          </table:table-cell>
          <table:table-cell office:value-type="float" office:value="1254452" calcext:value-type="float">
            <text:p>1254452</text:p>
          </table:table-cell>
          <table:table-cell office:value-type="float" office:value="140004" calcext:value-type="float">
            <text:p>140004</text:p>
          </table:table-cell>
          <table:table-cell office:value-type="float" office:value="1694259" calcext:value-type="float">
            <text:p>1694259</text:p>
          </table:table-cell>
          <table:table-cell office:value-type="float" office:value="2189557" calcext:value-type="float">
            <text:p>2189557</text:p>
          </table:table-cell>
          <table:table-cell office:value-type="float" office:value="1468586" calcext:value-type="float">
            <text:p>1468586</text:p>
          </table:table-cell>
          <table:table-cell office:value-type="float" office:value="803837" calcext:value-type="float">
            <text:p>803837</text:p>
          </table:table-cell>
          <table:table-cell office:value-type="float" office:value="2265150" calcext:value-type="float">
            <text:p>2265150</text:p>
          </table:table-cell>
          <table:table-cell office:value-type="float" office:value="1725472" calcext:value-type="float">
            <text:p>1725472</text:p>
          </table:table-cell>
          <table:table-cell office:value-type="string" calcext:value-type="string">
            <text:p>927.9362492.219</text:p>
          </table:table-cell>
          <table:table-cell office:value-type="float" office:value="581210" calcext:value-type="float">
            <text:p>581210</text:p>
          </table:table-cell>
          <table:table-cell office:value-type="float" office:value="911430" calcext:value-type="float">
            <text:p>911430</text:p>
          </table:table-cell>
          <table:table-cell office:value-type="float" office:value="385012" calcext:value-type="float">
            <text:p>385012</text:p>
          </table:table-cell>
          <table:table-cell office:value-type="float" office:value="759664" calcext:value-type="float">
            <text:p>759664</text:p>
          </table:table-cell>
          <table:table-cell office:value-type="float" office:value="1571658" calcext:value-type="float">
            <text:p>1571658</text:p>
          </table:table-cell>
          <table:table-cell office:value-type="float" office:value="1810817" calcext:value-type="float">
            <text:p>1810817</text:p>
          </table:table-cell>
          <table:table-cell office:value-type="float" office:value="2677817" calcext:value-type="float">
            <text:p>2677817</text:p>
          </table:table-cell>
          <table:table-cell office:value-type="float" office:value="584570" calcext:value-type="float">
            <text:p>584570</text:p>
          </table:table-cell>
          <table:table-cell office:value-type="float" office:value="2469172" calcext:value-type="float">
            <text:p>2469172</text:p>
          </table:table-cell>
          <table:table-cell office:value-type="float" office:value="983549" calcext:value-type="float">
            <text:p>983549</text:p>
          </table:table-cell>
          <table:table-cell office:value-type="float" office:value="1402820" calcext:value-type="float">
            <text:p>1402820</text:p>
          </table:table-cell>
          <table:table-cell office:value-type="float" office:value="2266261" calcext:value-type="float">
            <text:p>2266261</text:p>
          </table:table-cell>
          <table:table-cell office:value-type="string" calcext:value-type="string">
            <text:p>2917.4621410.464</text:p>
          </table:table-cell>
          <table:table-cell office:value-type="float" office:value="1695090" calcext:value-type="float">
            <text:p>1695090</text:p>
          </table:table-cell>
          <table:table-cell office:value-type="float" office:value="1287237" calcext:value-type="float">
            <text:p>1287237</text:p>
          </table:table-cell>
          <table:table-cell office:value-type="float" office:value="1482102" calcext:value-type="float">
            <text:p>1482102</text:p>
          </table:table-cell>
          <table:table-cell office:value-type="float" office:value="2413233" calcext:value-type="float">
            <text:p>2413233</text:p>
          </table:table-cell>
          <table:table-cell office:value-type="float" office:value="1843343" calcext:value-type="float">
            <text:p>1843343</text:p>
          </table:table-cell>
          <table:table-cell office:value-type="float" office:value="2505417" calcext:value-type="float">
            <text:p>2505417</text:p>
          </table:table-cell>
          <table:table-cell office:value-type="float" office:value="1832912" calcext:value-type="float">
            <text:p>1832912</text:p>
          </table:table-cell>
          <table:table-cell office:value-type="float" office:value="2442029" calcext:value-type="float">
            <text:p>2442029</text:p>
          </table:table-cell>
          <table:table-cell office:value-type="float" office:value="2075173" calcext:value-type="float">
            <text:p>2075173</text:p>
          </table:table-cell>
          <table:table-cell office:value-type="float" office:value="1804295" calcext:value-type="float">
            <text:p>1804295</text:p>
          </table:table-cell>
          <table:table-cell office:value-type="float" office:value="1239986" calcext:value-type="float">
            <text:p>1239986</text:p>
          </table:table-cell>
          <table:table-cell office:value-type="float" office:value="2699041" calcext:value-type="float">
            <text:p>2699041</text:p>
          </table:table-cell>
          <table:table-cell office:value-type="float" office:value="850128" calcext:value-type="float">
            <text:p>850128</text:p>
          </table:table-cell>
          <table:table-cell office:value-type="float" office:value="2150888" calcext:value-type="float">
            <text:p>2150888</text:p>
          </table:table-cell>
          <table:table-cell office:value-type="float" office:value="1495717" calcext:value-type="float">
            <text:p>1495717</text:p>
          </table:table-cell>
          <table:table-cell office:value-type="float" office:value="2560040" calcext:value-type="float">
            <text:p>2560040</text:p>
          </table:table-cell>
          <table:table-cell office:value-type="float" office:value="1722985" calcext:value-type="float">
            <text:p>1722985</text:p>
          </table:table-cell>
          <table:table-cell office:value-type="float" office:value="1340147" calcext:value-type="float">
            <text:p>1340147</text:p>
          </table:table-cell>
          <table:table-cell office:value-type="float" office:value="864280" calcext:value-type="float">
            <text:p>864280</text:p>
          </table:table-cell>
          <table:table-cell office:value-type="float" office:value="1729481" calcext:value-type="float">
            <text:p>17294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6180" calcext:value-type="float">
            <text:p>1486180</text:p>
          </table:table-cell>
          <table:table-cell office:value-type="float" office:value="1703498" calcext:value-type="float">
            <text:p>1703498</text:p>
          </table:table-cell>
          <table:table-cell office:value-type="float" office:value="3359389" calcext:value-type="float">
            <text:p>3359389</text:p>
          </table:table-cell>
          <table:table-cell office:value-type="float" office:value="2859229" calcext:value-type="float">
            <text:p>2859229</text:p>
          </table:table-cell>
          <table:table-cell office:value-type="float" office:value="2409530" calcext:value-type="float">
            <text:p>2409530</text:p>
          </table:table-cell>
          <table:table-cell office:value-type="float" office:value="838466" calcext:value-type="float">
            <text:p>838466</text:p>
          </table:table-cell>
          <table:table-cell office:value-type="float" office:value="1938585" calcext:value-type="float">
            <text:p>1938585</text:p>
          </table:table-cell>
          <table:table-cell office:value-type="float" office:value="1900308" calcext:value-type="float">
            <text:p>1900308</text:p>
          </table:table-cell>
          <table:table-cell office:value-type="float" office:value="2384232" calcext:value-type="float">
            <text:p>2384232</text:p>
          </table:table-cell>
          <table:table-cell office:value-type="float" office:value="965091" calcext:value-type="float">
            <text:p>965091</text:p>
          </table:table-cell>
          <table:table-cell office:value-type="float" office:value="926094" calcext:value-type="float">
            <text:p>926094</text:p>
          </table:table-cell>
          <table:table-cell office:value-type="string" calcext:value-type="string">
            <text:p>988.5870.000</text:p>
          </table:table-cell>
          <table:table-cell office:value-type="float" office:value="1808883" calcext:value-type="float">
            <text:p>1808883</text:p>
          </table:table-cell>
          <table:table-cell office:value-type="float" office:value="2854955" calcext:value-type="float">
            <text:p>2854955</text:p>
          </table:table-cell>
          <table:table-cell office:value-type="float" office:value="1524499" calcext:value-type="float">
            <text:p>1524499</text:p>
          </table:table-cell>
          <table:table-cell office:value-type="float" office:value="935373" calcext:value-type="float">
            <text:p>935373</text:p>
          </table:table-cell>
          <table:table-cell office:value-type="float" office:value="2687215" calcext:value-type="float">
            <text:p>2687215</text:p>
          </table:table-cell>
          <table:table-cell office:value-type="float" office:value="845327" calcext:value-type="float">
            <text:p>845327</text:p>
          </table:table-cell>
          <table:table-cell office:value-type="float" office:value="877460" calcext:value-type="float">
            <text:p>877460</text:p>
          </table:table-cell>
          <table:table-cell office:value-type="float" office:value="1988043" calcext:value-type="float">
            <text:p>1988043</text:p>
          </table:table-cell>
          <table:table-cell office:value-type="float" office:value="2509519" calcext:value-type="float">
            <text:p>2509519</text:p>
          </table:table-cell>
          <table:table-cell office:value-type="float" office:value="1617649" calcext:value-type="float">
            <text:p>1617649</text:p>
          </table:table-cell>
          <table:table-cell office:value-type="float" office:value="1871860" calcext:value-type="float">
            <text:p>1871860</text:p>
          </table:table-cell>
          <table:table-cell office:value-type="float" office:value="764493" calcext:value-type="float">
            <text:p>764493</text:p>
          </table:table-cell>
          <table:table-cell office:value-type="float" office:value="1717549" calcext:value-type="float">
            <text:p>1717549</text:p>
          </table:table-cell>
          <table:table-cell office:value-type="float" office:value="2266117" calcext:value-type="float">
            <text:p>2266117</text:p>
          </table:table-cell>
          <table:table-cell office:value-type="float" office:value="1932447" calcext:value-type="float">
            <text:p>1932447</text:p>
          </table:table-cell>
          <table:table-cell office:value-type="float" office:value="3505321" calcext:value-type="float">
            <text:p>3505321</text:p>
          </table:table-cell>
          <table:table-cell office:value-type="float" office:value="2411241" calcext:value-type="float">
            <text:p>2411241</text:p>
          </table:table-cell>
          <table:table-cell office:value-type="float" office:value="991252" calcext:value-type="float">
            <text:p>991252</text:p>
          </table:table-cell>
          <table:table-cell office:value-type="float" office:value="2162397" calcext:value-type="float">
            <text:p>2162397</text:p>
          </table:table-cell>
          <table:table-cell office:value-type="float" office:value="1364018" calcext:value-type="float">
            <text:p>1364018</text:p>
          </table:table-cell>
          <table:table-cell office:value-type="float" office:value="1780573" calcext:value-type="float">
            <text:p>1780573</text:p>
          </table:table-cell>
          <table:table-cell office:value-type="float" office:value="625645" calcext:value-type="float">
            <text:p>625645</text:p>
          </table:table-cell>
          <table:table-cell office:value-type="string" calcext:value-type="string">
            <text:p>1713.8383088.845</text:p>
          </table:table-cell>
          <table:table-cell office:value-type="float" office:value="2889779" calcext:value-type="float">
            <text:p>2889779</text:p>
          </table:table-cell>
          <table:table-cell office:value-type="float" office:value="1935206" calcext:value-type="float">
            <text:p>1935206</text:p>
          </table:table-cell>
          <table:table-cell office:value-type="float" office:value="3314005" calcext:value-type="float">
            <text:p>3314005</text:p>
          </table:table-cell>
          <table:table-cell office:value-type="float" office:value="3477457" calcext:value-type="float">
            <text:p>3477457</text:p>
          </table:table-cell>
          <table:table-cell office:value-type="float" office:value="2469794" calcext:value-type="float">
            <text:p>2469794</text:p>
          </table:table-cell>
          <table:table-cell office:value-type="float" office:value="420973" calcext:value-type="float">
            <text:p>420973</text:p>
          </table:table-cell>
          <table:table-cell office:value-type="float" office:value="2111483" calcext:value-type="float">
            <text:p>2111483</text:p>
          </table:table-cell>
          <table:table-cell office:value-type="float" office:value="3137046" calcext:value-type="float">
            <text:p>3137046</text:p>
          </table:table-cell>
          <table:table-cell office:value-type="float" office:value="3394085" calcext:value-type="float">
            <text:p>3394085</text:p>
          </table:table-cell>
          <table:table-cell office:value-type="string" calcext:value-type="string">
            <text:p>3099.1851070.079</text:p>
          </table:table-cell>
          <table:table-cell office:value-type="float" office:value="1848357" calcext:value-type="float">
            <text:p>1848357</text:p>
          </table:table-cell>
          <table:table-cell office:value-type="float" office:value="1934900" calcext:value-type="float">
            <text:p>1934900</text:p>
          </table:table-cell>
          <table:table-cell office:value-type="float" office:value="378001" calcext:value-type="float">
            <text:p>378001</text:p>
          </table:table-cell>
          <table:table-cell office:value-type="float" office:value="1054195" calcext:value-type="float">
            <text:p>1054195</text:p>
          </table:table-cell>
          <table:table-cell office:value-type="float" office:value="2673616" calcext:value-type="float">
            <text:p>2673616</text:p>
          </table:table-cell>
          <table:table-cell office:value-type="float" office:value="3145511" calcext:value-type="float">
            <text:p>3145511</text:p>
          </table:table-cell>
          <table:table-cell office:value-type="float" office:value="1187012" calcext:value-type="float">
            <text:p>1187012</text:p>
          </table:table-cell>
          <table:table-cell office:value-type="float" office:value="1786736" calcext:value-type="float">
            <text:p>1786736</text:p>
          </table:table-cell>
          <table:table-cell office:value-type="float" office:value="3237928" calcext:value-type="float">
            <text:p>3237928</text:p>
          </table:table-cell>
          <table:table-cell office:value-type="string" calcext:value-type="string">
            <text:p>1024.1781885.236</text:p>
          </table:table-cell>
          <table:table-cell office:value-type="float" office:value="3479778" calcext:value-type="float">
            <text:p>3479778</text:p>
          </table:table-cell>
          <table:table-cell office:value-type="float" office:value="1547913" calcext:value-type="float">
            <text:p>1547913</text:p>
          </table:table-cell>
          <table:table-cell office:value-type="float" office:value="1805680" calcext:value-type="float">
            <text:p>1805680</text:p>
          </table:table-cell>
          <table:table-cell office:value-type="float" office:value="821689" calcext:value-type="float">
            <text:p>821689</text:p>
          </table:table-cell>
          <table:table-cell office:value-type="float" office:value="333054" calcext:value-type="float">
            <text:p>333054</text:p>
          </table:table-cell>
          <table:table-cell office:value-type="float" office:value="2358571" calcext:value-type="float">
            <text:p>2358571</text:p>
          </table:table-cell>
          <table:table-cell office:value-type="float" office:value="1580026" calcext:value-type="float">
            <text:p>1580026</text:p>
          </table:table-cell>
          <table:table-cell office:value-type="float" office:value="3545032" calcext:value-type="float">
            <text:p>3545032</text:p>
          </table:table-cell>
          <table:table-cell office:value-type="float" office:value="1550271" calcext:value-type="float">
            <text:p>1550271</text:p>
          </table:table-cell>
          <table:table-cell office:value-type="float" office:value="1589764" calcext:value-type="float">
            <text:p>1589764</text:p>
          </table:table-cell>
          <table:table-cell office:value-type="float" office:value="1955310" calcext:value-type="float">
            <text:p>1955310</text:p>
          </table:table-cell>
          <table:table-cell office:value-type="float" office:value="439164" calcext:value-type="float">
            <text:p>439164</text:p>
          </table:table-cell>
          <table:table-cell office:value-type="float" office:value="3238584" calcext:value-type="float">
            <text:p>3238584</text:p>
          </table:table-cell>
          <table:table-cell office:value-type="float" office:value="2182502" calcext:value-type="float">
            <text:p>2182502</text:p>
          </table:table-cell>
          <table:table-cell office:value-type="float" office:value="532673" calcext:value-type="float">
            <text:p>532673</text:p>
          </table:table-cell>
          <table:table-cell office:value-type="float" office:value="2585754" calcext:value-type="float">
            <text:p>2585754</text:p>
          </table:table-cell>
          <table:table-cell office:value-type="float" office:value="408633" calcext:value-type="float">
            <text:p>408633</text:p>
          </table:table-cell>
          <table:table-cell office:value-type="float" office:value="1108518" calcext:value-type="float">
            <text:p>1108518</text:p>
          </table:table-cell>
          <table:table-cell office:value-type="float" office:value="3401380" calcext:value-type="float">
            <text:p>3401380</text:p>
          </table:table-cell>
          <table:table-cell office:value-type="float" office:value="1330850" calcext:value-type="float">
            <text:p>1330850</text:p>
          </table:table-cell>
          <table:table-cell office:value-type="float" office:value="1964907" calcext:value-type="float">
            <text:p>1964907</text:p>
          </table:table-cell>
          <table:table-cell office:value-type="float" office:value="2811154" calcext:value-type="float">
            <text:p>2811154</text:p>
          </table:table-cell>
          <table:table-cell office:value-type="float" office:value="3429282" calcext:value-type="float">
            <text:p>3429282</text:p>
          </table:table-cell>
          <table:table-cell office:value-type="float" office:value="1564508" calcext:value-type="float">
            <text:p>1564508</text:p>
          </table:table-cell>
          <table:table-cell office:value-type="float" office:value="2532007" calcext:value-type="float">
            <text:p>2532007</text:p>
          </table:table-cell>
          <table:table-cell office:value-type="float" office:value="1877461" calcext:value-type="float">
            <text:p>1877461</text:p>
          </table:table-cell>
          <table:table-cell office:value-type="float" office:value="2026631" calcext:value-type="float">
            <text:p>2026631</text:p>
          </table:table-cell>
          <table:table-cell office:value-type="float" office:value="1759093" calcext:value-type="float">
            <text:p>1759093</text:p>
          </table:table-cell>
          <table:table-cell office:value-type="float" office:value="3139291" calcext:value-type="float">
            <text:p>3139291</text:p>
          </table:table-cell>
          <table:table-cell office:value-type="float" office:value="731648" calcext:value-type="float">
            <text:p>731648</text:p>
          </table:table-cell>
          <table:table-cell office:value-type="float" office:value="3521374" calcext:value-type="float">
            <text:p>3521374</text:p>
          </table:table-cell>
          <table:table-cell office:value-type="float" office:value="1013097" calcext:value-type="float">
            <text:p>1013097</text:p>
          </table:table-cell>
          <table:table-cell office:value-type="float" office:value="2323969" calcext:value-type="float">
            <text:p>2323969</text:p>
          </table:table-cell>
          <table:table-cell office:value-type="float" office:value="1851312" calcext:value-type="float">
            <text:p>1851312</text:p>
          </table:table-cell>
          <table:table-cell office:value-type="float" office:value="1041290" calcext:value-type="float">
            <text:p>104129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839" calcext:value-type="float">
            <text:p>400839</text:p>
          </table:table-cell>
          <table:table-cell office:value-type="float" office:value="920001" calcext:value-type="float">
            <text:p>920001</text:p>
          </table:table-cell>
          <table:table-cell office:value-type="float" office:value="1713113" calcext:value-type="float">
            <text:p>1713113</text:p>
          </table:table-cell>
          <table:table-cell office:value-type="float" office:value="2196798" calcext:value-type="float">
            <text:p>2196798</text:p>
          </table:table-cell>
          <table:table-cell office:value-type="float" office:value="2208630" calcext:value-type="float">
            <text:p>2208630</text:p>
          </table:table-cell>
          <table:table-cell office:value-type="float" office:value="1334603" calcext:value-type="float">
            <text:p>1334603</text:p>
          </table:table-cell>
          <table:table-cell office:value-type="float" office:value="391184" calcext:value-type="float">
            <text:p>391184</text:p>
          </table:table-cell>
          <table:table-cell office:value-type="float" office:value="500372" calcext:value-type="float">
            <text:p>500372</text:p>
          </table:table-cell>
          <table:table-cell office:value-type="float" office:value="1064816" calcext:value-type="float">
            <text:p>1064816</text:p>
          </table:table-cell>
          <table:table-cell office:value-type="float" office:value="1539980" calcext:value-type="float">
            <text:p>1539980</text:p>
          </table:table-cell>
          <table:table-cell office:value-type="float" office:value="1307850" calcext:value-type="float">
            <text:p>1307850</text:p>
          </table:table-cell>
          <table:table-cell office:value-type="float" office:value="1000688" calcext:value-type="float">
            <text:p>1000688</text:p>
          </table:table-cell>
          <table:table-cell office:value-type="float" office:value="1808883" calcext:value-type="float">
            <text:p>1808883</text:p>
          </table:table-cell>
          <table:table-cell office:value-type="float" office:value="0" calcext:value-type="float">
            <text:p>0</text:p>
          </table:table-cell>
          <table:table-cell office:value-type="float" office:value="1483029" calcext:value-type="float">
            <text:p>1483029</text:p>
          </table:table-cell>
          <table:table-cell office:value-type="float" office:value="719781" calcext:value-type="float">
            <text:p>719781</text:p>
          </table:table-cell>
          <table:table-cell office:value-type="float" office:value="2034660" calcext:value-type="float">
            <text:p>2034660</text:p>
          </table:table-cell>
          <table:table-cell office:value-type="float" office:value="1402244" calcext:value-type="float">
            <text:p>1402244</text:p>
          </table:table-cell>
          <table:table-cell office:value-type="float" office:value="1882811" calcext:value-type="float">
            <text:p>1882811</text:p>
          </table:table-cell>
          <table:table-cell office:value-type="float" office:value="1454307" calcext:value-type="float">
            <text:p>1454307</text:p>
          </table:table-cell>
          <table:table-cell office:value-type="float" office:value="3567887" calcext:value-type="float">
            <text:p>3567887</text:p>
          </table:table-cell>
          <table:table-cell office:value-type="float" office:value="1353937" calcext:value-type="float">
            <text:p>1353937</text:p>
          </table:table-cell>
          <table:table-cell office:value-type="float" office:value="2462204" calcext:value-type="float">
            <text:p>2462204</text:p>
          </table:table-cell>
          <table:table-cell office:value-type="string" calcext:value-type="string">
            <text:p>1972.1352473.614</text:p>
          </table:table-cell>
          <table:table-cell office:value-type="float" office:value="2317948" calcext:value-type="float">
            <text:p>2317948</text:p>
          </table:table-cell>
          <table:table-cell office:value-type="float" office:value="1184441" calcext:value-type="float">
            <text:p>1184441</text:p>
          </table:table-cell>
          <table:table-cell office:value-type="float" office:value="334093" calcext:value-type="float">
            <text:p>334093</text:p>
          </table:table-cell>
          <table:table-cell office:value-type="float" office:value="2545545" calcext:value-type="float">
            <text:p>2545545</text:p>
          </table:table-cell>
          <table:table-cell office:value-type="float" office:value="2372068" calcext:value-type="float">
            <text:p>2372068</text:p>
          </table:table-cell>
          <table:table-cell office:value-type="float" office:value="2622103" calcext:value-type="float">
            <text:p>2622103</text:p>
          </table:table-cell>
          <table:table-cell office:value-type="float" office:value="1813382" calcext:value-type="float">
            <text:p>1813382</text:p>
          </table:table-cell>
          <table:table-cell office:value-type="float" office:value="3119793" calcext:value-type="float">
            <text:p>3119793</text:p>
          </table:table-cell>
          <table:table-cell office:value-type="float" office:value="2402934" calcext:value-type="float">
            <text:p>2402934</text:p>
          </table:table-cell>
          <table:table-cell office:value-type="string" calcext:value-type="string">
            <text:p>1363.1183314.923</text:p>
          </table:table-cell>
          <table:table-cell office:value-type="float" office:value="1653509" calcext:value-type="float">
            <text:p>1653509</text:p>
          </table:table-cell>
          <table:table-cell office:value-type="float" office:value="1946687" calcext:value-type="float">
            <text:p>1946687</text:p>
          </table:table-cell>
          <table:table-cell office:value-type="float" office:value="1703763" calcext:value-type="float">
            <text:p>1703763</text:p>
          </table:table-cell>
          <table:table-cell office:value-type="float" office:value="1888899" calcext:value-type="float">
            <text:p>1888899</text:p>
          </table:table-cell>
          <table:table-cell office:value-type="float" office:value="1855066" calcext:value-type="float">
            <text:p>1855066</text:p>
          </table:table-cell>
          <table:table-cell office:value-type="float" office:value="827774" calcext:value-type="float">
            <text:p>827774</text:p>
          </table:table-cell>
          <table:table-cell office:value-type="float" office:value="1447948" calcext:value-type="float">
            <text:p>1447948</text:p>
          </table:table-cell>
          <table:table-cell office:value-type="float" office:value="2334612" calcext:value-type="float">
            <text:p>2334612</text:p>
          </table:table-cell>
          <table:table-cell office:value-type="float" office:value="1749313" calcext:value-type="float">
            <text:p>1749313</text:p>
          </table:table-cell>
          <table:table-cell office:value-type="string" calcext:value-type="string">
            <text:p>1826.4291498.582</text:p>
          </table:table-cell>
          <table:table-cell office:value-type="float" office:value="2610994" calcext:value-type="float">
            <text:p>2610994</text:p>
          </table:table-cell>
          <table:table-cell office:value-type="float" office:value="1245084" calcext:value-type="float">
            <text:p>1245084</text:p>
          </table:table-cell>
          <table:table-cell office:value-type="float" office:value="764385" calcext:value-type="float">
            <text:p>764385</text:p>
          </table:table-cell>
          <table:table-cell office:value-type="float" office:value="2150242" calcext:value-type="float">
            <text:p>2150242</text:p>
          </table:table-cell>
          <table:table-cell office:value-type="float" office:value="867287" calcext:value-type="float">
            <text:p>867287</text:p>
          </table:table-cell>
          <table:table-cell office:value-type="float" office:value="1117473" calcext:value-type="float">
            <text:p>1117473</text:p>
          </table:table-cell>
          <table:table-cell office:value-type="float" office:value="2019683" calcext:value-type="float">
            <text:p>2019683</text:p>
          </table:table-cell>
          <table:table-cell office:value-type="float" office:value="2467541" calcext:value-type="float">
            <text:p>2467541</text:p>
          </table:table-cell>
          <table:table-cell office:value-type="float" office:value="896429" calcext:value-type="float">
            <text:p>896429</text:p>
          </table:table-cell>
          <table:table-cell office:value-type="float" office:value="1583177" calcext:value-type="float">
            <text:p>1583177</text:p>
          </table:table-cell>
          <table:table-cell office:value-type="string" calcext:value-type="string">
            <text:p>2128.810478.875</text:p>
          </table:table-cell>
          <table:table-cell office:value-type="float" office:value="2039607" calcext:value-type="float">
            <text:p>2039607</text:p>
          </table:table-cell>
          <table:table-cell office:value-type="float" office:value="570202" calcext:value-type="float">
            <text:p>570202</text:p>
          </table:table-cell>
          <table:table-cell office:value-type="float" office:value="232181" calcext:value-type="float">
            <text:p>232181</text:p>
          </table:table-cell>
          <table:table-cell office:value-type="float" office:value="1384824" calcext:value-type="float">
            <text:p>1384824</text:p>
          </table:table-cell>
          <table:table-cell office:value-type="float" office:value="1488487" calcext:value-type="float">
            <text:p>1488487</text:p>
          </table:table-cell>
          <table:table-cell office:value-type="float" office:value="1953277" calcext:value-type="float">
            <text:p>1953277</text:p>
          </table:table-cell>
          <table:table-cell office:value-type="float" office:value="2798808" calcext:value-type="float">
            <text:p>2798808</text:p>
          </table:table-cell>
          <table:table-cell office:value-type="float" office:value="2735220" calcext:value-type="float">
            <text:p>2735220</text:p>
          </table:table-cell>
          <table:table-cell office:value-type="float" office:value="564865" calcext:value-type="float">
            <text:p>564865</text:p>
          </table:table-cell>
          <table:table-cell office:value-type="float" office:value="2957188" calcext:value-type="float">
            <text:p>2957188</text:p>
          </table:table-cell>
          <table:table-cell office:value-type="float" office:value="583652" calcext:value-type="float">
            <text:p>583652</text:p>
          </table:table-cell>
          <table:table-cell office:value-type="string" calcext:value-type="string">
            <text:p>2127.8781581.587</text:p>
          </table:table-cell>
          <table:table-cell office:value-type="float" office:value="3895362" calcext:value-type="float">
            <text:p>3895362</text:p>
          </table:table-cell>
          <table:table-cell office:value-type="float" office:value="2045337" calcext:value-type="float">
            <text:p>2045337</text:p>
          </table:table-cell>
          <table:table-cell office:value-type="float" office:value="793582" calcext:value-type="float">
            <text:p>793582</text:p>
          </table:table-cell>
          <table:table-cell office:value-type="float" office:value="1952605" calcext:value-type="float">
            <text:p>1952605</text:p>
          </table:table-cell>
          <table:table-cell office:value-type="float" office:value="2482737" calcext:value-type="float">
            <text:p>2482737</text:p>
          </table:table-cell>
          <table:table-cell office:value-type="float" office:value="1949187" calcext:value-type="float">
            <text:p>1949187</text:p>
          </table:table-cell>
          <table:table-cell office:value-type="float" office:value="2841774" calcext:value-type="float">
            <text:p>2841774</text:p>
          </table:table-cell>
          <table:table-cell office:value-type="float" office:value="3505468" calcext:value-type="float">
            <text:p>3505468</text:p>
          </table:table-cell>
          <table:table-cell office:value-type="float" office:value="1580285" calcext:value-type="float">
            <text:p>1580285</text:p>
          </table:table-cell>
          <table:table-cell office:value-type="string" calcext:value-type="string">
            <text:p>1883.7103074.995</text:p>
          </table:table-cell>
          <table:table-cell office:value-type="float" office:value="2231500" calcext:value-type="float">
            <text:p>2231500</text:p>
          </table:table-cell>
          <table:table-cell office:value-type="float" office:value="1892584" calcext:value-type="float">
            <text:p>1892584</text:p>
          </table:table-cell>
          <table:table-cell office:value-type="float" office:value="3687924" calcext:value-type="float">
            <text:p>3687924</text:p>
          </table:table-cell>
          <table:table-cell office:value-type="float" office:value="287141" calcext:value-type="float">
            <text:p>287141</text:p>
          </table:table-cell>
          <table:table-cell office:value-type="float" office:value="1700172" calcext:value-type="float">
            <text:p>1700172</text:p>
          </table:table-cell>
          <table:table-cell office:value-type="float" office:value="2013025" calcext:value-type="float">
            <text:p>2013025</text:p>
          </table:table-cell>
          <table:table-cell office:value-type="float" office:value="2322279" calcext:value-type="float">
            <text:p>2322279</text:p>
          </table:table-cell>
          <table:table-cell office:value-type="float" office:value="2134807" calcext:value-type="float">
            <text:p>2134807</text:p>
          </table:table-cell>
          <table:table-cell office:value-type="float" office:value="1149230" calcext:value-type="float">
            <text:p>1149230</text:p>
          </table:table-cell>
          <table:table-cell office:value-type="string" calcext:value-type="string">
            <text:p>716.9612703.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19479" calcext:value-type="float">
            <text:p>1519479</text:p>
          </table:table-cell>
          <table:table-cell office:value-type="float" office:value="1159007" calcext:value-type="float">
            <text:p>1159007</text:p>
          </table:table-cell>
          <table:table-cell office:value-type="float" office:value="729151" calcext:value-type="float">
            <text:p>729151</text:p>
          </table:table-cell>
          <table:table-cell office:value-type="float" office:value="1161365" calcext:value-type="float">
            <text:p>1161365</text:p>
          </table:table-cell>
          <table:table-cell office:value-type="float" office:value="1615984" calcext:value-type="float">
            <text:p>1615984</text:p>
          </table:table-cell>
          <table:table-cell office:value-type="float" office:value="2692502" calcext:value-type="float">
            <text:p>2692502</text:p>
          </table:table-cell>
          <table:table-cell office:value-type="float" office:value="1113122" calcext:value-type="float">
            <text:p>1113122</text:p>
          </table:table-cell>
          <table:table-cell office:value-type="float" office:value="1062610" calcext:value-type="float">
            <text:p>1062610</text:p>
          </table:table-cell>
          <table:table-cell office:value-type="float" office:value="478048" calcext:value-type="float">
            <text:p>478048</text:p>
          </table:table-cell>
          <table:table-cell office:value-type="float" office:value="2934527" calcext:value-type="float">
            <text:p>2934527</text:p>
          </table:table-cell>
          <table:table-cell office:value-type="float" office:value="1988038" calcext:value-type="float">
            <text:p>1988038</text:p>
          </table:table-cell>
          <table:table-cell office:value-type="float" office:value="1867287" calcext:value-type="float">
            <text:p>1867287</text:p>
          </table:table-cell>
          <table:table-cell office:value-type="float" office:value="2854955" calcext:value-type="float">
            <text:p>2854955</text:p>
          </table:table-cell>
          <table:table-cell office:value-type="float" office:value="1483029" calcext:value-type="float">
            <text:p>1483029</text:p>
          </table:table-cell>
          <table:table-cell office:value-type="float" office:value="0" calcext:value-type="float">
            <text:p>0</text:p>
          </table:table-cell>
          <table:table-cell office:value-type="float" office:value="1337552" calcext:value-type="float">
            <text:p>1337552</text:p>
          </table:table-cell>
          <table:table-cell office:value-type="float" office:value="3379243" calcext:value-type="float">
            <text:p>3379243</text:p>
          </table:table-cell>
          <table:table-cell office:value-type="float" office:value="192627" calcext:value-type="float">
            <text:p>192627</text:p>
          </table:table-cell>
          <table:table-cell office:value-type="float" office:value="3223717" calcext:value-type="float">
            <text:p>3223717</text:p>
          </table:table-cell>
          <table:table-cell office:value-type="float" office:value="2827832" calcext:value-type="float">
            <text:p>2827832</text:p>
          </table:table-cell>
          <table:table-cell office:value-type="float" office:value="4071274" calcext:value-type="float">
            <text:p>4071274</text:p>
          </table:table-cell>
          <table:table-cell office:value-type="float" office:value="411962" calcext:value-type="float">
            <text:p>411962</text:p>
          </table:table-cell>
          <table:table-cell office:value-type="float" office:value="2618615" calcext:value-type="float">
            <text:p>2618615</text:p>
          </table:table-cell>
          <table:table-cell office:value-type="float" office:value="1798578" calcext:value-type="float">
            <text:p>1798578</text:p>
          </table:table-cell>
          <table:table-cell office:value-type="float" office:value="3613015" calcext:value-type="float">
            <text:p>3613015</text:p>
          </table:table-cell>
          <table:table-cell office:value-type="float" office:value="2351956" calcext:value-type="float">
            <text:p>2351956</text:p>
          </table:table-cell>
          <table:table-cell office:value-type="float" office:value="622676" calcext:value-type="float">
            <text:p>622676</text:p>
          </table:table-cell>
          <table:table-cell office:value-type="float" office:value="1728878" calcext:value-type="float">
            <text:p>1728878</text:p>
          </table:table-cell>
          <table:table-cell office:value-type="float" office:value="1162986" calcext:value-type="float">
            <text:p>1162986</text:p>
          </table:table-cell>
          <table:table-cell office:value-type="float" office:value="1844144" calcext:value-type="float">
            <text:p>1844144</text:p>
          </table:table-cell>
          <table:table-cell office:value-type="float" office:value="3816523" calcext:value-type="float">
            <text:p>3816523</text:p>
          </table:table-cell>
          <table:table-cell office:value-type="float" office:value="1340057" calcext:value-type="float">
            <text:p>1340057</text:p>
          </table:table-cell>
          <table:table-cell office:value-type="float" office:value="4214661" calcext:value-type="float">
            <text:p>4214661</text:p>
          </table:table-cell>
          <table:table-cell office:value-type="float" office:value="2414176" calcext:value-type="float">
            <text:p>2414176</text:p>
          </table:table-cell>
          <table:table-cell office:value-type="float" office:value="2639567" calcext:value-type="float">
            <text:p>2639567</text:p>
          </table:table-cell>
          <table:table-cell office:value-type="float" office:value="3875397" calcext:value-type="float">
            <text:p>3875397</text:p>
          </table:table-cell>
          <table:table-cell office:value-type="float" office:value="241506" calcext:value-type="float">
            <text:p>241506</text:p>
          </table:table-cell>
          <table:table-cell office:value-type="float" office:value="737024" calcext:value-type="float">
            <text:p>737024</text:p>
          </table:table-cell>
          <table:table-cell office:value-type="float" office:value="1439917" calcext:value-type="float">
            <text:p>1439917</text:p>
          </table:table-cell>
          <table:table-cell office:value-type="float" office:value="459186" calcext:value-type="float">
            <text:p>459186</text:p>
          </table:table-cell>
          <table:table-cell office:value-type="float" office:value="766726" calcext:value-type="float">
            <text:p>766726</text:p>
          </table:table-cell>
          <table:table-cell office:value-type="float" office:value="721954" calcext:value-type="float">
            <text:p>721954</text:p>
          </table:table-cell>
          <table:table-cell office:value-type="float" office:value="2630293" calcext:value-type="float">
            <text:p>2630293</text:p>
          </table:table-cell>
          <table:table-cell office:value-type="float" office:value="2053537" calcext:value-type="float">
            <text:p>2053537</text:p>
          </table:table-cell>
          <table:table-cell office:value-type="float" office:value="286009" calcext:value-type="float">
            <text:p>286009</text:p>
          </table:table-cell>
          <table:table-cell office:value-type="float" office:value="620343" calcext:value-type="float">
            <text:p>620343</text:p>
          </table:table-cell>
          <table:table-cell office:value-type="float" office:value="491516" calcext:value-type="float">
            <text:p>491516</text:p>
          </table:table-cell>
          <table:table-cell office:value-type="float" office:value="3851782" calcext:value-type="float">
            <text:p>3851782</text:p>
          </table:table-cell>
          <table:table-cell office:value-type="string" calcext:value-type="string">
            <text:p>1133.801931.174</text:p>
          </table:table-cell>
          <table:table-cell office:value-type="float" office:value="3089109" calcext:value-type="float">
            <text:p>3089109</text:p>
          </table:table-cell>
          <table:table-cell office:value-type="float" office:value="1820967" calcext:value-type="float">
            <text:p>1820967</text:p>
          </table:table-cell>
          <table:table-cell office:value-type="float" office:value="435808" calcext:value-type="float">
            <text:p>435808</text:p>
          </table:table-cell>
          <table:table-cell office:value-type="float" office:value="609708" calcext:value-type="float">
            <text:p>609708</text:p>
          </table:table-cell>
          <table:table-cell office:value-type="float" office:value="2943138" calcext:value-type="float">
            <text:p>2943138</text:p>
          </table:table-cell>
          <table:table-cell office:value-type="float" office:value="1071478" calcext:value-type="float">
            <text:p>1071478</text:p>
          </table:table-cell>
          <table:table-cell office:value-type="float" office:value="678146" calcext:value-type="float">
            <text:p>678146</text:p>
          </table:table-cell>
          <table:table-cell office:value-type="float" office:value="3482020" calcext:value-type="float">
            <text:p>3482020</text:p>
          </table:table-cell>
          <table:table-cell office:value-type="float" office:value="1084941" calcext:value-type="float">
            <text:p>1084941</text:p>
          </table:table-cell>
          <table:table-cell office:value-type="float" office:value="624933" calcext:value-type="float">
            <text:p>624933</text:p>
          </table:table-cell>
          <table:table-cell office:value-type="float" office:value="1350941" calcext:value-type="float">
            <text:p>1350941</text:p>
          </table:table-cell>
          <table:table-cell office:value-type="string" calcext:value-type="string">
            <text:p>1298.1792103.013</text:p>
          </table:table-cell>
          <table:table-cell office:value-type="float" office:value="2613095" calcext:value-type="float">
            <text:p>2613095</text:p>
          </table:table-cell>
          <table:table-cell office:value-type="float" office:value="1318193" calcext:value-type="float">
            <text:p>1318193</text:p>
          </table:table-cell>
          <table:table-cell office:value-type="float" office:value="3125911" calcext:value-type="float">
            <text:p>3125911</text:p>
          </table:table-cell>
          <table:table-cell office:value-type="float" office:value="1424254" calcext:value-type="float">
            <text:p>1424254</text:p>
          </table:table-cell>
          <table:table-cell office:value-type="float" office:value="1350402" calcext:value-type="float">
            <text:p>1350402</text:p>
          </table:table-cell>
          <table:table-cell office:value-type="float" office:value="4282346" calcext:value-type="float">
            <text:p>4282346</text:p>
          </table:table-cell>
          <table:table-cell office:value-type="float" office:value="980548" calcext:value-type="float">
            <text:p>980548</text:p>
          </table:table-cell>
          <table:table-cell office:value-type="float" office:value="3268110" calcext:value-type="float">
            <text:p>3268110</text:p>
          </table:table-cell>
          <table:table-cell office:value-type="float" office:value="683948" calcext:value-type="float">
            <text:p>683948</text:p>
          </table:table-cell>
          <table:table-cell office:value-type="float" office:value="4536350" calcext:value-type="float">
            <text:p>4536350</text:p>
          </table:table-cell>
          <table:table-cell office:value-type="float" office:value="3257802" calcext:value-type="float">
            <text:p>3257802</text:p>
          </table:table-cell>
          <table:table-cell office:value-type="float" office:value="1091698" calcext:value-type="float">
            <text:p>1091698</text:p>
          </table:table-cell>
          <table:table-cell office:value-type="float" office:value="3140117" calcext:value-type="float">
            <text:p>3140117</text:p>
          </table:table-cell>
          <table:table-cell office:value-type="float" office:value="3021840" calcext:value-type="float">
            <text:p>3021840</text:p>
          </table:table-cell>
          <table:table-cell office:value-type="float" office:value="547264" calcext:value-type="float">
            <text:p>547264</text:p>
          </table:table-cell>
          <table:table-cell office:value-type="float" office:value="3396999" calcext:value-type="float">
            <text:p>3396999</text:p>
          </table:table-cell>
          <table:table-cell office:value-type="float" office:value="3975089" calcext:value-type="float">
            <text:p>3975089</text:p>
          </table:table-cell>
          <table:table-cell office:value-type="float" office:value="235907" calcext:value-type="float">
            <text:p>235907</text:p>
          </table:table-cell>
          <table:table-cell office:value-type="float" office:value="624888" calcext:value-type="float">
            <text:p>624888</text:p>
          </table:table-cell>
          <table:table-cell office:value-type="float" office:value="3583804" calcext:value-type="float">
            <text:p>3583804</text:p>
          </table:table-cell>
          <table:table-cell office:value-type="float" office:value="1532718" calcext:value-type="float">
            <text:p>1532718</text:p>
          </table:table-cell>
          <table:table-cell office:value-type="float" office:value="1701295" calcext:value-type="float">
            <text:p>1701295</text:p>
          </table:table-cell>
          <table:table-cell office:value-type="float" office:value="4274481" calcext:value-type="float">
            <text:p>4274481</text:p>
          </table:table-cell>
          <table:table-cell office:value-type="float" office:value="1293811" calcext:value-type="float">
            <text:p>1293811</text:p>
          </table:table-cell>
          <table:table-cell office:value-type="float" office:value="289884" calcext:value-type="float">
            <text:p>289884</text:p>
          </table:table-cell>
          <table:table-cell office:value-type="float" office:value="3302018" calcext:value-type="float">
            <text:p>3302018</text:p>
          </table:table-cell>
          <table:table-cell office:value-type="float" office:value="847147" calcext:value-type="float">
            <text:p>847147</text:p>
          </table:table-cell>
          <table:table-cell office:value-type="float" office:value="3484110" calcext:value-type="float">
            <text:p>3484110</text:p>
          </table:table-cell>
          <table:table-cell office:value-type="float" office:value="540712" calcext:value-type="float">
            <text:p>540712</text:p>
          </table:table-cell>
          <table:table-cell office:value-type="float" office:value="1017641" calcext:value-type="float">
            <text:p>1017641</text:p>
          </table:table-cell>
          <table:table-cell office:value-type="float" office:value="3425321" calcext:value-type="float">
            <text:p>3425321</text:p>
          </table:table-cell>
          <table:table-cell/>
        </table:table-row>
        <table:table-row table:style-name="ro1">
          <table:table-cell/>
          <table:table-cell office:value-type="float" office:value="385763" calcext:value-type="float">
            <text:p>385763</text:p>
          </table:table-cell>
          <table:table-cell office:value-type="float" office:value="270414" calcext:value-type="float">
            <text:p>270414</text:p>
          </table:table-cell>
          <table:table-cell office:value-type="float" office:value="1849982" calcext:value-type="float">
            <text:p>1849982</text:p>
          </table:table-cell>
          <table:table-cell office:value-type="float" office:value="1657653" calcext:value-type="float">
            <text:p>1657653</text:p>
          </table:table-cell>
          <table:table-cell office:value-type="float" office:value="1535871" calcext:value-type="float">
            <text:p>1535871</text:p>
          </table:table-cell>
          <table:table-cell office:value-type="float" office:value="1419008" calcext:value-type="float">
            <text:p>1419008</text:p>
          </table:table-cell>
          <table:table-cell office:value-type="float" office:value="541646" calcext:value-type="float">
            <text:p>541646</text:p>
          </table:table-cell>
          <table:table-cell office:value-type="float" office:value="440160" calcext:value-type="float">
            <text:p>440160</text:p>
          </table:table-cell>
          <table:table-cell office:value-type="float" office:value="862175" calcext:value-type="float">
            <text:p>862175</text:p>
          </table:table-cell>
          <table:table-cell office:value-type="float" office:value="1676734" calcext:value-type="float">
            <text:p>1676734</text:p>
          </table:table-cell>
          <table:table-cell office:value-type="float" office:value="736365" calcext:value-type="float">
            <text:p>736365</text:p>
          </table:table-cell>
          <table:table-cell office:value-type="float" office:value="537269" calcext:value-type="float">
            <text:p>537269</text:p>
          </table:table-cell>
          <table:table-cell office:value-type="float" office:value="1524499" calcext:value-type="float">
            <text:p>1524499</text:p>
          </table:table-cell>
          <table:table-cell office:value-type="string" calcext:value-type="string">
            <text:p>719.7811337.552</text:p>
          </table:table-cell>
          <table:table-cell office:value-type="float" office:value="0" calcext:value-type="float">
            <text:p>0</text:p>
          </table:table-cell>
          <table:table-cell office:value-type="float" office:value="2075169" calcext:value-type="float">
            <text:p>2075169</text:p>
          </table:table-cell>
          <table:table-cell office:value-type="float" office:value="1180241" calcext:value-type="float">
            <text:p>1180241</text:p>
          </table:table-cell>
          <table:table-cell office:value-type="float" office:value="1921232" calcext:value-type="float">
            <text:p>1921232</text:p>
          </table:table-cell>
          <table:table-cell office:value-type="float" office:value="1558315" calcext:value-type="float">
            <text:p>1558315</text:p>
          </table:table-cell>
          <table:table-cell office:value-type="float" office:value="3004417" calcext:value-type="float">
            <text:p>3004417</text:p>
          </table:table-cell>
          <table:table-cell office:value-type="float" office:value="1027623" calcext:value-type="float">
            <text:p>1027623</text:p>
          </table:table-cell>
          <table:table-cell office:value-type="float" office:value="1775349" calcext:value-type="float">
            <text:p>1775349</text:p>
          </table:table-cell>
          <table:table-cell office:value-type="float" office:value="1254375" calcext:value-type="float">
            <text:p>1254375</text:p>
          </table:table-cell>
          <table:table-cell office:value-type="float" office:value="2277554" calcext:value-type="float">
            <text:p>2277554</text:p>
          </table:table-cell>
          <table:table-cell office:value-type="float" office:value="1609624" calcext:value-type="float">
            <text:p>1609624</text:p>
          </table:table-cell>
          <table:table-cell office:value-type="float" office:value="789361" calcext:value-type="float">
            <text:p>789361</text:p>
          </table:table-cell>
          <table:table-cell office:value-type="float" office:value="1043383" calcext:value-type="float">
            <text:p>1043383</text:p>
          </table:table-cell>
          <table:table-cell office:value-type="float" office:value="2157403" calcext:value-type="float">
            <text:p>2157403</text:p>
          </table:table-cell>
          <table:table-cell office:value-type="float" office:value="1679354" calcext:value-type="float">
            <text:p>1679354</text:p>
          </table:table-cell>
          <table:table-cell office:value-type="float" office:value="2478977" calcext:value-type="float">
            <text:p>2478977</text:p>
          </table:table-cell>
          <table:table-cell office:value-type="float" office:value="1147931" calcext:value-type="float">
            <text:p>1147931</text:p>
          </table:table-cell>
          <table:table-cell office:value-type="float" office:value="2888177" calcext:value-type="float">
            <text:p>2888177</text:p>
          </table:table-cell>
          <table:table-cell office:value-type="float" office:value="1693780" calcext:value-type="float">
            <text:p>1693780</text:p>
          </table:table-cell>
          <table:table-cell office:value-type="float" office:value="1327981" calcext:value-type="float">
            <text:p>1327981</text:p>
          </table:table-cell>
          <table:table-cell office:value-type="float" office:value="2769680" calcext:value-type="float">
            <text:p>2769680</text:p>
          </table:table-cell>
          <table:table-cell office:value-type="float" office:value="1567485" calcext:value-type="float">
            <text:p>1567485</text:p>
          </table:table-cell>
          <table:table-cell office:value-type="float" office:value="1523013" calcext:value-type="float">
            <text:p>1523013</text:p>
          </table:table-cell>
          <table:table-cell office:value-type="float" office:value="1006809" calcext:value-type="float">
            <text:p>1006809</text:p>
          </table:table-cell>
          <table:table-cell office:value-type="float" office:value="1796330" calcext:value-type="float">
            <text:p>1796330</text:p>
          </table:table-cell>
          <table:table-cell office:value-type="float" office:value="1960823" calcext:value-type="float">
            <text:p>1960823</text:p>
          </table:table-cell>
          <table:table-cell office:value-type="float" office:value="997620" calcext:value-type="float">
            <text:p>997620</text:p>
          </table:table-cell>
          <table:table-cell office:value-type="float" office:value="1296821" calcext:value-type="float">
            <text:p>1296821</text:p>
          </table:table-cell>
          <table:table-cell office:value-type="float" office:value="1617290" calcext:value-type="float">
            <text:p>1617290</text:p>
          </table:table-cell>
          <table:table-cell office:value-type="float" office:value="1622416" calcext:value-type="float">
            <text:p>1622416</text:p>
          </table:table-cell>
          <table:table-cell office:value-type="float" office:value="1871061" calcext:value-type="float">
            <text:p>1871061</text:p>
          </table:table-cell>
          <table:table-cell office:value-type="float" office:value="1583680" calcext:value-type="float">
            <text:p>1583680</text:p>
          </table:table-cell>
          <table:table-cell office:value-type="float" office:value="2516054" calcext:value-type="float">
            <text:p>2516054</text:p>
          </table:table-cell>
          <table:table-cell office:value-type="float" office:value="588253" calcext:value-type="float">
            <text:p>588253</text:p>
          </table:table-cell>
          <table:table-cell office:value-type="float" office:value="410488" calcext:value-type="float">
            <text:p>410488</text:p>
          </table:table-cell>
          <table:table-cell office:value-type="float" office:value="1787290" calcext:value-type="float">
            <text:p>1787290</text:p>
          </table:table-cell>
          <table:table-cell office:value-type="float" office:value="483976" calcext:value-type="float">
            <text:p>483976</text:p>
          </table:table-cell>
          <table:table-cell office:value-type="float" office:value="1159741" calcext:value-type="float">
            <text:p>1159741</text:p>
          </table:table-cell>
          <table:table-cell office:value-type="float" office:value="1707118" calcext:value-type="float">
            <text:p>1707118</text:p>
          </table:table-cell>
          <table:table-cell office:value-type="float" office:value="1868484" calcext:value-type="float">
            <text:p>1868484</text:p>
          </table:table-cell>
          <table:table-cell office:value-type="float" office:value="312416" calcext:value-type="float">
            <text:p>312416</text:p>
          </table:table-cell>
          <table:table-cell office:value-type="float" office:value="1733471" calcext:value-type="float">
            <text:p>1733471</text:p>
          </table:table-cell>
          <table:table-cell office:value-type="float" office:value="2180177" calcext:value-type="float">
            <text:p>2180177</text:p>
          </table:table-cell>
          <table:table-cell office:value-type="float" office:value="435601" calcext:value-type="float">
            <text:p>435601</text:p>
          </table:table-cell>
          <table:table-cell office:value-type="float" office:value="1961852" calcext:value-type="float">
            <text:p>1961852</text:p>
          </table:table-cell>
          <table:table-cell office:value-type="float" office:value="150336" calcext:value-type="float">
            <text:p>150336</text:p>
          </table:table-cell>
          <table:table-cell office:value-type="float" office:value="530970" calcext:value-type="float">
            <text:p>530970</text:p>
          </table:table-cell>
          <table:table-cell office:value-type="float" office:value="842686" calcext:value-type="float">
            <text:p>842686</text:p>
          </table:table-cell>
          <table:table-cell office:value-type="float" office:value="1275646" calcext:value-type="float">
            <text:p>1275646</text:p>
          </table:table-cell>
          <table:table-cell office:value-type="float" office:value="1312511" calcext:value-type="float">
            <text:p>1312511</text:p>
          </table:table-cell>
          <table:table-cell office:value-type="float" office:value="2160997" calcext:value-type="float">
            <text:p>2160997</text:p>
          </table:table-cell>
          <table:table-cell office:value-type="float" office:value="2281836" calcext:value-type="float">
            <text:p>2281836</text:p>
          </table:table-cell>
          <table:table-cell office:value-type="float" office:value="155563" calcext:value-type="float">
            <text:p>155563</text:p>
          </table:table-cell>
          <table:table-cell office:value-type="float" office:value="2960008" calcext:value-type="float">
            <text:p>2960008</text:p>
          </table:table-cell>
          <table:table-cell office:value-type="float" office:value="463643" calcext:value-type="float">
            <text:p>463643</text:p>
          </table:table-cell>
          <table:table-cell office:value-type="float" office:value="1931350" calcext:value-type="float">
            <text:p>1931350</text:p>
          </table:table-cell>
          <table:table-cell office:value-type="float" office:value="1734853" calcext:value-type="float">
            <text:p>1734853</text:p>
          </table:table-cell>
          <table:table-cell office:value-type="string" calcext:value-type="string">
            <text:p>3393.6751921.988</text:p>
          </table:table-cell>
          <table:table-cell office:value-type="float" office:value="1241504" calcext:value-type="float">
            <text:p>1241504</text:p>
          </table:table-cell>
          <table:table-cell office:value-type="float" office:value="1803160" calcext:value-type="float">
            <text:p>1803160</text:p>
          </table:table-cell>
          <table:table-cell office:value-type="float" office:value="1908756" calcext:value-type="float">
            <text:p>1908756</text:p>
          </table:table-cell>
          <table:table-cell office:value-type="float" office:value="1881243" calcext:value-type="float">
            <text:p>1881243</text:p>
          </table:table-cell>
          <table:table-cell office:value-type="float" office:value="2284409" calcext:value-type="float">
            <text:p>2284409</text:p>
          </table:table-cell>
          <table:table-cell office:value-type="float" office:value="2928460" calcext:value-type="float">
            <text:p>2928460</text:p>
          </table:table-cell>
          <table:table-cell office:value-type="float" office:value="1322475" calcext:value-type="float">
            <text:p>1322475</text:p>
          </table:table-cell>
          <table:table-cell office:value-type="float" office:value="1905007" calcext:value-type="float">
            <text:p>1905007</text:p>
          </table:table-cell>
          <table:table-cell office:value-type="float" office:value="2504477" calcext:value-type="float">
            <text:p>2504477</text:p>
          </table:table-cell>
          <table:table-cell office:value-type="float" office:value="1581253" calcext:value-type="float">
            <text:p>1581253</text:p>
          </table:table-cell>
          <table:table-cell office:value-type="float" office:value="1177522" calcext:value-type="float">
            <text:p>1177522</text:p>
          </table:table-cell>
          <table:table-cell office:value-type="float" office:value="3159633" calcext:value-type="float">
            <text:p>3159633</text:p>
          </table:table-cell>
          <table:table-cell office:value-type="float" office:value="459918" calcext:value-type="float">
            <text:p>459918</text:p>
          </table:table-cell>
          <table:table-cell office:value-type="float" office:value="1618076" calcext:value-type="float">
            <text:p>1618076</text:p>
          </table:table-cell>
          <table:table-cell office:value-type="float" office:value="1978934" calcext:value-type="float">
            <text:p>1978934</text:p>
          </table:table-cell>
          <table:table-cell office:value-type="float" office:value="2067111" calcext:value-type="float">
            <text:p>2067111</text:p>
          </table:table-cell>
          <table:table-cell office:value-type="float" office:value="2180305" calcext:value-type="float">
            <text:p>2180305</text:p>
          </table:table-cell>
          <table:table-cell office:value-type="float" office:value="823787" calcext:value-type="float">
            <text:p>823787</text:p>
          </table:table-cell>
          <table:table-cell office:value-type="float" office:value="327038" calcext:value-type="float">
            <text:p>327038</text:p>
          </table:table-cell>
          <table:table-cell office:value-type="float" office:value="2220171" calcext:value-type="float">
            <text:p>2220171</text:p>
          </table:table-cell>
          <table:table-cell/>
        </table:table-row>
        <table:table-row table:style-name="ro1">
          <table:table-cell/>
          <table:table-cell office:value-type="float" office:value="1865467" calcext:value-type="float">
            <text:p>1865467</text:p>
          </table:table-cell>
          <table:table-cell office:value-type="float" office:value="2317975" calcext:value-type="float">
            <text:p>2317975</text:p>
          </table:table-cell>
          <table:table-cell office:value-type="float" office:value="3739592" calcext:value-type="float">
            <text:p>3739592</text:p>
          </table:table-cell>
          <table:table-cell office:value-type="float" office:value="3626615" calcext:value-type="float">
            <text:p>3626615</text:p>
          </table:table-cell>
          <table:table-cell office:value-type="float" office:value="3259774" calcext:value-type="float">
            <text:p>3259774</text:p>
          </table:table-cell>
          <table:table-cell office:value-type="float" office:value="701676" calcext:value-type="float">
            <text:p>701676</text:p>
          </table:table-cell>
          <table:table-cell office:value-type="float" office:value="2310148" calcext:value-type="float">
            <text:p>2310148</text:p>
          </table:table-cell>
          <table:table-cell office:value-type="float" office:value="2326757" calcext:value-type="float">
            <text:p>2326757</text:p>
          </table:table-cell>
          <table:table-cell office:value-type="float" office:value="2903448" calcext:value-type="float">
            <text:p>2903448</text:p>
          </table:table-cell>
          <table:table-cell office:value-type="float" office:value="517071" calcext:value-type="float">
            <text:p>517071</text:p>
          </table:table-cell>
          <table:table-cell office:value-type="float" office:value="1711283" calcext:value-type="float">
            <text:p>1711283</text:p>
          </table:table-cell>
          <table:table-cell office:value-type="float" office:value="1619541" calcext:value-type="float">
            <text:p>1619541</text:p>
          </table:table-cell>
          <table:table-cell office:value-type="float" office:value="935373" calcext:value-type="float">
            <text:p>935373</text:p>
          </table:table-cell>
          <table:table-cell office:value-type="float" office:value="2034660" calcext:value-type="float">
            <text:p>2034660</text:p>
          </table:table-cell>
          <table:table-cell office:value-type="float" office:value="3379243" calcext:value-type="float">
            <text:p>3379243</text:p>
          </table:table-cell>
          <table:table-cell office:value-type="float" office:value="2075169" calcext:value-type="float">
            <text:p>2075169</text:p>
          </table:table-cell>
          <table:table-cell office:value-type="float" office:value="0" calcext:value-type="float">
            <text:p>0</text:p>
          </table:table-cell>
          <table:table-cell office:value-type="float" office:value="3240573" calcext:value-type="float">
            <text:p>3240573</text:p>
          </table:table-cell>
          <table:table-cell office:value-type="float" office:value="155589" calcext:value-type="float">
            <text:p>155589</text:p>
          </table:table-cell>
          <table:table-cell office:value-type="float" office:value="581627" calcext:value-type="float">
            <text:p>581627</text:p>
          </table:table-cell>
          <table:table-cell office:value-type="float" office:value="2688196" calcext:value-type="float">
            <text:p>2688196</text:p>
          </table:table-cell>
          <table:table-cell office:value-type="float" office:value="3101745" calcext:value-type="float">
            <text:p>3101745</text:p>
          </table:table-cell>
          <table:table-cell office:value-type="float" office:value="2552797" calcext:value-type="float">
            <text:p>2552797</text:p>
          </table:table-cell>
          <table:table-cell office:value-type="string" calcext:value-type="string">
            <text:p>2746.513799.428</text:p>
          </table:table-cell>
          <table:table-cell office:value-type="float" office:value="2647057" calcext:value-type="float">
            <text:p>2647057</text:p>
          </table:table-cell>
          <table:table-cell office:value-type="float" office:value="2864529" calcext:value-type="float">
            <text:p>2864529</text:p>
          </table:table-cell>
          <table:table-cell office:value-type="float" office:value="2000908" calcext:value-type="float">
            <text:p>2000908</text:p>
          </table:table-cell>
          <table:table-cell office:value-type="float" office:value="4210738" calcext:value-type="float">
            <text:p>4210738</text:p>
          </table:table-cell>
          <table:table-cell office:value-type="float" office:value="3290314" calcext:value-type="float">
            <text:p>3290314</text:p>
          </table:table-cell>
          <table:table-cell office:value-type="float" office:value="771110" calcext:value-type="float">
            <text:p>771110</text:p>
          </table:table-cell>
          <table:table-cell office:value-type="float" office:value="2965670" calcext:value-type="float">
            <text:p>2965670</text:p>
          </table:table-cell>
          <table:table-cell office:value-type="float" office:value="1348115" calcext:value-type="float">
            <text:p>1348115</text:p>
          </table:table-cell>
          <table:table-cell office:value-type="float" office:value="2712498" calcext:value-type="float">
            <text:p>2712498</text:p>
          </table:table-cell>
          <table:table-cell office:value-type="float" office:value="747300" calcext:value-type="float">
            <text:p>747300</text:p>
          </table:table-cell>
          <table:table-cell office:value-type="string" calcext:value-type="string">
            <text:p>2420.6993591.708</text:p>
          </table:table-cell>
          <table:table-cell office:value-type="float" office:value="3577347" calcext:value-type="float">
            <text:p>3577347</text:p>
          </table:table-cell>
          <table:table-cell office:value-type="float" office:value="2746753" calcext:value-type="float">
            <text:p>2746753</text:p>
          </table:table-cell>
          <table:table-cell office:value-type="float" office:value="3828341" calcext:value-type="float">
            <text:p>3828341</text:p>
          </table:table-cell>
          <table:table-cell office:value-type="float" office:value="3876806" calcext:value-type="float">
            <text:p>3876806</text:p>
          </table:table-cell>
          <table:table-cell office:value-type="float" office:value="2836760" calcext:value-type="float">
            <text:p>2836760</text:p>
          </table:table-cell>
          <table:table-cell office:value-type="float" office:value="829964" calcext:value-type="float">
            <text:p>829964</text:p>
          </table:table-cell>
          <table:table-cell office:value-type="float" office:value="3016750" calcext:value-type="float">
            <text:p>3016750</text:p>
          </table:table-cell>
          <table:table-cell office:value-type="float" office:value="3664485" calcext:value-type="float">
            <text:p>3664485</text:p>
          </table:table-cell>
          <table:table-cell office:value-type="float" office:value="3829835" calcext:value-type="float">
            <text:p>3829835</text:p>
          </table:table-cell>
          <table:table-cell office:value-type="string" calcext:value-type="string">
            <text:p>3508.589672.269</text:p>
          </table:table-cell>
          <table:table-cell office:value-type="float" office:value="2549239" calcext:value-type="float">
            <text:p>2549239</text:p>
          </table:table-cell>
          <table:table-cell office:value-type="float" office:value="2457748" calcext:value-type="float">
            <text:p>2457748</text:p>
          </table:table-cell>
          <table:table-cell office:value-type="float" office:value="1161890" calcext:value-type="float">
            <text:p>1161890</text:p>
          </table:table-cell>
          <table:table-cell office:value-type="float" office:value="1607874" calcext:value-type="float">
            <text:p>1607874</text:p>
          </table:table-cell>
          <table:table-cell office:value-type="float" office:value="3098701" calcext:value-type="float">
            <text:p>3098701</text:p>
          </table:table-cell>
          <table:table-cell office:value-type="float" office:value="3781710" calcext:value-type="float">
            <text:p>3781710</text:p>
          </table:table-cell>
          <table:table-cell office:value-type="float" office:value="2093645" calcext:value-type="float">
            <text:p>2093645</text:p>
          </table:table-cell>
          <table:table-cell office:value-type="float" office:value="2382177" calcext:value-type="float">
            <text:p>2382177</text:p>
          </table:table-cell>
          <table:table-cell office:value-type="float" office:value="3610438" calcext:value-type="float">
            <text:p>3610438</text:p>
          </table:table-cell>
          <table:table-cell office:value-type="string" calcext:value-type="string">
            <text:p>105.9482305.921</text:p>
          </table:table-cell>
          <table:table-cell office:value-type="float" office:value="3990342" calcext:value-type="float">
            <text:p>3990342</text:p>
          </table:table-cell>
          <table:table-cell office:value-type="float" office:value="2032817" calcext:value-type="float">
            <text:p>2032817</text:p>
          </table:table-cell>
          <table:table-cell office:value-type="float" office:value="2135735" calcext:value-type="float">
            <text:p>2135735</text:p>
          </table:table-cell>
          <table:table-cell office:value-type="float" office:value="1634339" calcext:value-type="float">
            <text:p>1634339</text:p>
          </table:table-cell>
          <table:table-cell office:value-type="float" office:value="911206" calcext:value-type="float">
            <text:p>911206</text:p>
          </table:table-cell>
          <table:table-cell office:value-type="float" office:value="3162330" calcext:value-type="float">
            <text:p>3162330</text:p>
          </table:table-cell>
          <table:table-cell office:value-type="float" office:value="2475864" calcext:value-type="float">
            <text:p>2475864</text:p>
          </table:table-cell>
          <table:table-cell office:value-type="float" office:value="4296889" calcext:value-type="float">
            <text:p>4296889</text:p>
          </table:table-cell>
          <table:table-cell office:value-type="float" office:value="2032807" calcext:value-type="float">
            <text:p>2032807</text:p>
          </table:table-cell>
          <table:table-cell office:value-type="float" office:value="922545" calcext:value-type="float">
            <text:p>922545</text:p>
          </table:table-cell>
          <table:table-cell office:value-type="string" calcext:value-type="string">
            <text:p>2403.583677.000</text:p>
          </table:table-cell>
          <table:table-cell office:value-type="float" office:value="3609338" calcext:value-type="float">
            <text:p>3609338</text:p>
          </table:table-cell>
          <table:table-cell office:value-type="float" office:value="2718612" calcext:value-type="float">
            <text:p>2718612</text:p>
          </table:table-cell>
          <table:table-cell office:value-type="float" office:value="466027" calcext:value-type="float">
            <text:p>466027</text:p>
          </table:table-cell>
          <table:table-cell office:value-type="float" office:value="2812998" calcext:value-type="float">
            <text:p>2812998</text:p>
          </table:table-cell>
          <table:table-cell office:value-type="float" office:value="550165" calcext:value-type="float">
            <text:p>550165</text:p>
          </table:table-cell>
          <table:table-cell office:value-type="float" office:value="1998142" calcext:value-type="float">
            <text:p>1998142</text:p>
          </table:table-cell>
          <table:table-cell office:value-type="float" office:value="3903916" calcext:value-type="float">
            <text:p>3903916</text:p>
          </table:table-cell>
          <table:table-cell office:value-type="float" office:value="2140841" calcext:value-type="float">
            <text:p>2140841</text:p>
          </table:table-cell>
          <table:table-cell office:value-type="float" office:value="2696706" calcext:value-type="float">
            <text:p>2696706</text:p>
          </table:table-cell>
          <table:table-cell office:value-type="float" office:value="3392762" calcext:value-type="float">
            <text:p>3392762</text:p>
          </table:table-cell>
          <table:table-cell office:value-type="string" calcext:value-type="string">
            <text:p>3879.4492350.611</text:p>
          </table:table-cell>
          <table:table-cell office:value-type="float" office:value="3368303" calcext:value-type="float">
            <text:p>3368303</text:p>
          </table:table-cell>
          <table:table-cell office:value-type="float" office:value="2736811" calcext:value-type="float">
            <text:p>2736811</text:p>
          </table:table-cell>
          <table:table-cell office:value-type="float" office:value="2644798" calcext:value-type="float">
            <text:p>2644798</text:p>
          </table:table-cell>
          <table:table-cell office:value-type="float" office:value="2117199" calcext:value-type="float">
            <text:p>2117199</text:p>
          </table:table-cell>
          <table:table-cell office:value-type="float" office:value="3641783" calcext:value-type="float">
            <text:p>3641783</text:p>
          </table:table-cell>
          <table:table-cell office:value-type="float" office:value="218277" calcext:value-type="float">
            <text:p>218277</text:p>
          </table:table-cell>
          <table:table-cell office:value-type="float" office:value="4141888" calcext:value-type="float">
            <text:p>4141888</text:p>
          </table:table-cell>
          <table:table-cell office:value-type="float" office:value="105190" calcext:value-type="float">
            <text:p>105190</text:p>
          </table:table-cell>
          <table:table-cell office:value-type="float" office:value="2894244" calcext:value-type="float">
            <text:p>2894244</text:p>
          </table:table-cell>
          <table:table-cell office:value-type="float" office:value="2371474" calcext:value-type="float">
            <text:p>2371474</text:p>
          </table:table-cell>
          <table:table-cell office:value-type="float" office:value="1781220" calcext:value-type="float">
            <text:p>17812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93893" calcext:value-type="float">
            <text:p>1393893</text:p>
          </table:table-cell>
          <table:table-cell office:value-type="float" office:value="985253" calcext:value-type="float">
            <text:p>985253</text:p>
          </table:table-cell>
          <table:table-cell office:value-type="float" office:value="909775" calcext:value-type="float">
            <text:p>909775</text:p>
          </table:table-cell>
          <table:table-cell office:value-type="float" office:value="1047979" calcext:value-type="float">
            <text:p>1047979</text:p>
          </table:table-cell>
          <table:table-cell office:value-type="float" office:value="1450568" calcext:value-type="float">
            <text:p>1450568</text:p>
          </table:table-cell>
          <table:table-cell office:value-type="float" office:value="2561289" calcext:value-type="float">
            <text:p>2561289</text:p>
          </table:table-cell>
          <table:table-cell office:value-type="float" office:value="1018314" calcext:value-type="float">
            <text:p>1018314</text:p>
          </table:table-cell>
          <table:table-cell office:value-type="float" office:value="948507" calcext:value-type="float">
            <text:p>948507</text:p>
          </table:table-cell>
          <table:table-cell office:value-type="float" office:value="346152" calcext:value-type="float">
            <text:p>346152</text:p>
          </table:table-cell>
          <table:table-cell office:value-type="float" office:value="2808271" calcext:value-type="float">
            <text:p>2808271</text:p>
          </table:table-cell>
          <table:table-cell office:value-type="float" office:value="1809054" calcext:value-type="float">
            <text:p>1809054</text:p>
          </table:table-cell>
          <table:table-cell office:value-type="float" office:value="1702352" calcext:value-type="float">
            <text:p>1702352</text:p>
          </table:table-cell>
          <table:table-cell office:value-type="float" office:value="2687215" calcext:value-type="float">
            <text:p>2687215</text:p>
          </table:table-cell>
          <table:table-cell office:value-type="float" office:value="1402244" calcext:value-type="float">
            <text:p>1402244</text:p>
          </table:table-cell>
          <table:table-cell office:value-type="float" office:value="192627" calcext:value-type="float">
            <text:p>192627</text:p>
          </table:table-cell>
          <table:table-cell office:value-type="float" office:value="1180241" calcext:value-type="float">
            <text:p>1180241</text:p>
          </table:table-cell>
          <table:table-cell office:value-type="float" office:value="3240573" calcext:value-type="float">
            <text:p>3240573</text:p>
          </table:table-cell>
          <table:table-cell office:value-type="float" office:value="0" calcext:value-type="float">
            <text:p>0</text:p>
          </table:table-cell>
          <table:table-cell office:value-type="float" office:value="3085366" calcext:value-type="float">
            <text:p>3085366</text:p>
          </table:table-cell>
          <table:table-cell office:value-type="float" office:value="2698191" calcext:value-type="float">
            <text:p>2698191</text:p>
          </table:table-cell>
          <table:table-cell office:value-type="float" office:value="3878749" calcext:value-type="float">
            <text:p>3878749</text:p>
          </table:table-cell>
          <table:table-cell office:value-type="float" office:value="219604" calcext:value-type="float">
            <text:p>219604</text:p>
          </table:table-cell>
          <table:table-cell office:value-type="float" office:value="2426963" calcext:value-type="float">
            <text:p>2426963</text:p>
          </table:table-cell>
          <table:table-cell office:value-type="float" office:value="1610194" calcext:value-type="float">
            <text:p>1610194</text:p>
          </table:table-cell>
          <table:table-cell office:value-type="float" office:value="3447981" calcext:value-type="float">
            <text:p>3447981</text:p>
          </table:table-cell>
          <table:table-cell office:value-type="float" office:value="2161614" calcext:value-type="float">
            <text:p>2161614</text:p>
          </table:table-cell>
          <table:table-cell office:value-type="float" office:value="435764" calcext:value-type="float">
            <text:p>435764</text:p>
          </table:table-cell>
          <table:table-cell office:value-type="float" office:value="1672420" calcext:value-type="float">
            <text:p>1672420</text:p>
          </table:table-cell>
          <table:table-cell office:value-type="float" office:value="1166514" calcext:value-type="float">
            <text:p>1166514</text:p>
          </table:table-cell>
          <table:table-cell office:value-type="float" office:value="1677382" calcext:value-type="float">
            <text:p>1677382</text:p>
          </table:table-cell>
          <table:table-cell office:value-type="float" office:value="3655837" calcext:value-type="float">
            <text:p>3655837</text:p>
          </table:table-cell>
          <table:table-cell office:value-type="float" office:value="1158365" calcext:value-type="float">
            <text:p>1158365</text:p>
          </table:table-cell>
          <table:table-cell office:value-type="float" office:value="4043489" calcext:value-type="float">
            <text:p>4043489</text:p>
          </table:table-cell>
          <table:table-cell office:value-type="float" office:value="2224651" calcext:value-type="float">
            <text:p>2224651</text:p>
          </table:table-cell>
          <table:table-cell office:value-type="float" office:value="2496846" calcext:value-type="float">
            <text:p>2496846</text:p>
          </table:table-cell>
          <table:table-cell office:value-type="float" office:value="3683422" calcext:value-type="float">
            <text:p>3683422</text:p>
          </table:table-cell>
          <table:table-cell office:value-type="float" office:value="431177" calcext:value-type="float">
            <text:p>431177</text:p>
          </table:table-cell>
          <table:table-cell office:value-type="float" office:value="651920" calcext:value-type="float">
            <text:p>651920</text:p>
          </table:table-cell>
          <table:table-cell office:value-type="float" office:value="1250346" calcext:value-type="float">
            <text:p>1250346</text:p>
          </table:table-cell>
          <table:table-cell office:value-type="float" office:value="633382" calcext:value-type="float">
            <text:p>633382</text:p>
          </table:table-cell>
          <table:table-cell office:value-type="float" office:value="956252" calcext:value-type="float">
            <text:p>956252</text:p>
          </table:table-cell>
          <table:table-cell office:value-type="float" office:value="713751" calcext:value-type="float">
            <text:p>713751</text:p>
          </table:table-cell>
          <table:table-cell office:value-type="float" office:value="2476901" calcext:value-type="float">
            <text:p>2476901</text:p>
          </table:table-cell>
          <table:table-cell office:value-type="float" office:value="1872573" calcext:value-type="float">
            <text:p>1872573</text:p>
          </table:table-cell>
          <table:table-cell office:value-type="float" office:value="453001" calcext:value-type="float">
            <text:p>453001</text:p>
          </table:table-cell>
          <table:table-cell office:value-type="float" office:value="812592" calcext:value-type="float">
            <text:p>812592</text:p>
          </table:table-cell>
          <table:table-cell office:value-type="float" office:value="657301" calcext:value-type="float">
            <text:p>657301</text:p>
          </table:table-cell>
          <table:table-cell office:value-type="float" office:value="3696066" calcext:value-type="float">
            <text:p>3696066</text:p>
          </table:table-cell>
          <table:table-cell office:value-type="float" office:value="942852" calcext:value-type="float">
            <text:p>942852</text:p>
          </table:table-cell>
          <table:table-cell office:value-type="float" office:value="783012" calcext:value-type="float">
            <text:p>783012</text:p>
          </table:table-cell>
          <table:table-cell office:value-type="string" calcext:value-type="string">
            <text:p>2912.4291664.038</text:p>
          </table:table-cell>
          <table:table-cell office:value-type="float" office:value="476017" calcext:value-type="float">
            <text:p>476017</text:p>
          </table:table-cell>
          <table:table-cell office:value-type="float" office:value="622287" calcext:value-type="float">
            <text:p>622287</text:p>
          </table:table-cell>
          <table:table-cell office:value-type="float" office:value="2751271" calcext:value-type="float">
            <text:p>2751271</text:p>
          </table:table-cell>
          <table:table-cell office:value-type="float" office:value="900500" calcext:value-type="float">
            <text:p>900500</text:p>
          </table:table-cell>
          <table:table-cell office:value-type="float" office:value="846837" calcext:value-type="float">
            <text:p>846837</text:p>
          </table:table-cell>
          <table:table-cell office:value-type="float" office:value="3344296" calcext:value-type="float">
            <text:p>3344296</text:p>
          </table:table-cell>
          <table:table-cell office:value-type="float" office:value="971615" calcext:value-type="float">
            <text:p>971615</text:p>
          </table:table-cell>
          <table:table-cell office:value-type="float" office:value="798023" calcext:value-type="float">
            <text:p>798023</text:p>
          </table:table-cell>
          <table:table-cell office:value-type="float" office:value="1207764" calcext:value-type="float">
            <text:p>1207764</text:p>
          </table:table-cell>
          <table:table-cell office:value-type="float" office:value="1201045" calcext:value-type="float">
            <text:p>1201045</text:p>
          </table:table-cell>
          <table:table-cell office:value-type="float" office:value="1924067" calcext:value-type="float">
            <text:p>1924067</text:p>
          </table:table-cell>
          <table:table-cell office:value-type="float" office:value="2454351" calcext:value-type="float">
            <text:p>2454351</text:p>
          </table:table-cell>
          <table:table-cell office:value-type="float" office:value="1148920" calcext:value-type="float">
            <text:p>1148920</text:p>
          </table:table-cell>
          <table:table-cell office:value-type="float" office:value="2933377" calcext:value-type="float">
            <text:p>2933377</text:p>
          </table:table-cell>
          <table:table-cell office:value-type="float" office:value="1398959" calcext:value-type="float">
            <text:p>1398959</text:p>
          </table:table-cell>
          <table:table-cell office:value-type="float" office:value="1207768" calcext:value-type="float">
            <text:p>1207768</text:p>
          </table:table-cell>
          <table:table-cell office:value-type="float" office:value="4136576" calcext:value-type="float">
            <text:p>4136576</text:p>
          </table:table-cell>
          <table:table-cell office:value-type="float" office:value="862564" calcext:value-type="float">
            <text:p>862564</text:p>
          </table:table-cell>
          <table:table-cell office:value-type="float" office:value="3105088" calcext:value-type="float">
            <text:p>3105088</text:p>
          </table:table-cell>
          <table:table-cell office:value-type="float" office:value="852115" calcext:value-type="float">
            <text:p>852115</text:p>
          </table:table-cell>
          <table:table-cell office:value-type="float" office:value="4344895" calcext:value-type="float">
            <text:p>4344895</text:p>
          </table:table-cell>
          <table:table-cell office:value-type="float" office:value="3102049" calcext:value-type="float">
            <text:p>3102049</text:p>
          </table:table-cell>
          <table:table-cell office:value-type="float" office:value="1119294" calcext:value-type="float">
            <text:p>1119294</text:p>
          </table:table-cell>
          <table:table-cell office:value-type="string" calcext:value-type="string">
            <text:p>2982.5392830.738</text:p>
          </table:table-cell>
          <table:table-cell office:value-type="float" office:value="726400" calcext:value-type="float">
            <text:p>726400</text:p>
          </table:table-cell>
          <table:table-cell office:value-type="float" office:value="3205482" calcext:value-type="float">
            <text:p>3205482</text:p>
          </table:table-cell>
          <table:table-cell office:value-type="float" office:value="3782480" calcext:value-type="float">
            <text:p>3782480</text:p>
          </table:table-cell>
          <table:table-cell office:value-type="float" office:value="180314" calcext:value-type="float">
            <text:p>180314</text:p>
          </table:table-cell>
          <table:table-cell office:value-type="float" office:value="817324" calcext:value-type="float">
            <text:p>817324</text:p>
          </table:table-cell>
          <table:table-cell office:value-type="float" office:value="3391554" calcext:value-type="float">
            <text:p>3391554</text:p>
          </table:table-cell>
          <table:table-cell office:value-type="float" office:value="1376541" calcext:value-type="float">
            <text:p>1376541</text:p>
          </table:table-cell>
          <table:table-cell office:value-type="float" office:value="1512503" calcext:value-type="float">
            <text:p>1512503</text:p>
          </table:table-cell>
          <table:table-cell office:value-type="float" office:value="4082500" calcext:value-type="float">
            <text:p>4082500</text:p>
          </table:table-cell>
          <table:table-cell office:value-type="float" office:value="1187404" calcext:value-type="float">
            <text:p>1187404</text:p>
          </table:table-cell>
          <table:table-cell office:value-type="string" calcext:value-type="string">
            <text:p>477.6043155.331</text:p>
          </table:table-cell>
          <table:table-cell office:value-type="float" office:value="926201" calcext:value-type="float">
            <text:p>926201</text:p>
          </table:table-cell>
          <table:table-cell office:value-type="float" office:value="3345685" calcext:value-type="float">
            <text:p>3345685</text:p>
          </table:table-cell>
          <table:table-cell office:value-type="float" office:value="363501" calcext:value-type="float">
            <text:p>363501</text:p>
          </table:table-cell>
          <table:table-cell office:value-type="float" office:value="869502" calcext:value-type="float">
            <text:p>869502</text:p>
          </table:table-cell>
          <table:table-cell office:value-type="float" office:value="3237505" calcext:value-type="float">
            <text:p>32375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9929" calcext:value-type="float">
            <text:p>1709929</text:p>
          </table:table-cell>
          <table:table-cell office:value-type="float" office:value="2165532" calcext:value-type="float">
            <text:p>2165532</text:p>
          </table:table-cell>
          <table:table-cell office:value-type="float" office:value="3585840" calcext:value-type="float">
            <text:p>3585840</text:p>
          </table:table-cell>
          <table:table-cell office:value-type="float" office:value="3481065" calcext:value-type="float">
            <text:p>3481065</text:p>
          </table:table-cell>
          <table:table-cell office:value-type="float" office:value="3125580" calcext:value-type="float">
            <text:p>3125580</text:p>
          </table:table-cell>
          <table:table-cell office:value-type="float" office:value="548515" calcext:value-type="float">
            <text:p>548515</text:p>
          </table:table-cell>
          <table:table-cell office:value-type="float" office:value="2155134" calcext:value-type="float">
            <text:p>2155134</text:p>
          </table:table-cell>
          <table:table-cell office:value-type="float" office:value="2171216" calcext:value-type="float">
            <text:p>2171216</text:p>
          </table:table-cell>
          <table:table-cell office:value-type="float" office:value="2748009" calcext:value-type="float">
            <text:p>2748009</text:p>
          </table:table-cell>
          <table:table-cell office:value-type="float" office:value="384575" calcext:value-type="float">
            <text:p>384575</text:p>
          </table:table-cell>
          <table:table-cell office:value-type="float" office:value="1575048" calcext:value-type="float">
            <text:p>1575048</text:p>
          </table:table-cell>
          <table:table-cell office:value-type="float" office:value="1471408" calcext:value-type="float">
            <text:p>1471408</text:p>
          </table:table-cell>
          <table:table-cell office:value-type="float" office:value="845327" calcext:value-type="float">
            <text:p>845327</text:p>
          </table:table-cell>
          <table:table-cell office:value-type="float" office:value="1882811" calcext:value-type="float">
            <text:p>1882811</text:p>
          </table:table-cell>
          <table:table-cell office:value-type="float" office:value="3223717" calcext:value-type="float">
            <text:p>3223717</text:p>
          </table:table-cell>
          <table:table-cell office:value-type="float" office:value="1921232" calcext:value-type="float">
            <text:p>1921232</text:p>
          </table:table-cell>
          <table:table-cell office:value-type="float" office:value="155589" calcext:value-type="float">
            <text:p>155589</text:p>
          </table:table-cell>
          <table:table-cell office:value-type="float" office:value="3085366" calcext:value-type="float">
            <text:p>3085366</text:p>
          </table:table-cell>
          <table:table-cell office:value-type="float" office:value="0" calcext:value-type="float">
            <text:p>0</text:p>
          </table:table-cell>
          <table:table-cell office:value-type="float" office:value="433509" calcext:value-type="float">
            <text:p>433509</text:p>
          </table:table-cell>
          <table:table-cell office:value-type="float" office:value="2679283" calcext:value-type="float">
            <text:p>2679283</text:p>
          </table:table-cell>
          <table:table-cell office:value-type="float" office:value="2947375" calcext:value-type="float">
            <text:p>2947375</text:p>
          </table:table-cell>
          <table:table-cell office:value-type="float" office:value="2459290" calcext:value-type="float">
            <text:p>2459290</text:p>
          </table:table-cell>
          <table:table-cell office:value-type="string" calcext:value-type="string">
            <text:p>2618.467846.138</text:p>
          </table:table-cell>
          <table:table-cell office:value-type="float" office:value="2540399" calcext:value-type="float">
            <text:p>2540399</text:p>
          </table:table-cell>
          <table:table-cell office:value-type="float" office:value="2710564" calcext:value-type="float">
            <text:p>2710564</text:p>
          </table:table-cell>
          <table:table-cell office:value-type="float" office:value="1857076" calcext:value-type="float">
            <text:p>1857076</text:p>
          </table:table-cell>
          <table:table-cell office:value-type="float" office:value="4059929" calcext:value-type="float">
            <text:p>4059929</text:p>
          </table:table-cell>
          <table:table-cell office:value-type="float" office:value="3162003" calcext:value-type="float">
            <text:p>3162003</text:p>
          </table:table-cell>
          <table:table-cell office:value-type="float" office:value="861465" calcext:value-type="float">
            <text:p>861465</text:p>
          </table:table-cell>
          <table:table-cell office:value-type="float" office:value="2825221" calcext:value-type="float">
            <text:p>2825221</text:p>
          </table:table-cell>
          <table:table-cell office:value-type="float" office:value="1435319" calcext:value-type="float">
            <text:p>1435319</text:p>
          </table:table-cell>
          <table:table-cell office:value-type="float" office:value="2608180" calcext:value-type="float">
            <text:p>2608180</text:p>
          </table:table-cell>
          <table:table-cell office:value-type="float" office:value="594039" calcext:value-type="float">
            <text:p>594039</text:p>
          </table:table-cell>
          <table:table-cell office:value-type="string" calcext:value-type="string">
            <text:p>2408.4903436.121</text:p>
          </table:table-cell>
          <table:table-cell office:value-type="float" office:value="3426132" calcext:value-type="float">
            <text:p>3426132</text:p>
          </table:table-cell>
          <table:table-cell office:value-type="float" office:value="2607948" calcext:value-type="float">
            <text:p>2607948</text:p>
          </table:table-cell>
          <table:table-cell office:value-type="float" office:value="3672752" calcext:value-type="float">
            <text:p>3672752</text:p>
          </table:table-cell>
          <table:table-cell office:value-type="float" office:value="3722656" calcext:value-type="float">
            <text:p>3722656</text:p>
          </table:table-cell>
          <table:table-cell office:value-type="float" office:value="2682477" calcext:value-type="float">
            <text:p>2682477</text:p>
          </table:table-cell>
          <table:table-cell office:value-type="float" office:value="690606" calcext:value-type="float">
            <text:p>690606</text:p>
          </table:table-cell>
          <table:table-cell office:value-type="float" office:value="2896621" calcext:value-type="float">
            <text:p>2896621</text:p>
          </table:table-cell>
          <table:table-cell office:value-type="float" office:value="3508935" calcext:value-type="float">
            <text:p>3508935</text:p>
          </table:table-cell>
          <table:table-cell office:value-type="float" office:value="3674911" calcext:value-type="float">
            <text:p>3674911</text:p>
          </table:table-cell>
          <table:table-cell office:value-type="string" calcext:value-type="string">
            <text:p>3353.981785.525</text:p>
          </table:table-cell>
          <table:table-cell office:value-type="float" office:value="2400648" calcext:value-type="float">
            <text:p>2400648</text:p>
          </table:table-cell>
          <table:table-cell office:value-type="float" office:value="2302619" calcext:value-type="float">
            <text:p>2302619</text:p>
          </table:table-cell>
          <table:table-cell office:value-type="float" office:value="1111265" calcext:value-type="float">
            <text:p>1111265</text:p>
          </table:table-cell>
          <table:table-cell office:value-type="float" office:value="1456039" calcext:value-type="float">
            <text:p>1456039</text:p>
          </table:table-cell>
          <table:table-cell office:value-type="float" office:value="2943574" calcext:value-type="float">
            <text:p>2943574</text:p>
          </table:table-cell>
          <table:table-cell office:value-type="float" office:value="3628095" calcext:value-type="float">
            <text:p>3628095</text:p>
          </table:table-cell>
          <table:table-cell office:value-type="float" office:value="2023523" calcext:value-type="float">
            <text:p>2023523</text:p>
          </table:table-cell>
          <table:table-cell office:value-type="float" office:value="2228885" calcext:value-type="float">
            <text:p>2228885</text:p>
          </table:table-cell>
          <table:table-cell office:value-type="float" office:value="3456793" calcext:value-type="float">
            <text:p>3456793</text:p>
          </table:table-cell>
          <table:table-cell office:value-type="string" calcext:value-type="string">
            <text:p>259.1242150.401</text:p>
          </table:table-cell>
          <table:table-cell office:value-type="float" office:value="3834757" calcext:value-type="float">
            <text:p>3834757</text:p>
          </table:table-cell>
          <table:table-cell office:value-type="float" office:value="1877642" calcext:value-type="float">
            <text:p>1877642</text:p>
          </table:table-cell>
          <table:table-cell office:value-type="float" office:value="1981176" calcext:value-type="float">
            <text:p>1981176</text:p>
          </table:table-cell>
          <table:table-cell office:value-type="float" office:value="1502398" calcext:value-type="float">
            <text:p>1502398</text:p>
          </table:table-cell>
          <table:table-cell office:value-type="float" office:value="780226" calcext:value-type="float">
            <text:p>780226</text:p>
          </table:table-cell>
          <table:table-cell office:value-type="float" office:value="3021491" calcext:value-type="float">
            <text:p>3021491</text:p>
          </table:table-cell>
          <table:table-cell office:value-type="float" office:value="2411475" calcext:value-type="float">
            <text:p>2411475</text:p>
          </table:table-cell>
          <table:table-cell office:value-type="float" office:value="4149225" calcext:value-type="float">
            <text:p>4149225</text:p>
          </table:table-cell>
          <table:table-cell office:value-type="float" office:value="1877601" calcext:value-type="float">
            <text:p>1877601</text:p>
          </table:table-cell>
          <table:table-cell office:value-type="float" office:value="1075372" calcext:value-type="float">
            <text:p>1075372</text:p>
          </table:table-cell>
          <table:table-cell office:value-type="float" office:value="2247997" calcext:value-type="float">
            <text:p>2247997</text:p>
          </table:table-cell>
          <table:table-cell office:value-type="float" office:value="658125" calcext:value-type="float">
            <text:p>658125</text:p>
          </table:table-cell>
          <table:table-cell office:value-type="float" office:value="3455741" calcext:value-type="float">
            <text:p>3455741</text:p>
          </table:table-cell>
          <table:table-cell office:value-type="float" office:value="2742261" calcext:value-type="float">
            <text:p>2742261</text:p>
          </table:table-cell>
          <table:table-cell office:value-type="float" office:value="445121" calcext:value-type="float">
            <text:p>445121</text:p>
          </table:table-cell>
          <table:table-cell office:value-type="float" office:value="2663632" calcext:value-type="float">
            <text:p>2663632</text:p>
          </table:table-cell>
          <table:table-cell office:value-type="float" office:value="495331" calcext:value-type="float">
            <text:p>495331</text:p>
          </table:table-cell>
          <table:table-cell office:value-type="float" office:value="1934716" calcext:value-type="float">
            <text:p>1934716</text:p>
          </table:table-cell>
          <table:table-cell office:value-type="float" office:value="3748345" calcext:value-type="float">
            <text:p>3748345</text:p>
          </table:table-cell>
          <table:table-cell office:value-type="float" office:value="2102315" calcext:value-type="float">
            <text:p>2102315</text:p>
          </table:table-cell>
          <table:table-cell office:value-type="float" office:value="2680781" calcext:value-type="float">
            <text:p>2680781</text:p>
          </table:table-cell>
          <table:table-cell office:value-type="float" office:value="3237948" calcext:value-type="float">
            <text:p>3237948</text:p>
          </table:table-cell>
          <table:table-cell office:value-type="float" office:value="3724322" calcext:value-type="float">
            <text:p>3724322</text:p>
          </table:table-cell>
          <table:table-cell office:value-type="float" office:value="2319611" calcext:value-type="float">
            <text:p>2319611</text:p>
          </table:table-cell>
          <table:table-cell office:value-type="float" office:value="3231567" calcext:value-type="float">
            <text:p>3231567</text:p>
          </table:table-cell>
          <table:table-cell office:value-type="float" office:value="2605604" calcext:value-type="float">
            <text:p>2605604</text:p>
          </table:table-cell>
          <table:table-cell office:value-type="float" office:value="2652470" calcext:value-type="float">
            <text:p>2652470</text:p>
          </table:table-cell>
          <table:table-cell office:value-type="float" office:value="1962128" calcext:value-type="float">
            <text:p>1962128</text:p>
          </table:table-cell>
          <table:table-cell office:value-type="float" office:value="3486198" calcext:value-type="float">
            <text:p>3486198</text:p>
          </table:table-cell>
          <table:table-cell office:value-type="float" office:value="218332" calcext:value-type="float">
            <text:p>218332</text:p>
          </table:table-cell>
          <table:table-cell office:value-type="float" office:value="3987592" calcext:value-type="float">
            <text:p>3987592</text:p>
          </table:table-cell>
          <table:table-cell office:value-type="float" office:value="260417" calcext:value-type="float">
            <text:p>260417</text:p>
          </table:table-cell>
          <table:table-cell office:value-type="float" office:value="2739551" calcext:value-type="float">
            <text:p>2739551</text:p>
          </table:table-cell>
          <table:table-cell office:value-type="string" calcext:value-type="string">
            <text:p>2216.3901755.1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8386" calcext:value-type="float">
            <text:p>1308386</text:p>
          </table:table-cell>
          <table:table-cell office:value-type="float" office:value="1815857" calcext:value-type="float">
            <text:p>1815857</text:p>
          </table:table-cell>
          <table:table-cell office:value-type="float" office:value="3162638" calcext:value-type="float">
            <text:p>3162638</text:p>
          </table:table-cell>
          <table:table-cell office:value-type="float" office:value="3171579" calcext:value-type="float">
            <text:p>3171579</text:p>
          </table:table-cell>
          <table:table-cell office:value-type="float" office:value="2878139" calcext:value-type="float">
            <text:p>2878139</text:p>
          </table:table-cell>
          <table:table-cell office:value-type="float" office:value="139402" calcext:value-type="float">
            <text:p>139402</text:p>
          </table:table-cell>
          <table:table-cell office:value-type="float" office:value="1741616" calcext:value-type="float">
            <text:p>1741616</text:p>
          </table:table-cell>
          <table:table-cell office:value-type="float" office:value="1767758" calcext:value-type="float">
            <text:p>1767758</text:p>
          </table:table-cell>
          <table:table-cell office:value-type="float" office:value="2356225" calcext:value-type="float">
            <text:p>2356225</text:p>
          </table:table-cell>
          <table:table-cell office:value-type="float" office:value="127028" calcext:value-type="float">
            <text:p>127028</text:p>
          </table:table-cell>
          <table:table-cell office:value-type="float" office:value="1344884" calcext:value-type="float">
            <text:p>1344884</text:p>
          </table:table-cell>
          <table:table-cell office:value-type="float" office:value="1169619" calcext:value-type="float">
            <text:p>1169619</text:p>
          </table:table-cell>
          <table:table-cell office:value-type="float" office:value="877460" calcext:value-type="float">
            <text:p>877460</text:p>
          </table:table-cell>
          <table:table-cell office:value-type="float" office:value="1454307" calcext:value-type="float">
            <text:p>1454307</text:p>
          </table:table-cell>
          <table:table-cell office:value-type="float" office:value="2827832" calcext:value-type="float">
            <text:p>2827832</text:p>
          </table:table-cell>
          <table:table-cell office:value-type="float" office:value="1558315" calcext:value-type="float">
            <text:p>1558315</text:p>
          </table:table-cell>
          <table:table-cell office:value-type="float" office:value="581627" calcext:value-type="float">
            <text:p>581627</text:p>
          </table:table-cell>
          <table:table-cell office:value-type="float" office:value="2698191" calcext:value-type="float">
            <text:p>2698191</text:p>
          </table:table-cell>
          <table:table-cell office:value-type="float" office:value="433509" calcext:value-type="float">
            <text:p>433509</text:p>
          </table:table-cell>
          <table:table-cell office:value-type="float" office:value="0" calcext:value-type="float">
            <text:p>0</text:p>
          </table:table-cell>
          <table:table-cell office:value-type="float" office:value="2850865" calcext:value-type="float">
            <text:p>2850865</text:p>
          </table:table-cell>
          <table:table-cell office:value-type="float" office:value="2573108" calcext:value-type="float">
            <text:p>2573108</text:p>
          </table:table-cell>
          <table:table-cell office:value-type="float" office:value="2385963" calcext:value-type="float">
            <text:p>2385963</text:p>
          </table:table-cell>
          <table:table-cell office:value-type="string" calcext:value-type="string">
            <text:p>2405.2561186.248</text:p>
          </table:table-cell>
          <table:table-cell office:value-type="float" office:value="2417165" calcext:value-type="float">
            <text:p>2417165</text:p>
          </table:table-cell>
          <table:table-cell office:value-type="float" office:value="2341997" calcext:value-type="float">
            <text:p>2341997</text:p>
          </table:table-cell>
          <table:table-cell office:value-type="float" office:value="1424135" calcext:value-type="float">
            <text:p>1424135</text:p>
          </table:table-cell>
          <table:table-cell office:value-type="float" office:value="3714359" calcext:value-type="float">
            <text:p>3714359</text:p>
          </table:table-cell>
          <table:table-cell office:value-type="float" office:value="2941484" calcext:value-type="float">
            <text:p>2941484</text:p>
          </table:table-cell>
          <table:table-cell office:value-type="float" office:value="1257237" calcext:value-type="float">
            <text:p>1257237</text:p>
          </table:table-cell>
          <table:table-cell office:value-type="float" office:value="2548758" calcext:value-type="float">
            <text:p>2548758</text:p>
          </table:table-cell>
          <table:table-cell office:value-type="float" office:value="1815769" calcext:value-type="float">
            <text:p>1815769</text:p>
          </table:table-cell>
          <table:table-cell office:value-type="float" office:value="2492657" calcext:value-type="float">
            <text:p>2492657</text:p>
          </table:table-cell>
          <table:table-cell office:value-type="float" office:value="321708" calcext:value-type="float">
            <text:p>321708</text:p>
          </table:table-cell>
          <table:table-cell office:value-type="float" office:value="2576256" calcext:value-type="float">
            <text:p>2576256</text:p>
          </table:table-cell>
          <table:table-cell office:value-type="float" office:value="3033707" calcext:value-type="float">
            <text:p>3033707</text:p>
          </table:table-cell>
          <table:table-cell office:value-type="float" office:value="3079470" calcext:value-type="float">
            <text:p>3079470</text:p>
          </table:table-cell>
          <table:table-cell office:value-type="float" office:value="2342460" calcext:value-type="float">
            <text:p>2342460</text:p>
          </table:table-cell>
          <table:table-cell office:value-type="float" office:value="3271202" calcext:value-type="float">
            <text:p>3271202</text:p>
          </table:table-cell>
          <table:table-cell office:value-type="float" office:value="3301290" calcext:value-type="float">
            <text:p>3301290</text:p>
          </table:table-cell>
          <table:table-cell office:value-type="float" office:value="2262397" calcext:value-type="float">
            <text:p>2262397</text:p>
          </table:table-cell>
          <table:table-cell office:value-type="float" office:value="528297" calcext:value-type="float">
            <text:p>528297</text:p>
          </table:table-cell>
          <table:table-cell office:value-type="float" office:value="2714290" calcext:value-type="float">
            <text:p>2714290</text:p>
          </table:table-cell>
          <table:table-cell office:value-type="float" office:value="3111437" calcext:value-type="float">
            <text:p>3111437</text:p>
          </table:table-cell>
          <table:table-cell office:value-type="float" office:value="3258852" calcext:value-type="float">
            <text:p>3258852</text:p>
          </table:table-cell>
          <table:table-cell office:value-type="float" office:value="2935560" calcext:value-type="float">
            <text:p>2935560</text:p>
          </table:table-cell>
          <table:table-cell office:value-type="float" office:value="1204517" calcext:value-type="float">
            <text:p>1204517</text:p>
          </table:table-cell>
          <table:table-cell office:value-type="float" office:value="2079183" calcext:value-type="float">
            <text:p>2079183</text:p>
          </table:table-cell>
          <table:table-cell office:value-type="float" office:value="1919647" calcext:value-type="float">
            <text:p>1919647</text:p>
          </table:table-cell>
          <table:table-cell office:value-type="float" office:value="1230998" calcext:value-type="float">
            <text:p>1230998</text:p>
          </table:table-cell>
          <table:table-cell office:value-type="float" office:value="1123174" calcext:value-type="float">
            <text:p>1123174</text:p>
          </table:table-cell>
          <table:table-cell office:value-type="float" office:value="2530203" calcext:value-type="float">
            <text:p>2530203</text:p>
          </table:table-cell>
          <table:table-cell office:value-type="float" office:value="3260200" calcext:value-type="float">
            <text:p>3260200</text:p>
          </table:table-cell>
          <table:table-cell office:value-type="float" office:value="2038966" calcext:value-type="float">
            <text:p>2038966</text:p>
          </table:table-cell>
          <table:table-cell office:value-type="string" calcext:value-type="string">
            <text:p>1870.3883033.182</text:p>
          </table:table-cell>
          <table:table-cell office:value-type="float" office:value="674505" calcext:value-type="float">
            <text:p>674505</text:p>
          </table:table-cell>
          <table:table-cell office:value-type="float" office:value="1746157" calcext:value-type="float">
            <text:p>1746157</text:p>
          </table:table-cell>
          <table:table-cell office:value-type="float" office:value="3431443" calcext:value-type="float">
            <text:p>3431443</text:p>
          </table:table-cell>
          <table:table-cell office:value-type="float" office:value="1496386" calcext:value-type="float">
            <text:p>1496386</text:p>
          </table:table-cell>
          <table:table-cell office:value-type="float" office:value="1563819" calcext:value-type="float">
            <text:p>1563819</text:p>
          </table:table-cell>
          <table:table-cell office:value-type="float" office:value="1298003" calcext:value-type="float">
            <text:p>1298003</text:p>
          </table:table-cell>
          <table:table-cell office:value-type="float" office:value="649693" calcext:value-type="float">
            <text:p>649693</text:p>
          </table:table-cell>
          <table:table-cell office:value-type="float" office:value="2741277" calcext:value-type="float">
            <text:p>2741277</text:p>
          </table:table-cell>
          <table:table-cell office:value-type="float" office:value="2434982" calcext:value-type="float">
            <text:p>2434982</text:p>
          </table:table-cell>
          <table:table-cell office:value-type="float" office:value="3824399" calcext:value-type="float">
            <text:p>3824399</text:p>
          </table:table-cell>
          <table:table-cell office:value-type="float" office:value="1495686" calcext:value-type="float">
            <text:p>1495686</text:p>
          </table:table-cell>
          <table:table-cell office:value-type="float" office:value="1503459" calcext:value-type="float">
            <text:p>1503459</text:p>
          </table:table-cell>
          <table:table-cell office:value-type="float" office:value="1847728" calcext:value-type="float">
            <text:p>1847728</text:p>
          </table:table-cell>
          <table:table-cell office:value-type="float" office:value="905866" calcext:value-type="float">
            <text:p>905866</text:p>
          </table:table-cell>
          <table:table-cell office:value-type="float" office:value="3031934" calcext:value-type="float">
            <text:p>3031934</text:p>
          </table:table-cell>
          <table:table-cell office:value-type="float" office:value="2989311" calcext:value-type="float">
            <text:p>2989311</text:p>
          </table:table-cell>
          <table:table-cell office:value-type="float" office:value="732200" calcext:value-type="float">
            <text:p>732200</text:p>
          </table:table-cell>
          <table:table-cell office:value-type="float" office:value="2231399" calcext:value-type="float">
            <text:p>2231399</text:p>
          </table:table-cell>
          <table:table-cell office:value-type="float" office:value="703958" calcext:value-type="float">
            <text:p>703958</text:p>
          </table:table-cell>
          <table:table-cell office:value-type="float" office:value="1973627" calcext:value-type="float">
            <text:p>1973627</text:p>
          </table:table-cell>
          <table:table-cell office:value-type="float" office:value="3343858" calcext:value-type="float">
            <text:p>3343858</text:p>
          </table:table-cell>
          <table:table-cell office:value-type="float" office:value="2208087" calcext:value-type="float">
            <text:p>2208087</text:p>
          </table:table-cell>
          <table:table-cell office:value-type="float" office:value="2834700" calcext:value-type="float">
            <text:p>2834700</text:p>
          </table:table-cell>
          <table:table-cell office:value-type="float" office:value="2856936" calcext:value-type="float">
            <text:p>2856936</text:p>
          </table:table-cell>
          <table:table-cell office:value-type="float" office:value="3310327" calcext:value-type="float">
            <text:p>3310327</text:p>
          </table:table-cell>
          <table:table-cell office:value-type="float" office:value="2440647" calcext:value-type="float">
            <text:p>2440647</text:p>
          </table:table-cell>
          <table:table-cell office:value-type="float" office:value="2970871" calcext:value-type="float">
            <text:p>2970871</text:p>
          </table:table-cell>
          <table:table-cell office:value-type="float" office:value="2377919" calcext:value-type="float">
            <text:p>2377919</text:p>
          </table:table-cell>
          <table:table-cell office:value-type="float" office:value="2864366" calcext:value-type="float">
            <text:p>2864366</text:p>
          </table:table-cell>
          <table:table-cell office:value-type="float" office:value="1549723" calcext:value-type="float">
            <text:p>1549723</text:p>
          </table:table-cell>
          <table:table-cell office:value-type="float" office:value="3083353" calcext:value-type="float">
            <text:p>3083353</text:p>
          </table:table-cell>
          <table:table-cell office:value-type="float" office:value="601150" calcext:value-type="float">
            <text:p>601150</text:p>
          </table:table-cell>
          <table:table-cell office:value-type="float" office:value="3611676" calcext:value-type="float">
            <text:p>3611676</text:p>
          </table:table-cell>
          <table:table-cell office:value-type="float" office:value="680609" calcext:value-type="float">
            <text:p>680609</text:p>
          </table:table-cell>
          <table:table-cell office:value-type="float" office:value="2361779" calcext:value-type="float">
            <text:p>2361779</text:p>
          </table:table-cell>
          <table:table-cell office:value-type="float" office:value="1834722" calcext:value-type="float">
            <text:p>1834722</text:p>
          </table:table-cell>
          <table:table-cell office:value-type="float" office:value="1904119" calcext:value-type="float">
            <text:p>1904119</text:p>
          </table:table-cell>
          <table:table-cell/>
        </table:table-row>
        <table:table-row table:style-name="ro1">
          <table:table-cell/>
          <table:table-cell office:value-type="float" office:value="3175973" calcext:value-type="float">
            <text:p>3175973</text:p>
          </table:table-cell>
          <table:table-cell office:value-type="float" office:value="3024110" calcext:value-type="float">
            <text:p>3024110</text:p>
          </table:table-cell>
          <table:table-cell office:value-type="float" office:value="4743813" calcext:value-type="float">
            <text:p>4743813</text:p>
          </table:table-cell>
          <table:table-cell office:value-type="float" office:value="3475291" calcext:value-type="float">
            <text:p>3475291</text:p>
          </table:table-cell>
          <table:table-cell office:value-type="float" office:value="2808787" calcext:value-type="float">
            <text:p>2808787</text:p>
          </table:table-cell>
          <table:table-cell office:value-type="float" office:value="2825329" calcext:value-type="float">
            <text:p>2825329</text:p>
          </table:table-cell>
          <table:table-cell office:value-type="float" office:value="3538828" calcext:value-type="float">
            <text:p>3538828</text:p>
          </table:table-cell>
          <table:table-cell office:value-type="float" office:value="3444549" calcext:value-type="float">
            <text:p>3444549</text:p>
          </table:table-cell>
          <table:table-cell office:value-type="float" office:value="3694342" calcext:value-type="float">
            <text:p>3694342</text:p>
          </table:table-cell>
          <table:table-cell office:value-type="float" office:value="2920084" calcext:value-type="float">
            <text:p>2920084</text:p>
          </table:table-cell>
          <table:table-cell office:value-type="float" office:value="2281672" calcext:value-type="float">
            <text:p>2281672</text:p>
          </table:table-cell>
          <table:table-cell office:value-type="float" office:value="2569673" calcext:value-type="float">
            <text:p>2569673</text:p>
          </table:table-cell>
          <table:table-cell office:value-type="float" office:value="1988043" calcext:value-type="float">
            <text:p>1988043</text:p>
          </table:table-cell>
          <table:table-cell office:value-type="float" office:value="3567887" calcext:value-type="float">
            <text:p>3567887</text:p>
          </table:table-cell>
          <table:table-cell office:value-type="float" office:value="4071274" calcext:value-type="float">
            <text:p>4071274</text:p>
          </table:table-cell>
          <table:table-cell office:value-type="float" office:value="3004417" calcext:value-type="float">
            <text:p>3004417</text:p>
          </table:table-cell>
          <table:table-cell office:value-type="float" office:value="2688196" calcext:value-type="float">
            <text:p>2688196</text:p>
          </table:table-cell>
          <table:table-cell office:value-type="float" office:value="3878749" calcext:value-type="float">
            <text:p>3878749</text:p>
          </table:table-cell>
          <table:table-cell office:value-type="float" office:value="2679283" calcext:value-type="float">
            <text:p>2679283</text:p>
          </table:table-cell>
          <table:table-cell office:value-type="float" office:value="2850865" calcext:value-type="float">
            <text:p>2850865</text:p>
          </table:table-cell>
          <table:table-cell office:value-type="float" office:value="0" calcext:value-type="float">
            <text:p>0</text:p>
          </table:table-cell>
          <table:table-cell office:value-type="float" office:value="3660440" calcext:value-type="float">
            <text:p>3660440</text:p>
          </table:table-cell>
          <table:table-cell office:value-type="float" office:value="1511986" calcext:value-type="float">
            <text:p>1511986</text:p>
          </table:table-cell>
          <table:table-cell office:value-type="float" office:value="2356337" calcext:value-type="float">
            <text:p>2356337</text:p>
          </table:table-cell>
          <table:table-cell office:value-type="float" office:value="1938762" calcext:value-type="float">
            <text:p>1938762</text:p>
          </table:table-cell>
          <table:table-cell office:value-type="float" office:value="1806522" calcext:value-type="float">
            <text:p>1806522</text:p>
          </table:table-cell>
          <table:table-cell office:value-type="float" office:value="3459399" calcext:value-type="float">
            <text:p>3459399</text:p>
          </table:table-cell>
          <table:table-cell office:value-type="float" office:value="3782214" calcext:value-type="float">
            <text:p>3782214</text:p>
          </table:table-cell>
          <table:table-cell office:value-type="float" office:value="4197252" calcext:value-type="float">
            <text:p>4197252</text:p>
          </table:table-cell>
          <table:table-cell office:value-type="float" office:value="2648287" calcext:value-type="float">
            <text:p>2648287</text:p>
          </table:table-cell>
          <table:table-cell office:value-type="float" office:value="2112148" calcext:value-type="float">
            <text:p>2112148</text:p>
          </table:table-cell>
          <table:table-cell office:value-type="string" calcext:value-type="string">
            <text:p>2846.8121790.243</text:p>
          </table:table-cell>
          <table:table-cell office:value-type="float" office:value="1775964" calcext:value-type="float">
            <text:p>1775964</text:p>
          </table:table-cell>
          <table:table-cell office:value-type="float" office:value="2613054" calcext:value-type="float">
            <text:p>2613054</text:p>
          </table:table-cell>
          <table:table-cell office:value-type="float" office:value="274642" calcext:value-type="float">
            <text:p>274642</text:p>
          </table:table-cell>
          <table:table-cell office:value-type="float" office:value="4308082" calcext:value-type="float">
            <text:p>4308082</text:p>
          </table:table-cell>
          <table:table-cell office:value-type="float" office:value="3741215" calcext:value-type="float">
            <text:p>3741215</text:p>
          </table:table-cell>
          <table:table-cell office:value-type="float" office:value="2674417" calcext:value-type="float">
            <text:p>2674417</text:p>
          </table:table-cell>
          <table:table-cell office:value-type="float" office:value="4481295" calcext:value-type="float">
            <text:p>4481295</text:p>
          </table:table-cell>
          <table:table-cell office:value-type="float" office:value="4820599" calcext:value-type="float">
            <text:p>4820599</text:p>
          </table:table-cell>
          <table:table-cell office:value-type="float" office:value="3985041" calcext:value-type="float">
            <text:p>3985041</text:p>
          </table:table-cell>
          <table:table-cell office:value-type="string" calcext:value-type="string">
            <text:p>2400.5002274.379</text:p>
          </table:table-cell>
          <table:table-cell office:value-type="float" office:value="4304196" calcext:value-type="float">
            <text:p>4304196</text:p>
          </table:table-cell>
          <table:table-cell office:value-type="float" office:value="4688738" calcext:value-type="float">
            <text:p>4688738</text:p>
          </table:table-cell>
          <table:table-cell office:value-type="float" office:value="4470128" calcext:value-type="float">
            <text:p>4470128</text:p>
          </table:table-cell>
          <table:table-cell office:value-type="float" office:value="2286106" calcext:value-type="float">
            <text:p>2286106</text:p>
          </table:table-cell>
          <table:table-cell office:value-type="float" office:value="2943642" calcext:value-type="float">
            <text:p>2943642</text:p>
          </table:table-cell>
          <table:table-cell office:value-type="float" office:value="3339593" calcext:value-type="float">
            <text:p>3339593</text:p>
          </table:table-cell>
          <table:table-cell office:value-type="float" office:value="1620470" calcext:value-type="float">
            <text:p>1620470</text:p>
          </table:table-cell>
          <table:table-cell office:value-type="float" office:value="2700714" calcext:value-type="float">
            <text:p>2700714</text:p>
          </table:table-cell>
          <table:table-cell office:value-type="float" office:value="4079639" calcext:value-type="float">
            <text:p>4079639</text:p>
          </table:table-cell>
          <table:table-cell office:value-type="float" office:value="4080090" calcext:value-type="float">
            <text:p>4080090</text:p>
          </table:table-cell>
          <table:table-cell office:value-type="float" office:value="1143617" calcext:value-type="float">
            <text:p>1143617</text:p>
          </table:table-cell>
          <table:table-cell office:value-type="float" office:value="3114534" calcext:value-type="float">
            <text:p>3114534</text:p>
          </table:table-cell>
          <table:table-cell office:value-type="float" office:value="4646670" calcext:value-type="float">
            <text:p>4646670</text:p>
          </table:table-cell>
          <table:table-cell office:value-type="float" office:value="2727638" calcext:value-type="float">
            <text:p>2727638</text:p>
          </table:table-cell>
          <table:table-cell office:value-type="float" office:value="3439710" calcext:value-type="float">
            <text:p>3439710</text:p>
          </table:table-cell>
          <table:table-cell office:value-type="float" office:value="4633013" calcext:value-type="float">
            <text:p>4633013</text:p>
          </table:table-cell>
          <table:table-cell office:value-type="float" office:value="3107611" calcext:value-type="float">
            <text:p>3107611</text:p>
          </table:table-cell>
          <table:table-cell office:value-type="float" office:value="3474324" calcext:value-type="float">
            <text:p>3474324</text:p>
          </table:table-cell>
          <table:table-cell office:value-type="float" office:value="2190604" calcext:value-type="float">
            <text:p>2190604</text:p>
          </table:table-cell>
          <table:table-cell office:value-type="string" calcext:value-type="string">
            <text:p>2292.6702976.288</text:p>
          </table:table-cell>
          <table:table-cell office:value-type="float" office:value="970649" calcext:value-type="float">
            <text:p>970649</text:p>
          </table:table-cell>
          <table:table-cell office:value-type="float" office:value="4083059" calcext:value-type="float">
            <text:p>4083059</text:p>
          </table:table-cell>
          <table:table-cell office:value-type="float" office:value="3112205" calcext:value-type="float">
            <text:p>3112205</text:p>
          </table:table-cell>
          <table:table-cell office:value-type="float" office:value="2737722" calcext:value-type="float">
            <text:p>2737722</text:p>
          </table:table-cell>
          <table:table-cell office:value-type="float" office:value="3460097" calcext:value-type="float">
            <text:p>3460097</text:p>
          </table:table-cell>
          <table:table-cell office:value-type="float" office:value="2021399" calcext:value-type="float">
            <text:p>2021399</text:p>
          </table:table-cell>
          <table:table-cell office:value-type="float" office:value="4649760" calcext:value-type="float">
            <text:p>4649760</text:p>
          </table:table-cell>
          <table:table-cell office:value-type="float" office:value="569085" calcext:value-type="float">
            <text:p>569085</text:p>
          </table:table-cell>
          <table:table-cell office:value-type="float" office:value="2235310" calcext:value-type="float">
            <text:p>2235310</text:p>
          </table:table-cell>
          <table:table-cell office:value-type="float" office:value="4241587" calcext:value-type="float">
            <text:p>4241587</text:p>
          </table:table-cell>
          <table:table-cell office:value-type="float" office:value="2194657" calcext:value-type="float">
            <text:p>2194657</text:p>
          </table:table-cell>
          <table:table-cell office:value-type="float" office:value="1095994" calcext:value-type="float">
            <text:p>1095994</text:p>
          </table:table-cell>
          <table:table-cell office:value-type="float" office:value="4579352" calcext:value-type="float">
            <text:p>4579352</text:p>
          </table:table-cell>
          <table:table-cell office:value-type="float" office:value="726331" calcext:value-type="float">
            <text:p>726331</text:p>
          </table:table-cell>
          <table:table-cell office:value-type="float" office:value="121565" calcext:value-type="float">
            <text:p>121565</text:p>
          </table:table-cell>
          <table:table-cell office:value-type="float" office:value="3924771" calcext:value-type="float">
            <text:p>3924771</text:p>
          </table:table-cell>
          <table:table-cell office:value-type="float" office:value="4696061" calcext:value-type="float">
            <text:p>4696061</text:p>
          </table:table-cell>
          <table:table-cell office:value-type="float" office:value="500065" calcext:value-type="float">
            <text:p>500065</text:p>
          </table:table-cell>
          <table:table-cell office:value-type="float" office:value="2959969" calcext:value-type="float">
            <text:p>2959969</text:p>
          </table:table-cell>
          <table:table-cell office:value-type="float" office:value="2439390" calcext:value-type="float">
            <text:p>2439390</text:p>
          </table:table-cell>
          <table:table-cell office:value-type="float" office:value="286356" calcext:value-type="float">
            <text:p>286356</text:p>
          </table:table-cell>
          <table:table-cell office:value-type="float" office:value="3409120" calcext:value-type="float">
            <text:p>3409120</text:p>
          </table:table-cell>
          <table:table-cell office:value-type="string" calcext:value-type="string">
            <text:p>4352.0672479.010</text:p>
          </table:table-cell>
          <table:table-cell office:value-type="float" office:value="4435981" calcext:value-type="float">
            <text:p>4435981</text:p>
          </table:table-cell>
          <table:table-cell office:value-type="float" office:value="2710414" calcext:value-type="float">
            <text:p>2710414</text:p>
          </table:table-cell>
          <table:table-cell office:value-type="float" office:value="3557265" calcext:value-type="float">
            <text:p>3557265</text:p>
          </table:table-cell>
          <table:table-cell office:value-type="float" office:value="3281250" calcext:value-type="float">
            <text:p>3281250</text:p>
          </table:table-cell>
          <table:table-cell office:value-type="float" office:value="947647" calcext:value-type="float">
            <text:p>94764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5420" calcext:value-type="float">
            <text:p>1285420</text:p>
          </table:table-cell>
          <table:table-cell office:value-type="float" office:value="807546" calcext:value-type="float">
            <text:p>807546</text:p>
          </table:table-cell>
          <table:table-cell office:value-type="float" office:value="1124139" calcext:value-type="float">
            <text:p>1124139</text:p>
          </table:table-cell>
          <table:table-cell office:value-type="float" office:value="935732" calcext:value-type="float">
            <text:p>935732</text:p>
          </table:table-cell>
          <table:table-cell office:value-type="float" office:value="1262097" calcext:value-type="float">
            <text:p>1262097</text:p>
          </table:table-cell>
          <table:table-cell office:value-type="float" office:value="2434700" calcext:value-type="float">
            <text:p>2434700</text:p>
          </table:table-cell>
          <table:table-cell office:value-type="float" office:value="962772" calcext:value-type="float">
            <text:p>962772</text:p>
          </table:table-cell>
          <table:table-cell office:value-type="float" office:value="868763" calcext:value-type="float">
            <text:p>868763</text:p>
          </table:table-cell>
          <table:table-cell office:value-type="float" office:value="309672" calcext:value-type="float">
            <text:p>309672</text:p>
          </table:table-cell>
          <table:table-cell office:value-type="float" office:value="2687219" calcext:value-type="float">
            <text:p>2687219</text:p>
          </table:table-cell>
          <table:table-cell office:value-type="float" office:value="1616343" calcext:value-type="float">
            <text:p>1616343</text:p>
          </table:table-cell>
          <table:table-cell office:value-type="float" office:value="1532377" calcext:value-type="float">
            <text:p>1532377</text:p>
          </table:table-cell>
          <table:table-cell office:value-type="string" calcext:value-type="string">
            <text:p>2509.5191353.937</text:p>
          </table:table-cell>
          <table:table-cell office:value-type="float" office:value="411962" calcext:value-type="float">
            <text:p>411962</text:p>
          </table:table-cell>
          <table:table-cell office:value-type="float" office:value="1027623" calcext:value-type="float">
            <text:p>1027623</text:p>
          </table:table-cell>
          <table:table-cell office:value-type="float" office:value="3101745" calcext:value-type="float">
            <text:p>3101745</text:p>
          </table:table-cell>
          <table:table-cell office:value-type="float" office:value="219604" calcext:value-type="float">
            <text:p>219604</text:p>
          </table:table-cell>
          <table:table-cell office:value-type="float" office:value="2947375" calcext:value-type="float">
            <text:p>2947375</text:p>
          </table:table-cell>
          <table:table-cell office:value-type="float" office:value="2573108" calcext:value-type="float">
            <text:p>2573108</text:p>
          </table:table-cell>
          <table:table-cell office:value-type="float" office:value="3660440" calcext:value-type="float">
            <text:p>3660440</text:p>
          </table:table-cell>
          <table:table-cell office:value-type="float" office:value="0" calcext:value-type="float">
            <text:p>0</text:p>
          </table:table-cell>
          <table:table-cell office:value-type="float" office:value="2207484" calcext:value-type="float">
            <text:p>2207484</text:p>
          </table:table-cell>
          <table:table-cell office:value-type="float" office:value="1393445" calcext:value-type="float">
            <text:p>1393445</text:p>
          </table:table-cell>
          <table:table-cell office:value-type="string" calcext:value-type="string">
            <text:p>3272.8761942.967</text:p>
          </table:table-cell>
          <table:table-cell office:value-type="float" office:value="243614" calcext:value-type="float">
            <text:p>243614</text:p>
          </table:table-cell>
          <table:table-cell office:value-type="float" office:value="1649418" calcext:value-type="float">
            <text:p>1649418</text:p>
          </table:table-cell>
          <table:table-cell office:value-type="float" office:value="1193181" calcext:value-type="float">
            <text:p>1193181</text:p>
          </table:table-cell>
          <table:table-cell office:value-type="float" office:value="1486049" calcext:value-type="float">
            <text:p>1486049</text:p>
          </table:table-cell>
          <table:table-cell office:value-type="float" office:value="3486496" calcext:value-type="float">
            <text:p>3486496</text:p>
          </table:table-cell>
          <table:table-cell office:value-type="float" office:value="950227" calcext:value-type="float">
            <text:p>950227</text:p>
          </table:table-cell>
          <table:table-cell office:value-type="float" office:value="3859143" calcext:value-type="float">
            <text:p>3859143</text:p>
          </table:table-cell>
          <table:table-cell office:value-type="float" office:value="2006655" calcext:value-type="float">
            <text:p>2006655</text:p>
          </table:table-cell>
          <table:table-cell office:value-type="float" office:value="2354954" calcext:value-type="float">
            <text:p>2354954</text:p>
          </table:table-cell>
          <table:table-cell office:value-type="float" office:value="3466676" calcext:value-type="float">
            <text:p>3466676</text:p>
          </table:table-cell>
          <table:table-cell office:value-type="float" office:value="647784" calcext:value-type="float">
            <text:p>647784</text:p>
          </table:table-cell>
          <table:table-cell office:value-type="float" office:value="601187" calcext:value-type="float">
            <text:p>601187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837086" calcext:value-type="float">
            <text:p>837086</text:p>
          </table:table-cell>
          <table:table-cell office:value-type="float" office:value="1175160" calcext:value-type="float">
            <text:p>1175160</text:p>
          </table:table-cell>
          <table:table-cell office:value-type="float" office:value="780401" calcext:value-type="float">
            <text:p>780401</text:p>
          </table:table-cell>
          <table:table-cell office:value-type="float" office:value="2320272" calcext:value-type="float">
            <text:p>2320272</text:p>
          </table:table-cell>
          <table:table-cell office:value-type="float" office:value="1663656" calcext:value-type="float">
            <text:p>1663656</text:p>
          </table:table-cell>
          <table:table-cell office:value-type="float" office:value="655979" calcext:value-type="float">
            <text:p>655979</text:p>
          </table:table-cell>
          <table:table-cell office:value-type="float" office:value="1032169" calcext:value-type="float">
            <text:p>1032169</text:p>
          </table:table-cell>
          <table:table-cell office:value-type="float" office:value="864972" calcext:value-type="float">
            <text:p>864972</text:p>
          </table:table-cell>
          <table:table-cell office:value-type="float" office:value="3533467" calcext:value-type="float">
            <text:p>3533467</text:p>
          </table:table-cell>
          <table:table-cell office:value-type="float" office:value="729945" calcext:value-type="float">
            <text:p>729945</text:p>
          </table:table-cell>
          <table:table-cell office:value-type="string" calcext:value-type="string">
            <text:p>657.2752721.193</text:p>
          </table:table-cell>
          <table:table-cell office:value-type="float" office:value="1506518" calcext:value-type="float">
            <text:p>1506518</text:p>
          </table:table-cell>
          <table:table-cell office:value-type="float" office:value="610352" calcext:value-type="float">
            <text:p>610352</text:p>
          </table:table-cell>
          <table:table-cell office:value-type="float" office:value="689934" calcext:value-type="float">
            <text:p>689934</text:p>
          </table:table-cell>
          <table:table-cell office:value-type="float" office:value="2534874" calcext:value-type="float">
            <text:p>2534874</text:p>
          </table:table-cell>
          <table:table-cell office:value-type="float" office:value="729577" calcext:value-type="float">
            <text:p>729577</text:p>
          </table:table-cell>
          <table:table-cell office:value-type="float" office:value="1054350" calcext:value-type="float">
            <text:p>1054350</text:p>
          </table:table-cell>
          <table:table-cell office:value-type="float" office:value="3206466" calcext:value-type="float">
            <text:p>3206466</text:p>
          </table:table-cell>
          <table:table-cell office:value-type="float" office:value="892033" calcext:value-type="float">
            <text:p>892033</text:p>
          </table:table-cell>
          <table:table-cell office:value-type="float" office:value="998748" calcext:value-type="float">
            <text:p>998748</text:p>
          </table:table-cell>
          <table:table-cell office:value-type="float" office:value="1076863" calcext:value-type="float">
            <text:p>1076863</text:p>
          </table:table-cell>
          <table:table-cell office:value-type="float" office:value="1136240" calcext:value-type="float">
            <text:p>1136240</text:p>
          </table:table-cell>
          <table:table-cell office:value-type="float" office:value="1731088" calcext:value-type="float">
            <text:p>1731088</text:p>
          </table:table-cell>
          <table:table-cell office:value-type="float" office:value="2290216" calcext:value-type="float">
            <text:p>2290216</text:p>
          </table:table-cell>
          <table:table-cell office:value-type="float" office:value="957572" calcext:value-type="float">
            <text:p>957572</text:p>
          </table:table-cell>
          <table:table-cell office:value-type="float" office:value="2713965" calcext:value-type="float">
            <text:p>2713965</text:p>
          </table:table-cell>
          <table:table-cell office:value-type="float" office:value="1386357" calcext:value-type="float">
            <text:p>1386357</text:p>
          </table:table-cell>
          <table:table-cell office:value-type="float" office:value="1077698" calcext:value-type="float">
            <text:p>1077698</text:p>
          </table:table-cell>
          <table:table-cell office:value-type="float" office:value="3986670" calcext:value-type="float">
            <text:p>3986670</text:p>
          </table:table-cell>
          <table:table-cell office:value-type="float" office:value="781131" calcext:value-type="float">
            <text:p>781131</text:p>
          </table:table-cell>
          <table:table-cell office:value-type="float" office:value="2933335" calcext:value-type="float">
            <text:p>2933335</text:p>
          </table:table-cell>
          <table:table-cell office:value-type="float" office:value="1059261" calcext:value-type="float">
            <text:p>1059261</text:p>
          </table:table-cell>
          <table:table-cell office:value-type="float" office:value="4129241" calcext:value-type="float">
            <text:p>4129241</text:p>
          </table:table-cell>
          <table:table-cell office:value-type="float" office:value="2940432" calcext:value-type="float">
            <text:p>2940432</text:p>
          </table:table-cell>
          <table:table-cell office:value-type="string" calcext:value-type="string">
            <text:p>1203.0002818.646</text:p>
          </table:table-cell>
          <table:table-cell office:value-type="float" office:value="2615990" calcext:value-type="float">
            <text:p>2615990</text:p>
          </table:table-cell>
          <table:table-cell office:value-type="float" office:value="932824" calcext:value-type="float">
            <text:p>932824</text:p>
          </table:table-cell>
          <table:table-cell office:value-type="float" office:value="2989807" calcext:value-type="float">
            <text:p>2989807</text:p>
          </table:table-cell>
          <table:table-cell office:value-type="float" office:value="3563741" calcext:value-type="float">
            <text:p>3563741</text:p>
          </table:table-cell>
          <table:table-cell office:value-type="float" office:value="301684" calcext:value-type="float">
            <text:p>301684</text:p>
          </table:table-cell>
          <table:table-cell office:value-type="float" office:value="1035857" calcext:value-type="float">
            <text:p>1035857</text:p>
          </table:table-cell>
          <table:table-cell office:value-type="float" office:value="3174139" calcext:value-type="float">
            <text:p>3174139</text:p>
          </table:table-cell>
          <table:table-cell office:value-type="float" office:value="1200697" calcext:value-type="float">
            <text:p>1200697</text:p>
          </table:table-cell>
          <table:table-cell office:value-type="float" office:value="1295403" calcext:value-type="float">
            <text:p>1295403</text:p>
          </table:table-cell>
          <table:table-cell office:value-type="float" office:value="3865719" calcext:value-type="float">
            <text:p>3865719</text:p>
          </table:table-cell>
          <table:table-cell office:value-type="float" office:value="1110345" calcext:value-type="float">
            <text:p>1110345</text:p>
          </table:table-cell>
          <table:table-cell office:value-type="float" office:value="692604" calcext:value-type="float">
            <text:p>692604</text:p>
          </table:table-cell>
          <table:table-cell office:value-type="float" office:value="3005974" calcext:value-type="float">
            <text:p>3005974</text:p>
          </table:table-cell>
          <table:table-cell office:value-type="float" office:value="1040270" calcext:value-type="float">
            <text:p>1040270</text:p>
          </table:table-cell>
          <table:table-cell office:value-type="float" office:value="3206925" calcext:value-type="float">
            <text:p>3206925</text:p>
          </table:table-cell>
          <table:table-cell office:value-type="float" office:value="214114" calcext:value-type="float">
            <text:p>214114</text:p>
          </table:table-cell>
          <table:table-cell office:value-type="float" office:value="740011" calcext:value-type="float">
            <text:p>740011</text:p>
          </table:table-cell>
          <table:table-cell office:value-type="float" office:value="3028600" calcext:value-type="float">
            <text:p>3028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6766" calcext:value-type="float">
            <text:p>2066766</text:p>
          </table:table-cell>
          <table:table-cell office:value-type="float" office:value="1700212" calcext:value-type="float">
            <text:p>1700212</text:p>
          </table:table-cell>
          <table:table-cell office:value-type="float" office:value="3321957" calcext:value-type="float">
            <text:p>3321957</text:p>
          </table:table-cell>
          <table:table-cell office:value-type="float" office:value="1965655" calcext:value-type="float">
            <text:p>1965655</text:p>
          </table:table-cell>
          <table:table-cell office:value-type="float" office:value="1306111" calcext:value-type="float">
            <text:p>1306111</text:p>
          </table:table-cell>
          <table:table-cell office:value-type="float" office:value="2291398" calcext:value-type="float">
            <text:p>2291398</text:p>
          </table:table-cell>
          <table:table-cell office:value-type="float" office:value="2308208" calcext:value-type="float">
            <text:p>2308208</text:p>
          </table:table-cell>
          <table:table-cell office:value-type="float" office:value="2188086" calcext:value-type="float">
            <text:p>2188086</text:p>
          </table:table-cell>
          <table:table-cell office:value-type="float" office:value="2293605" calcext:value-type="float">
            <text:p>2293605</text:p>
          </table:table-cell>
          <table:table-cell office:value-type="float" office:value="2500733" calcext:value-type="float">
            <text:p>2500733</text:p>
          </table:table-cell>
          <table:table-cell office:value-type="float" office:value="1211083" calcext:value-type="float">
            <text:p>1211083</text:p>
          </table:table-cell>
          <table:table-cell office:value-type="float" office:value="1530319" calcext:value-type="float">
            <text:p>1530319</text:p>
          </table:table-cell>
          <table:table-cell office:value-type="float" office:value="1617649" calcext:value-type="float">
            <text:p>1617649</text:p>
          </table:table-cell>
          <table:table-cell office:value-type="float" office:value="2462204" calcext:value-type="float">
            <text:p>2462204</text:p>
          </table:table-cell>
          <table:table-cell office:value-type="float" office:value="2618615" calcext:value-type="float">
            <text:p>2618615</text:p>
          </table:table-cell>
          <table:table-cell office:value-type="float" office:value="1775349" calcext:value-type="float">
            <text:p>1775349</text:p>
          </table:table-cell>
          <table:table-cell office:value-type="float" office:value="2552797" calcext:value-type="float">
            <text:p>2552797</text:p>
          </table:table-cell>
          <table:table-cell office:value-type="float" office:value="2426963" calcext:value-type="float">
            <text:p>2426963</text:p>
          </table:table-cell>
          <table:table-cell office:value-type="float" office:value="2459290" calcext:value-type="float">
            <text:p>2459290</text:p>
          </table:table-cell>
          <table:table-cell office:value-type="float" office:value="2385963" calcext:value-type="float">
            <text:p>2385963</text:p>
          </table:table-cell>
          <table:table-cell office:value-type="string" calcext:value-type="string">
            <text:p>1511.9862207.484</text:p>
          </table:table-cell>
          <table:table-cell office:value-type="float" office:value="0" calcext:value-type="float">
            <text:p>0</text:p>
          </table:table-cell>
          <table:table-cell office:value-type="float" office:value="849321" calcext:value-type="float">
            <text:p>849321</text:p>
          </table:table-cell>
          <table:table-cell office:value-type="float" office:value="2136231" calcext:value-type="float">
            <text:p>2136231</text:p>
          </table:table-cell>
          <table:table-cell office:value-type="float" office:value="295061" calcext:value-type="float">
            <text:p>295061</text:p>
          </table:table-cell>
          <table:table-cell office:value-type="float" office:value="2032171" calcext:value-type="float">
            <text:p>2032171</text:p>
          </table:table-cell>
          <table:table-cell office:value-type="float" office:value="2750998" calcext:value-type="float">
            <text:p>2750998</text:p>
          </table:table-cell>
          <table:table-cell office:value-type="float" office:value="2689067" calcext:value-type="float">
            <text:p>2689067</text:p>
          </table:table-cell>
          <table:table-cell office:value-type="float" office:value="1168066" calcext:value-type="float">
            <text:p>1168066</text:p>
          </table:table-cell>
          <table:table-cell office:value-type="float" office:value="2391212" calcext:value-type="float">
            <text:p>2391212</text:p>
          </table:table-cell>
          <table:table-cell office:value-type="float" office:value="1341362" calcext:value-type="float">
            <text:p>1341362</text:p>
          </table:table-cell>
          <table:table-cell office:value-type="string" calcext:value-type="string">
            <text:p>2439.461279.093</text:p>
          </table:table-cell>
          <table:table-cell office:value-type="float" office:value="2067951" calcext:value-type="float">
            <text:p>2067951</text:p>
          </table:table-cell>
          <table:table-cell office:value-type="float" office:value="1377176" calcext:value-type="float">
            <text:p>1377176</text:p>
          </table:table-cell>
          <table:table-cell office:value-type="float" office:value="2848033" calcext:value-type="float">
            <text:p>2848033</text:p>
          </table:table-cell>
          <table:table-cell office:value-type="float" office:value="2233036" calcext:value-type="float">
            <text:p>2233036</text:p>
          </table:table-cell>
          <table:table-cell office:value-type="float" office:value="1186330" calcext:value-type="float">
            <text:p>1186330</text:p>
          </table:table-cell>
          <table:table-cell office:value-type="float" office:value="3004139" calcext:value-type="float">
            <text:p>3004139</text:p>
          </table:table-cell>
          <table:table-cell office:value-type="float" office:value="3382134" calcext:value-type="float">
            <text:p>3382134</text:p>
          </table:table-cell>
          <table:table-cell office:value-type="float" office:value="2660244" calcext:value-type="float">
            <text:p>2660244</text:p>
          </table:table-cell>
          <table:table-cell office:value-type="float" office:value="1858860" calcext:value-type="float">
            <text:p>1858860</text:p>
          </table:table-cell>
          <table:table-cell office:value-type="string" calcext:value-type="string">
            <text:p>786.5202831.367</text:p>
          </table:table-cell>
          <table:table-cell office:value-type="float" office:value="3238801" calcext:value-type="float">
            <text:p>3238801</text:p>
          </table:table-cell>
          <table:table-cell office:value-type="float" office:value="3052818" calcext:value-type="float">
            <text:p>3052818</text:p>
          </table:table-cell>
          <table:table-cell office:value-type="float" office:value="2532455" calcext:value-type="float">
            <text:p>2532455</text:p>
          </table:table-cell>
          <table:table-cell office:value-type="float" office:value="1531082" calcext:value-type="float">
            <text:p>1531082</text:p>
          </table:table-cell>
          <table:table-cell office:value-type="float" office:value="2015283" calcext:value-type="float">
            <text:p>2015283</text:p>
          </table:table-cell>
          <table:table-cell office:value-type="float" office:value="1468217" calcext:value-type="float">
            <text:p>1468217</text:p>
          </table:table-cell>
          <table:table-cell office:value-type="float" office:value="1667968" calcext:value-type="float">
            <text:p>1667968</text:p>
          </table:table-cell>
          <table:table-cell office:value-type="float" office:value="2694774" calcext:value-type="float">
            <text:p>2694774</text:p>
          </table:table-cell>
          <table:table-cell office:value-type="float" office:value="2574694" calcext:value-type="float">
            <text:p>2574694</text:p>
          </table:table-cell>
          <table:table-cell office:value-type="string" calcext:value-type="string">
            <text:p>601.5791780.456</text:p>
          </table:table-cell>
          <table:table-cell office:value-type="float" office:value="3237385" calcext:value-type="float">
            <text:p>3237385</text:p>
          </table:table-cell>
          <table:table-cell office:value-type="float" office:value="2639476" calcext:value-type="float">
            <text:p>2639476</text:p>
          </table:table-cell>
          <table:table-cell office:value-type="float" office:value="2190434" calcext:value-type="float">
            <text:p>2190434</text:p>
          </table:table-cell>
          <table:table-cell office:value-type="float" office:value="3149847" calcext:value-type="float">
            <text:p>3149847</text:p>
          </table:table-cell>
          <table:table-cell office:value-type="float" office:value="1911921" calcext:value-type="float">
            <text:p>1911921</text:p>
          </table:table-cell>
          <table:table-cell office:value-type="float" office:value="2302298" calcext:value-type="float">
            <text:p>2302298</text:p>
          </table:table-cell>
          <table:table-cell office:value-type="float" office:value="1184988" calcext:value-type="float">
            <text:p>1184988</text:p>
          </table:table-cell>
          <table:table-cell office:value-type="float" office:value="1739360" calcext:value-type="float">
            <text:p>1739360</text:p>
          </table:table-cell>
          <table:table-cell office:value-type="float" office:value="1464548" calcext:value-type="float">
            <text:p>1464548</text:p>
          </table:table-cell>
          <table:table-cell office:value-type="string" calcext:value-type="string">
            <text:p>542.1122590.417</text:p>
          </table:table-cell>
          <table:table-cell office:value-type="float" office:value="1917231" calcext:value-type="float">
            <text:p>1917231</text:p>
          </table:table-cell>
          <table:table-cell office:value-type="float" office:value="3079232" calcext:value-type="float">
            <text:p>3079232</text:p>
          </table:table-cell>
          <table:table-cell office:value-type="float" office:value="2177420" calcext:value-type="float">
            <text:p>2177420</text:p>
          </table:table-cell>
          <table:table-cell office:value-type="float" office:value="1958827" calcext:value-type="float">
            <text:p>1958827</text:p>
          </table:table-cell>
          <table:table-cell office:value-type="float" office:value="3241330" calcext:value-type="float">
            <text:p>3241330</text:p>
          </table:table-cell>
          <table:table-cell office:value-type="float" office:value="2043165" calcext:value-type="float">
            <text:p>2043165</text:p>
          </table:table-cell>
          <table:table-cell office:value-type="float" office:value="2124280" calcext:value-type="float">
            <text:p>2124280</text:p>
          </table:table-cell>
          <table:table-cell office:value-type="float" office:value="2987382" calcext:value-type="float">
            <text:p>2987382</text:p>
          </table:table-cell>
          <table:table-cell office:value-type="float" office:value="2013064" calcext:value-type="float">
            <text:p>2013064</text:p>
          </table:table-cell>
          <table:table-cell office:value-type="string" calcext:value-type="string">
            <text:p>734.4803102.338</text:p>
          </table:table-cell>
          <table:table-cell office:value-type="float" office:value="982146" calcext:value-type="float">
            <text:p>982146</text:p>
          </table:table-cell>
          <table:table-cell office:value-type="float" office:value="1402129" calcext:value-type="float">
            <text:p>1402129</text:p>
          </table:table-cell>
          <table:table-cell office:value-type="float" office:value="2451165" calcext:value-type="float">
            <text:p>2451165</text:p>
          </table:table-cell>
          <table:table-cell office:value-type="float" office:value="3238000" calcext:value-type="float">
            <text:p>3238000</text:p>
          </table:table-cell>
          <table:table-cell office:value-type="float" office:value="1079159" calcext:value-type="float">
            <text:p>1079159</text:p>
          </table:table-cell>
          <table:table-cell office:value-type="float" office:value="1458181" calcext:value-type="float">
            <text:p>1458181</text:p>
          </table:table-cell>
          <table:table-cell office:value-type="float" office:value="937393" calcext:value-type="float">
            <text:p>937393</text:p>
          </table:table-cell>
          <table:table-cell office:value-type="float" office:value="1758198" calcext:value-type="float">
            <text:p>1758198</text:p>
          </table:table-cell>
          <table:table-cell office:value-type="float" office:value="2231345" calcext:value-type="float">
            <text:p>2231345</text:p>
          </table:table-cell>
          <table:table-cell office:value-type="float" office:value="2889001" calcext:value-type="float">
            <text:p>2889001</text:p>
          </table:table-cell>
          <table:table-cell office:value-type="string" calcext:value-type="string">
            <text:p>2345.5302926.183</text:p>
          </table:table-cell>
          <table:table-cell office:value-type="float" office:value="2627607" calcext:value-type="float">
            <text:p>2627607</text:p>
          </table:table-cell>
          <table:table-cell office:value-type="float" office:value="2137068" calcext:value-type="float">
            <text:p>2137068</text:p>
          </table:table-cell>
          <table:table-cell office:value-type="float" office:value="1977866" calcext:value-type="float">
            <text:p>1977866</text:p>
          </table:table-cell>
          <table:table-cell office:value-type="float" office:value="1237150" calcext:value-type="float">
            <text:p>12371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4174" calcext:value-type="float">
            <text:p>1624174</text:p>
          </table:table-cell>
          <table:table-cell office:value-type="float" office:value="1075043" calcext:value-type="float">
            <text:p>1075043</text:p>
          </table:table-cell>
          <table:table-cell office:value-type="float" office:value="2517420" calcext:value-type="float">
            <text:p>2517420</text:p>
          </table:table-cell>
          <table:table-cell office:value-type="float" office:value="1148532" calcext:value-type="float">
            <text:p>1148532</text:p>
          </table:table-cell>
          <table:table-cell office:value-type="float" office:value="553730" calcext:value-type="float">
            <text:p>553730</text:p>
          </table:table-cell>
          <table:table-cell office:value-type="float" office:value="2280363" calcext:value-type="float">
            <text:p>2280363</text:p>
          </table:table-cell>
          <table:table-cell office:value-type="float" office:value="1714906" calcext:value-type="float">
            <text:p>1714906</text:p>
          </table:table-cell>
          <table:table-cell office:value-type="float" office:value="1580119" calcext:value-type="float">
            <text:p>1580119</text:p>
          </table:table-cell>
          <table:table-cell office:value-type="float" office:value="1528453" calcext:value-type="float">
            <text:p>1528453</text:p>
          </table:table-cell>
          <table:table-cell office:value-type="float" office:value="2531707" calcext:value-type="float">
            <text:p>2531707</text:p>
          </table:table-cell>
          <table:table-cell office:value-type="string" calcext:value-type="string">
            <text:p>1060.5001283.318</text:p>
          </table:table-cell>
          <table:table-cell office:value-type="float" office:value="1871860" calcext:value-type="float">
            <text:p>1871860</text:p>
          </table:table-cell>
          <table:table-cell office:value-type="float" office:value="1972135" calcext:value-type="float">
            <text:p>1972135</text:p>
          </table:table-cell>
          <table:table-cell office:value-type="float" office:value="1798578" calcext:value-type="float">
            <text:p>1798578</text:p>
          </table:table-cell>
          <table:table-cell office:value-type="float" office:value="1254375" calcext:value-type="float">
            <text:p>1254375</text:p>
          </table:table-cell>
          <table:table-cell office:value-type="float" office:value="2746513" calcext:value-type="float">
            <text:p>2746513</text:p>
          </table:table-cell>
          <table:table-cell office:value-type="float" office:value="1610194" calcext:value-type="float">
            <text:p>1610194</text:p>
          </table:table-cell>
          <table:table-cell office:value-type="float" office:value="2618467" calcext:value-type="float">
            <text:p>2618467</text:p>
          </table:table-cell>
          <table:table-cell office:value-type="float" office:value="2405256" calcext:value-type="float">
            <text:p>2405256</text:p>
          </table:table-cell>
          <table:table-cell office:value-type="float" office:value="2356337" calcext:value-type="float">
            <text:p>2356337</text:p>
          </table:table-cell>
          <table:table-cell office:value-type="float" office:value="1393445" calcext:value-type="float">
            <text:p>1393445</text:p>
          </table:table-cell>
          <table:table-cell office:value-type="float" office:value="849321" calcext:value-type="float">
            <text:p>849321</text:p>
          </table:table-cell>
          <table:table-cell office:value-type="float" office:value="0" calcext:value-type="float">
            <text:p>0</text:p>
          </table:table-cell>
          <table:table-cell office:value-type="float" office:value="2564294" calcext:value-type="float">
            <text:p>2564294</text:p>
          </table:table-cell>
          <table:table-cell office:value-type="float" office:value="563238" calcext:value-type="float">
            <text:p>563238</text:p>
          </table:table-cell>
          <table:table-cell office:value-type="float" office:value="1249604" calcext:value-type="float">
            <text:p>1249604</text:p>
          </table:table-cell>
          <table:table-cell office:value-type="float" office:value="2297758" calcext:value-type="float">
            <text:p>2297758</text:p>
          </table:table-cell>
          <table:table-cell office:value-type="float" office:value="1870464" calcext:value-type="float">
            <text:p>1870464</text:p>
          </table:table-cell>
          <table:table-cell office:value-type="float" office:value="543801" calcext:value-type="float">
            <text:p>543801</text:p>
          </table:table-cell>
          <table:table-cell office:value-type="float" office:value="2816706" calcext:value-type="float">
            <text:p>2816706</text:p>
          </table:table-cell>
          <table:table-cell office:value-type="float" office:value="492042" calcext:value-type="float">
            <text:p>492042</text:p>
          </table:table-cell>
          <table:table-cell office:value-type="float" office:value="3010765" calcext:value-type="float">
            <text:p>3010765</text:p>
          </table:table-cell>
          <table:table-cell office:value-type="float" office:value="618040" calcext:value-type="float">
            <text:p>618040</text:p>
          </table:table-cell>
          <table:table-cell office:value-type="string" calcext:value-type="string">
            <text:p>2092.0942202.715</text:p>
          </table:table-cell>
          <table:table-cell office:value-type="float" office:value="2020271" calcext:value-type="float">
            <text:p>2020271</text:p>
          </table:table-cell>
          <table:table-cell office:value-type="float" office:value="1385000" calcext:value-type="float">
            <text:p>1385000</text:p>
          </table:table-cell>
          <table:table-cell office:value-type="float" office:value="362505" calcext:value-type="float">
            <text:p>362505</text:p>
          </table:table-cell>
          <table:table-cell office:value-type="float" office:value="2164514" calcext:value-type="float">
            <text:p>2164514</text:p>
          </table:table-cell>
          <table:table-cell office:value-type="float" office:value="2565303" calcext:value-type="float">
            <text:p>2565303</text:p>
          </table:table-cell>
          <table:table-cell office:value-type="float" office:value="1952822" calcext:value-type="float">
            <text:p>1952822</text:p>
          </table:table-cell>
          <table:table-cell office:value-type="float" office:value="1933752" calcext:value-type="float">
            <text:p>1933752</text:p>
          </table:table-cell>
          <table:table-cell office:value-type="float" office:value="362994" calcext:value-type="float">
            <text:p>362994</text:p>
          </table:table-cell>
          <table:table-cell office:value-type="float" office:value="1995080" calcext:value-type="float">
            <text:p>1995080</text:p>
          </table:table-cell>
          <table:table-cell office:value-type="float" office:value="2415204" calcext:value-type="float">
            <text:p>2415204</text:p>
          </table:table-cell>
          <table:table-cell office:value-type="float" office:value="2254986" calcext:value-type="float">
            <text:p>2254986</text:p>
          </table:table-cell>
          <table:table-cell office:value-type="float" office:value="2924207" calcext:value-type="float">
            <text:p>2924207</text:p>
          </table:table-cell>
          <table:table-cell office:value-type="float" office:value="804906" calcext:value-type="float">
            <text:p>804906</text:p>
          </table:table-cell>
          <table:table-cell office:value-type="float" office:value="1350636" calcext:value-type="float">
            <text:p>1350636</text:p>
          </table:table-cell>
          <table:table-cell office:value-type="float" office:value="1892326" calcext:value-type="float">
            <text:p>1892326</text:p>
          </table:table-cell>
          <table:table-cell office:value-type="float" office:value="1386334" calcext:value-type="float">
            <text:p>1386334</text:p>
          </table:table-cell>
          <table:table-cell office:value-type="float" office:value="1931407" calcext:value-type="float">
            <text:p>1931407</text:p>
          </table:table-cell>
          <table:table-cell office:value-type="float" office:value="1725569" calcext:value-type="float">
            <text:p>1725569</text:p>
          </table:table-cell>
          <table:table-cell office:value-type="float" office:value="1317575" calcext:value-type="float">
            <text:p>1317575</text:p>
          </table:table-cell>
          <table:table-cell office:value-type="float" office:value="1130574" calcext:value-type="float">
            <text:p>1130574</text:p>
          </table:table-cell>
          <table:table-cell office:value-type="float" office:value="2443197" calcext:value-type="float">
            <text:p>2443197</text:p>
          </table:table-cell>
          <table:table-cell office:value-type="float" office:value="2847566" calcext:value-type="float">
            <text:p>2847566</text:p>
          </table:table-cell>
          <table:table-cell office:value-type="float" office:value="1589691" calcext:value-type="float">
            <text:p>1589691</text:p>
          </table:table-cell>
          <table:table-cell office:value-type="float" office:value="2306622" calcext:value-type="float">
            <text:p>2306622</text:p>
          </table:table-cell>
          <table:table-cell office:value-type="float" office:value="1404710" calcext:value-type="float">
            <text:p>1404710</text:p>
          </table:table-cell>
          <table:table-cell office:value-type="float" office:value="1767122" calcext:value-type="float">
            <text:p>1767122</text:p>
          </table:table-cell>
          <table:table-cell office:value-type="float" office:value="1118276" calcext:value-type="float">
            <text:p>1118276</text:p>
          </table:table-cell>
          <table:table-cell office:value-type="float" office:value="1838242" calcext:value-type="float">
            <text:p>1838242</text:p>
          </table:table-cell>
          <table:table-cell office:value-type="float" office:value="627230" calcext:value-type="float">
            <text:p>627230</text:p>
          </table:table-cell>
          <table:table-cell office:value-type="float" office:value="1386191" calcext:value-type="float">
            <text:p>1386191</text:p>
          </table:table-cell>
          <table:table-cell office:value-type="float" office:value="1810626" calcext:value-type="float">
            <text:p>1810626</text:p>
          </table:table-cell>
          <table:table-cell office:value-type="float" office:value="1409927" calcext:value-type="float">
            <text:p>1409927</text:p>
          </table:table-cell>
          <table:table-cell office:value-type="float" office:value="3457552" calcext:value-type="float">
            <text:p>3457552</text:p>
          </table:table-cell>
          <table:table-cell office:value-type="float" office:value="1543016" calcext:value-type="float">
            <text:p>1543016</text:p>
          </table:table-cell>
          <table:table-cell office:value-type="float" office:value="2295861" calcext:value-type="float">
            <text:p>2295861</text:p>
          </table:table-cell>
          <table:table-cell office:value-type="float" office:value="2447738" calcext:value-type="float">
            <text:p>2447738</text:p>
          </table:table-cell>
          <table:table-cell office:value-type="float" office:value="2873554" calcext:value-type="float">
            <text:p>2873554</text:p>
          </table:table-cell>
          <table:table-cell office:value-type="float" office:value="2402088" calcext:value-type="float">
            <text:p>2402088</text:p>
          </table:table-cell>
          <table:table-cell office:value-type="float" office:value="2328036" calcext:value-type="float">
            <text:p>2328036</text:p>
          </table:table-cell>
          <table:table-cell office:value-type="float" office:value="2274771" calcext:value-type="float">
            <text:p>2274771</text:p>
          </table:table-cell>
          <table:table-cell office:value-type="float" office:value="1431858" calcext:value-type="float">
            <text:p>1431858</text:p>
          </table:table-cell>
          <table:table-cell office:value-type="float" office:value="2262466" calcext:value-type="float">
            <text:p>2262466</text:p>
          </table:table-cell>
          <table:table-cell office:value-type="string" calcext:value-type="string">
            <text:p>1764.0562248.834</text:p>
          </table:table-cell>
          <table:table-cell office:value-type="float" office:value="1616676" calcext:value-type="float">
            <text:p>1616676</text:p>
          </table:table-cell>
          <table:table-cell office:value-type="float" office:value="2409041" calcext:value-type="float">
            <text:p>2409041</text:p>
          </table:table-cell>
          <table:table-cell office:value-type="float" office:value="1902412" calcext:value-type="float">
            <text:p>1902412</text:p>
          </table:table-cell>
          <table:table-cell office:value-type="float" office:value="694329" calcext:value-type="float">
            <text:p>694329</text:p>
          </table:table-cell>
          <table:table-cell office:value-type="float" office:value="98995" calcext:value-type="float">
            <text:p>98995</text:p>
          </table:table-cell>
          <table:table-cell office:value-type="float" office:value="2593053" calcext:value-type="float">
            <text:p>2593053</text:p>
          </table:table-cell>
          <table:table-cell office:value-type="float" office:value="1698513" calcext:value-type="float">
            <text:p>1698513</text:p>
          </table:table-cell>
          <table:table-cell office:value-type="float" office:value="2058847" calcext:value-type="float">
            <text:p>2058847</text:p>
          </table:table-cell>
          <table:table-cell office:value-type="float" office:value="2571837" calcext:value-type="float">
            <text:p>2571837</text:p>
          </table:table-cell>
          <table:table-cell office:value-type="float" office:value="2079704" calcext:value-type="float">
            <text:p>2079704</text:p>
          </table:table-cell>
          <table:table-cell office:value-type="float" office:value="2840213" calcext:value-type="float">
            <text:p>2840213</text:p>
          </table:table-cell>
          <table:table-cell office:value-type="float" office:value="1357911" calcext:value-type="float">
            <text:p>1357911</text:p>
          </table:table-cell>
          <table:table-cell office:value-type="float" office:value="1340949" calcext:value-type="float">
            <text:p>1340949</text:p>
          </table:table-cell>
          <table:table-cell office:value-type="float" office:value="1923317" calcext:value-type="float">
            <text:p>19233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95764" calcext:value-type="float">
            <text:p>2195764</text:p>
          </table:table-cell>
          <table:table-cell office:value-type="float" office:value="2466029" calcext:value-type="float">
            <text:p>2466029</text:p>
          </table:table-cell>
          <table:table-cell office:value-type="float" office:value="4092862" calcext:value-type="float">
            <text:p>4092862</text:p>
          </table:table-cell>
          <table:table-cell office:value-type="float" office:value="3602889" calcext:value-type="float">
            <text:p>3602889</text:p>
          </table:table-cell>
          <table:table-cell office:value-type="float" office:value="3114381" calcext:value-type="float">
            <text:p>3114381</text:p>
          </table:table-cell>
          <table:table-cell office:value-type="float" office:value="1239591" calcext:value-type="float">
            <text:p>1239591</text:p>
          </table:table-cell>
          <table:table-cell office:value-type="float" office:value="2656006" calcext:value-type="float">
            <text:p>2656006</text:p>
          </table:table-cell>
          <table:table-cell office:value-type="float" office:value="2632138" calcext:value-type="float">
            <text:p>2632138</text:p>
          </table:table-cell>
          <table:table-cell office:value-type="float" office:value="3139556" calcext:value-type="float">
            <text:p>3139556</text:p>
          </table:table-cell>
          <table:table-cell office:value-type="float" office:value="1194349" calcext:value-type="float">
            <text:p>1194349</text:p>
          </table:table-cell>
          <table:table-cell office:value-type="float" office:value="1685812" calcext:value-type="float">
            <text:p>1685812</text:p>
          </table:table-cell>
          <table:table-cell office:value-type="float" office:value="1746023" calcext:value-type="float">
            <text:p>1746023</text:p>
          </table:table-cell>
          <table:table-cell office:value-type="float" office:value="764493" calcext:value-type="float">
            <text:p>764493</text:p>
          </table:table-cell>
          <table:table-cell office:value-type="float" office:value="2473614" calcext:value-type="float">
            <text:p>2473614</text:p>
          </table:table-cell>
          <table:table-cell office:value-type="float" office:value="3613015" calcext:value-type="float">
            <text:p>3613015</text:p>
          </table:table-cell>
          <table:table-cell office:value-type="float" office:value="2277554" calcext:value-type="float">
            <text:p>2277554</text:p>
          </table:table-cell>
          <table:table-cell office:value-type="float" office:value="799428" calcext:value-type="float">
            <text:p>799428</text:p>
          </table:table-cell>
          <table:table-cell office:value-type="float" office:value="3447981" calcext:value-type="float">
            <text:p>3447981</text:p>
          </table:table-cell>
          <table:table-cell office:value-type="float" office:value="846138" calcext:value-type="float">
            <text:p>846138</text:p>
          </table:table-cell>
          <table:table-cell office:value-type="float" office:value="1186248" calcext:value-type="float">
            <text:p>1186248</text:p>
          </table:table-cell>
          <table:table-cell office:value-type="float" office:value="1938762" calcext:value-type="float">
            <text:p>1938762</text:p>
          </table:table-cell>
          <table:table-cell office:value-type="float" office:value="3272876" calcext:value-type="float">
            <text:p>3272876</text:p>
          </table:table-cell>
          <table:table-cell office:value-type="float" office:value="2136231" calcext:value-type="float">
            <text:p>2136231</text:p>
          </table:table-cell>
          <table:table-cell office:value-type="float" office:value="2564294" calcext:value-type="float">
            <text:p>2564294</text:p>
          </table:table-cell>
          <table:table-cell office:value-type="float" office:value="0" calcext:value-type="float">
            <text:p>0</text:p>
          </table:table-cell>
          <table:table-cell office:value-type="float" office:value="2307500" calcext:value-type="float">
            <text:p>2307500</text:p>
          </table:table-cell>
          <table:table-cell office:value-type="float" office:value="3029345" calcext:value-type="float">
            <text:p>3029345</text:p>
          </table:table-cell>
          <table:table-cell office:value-type="float" office:value="2533980" calcext:value-type="float">
            <text:p>2533980</text:p>
          </table:table-cell>
          <table:table-cell office:value-type="float" office:value="4261806" calcext:value-type="float">
            <text:p>4261806</text:p>
          </table:table-cell>
          <table:table-cell office:value-type="float" office:value="3088925" calcext:value-type="float">
            <text:p>3088925</text:p>
          </table:table-cell>
          <table:table-cell office:value-type="float" office:value="256704" calcext:value-type="float">
            <text:p>256704</text:p>
          </table:table-cell>
          <table:table-cell office:value-type="float" office:value="2898113" calcext:value-type="float">
            <text:p>2898113</text:p>
          </table:table-cell>
          <table:table-cell office:value-type="float" office:value="648545" calcext:value-type="float">
            <text:p>648545</text:p>
          </table:table-cell>
          <table:table-cell office:value-type="float" office:value="2354505" calcext:value-type="float">
            <text:p>2354505</text:p>
          </table:table-cell>
          <table:table-cell office:value-type="float" office:value="1126089" calcext:value-type="float">
            <text:p>1126089</text:p>
          </table:table-cell>
          <table:table-cell office:value-type="float" office:value="1682200" calcext:value-type="float">
            <text:p>1682200</text:p>
          </table:table-cell>
          <table:table-cell office:value-type="float" office:value="3844864" calcext:value-type="float">
            <text:p>3844864</text:p>
          </table:table-cell>
          <table:table-cell office:value-type="float" office:value="3650557" calcext:value-type="float">
            <text:p>3650557</text:p>
          </table:table-cell>
          <table:table-cell office:value-type="float" office:value="2670023" calcext:value-type="float">
            <text:p>2670023</text:p>
          </table:table-cell>
          <table:table-cell office:value-type="float" office:value="4072197" calcext:value-type="float">
            <text:p>4072197</text:p>
          </table:table-cell>
          <table:table-cell office:value-type="float" office:value="4216002" calcext:value-type="float">
            <text:p>4216002</text:p>
          </table:table-cell>
          <table:table-cell office:value-type="float" office:value="3193112" calcext:value-type="float">
            <text:p>3193112</text:p>
          </table:table-cell>
          <table:table-cell office:value-type="float" office:value="1029159" calcext:value-type="float">
            <text:p>1029159</text:p>
          </table:table-cell>
          <table:table-cell office:value-type="float" office:value="2757463" calcext:value-type="float">
            <text:p>2757463</text:p>
          </table:table-cell>
          <table:table-cell office:value-type="string" calcext:value-type="string">
            <text:p>3896.3194139.940</text:p>
          </table:table-cell>
          <table:table-cell office:value-type="float" office:value="3838047" calcext:value-type="float">
            <text:p>3838047</text:p>
          </table:table-cell>
          <table:table-cell office:value-type="float" office:value="401607" calcext:value-type="float">
            <text:p>401607</text:p>
          </table:table-cell>
          <table:table-cell office:value-type="float" office:value="2611054" calcext:value-type="float">
            <text:p>2611054</text:p>
          </table:table-cell>
          <table:table-cell office:value-type="float" office:value="2687648" calcext:value-type="float">
            <text:p>2687648</text:p>
          </table:table-cell>
          <table:table-cell office:value-type="float" office:value="681981" calcext:value-type="float">
            <text:p>681981</text:p>
          </table:table-cell>
          <table:table-cell office:value-type="float" office:value="1798491" calcext:value-type="float">
            <text:p>1798491</text:p>
          </table:table-cell>
          <table:table-cell office:value-type="float" office:value="3413246" calcext:value-type="float">
            <text:p>3413246</text:p>
          </table:table-cell>
          <table:table-cell office:value-type="float" office:value="3909670" calcext:value-type="float">
            <text:p>3909670</text:p>
          </table:table-cell>
          <table:table-cell office:value-type="float" office:value="1578993" calcext:value-type="float">
            <text:p>1578993</text:p>
          </table:table-cell>
          <table:table-cell office:value-type="float" office:value="2548040" calcext:value-type="float">
            <text:p>2548040</text:p>
          </table:table-cell>
          <table:table-cell office:value-type="float" office:value="3968815" calcext:value-type="float">
            <text:p>3968815</text:p>
          </table:table-cell>
          <table:table-cell office:value-type="float" office:value="813078" calcext:value-type="float">
            <text:p>813078</text:p>
          </table:table-cell>
          <table:table-cell office:value-type="float" office:value="2615354" calcext:value-type="float">
            <text:p>2615354</text:p>
          </table:table-cell>
          <table:table-cell office:value-type="float" office:value="4237920" calcext:value-type="float">
            <text:p>4237920</text:p>
          </table:table-cell>
          <table:table-cell office:value-type="float" office:value="2288071" calcext:value-type="float">
            <text:p>2288071</text:p>
          </table:table-cell>
          <table:table-cell office:value-type="float" office:value="2507620" calcext:value-type="float">
            <text:p>2507620</text:p>
          </table:table-cell>
          <table:table-cell office:value-type="float" office:value="1577756" calcext:value-type="float">
            <text:p>1577756</text:p>
          </table:table-cell>
          <table:table-cell office:value-type="float" office:value="1013111" calcext:value-type="float">
            <text:p>1013111</text:p>
          </table:table-cell>
          <table:table-cell office:value-type="float" office:value="3091958" calcext:value-type="float">
            <text:p>3091958</text:p>
          </table:table-cell>
          <table:table-cell office:value-type="float" office:value="1913924" calcext:value-type="float">
            <text:p>1913924</text:p>
          </table:table-cell>
          <table:table-cell office:value-type="float" office:value="4290234" calcext:value-type="float">
            <text:p>4290234</text:p>
          </table:table-cell>
          <table:table-cell office:value-type="float" office:value="2289923" calcext:value-type="float">
            <text:p>2289923</text:p>
          </table:table-cell>
          <table:table-cell office:value-type="float" office:value="944716" calcext:value-type="float">
            <text:p>944716</text:p>
          </table:table-cell>
          <table:table-cell office:value-type="float" office:value="2693241" calcext:value-type="float">
            <text:p>2693241</text:p>
          </table:table-cell>
          <table:table-cell office:value-type="float" office:value="350366" calcext:value-type="float">
            <text:p>350366</text:p>
          </table:table-cell>
          <table:table-cell office:value-type="float" office:value="3969032" calcext:value-type="float">
            <text:p>3969032</text:p>
          </table:table-cell>
          <table:table-cell office:value-type="float" office:value="1923653" calcext:value-type="float">
            <text:p>1923653</text:p>
          </table:table-cell>
          <table:table-cell office:value-type="float" office:value="456327" calcext:value-type="float">
            <text:p>456327</text:p>
          </table:table-cell>
          <table:table-cell office:value-type="float" office:value="3265822" calcext:value-type="float">
            <text:p>3265822</text:p>
          </table:table-cell>
          <table:table-cell office:value-type="float" office:value="523931" calcext:value-type="float">
            <text:p>523931</text:p>
          </table:table-cell>
          <table:table-cell office:value-type="float" office:value="1457942" calcext:value-type="float">
            <text:p>1457942</text:p>
          </table:table-cell>
          <table:table-cell office:value-type="float" office:value="4158299" calcext:value-type="float">
            <text:p>4158299</text:p>
          </table:table-cell>
          <table:table-cell office:value-type="float" office:value="1488813" calcext:value-type="float">
            <text:p>1488813</text:p>
          </table:table-cell>
          <table:table-cell office:value-type="string" calcext:value-type="string">
            <text:p>1962.9293574.405</text:p>
          </table:table-cell>
          <table:table-cell office:value-type="float" office:value="4178009" calcext:value-type="float">
            <text:p>4178009</text:p>
          </table:table-cell>
          <table:table-cell office:value-type="float" office:value="1665675" calcext:value-type="float">
            <text:p>1665675</text:p>
          </table:table-cell>
          <table:table-cell office:value-type="float" office:value="3245401" calcext:value-type="float">
            <text:p>3245401</text:p>
          </table:table-cell>
          <table:table-cell office:value-type="float" office:value="2583684" calcext:value-type="float">
            <text:p>2583684</text:p>
          </table:table-cell>
          <table:table-cell office:value-type="float" office:value="1866590" calcext:value-type="float">
            <text:p>1866590</text:p>
          </table:table-cell>
          <table:table-cell office:value-type="float" office:value="2468952" calcext:value-type="float">
            <text:p>2468952</text:p>
          </table:table-cell>
          <table:table-cell office:value-type="float" office:value="3895426" calcext:value-type="float">
            <text:p>3895426</text:p>
          </table:table-cell>
          <table:table-cell office:value-type="float" office:value="627932" calcext:value-type="float">
            <text:p>627932</text:p>
          </table:table-cell>
          <table:table-cell office:value-type="float" office:value="4285753" calcext:value-type="float">
            <text:p>4285753</text:p>
          </table:table-cell>
          <table:table-cell office:value-type="string" calcext:value-type="string">
            <text:p>795.2313085.201</text:p>
          </table:table-cell>
          <table:table-cell office:value-type="float" office:value="2602812" calcext:value-type="float">
            <text:p>2602812</text:p>
          </table:table-cell>
          <table:table-cell office:value-type="float" office:value="1103359" calcext:value-type="float">
            <text:p>110335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33112" calcext:value-type="float">
            <text:p>1933112</text:p>
          </table:table-cell>
          <table:table-cell office:value-type="float" office:value="1498854" calcext:value-type="float">
            <text:p>1498854</text:p>
          </table:table-cell>
          <table:table-cell office:value-type="float" office:value="3063686" calcext:value-type="float">
            <text:p>3063686</text:p>
          </table:table-cell>
          <table:table-cell office:value-type="float" office:value="1670608" calcext:value-type="float">
            <text:p>1670608</text:p>
          </table:table-cell>
          <table:table-cell office:value-type="float" office:value="1012871" calcext:value-type="float">
            <text:p>1012871</text:p>
          </table:table-cell>
          <table:table-cell office:value-type="float" office:value="2310555" calcext:value-type="float">
            <text:p>2310555</text:p>
          </table:table-cell>
          <table:table-cell office:value-type="float" office:value="2126489" calcext:value-type="float">
            <text:p>2126489</text:p>
          </table:table-cell>
          <table:table-cell office:value-type="float" office:value="1999956" calcext:value-type="float">
            <text:p>1999956</text:p>
          </table:table-cell>
          <table:table-cell office:value-type="float" office:value="2049749" calcext:value-type="float">
            <text:p>2049749</text:p>
          </table:table-cell>
          <table:table-cell office:value-type="float" office:value="2537596" calcext:value-type="float">
            <text:p>2537596</text:p>
          </table:table-cell>
          <table:table-cell office:value-type="float" office:value="1146098" calcext:value-type="float">
            <text:p>1146098</text:p>
          </table:table-cell>
          <table:table-cell office:value-type="float" office:value="1448277" calcext:value-type="float">
            <text:p>1448277</text:p>
          </table:table-cell>
          <table:table-cell office:value-type="float" office:value="1717549" calcext:value-type="float">
            <text:p>1717549</text:p>
          </table:table-cell>
          <table:table-cell office:value-type="float" office:value="2317948" calcext:value-type="float">
            <text:p>2317948</text:p>
          </table:table-cell>
          <table:table-cell office:value-type="float" office:value="2351956" calcext:value-type="float">
            <text:p>2351956</text:p>
          </table:table-cell>
          <table:table-cell office:value-type="float" office:value="1609624" calcext:value-type="float">
            <text:p>1609624</text:p>
          </table:table-cell>
          <table:table-cell office:value-type="float" office:value="2647057" calcext:value-type="float">
            <text:p>2647057</text:p>
          </table:table-cell>
          <table:table-cell office:value-type="float" office:value="2161614" calcext:value-type="float">
            <text:p>2161614</text:p>
          </table:table-cell>
          <table:table-cell office:value-type="float" office:value="2540399" calcext:value-type="float">
            <text:p>2540399</text:p>
          </table:table-cell>
          <table:table-cell office:value-type="float" office:value="2417165" calcext:value-type="float">
            <text:p>2417165</text:p>
          </table:table-cell>
          <table:table-cell office:value-type="string" calcext:value-type="string">
            <text:p>1806.5221942.967</text:p>
          </table:table-cell>
          <table:table-cell office:value-type="float" office:value="295061" calcext:value-type="float">
            <text:p>295061</text:p>
          </table:table-cell>
          <table:table-cell office:value-type="float" office:value="563238" calcext:value-type="float">
            <text:p>563238</text:p>
          </table:table-cell>
          <table:table-cell office:value-type="float" office:value="2307500" calcext:value-type="float">
            <text:p>2307500</text:p>
          </table:table-cell>
          <table:table-cell office:value-type="float" office:value="0" calcext:value-type="float">
            <text:p>0</text:p>
          </table:table-cell>
          <table:table-cell office:value-type="float" office:value="1780225" calcext:value-type="float">
            <text:p>1780225</text:p>
          </table:table-cell>
          <table:table-cell office:value-type="float" office:value="2622526" calcext:value-type="float">
            <text:p>2622526</text:p>
          </table:table-cell>
          <table:table-cell office:value-type="float" office:value="2394097" calcext:value-type="float">
            <text:p>2394097</text:p>
          </table:table-cell>
          <table:table-cell office:value-type="float" office:value="884774" calcext:value-type="float">
            <text:p>884774</text:p>
          </table:table-cell>
          <table:table-cell office:value-type="float" office:value="2564180" calcext:value-type="float">
            <text:p>2564180</text:p>
          </table:table-cell>
          <table:table-cell office:value-type="float" office:value="1053878" calcext:value-type="float">
            <text:p>1053878</text:p>
          </table:table-cell>
          <table:table-cell office:value-type="float" office:value="2662055" calcext:value-type="float">
            <text:p>2662055</text:p>
          </table:table-cell>
          <table:table-cell office:value-type="float" office:value="85615" calcext:value-type="float">
            <text:p>85615</text:p>
          </table:table-cell>
          <table:table-cell office:value-type="float" office:value="2095523" calcext:value-type="float">
            <text:p>2095523</text:p>
          </table:table-cell>
          <table:table-cell office:value-type="float" office:value="1671003" calcext:value-type="float">
            <text:p>1671003</text:p>
          </table:table-cell>
          <table:table-cell office:value-type="float" office:value="2577567" calcext:value-type="float">
            <text:p>2577567</text:p>
          </table:table-cell>
          <table:table-cell office:value-type="float" office:value="1942158" calcext:value-type="float">
            <text:p>1942158</text:p>
          </table:table-cell>
          <table:table-cell office:value-type="float" office:value="912660" calcext:value-type="float">
            <text:p>912660</text:p>
          </table:table-cell>
          <table:table-cell office:value-type="float" office:value="2726531" calcext:value-type="float">
            <text:p>2726531</text:p>
          </table:table-cell>
          <table:table-cell office:value-type="float" office:value="3117866" calcext:value-type="float">
            <text:p>3117866</text:p>
          </table:table-cell>
          <table:table-cell office:value-type="float" office:value="2440233" calcext:value-type="float">
            <text:p>2440233</text:p>
          </table:table-cell>
          <table:table-cell office:value-type="float" office:value="1899953" calcext:value-type="float">
            <text:p>1899953</text:p>
          </table:table-cell>
          <table:table-cell office:value-type="float" office:value="504874" calcext:value-type="float">
            <text:p>504874</text:p>
          </table:table-cell>
          <table:table-cell office:value-type="string" calcext:value-type="string">
            <text:p>2555.9052970.883</text:p>
          </table:table-cell>
          <table:table-cell office:value-type="float" office:value="2797315" calcext:value-type="float">
            <text:p>2797315</text:p>
          </table:table-cell>
          <table:table-cell office:value-type="float" office:value="2695091" calcext:value-type="float">
            <text:p>2695091</text:p>
          </table:table-cell>
          <table:table-cell office:value-type="float" office:value="1294009" calcext:value-type="float">
            <text:p>1294009</text:p>
          </table:table-cell>
          <table:table-cell office:value-type="float" office:value="1805632" calcext:value-type="float">
            <text:p>1805632</text:p>
          </table:table-cell>
          <table:table-cell office:value-type="float" office:value="1627220" calcext:value-type="float">
            <text:p>1627220</text:p>
          </table:table-cell>
          <table:table-cell office:value-type="float" office:value="1579027" calcext:value-type="float">
            <text:p>1579027</text:p>
          </table:table-cell>
          <table:table-cell office:value-type="float" office:value="2453178" calcext:value-type="float">
            <text:p>2453178</text:p>
          </table:table-cell>
          <table:table-cell office:value-type="float" office:value="2285182" calcext:value-type="float">
            <text:p>2285182</text:p>
          </table:table-cell>
          <table:table-cell office:value-type="float" office:value="851804" calcext:value-type="float">
            <text:p>851804</text:p>
          </table:table-cell>
          <table:table-cell office:value-type="string" calcext:value-type="string">
            <text:p>1572.4902983.812</text:p>
          </table:table-cell>
          <table:table-cell office:value-type="float" office:value="2739666" calcext:value-type="float">
            <text:p>2739666</text:p>
          </table:table-cell>
          <table:table-cell office:value-type="float" office:value="2004819" calcext:value-type="float">
            <text:p>2004819</text:p>
          </table:table-cell>
          <table:table-cell office:value-type="float" office:value="2869571" calcext:value-type="float">
            <text:p>2869571</text:p>
          </table:table-cell>
          <table:table-cell office:value-type="float" office:value="1753640" calcext:value-type="float">
            <text:p>1753640</text:p>
          </table:table-cell>
          <table:table-cell office:value-type="float" office:value="2140590" calcext:value-type="float">
            <text:p>2140590</text:p>
          </table:table-cell>
          <table:table-cell office:value-type="float" office:value="1148362" calcext:value-type="float">
            <text:p>1148362</text:p>
          </table:table-cell>
          <table:table-cell office:value-type="float" office:value="1786071" calcext:value-type="float">
            <text:p>1786071</text:p>
          </table:table-cell>
          <table:table-cell office:value-type="float" office:value="1171010" calcext:value-type="float">
            <text:p>1171010</text:p>
          </table:table-cell>
          <table:table-cell office:value-type="float" office:value="837125" calcext:value-type="float">
            <text:p>837125</text:p>
          </table:table-cell>
          <table:table-cell office:value-type="string" calcext:value-type="string">
            <text:p>2298.4371759.022</text:p>
          </table:table-cell>
          <table:table-cell office:value-type="float" office:value="3241290" calcext:value-type="float">
            <text:p>3241290</text:p>
          </table:table-cell>
          <table:table-cell office:value-type="float" office:value="1980037" calcext:value-type="float">
            <text:p>1980037</text:p>
          </table:table-cell>
          <table:table-cell office:value-type="float" office:value="2095584" calcext:value-type="float">
            <text:p>2095584</text:p>
          </table:table-cell>
          <table:table-cell office:value-type="float" office:value="2988033" calcext:value-type="float">
            <text:p>2988033</text:p>
          </table:table-cell>
          <table:table-cell office:value-type="float" office:value="2337891" calcext:value-type="float">
            <text:p>2337891</text:p>
          </table:table-cell>
          <table:table-cell office:value-type="float" office:value="2242532" calcext:value-type="float">
            <text:p>2242532</text:p>
          </table:table-cell>
          <table:table-cell office:value-type="float" office:value="2786939" calcext:value-type="float">
            <text:p>2786939</text:p>
          </table:table-cell>
          <table:table-cell office:value-type="float" office:value="2123869" calcext:value-type="float">
            <text:p>2123869</text:p>
          </table:table-cell>
          <table:table-cell office:value-type="float" office:value="980867" calcext:value-type="float">
            <text:p>980867</text:p>
          </table:table-cell>
          <table:table-cell office:value-type="string" calcext:value-type="string">
            <text:p>2824.5821263.738</text:p>
          </table:table-cell>
          <table:table-cell office:value-type="float" office:value="1695948" calcext:value-type="float">
            <text:p>1695948</text:p>
          </table:table-cell>
          <table:table-cell office:value-type="float" office:value="2176574" calcext:value-type="float">
            <text:p>2176574</text:p>
          </table:table-cell>
          <table:table-cell office:value-type="float" office:value="2967116" calcext:value-type="float">
            <text:p>2967116</text:p>
          </table:table-cell>
          <table:table-cell office:value-type="float" office:value="1372228" calcext:value-type="float">
            <text:p>1372228</text:p>
          </table:table-cell>
          <table:table-cell office:value-type="float" office:value="1164989" calcext:value-type="float">
            <text:p>1164989</text:p>
          </table:table-cell>
          <table:table-cell office:value-type="float" office:value="655696" calcext:value-type="float">
            <text:p>655696</text:p>
          </table:table-cell>
          <table:table-cell office:value-type="float" office:value="2053183" calcext:value-type="float">
            <text:p>2053183</text:p>
          </table:table-cell>
          <table:table-cell office:value-type="float" office:value="2069541" calcext:value-type="float">
            <text:p>2069541</text:p>
          </table:table-cell>
          <table:table-cell office:value-type="float" office:value="2617228" calcext:value-type="float">
            <text:p>2617228</text:p>
          </table:table-cell>
          <table:table-cell office:value-type="string" calcext:value-type="string">
            <text:p>2448.6902633.952</text:p>
          </table:table-cell>
          <table:table-cell office:value-type="float" office:value="2729242" calcext:value-type="float">
            <text:p>2729242</text:p>
          </table:table-cell>
          <table:table-cell office:value-type="float" office:value="1886980" calcext:value-type="float">
            <text:p>1886980</text:p>
          </table:table-cell>
          <table:table-cell office:value-type="float" office:value="1777203" calcext:value-type="float">
            <text:p>1777203</text:p>
          </table:table-cell>
          <table:table-cell office:value-type="float" office:value="1488527" calcext:value-type="float">
            <text:p>14885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69309" calcext:value-type="float">
            <text:p>1069309</text:p>
          </table:table-cell>
          <table:table-cell office:value-type="float" office:value="563952" calcext:value-type="float">
            <text:p>563952</text:p>
          </table:table-cell>
          <table:table-cell office:value-type="float" office:value="1291494" calcext:value-type="float">
            <text:p>1291494</text:p>
          </table:table-cell>
          <table:table-cell office:value-type="float" office:value="1024595" calcext:value-type="float">
            <text:p>1024595</text:p>
          </table:table-cell>
          <table:table-cell office:value-type="float" office:value="1213693" calcext:value-type="float">
            <text:p>1213693</text:p>
          </table:table-cell>
          <table:table-cell office:value-type="float" office:value="2203127" calcext:value-type="float">
            <text:p>2203127</text:p>
          </table:table-cell>
          <table:table-cell office:value-type="float" office:value="798164" calcext:value-type="float">
            <text:p>798164</text:p>
          </table:table-cell>
          <table:table-cell office:value-type="float" office:value="685555" calcext:value-type="float">
            <text:p>685555</text:p>
          </table:table-cell>
          <table:table-cell office:value-type="float" office:value="284860" calcext:value-type="float">
            <text:p>284860</text:p>
          </table:table-cell>
          <table:table-cell office:value-type="float" office:value="2457817" calcext:value-type="float">
            <text:p>2457817</text:p>
          </table:table-cell>
          <table:table-cell office:value-type="float" office:value="1376445" calcext:value-type="float">
            <text:p>1376445</text:p>
          </table:table-cell>
          <table:table-cell office:value-type="float" office:value="1288959" calcext:value-type="float">
            <text:p>1288959</text:p>
          </table:table-cell>
          <table:table-cell office:value-type="float" office:value="2266117" calcext:value-type="float">
            <text:p>2266117</text:p>
          </table:table-cell>
          <table:table-cell office:value-type="float" office:value="1184441" calcext:value-type="float">
            <text:p>1184441</text:p>
          </table:table-cell>
          <table:table-cell office:value-type="float" office:value="622676" calcext:value-type="float">
            <text:p>622676</text:p>
          </table:table-cell>
          <table:table-cell office:value-type="float" office:value="789361" calcext:value-type="float">
            <text:p>789361</text:p>
          </table:table-cell>
          <table:table-cell office:value-type="float" office:value="2864529" calcext:value-type="float">
            <text:p>2864529</text:p>
          </table:table-cell>
          <table:table-cell office:value-type="float" office:value="435764" calcext:value-type="float">
            <text:p>435764</text:p>
          </table:table-cell>
          <table:table-cell office:value-type="float" office:value="2710564" calcext:value-type="float">
            <text:p>2710564</text:p>
          </table:table-cell>
          <table:table-cell office:value-type="float" office:value="2341997" calcext:value-type="float">
            <text:p>2341997</text:p>
          </table:table-cell>
          <table:table-cell office:value-type="float" office:value="3459399" calcext:value-type="float">
            <text:p>3459399</text:p>
          </table:table-cell>
          <table:table-cell office:value-type="float" office:value="243614" calcext:value-type="float">
            <text:p>243614</text:p>
          </table:table-cell>
          <table:table-cell office:value-type="float" office:value="2032171" calcext:value-type="float">
            <text:p>2032171</text:p>
          </table:table-cell>
          <table:table-cell office:value-type="float" office:value="1249604" calcext:value-type="float">
            <text:p>1249604</text:p>
          </table:table-cell>
          <table:table-cell office:value-type="string" calcext:value-type="string">
            <text:p>3029.3451780.225</text:p>
          </table:table-cell>
          <table:table-cell office:value-type="float" office:value="0" calcext:value-type="float">
            <text:p>0</text:p>
          </table:table-cell>
          <table:table-cell office:value-type="float" office:value="1497616" calcext:value-type="float">
            <text:p>1497616</text:p>
          </table:table-cell>
          <table:table-cell office:value-type="float" office:value="1393141" calcext:value-type="float">
            <text:p>1393141</text:p>
          </table:table-cell>
          <table:table-cell office:value-type="float" office:value="1425957" calcext:value-type="float">
            <text:p>1425957</text:p>
          </table:table-cell>
          <table:table-cell office:value-type="float" office:value="3242919" calcext:value-type="float">
            <text:p>3242919</text:p>
          </table:table-cell>
          <table:table-cell office:value-type="float" office:value="856136" calcext:value-type="float">
            <text:p>856136</text:p>
          </table:table-cell>
          <table:table-cell office:value-type="float" office:value="3616912" calcext:value-type="float">
            <text:p>3616912</text:p>
          </table:table-cell>
          <table:table-cell office:value-type="float" office:value="1849157" calcext:value-type="float">
            <text:p>1849157</text:p>
          </table:table-cell>
          <table:table-cell office:value-type="float" office:value="2117321" calcext:value-type="float">
            <text:p>2117321</text:p>
          </table:table-cell>
          <table:table-cell office:value-type="float" office:value="3258349" calcext:value-type="float">
            <text:p>3258349</text:p>
          </table:table-cell>
          <table:table-cell office:value-type="float" office:value="864095" calcext:value-type="float">
            <text:p>864095</text:p>
          </table:table-cell>
          <table:table-cell office:value-type="float" office:value="771032" calcext:value-type="float">
            <text:p>771032</text:p>
          </table:table-cell>
          <table:table-cell office:value-type="float" office:value="888210" calcext:value-type="float">
            <text:p>888210</text:p>
          </table:table-cell>
          <table:table-cell office:value-type="float" office:value="1068362" calcext:value-type="float">
            <text:p>1068362</text:p>
          </table:table-cell>
          <table:table-cell office:value-type="float" office:value="1361413" calcext:value-type="float">
            <text:p>1361413</text:p>
          </table:table-cell>
          <table:table-cell office:value-type="float" office:value="758520" calcext:value-type="float">
            <text:p>758520</text:p>
          </table:table-cell>
          <table:table-cell office:value-type="float" office:value="2078496" calcext:value-type="float">
            <text:p>2078496</text:p>
          </table:table-cell>
          <table:table-cell office:value-type="float" office:value="1551460" calcext:value-type="float">
            <text:p>1551460</text:p>
          </table:table-cell>
          <table:table-cell office:value-type="float" office:value="887410" calcext:value-type="float">
            <text:p>887410</text:p>
          </table:table-cell>
          <table:table-cell office:value-type="float" office:value="1231268" calcext:value-type="float">
            <text:p>1231268</text:p>
          </table:table-cell>
          <table:table-cell office:value-type="float" office:value="1020908" calcext:value-type="float">
            <text:p>1020908</text:p>
          </table:table-cell>
          <table:table-cell office:value-type="float" office:value="3290401" calcext:value-type="float">
            <text:p>3290401</text:p>
          </table:table-cell>
          <table:table-cell office:value-type="string" calcext:value-type="string">
            <text:p>515.868443.091</text:p>
          </table:table-cell>
          <table:table-cell office:value-type="float" office:value="2480976" calcext:value-type="float">
            <text:p>2480976</text:p>
          </table:table-cell>
          <table:table-cell office:value-type="float" office:value="1265258" calcext:value-type="float">
            <text:p>1265258</text:p>
          </table:table-cell>
          <table:table-cell office:value-type="float" office:value="683077" calcext:value-type="float">
            <text:p>683077</text:p>
          </table:table-cell>
          <table:table-cell office:value-type="float" office:value="918602" calcext:value-type="float">
            <text:p>918602</text:p>
          </table:table-cell>
          <table:table-cell office:value-type="float" office:value="2325910" calcext:value-type="float">
            <text:p>2325910</text:p>
          </table:table-cell>
          <table:table-cell office:value-type="float" office:value="487001" calcext:value-type="float">
            <text:p>487001</text:p>
          </table:table-cell>
          <table:table-cell office:value-type="float" office:value="1205271" calcext:value-type="float">
            <text:p>1205271</text:p>
          </table:table-cell>
          <table:table-cell office:value-type="float" office:value="2969529" calcext:value-type="float">
            <text:p>2969529</text:p>
          </table:table-cell>
          <table:table-cell office:value-type="float" office:value="707956" calcext:value-type="float">
            <text:p>707956</text:p>
          </table:table-cell>
          <table:table-cell office:value-type="float" office:value="1232228" calcext:value-type="float">
            <text:p>1232228</text:p>
          </table:table-cell>
          <table:table-cell office:value-type="float" office:value="848962" calcext:value-type="float">
            <text:p>848962</text:p>
          </table:table-cell>
          <table:table-cell office:value-type="float" office:value="957211" calcext:value-type="float">
            <text:p>957211</text:p>
          </table:table-cell>
          <table:table-cell office:value-type="string" calcext:value-type="string">
            <text:p>1491.3652047.176</text:p>
          </table:table-cell>
          <table:table-cell office:value-type="float" office:value="912934" calcext:value-type="float">
            <text:p>912934</text:p>
          </table:table-cell>
          <table:table-cell office:value-type="float" office:value="2524245" calcext:value-type="float">
            <text:p>2524245</text:p>
          </table:table-cell>
          <table:table-cell office:value-type="float" office:value="1556909" calcext:value-type="float">
            <text:p>1556909</text:p>
          </table:table-cell>
          <table:table-cell office:value-type="float" office:value="850276" calcext:value-type="float">
            <text:p>850276</text:p>
          </table:table-cell>
          <table:table-cell office:value-type="float" office:value="3745830" calcext:value-type="float">
            <text:p>3745830</text:p>
          </table:table-cell>
          <table:table-cell office:value-type="float" office:value="600824" calcext:value-type="float">
            <text:p>600824</text:p>
          </table:table-cell>
          <table:table-cell office:value-type="float" office:value="2689721" calcext:value-type="float">
            <text:p>2689721</text:p>
          </table:table-cell>
          <table:table-cell office:value-type="float" office:value="1209268" calcext:value-type="float">
            <text:p>1209268</text:p>
          </table:table-cell>
          <table:table-cell office:value-type="float" office:value="3916957" calcext:value-type="float">
            <text:p>3916957</text:p>
          </table:table-cell>
          <table:table-cell office:value-type="float" office:value="2697577" calcext:value-type="float">
            <text:p>2697577</text:p>
          </table:table-cell>
          <table:table-cell office:value-type="string" calcext:value-type="string">
            <text:p>1175.1472575.526</text:p>
          </table:table-cell>
          <table:table-cell office:value-type="float" office:value="2401775" calcext:value-type="float">
            <text:p>2401775</text:p>
          </table:table-cell>
          <table:table-cell office:value-type="float" office:value="1162030" calcext:value-type="float">
            <text:p>1162030</text:p>
          </table:table-cell>
          <table:table-cell office:value-type="float" office:value="2778065" calcext:value-type="float">
            <text:p>2778065</text:p>
          </table:table-cell>
          <table:table-cell office:value-type="float" office:value="3365709" calcext:value-type="float">
            <text:p>3365709</text:p>
          </table:table-cell>
          <table:table-cell office:value-type="float" office:value="545066" calcext:value-type="float">
            <text:p>545066</text:p>
          </table:table-cell>
          <table:table-cell office:value-type="float" office:value="1243937" calcext:value-type="float">
            <text:p>1243937</text:p>
          </table:table-cell>
          <table:table-cell office:value-type="float" office:value="2968765" calcext:value-type="float">
            <text:p>2968765</text:p>
          </table:table-cell>
          <table:table-cell office:value-type="float" office:value="1181021" calcext:value-type="float">
            <text:p>1181021</text:p>
          </table:table-cell>
          <table:table-cell office:value-type="float" office:value="1150621" calcext:value-type="float">
            <text:p>1150621</text:p>
          </table:table-cell>
          <table:table-cell office:value-type="string" calcext:value-type="string">
            <text:p>3657.344921.369</text:p>
          </table:table-cell>
          <table:table-cell office:value-type="float" office:value="911794" calcext:value-type="float">
            <text:p>911794</text:p>
          </table:table-cell>
          <table:table-cell office:value-type="float" office:value="2765590" calcext:value-type="float">
            <text:p>2765590</text:p>
          </table:table-cell>
          <table:table-cell office:value-type="float" office:value="1278277" calcext:value-type="float">
            <text:p>1278277</text:p>
          </table:table-cell>
          <table:table-cell office:value-type="float" office:value="2969663" calcext:value-type="float">
            <text:p>2969663</text:p>
          </table:table-cell>
          <table:table-cell office:value-type="float" office:value="108467" calcext:value-type="float">
            <text:p>108467</text:p>
          </table:table-cell>
          <table:table-cell office:value-type="float" office:value="519450" calcext:value-type="float">
            <text:p>519450</text:p>
          </table:table-cell>
          <table:table-cell office:value-type="float" office:value="2802722" calcext:value-type="float">
            <text:p>28027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9442" calcext:value-type="float">
            <text:p>689442</text:p>
          </table:table-cell>
          <table:table-cell office:value-type="float" office:value="1253313" calcext:value-type="float">
            <text:p>1253313</text:p>
          </table:table-cell>
          <table:table-cell office:value-type="float" office:value="1844471" calcext:value-type="float">
            <text:p>1844471</text:p>
          </table:table-cell>
          <table:table-cell office:value-type="float" office:value="2517551" calcext:value-type="float">
            <text:p>2517551</text:p>
          </table:table-cell>
          <table:table-cell office:value-type="float" office:value="2542721" calcext:value-type="float">
            <text:p>2542721</text:p>
          </table:table-cell>
          <table:table-cell office:value-type="float" office:value="1325006" calcext:value-type="float">
            <text:p>1325006</text:p>
          </table:table-cell>
          <table:table-cell office:value-type="float" office:value="699938" calcext:value-type="float">
            <text:p>699938</text:p>
          </table:table-cell>
          <table:table-cell office:value-type="float" office:value="822685" calcext:value-type="float">
            <text:p>822685</text:p>
          </table:table-cell>
          <table:table-cell office:value-type="float" office:value="1348785" calcext:value-type="float">
            <text:p>1348785</text:p>
          </table:table-cell>
          <table:table-cell office:value-type="float" office:value="1486712" calcext:value-type="float">
            <text:p>1486712</text:p>
          </table:table-cell>
          <table:table-cell office:value-type="float" office:value="1566145" calcext:value-type="float">
            <text:p>1566145</text:p>
          </table:table-cell>
          <table:table-cell office:value-type="string" calcext:value-type="string">
            <text:p>1246.7021932.447</text:p>
          </table:table-cell>
          <table:table-cell office:value-type="float" office:value="334093" calcext:value-type="float">
            <text:p>334093</text:p>
          </table:table-cell>
          <table:table-cell office:value-type="float" office:value="1728878" calcext:value-type="float">
            <text:p>1728878</text:p>
          </table:table-cell>
          <table:table-cell office:value-type="float" office:value="1043383" calcext:value-type="float">
            <text:p>1043383</text:p>
          </table:table-cell>
          <table:table-cell office:value-type="float" office:value="2000908" calcext:value-type="float">
            <text:p>2000908</text:p>
          </table:table-cell>
          <table:table-cell office:value-type="float" office:value="1672420" calcext:value-type="float">
            <text:p>1672420</text:p>
          </table:table-cell>
          <table:table-cell office:value-type="float" office:value="1857076" calcext:value-type="float">
            <text:p>1857076</text:p>
          </table:table-cell>
          <table:table-cell office:value-type="float" office:value="1424135" calcext:value-type="float">
            <text:p>1424135</text:p>
          </table:table-cell>
          <table:table-cell office:value-type="float" office:value="3782214" calcext:value-type="float">
            <text:p>3782214</text:p>
          </table:table-cell>
          <table:table-cell office:value-type="float" office:value="1649418" calcext:value-type="float">
            <text:p>1649418</text:p>
          </table:table-cell>
          <table:table-cell office:value-type="string" calcext:value-type="string">
            <text:p>2750.9982297.758</text:p>
          </table:table-cell>
          <table:table-cell office:value-type="float" office:value="2533980" calcext:value-type="float">
            <text:p>2533980</text:p>
          </table:table-cell>
          <table:table-cell office:value-type="float" office:value="2622526" calcext:value-type="float">
            <text:p>2622526</text:p>
          </table:table-cell>
          <table:table-cell office:value-type="float" office:value="1497616" calcext:value-type="float">
            <text:p>1497616</text:p>
          </table:table-cell>
          <table:table-cell office:value-type="float" office:value="0" calcext:value-type="float">
            <text:p>0</text:p>
          </table:table-cell>
          <table:table-cell office:value-type="float" office:value="2832028" calcext:value-type="float">
            <text:p>2832028</text:p>
          </table:table-cell>
          <table:table-cell office:value-type="float" office:value="2705374" calcext:value-type="float">
            <text:p>2705374</text:p>
          </table:table-cell>
          <table:table-cell office:value-type="float" office:value="2654338" calcext:value-type="float">
            <text:p>2654338</text:p>
          </table:table-cell>
          <table:table-cell office:value-type="float" office:value="2147473" calcext:value-type="float">
            <text:p>2147473</text:p>
          </table:table-cell>
          <table:table-cell office:value-type="float" office:value="3182202" calcext:value-type="float">
            <text:p>3182202</text:p>
          </table:table-cell>
          <table:table-cell office:value-type="string" calcext:value-type="string">
            <text:p>2707.9511407.957</text:p>
          </table:table-cell>
          <table:table-cell office:value-type="float" office:value="3522107" calcext:value-type="float">
            <text:p>3522107</text:p>
          </table:table-cell>
          <table:table-cell office:value-type="float" office:value="1873308" calcext:value-type="float">
            <text:p>1873308</text:p>
          </table:table-cell>
          <table:table-cell office:value-type="float" office:value="2248530" calcext:value-type="float">
            <text:p>2248530</text:p>
          </table:table-cell>
          <table:table-cell office:value-type="float" office:value="2036141" calcext:value-type="float">
            <text:p>2036141</text:p>
          </table:table-cell>
          <table:table-cell office:value-type="float" office:value="2101944" calcext:value-type="float">
            <text:p>2101944</text:p>
          </table:table-cell>
          <table:table-cell office:value-type="float" office:value="1993462" calcext:value-type="float">
            <text:p>1993462</text:p>
          </table:table-cell>
          <table:table-cell office:value-type="float" office:value="1025581" calcext:value-type="float">
            <text:p>1025581</text:p>
          </table:table-cell>
          <table:table-cell office:value-type="float" office:value="1537102" calcext:value-type="float">
            <text:p>1537102</text:p>
          </table:table-cell>
          <table:table-cell office:value-type="float" office:value="2660669" calcext:value-type="float">
            <text:p>2660669</text:p>
          </table:table-cell>
          <table:table-cell office:value-type="float" office:value="1978533" calcext:value-type="float">
            <text:p>1978533</text:p>
          </table:table-cell>
          <table:table-cell office:value-type="float" office:value="1991338" calcext:value-type="float">
            <text:p>1991338</text:p>
          </table:table-cell>
          <table:table-cell office:value-type="float" office:value="1663715" calcext:value-type="float">
            <text:p>1663715</text:p>
          </table:table-cell>
          <table:table-cell office:value-type="float" office:value="2621321" calcext:value-type="float">
            <text:p>2621321</text:p>
          </table:table-cell>
          <table:table-cell office:value-type="float" office:value="1579106" calcext:value-type="float">
            <text:p>1579106</text:p>
          </table:table-cell>
          <table:table-cell office:value-type="float" office:value="1091013" calcext:value-type="float">
            <text:p>1091013</text:p>
          </table:table-cell>
          <table:table-cell office:value-type="float" office:value="2294274" calcext:value-type="float">
            <text:p>2294274</text:p>
          </table:table-cell>
          <table:table-cell office:value-type="float" office:value="1107249" calcext:value-type="float">
            <text:p>1107249</text:p>
          </table:table-cell>
          <table:table-cell office:value-type="float" office:value="1327646" calcext:value-type="float">
            <text:p>1327646</text:p>
          </table:table-cell>
          <table:table-cell office:value-type="float" office:value="2294601" calcext:value-type="float">
            <text:p>2294601</text:p>
          </table:table-cell>
          <table:table-cell office:value-type="string" calcext:value-type="string">
            <text:p>2709.9031230.480</text:p>
          </table:table-cell>
          <table:table-cell office:value-type="float" office:value="1715529" calcext:value-type="float">
            <text:p>1715529</text:p>
          </table:table-cell>
          <table:table-cell office:value-type="float" office:value="2086044" calcext:value-type="float">
            <text:p>2086044</text:p>
          </table:table-cell>
          <table:table-cell office:value-type="float" office:value="802611" calcext:value-type="float">
            <text:p>802611</text:p>
          </table:table-cell>
          <table:table-cell office:value-type="float" office:value="2242720" calcext:value-type="float">
            <text:p>2242720</text:p>
          </table:table-cell>
          <table:table-cell office:value-type="float" office:value="893051" calcext:value-type="float">
            <text:p>893051</text:p>
          </table:table-cell>
          <table:table-cell office:value-type="float" office:value="563072" calcext:value-type="float">
            <text:p>563072</text:p>
          </table:table-cell>
          <table:table-cell office:value-type="float" office:value="1629478" calcext:value-type="float">
            <text:p>1629478</text:p>
          </table:table-cell>
          <table:table-cell office:value-type="float" office:value="1600811" calcext:value-type="float">
            <text:p>1600811</text:p>
          </table:table-cell>
          <table:table-cell office:value-type="float" office:value="2286526" calcext:value-type="float">
            <text:p>2286526</text:p>
          </table:table-cell>
          <table:table-cell office:value-type="float" office:value="3057513" calcext:value-type="float">
            <text:p>3057513</text:p>
          </table:table-cell>
          <table:table-cell office:value-type="string" calcext:value-type="string">
            <text:p>3035.662887.841</text:p>
          </table:table-cell>
          <table:table-cell office:value-type="float" office:value="2914099" calcext:value-type="float">
            <text:p>2914099</text:p>
          </table:table-cell>
          <table:table-cell office:value-type="float" office:value="901299" calcext:value-type="float">
            <text:p>901299</text:p>
          </table:table-cell>
          <table:table-cell office:value-type="float" office:value="2199637" calcext:value-type="float">
            <text:p>2199637</text:p>
          </table:table-cell>
          <table:table-cell office:value-type="float" office:value="1712701" calcext:value-type="float">
            <text:p>1712701</text:p>
          </table:table-cell>
          <table:table-cell office:value-type="float" office:value="4076159" calcext:value-type="float">
            <text:p>4076159</text:p>
          </table:table-cell>
          <table:table-cell office:value-type="float" office:value="2087411" calcext:value-type="float">
            <text:p>2087411</text:p>
          </table:table-cell>
          <table:table-cell office:value-type="float" office:value="846142" calcext:value-type="float">
            <text:p>846142</text:p>
          </table:table-cell>
          <table:table-cell office:value-type="float" office:value="2010514" calcext:value-type="float">
            <text:p>2010514</text:p>
          </table:table-cell>
          <table:table-cell office:value-type="float" office:value="2713007" calcext:value-type="float">
            <text:p>2713007</text:p>
          </table:table-cell>
          <table:table-cell office:value-type="float" office:value="2151704" calcext:value-type="float">
            <text:p>2151704</text:p>
          </table:table-cell>
          <table:table-cell office:value-type="string" calcext:value-type="string">
            <text:p>3059.6533727.187</text:p>
          </table:table-cell>
          <table:table-cell office:value-type="float" office:value="1852601" calcext:value-type="float">
            <text:p>1852601</text:p>
          </table:table-cell>
          <table:table-cell office:value-type="float" office:value="2055512" calcext:value-type="float">
            <text:p>2055512</text:p>
          </table:table-cell>
          <table:table-cell office:value-type="float" office:value="3296911" calcext:value-type="float">
            <text:p>3296911</text:p>
          </table:table-cell>
          <table:table-cell office:value-type="float" office:value="2564991" calcext:value-type="float">
            <text:p>2564991</text:p>
          </table:table-cell>
          <table:table-cell office:value-type="float" office:value="2220227" calcext:value-type="float">
            <text:p>2220227</text:p>
          </table:table-cell>
          <table:table-cell office:value-type="float" office:value="3883574" calcext:value-type="float">
            <text:p>3883574</text:p>
          </table:table-cell>
          <table:table-cell office:value-type="float" office:value="621102" calcext:value-type="float">
            <text:p>621102</text:p>
          </table:table-cell>
          <table:table-cell office:value-type="float" office:value="1916716" calcext:value-type="float">
            <text:p>1916716</text:p>
          </table:table-cell>
          <table:table-cell office:value-type="float" office:value="2015402" calcext:value-type="float">
            <text:p>2015402</text:p>
          </table:table-cell>
          <table:table-cell office:value-type="string" calcext:value-type="string">
            <text:p>2575.7722094.606</text:p>
          </table:table-cell>
          <table:table-cell office:value-type="float" office:value="1452551" calcext:value-type="float">
            <text:p>1452551</text:p>
          </table:table-cell>
          <table:table-cell office:value-type="float" office:value="1048296" calcext:value-type="float">
            <text:p>1048296</text:p>
          </table:table-cell>
          <table:table-cell office:value-type="float" office:value="2888303" calcext:value-type="float">
            <text:p>2888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62243" calcext:value-type="float">
            <text:p>2462243</text:p>
          </table:table-cell>
          <table:table-cell office:value-type="float" office:value="1899027" calcext:value-type="float">
            <text:p>1899027</text:p>
          </table:table-cell>
          <table:table-cell office:value-type="float" office:value="1625217" calcext:value-type="float">
            <text:p>1625217</text:p>
          </table:table-cell>
          <table:table-cell office:value-type="float" office:value="724177" calcext:value-type="float">
            <text:p>724177</text:p>
          </table:table-cell>
          <table:table-cell office:value-type="float" office:value="1389967" calcext:value-type="float">
            <text:p>1389967</text:p>
          </table:table-cell>
          <table:table-cell office:value-type="float" office:value="3574958" calcext:value-type="float">
            <text:p>3574958</text:p>
          </table:table-cell>
          <table:table-cell office:value-type="float" office:value="2154757" calcext:value-type="float">
            <text:p>2154757</text:p>
          </table:table-cell>
          <table:table-cell office:value-type="float" office:value="2061491" calcext:value-type="float">
            <text:p>2061491</text:p>
          </table:table-cell>
          <table:table-cell office:value-type="float" office:value="1483957" calcext:value-type="float">
            <text:p>1483957</text:p>
          </table:table-cell>
          <table:table-cell office:value-type="float" office:value="3833809" calcext:value-type="float">
            <text:p>3833809</text:p>
          </table:table-cell>
          <table:table-cell office:value-type="string" calcext:value-type="string">
            <text:p>2579.2752594.730</text:p>
          </table:table-cell>
          <table:table-cell office:value-type="float" office:value="3505321" calcext:value-type="float">
            <text:p>3505321</text:p>
          </table:table-cell>
          <table:table-cell office:value-type="float" office:value="2545545" calcext:value-type="float">
            <text:p>2545545</text:p>
          </table:table-cell>
          <table:table-cell office:value-type="float" office:value="1162986" calcext:value-type="float">
            <text:p>1162986</text:p>
          </table:table-cell>
          <table:table-cell office:value-type="float" office:value="2157403" calcext:value-type="float">
            <text:p>2157403</text:p>
          </table:table-cell>
          <table:table-cell office:value-type="float" office:value="4210738" calcext:value-type="float">
            <text:p>4210738</text:p>
          </table:table-cell>
          <table:table-cell office:value-type="float" office:value="1166514" calcext:value-type="float">
            <text:p>1166514</text:p>
          </table:table-cell>
          <table:table-cell office:value-type="float" office:value="4059929" calcext:value-type="float">
            <text:p>4059929</text:p>
          </table:table-cell>
          <table:table-cell office:value-type="float" office:value="3714359" calcext:value-type="float">
            <text:p>3714359</text:p>
          </table:table-cell>
          <table:table-cell office:value-type="float" office:value="4197252" calcext:value-type="float">
            <text:p>4197252</text:p>
          </table:table-cell>
          <table:table-cell office:value-type="float" office:value="1193181" calcext:value-type="float">
            <text:p>1193181</text:p>
          </table:table-cell>
          <table:table-cell office:value-type="float" office:value="2689067" calcext:value-type="float">
            <text:p>2689067</text:p>
          </table:table-cell>
          <table:table-cell office:value-type="float" office:value="1870464" calcext:value-type="float">
            <text:p>1870464</text:p>
          </table:table-cell>
          <table:table-cell office:value-type="float" office:value="4261806" calcext:value-type="float">
            <text:p>4261806</text:p>
          </table:table-cell>
          <table:table-cell office:value-type="float" office:value="2394097" calcext:value-type="float">
            <text:p>2394097</text:p>
          </table:table-cell>
          <table:table-cell office:value-type="float" office:value="1393141" calcext:value-type="float">
            <text:p>1393141</text:p>
          </table:table-cell>
          <table:table-cell office:value-type="float" office:value="2832028" calcext:value-type="float">
            <text:p>2832028</text:p>
          </table:table-cell>
          <table:table-cell office:value-type="float" office:value="0" calcext:value-type="float">
            <text:p>0</text:p>
          </table:table-cell>
          <table:table-cell office:value-type="float" office:value="1570944" calcext:value-type="float">
            <text:p>1570944</text:p>
          </table:table-cell>
          <table:table-cell office:value-type="float" office:value="4496394" calcext:value-type="float">
            <text:p>4496394</text:p>
          </table:table-cell>
          <table:table-cell office:value-type="float" office:value="1413145" calcext:value-type="float">
            <text:p>1413145</text:p>
          </table:table-cell>
          <table:table-cell office:value-type="float" office:value="4790169" calcext:value-type="float">
            <text:p>4790169</text:p>
          </table:table-cell>
          <table:table-cell office:value-type="float" office:value="2421291" calcext:value-type="float">
            <text:p>2421291</text:p>
          </table:table-cell>
          <table:table-cell office:value-type="float" office:value="3467091" calcext:value-type="float">
            <text:p>3467091</text:p>
          </table:table-cell>
          <table:table-cell office:value-type="float" office:value="4063517" calcext:value-type="float">
            <text:p>4063517</text:p>
          </table:table-cell>
          <table:table-cell office:value-type="float" office:value="1146983" calcext:value-type="float">
            <text:p>1146983</text:p>
          </table:table-cell>
          <table:table-cell office:value-type="float" office:value="634946" calcext:value-type="float">
            <text:p>634946</text:p>
          </table:table-cell>
          <table:table-cell office:value-type="float" office:value="1631101" calcext:value-type="float">
            <text:p>1631101</text:p>
          </table:table-cell>
          <table:table-cell office:value-type="float" office:value="1044152" calcext:value-type="float">
            <text:p>1044152</text:p>
          </table:table-cell>
          <table:table-cell office:value-type="float" office:value="1551828" calcext:value-type="float">
            <text:p>1551828</text:p>
          </table:table-cell>
          <table:table-cell office:value-type="float" office:value="1872003" calcext:value-type="float">
            <text:p>1872003</text:p>
          </table:table-cell>
          <table:table-cell office:value-type="float" office:value="3396219" calcext:value-type="float">
            <text:p>3396219</text:p>
          </table:table-cell>
          <table:table-cell office:value-type="float" office:value="1928476" calcext:value-type="float">
            <text:p>1928476</text:p>
          </table:table-cell>
          <table:table-cell office:value-type="float" office:value="1027234" calcext:value-type="float">
            <text:p>1027234</text:p>
          </table:table-cell>
          <table:table-cell office:value-type="float" office:value="1390469" calcext:value-type="float">
            <text:p>1390469</text:p>
          </table:table-cell>
          <table:table-cell office:value-type="float" office:value="1524170" calcext:value-type="float">
            <text:p>1524170</text:p>
          </table:table-cell>
          <table:table-cell office:value-type="float" office:value="4568553" calcext:value-type="float">
            <text:p>4568553</text:p>
          </table:table-cell>
          <table:table-cell office:value-type="float" office:value="1668909" calcext:value-type="float">
            <text:p>1668909</text:p>
          </table:table-cell>
          <table:table-cell office:value-type="float" office:value="1835649" calcext:value-type="float">
            <text:p>1835649</text:p>
          </table:table-cell>
          <table:table-cell office:value-type="float" office:value="3638871" calcext:value-type="float">
            <text:p>3638871</text:p>
          </table:table-cell>
          <table:table-cell office:value-type="float" office:value="2604424" calcext:value-type="float">
            <text:p>2604424</text:p>
          </table:table-cell>
          <table:table-cell office:value-type="float" office:value="1598080" calcext:value-type="float">
            <text:p>1598080</text:p>
          </table:table-cell>
          <table:table-cell office:value-type="string" calcext:value-type="string">
            <text:p>553.7663187.590</text:p>
          </table:table-cell>
          <table:table-cell office:value-type="float" office:value="1844989" calcext:value-type="float">
            <text:p>1844989</text:p>
          </table:table-cell>
          <table:table-cell office:value-type="float" office:value="1657019" calcext:value-type="float">
            <text:p>1657019</text:p>
          </table:table-cell>
          <table:table-cell office:value-type="float" office:value="4316629" calcext:value-type="float">
            <text:p>4316629</text:p>
          </table:table-cell>
          <table:table-cell office:value-type="float" office:value="2084706" calcext:value-type="float">
            <text:p>2084706</text:p>
          </table:table-cell>
          <table:table-cell office:value-type="float" office:value="1051903" calcext:value-type="float">
            <text:p>1051903</text:p>
          </table:table-cell>
          <table:table-cell office:value-type="float" office:value="2236388" calcext:value-type="float">
            <text:p>2236388</text:p>
          </table:table-cell>
          <table:table-cell office:value-type="float" office:value="2329413" calcext:value-type="float">
            <text:p>2329413</text:p>
          </table:table-cell>
          <table:table-cell office:value-type="float" office:value="2684793" calcext:value-type="float">
            <text:p>2684793</text:p>
          </table:table-cell>
          <table:table-cell office:value-type="float" office:value="3343972" calcext:value-type="float">
            <text:p>3343972</text:p>
          </table:table-cell>
          <table:table-cell office:value-type="string" calcext:value-type="string">
            <text:p>1245.3293230.705</text:p>
          </table:table-cell>
          <table:table-cell office:value-type="float" office:value="313390" calcext:value-type="float">
            <text:p>313390</text:p>
          </table:table-cell>
          <table:table-cell office:value-type="float" office:value="2238164" calcext:value-type="float">
            <text:p>2238164</text:p>
          </table:table-cell>
          <table:table-cell office:value-type="float" office:value="5058097" calcext:value-type="float">
            <text:p>5058097</text:p>
          </table:table-cell>
          <table:table-cell office:value-type="float" office:value="1973962" calcext:value-type="float">
            <text:p>1973962</text:p>
          </table:table-cell>
          <table:table-cell office:value-type="float" office:value="3943657" calcext:value-type="float">
            <text:p>3943657</text:p>
          </table:table-cell>
          <table:table-cell office:value-type="float" office:value="1664019" calcext:value-type="float">
            <text:p>1664019</text:p>
          </table:table-cell>
          <table:table-cell office:value-type="float" office:value="4731790" calcext:value-type="float">
            <text:p>4731790</text:p>
          </table:table-cell>
          <table:table-cell office:value-type="float" office:value="3988324" calcext:value-type="float">
            <text:p>3988324</text:p>
          </table:table-cell>
          <table:table-cell office:value-type="float" office:value="2254668" calcext:value-type="float">
            <text:p>2254668</text:p>
          </table:table-cell>
          <table:table-cell office:value-type="string" calcext:value-type="string">
            <text:p>3861.0493299.485</text:p>
          </table:table-cell>
          <table:table-cell office:value-type="float" office:value="1090507" calcext:value-type="float">
            <text:p>1090507</text:p>
          </table:table-cell>
          <table:table-cell office:value-type="float" office:value="3634066" calcext:value-type="float">
            <text:p>3634066</text:p>
          </table:table-cell>
          <table:table-cell office:value-type="float" office:value="4084069" calcext:value-type="float">
            <text:p>4084069</text:p>
          </table:table-cell>
          <table:table-cell office:value-type="float" office:value="987296" calcext:value-type="float">
            <text:p>987296</text:p>
          </table:table-cell>
          <table:table-cell office:value-type="float" office:value="1327697" calcext:value-type="float">
            <text:p>1327697</text:p>
          </table:table-cell>
          <table:table-cell office:value-type="float" office:value="3763757" calcext:value-type="float">
            <text:p>3763757</text:p>
          </table:table-cell>
          <table:table-cell office:value-type="float" office:value="1240331" calcext:value-type="float">
            <text:p>1240331</text:p>
          </table:table-cell>
          <table:table-cell office:value-type="float" office:value="1804754" calcext:value-type="float">
            <text:p>1804754</text:p>
          </table:table-cell>
          <table:table-cell office:value-type="float" office:value="4447265" calcext:value-type="float">
            <text:p>4447265</text:p>
          </table:table-cell>
          <table:table-cell office:value-type="string" calcext:value-type="string">
            <text:p>2302.6991133.509</text:p>
          </table:table-cell>
          <table:table-cell office:value-type="float" office:value="4089981" calcext:value-type="float">
            <text:p>4089981</text:p>
          </table:table-cell>
          <table:table-cell office:value-type="float" office:value="494616" calcext:value-type="float">
            <text:p>494616</text:p>
          </table:table-cell>
          <table:table-cell office:value-type="float" office:value="4314974" calcext:value-type="float">
            <text:p>4314974</text:p>
          </table:table-cell>
          <table:table-cell office:value-type="float" office:value="1403564" calcext:value-type="float">
            <text:p>1403564</text:p>
          </table:table-cell>
          <table:table-cell office:value-type="float" office:value="1912457" calcext:value-type="float">
            <text:p>1912457</text:p>
          </table:table-cell>
          <table:table-cell office:value-type="float" office:value="3781594" calcext:value-type="float">
            <text:p>37815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3691" calcext:value-type="float">
            <text:p>2063691</text:p>
          </table:table-cell>
          <table:table-cell office:value-type="float" office:value="1452100" calcext:value-type="float">
            <text:p>1452100</text:p>
          </table:table-cell>
          <table:table-cell office:value-type="float" office:value="2570726" calcext:value-type="float">
            <text:p>2570726</text:p>
          </table:table-cell>
          <table:table-cell office:value-type="float" office:value="874154" calcext:value-type="float">
            <text:p>874154</text:p>
          </table:table-cell>
          <table:table-cell office:value-type="float" office:value="228712" calcext:value-type="float">
            <text:p>228712</text:p>
          </table:table-cell>
          <table:table-cell office:value-type="float" office:value="2814374" calcext:value-type="float">
            <text:p>2814374</text:p>
          </table:table-cell>
          <table:table-cell office:value-type="float" office:value="2062414" calcext:value-type="float">
            <text:p>2062414</text:p>
          </table:table-cell>
          <table:table-cell office:value-type="float" office:value="1925201" calcext:value-type="float">
            <text:p>1925201</text:p>
          </table:table-cell>
          <table:table-cell office:value-type="float" office:value="1707785" calcext:value-type="float">
            <text:p>1707785</text:p>
          </table:table-cell>
          <table:table-cell office:value-type="float" office:value="3068264" calcext:value-type="float">
            <text:p>3068264</text:p>
          </table:table-cell>
          <table:table-cell office:value-type="float" office:value="1598906" calcext:value-type="float">
            <text:p>1598906</text:p>
          </table:table-cell>
          <table:table-cell office:value-type="float" office:value="1800612" calcext:value-type="float">
            <text:p>1800612</text:p>
          </table:table-cell>
          <table:table-cell office:value-type="float" office:value="2411241" calcext:value-type="float">
            <text:p>2411241</text:p>
          </table:table-cell>
          <table:table-cell office:value-type="float" office:value="2372068" calcext:value-type="float">
            <text:p>2372068</text:p>
          </table:table-cell>
          <table:table-cell office:value-type="float" office:value="1844144" calcext:value-type="float">
            <text:p>1844144</text:p>
          </table:table-cell>
          <table:table-cell office:value-type="float" office:value="1679354" calcext:value-type="float">
            <text:p>1679354</text:p>
          </table:table-cell>
          <table:table-cell office:value-type="float" office:value="3290314" calcext:value-type="float">
            <text:p>3290314</text:p>
          </table:table-cell>
          <table:table-cell office:value-type="float" office:value="1677382" calcext:value-type="float">
            <text:p>1677382</text:p>
          </table:table-cell>
          <table:table-cell office:value-type="float" office:value="3162003" calcext:value-type="float">
            <text:p>3162003</text:p>
          </table:table-cell>
          <table:table-cell office:value-type="float" office:value="2941484" calcext:value-type="float">
            <text:p>2941484</text:p>
          </table:table-cell>
          <table:table-cell office:value-type="float" office:value="2648287" calcext:value-type="float">
            <text:p>2648287</text:p>
          </table:table-cell>
          <table:table-cell office:value-type="string" calcext:value-type="string">
            <text:p>1486.0491168.066</text:p>
          </table:table-cell>
          <table:table-cell office:value-type="float" office:value="543801" calcext:value-type="float">
            <text:p>543801</text:p>
          </table:table-cell>
          <table:table-cell office:value-type="float" office:value="3088925" calcext:value-type="float">
            <text:p>3088925</text:p>
          </table:table-cell>
          <table:table-cell office:value-type="float" office:value="884774" calcext:value-type="float">
            <text:p>884774</text:p>
          </table:table-cell>
          <table:table-cell office:value-type="float" office:value="1425957" calcext:value-type="float">
            <text:p>1425957</text:p>
          </table:table-cell>
          <table:table-cell office:value-type="float" office:value="2705374" calcext:value-type="float">
            <text:p>2705374</text:p>
          </table:table-cell>
          <table:table-cell office:value-type="float" office:value="1570944" calcext:value-type="float">
            <text:p>1570944</text:p>
          </table:table-cell>
          <table:table-cell office:value-type="float" office:value="0" calcext:value-type="float">
            <text:p>0</text:p>
          </table:table-cell>
          <table:table-cell office:value-type="float" office:value="3343271" calcext:value-type="float">
            <text:p>3343271</text:p>
          </table:table-cell>
          <table:table-cell office:value-type="float" office:value="580673" calcext:value-type="float">
            <text:p>580673</text:p>
          </table:table-cell>
          <table:table-cell office:value-type="float" office:value="3505856" calcext:value-type="float">
            <text:p>3505856</text:p>
          </table:table-cell>
          <table:table-cell office:value-type="float" office:value="889405" calcext:value-type="float">
            <text:p>889405</text:p>
          </table:table-cell>
          <table:table-cell office:value-type="string" calcext:value-type="string">
            <text:p>2630.9072538.618</text:p>
          </table:table-cell>
          <table:table-cell office:value-type="float" office:value="2030153" calcext:value-type="float">
            <text:p>2030153</text:p>
          </table:table-cell>
          <table:table-cell office:value-type="float" office:value="1245596" calcext:value-type="float">
            <text:p>1245596</text:p>
          </table:table-cell>
          <table:table-cell office:value-type="float" office:value="672549" calcext:value-type="float">
            <text:p>672549</text:p>
          </table:table-cell>
          <table:table-cell office:value-type="float" office:value="2120575" calcext:value-type="float">
            <text:p>2120575</text:p>
          </table:table-cell>
          <table:table-cell office:value-type="float" office:value="2587124" calcext:value-type="float">
            <text:p>2587124</text:p>
          </table:table-cell>
          <table:table-cell office:value-type="float" office:value="2182115" calcext:value-type="float">
            <text:p>2182115</text:p>
          </table:table-cell>
          <table:table-cell office:value-type="float" office:value="2476379" calcext:value-type="float">
            <text:p>2476379</text:p>
          </table:table-cell>
          <table:table-cell office:value-type="float" office:value="381577" calcext:value-type="float">
            <text:p>381577</text:p>
          </table:table-cell>
          <table:table-cell office:value-type="float" office:value="1973792" calcext:value-type="float">
            <text:p>1973792</text:p>
          </table:table-cell>
          <table:table-cell office:value-type="float" office:value="2422713" calcext:value-type="float">
            <text:p>2422713</text:p>
          </table:table-cell>
          <table:table-cell office:value-type="float" office:value="2332410" calcext:value-type="float">
            <text:p>2332410</text:p>
          </table:table-cell>
          <table:table-cell office:value-type="float" office:value="3456137" calcext:value-type="float">
            <text:p>3456137</text:p>
          </table:table-cell>
          <table:table-cell office:value-type="float" office:value="1130291" calcext:value-type="float">
            <text:p>1130291</text:p>
          </table:table-cell>
          <table:table-cell office:value-type="float" office:value="1666370" calcext:value-type="float">
            <text:p>1666370</text:p>
          </table:table-cell>
          <table:table-cell office:value-type="float" office:value="2410994" calcext:value-type="float">
            <text:p>2410994</text:p>
          </table:table-cell>
          <table:table-cell office:value-type="float" office:value="1891806" calcext:value-type="float">
            <text:p>1891806</text:p>
          </table:table-cell>
          <table:table-cell office:value-type="float" office:value="2086640" calcext:value-type="float">
            <text:p>2086640</text:p>
          </table:table-cell>
          <table:table-cell office:value-type="float" office:value="1588183" calcext:value-type="float">
            <text:p>1588183</text:p>
          </table:table-cell>
          <table:table-cell office:value-type="float" office:value="1732811" calcext:value-type="float">
            <text:p>1732811</text:p>
          </table:table-cell>
          <table:table-cell office:value-type="float" office:value="1481702" calcext:value-type="float">
            <text:p>1481702</text:p>
          </table:table-cell>
          <table:table-cell office:value-type="string" calcext:value-type="string">
            <text:p>2521.0343391.345</text:p>
          </table:table-cell>
          <table:table-cell office:value-type="float" office:value="1939553" calcext:value-type="float">
            <text:p>1939553</text:p>
          </table:table-cell>
          <table:table-cell office:value-type="float" office:value="2237645" calcext:value-type="float">
            <text:p>2237645</text:p>
          </table:table-cell>
          <table:table-cell office:value-type="float" office:value="1825763" calcext:value-type="float">
            <text:p>1825763</text:p>
          </table:table-cell>
          <table:table-cell office:value-type="float" office:value="2150581" calcext:value-type="float">
            <text:p>2150581</text:p>
          </table:table-cell>
          <table:table-cell office:value-type="float" office:value="1660848" calcext:value-type="float">
            <text:p>1660848</text:p>
          </table:table-cell>
          <table:table-cell office:value-type="float" office:value="2381801" calcext:value-type="float">
            <text:p>2381801</text:p>
          </table:table-cell>
          <table:table-cell office:value-type="float" office:value="528933" calcext:value-type="float">
            <text:p>528933</text:p>
          </table:table-cell>
          <table:table-cell office:value-type="float" office:value="1696910" calcext:value-type="float">
            <text:p>1696910</text:p>
          </table:table-cell>
          <table:table-cell office:value-type="float" office:value="1435016" calcext:value-type="float">
            <text:p>1435016</text:p>
          </table:table-cell>
          <table:table-cell office:value-type="string" calcext:value-type="string">
            <text:p>1830.5743992.924</text:p>
          </table:table-cell>
          <table:table-cell office:value-type="float" office:value="1869655" calcext:value-type="float">
            <text:p>1869655</text:p>
          </table:table-cell>
          <table:table-cell office:value-type="float" office:value="2830876" calcext:value-type="float">
            <text:p>2830876</text:p>
          </table:table-cell>
          <table:table-cell office:value-type="float" office:value="2526615" calcext:value-type="float">
            <text:p>2526615</text:p>
          </table:table-cell>
          <table:table-cell office:value-type="float" office:value="3197178" calcext:value-type="float">
            <text:p>3197178</text:p>
          </table:table-cell>
          <table:table-cell office:value-type="float" office:value="2942653" calcext:value-type="float">
            <text:p>2942653</text:p>
          </table:table-cell>
          <table:table-cell office:value-type="float" office:value="2590760" calcext:value-type="float">
            <text:p>2590760</text:p>
          </table:table-cell>
          <table:table-cell office:value-type="float" office:value="2815828" calcext:value-type="float">
            <text:p>2815828</text:p>
          </table:table-cell>
          <table:table-cell office:value-type="float" office:value="1859162" calcext:value-type="float">
            <text:p>1859162</text:p>
          </table:table-cell>
          <table:table-cell office:value-type="float" office:value="2213703" calcext:value-type="float">
            <text:p>2213703</text:p>
          </table:table-cell>
          <table:table-cell office:value-type="float" office:value="2147558" calcext:value-type="float">
            <text:p>2147558</text:p>
          </table:table-cell>
          <table:table-cell office:value-type="float" office:value="2532024" calcext:value-type="float">
            <text:p>2532024</text:p>
          </table:table-cell>
          <table:table-cell office:value-type="float" office:value="1624438" calcext:value-type="float">
            <text:p>1624438</text:p>
          </table:table-cell>
          <table:table-cell office:value-type="float" office:value="2399627" calcext:value-type="float">
            <text:p>2399627</text:p>
          </table:table-cell>
          <table:table-cell office:value-type="float" office:value="2243553" calcext:value-type="float">
            <text:p>2243553</text:p>
          </table:table-cell>
          <table:table-cell office:value-type="float" office:value="346296" calcext:value-type="float">
            <text:p>346296</text:p>
          </table:table-cell>
          <table:table-cell office:value-type="float" office:value="563773" calcext:value-type="float">
            <text:p>563773</text:p>
          </table:table-cell>
          <table:table-cell office:value-type="float" office:value="2909128" calcext:value-type="float">
            <text:p>2909128</text:p>
          </table:table-cell>
          <table:table-cell office:value-type="float" office:value="2087069" calcext:value-type="float">
            <text:p>2087069</text:p>
          </table:table-cell>
          <table:table-cell office:value-type="float" office:value="2058704" calcext:value-type="float">
            <text:p>2058704</text:p>
          </table:table-cell>
          <table:table-cell office:value-type="float" office:value="3115125" calcext:value-type="float">
            <text:p>3115125</text:p>
          </table:table-cell>
          <table:table-cell office:value-type="string" calcext:value-type="string">
            <text:p>1889.7753383.958</text:p>
          </table:table-cell>
          <table:table-cell office:value-type="float" office:value="1528932" calcext:value-type="float">
            <text:p>1528932</text:p>
          </table:table-cell>
          <table:table-cell office:value-type="float" office:value="1681703" calcext:value-type="float">
            <text:p>1681703</text:p>
          </table:table-cell>
          <table:table-cell office:value-type="float" office:value="2365289" calcext:value-type="float">
            <text:p>23652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9132" calcext:value-type="float">
            <text:p>2369132</text:p>
          </table:table-cell>
          <table:table-cell office:value-type="float" office:value="2678969" calcext:value-type="float">
            <text:p>2678969</text:p>
          </table:table-cell>
          <table:table-cell office:value-type="float" office:value="4272171" calcext:value-type="float">
            <text:p>4272171</text:p>
          </table:table-cell>
          <table:table-cell office:value-type="float" office:value="3844746" calcext:value-type="float">
            <text:p>3844746</text:p>
          </table:table-cell>
          <table:table-cell office:value-type="float" office:value="3365648" calcext:value-type="float">
            <text:p>3365648</text:p>
          </table:table-cell>
          <table:table-cell office:value-type="float" office:value="1334423" calcext:value-type="float">
            <text:p>1334423</text:p>
          </table:table-cell>
          <table:table-cell office:value-type="float" office:value="2830078" calcext:value-type="float">
            <text:p>2830078</text:p>
          </table:table-cell>
          <table:table-cell office:value-type="float" office:value="2815381" calcext:value-type="float">
            <text:p>2815381</text:p>
          </table:table-cell>
          <table:table-cell office:value-type="float" office:value="3340545" calcext:value-type="float">
            <text:p>3340545</text:p>
          </table:table-cell>
          <table:table-cell office:value-type="float" office:value="1239298" calcext:value-type="float">
            <text:p>1239298</text:p>
          </table:table-cell>
          <table:table-cell office:value-type="float" office:value="1917307" calcext:value-type="float">
            <text:p>1917307</text:p>
          </table:table-cell>
          <table:table-cell office:value-type="float" office:value="1954656" calcext:value-type="float">
            <text:p>1954656</text:p>
          </table:table-cell>
          <table:table-cell office:value-type="float" office:value="991252" calcext:value-type="float">
            <text:p>991252</text:p>
          </table:table-cell>
          <table:table-cell office:value-type="float" office:value="2622103" calcext:value-type="float">
            <text:p>2622103</text:p>
          </table:table-cell>
          <table:table-cell office:value-type="float" office:value="3816523" calcext:value-type="float">
            <text:p>3816523</text:p>
          </table:table-cell>
          <table:table-cell office:value-type="float" office:value="2478977" calcext:value-type="float">
            <text:p>2478977</text:p>
          </table:table-cell>
          <table:table-cell office:value-type="float" office:value="771110" calcext:value-type="float">
            <text:p>771110</text:p>
          </table:table-cell>
          <table:table-cell office:value-type="float" office:value="3655837" calcext:value-type="float">
            <text:p>3655837</text:p>
          </table:table-cell>
          <table:table-cell office:value-type="float" office:value="861465" calcext:value-type="float">
            <text:p>861465</text:p>
          </table:table-cell>
          <table:table-cell office:value-type="float" office:value="1257237" calcext:value-type="float">
            <text:p>1257237</text:p>
          </table:table-cell>
          <table:table-cell office:value-type="float" office:value="2112148" calcext:value-type="float">
            <text:p>2112148</text:p>
          </table:table-cell>
          <table:table-cell office:value-type="float" office:value="3486496" calcext:value-type="float">
            <text:p>3486496</text:p>
          </table:table-cell>
          <table:table-cell office:value-type="float" office:value="2391212" calcext:value-type="float">
            <text:p>2391212</text:p>
          </table:table-cell>
          <table:table-cell office:value-type="float" office:value="2816706" calcext:value-type="float">
            <text:p>2816706</text:p>
          </table:table-cell>
          <table:table-cell office:value-type="float" office:value="256704" calcext:value-type="float">
            <text:p>256704</text:p>
          </table:table-cell>
          <table:table-cell office:value-type="float" office:value="2564180" calcext:value-type="float">
            <text:p>2564180</text:p>
          </table:table-cell>
          <table:table-cell office:value-type="float" office:value="3242919" calcext:value-type="float">
            <text:p>3242919</text:p>
          </table:table-cell>
          <table:table-cell office:value-type="float" office:value="2654338" calcext:value-type="float">
            <text:p>2654338</text:p>
          </table:table-cell>
          <table:table-cell office:value-type="float" office:value="4496394" calcext:value-type="float">
            <text:p>4496394</text:p>
          </table:table-cell>
          <table:table-cell office:value-type="float" office:value="3343271" calcext:value-type="float">
            <text:p>3343271</text:p>
          </table:table-cell>
          <table:table-cell office:value-type="float" office:value="0" calcext:value-type="float">
            <text:p>0</text:p>
          </table:table-cell>
          <table:table-cell office:value-type="float" office:value="3142469" calcext:value-type="float">
            <text:p>3142469</text:p>
          </table:table-cell>
          <table:table-cell office:value-type="float" office:value="577066" calcext:value-type="float">
            <text:p>577066</text:p>
          </table:table-cell>
          <table:table-cell office:value-type="float" office:value="2610974" calcext:value-type="float">
            <text:p>2610974</text:p>
          </table:table-cell>
          <table:table-cell office:value-type="float" office:value="1259525" calcext:value-type="float">
            <text:p>1259525</text:p>
          </table:table-cell>
          <table:table-cell office:value-type="float" office:value="1866319" calcext:value-type="float">
            <text:p>1866319</text:p>
          </table:table-cell>
          <table:table-cell office:value-type="float" office:value="4045376" calcext:value-type="float">
            <text:p>4045376</text:p>
          </table:table-cell>
          <table:table-cell office:value-type="float" office:value="3880753" calcext:value-type="float">
            <text:p>3880753</text:p>
          </table:table-cell>
          <table:table-cell office:value-type="float" office:value="2914469" calcext:value-type="float">
            <text:p>2914469</text:p>
          </table:table-cell>
          <table:table-cell office:value-type="float" office:value="4275264" calcext:value-type="float">
            <text:p>4275264</text:p>
          </table:table-cell>
          <table:table-cell office:value-type="float" office:value="4399019" calcext:value-type="float">
            <text:p>4399019</text:p>
          </table:table-cell>
          <table:table-cell office:value-type="float" office:value="3368072" calcext:value-type="float">
            <text:p>3368072</text:p>
          </table:table-cell>
          <table:table-cell office:value-type="float" office:value="1199921" calcext:value-type="float">
            <text:p>1199921</text:p>
          </table:table-cell>
          <table:table-cell office:value-type="float" office:value="3013482" calcext:value-type="float">
            <text:p>3013482</text:p>
          </table:table-cell>
          <table:table-cell office:value-type="string" calcext:value-type="string">
            <text:p>4101.1804329.371</text:p>
          </table:table-cell>
          <table:table-cell office:value-type="float" office:value="4022126" calcext:value-type="float">
            <text:p>4022126</text:p>
          </table:table-cell>
          <table:table-cell office:value-type="float" office:value="174026" calcext:value-type="float">
            <text:p>174026</text:p>
          </table:table-cell>
          <table:table-cell office:value-type="float" office:value="2838567" calcext:value-type="float">
            <text:p>2838567</text:p>
          </table:table-cell>
          <table:table-cell office:value-type="float" office:value="2887155" calcext:value-type="float">
            <text:p>2887155</text:p>
          </table:table-cell>
          <table:table-cell office:value-type="float" office:value="938497" calcext:value-type="float">
            <text:p>938497</text:p>
          </table:table-cell>
          <table:table-cell office:value-type="float" office:value="1996069" calcext:value-type="float">
            <text:p>1996069</text:p>
          </table:table-cell>
          <table:table-cell office:value-type="float" office:value="3599040" calcext:value-type="float">
            <text:p>3599040</text:p>
          </table:table-cell>
          <table:table-cell office:value-type="float" office:value="4132582" calcext:value-type="float">
            <text:p>4132582</text:p>
          </table:table-cell>
          <table:table-cell office:value-type="float" office:value="1829027" calcext:value-type="float">
            <text:p>1829027</text:p>
          </table:table-cell>
          <table:table-cell office:value-type="float" office:value="2758493" calcext:value-type="float">
            <text:p>2758493</text:p>
          </table:table-cell>
          <table:table-cell office:value-type="float" office:value="4146494" calcext:value-type="float">
            <text:p>4146494</text:p>
          </table:table-cell>
          <table:table-cell office:value-type="float" office:value="750603" calcext:value-type="float">
            <text:p>750603</text:p>
          </table:table-cell>
          <table:table-cell office:value-type="float" office:value="2797556" calcext:value-type="float">
            <text:p>2797556</text:p>
          </table:table-cell>
          <table:table-cell office:value-type="float" office:value="4440723" calcext:value-type="float">
            <text:p>4440723</text:p>
          </table:table-cell>
          <table:table-cell office:value-type="float" office:value="2479047" calcext:value-type="float">
            <text:p>2479047</text:p>
          </table:table-cell>
          <table:table-cell office:value-type="float" office:value="2674109" calcext:value-type="float">
            <text:p>2674109</text:p>
          </table:table-cell>
          <table:table-cell office:value-type="float" office:value="1811901" calcext:value-type="float">
            <text:p>1811901</text:p>
          </table:table-cell>
          <table:table-cell office:value-type="float" office:value="1203921" calcext:value-type="float">
            <text:p>1203921</text:p>
          </table:table-cell>
          <table:table-cell office:value-type="float" office:value="3337161" calcext:value-type="float">
            <text:p>3337161</text:p>
          </table:table-cell>
          <table:table-cell office:value-type="float" office:value="2155434" calcext:value-type="float">
            <text:p>2155434</text:p>
          </table:table-cell>
          <table:table-cell office:value-type="float" office:value="4531623" calcext:value-type="float">
            <text:p>4531623</text:p>
          </table:table-cell>
          <table:table-cell office:value-type="float" office:value="2480529" calcext:value-type="float">
            <text:p>2480529</text:p>
          </table:table-cell>
          <table:table-cell office:value-type="float" office:value="694665" calcext:value-type="float">
            <text:p>694665</text:p>
          </table:table-cell>
          <table:table-cell office:value-type="float" office:value="2880414" calcext:value-type="float">
            <text:p>2880414</text:p>
          </table:table-cell>
          <table:table-cell office:value-type="float" office:value="555036" calcext:value-type="float">
            <text:p>555036</text:p>
          </table:table-cell>
          <table:table-cell office:value-type="float" office:value="4146392" calcext:value-type="float">
            <text:p>4146392</text:p>
          </table:table-cell>
          <table:table-cell office:value-type="float" office:value="2036961" calcext:value-type="float">
            <text:p>2036961</text:p>
          </table:table-cell>
          <table:table-cell office:value-type="float" office:value="577457" calcext:value-type="float">
            <text:p>577457</text:p>
          </table:table-cell>
          <table:table-cell office:value-type="float" office:value="3415621" calcext:value-type="float">
            <text:p>3415621</text:p>
          </table:table-cell>
          <table:table-cell office:value-type="float" office:value="681848" calcext:value-type="float">
            <text:p>681848</text:p>
          </table:table-cell>
          <table:table-cell office:value-type="float" office:value="1705971" calcext:value-type="float">
            <text:p>1705971</text:p>
          </table:table-cell>
          <table:table-cell office:value-type="float" office:value="4359531" calcext:value-type="float">
            <text:p>4359531</text:p>
          </table:table-cell>
          <table:table-cell office:value-type="float" office:value="1714097" calcext:value-type="float">
            <text:p>1714097</text:p>
          </table:table-cell>
          <table:table-cell office:value-type="string" calcext:value-type="string">
            <text:p>2146.9723787.385</text:p>
          </table:table-cell>
          <table:table-cell office:value-type="float" office:value="4370088" calcext:value-type="float">
            <text:p>4370088</text:p>
          </table:table-cell>
          <table:table-cell office:value-type="float" office:value="1877381" calcext:value-type="float">
            <text:p>1877381</text:p>
          </table:table-cell>
          <table:table-cell office:value-type="float" office:value="3495349" calcext:value-type="float">
            <text:p>3495349</text:p>
          </table:table-cell>
          <table:table-cell office:value-type="float" office:value="2834247" calcext:value-type="float">
            <text:p>2834247</text:p>
          </table:table-cell>
          <table:table-cell office:value-type="float" office:value="2012285" calcext:value-type="float">
            <text:p>2012285</text:p>
          </table:table-cell>
          <table:table-cell office:value-type="float" office:value="2640037" calcext:value-type="float">
            <text:p>2640037</text:p>
          </table:table-cell>
          <table:table-cell office:value-type="float" office:value="4096007" calcext:value-type="float">
            <text:p>4096007</text:p>
          </table:table-cell>
          <table:table-cell office:value-type="float" office:value="658775" calcext:value-type="float">
            <text:p>658775</text:p>
          </table:table-cell>
          <table:table-cell office:value-type="float" office:value="4507122" calcext:value-type="float">
            <text:p>4507122</text:p>
          </table:table-cell>
          <table:table-cell office:value-type="string" calcext:value-type="string">
            <text:p>733.2973294.435</text:p>
          </table:table-cell>
          <table:table-cell office:value-type="float" office:value="2801416" calcext:value-type="float">
            <text:p>2801416</text:p>
          </table:table-cell>
          <table:table-cell office:value-type="float" office:value="1326735" calcext:value-type="float">
            <text:p>13267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32917" calcext:value-type="float">
            <text:p>1532917</text:p>
          </table:table-cell>
          <table:table-cell office:value-type="float" office:value="899761" calcext:value-type="float">
            <text:p>899761</text:p>
          </table:table-cell>
          <table:table-cell office:value-type="float" office:value="2067525" calcext:value-type="float">
            <text:p>2067525</text:p>
          </table:table-cell>
          <table:table-cell office:value-type="float" office:value="710894" calcext:value-type="float">
            <text:p>710894</text:p>
          </table:table-cell>
          <table:table-cell office:value-type="float" office:value="395457" calcext:value-type="float">
            <text:p>395457</text:p>
          </table:table-cell>
          <table:table-cell office:value-type="float" office:value="2414190" calcext:value-type="float">
            <text:p>2414190</text:p>
          </table:table-cell>
          <table:table-cell office:value-type="float" office:value="1488791" calcext:value-type="float">
            <text:p>1488791</text:p>
          </table:table-cell>
          <table:table-cell office:value-type="float" office:value="1352079" calcext:value-type="float">
            <text:p>1352079</text:p>
          </table:table-cell>
          <table:table-cell office:value-type="float" office:value="1140627" calcext:value-type="float">
            <text:p>1140627</text:p>
          </table:table-cell>
          <table:table-cell office:value-type="float" office:value="2675268" calcext:value-type="float">
            <text:p>2675268</text:p>
          </table:table-cell>
          <table:table-cell office:value-type="float" office:value="1259100" calcext:value-type="float">
            <text:p>1259100</text:p>
          </table:table-cell>
          <table:table-cell office:value-type="string" calcext:value-type="string">
            <text:p>1379.4382162.397</text:p>
          </table:table-cell>
          <table:table-cell office:value-type="float" office:value="1813382" calcext:value-type="float">
            <text:p>1813382</text:p>
          </table:table-cell>
          <table:table-cell office:value-type="float" office:value="1340057" calcext:value-type="float">
            <text:p>1340057</text:p>
          </table:table-cell>
          <table:table-cell office:value-type="float" office:value="1147931" calcext:value-type="float">
            <text:p>1147931</text:p>
          </table:table-cell>
          <table:table-cell office:value-type="float" office:value="2965670" calcext:value-type="float">
            <text:p>2965670</text:p>
          </table:table-cell>
          <table:table-cell office:value-type="float" office:value="1158365" calcext:value-type="float">
            <text:p>1158365</text:p>
          </table:table-cell>
          <table:table-cell office:value-type="float" office:value="2825221" calcext:value-type="float">
            <text:p>2825221</text:p>
          </table:table-cell>
          <table:table-cell office:value-type="float" office:value="2548758" calcext:value-type="float">
            <text:p>2548758</text:p>
          </table:table-cell>
          <table:table-cell office:value-type="float" office:value="2846812" calcext:value-type="float">
            <text:p>2846812</text:p>
          </table:table-cell>
          <table:table-cell office:value-type="float" office:value="950227" calcext:value-type="float">
            <text:p>950227</text:p>
          </table:table-cell>
          <table:table-cell office:value-type="string" calcext:value-type="string">
            <text:p>1341.362492.042</text:p>
          </table:table-cell>
          <table:table-cell office:value-type="float" office:value="2898113" calcext:value-type="float">
            <text:p>2898113</text:p>
          </table:table-cell>
          <table:table-cell office:value-type="float" office:value="1053878" calcext:value-type="float">
            <text:p>1053878</text:p>
          </table:table-cell>
          <table:table-cell office:value-type="float" office:value="856136" calcext:value-type="float">
            <text:p>856136</text:p>
          </table:table-cell>
          <table:table-cell office:value-type="float" office:value="2147473" calcext:value-type="float">
            <text:p>2147473</text:p>
          </table:table-cell>
          <table:table-cell office:value-type="float" office:value="1413145" calcext:value-type="float">
            <text:p>1413145</text:p>
          </table:table-cell>
          <table:table-cell office:value-type="float" office:value="580673" calcext:value-type="float">
            <text:p>580673</text:p>
          </table:table-cell>
          <table:table-cell office:value-type="float" office:value="3142469" calcext:value-type="float">
            <text:p>3142469</text:p>
          </table:table-cell>
          <table:table-cell office:value-type="float" office:value="0" calcext:value-type="float">
            <text:p>0</text:p>
          </table:table-cell>
          <table:table-cell office:value-type="float" office:value="3395051" calcext:value-type="float">
            <text:p>3395051</text:p>
          </table:table-cell>
          <table:table-cell office:value-type="float" office:value="1103763" calcext:value-type="float">
            <text:p>1103763</text:p>
          </table:table-cell>
          <table:table-cell office:value-type="float" office:value="2256716" calcext:value-type="float">
            <text:p>2256716</text:p>
          </table:table-cell>
          <table:table-cell office:value-type="float" office:value="2687682" calcext:value-type="float">
            <text:p>2687682</text:p>
          </table:table-cell>
          <table:table-cell office:value-type="float" office:value="1551223" calcext:value-type="float">
            <text:p>1551223</text:p>
          </table:table-cell>
          <table:table-cell office:value-type="float" office:value="894880" calcext:value-type="float">
            <text:p>894880</text:p>
          </table:table-cell>
          <table:table-cell office:value-type="float" office:value="228090" calcext:value-type="float">
            <text:p>228090</text:p>
          </table:table-cell>
          <table:table-cell office:value-type="float" office:value="1682420" calcext:value-type="float">
            <text:p>1682420</text:p>
          </table:table-cell>
          <table:table-cell office:value-type="float" office:value="2103674" calcext:value-type="float">
            <text:p>2103674</text:p>
          </table:table-cell>
          <table:table-cell office:value-type="float" office:value="1606710" calcext:value-type="float">
            <text:p>1606710</text:p>
          </table:table-cell>
          <table:table-cell office:value-type="float" office:value="2135857" calcext:value-type="float">
            <text:p>2135857</text:p>
          </table:table-cell>
          <table:table-cell office:value-type="float" office:value="714213" calcext:value-type="float">
            <text:p>714213</text:p>
          </table:table-cell>
          <table:table-cell office:value-type="float" office:value="1517076" calcext:value-type="float">
            <text:p>1517076</text:p>
          </table:table-cell>
          <table:table-cell office:value-type="float" office:value="1948000" calcext:value-type="float">
            <text:p>1948000</text:p>
          </table:table-cell>
          <table:table-cell office:value-type="float" office:value="1814008" calcext:value-type="float">
            <text:p>1814008</text:p>
          </table:table-cell>
          <table:table-cell office:value-type="float" office:value="3232139" calcext:value-type="float">
            <text:p>3232139</text:p>
          </table:table-cell>
          <table:table-cell office:value-type="float" office:value="569646" calcext:value-type="float">
            <text:p>569646</text:p>
          </table:table-cell>
          <table:table-cell office:value-type="float" office:value="1089507" calcext:value-type="float">
            <text:p>1089507</text:p>
          </table:table-cell>
          <table:table-cell office:value-type="float" office:value="2250558" calcext:value-type="float">
            <text:p>2250558</text:p>
          </table:table-cell>
          <table:table-cell office:value-type="float" office:value="1442925" calcext:value-type="float">
            <text:p>1442925</text:p>
          </table:table-cell>
          <table:table-cell office:value-type="float" office:value="1530789" calcext:value-type="float">
            <text:p>1530789</text:p>
          </table:table-cell>
          <table:table-cell office:value-type="float" office:value="1233785" calcext:value-type="float">
            <text:p>1233785</text:p>
          </table:table-cell>
          <table:table-cell office:value-type="float" office:value="1786494" calcext:value-type="float">
            <text:p>1786494</text:p>
          </table:table-cell>
          <table:table-cell office:value-type="float" office:value="917166" calcext:value-type="float">
            <text:p>917166</text:p>
          </table:table-cell>
          <table:table-cell office:value-type="float" office:value="2003611" calcext:value-type="float">
            <text:p>2003611</text:p>
          </table:table-cell>
          <table:table-cell office:value-type="float" office:value="3070370" calcext:value-type="float">
            <text:p>3070370</text:p>
          </table:table-cell>
          <table:table-cell office:value-type="string" calcext:value-type="string">
            <text:p>1367.5011820.607</text:p>
          </table:table-cell>
          <table:table-cell office:value-type="float" office:value="1287322" calcext:value-type="float">
            <text:p>1287322</text:p>
          </table:table-cell>
          <table:table-cell office:value-type="float" office:value="1587224" calcext:value-type="float">
            <text:p>1587224</text:p>
          </table:table-cell>
          <table:table-cell office:value-type="float" office:value="1349196" calcext:value-type="float">
            <text:p>1349196</text:p>
          </table:table-cell>
          <table:table-cell office:value-type="float" office:value="2059647" calcext:value-type="float">
            <text:p>2059647</text:p>
          </table:table-cell>
          <table:table-cell office:value-type="float" office:value="197254" calcext:value-type="float">
            <text:p>197254</text:p>
          </table:table-cell>
          <table:table-cell office:value-type="float" office:value="1877331" calcext:value-type="float">
            <text:p>1877331</text:p>
          </table:table-cell>
          <table:table-cell office:value-type="float" office:value="1396825" calcext:value-type="float">
            <text:p>1396825</text:p>
          </table:table-cell>
          <table:table-cell office:value-type="float" office:value="1291744" calcext:value-type="float">
            <text:p>1291744</text:p>
          </table:table-cell>
          <table:table-cell office:value-type="float" office:value="3747547" calcext:value-type="float">
            <text:p>3747547</text:p>
          </table:table-cell>
          <table:table-cell office:value-type="string" calcext:value-type="string">
            <text:p>1293.1242599.920</text:p>
          </table:table-cell>
          <table:table-cell office:value-type="float" office:value="2008662" calcext:value-type="float">
            <text:p>2008662</text:p>
          </table:table-cell>
          <table:table-cell office:value-type="float" office:value="3358876" calcext:value-type="float">
            <text:p>3358876</text:p>
          </table:table-cell>
          <table:table-cell office:value-type="float" office:value="2675100" calcext:value-type="float">
            <text:p>2675100</text:p>
          </table:table-cell>
          <table:table-cell office:value-type="float" office:value="2011841" calcext:value-type="float">
            <text:p>2011841</text:p>
          </table:table-cell>
          <table:table-cell office:value-type="float" office:value="2546066" calcext:value-type="float">
            <text:p>2546066</text:p>
          </table:table-cell>
          <table:table-cell office:value-type="float" office:value="1893362" calcext:value-type="float">
            <text:p>1893362</text:p>
          </table:table-cell>
          <table:table-cell office:value-type="float" office:value="1779882" calcext:value-type="float">
            <text:p>1779882</text:p>
          </table:table-cell>
          <table:table-cell office:value-type="float" office:value="2239491" calcext:value-type="float">
            <text:p>2239491</text:p>
          </table:table-cell>
          <table:table-cell office:value-type="float" office:value="2740072" calcext:value-type="float">
            <text:p>2740072</text:p>
          </table:table-cell>
          <table:table-cell office:value-type="float" office:value="1143082" calcext:value-type="float">
            <text:p>1143082</text:p>
          </table:table-cell>
          <table:table-cell office:value-type="float" office:value="1936708" calcext:value-type="float">
            <text:p>1936708</text:p>
          </table:table-cell>
          <table:table-cell office:value-type="float" office:value="2387637" calcext:value-type="float">
            <text:p>2387637</text:p>
          </table:table-cell>
          <table:table-cell office:value-type="float" office:value="435938" calcext:value-type="float">
            <text:p>435938</text:p>
          </table:table-cell>
          <table:table-cell office:value-type="float" office:value="407879" calcext:value-type="float">
            <text:p>407879</text:p>
          </table:table-cell>
          <table:table-cell office:value-type="float" office:value="3080263" calcext:value-type="float">
            <text:p>3080263</text:p>
          </table:table-cell>
          <table:table-cell office:value-type="float" office:value="1526490" calcext:value-type="float">
            <text:p>1526490</text:p>
          </table:table-cell>
          <table:table-cell office:value-type="float" office:value="1587032" calcext:value-type="float">
            <text:p>1587032</text:p>
          </table:table-cell>
          <table:table-cell office:value-type="float" office:value="2813616" calcext:value-type="float">
            <text:p>2813616</text:p>
          </table:table-cell>
          <table:table-cell office:value-type="float" office:value="1590767" calcext:value-type="float">
            <text:p>1590767</text:p>
          </table:table-cell>
          <table:table-cell office:value-type="float" office:value="3065509" calcext:value-type="float">
            <text:p>3065509</text:p>
          </table:table-cell>
          <table:table-cell office:value-type="string" calcext:value-type="string">
            <text:p>962.0611110.115</text:p>
          </table:table-cell>
          <table:table-cell office:value-type="float" office:value="2369493" calcext:value-type="float">
            <text:p>236949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32214" calcext:value-type="float">
            <text:p>2832214</text:p>
          </table:table-cell>
          <table:table-cell office:value-type="float" office:value="3058235" calcext:value-type="float">
            <text:p>3058235</text:p>
          </table:table-cell>
          <table:table-cell office:value-type="float" office:value="4720785" calcext:value-type="float">
            <text:p>4720785</text:p>
          </table:table-cell>
          <table:table-cell office:value-type="float" office:value="4105891" calcext:value-type="float">
            <text:p>4105891</text:p>
          </table:table-cell>
          <table:table-cell office:value-type="float" office:value="3564063" calcext:value-type="float">
            <text:p>3564063</text:p>
          </table:table-cell>
          <table:table-cell office:value-type="float" office:value="1880021" calcext:value-type="float">
            <text:p>1880021</text:p>
          </table:table-cell>
          <table:table-cell office:value-type="float" office:value="3290666" calcext:value-type="float">
            <text:p>3290666</text:p>
          </table:table-cell>
          <table:table-cell office:value-type="float" office:value="3260031" calcext:value-type="float">
            <text:p>3260031</text:p>
          </table:table-cell>
          <table:table-cell office:value-type="float" office:value="3746433" calcext:value-type="float">
            <text:p>3746433</text:p>
          </table:table-cell>
          <table:table-cell office:value-type="float" office:value="1808039" calcext:value-type="float">
            <text:p>1808039</text:p>
          </table:table-cell>
          <table:table-cell office:value-type="float" office:value="2247482" calcext:value-type="float">
            <text:p>2247482</text:p>
          </table:table-cell>
          <table:table-cell office:value-type="float" office:value="2351511" calcext:value-type="float">
            <text:p>2351511</text:p>
          </table:table-cell>
          <table:table-cell office:value-type="float" office:value="1364018" calcext:value-type="float">
            <text:p>1364018</text:p>
          </table:table-cell>
          <table:table-cell office:value-type="float" office:value="3119793" calcext:value-type="float">
            <text:p>3119793</text:p>
          </table:table-cell>
          <table:table-cell office:value-type="float" office:value="4214661" calcext:value-type="float">
            <text:p>4214661</text:p>
          </table:table-cell>
          <table:table-cell office:value-type="float" office:value="2888177" calcext:value-type="float">
            <text:p>2888177</text:p>
          </table:table-cell>
          <table:table-cell office:value-type="float" office:value="1348115" calcext:value-type="float">
            <text:p>1348115</text:p>
          </table:table-cell>
          <table:table-cell office:value-type="float" office:value="4043489" calcext:value-type="float">
            <text:p>4043489</text:p>
          </table:table-cell>
          <table:table-cell office:value-type="float" office:value="1435319" calcext:value-type="float">
            <text:p>1435319</text:p>
          </table:table-cell>
          <table:table-cell office:value-type="float" office:value="1815769" calcext:value-type="float">
            <text:p>1815769</text:p>
          </table:table-cell>
          <table:table-cell office:value-type="string" calcext:value-type="string">
            <text:p>1790.2433859.143</text:p>
          </table:table-cell>
          <table:table-cell office:value-type="float" office:value="2439461" calcext:value-type="float">
            <text:p>2439461</text:p>
          </table:table-cell>
          <table:table-cell office:value-type="float" office:value="3010765" calcext:value-type="float">
            <text:p>3010765</text:p>
          </table:table-cell>
          <table:table-cell office:value-type="float" office:value="648545" calcext:value-type="float">
            <text:p>648545</text:p>
          </table:table-cell>
          <table:table-cell office:value-type="float" office:value="2662055" calcext:value-type="float">
            <text:p>2662055</text:p>
          </table:table-cell>
          <table:table-cell office:value-type="float" office:value="3616912" calcext:value-type="float">
            <text:p>3616912</text:p>
          </table:table-cell>
          <table:table-cell office:value-type="float" office:value="3182202" calcext:value-type="float">
            <text:p>3182202</text:p>
          </table:table-cell>
          <table:table-cell office:value-type="float" office:value="4790169" calcext:value-type="float">
            <text:p>4790169</text:p>
          </table:table-cell>
          <table:table-cell office:value-type="float" office:value="3505856" calcext:value-type="float">
            <text:p>3505856</text:p>
          </table:table-cell>
          <table:table-cell office:value-type="float" office:value="577066" calcext:value-type="float">
            <text:p>577066</text:p>
          </table:table-cell>
          <table:table-cell office:value-type="float" office:value="3395051" calcext:value-type="float">
            <text:p>3395051</text:p>
          </table:table-cell>
          <table:table-cell office:value-type="float" office:value="0" calcext:value-type="float">
            <text:p>0</text:p>
          </table:table-cell>
          <table:table-cell office:value-type="float" office:value="2692314" calcext:value-type="float">
            <text:p>2692314</text:p>
          </table:table-cell>
          <table:table-cell office:value-type="float" office:value="1774480" calcext:value-type="float">
            <text:p>1774480</text:p>
          </table:table-cell>
          <table:table-cell office:value-type="float" office:value="1585962" calcext:value-type="float">
            <text:p>1585962</text:p>
          </table:table-cell>
          <table:table-cell office:value-type="float" office:value="4450100" calcext:value-type="float">
            <text:p>4450100</text:p>
          </table:table-cell>
          <table:table-cell office:value-type="float" office:value="4196046" calcext:value-type="float">
            <text:p>4196046</text:p>
          </table:table-cell>
          <table:table-cell office:value-type="float" office:value="3169086" calcext:value-type="float">
            <text:p>3169086</text:p>
          </table:table-cell>
          <table:table-cell office:value-type="float" office:value="4673161" calcext:value-type="float">
            <text:p>4673161</text:p>
          </table:table-cell>
          <table:table-cell office:value-type="float" office:value="4840461" calcext:value-type="float">
            <text:p>4840461</text:p>
          </table:table-cell>
          <table:table-cell office:value-type="float" office:value="3825951" calcext:value-type="float">
            <text:p>3825951</text:p>
          </table:table-cell>
          <table:table-cell office:value-type="string" calcext:value-type="string">
            <text:p>1672.6803148.093</text:p>
          </table:table-cell>
          <table:table-cell office:value-type="float" office:value="4495056" calcext:value-type="float">
            <text:p>4495056</text:p>
          </table:table-cell>
          <table:table-cell office:value-type="float" office:value="4758101" calcext:value-type="float">
            <text:p>4758101</text:p>
          </table:table-cell>
          <table:table-cell office:value-type="float" office:value="4462164" calcext:value-type="float">
            <text:p>4462164</text:p>
          </table:table-cell>
          <table:table-cell office:value-type="float" office:value="699819" calcext:value-type="float">
            <text:p>699819</text:p>
          </table:table-cell>
          <table:table-cell office:value-type="float" office:value="3171197" calcext:value-type="float">
            <text:p>3171197</text:p>
          </table:table-cell>
          <table:table-cell office:value-type="float" office:value="3298410" calcext:value-type="float">
            <text:p>3298410</text:p>
          </table:table-cell>
          <table:table-cell office:value-type="float" office:value="1152529" calcext:value-type="float">
            <text:p>1152529</text:p>
          </table:table-cell>
          <table:table-cell office:value-type="float" office:value="2417164" calcext:value-type="float">
            <text:p>2417164</text:p>
          </table:table-cell>
          <table:table-cell office:value-type="float" office:value="4036641" calcext:value-type="float">
            <text:p>4036641</text:p>
          </table:table-cell>
          <table:table-cell office:value-type="string" calcext:value-type="string">
            <text:p>4473.4311840.274</text:p>
          </table:table-cell>
          <table:table-cell office:value-type="float" office:value="3143848" calcext:value-type="float">
            <text:p>3143848</text:p>
          </table:table-cell>
          <table:table-cell office:value-type="float" office:value="4598260" calcext:value-type="float">
            <text:p>4598260</text:p>
          </table:table-cell>
          <table:table-cell office:value-type="float" office:value="1323705" calcext:value-type="float">
            <text:p>1323705</text:p>
          </table:table-cell>
          <table:table-cell office:value-type="float" office:value="3244163" calcext:value-type="float">
            <text:p>3244163</text:p>
          </table:table-cell>
          <table:table-cell office:value-type="float" office:value="4838859" calcext:value-type="float">
            <text:p>4838859</text:p>
          </table:table-cell>
          <table:table-cell office:value-type="float" office:value="2910353" calcext:value-type="float">
            <text:p>2910353</text:p>
          </table:table-cell>
          <table:table-cell office:value-type="float" office:value="3147051" calcext:value-type="float">
            <text:p>3147051</text:p>
          </table:table-cell>
          <table:table-cell office:value-type="float" office:value="2134233" calcext:value-type="float">
            <text:p>2134233</text:p>
          </table:table-cell>
          <table:table-cell office:value-type="float" office:value="1646439" calcext:value-type="float">
            <text:p>1646439</text:p>
          </table:table-cell>
          <table:table-cell office:value-type="float" office:value="3582513" calcext:value-type="float">
            <text:p>3582513</text:p>
          </table:table-cell>
          <table:table-cell office:value-type="float" office:value="2087932" calcext:value-type="float">
            <text:p>2087932</text:p>
          </table:table-cell>
          <table:table-cell office:value-type="float" office:value="4791336" calcext:value-type="float">
            <text:p>4791336</text:p>
          </table:table-cell>
          <table:table-cell office:value-type="float" office:value="2912556" calcext:value-type="float">
            <text:p>2912556</text:p>
          </table:table-cell>
          <table:table-cell office:value-type="float" office:value="984722" calcext:value-type="float">
            <text:p>984722</text:p>
          </table:table-cell>
          <table:table-cell office:value-type="float" office:value="3317438" calcext:value-type="float">
            <text:p>3317438</text:p>
          </table:table-cell>
          <table:table-cell office:value-type="float" office:value="991993" calcext:value-type="float">
            <text:p>991993</text:p>
          </table:table-cell>
          <table:table-cell office:value-type="float" office:value="4598732" calcext:value-type="float">
            <text:p>4598732</text:p>
          </table:table-cell>
          <table:table-cell office:value-type="float" office:value="1589326" calcext:value-type="float">
            <text:p>1589326</text:p>
          </table:table-cell>
          <table:table-cell office:value-type="float" office:value="1098211" calcext:value-type="float">
            <text:p>1098211</text:p>
          </table:table-cell>
          <table:table-cell office:value-type="float" office:value="3910951" calcext:value-type="float">
            <text:p>3910951</text:p>
          </table:table-cell>
          <table:table-cell office:value-type="string" calcext:value-type="string">
            <text:p>1172.4751707.523</text:p>
          </table:table-cell>
          <table:table-cell office:value-type="float" office:value="4761718" calcext:value-type="float">
            <text:p>4761718</text:p>
          </table:table-cell>
          <table:table-cell office:value-type="float" office:value="1587455" calcext:value-type="float">
            <text:p>1587455</text:p>
          </table:table-cell>
          <table:table-cell office:value-type="float" office:value="1852628" calcext:value-type="float">
            <text:p>1852628</text:p>
          </table:table-cell>
          <table:table-cell office:value-type="float" office:value="4160550" calcext:value-type="float">
            <text:p>4160550</text:p>
          </table:table-cell>
          <table:table-cell office:value-type="float" office:value="4793143" calcext:value-type="float">
            <text:p>4793143</text:p>
          </table:table-cell>
          <table:table-cell office:value-type="float" office:value="1685758" calcext:value-type="float">
            <text:p>1685758</text:p>
          </table:table-cell>
          <table:table-cell office:value-type="float" office:value="3704368" calcext:value-type="float">
            <text:p>3704368</text:p>
          </table:table-cell>
          <table:table-cell office:value-type="float" office:value="3045923" calcext:value-type="float">
            <text:p>3045923</text:p>
          </table:table-cell>
          <table:table-cell office:value-type="float" office:value="1628585" calcext:value-type="float">
            <text:p>1628585</text:p>
          </table:table-cell>
          <table:table-cell office:value-type="float" office:value="3105954" calcext:value-type="float">
            <text:p>3105954</text:p>
          </table:table-cell>
          <table:table-cell office:value-type="float" office:value="4500430" calcext:value-type="float">
            <text:p>4500430</text:p>
          </table:table-cell>
          <table:table-cell office:value-type="float" office:value="1226685" calcext:value-type="float">
            <text:p>1226685</text:p>
          </table:table-cell>
          <table:table-cell office:value-type="float" office:value="4851770" calcext:value-type="float">
            <text:p>4851770</text:p>
          </table:table-cell>
          <table:table-cell office:value-type="float" office:value="1306740" calcext:value-type="float">
            <text:p>1306740</text:p>
          </table:table-cell>
          <table:table-cell office:value-type="float" office:value="3680004" calcext:value-type="float">
            <text:p>3680004</text:p>
          </table:table-cell>
          <table:table-cell office:value-type="float" office:value="3215113" calcext:value-type="float">
            <text:p>3215113</text:p>
          </table:table-cell>
          <table:table-cell office:value-type="float" office:value="1228088" calcext:value-type="float">
            <text:p>12280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18523" calcext:value-type="float">
            <text:p>2018523</text:p>
          </table:table-cell>
          <table:table-cell office:value-type="float" office:value="1579588" calcext:value-type="float">
            <text:p>1579588</text:p>
          </table:table-cell>
          <table:table-cell office:value-type="float" office:value="3129077" calcext:value-type="float">
            <text:p>3129077</text:p>
          </table:table-cell>
          <table:table-cell office:value-type="float" office:value="1699652" calcext:value-type="float">
            <text:p>1699652</text:p>
          </table:table-cell>
          <table:table-cell office:value-type="float" office:value="1033813" calcext:value-type="float">
            <text:p>1033813</text:p>
          </table:table-cell>
          <table:table-cell office:value-type="float" office:value="2387518" calcext:value-type="float">
            <text:p>2387518</text:p>
          </table:table-cell>
          <table:table-cell office:value-type="float" office:value="2208959" calcext:value-type="float">
            <text:p>2208959</text:p>
          </table:table-cell>
          <table:table-cell office:value-type="float" office:value="2081824" calcext:value-type="float">
            <text:p>2081824</text:p>
          </table:table-cell>
          <table:table-cell office:value-type="float" office:value="2120926" calcext:value-type="float">
            <text:p>2120926</text:p>
          </table:table-cell>
          <table:table-cell office:value-type="float" office:value="2612413" calcext:value-type="float">
            <text:p>2612413</text:p>
          </table:table-cell>
          <table:table-cell office:value-type="float" office:value="1229527" calcext:value-type="float">
            <text:p>1229527</text:p>
          </table:table-cell>
          <table:table-cell office:value-type="float" office:value="1533014" calcext:value-type="float">
            <text:p>1533014</text:p>
          </table:table-cell>
          <table:table-cell office:value-type="float" office:value="1780573" calcext:value-type="float">
            <text:p>1780573</text:p>
          </table:table-cell>
          <table:table-cell office:value-type="float" office:value="2402934" calcext:value-type="float">
            <text:p>2402934</text:p>
          </table:table-cell>
          <table:table-cell office:value-type="float" office:value="2414176" calcext:value-type="float">
            <text:p>2414176</text:p>
          </table:table-cell>
          <table:table-cell office:value-type="float" office:value="1693780" calcext:value-type="float">
            <text:p>1693780</text:p>
          </table:table-cell>
          <table:table-cell office:value-type="float" office:value="2712498" calcext:value-type="float">
            <text:p>2712498</text:p>
          </table:table-cell>
          <table:table-cell office:value-type="float" office:value="2224651" calcext:value-type="float">
            <text:p>2224651</text:p>
          </table:table-cell>
          <table:table-cell office:value-type="float" office:value="2608180" calcext:value-type="float">
            <text:p>2608180</text:p>
          </table:table-cell>
          <table:table-cell office:value-type="float" office:value="2492657" calcext:value-type="float">
            <text:p>2492657</text:p>
          </table:table-cell>
          <table:table-cell office:value-type="string" calcext:value-type="string">
            <text:p>1775.9642006.655</text:p>
          </table:table-cell>
          <table:table-cell office:value-type="float" office:value="279093" calcext:value-type="float">
            <text:p>279093</text:p>
          </table:table-cell>
          <table:table-cell office:value-type="float" office:value="618040" calcext:value-type="float">
            <text:p>618040</text:p>
          </table:table-cell>
          <table:table-cell office:value-type="float" office:value="2354505" calcext:value-type="float">
            <text:p>2354505</text:p>
          </table:table-cell>
          <table:table-cell office:value-type="float" office:value="85615" calcext:value-type="float">
            <text:p>85615</text:p>
          </table:table-cell>
          <table:table-cell office:value-type="float" office:value="1849157" calcext:value-type="float">
            <text:p>1849157</text:p>
          </table:table-cell>
          <table:table-cell office:value-type="float" office:value="2707951" calcext:value-type="float">
            <text:p>2707951</text:p>
          </table:table-cell>
          <table:table-cell office:value-type="float" office:value="2421291" calcext:value-type="float">
            <text:p>2421291</text:p>
          </table:table-cell>
          <table:table-cell office:value-type="float" office:value="889405" calcext:value-type="float">
            <text:p>889405</text:p>
          </table:table-cell>
          <table:table-cell office:value-type="float" office:value="2610974" calcext:value-type="float">
            <text:p>2610974</text:p>
          </table:table-cell>
          <table:table-cell office:value-type="float" office:value="1103763" calcext:value-type="float">
            <text:p>1103763</text:p>
          </table:table-cell>
          <table:table-cell office:value-type="float" office:value="2692314" calcext:value-type="float">
            <text:p>2692314</text:p>
          </table:table-cell>
          <table:table-cell office:value-type="float" office:value="0" calcext:value-type="float">
            <text:p>0</text:p>
          </table:table-cell>
          <table:table-cell office:value-type="float" office:value="2171180" calcext:value-type="float">
            <text:p>2171180</text:p>
          </table:table-cell>
          <table:table-cell office:value-type="float" office:value="1651938" calcext:value-type="float">
            <text:p>1651938</text:p>
          </table:table-cell>
          <table:table-cell office:value-type="float" office:value="2637650" calcext:value-type="float">
            <text:p>2637650</text:p>
          </table:table-cell>
          <table:table-cell office:value-type="float" office:value="1985617" calcext:value-type="float">
            <text:p>1985617</text:p>
          </table:table-cell>
          <table:table-cell office:value-type="float" office:value="974331" calcext:value-type="float">
            <text:p>974331</text:p>
          </table:table-cell>
          <table:table-cell office:value-type="float" office:value="2782213" calcext:value-type="float">
            <text:p>2782213</text:p>
          </table:table-cell>
          <table:table-cell office:value-type="float" office:value="3180667" calcext:value-type="float">
            <text:p>3180667</text:p>
          </table:table-cell>
          <table:table-cell office:value-type="float" office:value="2516885" calcext:value-type="float">
            <text:p>2516885</text:p>
          </table:table-cell>
          <table:table-cell office:value-type="float" office:value="1973460" calcext:value-type="float">
            <text:p>1973460</text:p>
          </table:table-cell>
          <table:table-cell office:value-type="float" office:value="508047" calcext:value-type="float">
            <text:p>508047</text:p>
          </table:table-cell>
          <table:table-cell office:value-type="string" calcext:value-type="string">
            <text:p>2613.1093032.020</text:p>
          </table:table-cell>
          <table:table-cell office:value-type="float" office:value="2863941" calcext:value-type="float">
            <text:p>2863941</text:p>
          </table:table-cell>
          <table:table-cell office:value-type="float" office:value="2744893" calcext:value-type="float">
            <text:p>2744893</text:p>
          </table:table-cell>
          <table:table-cell office:value-type="float" office:value="1368341" calcext:value-type="float">
            <text:p>1368341</text:p>
          </table:table-cell>
          <table:table-cell office:value-type="float" office:value="1884731" calcext:value-type="float">
            <text:p>1884731</text:p>
          </table:table-cell>
          <table:table-cell office:value-type="float" office:value="1676406" calcext:value-type="float">
            <text:p>1676406</text:p>
          </table:table-cell>
          <table:table-cell office:value-type="float" office:value="1664111" calcext:value-type="float">
            <text:p>1664111</text:p>
          </table:table-cell>
          <table:table-cell office:value-type="float" office:value="2524631" calcext:value-type="float">
            <text:p>2524631</text:p>
          </table:table-cell>
          <table:table-cell office:value-type="float" office:value="2330283" calcext:value-type="float">
            <text:p>2330283</text:p>
          </table:table-cell>
          <table:table-cell office:value-type="float" office:value="866729" calcext:value-type="float">
            <text:p>866729</text:p>
          </table:table-cell>
          <table:table-cell office:value-type="string" calcext:value-type="string">
            <text:p>1652.1513051.034</text:p>
          </table:table-cell>
          <table:table-cell office:value-type="float" office:value="2804033" calcext:value-type="float">
            <text:p>2804033</text:p>
          </table:table-cell>
          <table:table-cell office:value-type="float" office:value="2086962" calcext:value-type="float">
            <text:p>2086962</text:p>
          </table:table-cell>
          <table:table-cell office:value-type="float" office:value="2923260" calcext:value-type="float">
            <text:p>2923260</text:p>
          </table:table-cell>
          <table:table-cell office:value-type="float" office:value="1838159" calcext:value-type="float">
            <text:p>1838159</text:p>
          </table:table-cell>
          <table:table-cell office:value-type="float" office:value="2224711" calcext:value-type="float">
            <text:p>2224711</text:p>
          </table:table-cell>
          <table:table-cell office:value-type="float" office:value="1229541" calcext:value-type="float">
            <text:p>1229541</text:p>
          </table:table-cell>
          <table:table-cell office:value-type="float" office:value="1858555" calcext:value-type="float">
            <text:p>1858555</text:p>
          </table:table-cell>
          <table:table-cell office:value-type="float" office:value="1210437" calcext:value-type="float">
            <text:p>1210437</text:p>
          </table:table-cell>
          <table:table-cell office:value-type="float" office:value="812000" calcext:value-type="float">
            <text:p>812000</text:p>
          </table:table-cell>
          <table:table-cell office:value-type="string" calcext:value-type="string">
            <text:p>2315.2151843.543</text:p>
          </table:table-cell>
          <table:table-cell office:value-type="float" office:value="3291648" calcext:value-type="float">
            <text:p>3291648</text:p>
          </table:table-cell>
          <table:table-cell office:value-type="float" office:value="2060781" calcext:value-type="float">
            <text:p>2060781</text:p>
          </table:table-cell>
          <table:table-cell office:value-type="float" office:value="2151272" calcext:value-type="float">
            <text:p>2151272</text:p>
          </table:table-cell>
          <table:table-cell office:value-type="float" office:value="3055352" calcext:value-type="float">
            <text:p>3055352</text:p>
          </table:table-cell>
          <table:table-cell office:value-type="float" office:value="2315026" calcext:value-type="float">
            <text:p>2315026</text:p>
          </table:table-cell>
          <table:table-cell office:value-type="float" office:value="2302632" calcext:value-type="float">
            <text:p>2302632</text:p>
          </table:table-cell>
          <table:table-cell office:value-type="float" office:value="2866745" calcext:value-type="float">
            <text:p>2866745</text:p>
          </table:table-cell>
          <table:table-cell office:value-type="float" office:value="2185393" calcext:value-type="float">
            <text:p>2185393</text:p>
          </table:table-cell>
          <table:table-cell office:value-type="float" office:value="998183" calcext:value-type="float">
            <text:p>998183</text:p>
          </table:table-cell>
          <table:table-cell office:value-type="string" calcext:value-type="string">
            <text:p>2880.0981260.954</text:p>
          </table:table-cell>
          <table:table-cell office:value-type="float" office:value="1663190" calcext:value-type="float">
            <text:p>1663190</text:p>
          </table:table-cell>
          <table:table-cell office:value-type="float" office:value="2234665" calcext:value-type="float">
            <text:p>2234665</text:p>
          </table:table-cell>
          <table:table-cell office:value-type="float" office:value="3026708" calcext:value-type="float">
            <text:p>3026708</text:p>
          </table:table-cell>
          <table:table-cell office:value-type="float" office:value="1355310" calcext:value-type="float">
            <text:p>1355310</text:p>
          </table:table-cell>
          <table:table-cell office:value-type="float" office:value="1185517" calcext:value-type="float">
            <text:p>1185517</text:p>
          </table:table-cell>
          <table:table-cell office:value-type="float" office:value="713606" calcext:value-type="float">
            <text:p>713606</text:p>
          </table:table-cell>
          <table:table-cell office:value-type="float" office:value="2028568" calcext:value-type="float">
            <text:p>2028568</text:p>
          </table:table-cell>
          <table:table-cell office:value-type="float" office:value="2153688" calcext:value-type="float">
            <text:p>2153688</text:p>
          </table:table-cell>
          <table:table-cell office:value-type="float" office:value="2676566" calcext:value-type="float">
            <text:p>2676566</text:p>
          </table:table-cell>
          <table:table-cell office:value-type="string" calcext:value-type="string">
            <text:p>2512.1882674.476</text:p>
          </table:table-cell>
          <table:table-cell office:value-type="float" office:value="2793313" calcext:value-type="float">
            <text:p>2793313</text:p>
          </table:table-cell>
          <table:table-cell office:value-type="float" office:value="1956391" calcext:value-type="float">
            <text:p>1956391</text:p>
          </table:table-cell>
          <table:table-cell office:value-type="float" office:value="1857691" calcext:value-type="float">
            <text:p>1857691</text:p>
          </table:table-cell>
          <table:table-cell office:value-type="float" office:value="1504889" calcext:value-type="float">
            <text:p>15048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37834" calcext:value-type="float">
            <text:p>1137834</text:p>
          </table:table-cell>
          <table:table-cell office:value-type="float" office:value="1571574" calcext:value-type="float">
            <text:p>1571574</text:p>
          </table:table-cell>
          <table:table-cell office:value-type="float" office:value="3035034" calcext:value-type="float">
            <text:p>3035034</text:p>
          </table:table-cell>
          <table:table-cell office:value-type="float" office:value="2897891" calcext:value-type="float">
            <text:p>2897891</text:p>
          </table:table-cell>
          <table:table-cell office:value-type="float" office:value="2575289" calcext:value-type="float">
            <text:p>2575289</text:p>
          </table:table-cell>
          <table:table-cell office:value-type="float" office:value="228484" calcext:value-type="float">
            <text:p>228484</text:p>
          </table:table-cell>
          <table:table-cell office:value-type="float" office:value="1593488" calcext:value-type="float">
            <text:p>1593488</text:p>
          </table:table-cell>
          <table:table-cell office:value-type="float" office:value="1596840" calcext:value-type="float">
            <text:p>1596840</text:p>
          </table:table-cell>
          <table:table-cell office:value-type="float" office:value="2162381" calcext:value-type="float">
            <text:p>2162381</text:p>
          </table:table-cell>
          <table:table-cell office:value-type="float" office:value="444288" calcext:value-type="float">
            <text:p>444288</text:p>
          </table:table-cell>
          <table:table-cell office:value-type="float" office:value="1032078" calcext:value-type="float">
            <text:p>1032078</text:p>
          </table:table-cell>
          <table:table-cell office:value-type="float" office:value="886014" calcext:value-type="float">
            <text:p>886014</text:p>
          </table:table-cell>
          <table:table-cell office:value-type="float" office:value="625645" calcext:value-type="float">
            <text:p>625645</text:p>
          </table:table-cell>
          <table:table-cell office:value-type="float" office:value="1363118" calcext:value-type="float">
            <text:p>1363118</text:p>
          </table:table-cell>
          <table:table-cell office:value-type="float" office:value="2639567" calcext:value-type="float">
            <text:p>2639567</text:p>
          </table:table-cell>
          <table:table-cell office:value-type="float" office:value="1327981" calcext:value-type="float">
            <text:p>1327981</text:p>
          </table:table-cell>
          <table:table-cell office:value-type="float" office:value="747300" calcext:value-type="float">
            <text:p>747300</text:p>
          </table:table-cell>
          <table:table-cell office:value-type="float" office:value="2496846" calcext:value-type="float">
            <text:p>2496846</text:p>
          </table:table-cell>
          <table:table-cell office:value-type="float" office:value="594039" calcext:value-type="float">
            <text:p>594039</text:p>
          </table:table-cell>
          <table:table-cell office:value-type="float" office:value="321708" calcext:value-type="float">
            <text:p>321708</text:p>
          </table:table-cell>
          <table:table-cell office:value-type="float" office:value="2613054" calcext:value-type="float">
            <text:p>2613054</text:p>
          </table:table-cell>
          <table:table-cell office:value-type="float" office:value="2354954" calcext:value-type="float">
            <text:p>2354954</text:p>
          </table:table-cell>
          <table:table-cell office:value-type="float" office:value="2067951" calcext:value-type="float">
            <text:p>2067951</text:p>
          </table:table-cell>
          <table:table-cell office:value-type="string" calcext:value-type="string">
            <text:p>2092.0941126.089</text:p>
          </table:table-cell>
          <table:table-cell office:value-type="float" office:value="2095523" calcext:value-type="float">
            <text:p>2095523</text:p>
          </table:table-cell>
          <table:table-cell office:value-type="float" office:value="2117321" calcext:value-type="float">
            <text:p>2117321</text:p>
          </table:table-cell>
          <table:table-cell office:value-type="float" office:value="1407957" calcext:value-type="float">
            <text:p>1407957</text:p>
          </table:table-cell>
          <table:table-cell office:value-type="float" office:value="3467091" calcext:value-type="float">
            <text:p>3467091</text:p>
          </table:table-cell>
          <table:table-cell office:value-type="float" office:value="2630907" calcext:value-type="float">
            <text:p>2630907</text:p>
          </table:table-cell>
          <table:table-cell office:value-type="float" office:value="1259525" calcext:value-type="float">
            <text:p>1259525</text:p>
          </table:table-cell>
          <table:table-cell office:value-type="float" office:value="2256716" calcext:value-type="float">
            <text:p>2256716</text:p>
          </table:table-cell>
          <table:table-cell office:value-type="float" office:value="1774480" calcext:value-type="float">
            <text:p>1774480</text:p>
          </table:table-cell>
          <table:table-cell office:value-type="float" office:value="2171180" calcext:value-type="float">
            <text:p>2171180</text:p>
          </table:table-cell>
          <table:table-cell office:value-type="float" office:value="0" calcext:value-type="float">
            <text:p>0</text:p>
          </table:table-cell>
          <table:table-cell office:value-type="float" office:value="2339056" calcext:value-type="float">
            <text:p>2339056</text:p>
          </table:table-cell>
          <table:table-cell office:value-type="float" office:value="2856316" calcext:value-type="float">
            <text:p>2856316</text:p>
          </table:table-cell>
          <table:table-cell office:value-type="float" office:value="2832939" calcext:value-type="float">
            <text:p>2832939</text:p>
          </table:table-cell>
          <table:table-cell office:value-type="float" office:value="2045266" calcext:value-type="float">
            <text:p>2045266</text:p>
          </table:table-cell>
          <table:table-cell office:value-type="float" office:value="3091849" calcext:value-type="float">
            <text:p>3091849</text:p>
          </table:table-cell>
          <table:table-cell office:value-type="float" office:value="3167297" calcext:value-type="float">
            <text:p>3167297</text:p>
          </table:table-cell>
          <table:table-cell office:value-type="float" office:value="2128677" calcext:value-type="float">
            <text:p>2128677</text:p>
          </table:table-cell>
          <table:table-cell office:value-type="float" office:value="222463" calcext:value-type="float">
            <text:p>222463</text:p>
          </table:table-cell>
          <table:table-cell office:value-type="float" office:value="2396181" calcext:value-type="float">
            <text:p>2396181</text:p>
          </table:table-cell>
          <table:table-cell office:value-type="float" office:value="2925363" calcext:value-type="float">
            <text:p>2925363</text:p>
          </table:table-cell>
          <table:table-cell office:value-type="float" office:value="3110100" calcext:value-type="float">
            <text:p>3110100</text:p>
          </table:table-cell>
          <table:table-cell office:value-type="float" office:value="2794010" calcext:value-type="float">
            <text:p>2794010</text:p>
          </table:table-cell>
          <table:table-cell office:value-type="float" office:value="1251006" calcext:value-type="float">
            <text:p>1251006</text:p>
          </table:table-cell>
          <table:table-cell office:value-type="float" office:value="1811915" calcext:value-type="float">
            <text:p>1811915</text:p>
          </table:table-cell>
          <table:table-cell office:value-type="float" office:value="1713859" calcext:value-type="float">
            <text:p>1713859</text:p>
          </table:table-cell>
          <table:table-cell office:value-type="float" office:value="1000612" calcext:value-type="float">
            <text:p>1000612</text:p>
          </table:table-cell>
          <table:table-cell office:value-type="float" office:value="862689" calcext:value-type="float">
            <text:p>862689</text:p>
          </table:table-cell>
          <table:table-cell office:value-type="float" office:value="2377049" calcext:value-type="float">
            <text:p>2377049</text:p>
          </table:table-cell>
          <table:table-cell office:value-type="float" office:value="3034411" calcext:value-type="float">
            <text:p>3034411</text:p>
          </table:table-cell>
          <table:table-cell office:value-type="float" office:value="1742162" calcext:value-type="float">
            <text:p>1742162</text:p>
          </table:table-cell>
          <table:table-cell office:value-type="float" office:value="1634957" calcext:value-type="float">
            <text:p>1634957</text:p>
          </table:table-cell>
          <table:table-cell office:value-type="float" office:value="2907432" calcext:value-type="float">
            <text:p>2907432</text:p>
          </table:table-cell>
          <table:table-cell office:value-type="float" office:value="852550" calcext:value-type="float">
            <text:p>852550</text:p>
          </table:table-cell>
          <table:table-cell office:value-type="float" office:value="1576971" calcext:value-type="float">
            <text:p>1576971</text:p>
          </table:table-cell>
          <table:table-cell office:value-type="float" office:value="3255037" calcext:value-type="float">
            <text:p>3255037</text:p>
          </table:table-cell>
          <table:table-cell office:value-type="float" office:value="1289690" calcext:value-type="float">
            <text:p>1289690</text:p>
          </table:table-cell>
          <table:table-cell office:value-type="float" office:value="1428032" calcext:value-type="float">
            <text:p>1428032</text:p>
          </table:table-cell>
          <table:table-cell office:value-type="float" office:value="979707" calcext:value-type="float">
            <text:p>979707</text:p>
          </table:table-cell>
          <table:table-cell office:value-type="float" office:value="343594" calcext:value-type="float">
            <text:p>343594</text:p>
          </table:table-cell>
          <table:table-cell office:value-type="float" office:value="2451305" calcext:value-type="float">
            <text:p>2451305</text:p>
          </table:table-cell>
          <table:table-cell office:value-type="float" office:value="2137635" calcext:value-type="float">
            <text:p>2137635</text:p>
          </table:table-cell>
          <table:table-cell office:value-type="float" office:value="3561208" calcext:value-type="float">
            <text:p>3561208</text:p>
          </table:table-cell>
          <table:table-cell office:value-type="float" office:value="1289946" calcext:value-type="float">
            <text:p>1289946</text:p>
          </table:table-cell>
          <table:table-cell office:value-type="float" office:value="1643442" calcext:value-type="float">
            <text:p>1643442</text:p>
          </table:table-cell>
          <table:table-cell office:value-type="float" office:value="1670172" calcext:value-type="float">
            <text:p>1670172</text:p>
          </table:table-cell>
          <table:table-cell office:value-type="float" office:value="794484" calcext:value-type="float">
            <text:p>794484</text:p>
          </table:table-cell>
          <table:table-cell office:value-type="float" office:value="2906877" calcext:value-type="float">
            <text:p>2906877</text:p>
          </table:table-cell>
          <table:table-cell office:value-type="float" office:value="2797861" calcext:value-type="float">
            <text:p>2797861</text:p>
          </table:table-cell>
          <table:table-cell office:value-type="float" office:value="684270" calcext:value-type="float">
            <text:p>684270</text:p>
          </table:table-cell>
          <table:table-cell office:value-type="float" office:value="2156408" calcext:value-type="float">
            <text:p>2156408</text:p>
          </table:table-cell>
          <table:table-cell office:value-type="float" office:value="602582" calcext:value-type="float">
            <text:p>602582</text:p>
          </table:table-cell>
          <table:table-cell office:value-type="float" office:value="1685330" calcext:value-type="float">
            <text:p>1685330</text:p>
          </table:table-cell>
          <table:table-cell office:value-type="float" office:value="3169770" calcext:value-type="float">
            <text:p>3169770</text:p>
          </table:table-cell>
          <table:table-cell office:value-type="float" office:value="1944052" calcext:value-type="float">
            <text:p>1944052</text:p>
          </table:table-cell>
          <table:table-cell office:value-type="float" office:value="2587578" calcext:value-type="float">
            <text:p>2587578</text:p>
          </table:table-cell>
          <table:table-cell office:value-type="float" office:value="2647000" calcext:value-type="float">
            <text:p>2647000</text:p>
          </table:table-cell>
          <table:table-cell office:value-type="float" office:value="3156373" calcext:value-type="float">
            <text:p>3156373</text:p>
          </table:table-cell>
          <table:table-cell office:value-type="float" office:value="2181003" calcext:value-type="float">
            <text:p>2181003</text:p>
          </table:table-cell>
          <table:table-cell office:value-type="float" office:value="2672946" calcext:value-type="float">
            <text:p>2672946</text:p>
          </table:table-cell>
          <table:table-cell office:value-type="float" office:value="2068202" calcext:value-type="float">
            <text:p>2068202</text:p>
          </table:table-cell>
          <table:table-cell office:value-type="float" office:value="2650346" calcext:value-type="float">
            <text:p>2650346</text:p>
          </table:table-cell>
          <table:table-cell office:value-type="float" office:value="1400714" calcext:value-type="float">
            <text:p>1400714</text:p>
          </table:table-cell>
          <table:table-cell office:value-type="float" office:value="2906659" calcext:value-type="float">
            <text:p>2906659</text:p>
          </table:table-cell>
          <table:table-cell office:value-type="float" office:value="666706" calcext:value-type="float">
            <text:p>666706</text:p>
          </table:table-cell>
          <table:table-cell office:value-type="float" office:value="3394935" calcext:value-type="float">
            <text:p>3394935</text:p>
          </table:table-cell>
          <table:table-cell office:value-type="float" office:value="852390" calcext:value-type="float">
            <text:p>852390</text:p>
          </table:table-cell>
          <table:table-cell office:value-type="string" calcext:value-type="string">
            <text:p>2148.1921627.344</text:p>
          </table:table-cell>
          <table:table-cell office:value-type="float" office:value="1666832" calcext:value-type="float">
            <text:p>1666832</text:p>
          </table:table-cell>
          <table:table-cell/>
        </table:table-row>
        <table:table-row table:style-name="ro1">
          <table:table-cell/>
          <table:table-cell office:value-type="float" office:value="2926106" calcext:value-type="float">
            <text:p>2926106</text:p>
          </table:table-cell>
          <table:table-cell office:value-type="float" office:value="2803608" calcext:value-type="float">
            <text:p>2803608</text:p>
          </table:table-cell>
          <table:table-cell office:value-type="float" office:value="4535127" calcext:value-type="float">
            <text:p>4535127</text:p>
          </table:table-cell>
          <table:table-cell office:value-type="float" office:value="3339416" calcext:value-type="float">
            <text:p>3339416</text:p>
          </table:table-cell>
          <table:table-cell office:value-type="float" office:value="2683283" calcext:value-type="float">
            <text:p>2683283</text:p>
          </table:table-cell>
          <table:table-cell office:value-type="float" office:value="2550859" calcext:value-type="float">
            <text:p>2550859</text:p>
          </table:table-cell>
          <table:table-cell office:value-type="float" office:value="3299669" calcext:value-type="float">
            <text:p>3299669</text:p>
          </table:table-cell>
          <table:table-cell office:value-type="float" office:value="3209575" calcext:value-type="float">
            <text:p>3209575</text:p>
          </table:table-cell>
          <table:table-cell office:value-type="float" office:value="3484515" calcext:value-type="float">
            <text:p>3484515</text:p>
          </table:table-cell>
          <table:table-cell office:value-type="float" office:value="2645846" calcext:value-type="float">
            <text:p>2645846</text:p>
          </table:table-cell>
          <table:table-cell office:value-type="float" office:value="2040293" calcext:value-type="float">
            <text:p>2040293</text:p>
          </table:table-cell>
          <table:table-cell office:value-type="float" office:value="2320128" calcext:value-type="float">
            <text:p>2320128</text:p>
          </table:table-cell>
          <table:table-cell office:value-type="float" office:value="1713838" calcext:value-type="float">
            <text:p>1713838</text:p>
          </table:table-cell>
          <table:table-cell office:value-type="float" office:value="3314923" calcext:value-type="float">
            <text:p>3314923</text:p>
          </table:table-cell>
          <table:table-cell office:value-type="float" office:value="3875397" calcext:value-type="float">
            <text:p>3875397</text:p>
          </table:table-cell>
          <table:table-cell office:value-type="float" office:value="2769680" calcext:value-type="float">
            <text:p>2769680</text:p>
          </table:table-cell>
          <table:table-cell office:value-type="float" office:value="2420699" calcext:value-type="float">
            <text:p>2420699</text:p>
          </table:table-cell>
          <table:table-cell office:value-type="float" office:value="3683422" calcext:value-type="float">
            <text:p>3683422</text:p>
          </table:table-cell>
          <table:table-cell office:value-type="float" office:value="2408490" calcext:value-type="float">
            <text:p>2408490</text:p>
          </table:table-cell>
          <table:table-cell office:value-type="float" office:value="2576256" calcext:value-type="float">
            <text:p>2576256</text:p>
          </table:table-cell>
          <table:table-cell office:value-type="string" calcext:value-type="string">
            <text:p>274.6423466.676</text:p>
          </table:table-cell>
          <table:table-cell office:value-type="float" office:value="1377176" calcext:value-type="float">
            <text:p>1377176</text:p>
          </table:table-cell>
          <table:table-cell office:value-type="float" office:value="2202715" calcext:value-type="float">
            <text:p>2202715</text:p>
          </table:table-cell>
          <table:table-cell office:value-type="float" office:value="1682200" calcext:value-type="float">
            <text:p>1682200</text:p>
          </table:table-cell>
          <table:table-cell office:value-type="float" office:value="1671003" calcext:value-type="float">
            <text:p>1671003</text:p>
          </table:table-cell>
          <table:table-cell office:value-type="float" office:value="3258349" calcext:value-type="float">
            <text:p>3258349</text:p>
          </table:table-cell>
          <table:table-cell office:value-type="float" office:value="3522107" calcext:value-type="float">
            <text:p>3522107</text:p>
          </table:table-cell>
          <table:table-cell office:value-type="float" office:value="4063517" calcext:value-type="float">
            <text:p>4063517</text:p>
          </table:table-cell>
          <table:table-cell office:value-type="float" office:value="2538618" calcext:value-type="float">
            <text:p>2538618</text:p>
          </table:table-cell>
          <table:table-cell office:value-type="float" office:value="1866319" calcext:value-type="float">
            <text:p>1866319</text:p>
          </table:table-cell>
          <table:table-cell office:value-type="string" calcext:value-type="string">
            <text:p>2687.6821585.962</text:p>
          </table:table-cell>
          <table:table-cell office:value-type="float" office:value="1651938" calcext:value-type="float">
            <text:p>1651938</text:p>
          </table:table-cell>
          <table:table-cell office:value-type="float" office:value="2339056" calcext:value-type="float">
            <text:p>2339056</text:p>
          </table:table-cell>
          <table:table-cell office:value-type="float" office:value="0" calcext:value-type="float">
            <text:p>0</text:p>
          </table:table-cell>
          <table:table-cell office:value-type="float" office:value="4114183" calcext:value-type="float">
            <text:p>4114183</text:p>
          </table:table-cell>
          <table:table-cell office:value-type="float" office:value="3581926" calcext:value-type="float">
            <text:p>3581926</text:p>
          </table:table-cell>
          <table:table-cell office:value-type="float" office:value="2503622" calcext:value-type="float">
            <text:p>2503622</text:p>
          </table:table-cell>
          <table:table-cell office:value-type="float" office:value="4294719" calcext:value-type="float">
            <text:p>4294719</text:p>
          </table:table-cell>
          <table:table-cell office:value-type="float" office:value="4616945" calcext:value-type="float">
            <text:p>4616945</text:p>
          </table:table-cell>
          <table:table-cell office:value-type="float" office:value="3757471" calcext:value-type="float">
            <text:p>3757471</text:p>
          </table:table-cell>
          <table:table-cell office:value-type="string" calcext:value-type="string">
            <text:p>2127.1402158.808</text:p>
          </table:table-cell>
          <table:table-cell office:value-type="float" office:value="4116017" calcext:value-type="float">
            <text:p>4116017</text:p>
          </table:table-cell>
          <table:table-cell office:value-type="float" office:value="4489577" calcext:value-type="float">
            <text:p>4489577</text:p>
          </table:table-cell>
          <table:table-cell office:value-type="float" office:value="4261068" calcext:value-type="float">
            <text:p>4261068</text:p>
          </table:table-cell>
          <table:table-cell office:value-type="float" office:value="2040260" calcext:value-type="float">
            <text:p>2040260</text:p>
          </table:table-cell>
          <table:table-cell office:value-type="float" office:value="2742892" calcext:value-type="float">
            <text:p>2742892</text:p>
          </table:table-cell>
          <table:table-cell office:value-type="float" office:value="3116192" calcext:value-type="float">
            <text:p>3116192</text:p>
          </table:table-cell>
          <table:table-cell office:value-type="float" office:value="1345830" calcext:value-type="float">
            <text:p>1345830</text:p>
          </table:table-cell>
          <table:table-cell office:value-type="float" office:value="2448833" calcext:value-type="float">
            <text:p>2448833</text:p>
          </table:table-cell>
          <table:table-cell office:value-type="float" office:value="3863848" calcext:value-type="float">
            <text:p>3863848</text:p>
          </table:table-cell>
          <table:table-cell office:value-type="float" office:value="3915850" calcext:value-type="float">
            <text:p>3915850</text:p>
          </table:table-cell>
          <table:table-cell office:value-type="float" office:value="932459" calcext:value-type="float">
            <text:p>932459</text:p>
          </table:table-cell>
          <table:table-cell office:value-type="float" office:value="2894934" calcext:value-type="float">
            <text:p>2894934</text:p>
          </table:table-cell>
          <table:table-cell office:value-type="float" office:value="4434728" calcext:value-type="float">
            <text:p>4434728</text:p>
          </table:table-cell>
          <table:table-cell office:value-type="float" office:value="2462702" calcext:value-type="float">
            <text:p>2462702</text:p>
          </table:table-cell>
          <table:table-cell office:value-type="float" office:value="3203768" calcext:value-type="float">
            <text:p>3203768</text:p>
          </table:table-cell>
          <table:table-cell office:value-type="float" office:value="4449316" calcext:value-type="float">
            <text:p>4449316</text:p>
          </table:table-cell>
          <table:table-cell office:value-type="float" office:value="2867617" calcext:value-type="float">
            <text:p>2867617</text:p>
          </table:table-cell>
          <table:table-cell office:value-type="float" office:value="3228604" calcext:value-type="float">
            <text:p>3228604</text:p>
          </table:table-cell>
          <table:table-cell office:value-type="float" office:value="1945161" calcext:value-type="float">
            <text:p>1945161</text:p>
          </table:table-cell>
          <table:table-cell office:value-type="float" office:value="2020105" calcext:value-type="float">
            <text:p>2020105</text:p>
          </table:table-cell>
          <table:table-cell office:value-type="float" office:value="2828695" calcext:value-type="float">
            <text:p>2828695</text:p>
          </table:table-cell>
          <table:table-cell office:value-type="float" office:value="841810" calcext:value-type="float">
            <text:p>841810</text:p>
          </table:table-cell>
          <table:table-cell office:value-type="float" office:value="3967029" calcext:value-type="float">
            <text:p>3967029</text:p>
          </table:table-cell>
          <table:table-cell office:value-type="float" office:value="2872081" calcext:value-type="float">
            <text:p>2872081</text:p>
          </table:table-cell>
          <table:table-cell office:value-type="float" office:value="2508949" calcext:value-type="float">
            <text:p>2508949</text:p>
          </table:table-cell>
          <table:table-cell office:value-type="float" office:value="3228866" calcext:value-type="float">
            <text:p>3228866</text:p>
          </table:table-cell>
          <table:table-cell office:value-type="float" office:value="1751146" calcext:value-type="float">
            <text:p>1751146</text:p>
          </table:table-cell>
          <table:table-cell office:value-type="float" office:value="4437573" calcext:value-type="float">
            <text:p>4437573</text:p>
          </table:table-cell>
          <table:table-cell office:value-type="float" office:value="671197" calcext:value-type="float">
            <text:p>671197</text:p>
          </table:table-cell>
          <table:table-cell office:value-type="float" office:value="1965277" calcext:value-type="float">
            <text:p>1965277</text:p>
          </table:table-cell>
          <table:table-cell office:value-type="float" office:value="4001703" calcext:value-type="float">
            <text:p>4001703</text:p>
          </table:table-cell>
          <table:table-cell office:value-type="string" calcext:value-type="string">
            <text:p>1922.146865.384</text:p>
          </table:table-cell>
          <table:table-cell office:value-type="float" office:value="4392408" calcext:value-type="float">
            <text:p>4392408</text:p>
          </table:table-cell>
          <table:table-cell office:value-type="float" office:value="486359" calcext:value-type="float">
            <text:p>486359</text:p>
          </table:table-cell>
          <table:table-cell office:value-type="float" office:value="281002" calcext:value-type="float">
            <text:p>281002</text:p>
          </table:table-cell>
          <table:table-cell office:value-type="float" office:value="3738426" calcext:value-type="float">
            <text:p>3738426</text:p>
          </table:table-cell>
          <table:table-cell office:value-type="float" office:value="4500056" calcext:value-type="float">
            <text:p>4500056</text:p>
          </table:table-cell>
          <table:table-cell office:value-type="float" office:value="300308" calcext:value-type="float">
            <text:p>300308</text:p>
          </table:table-cell>
          <table:table-cell office:value-type="float" office:value="2835357" calcext:value-type="float">
            <text:p>2835357</text:p>
          </table:table-cell>
          <table:table-cell office:value-type="float" office:value="2280134" calcext:value-type="float">
            <text:p>2280134</text:p>
          </table:table-cell>
          <table:table-cell office:value-type="float" office:value="399084" calcext:value-type="float">
            <text:p>399084</text:p>
          </table:table-cell>
          <table:table-cell office:value-type="float" office:value="3164505" calcext:value-type="float">
            <text:p>3164505</text:p>
          </table:table-cell>
          <table:table-cell office:value-type="float" office:value="4159277" calcext:value-type="float">
            <text:p>4159277</text:p>
          </table:table-cell>
          <table:table-cell office:value-type="string" calcext:value-type="string">
            <text:p>2210.0704278.138</text:p>
          </table:table-cell>
          <table:table-cell office:value-type="float" office:value="2445621" calcext:value-type="float">
            <text:p>2445621</text:p>
          </table:table-cell>
          <table:table-cell office:value-type="float" office:value="3353521" calcext:value-type="float">
            <text:p>3353521</text:p>
          </table:table-cell>
          <table:table-cell office:value-type="float" office:value="3054760" calcext:value-type="float">
            <text:p>3054760</text:p>
          </table:table-cell>
          <table:table-cell office:value-type="float" office:value="673090" calcext:value-type="float">
            <text:p>6730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6973" calcext:value-type="float">
            <text:p>1726973</text:p>
          </table:table-cell>
          <table:table-cell office:value-type="float" office:value="1397490" calcext:value-type="float">
            <text:p>1397490</text:p>
          </table:table-cell>
          <table:table-cell office:value-type="float" office:value="553245" calcext:value-type="float">
            <text:p>553245</text:p>
          </table:table-cell>
          <table:table-cell office:value-type="float" office:value="1287532" calcext:value-type="float">
            <text:p>1287532</text:p>
          </table:table-cell>
          <table:table-cell office:value-type="float" office:value="1801469" calcext:value-type="float">
            <text:p>1801469</text:p>
          </table:table-cell>
          <table:table-cell office:value-type="float" office:value="2899966" calcext:value-type="float">
            <text:p>2899966</text:p>
          </table:table-cell>
          <table:table-cell office:value-type="float" office:value="1301114" calcext:value-type="float">
            <text:p>1301114</text:p>
          </table:table-cell>
          <table:table-cell office:value-type="float" office:value="1266173" calcext:value-type="float">
            <text:p>1266173</text:p>
          </table:table-cell>
          <table:table-cell office:value-type="float" office:value="705326" calcext:value-type="float">
            <text:p>705326</text:p>
          </table:table-cell>
          <table:table-cell office:value-type="float" office:value="3137327" calcext:value-type="float">
            <text:p>3137327</text:p>
          </table:table-cell>
          <table:table-cell office:value-type="float" office:value="2227855" calcext:value-type="float">
            <text:p>2227855</text:p>
          </table:table-cell>
          <table:table-cell office:value-type="float" office:value="2100412" calcext:value-type="float">
            <text:p>2100412</text:p>
          </table:table-cell>
          <table:table-cell office:value-type="float" office:value="3088845" calcext:value-type="float">
            <text:p>3088845</text:p>
          </table:table-cell>
          <table:table-cell office:value-type="float" office:value="1653509" calcext:value-type="float">
            <text:p>1653509</text:p>
          </table:table-cell>
          <table:table-cell office:value-type="float" office:value="241506" calcext:value-type="float">
            <text:p>241506</text:p>
          </table:table-cell>
          <table:table-cell office:value-type="float" office:value="1567485" calcext:value-type="float">
            <text:p>1567485</text:p>
          </table:table-cell>
          <table:table-cell office:value-type="float" office:value="3591708" calcext:value-type="float">
            <text:p>3591708</text:p>
          </table:table-cell>
          <table:table-cell office:value-type="float" office:value="431177" calcext:value-type="float">
            <text:p>431177</text:p>
          </table:table-cell>
          <table:table-cell office:value-type="float" office:value="3436121" calcext:value-type="float">
            <text:p>3436121</text:p>
          </table:table-cell>
          <table:table-cell office:value-type="float" office:value="3033707" calcext:value-type="float">
            <text:p>3033707</text:p>
          </table:table-cell>
          <table:table-cell office:value-type="float" office:value="4308082" calcext:value-type="float">
            <text:p>4308082</text:p>
          </table:table-cell>
          <table:table-cell office:value-type="float" office:value="647784" calcext:value-type="float">
            <text:p>647784</text:p>
          </table:table-cell>
          <table:table-cell office:value-type="float" office:value="2848033" calcext:value-type="float">
            <text:p>2848033</text:p>
          </table:table-cell>
          <table:table-cell office:value-type="float" office:value="2020271" calcext:value-type="float">
            <text:p>2020271</text:p>
          </table:table-cell>
          <table:table-cell office:value-type="float" office:value="3844864" calcext:value-type="float">
            <text:p>3844864</text:p>
          </table:table-cell>
          <table:table-cell office:value-type="float" office:value="2577567" calcext:value-type="float">
            <text:p>2577567</text:p>
          </table:table-cell>
          <table:table-cell office:value-type="float" office:value="864095" calcext:value-type="float">
            <text:p>864095</text:p>
          </table:table-cell>
          <table:table-cell office:value-type="float" office:value="1873308" calcext:value-type="float">
            <text:p>1873308</text:p>
          </table:table-cell>
          <table:table-cell office:value-type="float" office:value="1146983" calcext:value-type="float">
            <text:p>1146983</text:p>
          </table:table-cell>
          <table:table-cell office:value-type="float" office:value="2030153" calcext:value-type="float">
            <text:p>2030153</text:p>
          </table:table-cell>
          <table:table-cell office:value-type="float" office:value="4045376" calcext:value-type="float">
            <text:p>4045376</text:p>
          </table:table-cell>
          <table:table-cell office:value-type="float" office:value="1551223" calcext:value-type="float">
            <text:p>1551223</text:p>
          </table:table-cell>
          <table:table-cell office:value-type="float" office:value="4450100" calcext:value-type="float">
            <text:p>4450100</text:p>
          </table:table-cell>
          <table:table-cell office:value-type="float" office:value="2637650" calcext:value-type="float">
            <text:p>2637650</text:p>
          </table:table-cell>
          <table:table-cell office:value-type="float" office:value="2856316" calcext:value-type="float">
            <text:p>2856316</text:p>
          </table:table-cell>
          <table:table-cell office:value-type="float" office:value="4114183" calcext:value-type="float">
            <text:p>4114183</text:p>
          </table:table-cell>
          <table:table-cell office:value-type="float" office:value="0" calcext:value-type="float">
            <text:p>0</text:p>
          </table:table-cell>
          <table:table-cell office:value-type="float" office:value="849420" calcext:value-type="float">
            <text:p>849420</text:p>
          </table:table-cell>
          <table:table-cell office:value-type="float" office:value="1664933" calcext:value-type="float">
            <text:p>1664933</text:p>
          </table:table-cell>
          <table:table-cell office:value-type="float" office:value="237800" calcext:value-type="float">
            <text:p>237800</text:p>
          </table:table-cell>
          <table:table-cell office:value-type="float" office:value="557207" calcext:value-type="float">
            <text:p>557207</text:p>
          </table:table-cell>
          <table:table-cell office:value-type="float" office:value="847979" calcext:value-type="float">
            <text:p>847979</text:p>
          </table:table-cell>
          <table:table-cell office:value-type="float" office:value="2854958" calcext:value-type="float">
            <text:p>2854958</text:p>
          </table:table-cell>
          <table:table-cell office:value-type="float" office:value="2260821" calcext:value-type="float">
            <text:p>2260821</text:p>
          </table:table-cell>
          <table:table-cell office:value-type="float" office:value="122066" calcext:value-type="float">
            <text:p>122066</text:p>
          </table:table-cell>
          <table:table-cell office:value-type="float" office:value="396869" calcext:value-type="float">
            <text:p>396869</text:p>
          </table:table-cell>
          <table:table-cell office:value-type="float" office:value="381257" calcext:value-type="float">
            <text:p>381257</text:p>
          </table:table-cell>
          <table:table-cell office:value-type="float" office:value="4077082" calcext:value-type="float">
            <text:p>4077082</text:p>
          </table:table-cell>
          <table:table-cell office:value-type="string" calcext:value-type="string">
            <text:p>1374.0001158.244</text:p>
          </table:table-cell>
          <table:table-cell office:value-type="float" office:value="3327675" calcext:value-type="float">
            <text:p>3327675</text:p>
          </table:table-cell>
          <table:table-cell office:value-type="float" office:value="2049338" calcext:value-type="float">
            <text:p>2049338</text:p>
          </table:table-cell>
          <table:table-cell office:value-type="float" office:value="545712" calcext:value-type="float">
            <text:p>545712</text:p>
          </table:table-cell>
          <table:table-cell office:value-type="float" office:value="623010" calcext:value-type="float">
            <text:p>623010</text:p>
          </table:table-cell>
          <table:table-cell office:value-type="float" office:value="3182166" calcext:value-type="float">
            <text:p>3182166</text:p>
          </table:table-cell>
          <table:table-cell office:value-type="float" office:value="1309031" calcext:value-type="float">
            <text:p>1309031</text:p>
          </table:table-cell>
          <table:table-cell office:value-type="float" office:value="539304" calcext:value-type="float">
            <text:p>539304</text:p>
          </table:table-cell>
          <table:table-cell office:value-type="float" office:value="3693589" calcext:value-type="float">
            <text:p>3693589</text:p>
          </table:table-cell>
          <table:table-cell office:value-type="float" office:value="1287606" calcext:value-type="float">
            <text:p>1287606</text:p>
          </table:table-cell>
          <table:table-cell office:value-type="float" office:value="398761" calcext:value-type="float">
            <text:p>398761</text:p>
          </table:table-cell>
          <table:table-cell office:value-type="float" office:value="1572027" calcext:value-type="float">
            <text:p>1572027</text:p>
          </table:table-cell>
          <table:table-cell office:value-type="float" office:value="1485201" calcext:value-type="float">
            <text:p>1485201</text:p>
          </table:table-cell>
          <table:table-cell office:value-type="float" office:value="2342778" calcext:value-type="float">
            <text:p>2342778</text:p>
          </table:table-cell>
          <table:table-cell office:value-type="float" office:value="2841469" calcext:value-type="float">
            <text:p>2841469</text:p>
          </table:table-cell>
          <table:table-cell office:value-type="float" office:value="1511422" calcext:value-type="float">
            <text:p>1511422</text:p>
          </table:table-cell>
          <table:table-cell office:value-type="float" office:value="3359581" calcext:value-type="float">
            <text:p>3359581</text:p>
          </table:table-cell>
          <table:table-cell office:value-type="float" office:value="1436016" calcext:value-type="float">
            <text:p>1436016</text:p>
          </table:table-cell>
          <table:table-cell office:value-type="float" office:value="1571130" calcext:value-type="float">
            <text:p>1571130</text:p>
          </table:table-cell>
          <table:table-cell office:value-type="float" office:value="4499754" calcext:value-type="float">
            <text:p>4499754</text:p>
          </table:table-cell>
          <table:table-cell office:value-type="float" office:value="1188132" calcext:value-type="float">
            <text:p>1188132</text:p>
          </table:table-cell>
          <table:table-cell office:value-type="float" office:value="3498819" calcext:value-type="float">
            <text:p>3498819</text:p>
          </table:table-cell>
          <table:table-cell office:value-type="string" calcext:value-type="string">
            <text:p>546.0574776.009</text:p>
          </table:table-cell>
          <table:table-cell office:value-type="float" office:value="3483526" calcext:value-type="float">
            <text:p>3483526</text:p>
          </table:table-cell>
          <table:table-cell office:value-type="float" office:value="1159114" calcext:value-type="float">
            <text:p>1159114</text:p>
          </table:table-cell>
          <table:table-cell office:value-type="float" office:value="3367222" calcext:value-type="float">
            <text:p>3367222</text:p>
          </table:table-cell>
          <table:table-cell office:value-type="float" office:value="3261915" calcext:value-type="float">
            <text:p>3261915</text:p>
          </table:table-cell>
          <table:table-cell office:value-type="float" office:value="314396" calcext:value-type="float">
            <text:p>314396</text:p>
          </table:table-cell>
          <table:table-cell office:value-type="float" office:value="3636581" calcext:value-type="float">
            <text:p>3636581</text:p>
          </table:table-cell>
          <table:table-cell office:value-type="float" office:value="4211014" calcext:value-type="float">
            <text:p>4211014</text:p>
          </table:table-cell>
          <table:table-cell office:value-type="float" office:value="409352" calcext:value-type="float">
            <text:p>409352</text:p>
          </table:table-cell>
          <table:table-cell office:value-type="float" office:value="389974" calcext:value-type="float">
            <text:p>389974</text:p>
          </table:table-cell>
          <table:table-cell office:value-type="float" office:value="3821888" calcext:value-type="float">
            <text:p>3821888</text:p>
          </table:table-cell>
          <table:table-cell office:value-type="float" office:value="1706239" calcext:value-type="float">
            <text:p>1706239</text:p>
          </table:table-cell>
          <table:table-cell office:value-type="float" office:value="1924046" calcext:value-type="float">
            <text:p>1924046</text:p>
          </table:table-cell>
          <table:table-cell office:value-type="float" office:value="4513248" calcext:value-type="float">
            <text:p>4513248</text:p>
          </table:table-cell>
          <table:table-cell office:value-type="float" office:value="1488413" calcext:value-type="float">
            <text:p>1488413</text:p>
          </table:table-cell>
          <table:table-cell office:value-type="float" office:value="50636" calcext:value-type="float">
            <text:p>50636</text:p>
          </table:table-cell>
          <table:table-cell office:value-type="float" office:value="3520944" calcext:value-type="float">
            <text:p>3520944</text:p>
          </table:table-cell>
          <table:table-cell office:value-type="float" office:value="748265" calcext:value-type="float">
            <text:p>748265</text:p>
          </table:table-cell>
          <table:table-cell office:value-type="float" office:value="3696252" calcext:value-type="float">
            <text:p>3696252</text:p>
          </table:table-cell>
          <table:table-cell office:value-type="float" office:value="781527" calcext:value-type="float">
            <text:p>781527</text:p>
          </table:table-cell>
          <table:table-cell office:value-type="float" office:value="1243984" calcext:value-type="float">
            <text:p>1243984</text:p>
          </table:table-cell>
          <table:table-cell office:value-type="float" office:value="3666793" calcext:value-type="float">
            <text:p>3666793</text:p>
          </table:table-cell>
          <table:table-cell/>
        </table:table-row>
        <table:table-row table:style-name="ro1">
          <table:table-cell/>
          <table:table-cell office:value-type="float" office:value="1835385" calcext:value-type="float">
            <text:p>1835385</text:p>
          </table:table-cell>
          <table:table-cell office:value-type="float" office:value="1264090" calcext:value-type="float">
            <text:p>1264090</text:p>
          </table:table-cell>
          <table:table-cell office:value-type="float" office:value="1402031" calcext:value-type="float">
            <text:p>1402031</text:p>
          </table:table-cell>
          <table:table-cell office:value-type="float" office:value="438475" calcext:value-type="float">
            <text:p>438475</text:p>
          </table:table-cell>
          <table:table-cell office:value-type="float" office:value="1023596" calcext:value-type="float">
            <text:p>1023596</text:p>
          </table:table-cell>
          <table:table-cell office:value-type="float" office:value="2940068" calcext:value-type="float">
            <text:p>2940068</text:p>
          </table:table-cell>
          <table:table-cell office:value-type="float" office:value="1556202" calcext:value-type="float">
            <text:p>1556202</text:p>
          </table:table-cell>
          <table:table-cell office:value-type="float" office:value="1452434" calcext:value-type="float">
            <text:p>1452434</text:p>
          </table:table-cell>
          <table:table-cell office:value-type="float" office:value="909352" calcext:value-type="float">
            <text:p>909352</text:p>
          </table:table-cell>
          <table:table-cell office:value-type="float" office:value="3199076" calcext:value-type="float">
            <text:p>3199076</text:p>
          </table:table-cell>
          <table:table-cell office:value-type="float" office:value="1964784" calcext:value-type="float">
            <text:p>1964784</text:p>
          </table:table-cell>
          <table:table-cell office:value-type="float" office:value="1963721" calcext:value-type="float">
            <text:p>1963721</text:p>
          </table:table-cell>
          <table:table-cell office:value-type="float" office:value="2889779" calcext:value-type="float">
            <text:p>2889779</text:p>
          </table:table-cell>
          <table:table-cell office:value-type="float" office:value="1946687" calcext:value-type="float">
            <text:p>1946687</text:p>
          </table:table-cell>
          <table:table-cell office:value-type="float" office:value="737024" calcext:value-type="float">
            <text:p>737024</text:p>
          </table:table-cell>
          <table:table-cell office:value-type="float" office:value="1523013" calcext:value-type="float">
            <text:p>1523013</text:p>
          </table:table-cell>
          <table:table-cell office:value-type="float" office:value="3577347" calcext:value-type="float">
            <text:p>3577347</text:p>
          </table:table-cell>
          <table:table-cell office:value-type="float" office:value="651920" calcext:value-type="float">
            <text:p>651920</text:p>
          </table:table-cell>
          <table:table-cell office:value-type="float" office:value="3426132" calcext:value-type="float">
            <text:p>3426132</text:p>
          </table:table-cell>
          <table:table-cell office:value-type="float" office:value="3079470" calcext:value-type="float">
            <text:p>3079470</text:p>
          </table:table-cell>
          <table:table-cell office:value-type="float" office:value="3741215" calcext:value-type="float">
            <text:p>3741215</text:p>
          </table:table-cell>
          <table:table-cell office:value-type="float" office:value="601187" calcext:value-type="float">
            <text:p>601187</text:p>
          </table:table-cell>
          <table:table-cell office:value-type="float" office:value="2233036" calcext:value-type="float">
            <text:p>2233036</text:p>
          </table:table-cell>
          <table:table-cell office:value-type="float" office:value="1385000" calcext:value-type="float">
            <text:p>1385000</text:p>
          </table:table-cell>
          <table:table-cell office:value-type="float" office:value="3650557" calcext:value-type="float">
            <text:p>3650557</text:p>
          </table:table-cell>
          <table:table-cell office:value-type="float" office:value="1942158" calcext:value-type="float">
            <text:p>1942158</text:p>
          </table:table-cell>
          <table:table-cell office:value-type="float" office:value="771032" calcext:value-type="float">
            <text:p>771032</text:p>
          </table:table-cell>
          <table:table-cell office:value-type="float" office:value="2248530" calcext:value-type="float">
            <text:p>2248530</text:p>
          </table:table-cell>
          <table:table-cell office:value-type="float" office:value="634946" calcext:value-type="float">
            <text:p>634946</text:p>
          </table:table-cell>
          <table:table-cell office:value-type="float" office:value="1245596" calcext:value-type="float">
            <text:p>1245596</text:p>
          </table:table-cell>
          <table:table-cell office:value-type="float" office:value="3880753" calcext:value-type="float">
            <text:p>3880753</text:p>
          </table:table-cell>
          <table:table-cell office:value-type="float" office:value="894880" calcext:value-type="float">
            <text:p>894880</text:p>
          </table:table-cell>
          <table:table-cell office:value-type="float" office:value="4196046" calcext:value-type="float">
            <text:p>4196046</text:p>
          </table:table-cell>
          <table:table-cell office:value-type="float" office:value="1985617" calcext:value-type="float">
            <text:p>1985617</text:p>
          </table:table-cell>
          <table:table-cell office:value-type="float" office:value="2832939" calcext:value-type="float">
            <text:p>2832939</text:p>
          </table:table-cell>
          <table:table-cell office:value-type="float" office:value="3581926" calcext:value-type="float">
            <text:p>3581926</text:p>
          </table:table-cell>
          <table:table-cell office:value-type="float" office:value="849420" calcext:value-type="float">
            <text:p>849420</text:p>
          </table:table-cell>
          <table:table-cell office:value-type="float" office:value="0" calcext:value-type="float">
            <text:p>0</text:p>
          </table:table-cell>
          <table:table-cell office:value-type="float" office:value="1085295" calcext:value-type="float">
            <text:p>1085295</text:p>
          </table:table-cell>
          <table:table-cell office:value-type="float" office:value="889648" calcext:value-type="float">
            <text:p>889648</text:p>
          </table:table-cell>
          <table:table-cell office:value-type="float" office:value="1387666" calcext:value-type="float">
            <text:p>1387666</text:p>
          </table:table-cell>
          <table:table-cell office:value-type="float" office:value="1356149" calcext:value-type="float">
            <text:p>1356149</text:p>
          </table:table-cell>
          <table:table-cell office:value-type="float" office:value="2765707" calcext:value-type="float">
            <text:p>2765707</text:p>
          </table:table-cell>
          <table:table-cell office:value-type="float" office:value="1538353" calcext:value-type="float">
            <text:p>1538353</text:p>
          </table:table-cell>
          <table:table-cell office:value-type="float" office:value="765644" calcext:value-type="float">
            <text:p>765644</text:p>
          </table:table-cell>
          <table:table-cell office:value-type="float" office:value="1217294" calcext:value-type="float">
            <text:p>1217294</text:p>
          </table:table-cell>
          <table:table-cell office:value-type="float" office:value="1208944" calcext:value-type="float">
            <text:p>1208944</text:p>
          </table:table-cell>
          <table:table-cell office:value-type="string" calcext:value-type="string">
            <text:p>3947.4681043.633</text:p>
          </table:table-cell>
          <table:table-cell office:value-type="float" office:value="1213552" calcext:value-type="float">
            <text:p>1213552</text:p>
          </table:table-cell>
          <table:table-cell office:value-type="float" office:value="3043591" calcext:value-type="float">
            <text:p>3043591</text:p>
          </table:table-cell>
          <table:table-cell office:value-type="float" office:value="1970259" calcext:value-type="float">
            <text:p>1970259</text:p>
          </table:table-cell>
          <table:table-cell office:value-type="float" office:value="1126939" calcext:value-type="float">
            <text:p>1126939</text:p>
          </table:table-cell>
          <table:table-cell office:value-type="float" office:value="347190" calcext:value-type="float">
            <text:p>347190</text:p>
          </table:table-cell>
          <table:table-cell office:value-type="float" office:value="2674414" calcext:value-type="float">
            <text:p>2674414</text:p>
          </table:table-cell>
          <table:table-cell office:value-type="float" office:value="1210661" calcext:value-type="float">
            <text:p>1210661</text:p>
          </table:table-cell>
          <table:table-cell office:value-type="float" office:value="1383630" calcext:value-type="float">
            <text:p>1383630</text:p>
          </table:table-cell>
          <table:table-cell office:value-type="float" office:value="3683193" calcext:value-type="float">
            <text:p>3683193</text:p>
          </table:table-cell>
          <table:table-cell office:value-type="string" calcext:value-type="string">
            <text:p>1475.275994.907</text:p>
          </table:table-cell>
          <table:table-cell office:value-type="float" office:value="1605302" calcext:value-type="float">
            <text:p>1605302</text:p>
          </table:table-cell>
          <table:table-cell office:value-type="float" office:value="1723487" calcext:value-type="float">
            <text:p>1723487</text:p>
          </table:table-cell>
          <table:table-cell office:value-type="float" office:value="2073314" calcext:value-type="float">
            <text:p>2073314</text:p>
          </table:table-cell>
          <table:table-cell office:value-type="float" office:value="2716623" calcext:value-type="float">
            <text:p>2716623</text:p>
          </table:table-cell>
          <table:table-cell office:value-type="float" office:value="777764" calcext:value-type="float">
            <text:p>777764</text:p>
          </table:table-cell>
          <table:table-cell office:value-type="float" office:value="2771191" calcext:value-type="float">
            <text:p>2771191</text:p>
          </table:table-cell>
          <table:table-cell office:value-type="float" office:value="788533" calcext:value-type="float">
            <text:p>788533</text:p>
          </table:table-cell>
          <table:table-cell office:value-type="float" office:value="1607266" calcext:value-type="float">
            <text:p>1607266</text:p>
          </table:table-cell>
          <table:table-cell office:value-type="float" office:value="4430616" calcext:value-type="float">
            <text:p>4430616</text:p>
          </table:table-cell>
          <table:table-cell office:value-type="float" office:value="1365986" calcext:value-type="float">
            <text:p>1365986</text:p>
          </table:table-cell>
          <table:table-cell office:value-type="string" calcext:value-type="string">
            <text:p>3326.4651390.144</text:p>
          </table:table-cell>
          <table:table-cell office:value-type="float" office:value="4253107" calcext:value-type="float">
            <text:p>4253107</text:p>
          </table:table-cell>
          <table:table-cell office:value-type="float" office:value="3363556" calcext:value-type="float">
            <text:p>3363556</text:p>
          </table:table-cell>
          <table:table-cell office:value-type="float" office:value="1769186" calcext:value-type="float">
            <text:p>1769186</text:p>
          </table:table-cell>
          <table:table-cell office:value-type="float" office:value="3237026" calcext:value-type="float">
            <text:p>3237026</text:p>
          </table:table-cell>
          <table:table-cell office:value-type="float" office:value="2776594" calcext:value-type="float">
            <text:p>2776594</text:p>
          </table:table-cell>
          <table:table-cell office:value-type="float" office:value="978242" calcext:value-type="float">
            <text:p>978242</text:p>
          </table:table-cell>
          <table:table-cell office:value-type="float" office:value="3129730" calcext:value-type="float">
            <text:p>3129730</text:p>
          </table:table-cell>
          <table:table-cell office:value-type="float" office:value="3633807" calcext:value-type="float">
            <text:p>3633807</text:p>
          </table:table-cell>
          <table:table-cell office:value-type="float" office:value="504790" calcext:value-type="float">
            <text:p>504790</text:p>
          </table:table-cell>
          <table:table-cell office:value-type="float" office:value="1182209" calcext:value-type="float">
            <text:p>1182209</text:p>
          </table:table-cell>
          <table:table-cell office:value-type="float" office:value="3282033" calcext:value-type="float">
            <text:p>3282033</text:p>
          </table:table-cell>
          <table:table-cell office:value-type="float" office:value="903030" calcext:value-type="float">
            <text:p>903030</text:p>
          </table:table-cell>
          <table:table-cell office:value-type="float" office:value="1302753" calcext:value-type="float">
            <text:p>1302753</text:p>
          </table:table-cell>
          <table:table-cell office:value-type="float" office:value="3975023" calcext:value-type="float">
            <text:p>3975023</text:p>
          </table:table-cell>
          <table:table-cell office:value-type="float" office:value="1690925" calcext:value-type="float">
            <text:p>1690925</text:p>
          </table:table-cell>
          <table:table-cell office:value-type="float" office:value="865047" calcext:value-type="float">
            <text:p>865047</text:p>
          </table:table-cell>
          <table:table-cell office:value-type="float" office:value="3459439" calcext:value-type="float">
            <text:p>3459439</text:p>
          </table:table-cell>
          <table:table-cell office:value-type="float" office:value="696239" calcext:value-type="float">
            <text:p>696239</text:p>
          </table:table-cell>
          <table:table-cell office:value-type="float" office:value="3681740" calcext:value-type="float">
            <text:p>3681740</text:p>
          </table:table-cell>
          <table:table-cell office:value-type="float" office:value="797642" calcext:value-type="float">
            <text:p>797642</text:p>
          </table:table-cell>
          <table:table-cell office:value-type="float" office:value="1287025" calcext:value-type="float">
            <text:p>1287025</text:p>
          </table:table-cell>
          <table:table-cell office:value-type="float" office:value="3239142" calcext:value-type="float">
            <text:p>32391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91354" calcext:value-type="float">
            <text:p>1391354</text:p>
          </table:table-cell>
          <table:table-cell office:value-type="float" office:value="784725" calcext:value-type="float">
            <text:p>784725</text:p>
          </table:table-cell>
          <table:table-cell office:value-type="float" office:value="2156039" calcext:value-type="float">
            <text:p>2156039</text:p>
          </table:table-cell>
          <table:table-cell office:value-type="float" office:value="937158" calcext:value-type="float">
            <text:p>937158</text:p>
          </table:table-cell>
          <table:table-cell office:value-type="float" office:value="546155" calcext:value-type="float">
            <text:p>546155</text:p>
          </table:table-cell>
          <table:table-cell office:value-type="float" office:value="2209525" calcext:value-type="float">
            <text:p>2209525</text:p>
          </table:table-cell>
          <table:table-cell office:value-type="float" office:value="1410271" calcext:value-type="float">
            <text:p>1410271</text:p>
          </table:table-cell>
          <table:table-cell office:value-type="float" office:value="1273208" calcext:value-type="float">
            <text:p>1273208</text:p>
          </table:table-cell>
          <table:table-cell office:value-type="float" office:value="1168721" calcext:value-type="float">
            <text:p>1168721</text:p>
          </table:table-cell>
          <table:table-cell office:value-type="float" office:value="2469321" calcext:value-type="float">
            <text:p>2469321</text:p>
          </table:table-cell>
          <table:table-cell office:value-type="float" office:value="1036989" calcext:value-type="float">
            <text:p>1036989</text:p>
          </table:table-cell>
          <table:table-cell office:value-type="string" calcext:value-type="string">
            <text:p>1176.5551935.206</text:p>
          </table:table-cell>
          <table:table-cell office:value-type="float" office:value="1703763" calcext:value-type="float">
            <text:p>1703763</text:p>
          </table:table-cell>
          <table:table-cell office:value-type="float" office:value="1439917" calcext:value-type="float">
            <text:p>1439917</text:p>
          </table:table-cell>
          <table:table-cell office:value-type="float" office:value="1006809" calcext:value-type="float">
            <text:p>1006809</text:p>
          </table:table-cell>
          <table:table-cell office:value-type="float" office:value="2746753" calcext:value-type="float">
            <text:p>2746753</text:p>
          </table:table-cell>
          <table:table-cell office:value-type="float" office:value="1250346" calcext:value-type="float">
            <text:p>1250346</text:p>
          </table:table-cell>
          <table:table-cell office:value-type="float" office:value="2607948" calcext:value-type="float">
            <text:p>2607948</text:p>
          </table:table-cell>
          <table:table-cell office:value-type="float" office:value="2342460" calcext:value-type="float">
            <text:p>2342460</text:p>
          </table:table-cell>
          <table:table-cell office:value-type="float" office:value="2674417" calcext:value-type="float">
            <text:p>2674417</text:p>
          </table:table-cell>
          <table:table-cell office:value-type="float" office:value="1032630" calcext:value-type="float">
            <text:p>1032630</text:p>
          </table:table-cell>
          <table:table-cell office:value-type="float" office:value="1186330" calcext:value-type="float">
            <text:p>1186330</text:p>
          </table:table-cell>
          <table:table-cell office:value-type="float" office:value="362505" calcext:value-type="float">
            <text:p>362505</text:p>
          </table:table-cell>
          <table:table-cell office:value-type="float" office:value="2670023" calcext:value-type="float">
            <text:p>2670023</text:p>
          </table:table-cell>
          <table:table-cell office:value-type="float" office:value="912660" calcext:value-type="float">
            <text:p>912660</text:p>
          </table:table-cell>
          <table:table-cell office:value-type="float" office:value="888210" calcext:value-type="float">
            <text:p>888210</text:p>
          </table:table-cell>
          <table:table-cell office:value-type="float" office:value="2036141" calcext:value-type="float">
            <text:p>2036141</text:p>
          </table:table-cell>
          <table:table-cell office:value-type="float" office:value="1631101" calcext:value-type="float">
            <text:p>1631101</text:p>
          </table:table-cell>
          <table:table-cell office:value-type="float" office:value="672549" calcext:value-type="float">
            <text:p>672549</text:p>
          </table:table-cell>
          <table:table-cell office:value-type="float" office:value="2914469" calcext:value-type="float">
            <text:p>2914469</text:p>
          </table:table-cell>
          <table:table-cell office:value-type="float" office:value="228090" calcext:value-type="float">
            <text:p>228090</text:p>
          </table:table-cell>
          <table:table-cell office:value-type="float" office:value="3169086" calcext:value-type="float">
            <text:p>3169086</text:p>
          </table:table-cell>
          <table:table-cell office:value-type="float" office:value="974331" calcext:value-type="float">
            <text:p>974331</text:p>
          </table:table-cell>
          <table:table-cell office:value-type="float" office:value="2045266" calcext:value-type="float">
            <text:p>2045266</text:p>
          </table:table-cell>
          <table:table-cell office:value-type="string" calcext:value-type="string">
            <text:p>2503.6221664.933</text:p>
          </table:table-cell>
          <table:table-cell office:value-type="float" office:value="1085295" calcext:value-type="float">
            <text:p>1085295</text:p>
          </table:table-cell>
          <table:table-cell office:value-type="float" office:value="0" calcext:value-type="float">
            <text:p>0</text:p>
          </table:table-cell>
          <table:table-cell office:value-type="float" office:value="1817832" calcext:value-type="float">
            <text:p>1817832</text:p>
          </table:table-cell>
          <table:table-cell office:value-type="float" office:value="2206340" calcext:value-type="float">
            <text:p>2206340</text:p>
          </table:table-cell>
          <table:table-cell office:value-type="float" office:value="1603908" calcext:value-type="float">
            <text:p>1603908</text:p>
          </table:table-cell>
          <table:table-cell office:value-type="float" office:value="1917674" calcext:value-type="float">
            <text:p>1917674</text:p>
          </table:table-cell>
          <table:table-cell office:value-type="float" office:value="677543" calcext:value-type="float">
            <text:p>677543</text:p>
          </table:table-cell>
          <table:table-cell office:value-type="float" office:value="1645231" calcext:value-type="float">
            <text:p>1645231</text:p>
          </table:table-cell>
          <table:table-cell office:value-type="float" office:value="2058334" calcext:value-type="float">
            <text:p>2058334</text:p>
          </table:table-cell>
          <table:table-cell office:value-type="float" office:value="1892821" calcext:value-type="float">
            <text:p>1892821</text:p>
          </table:table-cell>
          <table:table-cell office:value-type="float" office:value="3004718" calcext:value-type="float">
            <text:p>3004718</text:p>
          </table:table-cell>
          <table:table-cell office:value-type="float" office:value="476161" calcext:value-type="float">
            <text:p>476161</text:p>
          </table:table-cell>
          <table:table-cell office:value-type="float" office:value="1026433" calcext:value-type="float">
            <text:p>1026433</text:p>
          </table:table-cell>
          <table:table-cell office:value-type="float" office:value="2023337" calcext:value-type="float">
            <text:p>2023337</text:p>
          </table:table-cell>
          <table:table-cell office:value-type="float" office:value="1250625" calcext:value-type="float">
            <text:p>1250625</text:p>
          </table:table-cell>
          <table:table-cell office:value-type="float" office:value="1570823" calcext:value-type="float">
            <text:p>1570823</text:p>
          </table:table-cell>
          <table:table-cell office:value-type="float" office:value="1413082" calcext:value-type="float">
            <text:p>1413082</text:p>
          </table:table-cell>
          <table:table-cell office:value-type="float" office:value="1589719" calcext:value-type="float">
            <text:p>1589719</text:p>
          </table:table-cell>
          <table:table-cell office:value-type="float" office:value="822995" calcext:value-type="float">
            <text:p>822995</text:p>
          </table:table-cell>
          <table:table-cell office:value-type="float" office:value="2080881" calcext:value-type="float">
            <text:p>2080881</text:p>
          </table:table-cell>
          <table:table-cell office:value-type="float" office:value="2851074" calcext:value-type="float">
            <text:p>2851074</text:p>
          </table:table-cell>
          <table:table-cell office:value-type="string" calcext:value-type="string">
            <text:p>1285.6011964.410</text:p>
          </table:table-cell>
          <table:table-cell office:value-type="float" office:value="1153362" calcext:value-type="float">
            <text:p>1153362</text:p>
          </table:table-cell>
          <table:table-cell office:value-type="float" office:value="1485773" calcext:value-type="float">
            <text:p>1485773</text:p>
          </table:table-cell>
          <table:table-cell office:value-type="float" office:value="1124308" calcext:value-type="float">
            <text:p>1124308</text:p>
          </table:table-cell>
          <table:table-cell office:value-type="float" office:value="1838551" calcext:value-type="float">
            <text:p>1838551</text:p>
          </table:table-cell>
          <table:table-cell office:value-type="float" office:value="423367" calcext:value-type="float">
            <text:p>423367</text:p>
          </table:table-cell>
          <table:table-cell office:value-type="float" office:value="1710476" calcext:value-type="float">
            <text:p>1710476</text:p>
          </table:table-cell>
          <table:table-cell office:value-type="float" office:value="1623956" calcext:value-type="float">
            <text:p>1623956</text:p>
          </table:table-cell>
          <table:table-cell office:value-type="float" office:value="1158197" calcext:value-type="float">
            <text:p>1158197</text:p>
          </table:table-cell>
          <table:table-cell office:value-type="float" office:value="3521398" calcext:value-type="float">
            <text:p>3521398</text:p>
          </table:table-cell>
          <table:table-cell office:value-type="string" calcext:value-type="string">
            <text:p>1225.9612372.408</text:p>
          </table:table-cell>
          <table:table-cell office:value-type="float" office:value="2085395" calcext:value-type="float">
            <text:p>2085395</text:p>
          </table:table-cell>
          <table:table-cell office:value-type="float" office:value="3174189" calcext:value-type="float">
            <text:p>3174189</text:p>
          </table:table-cell>
          <table:table-cell office:value-type="float" office:value="2449594" calcext:value-type="float">
            <text:p>2449594</text:p>
          </table:table-cell>
          <table:table-cell office:value-type="float" office:value="1990042" calcext:value-type="float">
            <text:p>1990042</text:p>
          </table:table-cell>
          <table:table-cell office:value-type="float" office:value="2320567" calcext:value-type="float">
            <text:p>2320567</text:p>
          </table:table-cell>
          <table:table-cell office:value-type="float" office:value="1691328" calcext:value-type="float">
            <text:p>1691328</text:p>
          </table:table-cell>
          <table:table-cell office:value-type="float" office:value="1916040" calcext:value-type="float">
            <text:p>1916040</text:p>
          </table:table-cell>
          <table:table-cell office:value-type="float" office:value="2045857" calcext:value-type="float">
            <text:p>2045857</text:p>
          </table:table-cell>
          <table:table-cell office:value-type="float" office:value="2571094" calcext:value-type="float">
            <text:p>2571094</text:p>
          </table:table-cell>
          <table:table-cell office:value-type="float" office:value="1265225" calcext:value-type="float">
            <text:p>1265225</text:p>
          </table:table-cell>
          <table:table-cell office:value-type="float" office:value="2054562" calcext:value-type="float">
            <text:p>2054562</text:p>
          </table:table-cell>
          <table:table-cell office:value-type="float" office:value="2204738" calcext:value-type="float">
            <text:p>2204738</text:p>
          </table:table-cell>
          <table:table-cell office:value-type="float" office:value="628411" calcext:value-type="float">
            <text:p>628411</text:p>
          </table:table-cell>
          <table:table-cell office:value-type="float" office:value="263685" calcext:value-type="float">
            <text:p>263685</text:p>
          </table:table-cell>
          <table:table-cell office:value-type="float" office:value="2899252" calcext:value-type="float">
            <text:p>2899252</text:p>
          </table:table-cell>
          <table:table-cell office:value-type="float" office:value="1420606" calcext:value-type="float">
            <text:p>1420606</text:p>
          </table:table-cell>
          <table:table-cell office:value-type="float" office:value="1704801" calcext:value-type="float">
            <text:p>1704801</text:p>
          </table:table-cell>
          <table:table-cell office:value-type="float" office:value="2591465" calcext:value-type="float">
            <text:p>2591465</text:p>
          </table:table-cell>
          <table:table-cell office:value-type="float" office:value="1779998" calcext:value-type="float">
            <text:p>1779998</text:p>
          </table:table-cell>
          <table:table-cell office:value-type="float" office:value="2845853" calcext:value-type="float">
            <text:p>2845853</text:p>
          </table:table-cell>
          <table:table-cell office:value-type="string" calcext:value-type="string">
            <text:p>996.6341029.562</text:p>
          </table:table-cell>
          <table:table-cell office:value-type="float" office:value="2158480" calcext:value-type="float">
            <text:p>215848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4082" calcext:value-type="float">
            <text:p>1964082</text:p>
          </table:table-cell>
          <table:table-cell office:value-type="float" office:value="1616041" calcext:value-type="float">
            <text:p>1616041</text:p>
          </table:table-cell>
          <table:table-cell office:value-type="float" office:value="581155" calcext:value-type="float">
            <text:p>581155</text:p>
          </table:table-cell>
          <table:table-cell office:value-type="float" office:value="1321002" calcext:value-type="float">
            <text:p>1321002</text:p>
          </table:table-cell>
          <table:table-cell office:value-type="float" office:value="1893727" calcext:value-type="float">
            <text:p>1893727</text:p>
          </table:table-cell>
          <table:table-cell office:value-type="float" office:value="3137289" calcext:value-type="float">
            <text:p>3137289</text:p>
          </table:table-cell>
          <table:table-cell office:value-type="float" office:value="1538780" calcext:value-type="float">
            <text:p>1538780</text:p>
          </table:table-cell>
          <table:table-cell office:value-type="float" office:value="1503524" calcext:value-type="float">
            <text:p>1503524</text:p>
          </table:table-cell>
          <table:table-cell office:value-type="float" office:value="935142" calcext:value-type="float">
            <text:p>935142</text:p>
          </table:table-cell>
          <table:table-cell office:value-type="float" office:value="3375036" calcext:value-type="float">
            <text:p>3375036</text:p>
          </table:table-cell>
          <table:table-cell office:value-type="float" office:value="2442265" calcext:value-type="float">
            <text:p>2442265</text:p>
          </table:table-cell>
          <table:table-cell office:value-type="float" office:value="2326462" calcext:value-type="float">
            <text:p>2326462</text:p>
          </table:table-cell>
          <table:table-cell office:value-type="float" office:value="3314005" calcext:value-type="float">
            <text:p>3314005</text:p>
          </table:table-cell>
          <table:table-cell office:value-type="float" office:value="1888899" calcext:value-type="float">
            <text:p>1888899</text:p>
          </table:table-cell>
          <table:table-cell office:value-type="float" office:value="459186" calcext:value-type="float">
            <text:p>459186</text:p>
          </table:table-cell>
          <table:table-cell office:value-type="float" office:value="1796330" calcext:value-type="float">
            <text:p>1796330</text:p>
          </table:table-cell>
          <table:table-cell office:value-type="float" office:value="3828341" calcext:value-type="float">
            <text:p>3828341</text:p>
          </table:table-cell>
          <table:table-cell office:value-type="float" office:value="633382" calcext:value-type="float">
            <text:p>633382</text:p>
          </table:table-cell>
          <table:table-cell office:value-type="float" office:value="3672752" calcext:value-type="float">
            <text:p>3672752</text:p>
          </table:table-cell>
          <table:table-cell office:value-type="float" office:value="3271202" calcext:value-type="float">
            <text:p>3271202</text:p>
          </table:table-cell>
          <table:table-cell office:value-type="float" office:value="4481295" calcext:value-type="float">
            <text:p>4481295</text:p>
          </table:table-cell>
          <table:table-cell office:value-type="float" office:value="837086" calcext:value-type="float">
            <text:p>837086</text:p>
          </table:table-cell>
          <table:table-cell office:value-type="float" office:value="3004139" calcext:value-type="float">
            <text:p>3004139</text:p>
          </table:table-cell>
          <table:table-cell office:value-type="float" office:value="2164514" calcext:value-type="float">
            <text:p>2164514</text:p>
          </table:table-cell>
          <table:table-cell office:value-type="float" office:value="4072197" calcext:value-type="float">
            <text:p>4072197</text:p>
          </table:table-cell>
          <table:table-cell office:value-type="float" office:value="2726531" calcext:value-type="float">
            <text:p>2726531</text:p>
          </table:table-cell>
          <table:table-cell office:value-type="float" office:value="1068362" calcext:value-type="float">
            <text:p>1068362</text:p>
          </table:table-cell>
          <table:table-cell office:value-type="float" office:value="2101944" calcext:value-type="float">
            <text:p>2101944</text:p>
          </table:table-cell>
          <table:table-cell office:value-type="float" office:value="1044152" calcext:value-type="float">
            <text:p>1044152</text:p>
          </table:table-cell>
          <table:table-cell office:value-type="float" office:value="2120575" calcext:value-type="float">
            <text:p>2120575</text:p>
          </table:table-cell>
          <table:table-cell office:value-type="float" office:value="4275264" calcext:value-type="float">
            <text:p>4275264</text:p>
          </table:table-cell>
          <table:table-cell office:value-type="float" office:value="1682420" calcext:value-type="float">
            <text:p>1682420</text:p>
          </table:table-cell>
          <table:table-cell office:value-type="float" office:value="4673161" calcext:value-type="float">
            <text:p>4673161</text:p>
          </table:table-cell>
          <table:table-cell office:value-type="string" calcext:value-type="string">
            <text:p>2782.2133091.849</text:p>
          </table:table-cell>
          <table:table-cell office:value-type="float" office:value="4294719" calcext:value-type="float">
            <text:p>4294719</text:p>
          </table:table-cell>
          <table:table-cell office:value-type="float" office:value="237800" calcext:value-type="float">
            <text:p>237800</text:p>
          </table:table-cell>
          <table:table-cell office:value-type="float" office:value="889648" calcext:value-type="float">
            <text:p>889648</text:p>
          </table:table-cell>
          <table:table-cell office:value-type="float" office:value="1817832" calcext:value-type="float">
            <text:p>1817832</text:p>
          </table:table-cell>
          <table:table-cell office:value-type="float" office:value="0" calcext:value-type="float">
            <text:p>0</text:p>
          </table:table-cell>
          <table:table-cell office:value-type="float" office:value="520919" calcext:value-type="float">
            <text:p>520919</text:p>
          </table:table-cell>
          <table:table-cell office:value-type="float" office:value="1076688" calcext:value-type="float">
            <text:p>1076688</text:p>
          </table:table-cell>
          <table:table-cell office:value-type="float" office:value="3087379" calcext:value-type="float">
            <text:p>3087379</text:p>
          </table:table-cell>
          <table:table-cell office:value-type="float" office:value="2379688" calcext:value-type="float">
            <text:p>2379688</text:p>
          </table:table-cell>
          <table:table-cell office:value-type="float" office:value="181221" calcext:value-type="float">
            <text:p>181221</text:p>
          </table:table-cell>
          <table:table-cell office:value-type="float" office:value="352060" calcext:value-type="float">
            <text:p>352060</text:p>
          </table:table-cell>
          <table:table-cell office:value-type="float" office:value="517873" calcext:value-type="float">
            <text:p>517873</text:p>
          </table:table-cell>
          <table:table-cell office:value-type="string" calcext:value-type="string">
            <text:p>4309.2671566.576</text:p>
          </table:table-cell>
          <table:table-cell office:value-type="float" office:value="1388798" calcext:value-type="float">
            <text:p>1388798</text:p>
          </table:table-cell>
          <table:table-cell office:value-type="float" office:value="3545111" calcext:value-type="float">
            <text:p>3545111</text:p>
          </table:table-cell>
          <table:table-cell office:value-type="float" office:value="2279407" calcext:value-type="float">
            <text:p>2279407</text:p>
          </table:table-cell>
          <table:table-cell office:value-type="float" office:value="775730" calcext:value-type="float">
            <text:p>775730</text:p>
          </table:table-cell>
          <table:table-cell office:value-type="float" office:value="590339" calcext:value-type="float">
            <text:p>590339</text:p>
          </table:table-cell>
          <table:table-cell office:value-type="float" office:value="3364690" calcext:value-type="float">
            <text:p>3364690</text:p>
          </table:table-cell>
          <table:table-cell office:value-type="float" office:value="1529420" calcext:value-type="float">
            <text:p>1529420</text:p>
          </table:table-cell>
          <table:table-cell office:value-type="float" office:value="619556" calcext:value-type="float">
            <text:p>619556</text:p>
          </table:table-cell>
          <table:table-cell office:value-type="float" office:value="3930396" calcext:value-type="float">
            <text:p>3930396</text:p>
          </table:table-cell>
          <table:table-cell office:value-type="float" office:value="1525049" calcext:value-type="float">
            <text:p>1525049</text:p>
          </table:table-cell>
          <table:table-cell office:value-type="string" calcext:value-type="string">
            <text:p>165.7741805.727</text:p>
          </table:table-cell>
          <table:table-cell office:value-type="float" office:value="1722742" calcext:value-type="float">
            <text:p>1722742</text:p>
          </table:table-cell>
          <table:table-cell office:value-type="float" office:value="2557282" calcext:value-type="float">
            <text:p>2557282</text:p>
          </table:table-cell>
          <table:table-cell office:value-type="float" office:value="3071635" calcext:value-type="float">
            <text:p>3071635</text:p>
          </table:table-cell>
          <table:table-cell office:value-type="float" office:value="1617987" calcext:value-type="float">
            <text:p>1617987</text:p>
          </table:table-cell>
          <table:table-cell office:value-type="float" office:value="3524816" calcext:value-type="float">
            <text:p>3524816</text:p>
          </table:table-cell>
          <table:table-cell office:value-type="float" office:value="1349999" calcext:value-type="float">
            <text:p>1349999</text:p>
          </table:table-cell>
          <table:table-cell office:value-type="float" office:value="1804968" calcext:value-type="float">
            <text:p>1804968</text:p>
          </table:table-cell>
          <table:table-cell office:value-type="float" office:value="4735253" calcext:value-type="float">
            <text:p>4735253</text:p>
          </table:table-cell>
          <table:table-cell office:value-type="float" office:value="1424950" calcext:value-type="float">
            <text:p>1424950</text:p>
          </table:table-cell>
          <table:table-cell office:value-type="string" calcext:value-type="string">
            <text:p>3727.195626.505</text:p>
          </table:table-cell>
          <table:table-cell office:value-type="float" office:value="4959942" calcext:value-type="float">
            <text:p>4959942</text:p>
          </table:table-cell>
          <table:table-cell office:value-type="float" office:value="3715431" calcext:value-type="float">
            <text:p>3715431</text:p>
          </table:table-cell>
          <table:table-cell office:value-type="float" office:value="1361485" calcext:value-type="float">
            <text:p>1361485</text:p>
          </table:table-cell>
          <table:table-cell office:value-type="float" office:value="3598281" calcext:value-type="float">
            <text:p>3598281</text:p>
          </table:table-cell>
          <table:table-cell office:value-type="float" office:value="3449161" calcext:value-type="float">
            <text:p>3449161</text:p>
          </table:table-cell>
          <table:table-cell office:value-type="float" office:value="98234" calcext:value-type="float">
            <text:p>98234</text:p>
          </table:table-cell>
          <table:table-cell office:value-type="float" office:value="3821010" calcext:value-type="float">
            <text:p>3821010</text:p>
          </table:table-cell>
          <table:table-cell office:value-type="float" office:value="4381529" calcext:value-type="float">
            <text:p>4381529</text:p>
          </table:table-cell>
          <table:table-cell office:value-type="float" office:value="556597" calcext:value-type="float">
            <text:p>556597</text:p>
          </table:table-cell>
          <table:table-cell office:value-type="float" office:value="300568" calcext:value-type="float">
            <text:p>300568</text:p>
          </table:table-cell>
          <table:table-cell office:value-type="float" office:value="3999986" calcext:value-type="float">
            <text:p>3999986</text:p>
          </table:table-cell>
          <table:table-cell office:value-type="float" office:value="1784587" calcext:value-type="float">
            <text:p>1784587</text:p>
          </table:table-cell>
          <table:table-cell office:value-type="float" office:value="2070836" calcext:value-type="float">
            <text:p>2070836</text:p>
          </table:table-cell>
          <table:table-cell office:value-type="float" office:value="4693400" calcext:value-type="float">
            <text:p>4693400</text:p>
          </table:table-cell>
          <table:table-cell office:value-type="float" office:value="1726213" calcext:value-type="float">
            <text:p>1726213</text:p>
          </table:table-cell>
          <table:table-cell office:value-type="float" office:value="189190" calcext:value-type="float">
            <text:p>189190</text:p>
          </table:table-cell>
          <table:table-cell office:value-type="float" office:value="3755884" calcext:value-type="float">
            <text:p>3755884</text:p>
          </table:table-cell>
          <table:table-cell office:value-type="float" office:value="588804" calcext:value-type="float">
            <text:p>588804</text:p>
          </table:table-cell>
          <table:table-cell office:value-type="float" office:value="3932955" calcext:value-type="float">
            <text:p>3932955</text:p>
          </table:table-cell>
          <table:table-cell office:value-type="float" office:value="995061" calcext:value-type="float">
            <text:p>995061</text:p>
          </table:table-cell>
          <table:table-cell office:value-type="float" office:value="1475014" calcext:value-type="float">
            <text:p>1475014</text:p>
          </table:table-cell>
          <table:table-cell office:value-type="float" office:value="3865674" calcext:value-type="float">
            <text:p>38656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2546" calcext:value-type="float">
            <text:p>2032546</text:p>
          </table:table-cell>
          <table:table-cell office:value-type="float" office:value="1840655" calcext:value-type="float">
            <text:p>1840655</text:p>
          </table:table-cell>
          <table:table-cell office:value-type="float" office:value="152053" calcext:value-type="float">
            <text:p>152053</text:p>
          </table:table-cell>
          <table:table-cell office:value-type="float" office:value="1825000" calcext:value-type="float">
            <text:p>1825000</text:p>
          </table:table-cell>
          <table:table-cell office:value-type="float" office:value="2358471" calcext:value-type="float">
            <text:p>2358471</text:p>
          </table:table-cell>
          <table:table-cell office:value-type="float" office:value="3175353" calcext:value-type="float">
            <text:p>3175353</text:p>
          </table:table-cell>
          <table:table-cell office:value-type="float" office:value="1573885" calcext:value-type="float">
            <text:p>1573885</text:p>
          </table:table-cell>
          <table:table-cell office:value-type="float" office:value="1584303" calcext:value-type="float">
            <text:p>1584303</text:p>
          </table:table-cell>
          <table:table-cell office:value-type="float" office:value="1138320" calcext:value-type="float">
            <text:p>1138320</text:p>
          </table:table-cell>
          <table:table-cell office:value-type="float" office:value="3392475" calcext:value-type="float">
            <text:p>3392475</text:p>
          </table:table-cell>
          <table:table-cell office:value-type="string" calcext:value-type="string">
            <text:p>2668.5552496.802</text:p>
          </table:table-cell>
          <table:table-cell office:value-type="float" office:value="3477457" calcext:value-type="float">
            <text:p>3477457</text:p>
          </table:table-cell>
          <table:table-cell office:value-type="float" office:value="1855066" calcext:value-type="float">
            <text:p>1855066</text:p>
          </table:table-cell>
          <table:table-cell office:value-type="float" office:value="766726" calcext:value-type="float">
            <text:p>766726</text:p>
          </table:table-cell>
          <table:table-cell office:value-type="float" office:value="1960823" calcext:value-type="float">
            <text:p>1960823</text:p>
          </table:table-cell>
          <table:table-cell office:value-type="float" office:value="3876806" calcext:value-type="float">
            <text:p>3876806</text:p>
          </table:table-cell>
          <table:table-cell office:value-type="float" office:value="956252" calcext:value-type="float">
            <text:p>956252</text:p>
          </table:table-cell>
          <table:table-cell office:value-type="float" office:value="3722656" calcext:value-type="float">
            <text:p>3722656</text:p>
          </table:table-cell>
          <table:table-cell office:value-type="float" office:value="3301290" calcext:value-type="float">
            <text:p>3301290</text:p>
          </table:table-cell>
          <table:table-cell office:value-type="float" office:value="4820599" calcext:value-type="float">
            <text:p>4820599</text:p>
          </table:table-cell>
          <table:table-cell office:value-type="float" office:value="1175160" calcext:value-type="float">
            <text:p>1175160</text:p>
          </table:table-cell>
          <table:table-cell office:value-type="float" office:value="3382134" calcext:value-type="float">
            <text:p>3382134</text:p>
          </table:table-cell>
          <table:table-cell office:value-type="float" office:value="2565303" calcext:value-type="float">
            <text:p>2565303</text:p>
          </table:table-cell>
          <table:table-cell office:value-type="float" office:value="4216002" calcext:value-type="float">
            <text:p>4216002</text:p>
          </table:table-cell>
          <table:table-cell office:value-type="float" office:value="3117866" calcext:value-type="float">
            <text:p>3117866</text:p>
          </table:table-cell>
          <table:table-cell office:value-type="float" office:value="1361413" calcext:value-type="float">
            <text:p>1361413</text:p>
          </table:table-cell>
          <table:table-cell office:value-type="float" office:value="1993462" calcext:value-type="float">
            <text:p>1993462</text:p>
          </table:table-cell>
          <table:table-cell office:value-type="float" office:value="1551828" calcext:value-type="float">
            <text:p>1551828</text:p>
          </table:table-cell>
          <table:table-cell office:value-type="float" office:value="2587124" calcext:value-type="float">
            <text:p>2587124</text:p>
          </table:table-cell>
          <table:table-cell office:value-type="float" office:value="4399019" calcext:value-type="float">
            <text:p>4399019</text:p>
          </table:table-cell>
          <table:table-cell office:value-type="float" office:value="2103674" calcext:value-type="float">
            <text:p>2103674</text:p>
          </table:table-cell>
          <table:table-cell office:value-type="string" calcext:value-type="string">
            <text:p>4840.4613180.667</text:p>
          </table:table-cell>
          <table:table-cell office:value-type="float" office:value="3167297" calcext:value-type="float">
            <text:p>3167297</text:p>
          </table:table-cell>
          <table:table-cell office:value-type="float" office:value="4616945" calcext:value-type="float">
            <text:p>4616945</text:p>
          </table:table-cell>
          <table:table-cell office:value-type="float" office:value="557207" calcext:value-type="float">
            <text:p>557207</text:p>
          </table:table-cell>
          <table:table-cell office:value-type="float" office:value="1387666" calcext:value-type="float">
            <text:p>1387666</text:p>
          </table:table-cell>
          <table:table-cell office:value-type="float" office:value="2206340" calcext:value-type="float">
            <text:p>2206340</text:p>
          </table:table-cell>
          <table:table-cell office:value-type="float" office:value="520919" calcext:value-type="float">
            <text:p>520919</text:p>
          </table:table-cell>
          <table:table-cell office:value-type="float" office:value="0" calcext:value-type="float">
            <text:p>0</text:p>
          </table:table-cell>
          <table:table-cell office:value-type="float" office:value="1040329" calcext:value-type="float">
            <text:p>1040329</text:p>
          </table:table-cell>
          <table:table-cell office:value-type="float" office:value="3199109" calcext:value-type="float">
            <text:p>3199109</text:p>
          </table:table-cell>
          <table:table-cell office:value-type="float" office:value="2815369" calcext:value-type="float">
            <text:p>2815369</text:p>
          </table:table-cell>
          <table:table-cell office:value-type="string" calcext:value-type="string">
            <text:p>622.463171.304</text:p>
          </table:table-cell>
          <table:table-cell office:value-type="float" office:value="378298" calcext:value-type="float">
            <text:p>378298</text:p>
          </table:table-cell>
          <table:table-cell office:value-type="float" office:value="4412873" calcext:value-type="float">
            <text:p>4412873</text:p>
          </table:table-cell>
          <table:table-cell office:value-type="float" office:value="1876982" calcext:value-type="float">
            <text:p>1876982</text:p>
          </table:table-cell>
          <table:table-cell office:value-type="float" office:value="1556838" calcext:value-type="float">
            <text:p>1556838</text:p>
          </table:table-cell>
          <table:table-cell office:value-type="float" office:value="3747710" calcext:value-type="float">
            <text:p>3747710</text:p>
          </table:table-cell>
          <table:table-cell office:value-type="float" office:value="2423408" calcext:value-type="float">
            <text:p>2423408</text:p>
          </table:table-cell>
          <table:table-cell office:value-type="float" office:value="803852" calcext:value-type="float">
            <text:p>803852</text:p>
          </table:table-cell>
          <table:table-cell office:value-type="float" office:value="1108897" calcext:value-type="float">
            <text:p>1108897</text:p>
          </table:table-cell>
          <table:table-cell office:value-type="float" office:value="3684945" calcext:value-type="float">
            <text:p>3684945</text:p>
          </table:table-cell>
          <table:table-cell office:value-type="float" office:value="1748550" calcext:value-type="float">
            <text:p>1748550</text:p>
          </table:table-cell>
          <table:table-cell office:value-type="string" calcext:value-type="string">
            <text:p>278.1673974.182</text:p>
          </table:table-cell>
          <table:table-cell office:value-type="float" office:value="1601690" calcext:value-type="float">
            <text:p>1601690</text:p>
          </table:table-cell>
          <table:table-cell office:value-type="float" office:value="507080" calcext:value-type="float">
            <text:p>507080</text:p>
          </table:table-cell>
          <table:table-cell office:value-type="float" office:value="1930129" calcext:value-type="float">
            <text:p>1930129</text:p>
          </table:table-cell>
          <table:table-cell office:value-type="float" office:value="1742271" calcext:value-type="float">
            <text:p>1742271</text:p>
          </table:table-cell>
          <table:table-cell office:value-type="float" office:value="2781762" calcext:value-type="float">
            <text:p>2781762</text:p>
          </table:table-cell>
          <table:table-cell office:value-type="float" office:value="3203056" calcext:value-type="float">
            <text:p>3203056</text:p>
          </table:table-cell>
          <table:table-cell office:value-type="float" office:value="2068491" calcext:value-type="float">
            <text:p>2068491</text:p>
          </table:table-cell>
          <table:table-cell office:value-type="float" office:value="3883662" calcext:value-type="float">
            <text:p>3883662</text:p>
          </table:table-cell>
          <table:table-cell office:value-type="float" office:value="1861936" calcext:value-type="float">
            <text:p>1861936</text:p>
          </table:table-cell>
          <table:table-cell office:value-type="float" office:value="1927965" calcext:value-type="float">
            <text:p>1927965</text:p>
          </table:table-cell>
          <table:table-cell office:value-type="float" office:value="4797497" calcext:value-type="float">
            <text:p>4797497</text:p>
          </table:table-cell>
          <table:table-cell office:value-type="float" office:value="1523336" calcext:value-type="float">
            <text:p>1523336</text:p>
          </table:table-cell>
          <table:table-cell office:value-type="float" office:value="3866052" calcext:value-type="float">
            <text:p>3866052</text:p>
          </table:table-cell>
          <table:table-cell office:value-type="float" office:value="281357" calcext:value-type="float">
            <text:p>281357</text:p>
          </table:table-cell>
          <table:table-cell office:value-type="float" office:value="5271943" calcext:value-type="float">
            <text:p>5271943</text:p>
          </table:table-cell>
          <table:table-cell office:value-type="float" office:value="3825860" calcext:value-type="float">
            <text:p>3825860</text:p>
          </table:table-cell>
          <table:table-cell office:value-type="float" office:value="1163155" calcext:value-type="float">
            <text:p>1163155</text:p>
          </table:table-cell>
          <table:table-cell office:value-type="float" office:value="3717191" calcext:value-type="float">
            <text:p>3717191</text:p>
          </table:table-cell>
          <table:table-cell office:value-type="float" office:value="3756867" calcext:value-type="float">
            <text:p>3756867</text:p>
          </table:table-cell>
          <table:table-cell office:value-type="float" office:value="461525" calcext:value-type="float">
            <text:p>461525</text:p>
          </table:table-cell>
          <table:table-cell office:value-type="float" office:value="4134719" calcext:value-type="float">
            <text:p>4134719</text:p>
          </table:table-cell>
          <table:table-cell office:value-type="string" calcext:value-type="string">
            <text:p>4727.119965.680</text:p>
          </table:table-cell>
          <table:table-cell office:value-type="float" office:value="224357" calcext:value-type="float">
            <text:p>224357</text:p>
          </table:table-cell>
          <table:table-cell office:value-type="float" office:value="4328962" calcext:value-type="float">
            <text:p>4328962</text:p>
          </table:table-cell>
          <table:table-cell office:value-type="float" office:value="2261400" calcext:value-type="float">
            <text:p>2261400</text:p>
          </table:table-cell>
          <table:table-cell office:value-type="float" office:value="2467979" calcext:value-type="float">
            <text:p>2467979</text:p>
          </table:table-cell>
          <table:table-cell office:value-type="float" office:value="5015657" calcext:value-type="float">
            <text:p>5015657</text:p>
          </table:table-cell>
          <table:table-cell office:value-type="float" office:value="1766587" calcext:value-type="float">
            <text:p>1766587</text:p>
          </table:table-cell>
          <table:table-cell office:value-type="float" office:value="529320" calcext:value-type="float">
            <text:p>529320</text:p>
          </table:table-cell>
          <table:table-cell office:value-type="float" office:value="3832798" calcext:value-type="float">
            <text:p>3832798</text:p>
          </table:table-cell>
          <table:table-cell office:value-type="float" office:value="1072096" calcext:value-type="float">
            <text:p>1072096</text:p>
          </table:table-cell>
          <table:table-cell office:value-type="float" office:value="3979038" calcext:value-type="float">
            <text:p>3979038</text:p>
          </table:table-cell>
          <table:table-cell office:value-type="string" calcext:value-type="string">
            <text:p>1263.7091635.538</text:p>
          </table:table-cell>
          <table:table-cell office:value-type="float" office:value="4137627" calcext:value-type="float">
            <text:p>4137627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9005" calcext:value-type="float">
            <text:p>999005</text:p>
          </table:table-cell>
          <table:table-cell office:value-type="float" office:value="969250" calcext:value-type="float">
            <text:p>969250</text:p>
          </table:table-cell>
          <table:table-cell office:value-type="float" office:value="906363" calcext:value-type="float">
            <text:p>906363</text:p>
          </table:table-cell>
          <table:table-cell office:value-type="float" office:value="1716120" calcext:value-type="float">
            <text:p>1716120</text:p>
          </table:table-cell>
          <table:table-cell office:value-type="float" office:value="1971960" calcext:value-type="float">
            <text:p>1971960</text:p>
          </table:table-cell>
          <table:table-cell office:value-type="float" office:value="2135509" calcext:value-type="float">
            <text:p>2135509</text:p>
          </table:table-cell>
          <table:table-cell office:value-type="float" office:value="538001" calcext:value-type="float">
            <text:p>538001</text:p>
          </table:table-cell>
          <table:table-cell office:value-type="float" office:value="573127" calcext:value-type="float">
            <text:p>573127</text:p>
          </table:table-cell>
          <table:table-cell office:value-type="float" office:value="488479" calcext:value-type="float">
            <text:p>488479</text:p>
          </table:table-cell>
          <table:table-cell office:value-type="float" office:value="2355810" calcext:value-type="float">
            <text:p>2355810</text:p>
          </table:table-cell>
          <table:table-cell office:value-type="float" office:value="1733543" calcext:value-type="float">
            <text:p>1733543</text:p>
          </table:table-cell>
          <table:table-cell office:value-type="float" office:value="1512311" calcext:value-type="float">
            <text:p>1512311</text:p>
          </table:table-cell>
          <table:table-cell office:value-type="float" office:value="2469794" calcext:value-type="float">
            <text:p>2469794</text:p>
          </table:table-cell>
          <table:table-cell office:value-type="float" office:value="827774" calcext:value-type="float">
            <text:p>827774</text:p>
          </table:table-cell>
          <table:table-cell office:value-type="float" office:value="721954" calcext:value-type="float">
            <text:p>721954</text:p>
          </table:table-cell>
          <table:table-cell office:value-type="float" office:value="997620" calcext:value-type="float">
            <text:p>997620</text:p>
          </table:table-cell>
          <table:table-cell office:value-type="float" office:value="2836760" calcext:value-type="float">
            <text:p>2836760</text:p>
          </table:table-cell>
          <table:table-cell office:value-type="float" office:value="713751" calcext:value-type="float">
            <text:p>713751</text:p>
          </table:table-cell>
          <table:table-cell office:value-type="float" office:value="2682477" calcext:value-type="float">
            <text:p>2682477</text:p>
          </table:table-cell>
          <table:table-cell office:value-type="float" office:value="2262397" calcext:value-type="float">
            <text:p>2262397</text:p>
          </table:table-cell>
          <table:table-cell office:value-type="float" office:value="3985041" calcext:value-type="float">
            <text:p>3985041</text:p>
          </table:table-cell>
          <table:table-cell office:value-type="float" office:value="780401" calcext:value-type="float">
            <text:p>780401</text:p>
          </table:table-cell>
          <table:table-cell office:value-type="float" office:value="2660244" calcext:value-type="float">
            <text:p>2660244</text:p>
          </table:table-cell>
          <table:table-cell office:value-type="float" office:value="1952822" calcext:value-type="float">
            <text:p>1952822</text:p>
          </table:table-cell>
          <table:table-cell office:value-type="float" office:value="3193112" calcext:value-type="float">
            <text:p>3193112</text:p>
          </table:table-cell>
          <table:table-cell office:value-type="string" calcext:value-type="string">
            <text:p>2440.233758.520</text:p>
          </table:table-cell>
          <table:table-cell office:value-type="float" office:value="1025581" calcext:value-type="float">
            <text:p>1025581</text:p>
          </table:table-cell>
          <table:table-cell office:value-type="float" office:value="1872003" calcext:value-type="float">
            <text:p>1872003</text:p>
          </table:table-cell>
          <table:table-cell office:value-type="float" office:value="2182115" calcext:value-type="float">
            <text:p>2182115</text:p>
          </table:table-cell>
          <table:table-cell office:value-type="float" office:value="3368072" calcext:value-type="float">
            <text:p>3368072</text:p>
          </table:table-cell>
          <table:table-cell office:value-type="float" office:value="1606710" calcext:value-type="float">
            <text:p>1606710</text:p>
          </table:table-cell>
          <table:table-cell office:value-type="float" office:value="3825951" calcext:value-type="float">
            <text:p>3825951</text:p>
          </table:table-cell>
          <table:table-cell office:value-type="float" office:value="2516885" calcext:value-type="float">
            <text:p>2516885</text:p>
          </table:table-cell>
          <table:table-cell office:value-type="float" office:value="2128677" calcext:value-type="float">
            <text:p>2128677</text:p>
          </table:table-cell>
          <table:table-cell office:value-type="float" office:value="3757471" calcext:value-type="float">
            <text:p>3757471</text:p>
          </table:table-cell>
          <table:table-cell office:value-type="string" calcext:value-type="string">
            <text:p>847.9791356.149</text:p>
          </table:table-cell>
          <table:table-cell office:value-type="float" office:value="1603908" calcext:value-type="float">
            <text:p>1603908</text:p>
          </table:table-cell>
          <table:table-cell office:value-type="float" office:value="1076688" calcext:value-type="float">
            <text:p>1076688</text:p>
          </table:table-cell>
          <table:table-cell office:value-type="float" office:value="1040329" calcext:value-type="float">
            <text:p>1040329</text:p>
          </table:table-cell>
          <table:table-cell office:value-type="float" office:value="0" calcext:value-type="float">
            <text:p>0</text:p>
          </table:table-cell>
          <table:table-cell office:value-type="float" office:value="2169144" calcext:value-type="float">
            <text:p>2169144</text:p>
          </table:table-cell>
          <table:table-cell office:value-type="float" office:value="2280534" calcext:value-type="float">
            <text:p>2280534</text:p>
          </table:table-cell>
          <table:table-cell office:value-type="float" office:value="955308" calcext:value-type="float">
            <text:p>955308</text:p>
          </table:table-cell>
          <table:table-cell office:value-type="float" office:value="999914" calcext:value-type="float">
            <text:p>999914</text:p>
          </table:table-cell>
          <table:table-cell office:value-type="float" office:value="673767" calcext:value-type="float">
            <text:p>673767</text:p>
          </table:table-cell>
          <table:table-cell office:value-type="float" office:value="3376693" calcext:value-type="float">
            <text:p>3376693</text:p>
          </table:table-cell>
          <table:table-cell office:value-type="float" office:value="1152200" calcext:value-type="float">
            <text:p>1152200</text:p>
          </table:table-cell>
          <table:table-cell office:value-type="string" calcext:value-type="string">
            <text:p>650.3422764.508</text:p>
          </table:table-cell>
          <table:table-cell office:value-type="float" office:value="1420673" calcext:value-type="float">
            <text:p>1420673</text:p>
          </table:table-cell>
          <table:table-cell office:value-type="float" office:value="302300" calcext:value-type="float">
            <text:p>302300</text:p>
          </table:table-cell>
          <table:table-cell office:value-type="float" office:value="1319740" calcext:value-type="float">
            <text:p>1319740</text:p>
          </table:table-cell>
          <table:table-cell office:value-type="float" office:value="2842603" calcext:value-type="float">
            <text:p>2842603</text:p>
          </table:table-cell>
          <table:table-cell office:value-type="float" office:value="883356" calcext:value-type="float">
            <text:p>883356</text:p>
          </table:table-cell>
          <table:table-cell office:value-type="float" office:value="779133" calcext:value-type="float">
            <text:p>779133</text:p>
          </table:table-cell>
          <table:table-cell office:value-type="float" office:value="2934513" calcext:value-type="float">
            <text:p>2934513</text:p>
          </table:table-cell>
          <table:table-cell office:value-type="float" office:value="586206" calcext:value-type="float">
            <text:p>586206</text:p>
          </table:table-cell>
          <table:table-cell office:value-type="float" office:value="1220350" calcext:value-type="float">
            <text:p>1220350</text:p>
          </table:table-cell>
          <table:table-cell office:value-type="float" office:value="931358" calcext:value-type="float">
            <text:p>931358</text:p>
          </table:table-cell>
          <table:table-cell office:value-type="float" office:value="702016" calcext:value-type="float">
            <text:p>702016</text:p>
          </table:table-cell>
          <table:table-cell office:value-type="float" office:value="1840283" calcext:value-type="float">
            <text:p>1840283</text:p>
          </table:table-cell>
          <table:table-cell office:value-type="string" calcext:value-type="string">
            <text:p>2180.9601671.407</text:p>
          </table:table-cell>
          <table:table-cell office:value-type="float" office:value="3103716" calcext:value-type="float">
            <text:p>3103716</text:p>
          </table:table-cell>
          <table:table-cell office:value-type="float" office:value="2112517" calcext:value-type="float">
            <text:p>2112517</text:p>
          </table:table-cell>
          <table:table-cell office:value-type="float" office:value="928186" calcext:value-type="float">
            <text:p>928186</text:p>
          </table:table-cell>
          <table:table-cell office:value-type="float" office:value="3757195" calcext:value-type="float">
            <text:p>3757195</text:p>
          </table:table-cell>
          <table:table-cell office:value-type="float" office:value="534060" calcext:value-type="float">
            <text:p>534060</text:p>
          </table:table-cell>
          <table:table-cell office:value-type="float" office:value="2842752" calcext:value-type="float">
            <text:p>2842752</text:p>
          </table:table-cell>
          <table:table-cell office:value-type="float" office:value="778787" calcext:value-type="float">
            <text:p>778787</text:p>
          </table:table-cell>
          <table:table-cell office:value-type="float" office:value="4388632" calcext:value-type="float">
            <text:p>4388632</text:p>
          </table:table-cell>
          <table:table-cell office:value-type="float" office:value="2792711" calcext:value-type="float">
            <text:p>2792711</text:p>
          </table:table-cell>
          <table:table-cell office:value-type="float" office:value="423680" calcext:value-type="float">
            <text:p>423680</text:p>
          </table:table-cell>
          <table:table-cell office:value-type="float" office:value="2687027" calcext:value-type="float">
            <text:p>2687027</text:p>
          </table:table-cell>
          <table:table-cell office:value-type="float" office:value="2893029" calcext:value-type="float">
            <text:p>2893029</text:p>
          </table:table-cell>
          <table:table-cell office:value-type="float" office:value="1129396" calcext:value-type="float">
            <text:p>1129396</text:p>
          </table:table-cell>
          <table:table-cell office:value-type="float" office:value="3271197" calcext:value-type="float">
            <text:p>3271197</text:p>
          </table:table-cell>
          <table:table-cell office:value-type="float" office:value="3903755" calcext:value-type="float">
            <text:p>3903755</text:p>
          </table:table-cell>
          <table:table-cell office:value-type="float" office:value="887839" calcext:value-type="float">
            <text:p>887839</text:p>
          </table:table-cell>
          <table:table-cell office:value-type="float" office:value="1056071" calcext:value-type="float">
            <text:p>1056071</text:p>
          </table:table-cell>
          <table:table-cell office:value-type="float" office:value="3485279" calcext:value-type="float">
            <text:p>3485279</text:p>
          </table:table-cell>
          <table:table-cell office:value-type="float" office:value="1937619" calcext:value-type="float">
            <text:p>1937619</text:p>
          </table:table-cell>
          <table:table-cell office:value-type="float" office:value="1855854" calcext:value-type="float">
            <text:p>1855854</text:p>
          </table:table-cell>
          <table:table-cell office:value-type="float" office:value="4150338" calcext:value-type="float">
            <text:p>4150338</text:p>
          </table:table-cell>
          <table:table-cell office:value-type="float" office:value="728890" calcext:value-type="float">
            <text:p>728890</text:p>
          </table:table-cell>
          <table:table-cell office:value-type="string" calcext:value-type="string">
            <text:p>891.1372793.367</text:p>
          </table:table-cell>
          <table:table-cell office:value-type="float" office:value="1565023" calcext:value-type="float">
            <text:p>1565023</text:p>
          </table:table-cell>
          <table:table-cell office:value-type="float" office:value="2939196" calcext:value-type="float">
            <text:p>2939196</text:p>
          </table:table-cell>
          <table:table-cell office:value-type="float" office:value="661423" calcext:value-type="float">
            <text:p>661423</text:p>
          </table:table-cell>
          <table:table-cell office:value-type="float" office:value="703847" calcext:value-type="float">
            <text:p>703847</text:p>
          </table:table-cell>
          <table:table-cell office:value-type="float" office:value="3217775" calcext:value-type="float">
            <text:p>32177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0207" calcext:value-type="float">
            <text:p>1170207</text:p>
          </table:table-cell>
          <table:table-cell office:value-type="float" office:value="1519581" calcext:value-type="float">
            <text:p>1519581</text:p>
          </table:table-cell>
          <table:table-cell office:value-type="float" office:value="3072457" calcext:value-type="float">
            <text:p>3072457</text:p>
          </table:table-cell>
          <table:table-cell office:value-type="float" office:value="2798832" calcext:value-type="float">
            <text:p>2798832</text:p>
          </table:table-cell>
          <table:table-cell office:value-type="float" office:value="2435501" calcext:value-type="float">
            <text:p>2435501</text:p>
          </table:table-cell>
          <table:table-cell office:value-type="float" office:value="450290" calcext:value-type="float">
            <text:p>450290</text:p>
          </table:table-cell>
          <table:table-cell office:value-type="float" office:value="1631207" calcext:value-type="float">
            <text:p>1631207</text:p>
          </table:table-cell>
          <table:table-cell office:value-type="float" office:value="1615749" calcext:value-type="float">
            <text:p>1615749</text:p>
          </table:table-cell>
          <table:table-cell office:value-type="float" office:value="2152508" calcext:value-type="float">
            <text:p>2152508</text:p>
          </table:table-cell>
          <table:table-cell office:value-type="float" office:value="641980" calcext:value-type="float">
            <text:p>641980</text:p>
          </table:table-cell>
          <table:table-cell office:value-type="float" office:value="884660" calcext:value-type="float">
            <text:p>884660</text:p>
          </table:table-cell>
          <table:table-cell office:value-type="string" calcext:value-type="string">
            <text:p>802.016420.973</text:p>
          </table:table-cell>
          <table:table-cell office:value-type="float" office:value="1447948" calcext:value-type="float">
            <text:p>1447948</text:p>
          </table:table-cell>
          <table:table-cell office:value-type="float" office:value="2630293" calcext:value-type="float">
            <text:p>2630293</text:p>
          </table:table-cell>
          <table:table-cell office:value-type="float" office:value="1296821" calcext:value-type="float">
            <text:p>1296821</text:p>
          </table:table-cell>
          <table:table-cell office:value-type="float" office:value="829964" calcext:value-type="float">
            <text:p>829964</text:p>
          </table:table-cell>
          <table:table-cell office:value-type="float" office:value="2476901" calcext:value-type="float">
            <text:p>2476901</text:p>
          </table:table-cell>
          <table:table-cell office:value-type="float" office:value="690606" calcext:value-type="float">
            <text:p>690606</text:p>
          </table:table-cell>
          <table:table-cell office:value-type="float" office:value="528297" calcext:value-type="float">
            <text:p>528297</text:p>
          </table:table-cell>
          <table:table-cell office:value-type="float" office:value="2400500" calcext:value-type="float">
            <text:p>2400500</text:p>
          </table:table-cell>
          <table:table-cell office:value-type="float" office:value="2320272" calcext:value-type="float">
            <text:p>2320272</text:p>
          </table:table-cell>
          <table:table-cell office:value-type="float" office:value="1858860" calcext:value-type="float">
            <text:p>1858860</text:p>
          </table:table-cell>
          <table:table-cell office:value-type="float" office:value="1933752" calcext:value-type="float">
            <text:p>1933752</text:p>
          </table:table-cell>
          <table:table-cell office:value-type="float" office:value="1029159" calcext:value-type="float">
            <text:p>1029159</text:p>
          </table:table-cell>
          <table:table-cell office:value-type="float" office:value="1899953" calcext:value-type="float">
            <text:p>1899953</text:p>
          </table:table-cell>
          <table:table-cell office:value-type="float" office:value="2078496" calcext:value-type="float">
            <text:p>2078496</text:p>
          </table:table-cell>
          <table:table-cell office:value-type="float" office:value="1537102" calcext:value-type="float">
            <text:p>1537102</text:p>
          </table:table-cell>
          <table:table-cell office:value-type="float" office:value="3396219" calcext:value-type="float">
            <text:p>3396219</text:p>
          </table:table-cell>
          <table:table-cell office:value-type="float" office:value="2476379" calcext:value-type="float">
            <text:p>2476379</text:p>
          </table:table-cell>
          <table:table-cell office:value-type="float" office:value="1199921" calcext:value-type="float">
            <text:p>1199921</text:p>
          </table:table-cell>
          <table:table-cell office:value-type="float" office:value="2135857" calcext:value-type="float">
            <text:p>2135857</text:p>
          </table:table-cell>
          <table:table-cell office:value-type="float" office:value="1672680" calcext:value-type="float">
            <text:p>1672680</text:p>
          </table:table-cell>
          <table:table-cell office:value-type="float" office:value="1973460" calcext:value-type="float">
            <text:p>1973460</text:p>
          </table:table-cell>
          <table:table-cell office:value-type="string" calcext:value-type="string">
            <text:p>222.4632127.140</text:p>
          </table:table-cell>
          <table:table-cell office:value-type="float" office:value="2854958" calcext:value-type="float">
            <text:p>2854958</text:p>
          </table:table-cell>
          <table:table-cell office:value-type="float" office:value="2765707" calcext:value-type="float">
            <text:p>2765707</text:p>
          </table:table-cell>
          <table:table-cell office:value-type="float" office:value="1917674" calcext:value-type="float">
            <text:p>1917674</text:p>
          </table:table-cell>
          <table:table-cell office:value-type="float" office:value="3087379" calcext:value-type="float">
            <text:p>3087379</text:p>
          </table:table-cell>
          <table:table-cell office:value-type="float" office:value="3199109" calcext:value-type="float">
            <text:p>3199109</text:p>
          </table:table-cell>
          <table:table-cell office:value-type="float" office:value="2169144" calcext:value-type="float">
            <text:p>2169144</text:p>
          </table:table-cell>
          <table:table-cell office:value-type="float" office:value="0" calcext:value-type="float">
            <text:p>0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2916054" calcext:value-type="float">
            <text:p>2916054</text:p>
          </table:table-cell>
          <table:table-cell office:value-type="float" office:value="3130741" calcext:value-type="float">
            <text:p>3130741</text:p>
          </table:table-cell>
          <table:table-cell office:value-type="float" office:value="2822315" calcext:value-type="float">
            <text:p>2822315</text:p>
          </table:table-cell>
          <table:table-cell office:value-type="float" office:value="1222148" calcext:value-type="float">
            <text:p>1222148</text:p>
          </table:table-cell>
          <table:table-cell office:value-type="float" office:value="1728899" calcext:value-type="float">
            <text:p>1728899</text:p>
          </table:table-cell>
          <table:table-cell office:value-type="float" office:value="1699125" calcext:value-type="float">
            <text:p>1699125</text:p>
          </table:table-cell>
          <table:table-cell office:value-type="float" office:value="798965" calcext:value-type="float">
            <text:p>798965</text:p>
          </table:table-cell>
          <table:table-cell office:value-type="float" office:value="814018" calcext:value-type="float">
            <text:p>814018</text:p>
          </table:table-cell>
          <table:table-cell office:value-type="float" office:value="2399611" calcext:value-type="float">
            <text:p>2399611</text:p>
          </table:table-cell>
          <table:table-cell office:value-type="float" office:value="2987554" calcext:value-type="float">
            <text:p>2987554</text:p>
          </table:table-cell>
          <table:table-cell office:value-type="float" office:value="1520195" calcext:value-type="float">
            <text:p>1520195</text:p>
          </table:table-cell>
          <table:table-cell office:value-type="float" office:value="1591584" calcext:value-type="float">
            <text:p>1591584</text:p>
          </table:table-cell>
          <table:table-cell office:value-type="float" office:value="2947049" calcext:value-type="float">
            <text:p>2947049</text:p>
          </table:table-cell>
          <table:table-cell office:value-type="string" calcext:value-type="string">
            <text:p>934.9891597.768</text:p>
          </table:table-cell>
          <table:table-cell office:value-type="float" office:value="3252210" calcext:value-type="float">
            <text:p>3252210</text:p>
          </table:table-cell>
          <table:table-cell office:value-type="float" office:value="1283798" calcext:value-type="float">
            <text:p>1283798</text:p>
          </table:table-cell>
          <table:table-cell office:value-type="float" office:value="1479207" calcext:value-type="float">
            <text:p>1479207</text:p>
          </table:table-cell>
          <table:table-cell office:value-type="float" office:value="815552" calcext:value-type="float">
            <text:p>815552</text:p>
          </table:table-cell>
          <table:table-cell office:value-type="float" office:value="122201" calcext:value-type="float">
            <text:p>122201</text:p>
          </table:table-cell>
          <table:table-cell office:value-type="float" office:value="2332436" calcext:value-type="float">
            <text:p>2332436</text:p>
          </table:table-cell>
          <table:table-cell office:value-type="float" office:value="1915837" calcext:value-type="float">
            <text:p>1915837</text:p>
          </table:table-cell>
          <table:table-cell office:value-type="float" office:value="3472312" calcext:value-type="float">
            <text:p>3472312</text:p>
          </table:table-cell>
          <table:table-cell office:value-type="float" office:value="1284977" calcext:value-type="float">
            <text:p>1284977</text:p>
          </table:table-cell>
          <table:table-cell office:value-type="float" office:value="1668907" calcext:value-type="float">
            <text:p>1668907</text:p>
          </table:table-cell>
          <table:table-cell office:value-type="string" calcext:value-type="string">
            <text:p>1681.921680.838</text:p>
          </table:table-cell>
          <table:table-cell office:value-type="float" office:value="2947017" calcext:value-type="float">
            <text:p>2947017</text:p>
          </table:table-cell>
          <table:table-cell office:value-type="float" office:value="2603249" calcext:value-type="float">
            <text:p>2603249</text:p>
          </table:table-cell>
          <table:table-cell office:value-type="float" office:value="629184" calcext:value-type="float">
            <text:p>629184</text:p>
          </table:table-cell>
          <table:table-cell office:value-type="float" office:value="2238292" calcext:value-type="float">
            <text:p>2238292</text:p>
          </table:table-cell>
          <table:table-cell office:value-type="float" office:value="518163" calcext:value-type="float">
            <text:p>518163</text:p>
          </table:table-cell>
          <table:table-cell office:value-type="float" office:value="1462874" calcext:value-type="float">
            <text:p>1462874</text:p>
          </table:table-cell>
          <table:table-cell office:value-type="float" office:value="3169352" calcext:value-type="float">
            <text:p>3169352</text:p>
          </table:table-cell>
          <table:table-cell office:value-type="float" office:value="1724842" calcext:value-type="float">
            <text:p>1724842</text:p>
          </table:table-cell>
          <table:table-cell office:value-type="float" office:value="2372141" calcext:value-type="float">
            <text:p>2372141</text:p>
          </table:table-cell>
          <table:table-cell office:value-type="float" office:value="2617875" calcext:value-type="float">
            <text:p>2617875</text:p>
          </table:table-cell>
          <table:table-cell office:value-type="string" calcext:value-type="string">
            <text:p>3172.6051962.593</text:p>
          </table:table-cell>
          <table:table-cell office:value-type="float" office:value="2540961" calcext:value-type="float">
            <text:p>2540961</text:p>
          </table:table-cell>
          <table:table-cell office:value-type="float" office:value="1917612" calcext:value-type="float">
            <text:p>1917612</text:p>
          </table:table-cell>
          <table:table-cell office:value-type="float" office:value="2446483" calcext:value-type="float">
            <text:p>2446483</text:p>
          </table:table-cell>
          <table:table-cell office:value-type="float" office:value="1442291" calcext:value-type="float">
            <text:p>1442291</text:p>
          </table:table-cell>
          <table:table-cell office:value-type="float" office:value="2905571" calcext:value-type="float">
            <text:p>2905571</text:p>
          </table:table-cell>
          <table:table-cell office:value-type="float" office:value="693790" calcext:value-type="float">
            <text:p>693790</text:p>
          </table:table-cell>
          <table:table-cell office:value-type="float" office:value="3355169" calcext:value-type="float">
            <text:p>3355169</text:p>
          </table:table-cell>
          <table:table-cell office:value-type="float" office:value="930701" calcext:value-type="float">
            <text:p>930701</text:p>
          </table:table-cell>
          <table:table-cell office:value-type="float" office:value="2119993" calcext:value-type="float">
            <text:p>2119993</text:p>
          </table:table-cell>
          <table:table-cell office:value-type="float" office:value="1612661" calcext:value-type="float">
            <text:p>1612661</text:p>
          </table:table-cell>
          <table:table-cell office:value-type="float" office:value="1456683" calcext:value-type="float">
            <text:p>14566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6749" calcext:value-type="float">
            <text:p>1986749</text:p>
          </table:table-cell>
          <table:table-cell office:value-type="float" office:value="1432707" calcext:value-type="float">
            <text:p>1432707</text:p>
          </table:table-cell>
          <table:table-cell office:value-type="float" office:value="2781554" calcext:value-type="float">
            <text:p>2781554</text:p>
          </table:table-cell>
          <table:table-cell office:value-type="float" office:value="1213643" calcext:value-type="float">
            <text:p>1213643</text:p>
          </table:table-cell>
          <table:table-cell office:value-type="float" office:value="539320" calcext:value-type="float">
            <text:p>539320</text:p>
          </table:table-cell>
          <table:table-cell office:value-type="float" office:value="2594370" calcext:value-type="float">
            <text:p>2594370</text:p>
          </table:table-cell>
          <table:table-cell office:value-type="float" office:value="2070763" calcext:value-type="float">
            <text:p>2070763</text:p>
          </table:table-cell>
          <table:table-cell office:value-type="float" office:value="1935019" calcext:value-type="float">
            <text:p>1935019</text:p>
          </table:table-cell>
          <table:table-cell office:value-type="float" office:value="1835491" calcext:value-type="float">
            <text:p>1835491</text:p>
          </table:table-cell>
          <table:table-cell office:value-type="float" office:value="2839518" calcext:value-type="float">
            <text:p>2839518</text:p>
          </table:table-cell>
          <table:table-cell office:value-type="string" calcext:value-type="string">
            <text:p>1375.0901623.573</text:p>
          </table:table-cell>
          <table:table-cell office:value-type="float" office:value="2111483" calcext:value-type="float">
            <text:p>2111483</text:p>
          </table:table-cell>
          <table:table-cell office:value-type="float" office:value="2334612" calcext:value-type="float">
            <text:p>2334612</text:p>
          </table:table-cell>
          <table:table-cell office:value-type="float" office:value="2053537" calcext:value-type="float">
            <text:p>2053537</text:p>
          </table:table-cell>
          <table:table-cell office:value-type="float" office:value="1617290" calcext:value-type="float">
            <text:p>1617290</text:p>
          </table:table-cell>
          <table:table-cell office:value-type="float" office:value="3016750" calcext:value-type="float">
            <text:p>3016750</text:p>
          </table:table-cell>
          <table:table-cell office:value-type="float" office:value="1872573" calcext:value-type="float">
            <text:p>1872573</text:p>
          </table:table-cell>
          <table:table-cell office:value-type="float" office:value="2896621" calcext:value-type="float">
            <text:p>2896621</text:p>
          </table:table-cell>
          <table:table-cell office:value-type="float" office:value="2714290" calcext:value-type="float">
            <text:p>2714290</text:p>
          </table:table-cell>
          <table:table-cell office:value-type="float" office:value="2274379" calcext:value-type="float">
            <text:p>2274379</text:p>
          </table:table-cell>
          <table:table-cell office:value-type="float" office:value="1663656" calcext:value-type="float">
            <text:p>1663656</text:p>
          </table:table-cell>
          <table:table-cell office:value-type="float" office:value="786520" calcext:value-type="float">
            <text:p>786520</text:p>
          </table:table-cell>
          <table:table-cell office:value-type="float" office:value="362994" calcext:value-type="float">
            <text:p>362994</text:p>
          </table:table-cell>
          <table:table-cell office:value-type="float" office:value="2757463" calcext:value-type="float">
            <text:p>2757463</text:p>
          </table:table-cell>
          <table:table-cell office:value-type="float" office:value="504874" calcext:value-type="float">
            <text:p>504874</text:p>
          </table:table-cell>
          <table:table-cell office:value-type="float" office:value="1551460" calcext:value-type="float">
            <text:p>1551460</text:p>
          </table:table-cell>
          <table:table-cell office:value-type="float" office:value="2660669" calcext:value-type="float">
            <text:p>2660669</text:p>
          </table:table-cell>
          <table:table-cell office:value-type="float" office:value="1928476" calcext:value-type="float">
            <text:p>1928476</text:p>
          </table:table-cell>
          <table:table-cell office:value-type="float" office:value="381577" calcext:value-type="float">
            <text:p>381577</text:p>
          </table:table-cell>
          <table:table-cell office:value-type="float" office:value="3013482" calcext:value-type="float">
            <text:p>3013482</text:p>
          </table:table-cell>
          <table:table-cell office:value-type="float" office:value="714213" calcext:value-type="float">
            <text:p>714213</text:p>
          </table:table-cell>
          <table:table-cell office:value-type="float" office:value="3148093" calcext:value-type="float">
            <text:p>3148093</text:p>
          </table:table-cell>
          <table:table-cell office:value-type="float" office:value="508047" calcext:value-type="float">
            <text:p>508047</text:p>
          </table:table-cell>
          <table:table-cell office:value-type="string" calcext:value-type="string">
            <text:p>2396.1812158.808</text:p>
          </table:table-cell>
          <table:table-cell office:value-type="float" office:value="2260821" calcext:value-type="float">
            <text:p>2260821</text:p>
          </table:table-cell>
          <table:table-cell office:value-type="float" office:value="1538353" calcext:value-type="float">
            <text:p>1538353</text:p>
          </table:table-cell>
          <table:table-cell office:value-type="float" office:value="677543" calcext:value-type="float">
            <text:p>677543</text:p>
          </table:table-cell>
          <table:table-cell office:value-type="float" office:value="2379688" calcext:value-type="float">
            <text:p>2379688</text:p>
          </table:table-cell>
          <table:table-cell office:value-type="float" office:value="2815369" calcext:value-type="float">
            <text:p>2815369</text:p>
          </table:table-cell>
          <table:table-cell office:value-type="float" office:value="2280534" calcext:value-type="float">
            <text:p>2280534</text:p>
          </table:table-cell>
          <table:table-cell office:value-type="float" office:value="2223471" calcext:value-type="float">
            <text:p>2223471</text:p>
          </table:table-cell>
          <table:table-cell office:value-type="float" office:value="0" calcext:value-type="float">
            <text:p>0</text:p>
          </table:table-cell>
          <table:table-cell office:value-type="float" office:value="2220203" calcext:value-type="float">
            <text:p>2220203</text:p>
          </table:table-cell>
          <table:table-cell office:value-type="float" office:value="2657628" calcext:value-type="float">
            <text:p>2657628</text:p>
          </table:table-cell>
          <table:table-cell office:value-type="float" office:value="2528028" calcext:value-type="float">
            <text:p>2528028</text:p>
          </table:table-cell>
          <table:table-cell office:value-type="float" office:value="3134266" calcext:value-type="float">
            <text:p>3134266</text:p>
          </table:table-cell>
          <table:table-cell office:value-type="float" office:value="1147604" calcext:value-type="float">
            <text:p>1147604</text:p>
          </table:table-cell>
          <table:table-cell office:value-type="float" office:value="1697971" calcext:value-type="float">
            <text:p>1697971</text:p>
          </table:table-cell>
          <table:table-cell office:value-type="float" office:value="2075931" calcext:value-type="float">
            <text:p>2075931</text:p>
          </table:table-cell>
          <table:table-cell office:value-type="float" office:value="1733630" calcext:value-type="float">
            <text:p>1733630</text:p>
          </table:table-cell>
          <table:table-cell office:value-type="float" office:value="2233409" calcext:value-type="float">
            <text:p>2233409</text:p>
          </table:table-cell>
          <table:table-cell office:value-type="float" office:value="1885536" calcext:value-type="float">
            <text:p>1885536</text:p>
          </table:table-cell>
          <table:table-cell office:value-type="float" office:value="1355706" calcext:value-type="float">
            <text:p>1355706</text:p>
          </table:table-cell>
          <table:table-cell office:value-type="float" office:value="1483925" calcext:value-type="float">
            <text:p>1483925</text:p>
          </table:table-cell>
          <table:table-cell office:value-type="string" calcext:value-type="string">
            <text:p>2717.5983114.802</text:p>
          </table:table-cell>
          <table:table-cell office:value-type="float" office:value="1945481" calcext:value-type="float">
            <text:p>1945481</text:p>
          </table:table-cell>
          <table:table-cell office:value-type="float" office:value="2509839" calcext:value-type="float">
            <text:p>2509839</text:p>
          </table:table-cell>
          <table:table-cell office:value-type="float" office:value="1767619" calcext:value-type="float">
            <text:p>1767619</text:p>
          </table:table-cell>
          <table:table-cell office:value-type="float" office:value="2128074" calcext:value-type="float">
            <text:p>2128074</text:p>
          </table:table-cell>
          <table:table-cell office:value-type="float" office:value="1416535" calcext:value-type="float">
            <text:p>1416535</text:p>
          </table:table-cell>
          <table:table-cell office:value-type="float" office:value="2120129" calcext:value-type="float">
            <text:p>2120129</text:p>
          </table:table-cell>
          <table:table-cell office:value-type="float" office:value="764924" calcext:value-type="float">
            <text:p>764924</text:p>
          </table:table-cell>
          <table:table-cell office:value-type="float" office:value="1317555" calcext:value-type="float">
            <text:p>1317555</text:p>
          </table:table-cell>
          <table:table-cell office:value-type="float" office:value="1810033" calcext:value-type="float">
            <text:p>1810033</text:p>
          </table:table-cell>
          <table:table-cell office:value-type="string" calcext:value-type="string">
            <text:p>1772.8293676.322</text:p>
          </table:table-cell>
          <table:table-cell office:value-type="float" office:value="1894088" calcext:value-type="float">
            <text:p>1894088</text:p>
          </table:table-cell>
          <table:table-cell office:value-type="float" office:value="2517364" calcext:value-type="float">
            <text:p>2517364</text:p>
          </table:table-cell>
          <table:table-cell office:value-type="float" office:value="2722609" calcext:value-type="float">
            <text:p>2722609</text:p>
          </table:table-cell>
          <table:table-cell office:value-type="float" office:value="2819498" calcext:value-type="float">
            <text:p>2819498</text:p>
          </table:table-cell>
          <table:table-cell office:value-type="float" office:value="2643982" calcext:value-type="float">
            <text:p>2643982</text:p>
          </table:table-cell>
          <table:table-cell office:value-type="float" office:value="2667266" calcext:value-type="float">
            <text:p>2667266</text:p>
          </table:table-cell>
          <table:table-cell office:value-type="float" office:value="2519729" calcext:value-type="float">
            <text:p>2519729</text:p>
          </table:table-cell>
          <table:table-cell office:value-type="float" office:value="1483596" calcext:value-type="float">
            <text:p>1483596</text:p>
          </table:table-cell>
          <table:table-cell office:value-type="float" office:value="2475920" calcext:value-type="float">
            <text:p>2475920</text:p>
          </table:table-cell>
          <table:table-cell office:value-type="float" office:value="1766268" calcext:value-type="float">
            <text:p>1766268</text:p>
          </table:table-cell>
          <table:table-cell office:value-type="float" office:value="2159350" calcext:value-type="float">
            <text:p>2159350</text:p>
          </table:table-cell>
          <table:table-cell office:value-type="float" office:value="1851598" calcext:value-type="float">
            <text:p>1851598</text:p>
          </table:table-cell>
          <table:table-cell office:value-type="float" office:value="2643259" calcext:value-type="float">
            <text:p>2643259</text:p>
          </table:table-cell>
          <table:table-cell office:value-type="float" office:value="1862957" calcext:value-type="float">
            <text:p>1862957</text:p>
          </table:table-cell>
          <table:table-cell office:value-type="float" office:value="688158" calcext:value-type="float">
            <text:p>688158</text:p>
          </table:table-cell>
          <table:table-cell office:value-type="float" office:value="444325" calcext:value-type="float">
            <text:p>444325</text:p>
          </table:table-cell>
          <table:table-cell office:value-type="float" office:value="2532051" calcext:value-type="float">
            <text:p>2532051</text:p>
          </table:table-cell>
          <table:table-cell office:value-type="float" office:value="2059838" calcext:value-type="float">
            <text:p>2059838</text:p>
          </table:table-cell>
          <table:table-cell office:value-type="float" office:value="2294927" calcext:value-type="float">
            <text:p>2294927</text:p>
          </table:table-cell>
          <table:table-cell office:value-type="float" office:value="2831119" calcext:value-type="float">
            <text:p>2831119</text:p>
          </table:table-cell>
          <table:table-cell office:value-type="string" calcext:value-type="string">
            <text:p>2212.0263106.124</text:p>
          </table:table-cell>
          <table:table-cell office:value-type="float" office:value="1659530" calcext:value-type="float">
            <text:p>1659530</text:p>
          </table:table-cell>
          <table:table-cell office:value-type="float" office:value="1693746" calcext:value-type="float">
            <text:p>1693746</text:p>
          </table:table-cell>
          <table:table-cell office:value-type="float" office:value="1990844" calcext:value-type="float">
            <text:p>19908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3111" calcext:value-type="float">
            <text:p>1803111</text:p>
          </table:table-cell>
          <table:table-cell office:value-type="float" office:value="1437173" calcext:value-type="float">
            <text:p>1437173</text:p>
          </table:table-cell>
          <table:table-cell office:value-type="float" office:value="642573" calcext:value-type="float">
            <text:p>642573</text:p>
          </table:table-cell>
          <table:table-cell office:value-type="float" office:value="1203615" calcext:value-type="float">
            <text:p>1203615</text:p>
          </table:table-cell>
          <table:table-cell office:value-type="float" office:value="1745690" calcext:value-type="float">
            <text:p>1745690</text:p>
          </table:table-cell>
          <table:table-cell office:value-type="float" office:value="2976524" calcext:value-type="float">
            <text:p>2976524</text:p>
          </table:table-cell>
          <table:table-cell office:value-type="float" office:value="1388367" calcext:value-type="float">
            <text:p>1388367</text:p>
          </table:table-cell>
          <table:table-cell office:value-type="float" office:value="1344526" calcext:value-type="float">
            <text:p>1344526</text:p>
          </table:table-cell>
          <table:table-cell office:value-type="float" office:value="764040" calcext:value-type="float">
            <text:p>764040</text:p>
          </table:table-cell>
          <table:table-cell office:value-type="float" office:value="3217203" calcext:value-type="float">
            <text:p>3217203</text:p>
          </table:table-cell>
          <table:table-cell office:value-type="float" office:value="2262050" calcext:value-type="float">
            <text:p>2262050</text:p>
          </table:table-cell>
          <table:table-cell office:value-type="float" office:value="2150308" calcext:value-type="float">
            <text:p>2150308</text:p>
          </table:table-cell>
          <table:table-cell office:value-type="float" office:value="3137046" calcext:value-type="float">
            <text:p>3137046</text:p>
          </table:table-cell>
          <table:table-cell office:value-type="float" office:value="1749313" calcext:value-type="float">
            <text:p>1749313</text:p>
          </table:table-cell>
          <table:table-cell office:value-type="float" office:value="286009" calcext:value-type="float">
            <text:p>286009</text:p>
          </table:table-cell>
          <table:table-cell office:value-type="float" office:value="1622416" calcext:value-type="float">
            <text:p>1622416</text:p>
          </table:table-cell>
          <table:table-cell office:value-type="float" office:value="3664485" calcext:value-type="float">
            <text:p>3664485</text:p>
          </table:table-cell>
          <table:table-cell office:value-type="float" office:value="453001" calcext:value-type="float">
            <text:p>453001</text:p>
          </table:table-cell>
          <table:table-cell office:value-type="float" office:value="3508935" calcext:value-type="float">
            <text:p>3508935</text:p>
          </table:table-cell>
          <table:table-cell office:value-type="float" office:value="3111437" calcext:value-type="float">
            <text:p>3111437</text:p>
          </table:table-cell>
          <table:table-cell office:value-type="float" office:value="4304196" calcext:value-type="float">
            <text:p>4304196</text:p>
          </table:table-cell>
          <table:table-cell office:value-type="float" office:value="655979" calcext:value-type="float">
            <text:p>655979</text:p>
          </table:table-cell>
          <table:table-cell office:value-type="float" office:value="2831367" calcext:value-type="float">
            <text:p>2831367</text:p>
          </table:table-cell>
          <table:table-cell office:value-type="float" office:value="1995080" calcext:value-type="float">
            <text:p>1995080</text:p>
          </table:table-cell>
          <table:table-cell office:value-type="float" office:value="3896319" calcext:value-type="float">
            <text:p>3896319</text:p>
          </table:table-cell>
          <table:table-cell office:value-type="float" office:value="2555905" calcext:value-type="float">
            <text:p>2555905</text:p>
          </table:table-cell>
          <table:table-cell office:value-type="float" office:value="887410" calcext:value-type="float">
            <text:p>887410</text:p>
          </table:table-cell>
          <table:table-cell office:value-type="float" office:value="1978533" calcext:value-type="float">
            <text:p>1978533</text:p>
          </table:table-cell>
          <table:table-cell office:value-type="float" office:value="1027234" calcext:value-type="float">
            <text:p>1027234</text:p>
          </table:table-cell>
          <table:table-cell office:value-type="float" office:value="1973792" calcext:value-type="float">
            <text:p>1973792</text:p>
          </table:table-cell>
          <table:table-cell office:value-type="float" office:value="4101180" calcext:value-type="float">
            <text:p>4101180</text:p>
          </table:table-cell>
          <table:table-cell office:value-type="float" office:value="1517076" calcext:value-type="float">
            <text:p>1517076</text:p>
          </table:table-cell>
          <table:table-cell office:value-type="float" office:value="4495056" calcext:value-type="float">
            <text:p>4495056</text:p>
          </table:table-cell>
          <table:table-cell office:value-type="float" office:value="2613109" calcext:value-type="float">
            <text:p>2613109</text:p>
          </table:table-cell>
          <table:table-cell office:value-type="float" office:value="2925363" calcext:value-type="float">
            <text:p>2925363</text:p>
          </table:table-cell>
          <table:table-cell office:value-type="float" office:value="4116017" calcext:value-type="float">
            <text:p>4116017</text:p>
          </table:table-cell>
          <table:table-cell office:value-type="float" office:value="122066" calcext:value-type="float">
            <text:p>122066</text:p>
          </table:table-cell>
          <table:table-cell office:value-type="float" office:value="765644" calcext:value-type="float">
            <text:p>765644</text:p>
          </table:table-cell>
          <table:table-cell office:value-type="float" office:value="1645231" calcext:value-type="float">
            <text:p>1645231</text:p>
          </table:table-cell>
          <table:table-cell office:value-type="float" office:value="181221" calcext:value-type="float">
            <text:p>181221</text:p>
          </table:table-cell>
          <table:table-cell office:value-type="float" office:value="622463" calcext:value-type="float">
            <text:p>622463</text:p>
          </table:table-cell>
          <table:table-cell office:value-type="float" office:value="955308" calcext:value-type="float">
            <text:p>955308</text:p>
          </table:table-cell>
          <table:table-cell office:value-type="float" office:value="2916054" calcext:value-type="float">
            <text:p>2916054</text:p>
          </table:table-cell>
          <table:table-cell office:value-type="float" office:value="2220203" calcext:value-type="float">
            <text:p>2220203</text:p>
          </table:table-cell>
          <table:table-cell office:value-type="float" office:value="0" calcext:value-type="float">
            <text:p>0</text:p>
          </table:table-cell>
          <table:table-cell office:value-type="float" office:value="453018" calcext:value-type="float">
            <text:p>453018</text:p>
          </table:table-cell>
          <table:table-cell office:value-type="float" office:value="497579" calcext:value-type="float">
            <text:p>497579</text:p>
          </table:table-cell>
          <table:table-cell office:value-type="float" office:value="4137368" calcext:value-type="float">
            <text:p>4137368</text:p>
          </table:table-cell>
          <table:table-cell office:value-type="string" calcext:value-type="string">
            <text:p>1385.6521216.945</text:p>
          </table:table-cell>
          <table:table-cell office:value-type="float" office:value="3365357" calcext:value-type="float">
            <text:p>3365357</text:p>
          </table:table-cell>
          <table:table-cell office:value-type="float" office:value="2106111" calcext:value-type="float">
            <text:p>2106111</text:p>
          </table:table-cell>
          <table:table-cell office:value-type="float" office:value="653625" calcext:value-type="float">
            <text:p>653625</text:p>
          </table:table-cell>
          <table:table-cell office:value-type="float" office:value="512610" calcext:value-type="float">
            <text:p>512610</text:p>
          </table:table-cell>
          <table:table-cell office:value-type="float" office:value="3185498" calcext:value-type="float">
            <text:p>3185498</text:p>
          </table:table-cell>
          <table:table-cell office:value-type="float" office:value="1351243" calcext:value-type="float">
            <text:p>1351243</text:p>
          </table:table-cell>
          <table:table-cell office:value-type="float" office:value="644609" calcext:value-type="float">
            <text:p>644609</text:p>
          </table:table-cell>
          <table:table-cell office:value-type="float" office:value="3767102" calcext:value-type="float">
            <text:p>3767102</text:p>
          </table:table-cell>
          <table:table-cell office:value-type="float" office:value="1366561" calcext:value-type="float">
            <text:p>1366561</text:p>
          </table:table-cell>
          <table:table-cell office:value-type="float" office:value="345036" calcext:value-type="float">
            <text:p>345036</text:p>
          </table:table-cell>
          <table:table-cell office:value-type="float" office:value="1636930" calcext:value-type="float">
            <text:p>1636930</text:p>
          </table:table-cell>
          <table:table-cell office:value-type="float" office:value="1573262" calcext:value-type="float">
            <text:p>1573262</text:p>
          </table:table-cell>
          <table:table-cell office:value-type="float" office:value="2377061" calcext:value-type="float">
            <text:p>2377061</text:p>
          </table:table-cell>
          <table:table-cell office:value-type="float" office:value="2898062" calcext:value-type="float">
            <text:p>2898062</text:p>
          </table:table-cell>
          <table:table-cell office:value-type="float" office:value="1462717" calcext:value-type="float">
            <text:p>1462717</text:p>
          </table:table-cell>
          <table:table-cell office:value-type="float" office:value="3349573" calcext:value-type="float">
            <text:p>3349573</text:p>
          </table:table-cell>
          <table:table-cell office:value-type="float" office:value="1319097" calcext:value-type="float">
            <text:p>1319097</text:p>
          </table:table-cell>
          <table:table-cell office:value-type="float" office:value="1636377" calcext:value-type="float">
            <text:p>1636377</text:p>
          </table:table-cell>
          <table:table-cell office:value-type="float" office:value="4568259" calcext:value-type="float">
            <text:p>4568259</text:p>
          </table:table-cell>
          <table:table-cell office:value-type="float" office:value="1263709" calcext:value-type="float">
            <text:p>1263709</text:p>
          </table:table-cell>
          <table:table-cell office:value-type="float" office:value="3552065" calcext:value-type="float">
            <text:p>3552065</text:p>
          </table:table-cell>
          <table:table-cell office:value-type="string" calcext:value-type="string">
            <text:p>651.5174780.669</text:p>
          </table:table-cell>
          <table:table-cell office:value-type="float" office:value="3543347" calcext:value-type="float">
            <text:p>3543347</text:p>
          </table:table-cell>
          <table:table-cell office:value-type="float" office:value="1278046" calcext:value-type="float">
            <text:p>1278046</text:p>
          </table:table-cell>
          <table:table-cell office:value-type="float" office:value="3425369" calcext:value-type="float">
            <text:p>3425369</text:p>
          </table:table-cell>
          <table:table-cell office:value-type="float" office:value="3269216" calcext:value-type="float">
            <text:p>3269216</text:p>
          </table:table-cell>
          <table:table-cell office:value-type="float" office:value="277137" calcext:value-type="float">
            <text:p>277137</text:p>
          </table:table-cell>
          <table:table-cell office:value-type="float" office:value="3641550" calcext:value-type="float">
            <text:p>3641550</text:p>
          </table:table-cell>
          <table:table-cell office:value-type="float" office:value="4205071" calcext:value-type="float">
            <text:p>4205071</text:p>
          </table:table-cell>
          <table:table-cell office:value-type="float" office:value="380396" calcext:value-type="float">
            <text:p>380396</text:p>
          </table:table-cell>
          <table:table-cell office:value-type="float" office:value="425869" calcext:value-type="float">
            <text:p>425869</text:p>
          </table:table-cell>
          <table:table-cell office:value-type="float" office:value="3821740" calcext:value-type="float">
            <text:p>3821740</text:p>
          </table:table-cell>
          <table:table-cell office:value-type="float" office:value="1643305" calcext:value-type="float">
            <text:p>1643305</text:p>
          </table:table-cell>
          <table:table-cell office:value-type="float" office:value="1900454" calcext:value-type="float">
            <text:p>1900454</text:p>
          </table:table-cell>
          <table:table-cell office:value-type="float" office:value="4514813" calcext:value-type="float">
            <text:p>4514813</text:p>
          </table:table-cell>
          <table:table-cell office:value-type="float" office:value="1572449" calcext:value-type="float">
            <text:p>1572449</text:p>
          </table:table-cell>
          <table:table-cell office:value-type="float" office:value="108665" calcext:value-type="float">
            <text:p>108665</text:p>
          </table:table-cell>
          <table:table-cell office:value-type="float" office:value="3587997" calcext:value-type="float">
            <text:p>3587997</text:p>
          </table:table-cell>
          <table:table-cell office:value-type="float" office:value="627481" calcext:value-type="float">
            <text:p>627481</text:p>
          </table:table-cell>
          <table:table-cell office:value-type="float" office:value="3769302" calcext:value-type="float">
            <text:p>3769302</text:p>
          </table:table-cell>
          <table:table-cell office:value-type="float" office:value="815628" calcext:value-type="float">
            <text:p>815628</text:p>
          </table:table-cell>
          <table:table-cell office:value-type="float" office:value="1303468" calcext:value-type="float">
            <text:p>1303468</text:p>
          </table:table-cell>
          <table:table-cell office:value-type="float" office:value="3684577" calcext:value-type="float">
            <text:p>3684577</text:p>
          </table:table-cell>
          <table:table-cell/>
        </table:table-row>
        <table:table-row table:style-name="ro1">
          <table:table-cell/>
          <table:table-cell office:value-type="float" office:value="1972317" calcext:value-type="float">
            <text:p>1972317</text:p>
          </table:table-cell>
          <table:table-cell office:value-type="float" office:value="1732934" calcext:value-type="float">
            <text:p>1732934</text:p>
          </table:table-cell>
          <table:table-cell office:value-type="float" office:value="244182" calcext:value-type="float">
            <text:p>244182</text:p>
          </table:table-cell>
          <table:table-cell office:value-type="float" office:value="1654269" calcext:value-type="float">
            <text:p>1654269</text:p>
          </table:table-cell>
          <table:table-cell office:value-type="float" office:value="2194213" calcext:value-type="float">
            <text:p>2194213</text:p>
          </table:table-cell>
          <table:table-cell office:value-type="float" office:value="3130005" calcext:value-type="float">
            <text:p>3130005</text:p>
          </table:table-cell>
          <table:table-cell office:value-type="float" office:value="1519854" calcext:value-type="float">
            <text:p>1519854</text:p>
          </table:table-cell>
          <table:table-cell office:value-type="float" office:value="1516085" calcext:value-type="float">
            <text:p>1516085</text:p>
          </table:table-cell>
          <table:table-cell office:value-type="float" office:value="1027498" calcext:value-type="float">
            <text:p>1027498</text:p>
          </table:table-cell>
          <table:table-cell office:value-type="float" office:value="3354348" calcext:value-type="float">
            <text:p>3354348</text:p>
          </table:table-cell>
          <table:table-cell office:value-type="string" calcext:value-type="string">
            <text:p>2564.5652408.329</text:p>
          </table:table-cell>
          <table:table-cell office:value-type="float" office:value="3394085" calcext:value-type="float">
            <text:p>3394085</text:p>
          </table:table-cell>
          <table:table-cell office:value-type="float" office:value="1826429" calcext:value-type="float">
            <text:p>1826429</text:p>
          </table:table-cell>
          <table:table-cell office:value-type="float" office:value="620343" calcext:value-type="float">
            <text:p>620343</text:p>
          </table:table-cell>
          <table:table-cell office:value-type="float" office:value="1871061" calcext:value-type="float">
            <text:p>1871061</text:p>
          </table:table-cell>
          <table:table-cell office:value-type="float" office:value="3829835" calcext:value-type="float">
            <text:p>3829835</text:p>
          </table:table-cell>
          <table:table-cell office:value-type="float" office:value="812592" calcext:value-type="float">
            <text:p>812592</text:p>
          </table:table-cell>
          <table:table-cell office:value-type="float" office:value="3674911" calcext:value-type="float">
            <text:p>3674911</text:p>
          </table:table-cell>
          <table:table-cell office:value-type="float" office:value="3258852" calcext:value-type="float">
            <text:p>3258852</text:p>
          </table:table-cell>
          <table:table-cell office:value-type="float" office:value="4688738" calcext:value-type="float">
            <text:p>4688738</text:p>
          </table:table-cell>
          <table:table-cell office:value-type="float" office:value="1032169" calcext:value-type="float">
            <text:p>1032169</text:p>
          </table:table-cell>
          <table:table-cell office:value-type="float" office:value="3238801" calcext:value-type="float">
            <text:p>3238801</text:p>
          </table:table-cell>
          <table:table-cell office:value-type="float" office:value="2415204" calcext:value-type="float">
            <text:p>2415204</text:p>
          </table:table-cell>
          <table:table-cell office:value-type="float" office:value="4139940" calcext:value-type="float">
            <text:p>4139940</text:p>
          </table:table-cell>
          <table:table-cell office:value-type="float" office:value="2970883" calcext:value-type="float">
            <text:p>2970883</text:p>
          </table:table-cell>
          <table:table-cell office:value-type="float" office:value="1231268" calcext:value-type="float">
            <text:p>1231268</text:p>
          </table:table-cell>
          <table:table-cell office:value-type="float" office:value="1991338" calcext:value-type="float">
            <text:p>1991338</text:p>
          </table:table-cell>
          <table:table-cell office:value-type="float" office:value="1390469" calcext:value-type="float">
            <text:p>1390469</text:p>
          </table:table-cell>
          <table:table-cell office:value-type="float" office:value="2422713" calcext:value-type="float">
            <text:p>2422713</text:p>
          </table:table-cell>
          <table:table-cell office:value-type="float" office:value="4329371" calcext:value-type="float">
            <text:p>4329371</text:p>
          </table:table-cell>
          <table:table-cell office:value-type="float" office:value="1948000" calcext:value-type="float">
            <text:p>1948000</text:p>
          </table:table-cell>
          <table:table-cell office:value-type="string" calcext:value-type="string">
            <text:p>4758.1013032.020</text:p>
          </table:table-cell>
          <table:table-cell office:value-type="float" office:value="3110100" calcext:value-type="float">
            <text:p>3110100</text:p>
          </table:table-cell>
          <table:table-cell office:value-type="float" office:value="4489577" calcext:value-type="float">
            <text:p>4489577</text:p>
          </table:table-cell>
          <table:table-cell office:value-type="float" office:value="396869" calcext:value-type="float">
            <text:p>396869</text:p>
          </table:table-cell>
          <table:table-cell office:value-type="float" office:value="1217294" calcext:value-type="float">
            <text:p>1217294</text:p>
          </table:table-cell>
          <table:table-cell office:value-type="float" office:value="2058334" calcext:value-type="float">
            <text:p>2058334</text:p>
          </table:table-cell>
          <table:table-cell office:value-type="float" office:value="352060" calcext:value-type="float">
            <text:p>352060</text:p>
          </table:table-cell>
          <table:table-cell office:value-type="float" office:value="171304" calcext:value-type="float">
            <text:p>171304</text:p>
          </table:table-cell>
          <table:table-cell office:value-type="float" office:value="999914" calcext:value-type="float">
            <text:p>999914</text:p>
          </table:table-cell>
          <table:table-cell office:value-type="float" office:value="3130741" calcext:value-type="float">
            <text:p>3130741</text:p>
          </table:table-cell>
          <table:table-cell office:value-type="float" office:value="2657628" calcext:value-type="float">
            <text:p>2657628</text:p>
          </table:table-cell>
          <table:table-cell office:value-type="float" office:value="453018" calcext:value-type="float">
            <text:p>453018</text:p>
          </table:table-cell>
          <table:table-cell office:value-type="float" office:value="0" calcext:value-type="float">
            <text:p>0</text:p>
          </table:table-cell>
          <table:table-cell office:value-type="float" office:value="328892" calcext:value-type="float">
            <text:p>328892</text:p>
          </table:table-cell>
          <table:table-cell office:value-type="float" office:value="4349478" calcext:value-type="float">
            <text:p>4349478</text:p>
          </table:table-cell>
          <table:table-cell office:value-type="float" office:value="1746750" calcext:value-type="float">
            <text:p>1746750</text:p>
          </table:table-cell>
          <table:table-cell office:value-type="float" office:value="1462357" calcext:value-type="float">
            <text:p>1462357</text:p>
          </table:table-cell>
          <table:table-cell office:value-type="float" office:value="3653262" calcext:value-type="float">
            <text:p>3653262</text:p>
          </table:table-cell>
          <table:table-cell office:value-type="float" office:value="2342413" calcext:value-type="float">
            <text:p>2342413</text:p>
          </table:table-cell>
          <table:table-cell office:value-type="float" office:value="733076" calcext:value-type="float">
            <text:p>733076</text:p>
          </table:table-cell>
          <table:table-cell office:value-type="float" office:value="938080" calcext:value-type="float">
            <text:p>938080</text:p>
          </table:table-cell>
          <table:table-cell office:value-type="float" office:value="3557123" calcext:value-type="float">
            <text:p>3557123</text:p>
          </table:table-cell>
          <table:table-cell office:value-type="float" office:value="1641613" calcext:value-type="float">
            <text:p>1641613</text:p>
          </table:table-cell>
          <table:table-cell office:value-type="float" office:value="324154" calcext:value-type="float">
            <text:p>324154</text:p>
          </table:table-cell>
          <table:table-cell office:value-type="float" office:value="3928889" calcext:value-type="float">
            <text:p>3928889</text:p>
          </table:table-cell>
          <table:table-cell office:value-type="float" office:value="1534954" calcext:value-type="float">
            <text:p>1534954</text:p>
          </table:table-cell>
          <table:table-cell office:value-type="float" office:value="361836" calcext:value-type="float">
            <text:p>361836</text:p>
          </table:table-cell>
          <table:table-cell office:value-type="float" office:value="1851998" calcext:value-type="float">
            <text:p>1851998</text:p>
          </table:table-cell>
          <table:table-cell office:value-type="float" office:value="1695092" calcext:value-type="float">
            <text:p>1695092</text:p>
          </table:table-cell>
          <table:table-cell office:value-type="float" office:value="2678663" calcext:value-type="float">
            <text:p>2678663</text:p>
          </table:table-cell>
          <table:table-cell office:value-type="float" office:value="3128677" calcext:value-type="float">
            <text:p>3128677</text:p>
          </table:table-cell>
          <table:table-cell office:value-type="float" office:value="1906650" calcext:value-type="float">
            <text:p>1906650</text:p>
          </table:table-cell>
          <table:table-cell office:value-type="float" office:value="3745803" calcext:value-type="float">
            <text:p>3745803</text:p>
          </table:table-cell>
          <table:table-cell office:value-type="float" office:value="1698859" calcext:value-type="float">
            <text:p>1698859</text:p>
          </table:table-cell>
          <table:table-cell office:value-type="float" office:value="1850239" calcext:value-type="float">
            <text:p>1850239</text:p>
          </table:table-cell>
          <table:table-cell office:value-type="float" office:value="4747611" calcext:value-type="float">
            <text:p>4747611</text:p>
          </table:table-cell>
          <table:table-cell office:value-type="float" office:value="1448978" calcext:value-type="float">
            <text:p>1448978</text:p>
          </table:table-cell>
          <table:table-cell office:value-type="float" office:value="3790904" calcext:value-type="float">
            <text:p>3790904</text:p>
          </table:table-cell>
          <table:table-cell office:value-type="float" office:value="330135" calcext:value-type="float">
            <text:p>330135</text:p>
          </table:table-cell>
          <table:table-cell office:value-type="float" office:value="5147890" calcext:value-type="float">
            <text:p>5147890</text:p>
          </table:table-cell>
          <table:table-cell office:value-type="float" office:value="3759356" calcext:value-type="float">
            <text:p>3759356</text:p>
          </table:table-cell>
          <table:table-cell office:value-type="float" office:value="1184423" calcext:value-type="float">
            <text:p>1184423</text:p>
          </table:table-cell>
          <table:table-cell office:value-type="float" office:value="3647857" calcext:value-type="float">
            <text:p>3647857</text:p>
          </table:table-cell>
          <table:table-cell office:value-type="float" office:value="3632556" calcext:value-type="float">
            <text:p>3632556</text:p>
          </table:table-cell>
          <table:table-cell office:value-type="float" office:value="302026" calcext:value-type="float">
            <text:p>302026</text:p>
          </table:table-cell>
          <table:table-cell office:value-type="float" office:value="4009224" calcext:value-type="float">
            <text:p>4009224</text:p>
          </table:table-cell>
          <table:table-cell office:value-type="float" office:value="4593496" calcext:value-type="float">
            <text:p>4593496</text:p>
          </table:table-cell>
          <table:table-cell office:value-type="string" calcext:value-type="string">
            <text:p>806.04376.479</text:p>
          </table:table-cell>
          <table:table-cell office:value-type="float" office:value="4199499" calcext:value-type="float">
            <text:p>4199499</text:p>
          </table:table-cell>
          <table:table-cell office:value-type="float" office:value="2094828" calcext:value-type="float">
            <text:p>2094828</text:p>
          </table:table-cell>
          <table:table-cell office:value-type="float" office:value="2318553" calcext:value-type="float">
            <text:p>2318553</text:p>
          </table:table-cell>
          <table:table-cell office:value-type="float" office:value="4888589" calcext:value-type="float">
            <text:p>4888589</text:p>
          </table:table-cell>
          <table:table-cell office:value-type="float" office:value="1712978" calcext:value-type="float">
            <text:p>1712978</text:p>
          </table:table-cell>
          <table:table-cell office:value-type="float" office:value="364243" calcext:value-type="float">
            <text:p>364243</text:p>
          </table:table-cell>
          <table:table-cell office:value-type="float" office:value="3776747" calcext:value-type="float">
            <text:p>3776747</text:p>
          </table:table-cell>
          <table:table-cell office:value-type="float" office:value="918078" calcext:value-type="float">
            <text:p>918078</text:p>
          </table:table-cell>
          <table:table-cell office:value-type="float" office:value="3933022" calcext:value-type="float">
            <text:p>3933022</text:p>
          </table:table-cell>
          <table:table-cell office:value-type="float" office:value="1138281" calcext:value-type="float">
            <text:p>1138281</text:p>
          </table:table-cell>
          <table:table-cell office:value-type="string" calcext:value-type="string">
            <text:p>1544.0904023.76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7585" calcext:value-type="float">
            <text:p>1657585</text:p>
          </table:table-cell>
          <table:table-cell office:value-type="float" office:value="1471613" calcext:value-type="float">
            <text:p>1471613</text:p>
          </table:table-cell>
          <table:table-cell office:value-type="float" office:value="274089" calcext:value-type="float">
            <text:p>274089</text:p>
          </table:table-cell>
          <table:table-cell office:value-type="float" office:value="1642475" calcext:value-type="float">
            <text:p>1642475</text:p>
          </table:table-cell>
          <table:table-cell office:value-type="float" office:value="2104776" calcext:value-type="float">
            <text:p>2104776</text:p>
          </table:table-cell>
          <table:table-cell office:value-type="float" office:value="2807855" calcext:value-type="float">
            <text:p>2807855</text:p>
          </table:table-cell>
          <table:table-cell office:value-type="float" office:value="1200872" calcext:value-type="float">
            <text:p>1200872</text:p>
          </table:table-cell>
          <table:table-cell office:value-type="float" office:value="1206877" calcext:value-type="float">
            <text:p>1206877</text:p>
          </table:table-cell>
          <table:table-cell office:value-type="float" office:value="776553" calcext:value-type="float">
            <text:p>776553</text:p>
          </table:table-cell>
          <table:table-cell office:value-type="float" office:value="3029546" calcext:value-type="float">
            <text:p>3029546</text:p>
          </table:table-cell>
          <table:table-cell office:value-type="float" office:value="2295820" calcext:value-type="float">
            <text:p>2295820</text:p>
          </table:table-cell>
          <table:table-cell office:value-type="float" office:value="2119140" calcext:value-type="float">
            <text:p>2119140</text:p>
          </table:table-cell>
          <table:table-cell office:value-type="float" office:value="3099185" calcext:value-type="float">
            <text:p>3099185</text:p>
          </table:table-cell>
          <table:table-cell office:value-type="float" office:value="1498582" calcext:value-type="float">
            <text:p>1498582</text:p>
          </table:table-cell>
          <table:table-cell office:value-type="float" office:value="491516" calcext:value-type="float">
            <text:p>491516</text:p>
          </table:table-cell>
          <table:table-cell office:value-type="float" office:value="1583680" calcext:value-type="float">
            <text:p>1583680</text:p>
          </table:table-cell>
          <table:table-cell office:value-type="float" office:value="3508589" calcext:value-type="float">
            <text:p>3508589</text:p>
          </table:table-cell>
          <table:table-cell office:value-type="float" office:value="657301" calcext:value-type="float">
            <text:p>657301</text:p>
          </table:table-cell>
          <table:table-cell office:value-type="float" office:value="3353981" calcext:value-type="float">
            <text:p>3353981</text:p>
          </table:table-cell>
          <table:table-cell office:value-type="float" office:value="2935560" calcext:value-type="float">
            <text:p>2935560</text:p>
          </table:table-cell>
          <table:table-cell office:value-type="float" office:value="4470128" calcext:value-type="float">
            <text:p>4470128</text:p>
          </table:table-cell>
          <table:table-cell office:value-type="float" office:value="864972" calcext:value-type="float">
            <text:p>864972</text:p>
          </table:table-cell>
          <table:table-cell office:value-type="float" office:value="3052818" calcext:value-type="float">
            <text:p>3052818</text:p>
          </table:table-cell>
          <table:table-cell office:value-type="float" office:value="2254986" calcext:value-type="float">
            <text:p>2254986</text:p>
          </table:table-cell>
          <table:table-cell office:value-type="float" office:value="3838047" calcext:value-type="float">
            <text:p>3838047</text:p>
          </table:table-cell>
          <table:table-cell office:value-type="float" office:value="2797315" calcext:value-type="float">
            <text:p>2797315</text:p>
          </table:table-cell>
          <table:table-cell office:value-type="float" office:value="1020908" calcext:value-type="float">
            <text:p>1020908</text:p>
          </table:table-cell>
          <table:table-cell office:value-type="float" office:value="1663715" calcext:value-type="float">
            <text:p>1663715</text:p>
          </table:table-cell>
          <table:table-cell office:value-type="float" office:value="1524170" calcext:value-type="float">
            <text:p>1524170</text:p>
          </table:table-cell>
          <table:table-cell office:value-type="float" office:value="2332410" calcext:value-type="float">
            <text:p>2332410</text:p>
          </table:table-cell>
          <table:table-cell office:value-type="float" office:value="4022126" calcext:value-type="float">
            <text:p>4022126</text:p>
          </table:table-cell>
          <table:table-cell office:value-type="float" office:value="1814008" calcext:value-type="float">
            <text:p>1814008</text:p>
          </table:table-cell>
          <table:table-cell office:value-type="float" office:value="4462164" calcext:value-type="float">
            <text:p>4462164</text:p>
          </table:table-cell>
          <table:table-cell office:value-type="string" calcext:value-type="string">
            <text:p>2863.9412794.010</text:p>
          </table:table-cell>
          <table:table-cell office:value-type="float" office:value="4261068" calcext:value-type="float">
            <text:p>4261068</text:p>
          </table:table-cell>
          <table:table-cell office:value-type="float" office:value="381257" calcext:value-type="float">
            <text:p>381257</text:p>
          </table:table-cell>
          <table:table-cell office:value-type="float" office:value="1208944" calcext:value-type="float">
            <text:p>1208944</text:p>
          </table:table-cell>
          <table:table-cell office:value-type="float" office:value="1892821" calcext:value-type="float">
            <text:p>1892821</text:p>
          </table:table-cell>
          <table:table-cell office:value-type="float" office:value="517873" calcext:value-type="float">
            <text:p>517873</text:p>
          </table:table-cell>
          <table:table-cell office:value-type="float" office:value="378298" calcext:value-type="float">
            <text:p>378298</text:p>
          </table:table-cell>
          <table:table-cell office:value-type="float" office:value="673767" calcext:value-type="float">
            <text:p>673767</text:p>
          </table:table-cell>
          <table:table-cell office:value-type="float" office:value="2822315" calcext:value-type="float">
            <text:p>2822315</text:p>
          </table:table-cell>
          <table:table-cell office:value-type="float" office:value="2528028" calcext:value-type="float">
            <text:p>2528028</text:p>
          </table:table-cell>
          <table:table-cell office:value-type="float" office:value="497579" calcext:value-type="float">
            <text:p>497579</text:p>
          </table:table-cell>
          <table:table-cell office:value-type="float" office:value="328892" calcext:value-type="float">
            <text:p>328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037.6391531.235</text:p>
          </table:table-cell>
          <table:table-cell office:value-type="float" office:value="1181660" calcext:value-type="float">
            <text:p>1181660</text:p>
          </table:table-cell>
          <table:table-cell office:value-type="float" office:value="3370903" calcext:value-type="float">
            <text:p>3370903</text:p>
          </table:table-cell>
          <table:table-cell office:value-type="float" office:value="2045116" calcext:value-type="float">
            <text:p>2045116</text:p>
          </table:table-cell>
          <table:table-cell office:value-type="float" office:value="425569" calcext:value-type="float">
            <text:p>425569</text:p>
          </table:table-cell>
          <table:table-cell office:value-type="float" office:value="1004042" calcext:value-type="float">
            <text:p>1004042</text:p>
          </table:table-cell>
          <table:table-cell office:value-type="float" office:value="3330544" calcext:value-type="float">
            <text:p>3330544</text:p>
          </table:table-cell>
          <table:table-cell office:value-type="float" office:value="1379286" calcext:value-type="float">
            <text:p>1379286</text:p>
          </table:table-cell>
          <table:table-cell office:value-type="float" office:value="189636" calcext:value-type="float">
            <text:p>189636</text:p>
          </table:table-cell>
          <table:table-cell office:value-type="float" office:value="3606929" calcext:value-type="float">
            <text:p>3606929</text:p>
          </table:table-cell>
          <table:table-cell office:value-type="float" office:value="1224571" calcext:value-type="float">
            <text:p>1224571</text:p>
          </table:table-cell>
          <table:table-cell office:value-type="float" office:value="615000" calcext:value-type="float">
            <text:p>615000</text:p>
          </table:table-cell>
          <table:table-cell office:value-type="float" office:value="1551838" calcext:value-type="float">
            <text:p>1551838</text:p>
          </table:table-cell>
          <table:table-cell office:value-type="float" office:value="1372857" calcext:value-type="float">
            <text:p>1372857</text:p>
          </table:table-cell>
          <table:table-cell office:value-type="float" office:value="2408486" calcext:value-type="float">
            <text:p>2408486</text:p>
          </table:table-cell>
          <table:table-cell office:value-type="float" office:value="2825205" calcext:value-type="float">
            <text:p>2825205</text:p>
          </table:table-cell>
          <table:table-cell office:value-type="float" office:value="1804814" calcext:value-type="float">
            <text:p>1804814</text:p>
          </table:table-cell>
          <table:table-cell office:value-type="float" office:value="3543230" calcext:value-type="float">
            <text:p>3543230</text:p>
          </table:table-cell>
          <table:table-cell office:value-type="float" office:value="1816440" calcext:value-type="float">
            <text:p>1816440</text:p>
          </table:table-cell>
          <table:table-cell office:value-type="float" office:value="1549683" calcext:value-type="float">
            <text:p>1549683</text:p>
          </table:table-cell>
          <table:table-cell office:value-type="float" office:value="4427904" calcext:value-type="float">
            <text:p>4427904</text:p>
          </table:table-cell>
          <table:table-cell office:value-type="string" calcext:value-type="string">
            <text:p>1145.1263488.176</text:p>
          </table:table-cell>
          <table:table-cell office:value-type="float" office:value="194826" calcext:value-type="float">
            <text:p>194826</text:p>
          </table:table-cell>
          <table:table-cell office:value-type="float" office:value="4912069" calcext:value-type="float">
            <text:p>4912069</text:p>
          </table:table-cell>
          <table:table-cell office:value-type="float" office:value="3449640" calcext:value-type="float">
            <text:p>3449640</text:p>
          </table:table-cell>
          <table:table-cell office:value-type="float" office:value="869161" calcext:value-type="float">
            <text:p>869161</text:p>
          </table:table-cell>
          <table:table-cell office:value-type="float" office:value="3340278" calcext:value-type="float">
            <text:p>3340278</text:p>
          </table:table-cell>
          <table:table-cell office:value-type="float" office:value="3398416" calcext:value-type="float">
            <text:p>3398416</text:p>
          </table:table-cell>
          <table:table-cell office:value-type="float" office:value="528910" calcext:value-type="float">
            <text:p>528910</text:p>
          </table:table-cell>
          <table:table-cell office:value-type="float" office:value="3777157" calcext:value-type="float">
            <text:p>3777157</text:p>
          </table:table-cell>
          <table:table-cell office:value-type="float" office:value="4379154" calcext:value-type="float">
            <text:p>4379154</text:p>
          </table:table-cell>
          <table:table-cell office:value-type="float" office:value="723597" calcext:value-type="float">
            <text:p>723597</text:p>
          </table:table-cell>
          <table:table-cell office:value-type="float" office:value="391894" calcext:value-type="float">
            <text:p>391894</text:p>
          </table:table-cell>
          <table:table-cell office:value-type="string" calcext:value-type="string">
            <text:p>3975.8412023.946</text:p>
          </table:table-cell>
          <table:table-cell office:value-type="float" office:value="2156414" calcext:value-type="float">
            <text:p>2156414</text:p>
          </table:table-cell>
          <table:table-cell office:value-type="float" office:value="4659155" calcext:value-type="float">
            <text:p>4659155</text:p>
          </table:table-cell>
          <table:table-cell office:value-type="float" office:value="1393994" calcext:value-type="float">
            <text:p>1393994</text:p>
          </table:table-cell>
          <table:table-cell office:value-type="float" office:value="390662" calcext:value-type="float">
            <text:p>390662</text:p>
          </table:table-cell>
          <table:table-cell office:value-type="float" office:value="3460157" calcext:value-type="float">
            <text:p>3460157</text:p>
          </table:table-cell>
          <table:table-cell office:value-type="float" office:value="1099885" calcext:value-type="float">
            <text:p>1099885</text:p>
          </table:table-cell>
          <table:table-cell office:value-type="float" office:value="3611375" calcext:value-type="float">
            <text:p>3611375</text:p>
          </table:table-cell>
          <table:table-cell office:value-type="float" office:value="917554" calcext:value-type="float">
            <text:p>917554</text:p>
          </table:table-cell>
          <table:table-cell office:value-type="float" office:value="1259191" calcext:value-type="float">
            <text:p>1259191</text:p>
          </table:table-cell>
          <table:table-cell office:value-type="float" office:value="3769686" calcext:value-type="float">
            <text:p>37696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0333" calcext:value-type="float">
            <text:p>2380333</text:p>
          </table:table-cell>
          <table:table-cell office:value-type="float" office:value="2727436" calcext:value-type="float">
            <text:p>2727436</text:p>
          </table:table-cell>
          <table:table-cell office:value-type="float" office:value="4282774" calcext:value-type="float">
            <text:p>4282774</text:p>
          </table:table-cell>
          <table:table-cell office:value-type="float" office:value="3929047" calcext:value-type="float">
            <text:p>3929047</text:p>
          </table:table-cell>
          <table:table-cell office:value-type="float" office:value="3469405" calcext:value-type="float">
            <text:p>3469405</text:p>
          </table:table-cell>
          <table:table-cell office:value-type="float" office:value="1296325" calcext:value-type="float">
            <text:p>1296325</text:p>
          </table:table-cell>
          <table:table-cell office:value-type="float" office:value="2839703" calcext:value-type="float">
            <text:p>2839703</text:p>
          </table:table-cell>
          <table:table-cell office:value-type="float" office:value="2833400" calcext:value-type="float">
            <text:p>2833400</text:p>
          </table:table-cell>
          <table:table-cell office:value-type="float" office:value="3374230" calcext:value-type="float">
            <text:p>3374230</text:p>
          </table:table-cell>
          <table:table-cell office:value-type="float" office:value="1169944" calcext:value-type="float">
            <text:p>1169944</text:p>
          </table:table-cell>
          <table:table-cell office:value-type="float" office:value="1991443" calcext:value-type="float">
            <text:p>1991443</text:p>
          </table:table-cell>
          <table:table-cell office:value-type="float" office:value="2002144" calcext:value-type="float">
            <text:p>2002144</text:p>
          </table:table-cell>
          <table:table-cell office:value-type="float" office:value="1070079" calcext:value-type="float">
            <text:p>1070079</text:p>
          </table:table-cell>
          <table:table-cell office:value-type="float" office:value="2610994" calcext:value-type="float">
            <text:p>2610994</text:p>
          </table:table-cell>
          <table:table-cell office:value-type="float" office:value="3851782" calcext:value-type="float">
            <text:p>3851782</text:p>
          </table:table-cell>
          <table:table-cell office:value-type="float" office:value="2516054" calcext:value-type="float">
            <text:p>2516054</text:p>
          </table:table-cell>
          <table:table-cell office:value-type="float" office:value="672269" calcext:value-type="float">
            <text:p>672269</text:p>
          </table:table-cell>
          <table:table-cell office:value-type="float" office:value="3696066" calcext:value-type="float">
            <text:p>3696066</text:p>
          </table:table-cell>
          <table:table-cell office:value-type="float" office:value="785525" calcext:value-type="float">
            <text:p>785525</text:p>
          </table:table-cell>
          <table:table-cell office:value-type="float" office:value="1204517" calcext:value-type="float">
            <text:p>1204517</text:p>
          </table:table-cell>
          <table:table-cell office:value-type="float" office:value="2286106" calcext:value-type="float">
            <text:p>2286106</text:p>
          </table:table-cell>
          <table:table-cell office:value-type="string" calcext:value-type="string">
            <text:p>3533.4672532.455</text:p>
          </table:table-cell>
          <table:table-cell office:value-type="float" office:value="2924207" calcext:value-type="float">
            <text:p>2924207</text:p>
          </table:table-cell>
          <table:table-cell office:value-type="float" office:value="401607" calcext:value-type="float">
            <text:p>401607</text:p>
          </table:table-cell>
          <table:table-cell office:value-type="float" office:value="2695091" calcext:value-type="float">
            <text:p>2695091</text:p>
          </table:table-cell>
          <table:table-cell office:value-type="float" office:value="3290401" calcext:value-type="float">
            <text:p>3290401</text:p>
          </table:table-cell>
          <table:table-cell office:value-type="float" office:value="2621321" calcext:value-type="float">
            <text:p>2621321</text:p>
          </table:table-cell>
          <table:table-cell office:value-type="float" office:value="4568553" calcext:value-type="float">
            <text:p>4568553</text:p>
          </table:table-cell>
          <table:table-cell office:value-type="float" office:value="3456137" calcext:value-type="float">
            <text:p>3456137</text:p>
          </table:table-cell>
          <table:table-cell office:value-type="float" office:value="174026" calcext:value-type="float">
            <text:p>174026</text:p>
          </table:table-cell>
          <table:table-cell office:value-type="float" office:value="3232139" calcext:value-type="float">
            <text:p>3232139</text:p>
          </table:table-cell>
          <table:table-cell office:value-type="float" office:value="699819" calcext:value-type="float">
            <text:p>699819</text:p>
          </table:table-cell>
          <table:table-cell office:value-type="string" calcext:value-type="string">
            <text:p>2744.8931251.006</text:p>
          </table:table-cell>
          <table:table-cell office:value-type="float" office:value="2040260" calcext:value-type="float">
            <text:p>2040260</text:p>
          </table:table-cell>
          <table:table-cell office:value-type="float" office:value="4077082" calcext:value-type="float">
            <text:p>4077082</text:p>
          </table:table-cell>
          <table:table-cell office:value-type="float" office:value="3947468" calcext:value-type="float">
            <text:p>3947468</text:p>
          </table:table-cell>
          <table:table-cell office:value-type="float" office:value="3004718" calcext:value-type="float">
            <text:p>3004718</text:p>
          </table:table-cell>
          <table:table-cell office:value-type="float" office:value="4309267" calcext:value-type="float">
            <text:p>4309267</text:p>
          </table:table-cell>
          <table:table-cell office:value-type="float" office:value="4412873" calcext:value-type="float">
            <text:p>4412873</text:p>
          </table:table-cell>
          <table:table-cell office:value-type="float" office:value="3376693" calcext:value-type="float">
            <text:p>3376693</text:p>
          </table:table-cell>
          <table:table-cell office:value-type="float" office:value="1222148" calcext:value-type="float">
            <text:p>1222148</text:p>
          </table:table-cell>
          <table:table-cell office:value-type="float" office:value="3134266" calcext:value-type="float">
            <text:p>3134266</text:p>
          </table:table-cell>
          <table:table-cell office:value-type="float" office:value="4137368" calcext:value-type="float">
            <text:p>4137368</text:p>
          </table:table-cell>
          <table:table-cell office:value-type="float" office:value="4349478" calcext:value-type="float">
            <text:p>4349478</text:p>
          </table:table-cell>
          <table:table-cell office:value-type="float" office:value="4037639" calcext:value-type="float">
            <text:p>4037639</text:p>
          </table:table-cell>
          <table:table-cell office:value-type="float" office:value="0" calcext:value-type="float">
            <text:p>0</text:p>
          </table:table-cell>
          <table:table-cell office:value-type="float" office:value="2903846" calcext:value-type="float">
            <text:p>2903846</text:p>
          </table:table-cell>
          <table:table-cell office:value-type="float" office:value="2920666" calcext:value-type="float">
            <text:p>2920666</text:p>
          </table:table-cell>
          <table:table-cell office:value-type="float" office:value="1068488" calcext:value-type="float">
            <text:p>1068488</text:p>
          </table:table-cell>
          <table:table-cell office:value-type="float" office:value="2032100" calcext:value-type="float">
            <text:p>2032100</text:p>
          </table:table-cell>
          <table:table-cell office:value-type="float" office:value="3617074" calcext:value-type="float">
            <text:p>3617074</text:p>
          </table:table-cell>
          <table:table-cell office:value-type="float" office:value="4189460" calcext:value-type="float">
            <text:p>4189460</text:p>
          </table:table-cell>
          <table:table-cell office:value-type="float" office:value="1980114" calcext:value-type="float">
            <text:p>1980114</text:p>
          </table:table-cell>
          <table:table-cell office:value-type="float" office:value="2803943" calcext:value-type="float">
            <text:p>2803943</text:p>
          </table:table-cell>
          <table:table-cell office:value-type="float" office:value="4155821" calcext:value-type="float">
            <text:p>4155821</text:p>
          </table:table-cell>
          <table:table-cell office:value-type="float" office:value="632202" calcext:value-type="float">
            <text:p>632202</text:p>
          </table:table-cell>
          <table:table-cell office:value-type="float" office:value="2814682" calcext:value-type="float">
            <text:p>2814682</text:p>
          </table:table-cell>
          <table:table-cell office:value-type="float" office:value="4474202" calcext:value-type="float">
            <text:p>4474202</text:p>
          </table:table-cell>
          <table:table-cell office:value-type="float" office:value="2505822" calcext:value-type="float">
            <text:p>2505822</text:p>
          </table:table-cell>
          <table:table-cell office:value-type="float" office:value="2677757" calcext:value-type="float">
            <text:p>2677757</text:p>
          </table:table-cell>
          <table:table-cell office:value-type="float" office:value="1890177" calcext:value-type="float">
            <text:p>1890177</text:p>
          </table:table-cell>
          <table:table-cell office:value-type="float" office:value="1243251" calcext:value-type="float">
            <text:p>1243251</text:p>
          </table:table-cell>
          <table:table-cell office:value-type="float" office:value="3428067" calcext:value-type="float">
            <text:p>3428067</text:p>
          </table:table-cell>
          <table:table-cell office:value-type="float" office:value="2314796" calcext:value-type="float">
            <text:p>2314796</text:p>
          </table:table-cell>
          <table:table-cell office:value-type="float" office:value="4614418" calcext:value-type="float">
            <text:p>4614418</text:p>
          </table:table-cell>
          <table:table-cell office:value-type="float" office:value="2506944" calcext:value-type="float">
            <text:p>2506944</text:p>
          </table:table-cell>
          <table:table-cell office:value-type="float" office:value="547033" calcext:value-type="float">
            <text:p>547033</text:p>
          </table:table-cell>
          <table:table-cell office:value-type="float" office:value="2901872" calcext:value-type="float">
            <text:p>2901872</text:p>
          </table:table-cell>
          <table:table-cell office:value-type="float" office:value="632446" calcext:value-type="float">
            <text:p>632446</text:p>
          </table:table-cell>
          <table:table-cell office:value-type="float" office:value="4155426" calcext:value-type="float">
            <text:p>4155426</text:p>
          </table:table-cell>
          <table:table-cell office:value-type="float" office:value="2203725" calcext:value-type="float">
            <text:p>2203725</text:p>
          </table:table-cell>
          <table:table-cell office:value-type="float" office:value="594079" calcext:value-type="float">
            <text:p>594079</text:p>
          </table:table-cell>
          <table:table-cell office:value-type="float" office:value="3402580" calcext:value-type="float">
            <text:p>3402580</text:p>
          </table:table-cell>
          <table:table-cell office:value-type="float" office:value="714927" calcext:value-type="float">
            <text:p>714927</text:p>
          </table:table-cell>
          <table:table-cell office:value-type="float" office:value="1859493" calcext:value-type="float">
            <text:p>1859493</text:p>
          </table:table-cell>
          <table:table-cell office:value-type="float" office:value="4391478" calcext:value-type="float">
            <text:p>4391478</text:p>
          </table:table-cell>
          <table:table-cell office:value-type="string" calcext:value-type="string">
            <text:p>1881.4422320.945</text:p>
          </table:table-cell>
          <table:table-cell office:value-type="float" office:value="3833036" calcext:value-type="float">
            <text:p>3833036</text:p>
          </table:table-cell>
          <table:table-cell office:value-type="float" office:value="4392726" calcext:value-type="float">
            <text:p>4392726</text:p>
          </table:table-cell>
          <table:table-cell office:value-type="float" office:value="2048445" calcext:value-type="float">
            <text:p>2048445</text:p>
          </table:table-cell>
          <table:table-cell office:value-type="float" office:value="3595782" calcext:value-type="float">
            <text:p>3595782</text:p>
          </table:table-cell>
          <table:table-cell office:value-type="float" office:value="2937033" calcext:value-type="float">
            <text:p>2937033</text:p>
          </table:table-cell>
          <table:table-cell office:value-type="float" office:value="2184280" calcext:value-type="float">
            <text:p>2184280</text:p>
          </table:table-cell>
          <table:table-cell office:value-type="float" office:value="2647839" calcext:value-type="float">
            <text:p>2647839</text:p>
          </table:table-cell>
          <table:table-cell office:value-type="float" office:value="4127698" calcext:value-type="float">
            <text:p>4127698</text:p>
          </table:table-cell>
          <table:table-cell office:value-type="float" office:value="606012" calcext:value-type="float">
            <text:p>606012</text:p>
          </table:table-cell>
          <table:table-cell office:value-type="string" calcext:value-type="string">
            <text:p>4561.599616.052</text:p>
          </table:table-cell>
          <table:table-cell office:value-type="float" office:value="3336975" calcext:value-type="float">
            <text:p>3336975</text:p>
          </table:table-cell>
          <table:table-cell office:value-type="float" office:value="2834318" calcext:value-type="float">
            <text:p>2834318</text:p>
          </table:table-cell>
          <table:table-cell office:value-type="float" office:value="1494366" calcext:value-type="float">
            <text:p>1494366</text:p>
          </table:table-cell>
          <table:table-cell table:number-columns-repeated="3"/>
        </table:table-row>
        <table:table-row table:style-name="ro1">
          <table:table-cell/>
          <table:table-cell office:value-type="float" office:value="969239" calcext:value-type="float">
            <text:p>969239</text:p>
          </table:table-cell>
          <table:table-cell office:value-type="float" office:value="330711" calcext:value-type="float">
            <text:p>330711</text:p>
          </table:table-cell>
          <table:table-cell office:value-type="float" office:value="1803655" calcext:value-type="float">
            <text:p>1803655</text:p>
          </table:table-cell>
          <table:table-cell office:value-type="float" office:value="1093553" calcext:value-type="float">
            <text:p>1093553</text:p>
          </table:table-cell>
          <table:table-cell office:value-type="float" office:value="964096" calcext:value-type="float">
            <text:p>964096</text:p>
          </table:table-cell>
          <table:table-cell office:value-type="float" office:value="1940796" calcext:value-type="float">
            <text:p>1940796</text:p>
          </table:table-cell>
          <table:table-cell office:value-type="float" office:value="935595" calcext:value-type="float">
            <text:p>935595</text:p>
          </table:table-cell>
          <table:table-cell office:value-type="float" office:value="798326" calcext:value-type="float">
            <text:p>798326</text:p>
          </table:table-cell>
          <table:table-cell office:value-type="float" office:value="763197" calcext:value-type="float">
            <text:p>763197</text:p>
          </table:table-cell>
          <table:table-cell office:value-type="float" office:value="2202981" calcext:value-type="float">
            <text:p>2202981</text:p>
          </table:table-cell>
          <table:table-cell office:value-type="float" office:value="926739" calcext:value-type="float">
            <text:p>926739</text:p>
          </table:table-cell>
          <table:table-cell office:value-type="float" office:value="929731" calcext:value-type="float">
            <text:p>929731</text:p>
          </table:table-cell>
          <table:table-cell office:value-type="float" office:value="1848357" calcext:value-type="float">
            <text:p>1848357</text:p>
          </table:table-cell>
          <table:table-cell office:value-type="float" office:value="1245084" calcext:value-type="float">
            <text:p>1245084</text:p>
          </table:table-cell>
          <table:table-cell office:value-type="float" office:value="1133801" calcext:value-type="float">
            <text:p>1133801</text:p>
          </table:table-cell>
          <table:table-cell office:value-type="float" office:value="588253" calcext:value-type="float">
            <text:p>588253</text:p>
          </table:table-cell>
          <table:table-cell office:value-type="float" office:value="2549239" calcext:value-type="float">
            <text:p>2549239</text:p>
          </table:table-cell>
          <table:table-cell office:value-type="float" office:value="942852" calcext:value-type="float">
            <text:p>942852</text:p>
          </table:table-cell>
          <table:table-cell office:value-type="float" office:value="2400648" calcext:value-type="float">
            <text:p>2400648</text:p>
          </table:table-cell>
          <table:table-cell office:value-type="float" office:value="2079183" calcext:value-type="float">
            <text:p>2079183</text:p>
          </table:table-cell>
          <table:table-cell office:value-type="float" office:value="2943642" calcext:value-type="float">
            <text:p>2943642</text:p>
          </table:table-cell>
          <table:table-cell office:value-type="float" office:value="729945" calcext:value-type="float">
            <text:p>729945</text:p>
          </table:table-cell>
          <table:table-cell office:value-type="float" office:value="1531082" calcext:value-type="float">
            <text:p>1531082</text:p>
          </table:table-cell>
          <table:table-cell office:value-type="float" office:value="804906" calcext:value-type="float">
            <text:p>804906</text:p>
          </table:table-cell>
          <table:table-cell office:value-type="float" office:value="2611054" calcext:value-type="float">
            <text:p>2611054</text:p>
          </table:table-cell>
          <table:table-cell office:value-type="float" office:value="1294009" calcext:value-type="float">
            <text:p>1294009</text:p>
          </table:table-cell>
          <table:table-cell office:value-type="string" calcext:value-type="string">
            <text:p>515.8681579.106</text:p>
          </table:table-cell>
          <table:table-cell office:value-type="float" office:value="1668909" calcext:value-type="float">
            <text:p>1668909</text:p>
          </table:table-cell>
          <table:table-cell office:value-type="float" office:value="1130291" calcext:value-type="float">
            <text:p>1130291</text:p>
          </table:table-cell>
          <table:table-cell office:value-type="float" office:value="2838567" calcext:value-type="float">
            <text:p>2838567</text:p>
          </table:table-cell>
          <table:table-cell office:value-type="float" office:value="569646" calcext:value-type="float">
            <text:p>569646</text:p>
          </table:table-cell>
          <table:table-cell office:value-type="float" office:value="3171197" calcext:value-type="float">
            <text:p>3171197</text:p>
          </table:table-cell>
          <table:table-cell office:value-type="float" office:value="1368341" calcext:value-type="float">
            <text:p>1368341</text:p>
          </table:table-cell>
          <table:table-cell office:value-type="float" office:value="1811915" calcext:value-type="float">
            <text:p>1811915</text:p>
          </table:table-cell>
          <table:table-cell office:value-type="float" office:value="2742892" calcext:value-type="float">
            <text:p>2742892</text:p>
          </table:table-cell>
          <table:table-cell office:value-type="float" office:value="1374000" calcext:value-type="float">
            <text:p>1374000</text:p>
          </table:table-cell>
          <table:table-cell office:value-type="float" office:value="1043633" calcext:value-type="float">
            <text:p>1043633</text:p>
          </table:table-cell>
          <table:table-cell office:value-type="float" office:value="476161" calcext:value-type="float">
            <text:p>476161</text:p>
          </table:table-cell>
          <table:table-cell office:value-type="float" office:value="1566576" calcext:value-type="float">
            <text:p>1566576</text:p>
          </table:table-cell>
          <table:table-cell office:value-type="float" office:value="1876982" calcext:value-type="float">
            <text:p>1876982</text:p>
          </table:table-cell>
          <table:table-cell office:value-type="float" office:value="1152200" calcext:value-type="float">
            <text:p>1152200</text:p>
          </table:table-cell>
          <table:table-cell office:value-type="float" office:value="1728899" calcext:value-type="float">
            <text:p>1728899</text:p>
          </table:table-cell>
          <table:table-cell office:value-type="float" office:value="1147604" calcext:value-type="float">
            <text:p>1147604</text:p>
          </table:table-cell>
          <table:table-cell office:value-type="float" office:value="1385652" calcext:value-type="float">
            <text:p>1385652</text:p>
          </table:table-cell>
          <table:table-cell office:value-type="float" office:value="1746750" calcext:value-type="float">
            <text:p>1746750</text:p>
          </table:table-cell>
          <table:table-cell office:value-type="float" office:value="1531235" calcext:value-type="float">
            <text:p>1531235</text:p>
          </table:table-cell>
          <table:table-cell office:value-type="float" office:value="2903846" calcext:value-type="float">
            <text:p>2903846</text:p>
          </table:table-cell>
          <table:table-cell office:value-type="float" office:value="0" calcext:value-type="float">
            <text:p>0</text:p>
          </table:table-cell>
          <table:table-cell office:value-type="float" office:value="550892" calcext:value-type="float">
            <text:p>550892</text:p>
          </table:table-cell>
          <table:table-cell office:value-type="float" office:value="2022338" calcext:value-type="float">
            <text:p>2022338</text:p>
          </table:table-cell>
          <table:table-cell office:value-type="float" office:value="956093" calcext:value-type="float">
            <text:p>956093</text:p>
          </table:table-cell>
          <table:table-cell office:value-type="float" office:value="1163695" calcext:value-type="float">
            <text:p>1163695</text:p>
          </table:table-cell>
          <table:table-cell office:value-type="float" office:value="1302420" calcext:value-type="float">
            <text:p>1302420</text:p>
          </table:table-cell>
          <table:table-cell office:value-type="float" office:value="1810434" calcext:value-type="float">
            <text:p>1810434</text:p>
          </table:table-cell>
          <table:table-cell office:value-type="float" office:value="351411" calcext:value-type="float">
            <text:p>351411</text:p>
          </table:table-cell>
          <table:table-cell office:value-type="float" office:value="1712414" calcext:value-type="float">
            <text:p>1712414</text:p>
          </table:table-cell>
          <table:table-cell office:value-type="float" office:value="2655175" calcext:value-type="float">
            <text:p>2655175</text:p>
          </table:table-cell>
          <table:table-cell office:value-type="float" office:value="811479" calcext:value-type="float">
            <text:p>811479</text:p>
          </table:table-cell>
          <table:table-cell office:value-type="float" office:value="1727044" calcext:value-type="float">
            <text:p>1727044</text:p>
          </table:table-cell>
          <table:table-cell office:value-type="float" office:value="721541" calcext:value-type="float">
            <text:p>721541</text:p>
          </table:table-cell>
          <table:table-cell office:value-type="string" calcext:value-type="string">
            <text:p>1021.0081038.122</text:p>
          </table:table-cell>
          <table:table-cell office:value-type="float" office:value="1675067" calcext:value-type="float">
            <text:p>1675067</text:p>
          </table:table-cell>
          <table:table-cell office:value-type="float" office:value="725135" calcext:value-type="float">
            <text:p>725135</text:p>
          </table:table-cell>
          <table:table-cell office:value-type="float" office:value="2012092" calcext:value-type="float">
            <text:p>2012092</text:p>
          </table:table-cell>
          <table:table-cell office:value-type="float" office:value="1749293" calcext:value-type="float">
            <text:p>1749293</text:p>
          </table:table-cell>
          <table:table-cell office:value-type="float" office:value="725745" calcext:value-type="float">
            <text:p>725745</text:p>
          </table:table-cell>
          <table:table-cell office:value-type="float" office:value="3389229" calcext:value-type="float">
            <text:p>3389229</text:p>
          </table:table-cell>
          <table:table-cell office:value-type="float" office:value="749801" calcext:value-type="float">
            <text:p>749801</text:p>
          </table:table-cell>
          <table:table-cell office:value-type="float" office:value="2283874" calcext:value-type="float">
            <text:p>2283874</text:p>
          </table:table-cell>
          <table:table-cell office:value-type="float" office:value="1716022" calcext:value-type="float">
            <text:p>1716022</text:p>
          </table:table-cell>
          <table:table-cell office:value-type="float" office:value="3402664" calcext:value-type="float">
            <text:p>3402664</text:p>
          </table:table-cell>
          <table:table-cell office:value-type="string" calcext:value-type="string">
            <text:p>2320.4371523.237</text:p>
          </table:table-cell>
          <table:table-cell office:value-type="float" office:value="2193654" calcext:value-type="float">
            <text:p>2193654</text:p>
          </table:table-cell>
          <table:table-cell office:value-type="float" office:value="1888041" calcext:value-type="float">
            <text:p>1888041</text:p>
          </table:table-cell>
          <table:table-cell office:value-type="float" office:value="1662657" calcext:value-type="float">
            <text:p>1662657</text:p>
          </table:table-cell>
          <table:table-cell office:value-type="float" office:value="2263417" calcext:value-type="float">
            <text:p>2263417</text:p>
          </table:table-cell>
          <table:table-cell office:value-type="float" office:value="2850373" calcext:value-type="float">
            <text:p>2850373</text:p>
          </table:table-cell>
          <table:table-cell office:value-type="float" office:value="1018440" calcext:value-type="float">
            <text:p>1018440</text:p>
          </table:table-cell>
          <table:table-cell office:value-type="float" office:value="1757718" calcext:value-type="float">
            <text:p>1757718</text:p>
          </table:table-cell>
          <table:table-cell office:value-type="float" office:value="2452935" calcext:value-type="float">
            <text:p>2452935</text:p>
          </table:table-cell>
          <table:table-cell office:value-type="float" office:value="997109" calcext:value-type="float">
            <text:p>997109</text:p>
          </table:table-cell>
          <table:table-cell office:value-type="string" calcext:value-type="string">
            <text:p>710.1923141.934</text:p>
          </table:table-cell>
          <table:table-cell office:value-type="float" office:value="958714" calcext:value-type="float">
            <text:p>958714</text:p>
          </table:table-cell>
          <table:table-cell office:value-type="float" office:value="1420310" calcext:value-type="float">
            <text:p>1420310</text:p>
          </table:table-cell>
          <table:table-cell office:value-type="float" office:value="2422295" calcext:value-type="float">
            <text:p>2422295</text:p>
          </table:table-cell>
          <table:table-cell office:value-type="float" office:value="1680594" calcext:value-type="float">
            <text:p>1680594</text:p>
          </table:table-cell>
          <table:table-cell office:value-type="float" office:value="2652716" calcext:value-type="float">
            <text:p>2652716</text:p>
          </table:table-cell>
          <table:table-cell office:value-type="float" office:value="614473" calcext:value-type="float">
            <text:p>614473</text:p>
          </table:table-cell>
          <table:table-cell office:value-type="float" office:value="554375" calcext:value-type="float">
            <text:p>554375</text:p>
          </table:table-cell>
          <table:table-cell office:value-type="float" office:value="2299515" calcext:value-type="float">
            <text:p>229951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28946" calcext:value-type="float">
            <text:p>628946</text:p>
          </table:table-cell>
          <table:table-cell office:value-type="float" office:value="318911" calcext:value-type="float">
            <text:p>318911</text:p>
          </table:table-cell>
          <table:table-cell office:value-type="float" office:value="1451397" calcext:value-type="float">
            <text:p>1451397</text:p>
          </table:table-cell>
          <table:table-cell office:value-type="float" office:value="1433901" calcext:value-type="float">
            <text:p>1433901</text:p>
          </table:table-cell>
          <table:table-cell office:value-type="float" office:value="1482161" calcext:value-type="float">
            <text:p>1482161</text:p>
          </table:table-cell>
          <table:table-cell office:value-type="float" office:value="1781888" calcext:value-type="float">
            <text:p>1781888</text:p>
          </table:table-cell>
          <table:table-cell office:value-type="float" office:value="402840" calcext:value-type="float">
            <text:p>402840</text:p>
          </table:table-cell>
          <table:table-cell office:value-type="float" office:value="269780" calcext:value-type="float">
            <text:p>269780</text:p>
          </table:table-cell>
          <table:table-cell office:value-type="float" office:value="453657" calcext:value-type="float">
            <text:p>453657</text:p>
          </table:table-cell>
          <table:table-cell office:value-type="float" office:value="2032185" calcext:value-type="float">
            <text:p>2032185</text:p>
          </table:table-cell>
          <table:table-cell office:value-type="float" office:value="1115882" calcext:value-type="float">
            <text:p>1115882</text:p>
          </table:table-cell>
          <table:table-cell office:value-type="float" office:value="947005" calcext:value-type="float">
            <text:p>947005</text:p>
          </table:table-cell>
          <table:table-cell office:value-type="float" office:value="1934900" calcext:value-type="float">
            <text:p>1934900</text:p>
          </table:table-cell>
          <table:table-cell office:value-type="float" office:value="764385" calcext:value-type="float">
            <text:p>764385</text:p>
          </table:table-cell>
          <table:table-cell office:value-type="float" office:value="931174" calcext:value-type="float">
            <text:p>931174</text:p>
          </table:table-cell>
          <table:table-cell office:value-type="float" office:value="410488" calcext:value-type="float">
            <text:p>410488</text:p>
          </table:table-cell>
          <table:table-cell office:value-type="float" office:value="2457748" calcext:value-type="float">
            <text:p>2457748</text:p>
          </table:table-cell>
          <table:table-cell office:value-type="float" office:value="783012" calcext:value-type="float">
            <text:p>783012</text:p>
          </table:table-cell>
          <table:table-cell office:value-type="float" office:value="2302619" calcext:value-type="float">
            <text:p>2302619</text:p>
          </table:table-cell>
          <table:table-cell office:value-type="float" office:value="1919647" calcext:value-type="float">
            <text:p>1919647</text:p>
          </table:table-cell>
          <table:table-cell office:value-type="float" office:value="3339593" calcext:value-type="float">
            <text:p>3339593</text:p>
          </table:table-cell>
          <table:table-cell office:value-type="float" office:value="657275" calcext:value-type="float">
            <text:p>657275</text:p>
          </table:table-cell>
          <table:table-cell office:value-type="float" office:value="2015283" calcext:value-type="float">
            <text:p>2015283</text:p>
          </table:table-cell>
          <table:table-cell office:value-type="float" office:value="1350636" calcext:value-type="float">
            <text:p>1350636</text:p>
          </table:table-cell>
          <table:table-cell office:value-type="float" office:value="2687648" calcext:value-type="float">
            <text:p>2687648</text:p>
          </table:table-cell>
          <table:table-cell office:value-type="string" calcext:value-type="string">
            <text:p>1805.632443.091</text:p>
          </table:table-cell>
          <table:table-cell office:value-type="float" office:value="1091013" calcext:value-type="float">
            <text:p>1091013</text:p>
          </table:table-cell>
          <table:table-cell office:value-type="float" office:value="1835649" calcext:value-type="float">
            <text:p>1835649</text:p>
          </table:table-cell>
          <table:table-cell office:value-type="float" office:value="1666370" calcext:value-type="float">
            <text:p>1666370</text:p>
          </table:table-cell>
          <table:table-cell office:value-type="float" office:value="2887155" calcext:value-type="float">
            <text:p>2887155</text:p>
          </table:table-cell>
          <table:table-cell office:value-type="float" office:value="1089507" calcext:value-type="float">
            <text:p>1089507</text:p>
          </table:table-cell>
          <table:table-cell office:value-type="float" office:value="3298410" calcext:value-type="float">
            <text:p>3298410</text:p>
          </table:table-cell>
          <table:table-cell office:value-type="float" office:value="1884731" calcext:value-type="float">
            <text:p>1884731</text:p>
          </table:table-cell>
          <table:table-cell office:value-type="float" office:value="1713859" calcext:value-type="float">
            <text:p>1713859</text:p>
          </table:table-cell>
          <table:table-cell office:value-type="float" office:value="3116192" calcext:value-type="float">
            <text:p>3116192</text:p>
          </table:table-cell>
          <table:table-cell office:value-type="string" calcext:value-type="string">
            <text:p>1158.2441213.552</text:p>
          </table:table-cell>
          <table:table-cell office:value-type="float" office:value="1026433" calcext:value-type="float">
            <text:p>1026433</text:p>
          </table:table-cell>
          <table:table-cell office:value-type="float" office:value="1388798" calcext:value-type="float">
            <text:p>1388798</text:p>
          </table:table-cell>
          <table:table-cell office:value-type="float" office:value="1556838" calcext:value-type="float">
            <text:p>1556838</text:p>
          </table:table-cell>
          <table:table-cell office:value-type="float" office:value="650342" calcext:value-type="float">
            <text:p>650342</text:p>
          </table:table-cell>
          <table:table-cell office:value-type="float" office:value="1699125" calcext:value-type="float">
            <text:p>1699125</text:p>
          </table:table-cell>
          <table:table-cell office:value-type="float" office:value="1697971" calcext:value-type="float">
            <text:p>1697971</text:p>
          </table:table-cell>
          <table:table-cell office:value-type="float" office:value="1216945" calcext:value-type="float">
            <text:p>1216945</text:p>
          </table:table-cell>
          <table:table-cell office:value-type="float" office:value="1462357" calcext:value-type="float">
            <text:p>1462357</text:p>
          </table:table-cell>
          <table:table-cell office:value-type="float" office:value="1181660" calcext:value-type="float">
            <text:p>1181660</text:p>
          </table:table-cell>
          <table:table-cell office:value-type="string" calcext:value-type="string">
            <text:p>2920.666550.892</text:p>
          </table:table-cell>
          <table:table-cell office:value-type="float" office:value="0" calcext:value-type="float">
            <text:p>0</text:p>
          </table:table-cell>
          <table:table-cell office:value-type="float" office:value="2191891" calcext:value-type="float">
            <text:p>2191891</text:p>
          </table:table-cell>
          <table:table-cell office:value-type="float" office:value="891097" calcext:value-type="float">
            <text:p>891097</text:p>
          </table:table-cell>
          <table:table-cell office:value-type="float" office:value="762168" calcext:value-type="float">
            <text:p>762168</text:p>
          </table:table-cell>
          <table:table-cell office:value-type="float" office:value="1347194" calcext:value-type="float">
            <text:p>1347194</text:p>
          </table:table-cell>
          <table:table-cell office:value-type="float" office:value="2196214" calcext:value-type="float">
            <text:p>2196214</text:p>
          </table:table-cell>
          <table:table-cell office:value-type="float" office:value="234828" calcext:value-type="float">
            <text:p>234828</text:p>
          </table:table-cell>
          <table:table-cell office:value-type="float" office:value="1339022" calcext:value-type="float">
            <text:p>1339022</text:p>
          </table:table-cell>
          <table:table-cell office:value-type="float" office:value="2561619" calcext:value-type="float">
            <text:p>2561619</text:p>
          </table:table-cell>
          <table:table-cell office:value-type="float" office:value="288735" calcext:value-type="float">
            <text:p>288735</text:p>
          </table:table-cell>
          <table:table-cell office:value-type="float" office:value="1553990" calcext:value-type="float">
            <text:p>1553990</text:p>
          </table:table-cell>
          <table:table-cell office:value-type="float" office:value="425042" calcext:value-type="float">
            <text:p>425042</text:p>
          </table:table-cell>
          <table:table-cell office:value-type="string" calcext:value-type="string">
            <text:p>532.4371227.721</text:p>
          </table:table-cell>
          <table:table-cell office:value-type="float" office:value="1683274" calcext:value-type="float">
            <text:p>1683274</text:p>
          </table:table-cell>
          <table:table-cell office:value-type="float" office:value="1208298" calcext:value-type="float">
            <text:p>1208298</text:p>
          </table:table-cell>
          <table:table-cell office:value-type="float" office:value="2453378" calcext:value-type="float">
            <text:p>2453378</text:p>
          </table:table-cell>
          <table:table-cell office:value-type="float" office:value="1997403" calcext:value-type="float">
            <text:p>1997403</text:p>
          </table:table-cell>
          <table:table-cell office:value-type="float" office:value="425229" calcext:value-type="float">
            <text:p>425229</text:p>
          </table:table-cell>
          <table:table-cell office:value-type="float" office:value="3354374" calcext:value-type="float">
            <text:p>3354374</text:p>
          </table:table-cell>
          <table:table-cell office:value-type="float" office:value="203630" calcext:value-type="float">
            <text:p>203630</text:p>
          </table:table-cell>
          <table:table-cell office:value-type="float" office:value="2340930" calcext:value-type="float">
            <text:p>2340930</text:p>
          </table:table-cell>
          <table:table-cell office:value-type="float" office:value="1340916" calcext:value-type="float">
            <text:p>1340916</text:p>
          </table:table-cell>
          <table:table-cell office:value-type="float" office:value="3754758" calcext:value-type="float">
            <text:p>3754758</text:p>
          </table:table-cell>
          <table:table-cell office:value-type="string" calcext:value-type="string">
            <text:p>2326.735982.991</text:p>
          </table:table-cell>
          <table:table-cell office:value-type="float" office:value="2209513" calcext:value-type="float">
            <text:p>2209513</text:p>
          </table:table-cell>
          <table:table-cell office:value-type="float" office:value="2250859" calcext:value-type="float">
            <text:p>2250859</text:p>
          </table:table-cell>
          <table:table-cell office:value-type="float" office:value="1472378" calcext:value-type="float">
            <text:p>1472378</text:p>
          </table:table-cell>
          <table:table-cell office:value-type="float" office:value="2629891" calcext:value-type="float">
            <text:p>2629891</text:p>
          </table:table-cell>
          <table:table-cell office:value-type="float" office:value="3256529" calcext:value-type="float">
            <text:p>3256529</text:p>
          </table:table-cell>
          <table:table-cell office:value-type="float" office:value="937391" calcext:value-type="float">
            <text:p>937391</text:p>
          </table:table-cell>
          <table:table-cell office:value-type="float" office:value="1495075" calcext:value-type="float">
            <text:p>1495075</text:p>
          </table:table-cell>
          <table:table-cell office:value-type="float" office:value="2840399" calcext:value-type="float">
            <text:p>2840399</text:p>
          </table:table-cell>
          <table:table-cell office:value-type="float" office:value="1487743" calcext:value-type="float">
            <text:p>1487743</text:p>
          </table:table-cell>
          <table:table-cell office:value-type="float" office:value="1258061" calcext:value-type="float">
            <text:p>1258061</text:p>
          </table:table-cell>
          <table:table-cell office:value-type="float" office:value="3511074" calcext:value-type="float">
            <text:p>3511074</text:p>
          </table:table-cell>
          <table:table-cell office:value-type="float" office:value="487468" calcext:value-type="float">
            <text:p>487468</text:p>
          </table:table-cell>
          <table:table-cell office:value-type="float" office:value="1208871" calcext:value-type="float">
            <text:p>1208871</text:p>
          </table:table-cell>
          <table:table-cell office:value-type="float" office:value="2373318" calcext:value-type="float">
            <text:p>2373318</text:p>
          </table:table-cell>
          <table:table-cell office:value-type="float" office:value="1692338" calcext:value-type="float">
            <text:p>1692338</text:p>
          </table:table-cell>
          <table:table-cell office:value-type="float" office:value="2562883" calcext:value-type="float">
            <text:p>2562883</text:p>
          </table:table-cell>
          <table:table-cell office:value-type="float" office:value="443762" calcext:value-type="float">
            <text:p>443762</text:p>
          </table:table-cell>
          <table:table-cell office:value-type="float" office:value="86683" calcext:value-type="float">
            <text:p>86683</text:p>
          </table:table-cell>
          <table:table-cell office:value-type="float" office:value="2596324" calcext:value-type="float">
            <text:p>25963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5028" calcext:value-type="float">
            <text:p>1805028</text:p>
          </table:table-cell>
          <table:table-cell office:value-type="float" office:value="1930233" calcext:value-type="float">
            <text:p>1930233</text:p>
          </table:table-cell>
          <table:table-cell office:value-type="float" office:value="3636980" calcext:value-type="float">
            <text:p>3636980</text:p>
          </table:table-cell>
          <table:table-cell office:value-type="float" office:value="2960391" calcext:value-type="float">
            <text:p>2960391</text:p>
          </table:table-cell>
          <table:table-cell office:value-type="float" office:value="2444893" calcext:value-type="float">
            <text:p>2444893</text:p>
          </table:table-cell>
          <table:table-cell office:value-type="float" office:value="1206610" calcext:value-type="float">
            <text:p>1206610</text:p>
          </table:table-cell>
          <table:table-cell office:value-type="float" office:value="2244241" calcext:value-type="float">
            <text:p>2244241</text:p>
          </table:table-cell>
          <table:table-cell office:value-type="float" office:value="2191406" calcext:value-type="float">
            <text:p>2191406</text:p>
          </table:table-cell>
          <table:table-cell office:value-type="float" office:value="2630000" calcext:value-type="float">
            <text:p>2630000</text:p>
          </table:table-cell>
          <table:table-cell office:value-type="float" office:value="1305077" calcext:value-type="float">
            <text:p>1305077</text:p>
          </table:table-cell>
          <table:table-cell office:value-type="float" office:value="1104855" calcext:value-type="float">
            <text:p>1104855</text:p>
          </table:table-cell>
          <table:table-cell office:value-type="float" office:value="1254452" calcext:value-type="float">
            <text:p>1254452</text:p>
          </table:table-cell>
          <table:table-cell office:value-type="float" office:value="378001" calcext:value-type="float">
            <text:p>378001</text:p>
          </table:table-cell>
          <table:table-cell office:value-type="float" office:value="2150242" calcext:value-type="float">
            <text:p>2150242</text:p>
          </table:table-cell>
          <table:table-cell office:value-type="float" office:value="3089109" calcext:value-type="float">
            <text:p>3089109</text:p>
          </table:table-cell>
          <table:table-cell office:value-type="float" office:value="1787290" calcext:value-type="float">
            <text:p>1787290</text:p>
          </table:table-cell>
          <table:table-cell office:value-type="float" office:value="1161890" calcext:value-type="float">
            <text:p>1161890</text:p>
          </table:table-cell>
          <table:table-cell office:value-type="float" office:value="2912429" calcext:value-type="float">
            <text:p>2912429</text:p>
          </table:table-cell>
          <table:table-cell office:value-type="float" office:value="1111265" calcext:value-type="float">
            <text:p>1111265</text:p>
          </table:table-cell>
          <table:table-cell office:value-type="float" office:value="1230998" calcext:value-type="float">
            <text:p>1230998</text:p>
          </table:table-cell>
          <table:table-cell office:value-type="float" office:value="1620470" calcext:value-type="float">
            <text:p>1620470</text:p>
          </table:table-cell>
          <table:table-cell office:value-type="float" office:value="2721193" calcext:value-type="float">
            <text:p>2721193</text:p>
          </table:table-cell>
          <table:table-cell office:value-type="float" office:value="1468217" calcext:value-type="float">
            <text:p>1468217</text:p>
          </table:table-cell>
          <table:table-cell office:value-type="float" office:value="1892326" calcext:value-type="float">
            <text:p>1892326</text:p>
          </table:table-cell>
          <table:table-cell office:value-type="float" office:value="681981" calcext:value-type="float">
            <text:p>681981</text:p>
          </table:table-cell>
          <table:table-cell office:value-type="float" office:value="1627220" calcext:value-type="float">
            <text:p>1627220</text:p>
          </table:table-cell>
          <table:table-cell office:value-type="float" office:value="2480976" calcext:value-type="float">
            <text:p>2480976</text:p>
          </table:table-cell>
          <table:table-cell office:value-type="float" office:value="2294274" calcext:value-type="float">
            <text:p>2294274</text:p>
          </table:table-cell>
          <table:table-cell office:value-type="float" office:value="3638871" calcext:value-type="float">
            <text:p>3638871</text:p>
          </table:table-cell>
          <table:table-cell office:value-type="float" office:value="2410994" calcext:value-type="float">
            <text:p>2410994</text:p>
          </table:table-cell>
          <table:table-cell office:value-type="float" office:value="938497" calcext:value-type="float">
            <text:p>938497</text:p>
          </table:table-cell>
          <table:table-cell office:value-type="float" office:value="2250558" calcext:value-type="float">
            <text:p>2250558</text:p>
          </table:table-cell>
          <table:table-cell office:value-type="string" calcext:value-type="string">
            <text:p>1152.5291676.406</text:p>
          </table:table-cell>
          <table:table-cell office:value-type="float" office:value="1000612" calcext:value-type="float">
            <text:p>1000612</text:p>
          </table:table-cell>
          <table:table-cell office:value-type="float" office:value="1345830" calcext:value-type="float">
            <text:p>1345830</text:p>
          </table:table-cell>
          <table:table-cell office:value-type="float" office:value="3327675" calcext:value-type="float">
            <text:p>3327675</text:p>
          </table:table-cell>
          <table:table-cell office:value-type="float" office:value="3043591" calcext:value-type="float">
            <text:p>3043591</text:p>
          </table:table-cell>
          <table:table-cell office:value-type="float" office:value="2023337" calcext:value-type="float">
            <text:p>2023337</text:p>
          </table:table-cell>
          <table:table-cell office:value-type="float" office:value="3545111" calcext:value-type="float">
            <text:p>3545111</text:p>
          </table:table-cell>
          <table:table-cell office:value-type="float" office:value="3747710" calcext:value-type="float">
            <text:p>3747710</text:p>
          </table:table-cell>
          <table:table-cell office:value-type="float" office:value="2764508" calcext:value-type="float">
            <text:p>2764508</text:p>
          </table:table-cell>
          <table:table-cell office:value-type="float" office:value="798965" calcext:value-type="float">
            <text:p>798965</text:p>
          </table:table-cell>
          <table:table-cell office:value-type="string" calcext:value-type="string">
            <text:p>2075.9313365.357</text:p>
          </table:table-cell>
          <table:table-cell office:value-type="float" office:value="3653262" calcext:value-type="float">
            <text:p>3653262</text:p>
          </table:table-cell>
          <table:table-cell office:value-type="float" office:value="3370903" calcext:value-type="float">
            <text:p>3370903</text:p>
          </table:table-cell>
          <table:table-cell office:value-type="float" office:value="1068488" calcext:value-type="float">
            <text:p>1068488</text:p>
          </table:table-cell>
          <table:table-cell office:value-type="float" office:value="2022338" calcext:value-type="float">
            <text:p>2022338</text:p>
          </table:table-cell>
          <table:table-cell office:value-type="float" office:value="2191891" calcext:value-type="float">
            <text:p>2191891</text:p>
          </table:table-cell>
          <table:table-cell office:value-type="float" office:value="0" calcext:value-type="float">
            <text:p>0</text:p>
          </table:table-cell>
          <table:table-cell office:value-type="float" office:value="1345670" calcext:value-type="float">
            <text:p>1345670</text:p>
          </table:table-cell>
          <table:table-cell office:value-type="float" office:value="2946953" calcext:value-type="float">
            <text:p>2946953</text:p>
          </table:table-cell>
          <table:table-cell office:value-type="float" office:value="3323499" calcext:value-type="float">
            <text:p>3323499</text:p>
          </table:table-cell>
          <table:table-cell office:value-type="string" calcext:value-type="string">
            <text:p>946.1642018.833</text:p>
          </table:table-cell>
          <table:table-cell office:value-type="float" office:value="3519300" calcext:value-type="float">
            <text:p>3519300</text:p>
          </table:table-cell>
          <table:table-cell office:value-type="float" office:value="1230682" calcext:value-type="float">
            <text:p>1230682</text:p>
          </table:table-cell>
          <table:table-cell office:value-type="float" office:value="2178537" calcext:value-type="float">
            <text:p>2178537</text:p>
          </table:table-cell>
          <table:table-cell office:value-type="float" office:value="3710261" calcext:value-type="float">
            <text:p>3710261</text:p>
          </table:table-cell>
          <table:table-cell office:value-type="float" office:value="1833496" calcext:value-type="float">
            <text:p>1833496</text:p>
          </table:table-cell>
          <table:table-cell office:value-type="float" office:value="2125557" calcext:value-type="float">
            <text:p>2125557</text:p>
          </table:table-cell>
          <table:table-cell office:value-type="float" office:value="990202" calcext:value-type="float">
            <text:p>990202</text:p>
          </table:table-cell>
          <table:table-cell office:value-type="float" office:value="706102" calcext:value-type="float">
            <text:p>706102</text:p>
          </table:table-cell>
          <table:table-cell office:value-type="float" office:value="2440930" calcext:value-type="float">
            <text:p>2440930</text:p>
          </table:table-cell>
          <table:table-cell office:value-type="float" office:value="1317905" calcext:value-type="float">
            <text:p>1317905</text:p>
          </table:table-cell>
          <table:table-cell office:value-type="string" calcext:value-type="string">
            <text:p>3647.2711836.537</text:p>
          </table:table-cell>
          <table:table-cell office:value-type="float" office:value="1615310" calcext:value-type="float">
            <text:p>1615310</text:p>
          </table:table-cell>
          <table:table-cell office:value-type="float" office:value="2237896" calcext:value-type="float">
            <text:p>2237896</text:p>
          </table:table-cell>
          <table:table-cell office:value-type="float" office:value="504874" calcext:value-type="float">
            <text:p>504874</text:p>
          </table:table-cell>
          <table:table-cell office:value-type="float" office:value="3520474" calcext:value-type="float">
            <text:p>3520474</text:p>
          </table:table-cell>
          <table:table-cell office:value-type="float" office:value="1804971" calcext:value-type="float">
            <text:p>1804971</text:p>
          </table:table-cell>
          <table:table-cell office:value-type="float" office:value="699188" calcext:value-type="float">
            <text:p>699188</text:p>
          </table:table-cell>
          <table:table-cell office:value-type="float" office:value="2912621" calcext:value-type="float">
            <text:p>2912621</text:p>
          </table:table-cell>
          <table:table-cell office:value-type="float" office:value="617020" calcext:value-type="float">
            <text:p>617020</text:p>
          </table:table-cell>
          <table:table-cell office:value-type="float" office:value="841275" calcext:value-type="float">
            <text:p>841275</text:p>
          </table:table-cell>
          <table:table-cell office:value-type="float" office:value="3636011" calcext:value-type="float">
            <text:p>3636011</text:p>
          </table:table-cell>
          <table:table-cell office:value-type="float" office:value="994157" calcext:value-type="float">
            <text:p>994157</text:p>
          </table:table-cell>
          <table:table-cell office:value-type="string" calcext:value-type="string">
            <text:p>1604.0863021.494</text:p>
          </table:table-cell>
          <table:table-cell office:value-type="float" office:value="3683025" calcext:value-type="float">
            <text:p>3683025</text:p>
          </table:table-cell>
          <table:table-cell office:value-type="float" office:value="1218557" calcext:value-type="float">
            <text:p>1218557</text:p>
          </table:table-cell>
          <table:table-cell office:value-type="float" office:value="2579548" calcext:value-type="float">
            <text:p>2579548</text:p>
          </table:table-cell>
          <table:table-cell office:value-type="float" office:value="1917425" calcext:value-type="float">
            <text:p>1917425</text:p>
          </table:table-cell>
          <table:table-cell office:value-type="float" office:value="1649788" calcext:value-type="float">
            <text:p>1649788</text:p>
          </table:table-cell>
          <table:table-cell office:value-type="float" office:value="2073529" calcext:value-type="float">
            <text:p>2073529</text:p>
          </table:table-cell>
          <table:table-cell office:value-type="float" office:value="3377515" calcext:value-type="float">
            <text:p>3377515</text:p>
          </table:table-cell>
          <table:table-cell office:value-type="float" office:value="943746" calcext:value-type="float">
            <text:p>943746</text:p>
          </table:table-cell>
          <table:table-cell office:value-type="float" office:value="3702101" calcext:value-type="float">
            <text:p>3702101</text:p>
          </table:table-cell>
          <table:table-cell office:value-type="string" calcext:value-type="string">
            <text:p>1216.0932550.057</text:p>
          </table:table-cell>
          <table:table-cell office:value-type="float" office:value="2112207" calcext:value-type="float">
            <text:p>2112207</text:p>
          </table:table-cell>
          <table:table-cell office:value-type="float" office:value="673181" calcext:value-type="float">
            <text:p>67318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9026" calcext:value-type="float">
            <text:p>479026</text:p>
          </table:table-cell>
          <table:table-cell office:value-type="float" office:value="710668" calcext:value-type="float">
            <text:p>710668</text:p>
          </table:table-cell>
          <table:table-cell office:value-type="float" office:value="2305347" calcext:value-type="float">
            <text:p>2305347</text:p>
          </table:table-cell>
          <table:table-cell office:value-type="float" office:value="2048516" calcext:value-type="float">
            <text:p>2048516</text:p>
          </table:table-cell>
          <table:table-cell office:value-type="float" office:value="1796010" calcext:value-type="float">
            <text:p>1796010</text:p>
          </table:table-cell>
          <table:table-cell office:value-type="float" office:value="985012" calcext:value-type="float">
            <text:p>985012</text:p>
          </table:table-cell>
          <table:table-cell office:value-type="float" office:value="899089" calcext:value-type="float">
            <text:p>899089</text:p>
          </table:table-cell>
          <table:table-cell office:value-type="float" office:value="848463" calcext:value-type="float">
            <text:p>848463</text:p>
          </table:table-cell>
          <table:table-cell office:value-type="float" office:value="1344501" calcext:value-type="float">
            <text:p>1344501</text:p>
          </table:table-cell>
          <table:table-cell office:value-type="float" office:value="1247336" calcext:value-type="float">
            <text:p>1247336</text:p>
          </table:table-cell>
          <table:table-cell office:value-type="float" office:value="462154" calcext:value-type="float">
            <text:p>462154</text:p>
          </table:table-cell>
          <table:table-cell office:value-type="float" office:value="140004" calcext:value-type="float">
            <text:p>140004</text:p>
          </table:table-cell>
          <table:table-cell office:value-type="float" office:value="1054195" calcext:value-type="float">
            <text:p>1054195</text:p>
          </table:table-cell>
          <table:table-cell office:value-type="string" calcext:value-type="string">
            <text:p>867.2871820.967</text:p>
          </table:table-cell>
          <table:table-cell office:value-type="float" office:value="483976" calcext:value-type="float">
            <text:p>483976</text:p>
          </table:table-cell>
          <table:table-cell office:value-type="float" office:value="1607874" calcext:value-type="float">
            <text:p>1607874</text:p>
          </table:table-cell>
          <table:table-cell office:value-type="float" office:value="1664038" calcext:value-type="float">
            <text:p>1664038</text:p>
          </table:table-cell>
          <table:table-cell office:value-type="float" office:value="1456039" calcext:value-type="float">
            <text:p>1456039</text:p>
          </table:table-cell>
          <table:table-cell office:value-type="float" office:value="1123174" calcext:value-type="float">
            <text:p>1123174</text:p>
          </table:table-cell>
          <table:table-cell office:value-type="float" office:value="2700714" calcext:value-type="float">
            <text:p>2700714</text:p>
          </table:table-cell>
          <table:table-cell office:value-type="float" office:value="1506518" calcext:value-type="float">
            <text:p>1506518</text:p>
          </table:table-cell>
          <table:table-cell office:value-type="float" office:value="1667968" calcext:value-type="float">
            <text:p>1667968</text:p>
          </table:table-cell>
          <table:table-cell office:value-type="float" office:value="1386334" calcext:value-type="float">
            <text:p>1386334</text:p>
          </table:table-cell>
          <table:table-cell office:value-type="float" office:value="1798491" calcext:value-type="float">
            <text:p>1798491</text:p>
          </table:table-cell>
          <table:table-cell office:value-type="float" office:value="1579027" calcext:value-type="float">
            <text:p>1579027</text:p>
          </table:table-cell>
          <table:table-cell office:value-type="float" office:value="1265258" calcext:value-type="float">
            <text:p>1265258</text:p>
          </table:table-cell>
          <table:table-cell office:value-type="float" office:value="1107249" calcext:value-type="float">
            <text:p>1107249</text:p>
          </table:table-cell>
          <table:table-cell office:value-type="float" office:value="2604424" calcext:value-type="float">
            <text:p>2604424</text:p>
          </table:table-cell>
          <table:table-cell office:value-type="float" office:value="1891806" calcext:value-type="float">
            <text:p>1891806</text:p>
          </table:table-cell>
          <table:table-cell office:value-type="float" office:value="1996069" calcext:value-type="float">
            <text:p>1996069</text:p>
          </table:table-cell>
          <table:table-cell office:value-type="float" office:value="1442925" calcext:value-type="float">
            <text:p>1442925</text:p>
          </table:table-cell>
          <table:table-cell office:value-type="float" office:value="2417164" calcext:value-type="float">
            <text:p>2417164</text:p>
          </table:table-cell>
          <table:table-cell office:value-type="float" office:value="1664111" calcext:value-type="float">
            <text:p>1664111</text:p>
          </table:table-cell>
          <table:table-cell office:value-type="float" office:value="862689" calcext:value-type="float">
            <text:p>862689</text:p>
          </table:table-cell>
          <table:table-cell office:value-type="float" office:value="2448833" calcext:value-type="float">
            <text:p>2448833</text:p>
          </table:table-cell>
          <table:table-cell office:value-type="float" office:value="2049338" calcext:value-type="float">
            <text:p>2049338</text:p>
          </table:table-cell>
          <table:table-cell office:value-type="float" office:value="1970259" calcext:value-type="float">
            <text:p>1970259</text:p>
          </table:table-cell>
          <table:table-cell office:value-type="float" office:value="1250625" calcext:value-type="float">
            <text:p>1250625</text:p>
          </table:table-cell>
          <table:table-cell office:value-type="float" office:value="2279407" calcext:value-type="float">
            <text:p>2279407</text:p>
          </table:table-cell>
          <table:table-cell office:value-type="float" office:value="2423408" calcext:value-type="float">
            <text:p>2423408</text:p>
          </table:table-cell>
          <table:table-cell office:value-type="float" office:value="1420673" calcext:value-type="float">
            <text:p>1420673</text:p>
          </table:table-cell>
          <table:table-cell office:value-type="float" office:value="814018" calcext:value-type="float">
            <text:p>814018</text:p>
          </table:table-cell>
          <table:table-cell office:value-type="float" office:value="1733630" calcext:value-type="float">
            <text:p>1733630</text:p>
          </table:table-cell>
          <table:table-cell office:value-type="float" office:value="2106111" calcext:value-type="float">
            <text:p>2106111</text:p>
          </table:table-cell>
          <table:table-cell office:value-type="float" office:value="2342413" calcext:value-type="float">
            <text:p>2342413</text:p>
          </table:table-cell>
          <table:table-cell office:value-type="float" office:value="2045116" calcext:value-type="float">
            <text:p>2045116</text:p>
          </table:table-cell>
          <table:table-cell office:value-type="float" office:value="2032100" calcext:value-type="float">
            <text:p>2032100</text:p>
          </table:table-cell>
          <table:table-cell office:value-type="float" office:value="956093" calcext:value-type="float">
            <text:p>956093</text:p>
          </table:table-cell>
          <table:table-cell office:value-type="float" office:value="891097" calcext:value-type="float">
            <text:p>891097</text:p>
          </table:table-cell>
          <table:table-cell office:value-type="float" office:value="1345670" calcext:value-type="float">
            <text:p>1345670</text:p>
          </table:table-cell>
          <table:table-cell office:value-type="float" office:value="0" calcext:value-type="float">
            <text:p>0</text:p>
          </table:table-cell>
          <table:table-cell office:value-type="float" office:value="1619557" calcext:value-type="float">
            <text:p>1619557</text:p>
          </table:table-cell>
          <table:table-cell office:value-type="float" office:value="2177779" calcext:value-type="float">
            <text:p>2177779</text:p>
          </table:table-cell>
          <table:table-cell office:value-type="float" office:value="1605779" calcext:value-type="float">
            <text:p>1605779</text:p>
          </table:table-cell>
          <table:table-cell office:value-type="float" office:value="778851" calcext:value-type="float">
            <text:p>778851</text:p>
          </table:table-cell>
          <table:table-cell office:value-type="float" office:value="2184355" calcext:value-type="float">
            <text:p>2184355</text:p>
          </table:table-cell>
          <table:table-cell office:value-type="float" office:value="1713594" calcext:value-type="float">
            <text:p>1713594</text:p>
          </table:table-cell>
          <table:table-cell office:value-type="float" office:value="834521" calcext:value-type="float">
            <text:p>834521</text:p>
          </table:table-cell>
          <table:table-cell office:value-type="float" office:value="2444779" calcext:value-type="float">
            <text:p>2444779</text:p>
          </table:table-cell>
          <table:table-cell office:value-type="float" office:value="493789" calcext:value-type="float">
            <text:p>493789</text:p>
          </table:table-cell>
          <table:table-cell office:value-type="float" office:value="792294" calcext:value-type="float">
            <text:p>792294</text:p>
          </table:table-cell>
          <table:table-cell office:value-type="float" office:value="522820" calcext:value-type="float">
            <text:p>522820</text:p>
          </table:table-cell>
          <table:table-cell office:value-type="float" office:value="792246" calcext:value-type="float">
            <text:p>792246</text:p>
          </table:table-cell>
          <table:table-cell office:value-type="float" office:value="1630767" calcext:value-type="float">
            <text:p>1630767</text:p>
          </table:table-cell>
          <table:table-cell office:value-type="float" office:value="1950321" calcext:value-type="float">
            <text:p>1950321</text:p>
          </table:table-cell>
          <table:table-cell office:value-type="float" office:value="2703261" calcext:value-type="float">
            <text:p>2703261</text:p>
          </table:table-cell>
          <table:table-cell office:value-type="float" office:value="496231" calcext:value-type="float">
            <text:p>496231</text:p>
          </table:table-cell>
          <table:table-cell office:value-type="float" office:value="2480588" calcext:value-type="float">
            <text:p>2480588</text:p>
          </table:table-cell>
          <table:table-cell office:value-type="float" office:value="901210" calcext:value-type="float">
            <text:p>901210</text:p>
          </table:table-cell>
          <table:table-cell office:value-type="float" office:value="1450658" calcext:value-type="float">
            <text:p>1450658</text:p>
          </table:table-cell>
          <table:table-cell office:value-type="float" office:value="2185110" calcext:value-type="float">
            <text:p>2185110</text:p>
          </table:table-cell>
          <table:table-cell office:value-type="float" office:value="3038815" calcext:value-type="float">
            <text:p>3038815</text:p>
          </table:table-cell>
          <table:table-cell office:value-type="float" office:value="1438045" calcext:value-type="float">
            <text:p>1438045</text:p>
          </table:table-cell>
          <table:table-cell office:value-type="float" office:value="1580042" calcext:value-type="float">
            <text:p>1580042</text:p>
          </table:table-cell>
          <table:table-cell office:value-type="float" office:value="1319277" calcext:value-type="float">
            <text:p>1319277</text:p>
          </table:table-cell>
          <table:table-cell office:value-type="float" office:value="1616393" calcext:value-type="float">
            <text:p>1616393</text:p>
          </table:table-cell>
          <table:table-cell office:value-type="float" office:value="2363464" calcext:value-type="float">
            <text:p>2363464</text:p>
          </table:table-cell>
          <table:table-cell office:value-type="float" office:value="1974532" calcext:value-type="float">
            <text:p>1974532</text:p>
          </table:table-cell>
          <table:table-cell office:value-type="float" office:value="2638319" calcext:value-type="float">
            <text:p>2638319</text:p>
          </table:table-cell>
          <table:table-cell office:value-type="float" office:value="1803856" calcext:value-type="float">
            <text:p>1803856</text:p>
          </table:table-cell>
          <table:table-cell office:value-type="float" office:value="2379637" calcext:value-type="float">
            <text:p>2379637</text:p>
          </table:table-cell>
          <table:table-cell office:value-type="float" office:value="2207787" calcext:value-type="float">
            <text:p>2207787</text:p>
          </table:table-cell>
          <table:table-cell office:value-type="string" calcext:value-type="string">
            <text:p>1874.0021336.459</text:p>
          </table:table-cell>
          <table:table-cell office:value-type="float" office:value="2824800" calcext:value-type="float">
            <text:p>2824800</text:p>
          </table:table-cell>
          <table:table-cell office:value-type="float" office:value="734613" calcext:value-type="float">
            <text:p>734613</text:p>
          </table:table-cell>
          <table:table-cell office:value-type="float" office:value="2099966" calcext:value-type="float">
            <text:p>2099966</text:p>
          </table:table-cell>
          <table:table-cell office:value-type="float" office:value="1500716" calcext:value-type="float">
            <text:p>1500716</text:p>
          </table:table-cell>
          <table:table-cell office:value-type="float" office:value="2542983" calcext:value-type="float">
            <text:p>2542983</text:p>
          </table:table-cell>
          <table:table-cell office:value-type="float" office:value="1712553" calcext:value-type="float">
            <text:p>1712553</text:p>
          </table:table-cell>
          <table:table-cell office:value-type="float" office:value="1306096" calcext:value-type="float">
            <text:p>1306096</text:p>
          </table:table-cell>
          <table:table-cell office:value-type="float" office:value="805484" calcext:value-type="float">
            <text:p>805484</text:p>
          </table:table-cell>
          <table:table-cell office:value-type="float" office:value="1848361" calcext:value-type="float">
            <text:p>1848361</text:p>
          </table:table-cell>
          <table:table-cell/>
        </table:table-row>
        <table:table-row table:style-name="ro1">
          <table:table-cell/>
          <table:table-cell office:value-type="float" office:value="1239245" calcext:value-type="float">
            <text:p>1239245</text:p>
          </table:table-cell>
          <table:table-cell office:value-type="float" office:value="1062550" calcext:value-type="float">
            <text:p>1062550</text:p>
          </table:table-cell>
          <table:table-cell office:value-type="float" office:value="690410" calcext:value-type="float">
            <text:p>690410</text:p>
          </table:table-cell>
          <table:table-cell office:value-type="float" office:value="1520654" calcext:value-type="float">
            <text:p>1520654</text:p>
          </table:table-cell>
          <table:table-cell office:value-type="float" office:value="1865889" calcext:value-type="float">
            <text:p>1865889</text:p>
          </table:table-cell>
          <table:table-cell office:value-type="float" office:value="2400002" calcext:value-type="float">
            <text:p>2400002</text:p>
          </table:table-cell>
          <table:table-cell office:value-type="float" office:value="788835" calcext:value-type="float">
            <text:p>788835</text:p>
          </table:table-cell>
          <table:table-cell office:value-type="float" office:value="783955" calcext:value-type="float">
            <text:p>783955</text:p>
          </table:table-cell>
          <table:table-cell office:value-type="float" office:value="403808" calcext:value-type="float">
            <text:p>403808</text:p>
          </table:table-cell>
          <table:table-cell office:value-type="float" office:value="2628254" calcext:value-type="float">
            <text:p>2628254</text:p>
          </table:table-cell>
          <table:table-cell office:value-type="float" office:value="1878049" calcext:value-type="float">
            <text:p>1878049</text:p>
          </table:table-cell>
          <table:table-cell office:value-type="float" office:value="1694259" calcext:value-type="float">
            <text:p>1694259</text:p>
          </table:table-cell>
          <table:table-cell office:value-type="float" office:value="2673616" calcext:value-type="float">
            <text:p>2673616</text:p>
          </table:table-cell>
          <table:table-cell office:value-type="float" office:value="1117473" calcext:value-type="float">
            <text:p>1117473</text:p>
          </table:table-cell>
          <table:table-cell office:value-type="float" office:value="435808" calcext:value-type="float">
            <text:p>435808</text:p>
          </table:table-cell>
          <table:table-cell office:value-type="float" office:value="1159741" calcext:value-type="float">
            <text:p>1159741</text:p>
          </table:table-cell>
          <table:table-cell office:value-type="float" office:value="3098701" calcext:value-type="float">
            <text:p>3098701</text:p>
          </table:table-cell>
          <table:table-cell office:value-type="float" office:value="476017" calcext:value-type="float">
            <text:p>476017</text:p>
          </table:table-cell>
          <table:table-cell office:value-type="float" office:value="2943574" calcext:value-type="float">
            <text:p>2943574</text:p>
          </table:table-cell>
          <table:table-cell office:value-type="float" office:value="2530203" calcext:value-type="float">
            <text:p>2530203</text:p>
          </table:table-cell>
          <table:table-cell office:value-type="float" office:value="4079639" calcext:value-type="float">
            <text:p>4079639</text:p>
          </table:table-cell>
          <table:table-cell office:value-type="float" office:value="610352" calcext:value-type="float">
            <text:p>610352</text:p>
          </table:table-cell>
          <table:table-cell office:value-type="float" office:value="2694774" calcext:value-type="float">
            <text:p>2694774</text:p>
          </table:table-cell>
          <table:table-cell office:value-type="float" office:value="1931407" calcext:value-type="float">
            <text:p>1931407</text:p>
          </table:table-cell>
          <table:table-cell office:value-type="float" office:value="3413246" calcext:value-type="float">
            <text:p>3413246</text:p>
          </table:table-cell>
          <table:table-cell office:value-type="float" office:value="2453178" calcext:value-type="float">
            <text:p>2453178</text:p>
          </table:table-cell>
          <table:table-cell office:value-type="float" office:value="683077" calcext:value-type="float">
            <text:p>683077</text:p>
          </table:table-cell>
          <table:table-cell office:value-type="float" office:value="1327646" calcext:value-type="float">
            <text:p>1327646</text:p>
          </table:table-cell>
          <table:table-cell office:value-type="float" office:value="1598080" calcext:value-type="float">
            <text:p>1598080</text:p>
          </table:table-cell>
          <table:table-cell office:value-type="float" office:value="2086640" calcext:value-type="float">
            <text:p>2086640</text:p>
          </table:table-cell>
          <table:table-cell office:value-type="float" office:value="3599040" calcext:value-type="float">
            <text:p>3599040</text:p>
          </table:table-cell>
          <table:table-cell office:value-type="float" office:value="1530789" calcext:value-type="float">
            <text:p>1530789</text:p>
          </table:table-cell>
          <table:table-cell office:value-type="float" office:value="4036641" calcext:value-type="float">
            <text:p>4036641</text:p>
          </table:table-cell>
          <table:table-cell office:value-type="float" office:value="2524631" calcext:value-type="float">
            <text:p>2524631</text:p>
          </table:table-cell>
          <table:table-cell office:value-type="float" office:value="2377049" calcext:value-type="float">
            <text:p>2377049</text:p>
          </table:table-cell>
          <table:table-cell office:value-type="float" office:value="3863848" calcext:value-type="float">
            <text:p>3863848</text:p>
          </table:table-cell>
          <table:table-cell office:value-type="float" office:value="545712" calcext:value-type="float">
            <text:p>545712</text:p>
          </table:table-cell>
          <table:table-cell office:value-type="float" office:value="1126939" calcext:value-type="float">
            <text:p>1126939</text:p>
          </table:table-cell>
          <table:table-cell office:value-type="float" office:value="1570823" calcext:value-type="float">
            <text:p>1570823</text:p>
          </table:table-cell>
          <table:table-cell office:value-type="float" office:value="775730" calcext:value-type="float">
            <text:p>775730</text:p>
          </table:table-cell>
          <table:table-cell office:value-type="float" office:value="803852" calcext:value-type="float">
            <text:p>803852</text:p>
          </table:table-cell>
          <table:table-cell office:value-type="float" office:value="302300" calcext:value-type="float">
            <text:p>302300</text:p>
          </table:table-cell>
          <table:table-cell office:value-type="float" office:value="2399611" calcext:value-type="float">
            <text:p>2399611</text:p>
          </table:table-cell>
          <table:table-cell office:value-type="float" office:value="2233409" calcext:value-type="float">
            <text:p>2233409</text:p>
          </table:table-cell>
          <table:table-cell office:value-type="float" office:value="653625" calcext:value-type="float">
            <text:p>653625</text:p>
          </table:table-cell>
          <table:table-cell office:value-type="float" office:value="733076" calcext:value-type="float">
            <text:p>733076</text:p>
          </table:table-cell>
          <table:table-cell office:value-type="float" office:value="425569" calcext:value-type="float">
            <text:p>425569</text:p>
          </table:table-cell>
          <table:table-cell office:value-type="float" office:value="3617074" calcext:value-type="float">
            <text:p>3617074</text:p>
          </table:table-cell>
          <table:table-cell office:value-type="float" office:value="1163695" calcext:value-type="float">
            <text:p>1163695</text:p>
          </table:table-cell>
          <table:table-cell office:value-type="float" office:value="762168" calcext:value-type="float">
            <text:p>762168</text:p>
          </table:table-cell>
          <table:table-cell office:value-type="float" office:value="2946953" calcext:value-type="float">
            <text:p>2946953</text:p>
          </table:table-cell>
          <table:table-cell office:value-type="float" office:value="1619557" calcext:value-type="float">
            <text:p>1619557</text:p>
          </table:table-cell>
          <table:table-cell office:value-type="float" office:value="0" calcext:value-type="float">
            <text:p>0</text:p>
          </table:table-cell>
          <table:table-cell office:value-type="float" office:value="1044376" calcext:value-type="float">
            <text:p>1044376</text:p>
          </table:table-cell>
          <table:table-cell office:value-type="float" office:value="2936880" calcext:value-type="float">
            <text:p>2936880</text:p>
          </table:table-cell>
          <table:table-cell office:value-type="float" office:value="970478" calcext:value-type="float">
            <text:p>970478</text:p>
          </table:table-cell>
          <table:table-cell office:value-type="float" office:value="576920" calcext:value-type="float">
            <text:p>576920</text:p>
          </table:table-cell>
          <table:table-cell office:value-type="float" office:value="3198356" calcext:value-type="float">
            <text:p>3198356</text:p>
          </table:table-cell>
          <table:table-cell office:value-type="float" office:value="802409" calcext:value-type="float">
            <text:p>802409</text:p>
          </table:table-cell>
          <table:table-cell office:value-type="float" office:value="922679" calcext:value-type="float">
            <text:p>922679</text:p>
          </table:table-cell>
          <table:table-cell office:value-type="float" office:value="1126373" calcext:value-type="float">
            <text:p>1126373</text:p>
          </table:table-cell>
          <table:table-cell office:value-type="float" office:value="967349" calcext:value-type="float">
            <text:p>967349</text:p>
          </table:table-cell>
          <table:table-cell office:value-type="string" calcext:value-type="string">
            <text:p>1989.7862400.653</text:p>
          </table:table-cell>
          <table:table-cell office:value-type="float" office:value="1560905" calcext:value-type="float">
            <text:p>1560905</text:p>
          </table:table-cell>
          <table:table-cell office:value-type="float" office:value="3167946" calcext:value-type="float">
            <text:p>3167946</text:p>
          </table:table-cell>
          <table:table-cell office:value-type="float" office:value="1853284" calcext:value-type="float">
            <text:p>1853284</text:p>
          </table:table-cell>
          <table:table-cell office:value-type="float" office:value="1124256" calcext:value-type="float">
            <text:p>1124256</text:p>
          </table:table-cell>
          <table:table-cell office:value-type="float" office:value="4015355" calcext:value-type="float">
            <text:p>4015355</text:p>
          </table:table-cell>
          <table:table-cell office:value-type="float" office:value="720017" calcext:value-type="float">
            <text:p>720017</text:p>
          </table:table-cell>
          <table:table-cell office:value-type="float" office:value="3063530" calcext:value-type="float">
            <text:p>3063530</text:p>
          </table:table-cell>
          <table:table-cell office:value-type="float" office:value="578913" calcext:value-type="float">
            <text:p>578913</text:p>
          </table:table-cell>
          <table:table-cell office:value-type="float" office:value="4509079" calcext:value-type="float">
            <text:p>4509079</text:p>
          </table:table-cell>
          <table:table-cell office:value-type="float" office:value="3027707" calcext:value-type="float">
            <text:p>3027707</text:p>
          </table:table-cell>
          <table:table-cell office:value-type="float" office:value="657173" calcext:value-type="float">
            <text:p>657173</text:p>
          </table:table-cell>
          <table:table-cell office:value-type="float" office:value="2917259" calcext:value-type="float">
            <text:p>2917259</text:p>
          </table:table-cell>
          <table:table-cell office:value-type="float" office:value="2999083" calcext:value-type="float">
            <text:p>2999083</text:p>
          </table:table-cell>
          <table:table-cell office:value-type="float" office:value="832039" calcext:value-type="float">
            <text:p>832039</text:p>
          </table:table-cell>
          <table:table-cell office:value-type="float" office:value="3378388" calcext:value-type="float">
            <text:p>3378388</text:p>
          </table:table-cell>
          <table:table-cell office:value-type="float" office:value="3992042" calcext:value-type="float">
            <text:p>3992042</text:p>
          </table:table-cell>
          <table:table-cell office:value-type="float" office:value="631805" calcext:value-type="float">
            <text:p>631805</text:p>
          </table:table-cell>
          <table:table-cell office:value-type="float" office:value="780750" calcext:value-type="float">
            <text:p>780750</text:p>
          </table:table-cell>
          <table:table-cell office:value-type="float" office:value="3582642" calcext:value-type="float">
            <text:p>3582642</text:p>
          </table:table-cell>
          <table:table-cell office:value-type="float" office:value="1810180" calcext:value-type="float">
            <text:p>1810180</text:p>
          </table:table-cell>
          <table:table-cell office:value-type="float" office:value="1832505" calcext:value-type="float">
            <text:p>1832505</text:p>
          </table:table-cell>
          <table:table-cell office:value-type="float" office:value="4260683" calcext:value-type="float">
            <text:p>4260683</text:p>
          </table:table-cell>
          <table:table-cell office:value-type="float" office:value="981542" calcext:value-type="float">
            <text:p>981542</text:p>
          </table:table-cell>
          <table:table-cell office:value-type="float" office:value="589245" calcext:value-type="float">
            <text:p>589245</text:p>
          </table:table-cell>
          <table:table-cell office:value-type="float" office:value="3043714" calcext:value-type="float">
            <text:p>3043714</text:p>
          </table:table-cell>
          <table:table-cell office:value-type="float" office:value="1268379" calcext:value-type="float">
            <text:p>1268379</text:p>
          </table:table-cell>
          <table:table-cell office:value-type="float" office:value="3202198" calcext:value-type="float">
            <text:p>3202198</text:p>
          </table:table-cell>
          <table:table-cell office:value-type="float" office:value="574635" calcext:value-type="float">
            <text:p>574635</text:p>
          </table:table-cell>
          <table:table-cell office:value-type="float" office:value="837072" calcext:value-type="float">
            <text:p>837072</text:p>
          </table:table-cell>
          <table:table-cell office:value-type="float" office:value="3357151" calcext:value-type="float">
            <text:p>3357151</text:p>
          </table:table-cell>
        </table:table-row>
        <table:table-row table:style-name="ro1">
          <table:table-cell/>
          <table:table-cell office:value-type="float" office:value="1975210" calcext:value-type="float">
            <text:p>1975210</text:p>
          </table:table-cell>
          <table:table-cell office:value-type="float" office:value="1468150" calcext:value-type="float">
            <text:p>1468150</text:p>
          </table:table-cell>
          <table:table-cell office:value-type="float" office:value="1149847" calcext:value-type="float">
            <text:p>1149847</text:p>
          </table:table-cell>
          <table:table-cell office:value-type="float" office:value="746025" calcext:value-type="float">
            <text:p>746025</text:p>
          </table:table-cell>
          <table:table-cell office:value-type="float" office:value="1368405" calcext:value-type="float">
            <text:p>1368405</text:p>
          </table:table-cell>
          <table:table-cell office:value-type="float" office:value="3121449" calcext:value-type="float">
            <text:p>3121449</text:p>
          </table:table-cell>
          <table:table-cell office:value-type="float" office:value="1631865" calcext:value-type="float">
            <text:p>1631865</text:p>
          </table:table-cell>
          <table:table-cell office:value-type="float" office:value="1549990" calcext:value-type="float">
            <text:p>1549990</text:p>
          </table:table-cell>
          <table:table-cell office:value-type="float" office:value="955197" calcext:value-type="float">
            <text:p>955197</text:p>
          </table:table-cell>
          <table:table-cell office:value-type="float" office:value="3375352" calcext:value-type="float">
            <text:p>3375352</text:p>
          </table:table-cell>
          <table:table-cell office:value-type="float" office:value="2228537" calcext:value-type="float">
            <text:p>2228537</text:p>
          </table:table-cell>
          <table:table-cell office:value-type="float" office:value="2189557" calcext:value-type="float">
            <text:p>2189557</text:p>
          </table:table-cell>
          <table:table-cell office:value-type="float" office:value="3145511" calcext:value-type="float">
            <text:p>3145511</text:p>
          </table:table-cell>
          <table:table-cell office:value-type="float" office:value="2019683" calcext:value-type="float">
            <text:p>2019683</text:p>
          </table:table-cell>
          <table:table-cell office:value-type="float" office:value="609708" calcext:value-type="float">
            <text:p>609708</text:p>
          </table:table-cell>
          <table:table-cell office:value-type="float" office:value="1707118" calcext:value-type="float">
            <text:p>1707118</text:p>
          </table:table-cell>
          <table:table-cell office:value-type="float" office:value="3781710" calcext:value-type="float">
            <text:p>3781710</text:p>
          </table:table-cell>
          <table:table-cell office:value-type="float" office:value="622287" calcext:value-type="float">
            <text:p>622287</text:p>
          </table:table-cell>
          <table:table-cell office:value-type="float" office:value="3628095" calcext:value-type="float">
            <text:p>3628095</text:p>
          </table:table-cell>
          <table:table-cell office:value-type="float" office:value="3260200" calcext:value-type="float">
            <text:p>3260200</text:p>
          </table:table-cell>
          <table:table-cell office:value-type="float" office:value="4080090" calcext:value-type="float">
            <text:p>4080090</text:p>
          </table:table-cell>
          <table:table-cell office:value-type="float" office:value="689934" calcext:value-type="float">
            <text:p>689934</text:p>
          </table:table-cell>
          <table:table-cell office:value-type="float" office:value="2574694" calcext:value-type="float">
            <text:p>2574694</text:p>
          </table:table-cell>
          <table:table-cell office:value-type="float" office:value="1725569" calcext:value-type="float">
            <text:p>1725569</text:p>
          </table:table-cell>
          <table:table-cell office:value-type="float" office:value="3909670" calcext:value-type="float">
            <text:p>3909670</text:p>
          </table:table-cell>
          <table:table-cell office:value-type="float" office:value="2285182" calcext:value-type="float">
            <text:p>2285182</text:p>
          </table:table-cell>
          <table:table-cell office:value-type="float" office:value="918602" calcext:value-type="float">
            <text:p>918602</text:p>
          </table:table-cell>
          <table:table-cell office:value-type="float" office:value="2294601" calcext:value-type="float">
            <text:p>2294601</text:p>
          </table:table-cell>
          <table:table-cell office:value-type="float" office:value="553766" calcext:value-type="float">
            <text:p>553766</text:p>
          </table:table-cell>
          <table:table-cell office:value-type="float" office:value="1588183" calcext:value-type="float">
            <text:p>1588183</text:p>
          </table:table-cell>
          <table:table-cell office:value-type="float" office:value="4132582" calcext:value-type="float">
            <text:p>4132582</text:p>
          </table:table-cell>
          <table:table-cell office:value-type="float" office:value="1233785" calcext:value-type="float">
            <text:p>1233785</text:p>
          </table:table-cell>
          <table:table-cell office:value-type="float" office:value="4473431" calcext:value-type="float">
            <text:p>4473431</text:p>
          </table:table-cell>
          <table:table-cell office:value-type="float" office:value="2330283" calcext:value-type="float">
            <text:p>2330283</text:p>
          </table:table-cell>
          <table:table-cell office:value-type="string" calcext:value-type="string">
            <text:p>3034.4113915.850</text:p>
          </table:table-cell>
          <table:table-cell office:value-type="float" office:value="623010" calcext:value-type="float">
            <text:p>623010</text:p>
          </table:table-cell>
          <table:table-cell office:value-type="float" office:value="347190" calcext:value-type="float">
            <text:p>347190</text:p>
          </table:table-cell>
          <table:table-cell office:value-type="float" office:value="1413082" calcext:value-type="float">
            <text:p>1413082</text:p>
          </table:table-cell>
          <table:table-cell office:value-type="float" office:value="590339" calcext:value-type="float">
            <text:p>590339</text:p>
          </table:table-cell>
          <table:table-cell office:value-type="float" office:value="1108897" calcext:value-type="float">
            <text:p>1108897</text:p>
          </table:table-cell>
          <table:table-cell office:value-type="float" office:value="1319740" calcext:value-type="float">
            <text:p>1319740</text:p>
          </table:table-cell>
          <table:table-cell office:value-type="float" office:value="2987554" calcext:value-type="float">
            <text:p>2987554</text:p>
          </table:table-cell>
          <table:table-cell office:value-type="float" office:value="1885536" calcext:value-type="float">
            <text:p>1885536</text:p>
          </table:table-cell>
          <table:table-cell office:value-type="float" office:value="512610" calcext:value-type="float">
            <text:p>512610</text:p>
          </table:table-cell>
          <table:table-cell office:value-type="float" office:value="938080" calcext:value-type="float">
            <text:p>938080</text:p>
          </table:table-cell>
          <table:table-cell office:value-type="float" office:value="1004042" calcext:value-type="float">
            <text:p>1004042</text:p>
          </table:table-cell>
          <table:table-cell office:value-type="string" calcext:value-type="string">
            <text:p>4189.4601302.420</text:p>
          </table:table-cell>
          <table:table-cell office:value-type="float" office:value="1347194" calcext:value-type="float">
            <text:p>1347194</text:p>
          </table:table-cell>
          <table:table-cell office:value-type="float" office:value="3323499" calcext:value-type="float">
            <text:p>3323499</text:p>
          </table:table-cell>
          <table:table-cell office:value-type="float" office:value="2177779" calcext:value-type="float">
            <text:p>2177779</text:p>
          </table:table-cell>
          <table:table-cell office:value-type="float" office:value="1044376" calcext:value-type="float">
            <text:p>1044376</text:p>
          </table:table-cell>
          <table:table-cell office:value-type="float" office:value="0" calcext:value-type="float">
            <text:p>0</text:p>
          </table:table-cell>
          <table:table-cell office:value-type="float" office:value="3001891" calcext:value-type="float">
            <text:p>3001891</text:p>
          </table:table-cell>
          <table:table-cell office:value-type="float" office:value="1399866" calcext:value-type="float">
            <text:p>1399866</text:p>
          </table:table-cell>
          <table:table-cell office:value-type="float" office:value="1157208" calcext:value-type="float">
            <text:p>1157208</text:p>
          </table:table-cell>
          <table:table-cell office:value-type="float" office:value="3886906" calcext:value-type="float">
            <text:p>3886906</text:p>
          </table:table-cell>
          <table:table-cell office:value-type="string" calcext:value-type="string">
            <text:p>1573.333669.021</text:p>
          </table:table-cell>
          <table:table-cell office:value-type="float" office:value="1765098" calcext:value-type="float">
            <text:p>1765098</text:p>
          </table:table-cell>
          <table:table-cell office:value-type="float" office:value="1811608" calcext:value-type="float">
            <text:p>1811608</text:p>
          </table:table-cell>
          <table:table-cell office:value-type="float" office:value="2340441" calcext:value-type="float">
            <text:p>2340441</text:p>
          </table:table-cell>
          <table:table-cell office:value-type="float" office:value="2948969" calcext:value-type="float">
            <text:p>2948969</text:p>
          </table:table-cell>
          <table:table-cell office:value-type="float" office:value="1124414" calcext:value-type="float">
            <text:p>1124414</text:p>
          </table:table-cell>
          <table:table-cell office:value-type="float" office:value="3111046" calcext:value-type="float">
            <text:p>3111046</text:p>
          </table:table-cell>
          <table:table-cell office:value-type="float" office:value="820617" calcext:value-type="float">
            <text:p>820617</text:p>
          </table:table-cell>
          <table:table-cell office:value-type="float" office:value="1766115" calcext:value-type="float">
            <text:p>1766115</text:p>
          </table:table-cell>
          <table:table-cell office:value-type="float" office:value="4656446" calcext:value-type="float">
            <text:p>4656446</text:p>
          </table:table-cell>
          <table:table-cell office:value-type="float" office:value="1462459" calcext:value-type="float">
            <text:p>1462459</text:p>
          </table:table-cell>
          <table:table-cell office:value-type="float" office:value="3577589" calcext:value-type="float">
            <text:p>3577589</text:p>
          </table:table-cell>
          <table:table-cell office:value-type="float" office:value="1164110" calcext:value-type="float">
            <text:p>1164110</text:p>
          </table:table-cell>
          <table:table-cell office:value-type="float" office:value="4586734" calcext:value-type="float">
            <text:p>4586734</text:p>
          </table:table-cell>
          <table:table-cell office:value-type="float" office:value="3599534" calcext:value-type="float">
            <text:p>3599534</text:p>
          </table:table-cell>
          <table:table-cell office:value-type="float" office:value="1701163" calcext:value-type="float">
            <text:p>1701163</text:p>
          </table:table-cell>
          <table:table-cell office:value-type="float" office:value="3475230" calcext:value-type="float">
            <text:p>3475230</text:p>
          </table:table-cell>
          <table:table-cell office:value-type="float" office:value="3100432" calcext:value-type="float">
            <text:p>3100432</text:p>
          </table:table-cell>
          <table:table-cell office:value-type="float" office:value="667720" calcext:value-type="float">
            <text:p>667720</text:p>
          </table:table-cell>
          <table:table-cell office:value-type="float" office:value="3458585" calcext:value-type="float">
            <text:p>3458585</text:p>
          </table:table-cell>
          <table:table-cell office:value-type="float" office:value="3973779" calcext:value-type="float">
            <text:p>3973779</text:p>
          </table:table-cell>
          <table:table-cell office:value-type="float" office:value="442018" calcext:value-type="float">
            <text:p>442018</text:p>
          </table:table-cell>
          <table:table-cell office:value-type="string" calcext:value-type="string">
            <text:p>890.8503616.474</text:p>
          </table:table-cell>
          <table:table-cell office:value-type="float" office:value="1243479" calcext:value-type="float">
            <text:p>1243479</text:p>
          </table:table-cell>
          <table:table-cell office:value-type="float" office:value="1640728" calcext:value-type="float">
            <text:p>1640728</text:p>
          </table:table-cell>
          <table:table-cell office:value-type="float" office:value="4310454" calcext:value-type="float">
            <text:p>4310454</text:p>
          </table:table-cell>
          <table:table-cell office:value-type="float" office:value="1791628" calcext:value-type="float">
            <text:p>1791628</text:p>
          </table:table-cell>
          <table:table-cell office:value-type="float" office:value="621103" calcext:value-type="float">
            <text:p>621103</text:p>
          </table:table-cell>
          <table:table-cell office:value-type="float" office:value="3678091" calcext:value-type="float">
            <text:p>3678091</text:p>
          </table:table-cell>
          <table:table-cell office:value-type="float" office:value="378727" calcext:value-type="float">
            <text:p>378727</text:p>
          </table:table-cell>
          <table:table-cell office:value-type="float" office:value="3886779" calcext:value-type="float">
            <text:p>3886779</text:p>
          </table:table-cell>
          <table:table-cell office:value-type="float" office:value="903824" calcext:value-type="float">
            <text:p>903824</text:p>
          </table:table-cell>
          <table:table-cell office:value-type="float" office:value="1429563" calcext:value-type="float">
            <text:p>1429563</text:p>
          </table:table-cell>
          <table:table-cell office:value-type="float" office:value="3553507" calcext:value-type="float">
            <text:p>355350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8823" calcext:value-type="float">
            <text:p>2068823</text:p>
          </table:table-cell>
          <table:table-cell office:value-type="float" office:value="1880496" calcext:value-type="float">
            <text:p>1880496</text:p>
          </table:table-cell>
          <table:table-cell office:value-type="float" office:value="3604511" calcext:value-type="float">
            <text:p>3604511</text:p>
          </table:table-cell>
          <table:table-cell office:value-type="float" office:value="2466100" calcext:value-type="float">
            <text:p>2466100</text:p>
          </table:table-cell>
          <table:table-cell office:value-type="float" office:value="1839194" calcext:value-type="float">
            <text:p>1839194</text:p>
          </table:table-cell>
          <table:table-cell office:value-type="float" office:value="1970436" calcext:value-type="float">
            <text:p>1970436</text:p>
          </table:table-cell>
          <table:table-cell office:value-type="float" office:value="2407015" calcext:value-type="float">
            <text:p>2407015</text:p>
          </table:table-cell>
          <table:table-cell office:value-type="float" office:value="2307823" calcext:value-type="float">
            <text:p>2307823</text:p>
          </table:table-cell>
          <table:table-cell office:value-type="float" office:value="2554114" calcext:value-type="float">
            <text:p>2554114</text:p>
          </table:table-cell>
          <table:table-cell office:value-type="float" office:value="2139424" calcext:value-type="float">
            <text:p>2139424</text:p>
          </table:table-cell>
          <table:table-cell office:value-type="float" office:value="1161933" calcext:value-type="float">
            <text:p>1161933</text:p>
          </table:table-cell>
          <table:table-cell office:value-type="float" office:value="1468586" calcext:value-type="float">
            <text:p>1468586</text:p>
          </table:table-cell>
          <table:table-cell office:value-type="float" office:value="1187012" calcext:value-type="float">
            <text:p>1187012</text:p>
          </table:table-cell>
          <table:table-cell office:value-type="float" office:value="2467541" calcext:value-type="float">
            <text:p>2467541</text:p>
          </table:table-cell>
          <table:table-cell office:value-type="float" office:value="2943138" calcext:value-type="float">
            <text:p>2943138</text:p>
          </table:table-cell>
          <table:table-cell office:value-type="float" office:value="1868484" calcext:value-type="float">
            <text:p>1868484</text:p>
          </table:table-cell>
          <table:table-cell office:value-type="float" office:value="2093645" calcext:value-type="float">
            <text:p>2093645</text:p>
          </table:table-cell>
          <table:table-cell office:value-type="float" office:value="2751271" calcext:value-type="float">
            <text:p>2751271</text:p>
          </table:table-cell>
          <table:table-cell office:value-type="float" office:value="2023523" calcext:value-type="float">
            <text:p>2023523</text:p>
          </table:table-cell>
          <table:table-cell office:value-type="float" office:value="2038966" calcext:value-type="float">
            <text:p>2038966</text:p>
          </table:table-cell>
          <table:table-cell office:value-type="string" calcext:value-type="string">
            <text:p>1143.6172534.874</text:p>
          </table:table-cell>
          <table:table-cell office:value-type="float" office:value="601579" calcext:value-type="float">
            <text:p>601579</text:p>
          </table:table-cell>
          <table:table-cell office:value-type="float" office:value="1317575" calcext:value-type="float">
            <text:p>1317575</text:p>
          </table:table-cell>
          <table:table-cell office:value-type="float" office:value="1578993" calcext:value-type="float">
            <text:p>1578993</text:p>
          </table:table-cell>
          <table:table-cell office:value-type="float" office:value="851804" calcext:value-type="float">
            <text:p>851804</text:p>
          </table:table-cell>
          <table:table-cell office:value-type="float" office:value="2325910" calcext:value-type="float">
            <text:p>2325910</text:p>
          </table:table-cell>
          <table:table-cell office:value-type="float" office:value="2709903" calcext:value-type="float">
            <text:p>2709903</text:p>
          </table:table-cell>
          <table:table-cell office:value-type="float" office:value="3187590" calcext:value-type="float">
            <text:p>3187590</text:p>
          </table:table-cell>
          <table:table-cell office:value-type="float" office:value="1732811" calcext:value-type="float">
            <text:p>1732811</text:p>
          </table:table-cell>
          <table:table-cell office:value-type="float" office:value="1829027" calcext:value-type="float">
            <text:p>1829027</text:p>
          </table:table-cell>
          <table:table-cell office:value-type="float" office:value="1786494" calcext:value-type="float">
            <text:p>1786494</text:p>
          </table:table-cell>
          <table:table-cell office:value-type="float" office:value="1840274" calcext:value-type="float">
            <text:p>1840274</text:p>
          </table:table-cell>
          <table:table-cell office:value-type="float" office:value="866729" calcext:value-type="float">
            <text:p>866729</text:p>
          </table:table-cell>
          <table:table-cell office:value-type="float" office:value="1742162" calcext:value-type="float">
            <text:p>1742162</text:p>
          </table:table-cell>
          <table:table-cell office:value-type="float" office:value="932459" calcext:value-type="float">
            <text:p>932459</text:p>
          </table:table-cell>
          <table:table-cell office:value-type="float" office:value="3182166" calcext:value-type="float">
            <text:p>3182166</text:p>
          </table:table-cell>
          <table:table-cell office:value-type="float" office:value="2674414" calcext:value-type="float">
            <text:p>2674414</text:p>
          </table:table-cell>
          <table:table-cell office:value-type="float" office:value="1589719" calcext:value-type="float">
            <text:p>1589719</text:p>
          </table:table-cell>
          <table:table-cell office:value-type="float" office:value="3364690" calcext:value-type="float">
            <text:p>3364690</text:p>
          </table:table-cell>
          <table:table-cell office:value-type="float" office:value="3684945" calcext:value-type="float">
            <text:p>3684945</text:p>
          </table:table-cell>
          <table:table-cell office:value-type="float" office:value="2842603" calcext:value-type="float">
            <text:p>2842603</text:p>
          </table:table-cell>
          <table:table-cell office:value-type="float" office:value="1520195" calcext:value-type="float">
            <text:p>1520195</text:p>
          </table:table-cell>
          <table:table-cell office:value-type="string" calcext:value-type="string">
            <text:p>1355.7063185.498</text:p>
          </table:table-cell>
          <table:table-cell office:value-type="float" office:value="3557123" calcext:value-type="float">
            <text:p>3557123</text:p>
          </table:table-cell>
          <table:table-cell office:value-type="float" office:value="3330544" calcext:value-type="float">
            <text:p>3330544</text:p>
          </table:table-cell>
          <table:table-cell office:value-type="float" office:value="1980114" calcext:value-type="float">
            <text:p>1980114</text:p>
          </table:table-cell>
          <table:table-cell office:value-type="float" office:value="1810434" calcext:value-type="float">
            <text:p>1810434</text:p>
          </table:table-cell>
          <table:table-cell office:value-type="float" office:value="2196214" calcext:value-type="float">
            <text:p>2196214</text:p>
          </table:table-cell>
          <table:table-cell office:value-type="float" office:value="946164" calcext:value-type="float">
            <text:p>946164</text:p>
          </table:table-cell>
          <table:table-cell office:value-type="float" office:value="1605779" calcext:value-type="float">
            <text:p>1605779</text:p>
          </table:table-cell>
          <table:table-cell office:value-type="float" office:value="2936880" calcext:value-type="float">
            <text:p>2936880</text:p>
          </table:table-cell>
          <table:table-cell office:value-type="float" office:value="3001891" calcext:value-type="float">
            <text:p>3001891</text:p>
          </table:table-cell>
          <table:table-cell office:value-type="float" office:value="0" calcext:value-type="float">
            <text:p>0</text:p>
          </table:table-cell>
          <table:table-cell office:value-type="float" office:value="1970933" calcext:value-type="float">
            <text:p>1970933</text:p>
          </table:table-cell>
          <table:table-cell office:value-type="float" office:value="3505541" calcext:value-type="float">
            <text:p>3505541</text:p>
          </table:table-cell>
          <table:table-cell office:value-type="float" office:value="2169318" calcext:value-type="float">
            <text:p>2169318</text:p>
          </table:table-cell>
          <table:table-cell office:value-type="float" office:value="2304042" calcext:value-type="float">
            <text:p>2304042</text:p>
          </table:table-cell>
          <table:table-cell office:value-type="float" office:value="3520405" calcext:value-type="float">
            <text:p>3520405</text:p>
          </table:table-cell>
          <table:table-cell office:value-type="float" office:value="1978545" calcext:value-type="float">
            <text:p>1978545</text:p>
          </table:table-cell>
          <table:table-cell office:value-type="float" office:value="2354556" calcext:value-type="float">
            <text:p>2354556</text:p>
          </table:table-cell>
          <table:table-cell office:value-type="float" office:value="1083576" calcext:value-type="float">
            <text:p>1083576</text:p>
          </table:table-cell>
          <table:table-cell office:value-type="float" office:value="1398571" calcext:value-type="float">
            <text:p>1398571</text:p>
          </table:table-cell>
          <table:table-cell office:value-type="float" office:value="1942648" calcext:value-type="float">
            <text:p>1942648</text:p>
          </table:table-cell>
          <table:table-cell office:value-type="string" calcext:value-type="string">
            <text:p>396.0253121.435</text:p>
          </table:table-cell>
          <table:table-cell office:value-type="float" office:value="1983333" calcext:value-type="float">
            <text:p>1983333</text:p>
          </table:table-cell>
          <table:table-cell office:value-type="float" office:value="2522937" calcext:value-type="float">
            <text:p>2522937</text:p>
          </table:table-cell>
          <table:table-cell office:value-type="float" office:value="2320065" calcext:value-type="float">
            <text:p>2320065</text:p>
          </table:table-cell>
          <table:table-cell office:value-type="float" office:value="1450961" calcext:value-type="float">
            <text:p>1450961</text:p>
          </table:table-cell>
          <table:table-cell office:value-type="float" office:value="3508515" calcext:value-type="float">
            <text:p>3508515</text:p>
          </table:table-cell>
          <table:table-cell office:value-type="float" office:value="1595266" calcext:value-type="float">
            <text:p>1595266</text:p>
          </table:table-cell>
          <table:table-cell office:value-type="float" office:value="1639300" calcext:value-type="float">
            <text:p>1639300</text:p>
          </table:table-cell>
          <table:table-cell office:value-type="float" office:value="3109283" calcext:value-type="float">
            <text:p>3109283</text:p>
          </table:table-cell>
          <table:table-cell office:value-type="float" office:value="1543488" calcext:value-type="float">
            <text:p>1543488</text:p>
          </table:table-cell>
          <table:table-cell office:value-type="string" calcext:value-type="string">
            <text:p>133.0043462.188</text:p>
          </table:table-cell>
          <table:table-cell office:value-type="float" office:value="457590" calcext:value-type="float">
            <text:p>457590</text:p>
          </table:table-cell>
          <table:table-cell office:value-type="float" office:value="1061445" calcext:value-type="float">
            <text:p>1061445</text:p>
          </table:table-cell>
          <table:table-cell office:value-type="float" office:value="2808879" calcext:value-type="float">
            <text:p>2808879</text:p>
          </table:table-cell>
          <table:table-cell office:value-type="float" office:value="3567711" calcext:value-type="float">
            <text:p>3567711</text:p>
          </table:table-cell>
          <table:table-cell office:value-type="float" office:value="645784" calcext:value-type="float">
            <text:p>645784</text:p>
          </table:table-cell>
          <table:table-cell office:value-type="float" office:value="1989656" calcext:value-type="float">
            <text:p>1989656</text:p>
          </table:table-cell>
          <table:table-cell office:value-type="float" office:value="1384263" calcext:value-type="float">
            <text:p>1384263</text:p>
          </table:table-cell>
          <table:table-cell office:value-type="float" office:value="1331503" calcext:value-type="float">
            <text:p>1331503</text:p>
          </table:table-cell>
          <table:table-cell office:value-type="float" office:value="2287282" calcext:value-type="float">
            <text:p>2287282</text:p>
          </table:table-cell>
          <table:table-cell office:value-type="float" office:value="3227458" calcext:value-type="float">
            <text:p>3227458</text:p>
          </table:table-cell>
          <table:table-cell office:value-type="string" calcext:value-type="string">
            <text:p>1877.6483369.676</text:p>
          </table:table-cell>
          <table:table-cell office:value-type="float" office:value="2155504" calcext:value-type="float">
            <text:p>2155504</text:p>
          </table:table-cell>
          <table:table-cell office:value-type="float" office:value="2421353" calcext:value-type="float">
            <text:p>2421353</text:p>
          </table:table-cell>
          <table:table-cell office:value-type="float" office:value="2138763" calcext:value-type="float">
            <text:p>2138763</text:p>
          </table:table-cell>
          <table:table-cell office:value-type="float" office:value="638174" calcext:value-type="float">
            <text:p>6381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4407" calcext:value-type="float">
            <text:p>654407</text:p>
          </table:table-cell>
          <table:table-cell office:value-type="float" office:value="92347" calcext:value-type="float">
            <text:p>92347</text:p>
          </table:table-cell>
          <table:table-cell office:value-type="float" office:value="1652265" calcext:value-type="float">
            <text:p>1652265</text:p>
          </table:table-cell>
          <table:table-cell office:value-type="float" office:value="1360306" calcext:value-type="float">
            <text:p>1360306</text:p>
          </table:table-cell>
          <table:table-cell office:value-type="float" office:value="1312564" calcext:value-type="float">
            <text:p>1312564</text:p>
          </table:table-cell>
          <table:table-cell office:value-type="float" office:value="1731040" calcext:value-type="float">
            <text:p>1731040</text:p>
          </table:table-cell>
          <table:table-cell office:value-type="float" office:value="587946" calcext:value-type="float">
            <text:p>587946</text:p>
          </table:table-cell>
          <table:table-cell office:value-type="float" office:value="451426" calcext:value-type="float">
            <text:p>451426</text:p>
          </table:table-cell>
          <table:table-cell office:value-type="float" office:value="614193" calcext:value-type="float">
            <text:p>614193</text:p>
          </table:table-cell>
          <table:table-cell office:value-type="float" office:value="1989081" calcext:value-type="float">
            <text:p>1989081</text:p>
          </table:table-cell>
          <table:table-cell office:value-type="float" office:value="923098" calcext:value-type="float">
            <text:p>923098</text:p>
          </table:table-cell>
          <table:table-cell office:value-type="float" office:value="803837" calcext:value-type="float">
            <text:p>803837</text:p>
          </table:table-cell>
          <table:table-cell office:value-type="float" office:value="1786736" calcext:value-type="float">
            <text:p>1786736</text:p>
          </table:table-cell>
          <table:table-cell office:value-type="string" calcext:value-type="string">
            <text:p>896.4291071.478</text:p>
          </table:table-cell>
          <table:table-cell office:value-type="float" office:value="312416" calcext:value-type="float">
            <text:p>312416</text:p>
          </table:table-cell>
          <table:table-cell office:value-type="float" office:value="2382177" calcext:value-type="float">
            <text:p>2382177</text:p>
          </table:table-cell>
          <table:table-cell office:value-type="float" office:value="900500" calcext:value-type="float">
            <text:p>900500</text:p>
          </table:table-cell>
          <table:table-cell office:value-type="float" office:value="2228885" calcext:value-type="float">
            <text:p>2228885</text:p>
          </table:table-cell>
          <table:table-cell office:value-type="float" office:value="1870388" calcext:value-type="float">
            <text:p>1870388</text:p>
          </table:table-cell>
          <table:table-cell office:value-type="float" office:value="3114534" calcext:value-type="float">
            <text:p>3114534</text:p>
          </table:table-cell>
          <table:table-cell office:value-type="float" office:value="729577" calcext:value-type="float">
            <text:p>729577</text:p>
          </table:table-cell>
          <table:table-cell office:value-type="float" office:value="1780456" calcext:value-type="float">
            <text:p>1780456</text:p>
          </table:table-cell>
          <table:table-cell office:value-type="float" office:value="1130574" calcext:value-type="float">
            <text:p>1130574</text:p>
          </table:table-cell>
          <table:table-cell office:value-type="float" office:value="2548040" calcext:value-type="float">
            <text:p>2548040</text:p>
          </table:table-cell>
          <table:table-cell office:value-type="float" office:value="1572490" calcext:value-type="float">
            <text:p>1572490</text:p>
          </table:table-cell>
          <table:table-cell office:value-type="float" office:value="487001" calcext:value-type="float">
            <text:p>487001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844989" calcext:value-type="float">
            <text:p>1844989</text:p>
          </table:table-cell>
          <table:table-cell office:value-type="float" office:value="1481702" calcext:value-type="float">
            <text:p>1481702</text:p>
          </table:table-cell>
          <table:table-cell office:value-type="float" office:value="2758493" calcext:value-type="float">
            <text:p>2758493</text:p>
          </table:table-cell>
          <table:table-cell office:value-type="float" office:value="917166" calcext:value-type="float">
            <text:p>917166</text:p>
          </table:table-cell>
          <table:table-cell office:value-type="float" office:value="3143848" calcext:value-type="float">
            <text:p>3143848</text:p>
          </table:table-cell>
          <table:table-cell office:value-type="float" office:value="1652151" calcext:value-type="float">
            <text:p>1652151</text:p>
          </table:table-cell>
          <table:table-cell office:value-type="float" office:value="1634957" calcext:value-type="float">
            <text:p>1634957</text:p>
          </table:table-cell>
          <table:table-cell office:value-type="float" office:value="2894934" calcext:value-type="float">
            <text:p>2894934</text:p>
          </table:table-cell>
          <table:table-cell office:value-type="float" office:value="1309031" calcext:value-type="float">
            <text:p>1309031</text:p>
          </table:table-cell>
          <table:table-cell office:value-type="float" office:value="1210661" calcext:value-type="float">
            <text:p>1210661</text:p>
          </table:table-cell>
          <table:table-cell office:value-type="float" office:value="822995" calcext:value-type="float">
            <text:p>822995</text:p>
          </table:table-cell>
          <table:table-cell office:value-type="float" office:value="1529420" calcext:value-type="float">
            <text:p>1529420</text:p>
          </table:table-cell>
          <table:table-cell office:value-type="float" office:value="1748550" calcext:value-type="float">
            <text:p>1748550</text:p>
          </table:table-cell>
          <table:table-cell office:value-type="float" office:value="883356" calcext:value-type="float">
            <text:p>883356</text:p>
          </table:table-cell>
          <table:table-cell office:value-type="float" office:value="1591584" calcext:value-type="float">
            <text:p>1591584</text:p>
          </table:table-cell>
          <table:table-cell office:value-type="float" office:value="1483925" calcext:value-type="float">
            <text:p>1483925</text:p>
          </table:table-cell>
          <table:table-cell office:value-type="float" office:value="1351243" calcext:value-type="float">
            <text:p>1351243</text:p>
          </table:table-cell>
          <table:table-cell office:value-type="float" office:value="1641613" calcext:value-type="float">
            <text:p>1641613</text:p>
          </table:table-cell>
          <table:table-cell office:value-type="float" office:value="1379286" calcext:value-type="float">
            <text:p>1379286</text:p>
          </table:table-cell>
          <table:table-cell office:value-type="float" office:value="2803943" calcext:value-type="float">
            <text:p>2803943</text:p>
          </table:table-cell>
          <table:table-cell office:value-type="string" calcext:value-type="string">
            <text:p>351.411234.828</text:p>
          </table:table-cell>
          <table:table-cell office:value-type="float" office:value="2018833" calcext:value-type="float">
            <text:p>2018833</text:p>
          </table:table-cell>
          <table:table-cell office:value-type="float" office:value="778851" calcext:value-type="float">
            <text:p>778851</text:p>
          </table:table-cell>
          <table:table-cell office:value-type="float" office:value="970478" calcext:value-type="float">
            <text:p>970478</text:p>
          </table:table-cell>
          <table:table-cell office:value-type="float" office:value="1399866" calcext:value-type="float">
            <text:p>1399866</text:p>
          </table:table-cell>
          <table:table-cell office:value-type="float" office:value="1970933" calcext:value-type="float">
            <text:p>1970933</text:p>
          </table:table-cell>
          <table:table-cell office:value-type="float" office:value="0" calcext:value-type="float">
            <text:p>0</text:p>
          </table:table-cell>
          <table:table-cell office:value-type="float" office:value="1545362" calcext:value-type="float">
            <text:p>1545362</text:p>
          </table:table-cell>
          <table:table-cell office:value-type="float" office:value="2487505" calcext:value-type="float">
            <text:p>2487505</text:p>
          </table:table-cell>
          <table:table-cell office:value-type="float" office:value="462930" calcext:value-type="float">
            <text:p>462930</text:p>
          </table:table-cell>
          <table:table-cell office:value-type="float" office:value="1695072" calcext:value-type="float">
            <text:p>1695072</text:p>
          </table:table-cell>
          <table:table-cell office:value-type="float" office:value="408540" calcext:value-type="float">
            <text:p>408540</text:p>
          </table:table-cell>
          <table:table-cell office:value-type="float" office:value="670329" calcext:value-type="float">
            <text:p>670329</text:p>
          </table:table-cell>
          <table:table-cell office:value-type="string" calcext:value-type="string">
            <text:p>1037.4371560.699</text:p>
          </table:table-cell>
          <table:table-cell office:value-type="float" office:value="1059666" calcext:value-type="float">
            <text:p>1059666</text:p>
          </table:table-cell>
          <table:table-cell office:value-type="float" office:value="2221119" calcext:value-type="float">
            <text:p>2221119</text:p>
          </table:table-cell>
          <table:table-cell office:value-type="float" office:value="1972624" calcext:value-type="float">
            <text:p>1972624</text:p>
          </table:table-cell>
          <table:table-cell office:value-type="float" office:value="411597" calcext:value-type="float">
            <text:p>411597</text:p>
          </table:table-cell>
          <table:table-cell office:value-type="float" office:value="3259341" calcext:value-type="float">
            <text:p>3259341</text:p>
          </table:table-cell>
          <table:table-cell office:value-type="float" office:value="413295" calcext:value-type="float">
            <text:p>413295</text:p>
          </table:table-cell>
          <table:table-cell office:value-type="float" office:value="2206320" calcext:value-type="float">
            <text:p>2206320</text:p>
          </table:table-cell>
          <table:table-cell office:value-type="float" office:value="1547773" calcext:value-type="float">
            <text:p>1547773</text:p>
          </table:table-cell>
          <table:table-cell office:value-type="float" office:value="3538616" calcext:value-type="float">
            <text:p>3538616</text:p>
          </table:table-cell>
          <table:table-cell office:value-type="float" office:value="2210855" calcext:value-type="float">
            <text:p>2210855</text:p>
          </table:table-cell>
          <table:table-cell office:value-type="float" office:value="1214595" calcext:value-type="float">
            <text:p>1214595</text:p>
          </table:table-cell>
          <table:table-cell office:value-type="float" office:value="2089174" calcext:value-type="float">
            <text:p>2089174</text:p>
          </table:table-cell>
          <table:table-cell office:value-type="float" office:value="2029725" calcext:value-type="float">
            <text:p>2029725</text:p>
          </table:table-cell>
          <table:table-cell office:value-type="float" office:value="1618742" calcext:value-type="float">
            <text:p>1618742</text:p>
          </table:table-cell>
          <table:table-cell office:value-type="float" office:value="2409051" calcext:value-type="float">
            <text:p>2409051</text:p>
          </table:table-cell>
          <table:table-cell office:value-type="float" office:value="3029704" calcext:value-type="float">
            <text:p>3029704</text:p>
          </table:table-cell>
          <table:table-cell office:value-type="float" office:value="1029342" calcext:value-type="float">
            <text:p>1029342</text:p>
          </table:table-cell>
          <table:table-cell office:value-type="float" office:value="1667295" calcext:value-type="float">
            <text:p>1667295</text:p>
          </table:table-cell>
          <table:table-cell office:value-type="float" office:value="2616152" calcext:value-type="float">
            <text:p>2616152</text:p>
          </table:table-cell>
          <table:table-cell office:value-type="float" office:value="1336642" calcext:value-type="float">
            <text:p>1336642</text:p>
          </table:table-cell>
          <table:table-cell office:value-type="string" calcext:value-type="string">
            <text:p>1040.7583291.146</text:p>
          </table:table-cell>
          <table:table-cell office:value-type="float" office:value="609397" calcext:value-type="float">
            <text:p>609397</text:p>
          </table:table-cell>
          <table:table-cell office:value-type="float" office:value="1359000" calcext:value-type="float">
            <text:p>1359000</text:p>
          </table:table-cell>
          <table:table-cell office:value-type="float" office:value="2279546" calcext:value-type="float">
            <text:p>2279546</text:p>
          </table:table-cell>
          <table:table-cell office:value-type="float" office:value="1764137" calcext:value-type="float">
            <text:p>1764137</text:p>
          </table:table-cell>
          <table:table-cell office:value-type="float" office:value="2487193" calcext:value-type="float">
            <text:p>2487193</text:p>
          </table:table-cell>
          <table:table-cell office:value-type="float" office:value="537261" calcext:value-type="float">
            <text:p>537261</text:p>
          </table:table-cell>
          <table:table-cell office:value-type="float" office:value="210395" calcext:value-type="float">
            <text:p>210395</text:p>
          </table:table-cell>
          <table:table-cell office:value-type="float" office:value="2390402" calcext:value-type="float">
            <text:p>23904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7428" calcext:value-type="float">
            <text:p>1777428</text:p>
          </table:table-cell>
          <table:table-cell office:value-type="float" office:value="1637635" calcext:value-type="float">
            <text:p>1637635</text:p>
          </table:table-cell>
          <table:table-cell office:value-type="float" office:value="130081" calcext:value-type="float">
            <text:p>130081</text:p>
          </table:table-cell>
          <table:table-cell office:value-type="float" office:value="1819776" calcext:value-type="float">
            <text:p>1819776</text:p>
          </table:table-cell>
          <table:table-cell office:value-type="float" office:value="2293212" calcext:value-type="float">
            <text:p>2293212</text:p>
          </table:table-cell>
          <table:table-cell office:value-type="float" office:value="2908763" calcext:value-type="float">
            <text:p>2908763</text:p>
          </table:table-cell>
          <table:table-cell office:value-type="float" office:value="1316702" calcext:value-type="float">
            <text:p>1316702</text:p>
          </table:table-cell>
          <table:table-cell office:value-type="float" office:value="1338235" calcext:value-type="float">
            <text:p>1338235</text:p>
          </table:table-cell>
          <table:table-cell office:value-type="float" office:value="952733" calcext:value-type="float">
            <text:p>952733</text:p>
          </table:table-cell>
          <table:table-cell office:value-type="float" office:value="3122405" calcext:value-type="float">
            <text:p>3122405</text:p>
          </table:table-cell>
          <table:table-cell office:value-type="float" office:value="2454891" calcext:value-type="float">
            <text:p>2454891</text:p>
          </table:table-cell>
          <table:table-cell office:value-type="float" office:value="2265150" calcext:value-type="float">
            <text:p>2265150</text:p>
          </table:table-cell>
          <table:table-cell office:value-type="float" office:value="3237928" calcext:value-type="float">
            <text:p>3237928</text:p>
          </table:table-cell>
          <table:table-cell office:value-type="float" office:value="1583177" calcext:value-type="float">
            <text:p>1583177</text:p>
          </table:table-cell>
          <table:table-cell office:value-type="float" office:value="678146" calcext:value-type="float">
            <text:p>678146</text:p>
          </table:table-cell>
          <table:table-cell office:value-type="float" office:value="1733471" calcext:value-type="float">
            <text:p>1733471</text:p>
          </table:table-cell>
          <table:table-cell office:value-type="float" office:value="3610438" calcext:value-type="float">
            <text:p>3610438</text:p>
          </table:table-cell>
          <table:table-cell office:value-type="float" office:value="846837" calcext:value-type="float">
            <text:p>846837</text:p>
          </table:table-cell>
          <table:table-cell office:value-type="float" office:value="3456793" calcext:value-type="float">
            <text:p>3456793</text:p>
          </table:table-cell>
          <table:table-cell office:value-type="float" office:value="3033182" calcext:value-type="float">
            <text:p>3033182</text:p>
          </table:table-cell>
          <table:table-cell office:value-type="float" office:value="4646670" calcext:value-type="float">
            <text:p>4646670</text:p>
          </table:table-cell>
          <table:table-cell office:value-type="float" office:value="1054350" calcext:value-type="float">
            <text:p>1054350</text:p>
          </table:table-cell>
          <table:table-cell office:value-type="string" calcext:value-type="string">
            <text:p>3237.3852443.197</text:p>
          </table:table-cell>
          <table:table-cell office:value-type="float" office:value="3968815" calcext:value-type="float">
            <text:p>3968815</text:p>
          </table:table-cell>
          <table:table-cell office:value-type="float" office:value="2983812" calcext:value-type="float">
            <text:p>2983812</text:p>
          </table:table-cell>
          <table:table-cell office:value-type="float" office:value="1205271" calcext:value-type="float">
            <text:p>1205271</text:p>
          </table:table-cell>
          <table:table-cell office:value-type="float" office:value="1715529" calcext:value-type="float">
            <text:p>1715529</text:p>
          </table:table-cell>
          <table:table-cell office:value-type="float" office:value="1657019" calcext:value-type="float">
            <text:p>1657019</text:p>
          </table:table-cell>
          <table:table-cell office:value-type="float" office:value="2521034" calcext:value-type="float">
            <text:p>2521034</text:p>
          </table:table-cell>
          <table:table-cell office:value-type="float" office:value="4146494" calcext:value-type="float">
            <text:p>4146494</text:p>
          </table:table-cell>
          <table:table-cell office:value-type="float" office:value="2003611" calcext:value-type="float">
            <text:p>2003611</text:p>
          </table:table-cell>
          <table:table-cell office:value-type="float" office:value="4598260" calcext:value-type="float">
            <text:p>4598260</text:p>
          </table:table-cell>
          <table:table-cell office:value-type="float" office:value="3051034" calcext:value-type="float">
            <text:p>3051034</text:p>
          </table:table-cell>
          <table:table-cell office:value-type="float" office:value="2907432" calcext:value-type="float">
            <text:p>2907432</text:p>
          </table:table-cell>
          <table:table-cell office:value-type="float" office:value="4434728" calcext:value-type="float">
            <text:p>4434728</text:p>
          </table:table-cell>
          <table:table-cell office:value-type="float" office:value="539304" calcext:value-type="float">
            <text:p>539304</text:p>
          </table:table-cell>
          <table:table-cell office:value-type="float" office:value="1383630" calcext:value-type="float">
            <text:p>1383630</text:p>
          </table:table-cell>
          <table:table-cell office:value-type="float" office:value="2080881" calcext:value-type="float">
            <text:p>2080881</text:p>
          </table:table-cell>
          <table:table-cell office:value-type="float" office:value="619556" calcext:value-type="float">
            <text:p>619556</text:p>
          </table:table-cell>
          <table:table-cell office:value-type="float" office:value="278167" calcext:value-type="float">
            <text:p>278167</text:p>
          </table:table-cell>
          <table:table-cell office:value-type="float" office:value="779133" calcext:value-type="float">
            <text:p>779133</text:p>
          </table:table-cell>
          <table:table-cell office:value-type="float" office:value="2947049" calcext:value-type="float">
            <text:p>2947049</text:p>
          </table:table-cell>
          <table:table-cell office:value-type="float" office:value="2717598" calcext:value-type="float">
            <text:p>2717598</text:p>
          </table:table-cell>
          <table:table-cell office:value-type="float" office:value="644609" calcext:value-type="float">
            <text:p>644609</text:p>
          </table:table-cell>
          <table:table-cell office:value-type="float" office:value="324154" calcext:value-type="float">
            <text:p>324154</text:p>
          </table:table-cell>
          <table:table-cell office:value-type="string" calcext:value-type="string">
            <text:p>189.6364155.821</text:p>
          </table:table-cell>
          <table:table-cell office:value-type="float" office:value="1712414" calcext:value-type="float">
            <text:p>1712414</text:p>
          </table:table-cell>
          <table:table-cell office:value-type="float" office:value="1339022" calcext:value-type="float">
            <text:p>1339022</text:p>
          </table:table-cell>
          <table:table-cell office:value-type="float" office:value="3519300" calcext:value-type="float">
            <text:p>3519300</text:p>
          </table:table-cell>
          <table:table-cell office:value-type="float" office:value="2184355" calcext:value-type="float">
            <text:p>2184355</text:p>
          </table:table-cell>
          <table:table-cell office:value-type="float" office:value="576920" calcext:value-type="float">
            <text:p>576920</text:p>
          </table:table-cell>
          <table:table-cell office:value-type="float" office:value="1157208" calcext:value-type="float">
            <text:p>1157208</text:p>
          </table:table-cell>
          <table:table-cell office:value-type="float" office:value="3505541" calcext:value-type="float">
            <text:p>3505541</text:p>
          </table:table-cell>
          <table:table-cell office:value-type="float" office:value="1545362" calcext:value-type="float">
            <text:p>1545362</text:p>
          </table:table-cell>
          <table:table-cell office:value-type="float" office:value="0" calcext:value-type="float">
            <text:p>0</text:p>
          </table:table-cell>
          <table:table-cell office:value-type="float" office:value="3706927" calcext:value-type="float">
            <text:p>3706927</text:p>
          </table:table-cell>
          <table:table-cell office:value-type="string" calcext:value-type="string">
            <text:p>1354.191675.101</text:p>
          </table:table-cell>
          <table:table-cell office:value-type="float" office:value="1690710" calcext:value-type="float">
            <text:p>1690710</text:p>
          </table:table-cell>
          <table:table-cell office:value-type="float" office:value="1479733" calcext:value-type="float">
            <text:p>1479733</text:p>
          </table:table-cell>
          <table:table-cell office:value-type="float" office:value="2566463" calcext:value-type="float">
            <text:p>2566463</text:p>
          </table:table-cell>
          <table:table-cell office:value-type="float" office:value="2955866" calcext:value-type="float">
            <text:p>2955866</text:p>
          </table:table-cell>
          <table:table-cell office:value-type="float" office:value="1993768" calcext:value-type="float">
            <text:p>1993768</text:p>
          </table:table-cell>
          <table:table-cell office:value-type="float" office:value="3724329" calcext:value-type="float">
            <text:p>3724329</text:p>
          </table:table-cell>
          <table:table-cell office:value-type="float" office:value="1957025" calcext:value-type="float">
            <text:p>1957025</text:p>
          </table:table-cell>
          <table:table-cell office:value-type="float" office:value="1688167" calcext:value-type="float">
            <text:p>1688167</text:p>
          </table:table-cell>
          <table:table-cell office:value-type="float" office:value="4532098" calcext:value-type="float">
            <text:p>4532098</text:p>
          </table:table-cell>
          <table:table-cell office:value-type="string" calcext:value-type="string">
            <text:p>1283.5153618.495</text:p>
          </table:table-cell>
          <table:table-cell office:value-type="float" office:value="7000" calcext:value-type="float">
            <text:p>7000</text:p>
          </table:table-cell>
          <table:table-cell office:value-type="float" office:value="5082854" calcext:value-type="float">
            <text:p>5082854</text:p>
          </table:table-cell>
          <table:table-cell office:value-type="float" office:value="3571544" calcext:value-type="float">
            <text:p>3571544</text:p>
          </table:table-cell>
          <table:table-cell office:value-type="float" office:value="885856" calcext:value-type="float">
            <text:p>885856</text:p>
          </table:table-cell>
          <table:table-cell office:value-type="float" office:value="3465130" calcext:value-type="float">
            <text:p>3465130</text:p>
          </table:table-cell>
          <table:table-cell office:value-type="float" office:value="3570878" calcext:value-type="float">
            <text:p>3570878</text:p>
          </table:table-cell>
          <table:table-cell office:value-type="float" office:value="601365" calcext:value-type="float">
            <text:p>601365</text:p>
          </table:table-cell>
          <table:table-cell office:value-type="float" office:value="3949986" calcext:value-type="float">
            <text:p>3949986</text:p>
          </table:table-cell>
          <table:table-cell office:value-type="float" office:value="4556915" calcext:value-type="float">
            <text:p>4556915</text:p>
          </table:table-cell>
          <table:table-cell office:value-type="float" office:value="907331" calcext:value-type="float">
            <text:p>907331</text:p>
          </table:table-cell>
          <table:table-cell office:value-type="float" office:value="400451" calcext:value-type="float">
            <text:p>400451</text:p>
          </table:table-cell>
          <table:table-cell office:value-type="string" calcext:value-type="string">
            <text:p>4151.2052210.780</text:p>
          </table:table-cell>
          <table:table-cell office:value-type="float" office:value="2344536" calcext:value-type="float">
            <text:p>2344536</text:p>
          </table:table-cell>
          <table:table-cell office:value-type="float" office:value="4832282" calcext:value-type="float">
            <text:p>4832282</text:p>
          </table:table-cell>
          <table:table-cell office:value-type="float" office:value="1508019" calcext:value-type="float">
            <text:p>1508019</text:p>
          </table:table-cell>
          <table:table-cell office:value-type="float" office:value="536128" calcext:value-type="float">
            <text:p>536128</text:p>
          </table:table-cell>
          <table:table-cell office:value-type="float" office:value="3571488" calcext:value-type="float">
            <text:p>3571488</text:p>
          </table:table-cell>
          <table:table-cell office:value-type="float" office:value="1207791" calcext:value-type="float">
            <text:p>1207791</text:p>
          </table:table-cell>
          <table:table-cell office:value-type="float" office:value="3712131" calcext:value-type="float">
            <text:p>3712131</text:p>
          </table:table-cell>
          <table:table-cell office:value-type="float" office:value="1100553" calcext:value-type="float">
            <text:p>1100553</text:p>
          </table:table-cell>
          <table:table-cell office:value-type="float" office:value="1413041" calcext:value-type="float">
            <text:p>1413041</text:p>
          </table:table-cell>
          <table:table-cell office:value-type="float" office:value="3933817" calcext:value-type="float">
            <text:p>39338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6890" calcext:value-type="float">
            <text:p>1966890</text:p>
          </table:table-cell>
          <table:table-cell office:value-type="float" office:value="2423580" calcext:value-type="float">
            <text:p>2423580</text:p>
          </table:table-cell>
          <table:table-cell office:value-type="float" office:value="3836253" calcext:value-type="float">
            <text:p>3836253</text:p>
          </table:table-cell>
          <table:table-cell office:value-type="float" office:value="3732262" calcext:value-type="float">
            <text:p>3732262</text:p>
          </table:table-cell>
          <table:table-cell office:value-type="float" office:value="3362744" calcext:value-type="float">
            <text:p>3362744</text:p>
          </table:table-cell>
          <table:table-cell office:value-type="float" office:value="799076" calcext:value-type="float">
            <text:p>799076</text:p>
          </table:table-cell>
          <table:table-cell office:value-type="float" office:value="2409593" calcext:value-type="float">
            <text:p>2409593</text:p>
          </table:table-cell>
          <table:table-cell office:value-type="float" office:value="2428138" calcext:value-type="float">
            <text:p>2428138</text:p>
          </table:table-cell>
          <table:table-cell office:value-type="float" office:value="3006604" calcext:value-type="float">
            <text:p>3006604</text:p>
          </table:table-cell>
          <table:table-cell office:value-type="float" office:value="599334" calcext:value-type="float">
            <text:p>599334</text:p>
          </table:table-cell>
          <table:table-cell office:value-type="float" office:value="1815147" calcext:value-type="float">
            <text:p>1815147</text:p>
          </table:table-cell>
          <table:table-cell office:value-type="float" office:value="1725472" calcext:value-type="float">
            <text:p>1725472</text:p>
          </table:table-cell>
          <table:table-cell office:value-type="float" office:value="1024178" calcext:value-type="float">
            <text:p>1024178</text:p>
          </table:table-cell>
          <table:table-cell office:value-type="float" office:value="2128810" calcext:value-type="float">
            <text:p>2128810</text:p>
          </table:table-cell>
          <table:table-cell office:value-type="float" office:value="3482020" calcext:value-type="float">
            <text:p>3482020</text:p>
          </table:table-cell>
          <table:table-cell office:value-type="float" office:value="2180177" calcext:value-type="float">
            <text:p>2180177</text:p>
          </table:table-cell>
          <table:table-cell office:value-type="float" office:value="105948" calcext:value-type="float">
            <text:p>105948</text:p>
          </table:table-cell>
          <table:table-cell office:value-type="float" office:value="3344296" calcext:value-type="float">
            <text:p>3344296</text:p>
          </table:table-cell>
          <table:table-cell office:value-type="float" office:value="259124" calcext:value-type="float">
            <text:p>259124</text:p>
          </table:table-cell>
          <table:table-cell office:value-type="float" office:value="674505" calcext:value-type="float">
            <text:p>674505</text:p>
          </table:table-cell>
          <table:table-cell office:value-type="float" office:value="2727638" calcext:value-type="float">
            <text:p>2727638</text:p>
          </table:table-cell>
          <table:table-cell office:value-type="float" office:value="3206466" calcext:value-type="float">
            <text:p>3206466</text:p>
          </table:table-cell>
          <table:table-cell office:value-type="float" office:value="2639476" calcext:value-type="float">
            <text:p>2639476</text:p>
          </table:table-cell>
          <table:table-cell office:value-type="float" office:value="2847566" calcext:value-type="float">
            <text:p>2847566</text:p>
          </table:table-cell>
          <table:table-cell office:value-type="float" office:value="813078" calcext:value-type="float">
            <text:p>813078</text:p>
          </table:table-cell>
          <table:table-cell office:value-type="float" office:value="2739666" calcext:value-type="float">
            <text:p>2739666</text:p>
          </table:table-cell>
          <table:table-cell office:value-type="float" office:value="2969529" calcext:value-type="float">
            <text:p>2969529</text:p>
          </table:table-cell>
          <table:table-cell office:value-type="float" office:value="2086044" calcext:value-type="float">
            <text:p>2086044</text:p>
          </table:table-cell>
          <table:table-cell office:value-type="float" office:value="4316629" calcext:value-type="float">
            <text:p>4316629</text:p>
          </table:table-cell>
          <table:table-cell office:value-type="float" office:value="3391345" calcext:value-type="float">
            <text:p>3391345</text:p>
          </table:table-cell>
          <table:table-cell office:value-type="float" office:value="750603" calcext:value-type="float">
            <text:p>750603</text:p>
          </table:table-cell>
          <table:table-cell office:value-type="float" office:value="3070370" calcext:value-type="float">
            <text:p>3070370</text:p>
          </table:table-cell>
          <table:table-cell office:value-type="float" office:value="1323705" calcext:value-type="float">
            <text:p>1323705</text:p>
          </table:table-cell>
          <table:table-cell office:value-type="float" office:value="2804033" calcext:value-type="float">
            <text:p>2804033</text:p>
          </table:table-cell>
          <table:table-cell office:value-type="string" calcext:value-type="string">
            <text:p>852.5502462.702</text:p>
          </table:table-cell>
          <table:table-cell office:value-type="float" office:value="3693589" calcext:value-type="float">
            <text:p>3693589</text:p>
          </table:table-cell>
          <table:table-cell office:value-type="float" office:value="3683193" calcext:value-type="float">
            <text:p>3683193</text:p>
          </table:table-cell>
          <table:table-cell office:value-type="float" office:value="2851074" calcext:value-type="float">
            <text:p>2851074</text:p>
          </table:table-cell>
          <table:table-cell office:value-type="float" office:value="3930396" calcext:value-type="float">
            <text:p>3930396</text:p>
          </table:table-cell>
          <table:table-cell office:value-type="float" office:value="3974182" calcext:value-type="float">
            <text:p>3974182</text:p>
          </table:table-cell>
          <table:table-cell office:value-type="float" office:value="2934513" calcext:value-type="float">
            <text:p>2934513</text:p>
          </table:table-cell>
          <table:table-cell office:value-type="float" office:value="934989" calcext:value-type="float">
            <text:p>934989</text:p>
          </table:table-cell>
          <table:table-cell office:value-type="float" office:value="3114802" calcext:value-type="float">
            <text:p>3114802</text:p>
          </table:table-cell>
          <table:table-cell office:value-type="float" office:value="3767102" calcext:value-type="float">
            <text:p>3767102</text:p>
          </table:table-cell>
          <table:table-cell office:value-type="float" office:value="3928889" calcext:value-type="float">
            <text:p>3928889</text:p>
          </table:table-cell>
          <table:table-cell office:value-type="float" office:value="3606929" calcext:value-type="float">
            <text:p>3606929</text:p>
          </table:table-cell>
          <table:table-cell office:value-type="float" office:value="632202" calcext:value-type="float">
            <text:p>632202</text:p>
          </table:table-cell>
          <table:table-cell office:value-type="float" office:value="2655175" calcext:value-type="float">
            <text:p>2655175</text:p>
          </table:table-cell>
          <table:table-cell office:value-type="float" office:value="2561619" calcext:value-type="float">
            <text:p>2561619</text:p>
          </table:table-cell>
          <table:table-cell office:value-type="float" office:value="1230682" calcext:value-type="float">
            <text:p>1230682</text:p>
          </table:table-cell>
          <table:table-cell office:value-type="float" office:value="1713594" calcext:value-type="float">
            <text:p>1713594</text:p>
          </table:table-cell>
          <table:table-cell office:value-type="float" office:value="3198356" calcext:value-type="float">
            <text:p>3198356</text:p>
          </table:table-cell>
          <table:table-cell office:value-type="float" office:value="3886906" calcext:value-type="float">
            <text:p>3886906</text:p>
          </table:table-cell>
          <table:table-cell office:value-type="float" office:value="2169318" calcext:value-type="float">
            <text:p>2169318</text:p>
          </table:table-cell>
          <table:table-cell office:value-type="float" office:value="2487505" calcext:value-type="float">
            <text:p>2487505</text:p>
          </table:table-cell>
          <table:table-cell office:value-type="float" office:value="3706927" calcext:value-type="float">
            <text:p>3706927</text:p>
          </table:table-cell>
          <table:table-cell office:value-type="float" office:value="0" calcext:value-type="float">
            <text:p>0</text:p>
          </table:table-cell>
          <table:table-cell office:value-type="float" office:value="2407166" calcext:value-type="float">
            <text:p>2407166</text:p>
          </table:table-cell>
          <table:table-cell office:value-type="float" office:value="4092135" calcext:value-type="float">
            <text:p>4092135</text:p>
          </table:table-cell>
          <table:table-cell office:value-type="float" office:value="2136616" calcext:value-type="float">
            <text:p>2136616</text:p>
          </table:table-cell>
          <table:table-cell office:value-type="float" office:value="2234171" calcext:value-type="float">
            <text:p>2234171</text:p>
          </table:table-cell>
          <table:table-cell office:value-type="float" office:value="1737046" calcext:value-type="float">
            <text:p>1737046</text:p>
          </table:table-cell>
          <table:table-cell office:value-type="float" office:value="1014311" calcext:value-type="float">
            <text:p>1014311</text:p>
          </table:table-cell>
          <table:table-cell office:value-type="float" office:value="3267105" calcext:value-type="float">
            <text:p>3267105</text:p>
          </table:table-cell>
          <table:table-cell office:value-type="float" office:value="2547929" calcext:value-type="float">
            <text:p>2547929</text:p>
          </table:table-cell>
          <table:table-cell office:value-type="float" office:value="4402763" calcext:value-type="float">
            <text:p>4402763</text:p>
          </table:table-cell>
          <table:table-cell office:value-type="string" calcext:value-type="string">
            <text:p>2136.551830.063</text:p>
          </table:table-cell>
          <table:table-cell office:value-type="float" office:value="2505481" calcext:value-type="float">
            <text:p>2505481</text:p>
          </table:table-cell>
          <table:table-cell office:value-type="float" office:value="734882" calcext:value-type="float">
            <text:p>734882</text:p>
          </table:table-cell>
          <table:table-cell office:value-type="float" office:value="3705744" calcext:value-type="float">
            <text:p>3705744</text:p>
          </table:table-cell>
          <table:table-cell office:value-type="float" office:value="2736725" calcext:value-type="float">
            <text:p>2736725</text:p>
          </table:table-cell>
          <table:table-cell office:value-type="float" office:value="531520" calcext:value-type="float">
            <text:p>531520</text:p>
          </table:table-cell>
          <table:table-cell office:value-type="float" office:value="2903692" calcext:value-type="float">
            <text:p>2903692</text:p>
          </table:table-cell>
          <table:table-cell office:value-type="float" office:value="628764" calcext:value-type="float">
            <text:p>628764</text:p>
          </table:table-cell>
          <table:table-cell office:value-type="float" office:value="2070510" calcext:value-type="float">
            <text:p>2070510</text:p>
          </table:table-cell>
          <table:table-cell office:value-type="float" office:value="4005499" calcext:value-type="float">
            <text:p>4005499</text:p>
          </table:table-cell>
          <table:table-cell office:value-type="float" office:value="2199178" calcext:value-type="float">
            <text:p>2199178</text:p>
          </table:table-cell>
          <table:table-cell office:value-type="float" office:value="2740497" calcext:value-type="float">
            <text:p>2740497</text:p>
          </table:table-cell>
          <table:table-cell office:value-type="float" office:value="3497060" calcext:value-type="float">
            <text:p>3497060</text:p>
          </table:table-cell>
          <table:table-cell office:value-type="float" office:value="3979050" calcext:value-type="float">
            <text:p>3979050</text:p>
          </table:table-cell>
          <table:table-cell office:value-type="float" office:value="2404123" calcext:value-type="float">
            <text:p>2404123</text:p>
          </table:table-cell>
          <table:table-cell office:value-type="float" office:value="3472010" calcext:value-type="float">
            <text:p>3472010</text:p>
          </table:table-cell>
          <table:table-cell office:value-type="float" office:value="2838925" calcext:value-type="float">
            <text:p>2838925</text:p>
          </table:table-cell>
          <table:table-cell office:value-type="float" office:value="2673696" calcext:value-type="float">
            <text:p>2673696</text:p>
          </table:table-cell>
          <table:table-cell office:value-type="float" office:value="2216825" calcext:value-type="float">
            <text:p>2216825</text:p>
          </table:table-cell>
          <table:table-cell office:value-type="float" office:value="3743603" calcext:value-type="float">
            <text:p>3743603</text:p>
          </table:table-cell>
          <table:table-cell office:value-type="float" office:value="294160" calcext:value-type="float">
            <text:p>294160</text:p>
          </table:table-cell>
          <table:table-cell office:value-type="float" office:value="4246669" calcext:value-type="float">
            <text:p>4246669</text:p>
          </table:table-cell>
          <table:table-cell office:value-type="float" office:value="17889" calcext:value-type="float">
            <text:p>17889</text:p>
          </table:table-cell>
          <table:table-cell office:value-type="string" calcext:value-type="string">
            <text:p>2998.6742475.418</text:p>
          </table:table-cell>
          <table:table-cell office:value-type="float" office:value="1833360" calcext:value-type="float">
            <text:p>18333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546" calcext:value-type="float">
            <text:p>440546</text:p>
          </table:table-cell>
          <table:table-cell office:value-type="float" office:value="515504" calcext:value-type="float">
            <text:p>515504</text:p>
          </table:table-cell>
          <table:table-cell office:value-type="float" office:value="1477569" calcext:value-type="float">
            <text:p>1477569</text:p>
          </table:table-cell>
          <table:table-cell office:value-type="float" office:value="1718055" calcext:value-type="float">
            <text:p>1718055</text:p>
          </table:table-cell>
          <table:table-cell office:value-type="float" office:value="1762092" calcext:value-type="float">
            <text:p>1762092</text:p>
          </table:table-cell>
          <table:table-cell office:value-type="float" office:value="1612403" calcext:value-type="float">
            <text:p>1612403</text:p>
          </table:table-cell>
          <table:table-cell office:value-type="float" office:value="125284" calcext:value-type="float">
            <text:p>125284</text:p>
          </table:table-cell>
          <table:table-cell office:value-type="float" office:value="23345" calcext:value-type="float">
            <text:p>23345</text:p>
          </table:table-cell>
          <table:table-cell office:value-type="float" office:value="625531" calcext:value-type="float">
            <text:p>625531</text:p>
          </table:table-cell>
          <table:table-cell office:value-type="float" office:value="1850766" calcext:value-type="float">
            <text:p>1850766</text:p>
          </table:table-cell>
          <table:table-cell office:value-type="float" office:value="1166062" calcext:value-type="float">
            <text:p>1166062</text:p>
          </table:table-cell>
          <table:table-cell office:value-type="float" office:value="927936" calcext:value-type="float">
            <text:p>927936</text:p>
          </table:table-cell>
          <table:table-cell office:value-type="float" office:value="1885236" calcext:value-type="float">
            <text:p>1885236</text:p>
          </table:table-cell>
          <table:table-cell office:value-type="float" office:value="478875" calcext:value-type="float">
            <text:p>478875</text:p>
          </table:table-cell>
          <table:table-cell office:value-type="float" office:value="1084941" calcext:value-type="float">
            <text:p>1084941</text:p>
          </table:table-cell>
          <table:table-cell office:value-type="float" office:value="435601" calcext:value-type="float">
            <text:p>435601</text:p>
          </table:table-cell>
          <table:table-cell office:value-type="float" office:value="2305921" calcext:value-type="float">
            <text:p>2305921</text:p>
          </table:table-cell>
          <table:table-cell office:value-type="float" office:value="971615" calcext:value-type="float">
            <text:p>971615</text:p>
          </table:table-cell>
          <table:table-cell office:value-type="float" office:value="2150401" calcext:value-type="float">
            <text:p>2150401</text:p>
          </table:table-cell>
          <table:table-cell office:value-type="float" office:value="1746157" calcext:value-type="float">
            <text:p>1746157</text:p>
          </table:table-cell>
          <table:table-cell office:value-type="float" office:value="3439710" calcext:value-type="float">
            <text:p>3439710</text:p>
          </table:table-cell>
          <table:table-cell office:value-type="float" office:value="892033" calcext:value-type="float">
            <text:p>892033</text:p>
          </table:table-cell>
          <table:table-cell office:value-type="float" office:value="2190434" calcext:value-type="float">
            <text:p>2190434</text:p>
          </table:table-cell>
          <table:table-cell office:value-type="float" office:value="1589691" calcext:value-type="float">
            <text:p>1589691</text:p>
          </table:table-cell>
          <table:table-cell office:value-type="float" office:value="2615354" calcext:value-type="float">
            <text:p>2615354</text:p>
          </table:table-cell>
          <table:table-cell office:value-type="float" office:value="2004819" calcext:value-type="float">
            <text:p>2004819</text:p>
          </table:table-cell>
          <table:table-cell office:value-type="float" office:value="707956" calcext:value-type="float">
            <text:p>707956</text:p>
          </table:table-cell>
          <table:table-cell office:value-type="float" office:value="802611" calcext:value-type="float">
            <text:p>802611</text:p>
          </table:table-cell>
          <table:table-cell office:value-type="float" office:value="2084706" calcext:value-type="float">
            <text:p>2084706</text:p>
          </table:table-cell>
          <table:table-cell office:value-type="float" office:value="1939553" calcext:value-type="float">
            <text:p>1939553</text:p>
          </table:table-cell>
          <table:table-cell office:value-type="float" office:value="2797556" calcext:value-type="float">
            <text:p>2797556</text:p>
          </table:table-cell>
          <table:table-cell office:value-type="float" office:value="1367501" calcext:value-type="float">
            <text:p>1367501</text:p>
          </table:table-cell>
          <table:table-cell office:value-type="float" office:value="3244163" calcext:value-type="float">
            <text:p>3244163</text:p>
          </table:table-cell>
          <table:table-cell office:value-type="float" office:value="2086962" calcext:value-type="float">
            <text:p>2086962</text:p>
          </table:table-cell>
          <table:table-cell office:value-type="float" office:value="1576971" calcext:value-type="float">
            <text:p>1576971</text:p>
          </table:table-cell>
          <table:table-cell office:value-type="float" office:value="3203768" calcext:value-type="float">
            <text:p>3203768</text:p>
          </table:table-cell>
          <table:table-cell office:value-type="string" calcext:value-type="string">
            <text:p>1287.6061475.275</text:p>
          </table:table-cell>
          <table:table-cell office:value-type="float" office:value="1285601" calcext:value-type="float">
            <text:p>1285601</text:p>
          </table:table-cell>
          <table:table-cell office:value-type="float" office:value="1525049" calcext:value-type="float">
            <text:p>1525049</text:p>
          </table:table-cell>
          <table:table-cell office:value-type="float" office:value="1601690" calcext:value-type="float">
            <text:p>1601690</text:p>
          </table:table-cell>
          <table:table-cell office:value-type="float" office:value="586206" calcext:value-type="float">
            <text:p>586206</text:p>
          </table:table-cell>
          <table:table-cell office:value-type="float" office:value="1597768" calcext:value-type="float">
            <text:p>1597768</text:p>
          </table:table-cell>
          <table:table-cell office:value-type="float" office:value="1945481" calcext:value-type="float">
            <text:p>1945481</text:p>
          </table:table-cell>
          <table:table-cell office:value-type="float" office:value="1366561" calcext:value-type="float">
            <text:p>1366561</text:p>
          </table:table-cell>
          <table:table-cell office:value-type="float" office:value="1534954" calcext:value-type="float">
            <text:p>1534954</text:p>
          </table:table-cell>
          <table:table-cell office:value-type="float" office:value="1224571" calcext:value-type="float">
            <text:p>1224571</text:p>
          </table:table-cell>
          <table:table-cell office:value-type="string" calcext:value-type="string">
            <text:p>2814.682811.479</text:p>
          </table:table-cell>
          <table:table-cell office:value-type="float" office:value="288735" calcext:value-type="float">
            <text:p>288735</text:p>
          </table:table-cell>
          <table:table-cell office:value-type="float" office:value="2178537" calcext:value-type="float">
            <text:p>2178537</text:p>
          </table:table-cell>
          <table:table-cell office:value-type="float" office:value="834521" calcext:value-type="float">
            <text:p>834521</text:p>
          </table:table-cell>
          <table:table-cell office:value-type="float" office:value="802409" calcext:value-type="float">
            <text:p>802409</text:p>
          </table:table-cell>
          <table:table-cell office:value-type="float" office:value="1573333" calcext:value-type="float">
            <text:p>1573333</text:p>
          </table:table-cell>
          <table:table-cell office:value-type="float" office:value="2304042" calcext:value-type="float">
            <text:p>2304042</text:p>
          </table:table-cell>
          <table:table-cell office:value-type="float" office:value="462930" calcext:value-type="float">
            <text:p>462930</text:p>
          </table:table-cell>
          <table:table-cell office:value-type="float" office:value="1354191" calcext:value-type="float">
            <text:p>1354191</text:p>
          </table:table-cell>
          <table:table-cell office:value-type="float" office:value="2407166" calcext:value-type="float">
            <text:p>2407166</text:p>
          </table:table-cell>
          <table:table-cell office:value-type="float" office:value="0" calcext:value-type="float">
            <text:p>0</text:p>
          </table:table-cell>
          <table:table-cell office:value-type="float" office:value="1685639" calcext:value-type="float">
            <text:p>1685639</text:p>
          </table:table-cell>
          <table:table-cell office:value-type="float" office:value="346919" calcext:value-type="float">
            <text:p>346919</text:p>
          </table:table-cell>
          <table:table-cell office:value-type="string" calcext:value-type="string">
            <text:p>249.3291268.336</text:p>
          </table:table-cell>
          <table:table-cell office:value-type="float" office:value="1602245" calcext:value-type="float">
            <text:p>1602245</text:p>
          </table:table-cell>
          <table:table-cell office:value-type="float" office:value="1493668" calcext:value-type="float">
            <text:p>1493668</text:p>
          </table:table-cell>
          <table:table-cell office:value-type="float" office:value="2592601" calcext:value-type="float">
            <text:p>2592601</text:p>
          </table:table-cell>
          <table:table-cell office:value-type="float" office:value="2263195" calcext:value-type="float">
            <text:p>2263195</text:p>
          </table:table-cell>
          <table:table-cell office:value-type="float" office:value="343424" calcext:value-type="float">
            <text:p>343424</text:p>
          </table:table-cell>
          <table:table-cell office:value-type="float" office:value="3218369" calcext:value-type="float">
            <text:p>3218369</text:p>
          </table:table-cell>
          <table:table-cell office:value-type="float" office:value="111018" calcext:value-type="float">
            <text:p>111018</text:p>
          </table:table-cell>
          <table:table-cell office:value-type="float" office:value="2265161" calcext:value-type="float">
            <text:p>2265161</text:p>
          </table:table-cell>
          <table:table-cell office:value-type="float" office:value="1354607" calcext:value-type="float">
            <text:p>1354607</text:p>
          </table:table-cell>
          <table:table-cell office:value-type="float" office:value="3823683" calcext:value-type="float">
            <text:p>3823683</text:p>
          </table:table-cell>
          <table:table-cell office:value-type="string" calcext:value-type="string">
            <text:p>2225.455807.074</text:p>
          </table:table-cell>
          <table:table-cell office:value-type="float" office:value="2115707" calcext:value-type="float">
            <text:p>2115707</text:p>
          </table:table-cell>
          <table:table-cell office:value-type="float" office:value="2343886" calcext:value-type="float">
            <text:p>2343886</text:p>
          </table:table-cell>
          <table:table-cell office:value-type="float" office:value="1598538" calcext:value-type="float">
            <text:p>1598538</text:p>
          </table:table-cell>
          <table:table-cell office:value-type="float" office:value="2718932" calcext:value-type="float">
            <text:p>2718932</text:p>
          </table:table-cell>
          <table:table-cell office:value-type="float" office:value="3364048" calcext:value-type="float">
            <text:p>3364048</text:p>
          </table:table-cell>
          <table:table-cell office:value-type="float" office:value="1142748" calcext:value-type="float">
            <text:p>1142748</text:p>
          </table:table-cell>
          <table:table-cell office:value-type="float" office:value="1579727" calcext:value-type="float">
            <text:p>1579727</text:p>
          </table:table-cell>
          <table:table-cell office:value-type="float" office:value="2939835" calcext:value-type="float">
            <text:p>2939835</text:p>
          </table:table-cell>
          <table:table-cell office:value-type="float" office:value="1773071" calcext:value-type="float">
            <text:p>1773071</text:p>
          </table:table-cell>
          <table:table-cell office:value-type="string" calcext:value-type="string">
            <text:p>1501.6053592.554</text:p>
          </table:table-cell>
          <table:table-cell office:value-type="float" office:value="218497" calcext:value-type="float">
            <text:p>218497</text:p>
          </table:table-cell>
          <table:table-cell office:value-type="float" office:value="1337341" calcext:value-type="float">
            <text:p>1337341</text:p>
          </table:table-cell>
          <table:table-cell office:value-type="float" office:value="2243592" calcext:value-type="float">
            <text:p>2243592</text:p>
          </table:table-cell>
          <table:table-cell office:value-type="float" office:value="1897589" calcext:value-type="float">
            <text:p>1897589</text:p>
          </table:table-cell>
          <table:table-cell office:value-type="float" office:value="2410179" calcext:value-type="float">
            <text:p>2410179</text:p>
          </table:table-cell>
          <table:table-cell office:value-type="float" office:value="681435" calcext:value-type="float">
            <text:p>681435</text:p>
          </table:table-cell>
          <table:table-cell office:value-type="float" office:value="257857" calcext:value-type="float">
            <text:p>257857</text:p>
          </table:table-cell>
          <table:table-cell office:value-type="float" office:value="2644733" calcext:value-type="float">
            <text:p>26447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5368" calcext:value-type="float">
            <text:p>2125368</text:p>
          </table:table-cell>
          <table:table-cell office:value-type="float" office:value="1781538" calcext:value-type="float">
            <text:p>1781538</text:p>
          </table:table-cell>
          <table:table-cell office:value-type="float" office:value="606012" calcext:value-type="float">
            <text:p>606012</text:p>
          </table:table-cell>
          <table:table-cell office:value-type="float" office:value="1414107" calcext:value-type="float">
            <text:p>1414107</text:p>
          </table:table-cell>
          <table:table-cell office:value-type="float" office:value="2012800" calcext:value-type="float">
            <text:p>2012800</text:p>
          </table:table-cell>
          <table:table-cell office:value-type="float" office:value="3298031" calcext:value-type="float">
            <text:p>3298031</text:p>
          </table:table-cell>
          <table:table-cell office:value-type="float" office:value="1695704" calcext:value-type="float">
            <text:p>1695704</text:p>
          </table:table-cell>
          <table:table-cell office:value-type="float" office:value="1664352" calcext:value-type="float">
            <text:p>1664352</text:p>
          </table:table-cell>
          <table:table-cell office:value-type="float" office:value="1100353" calcext:value-type="float">
            <text:p>1100353</text:p>
          </table:table-cell>
          <table:table-cell office:value-type="float" office:value="3534317" calcext:value-type="float">
            <text:p>3534317</text:p>
          </table:table-cell>
          <table:table-cell office:value-type="string" calcext:value-type="string">
            <text:p>2607.0772492.219</text:p>
          </table:table-cell>
          <table:table-cell office:value-type="float" office:value="3479778" calcext:value-type="float">
            <text:p>3479778</text:p>
          </table:table-cell>
          <table:table-cell office:value-type="float" office:value="2039607" calcext:value-type="float">
            <text:p>2039607</text:p>
          </table:table-cell>
          <table:table-cell office:value-type="float" office:value="624933" calcext:value-type="float">
            <text:p>624933</text:p>
          </table:table-cell>
          <table:table-cell office:value-type="float" office:value="1961852" calcext:value-type="float">
            <text:p>1961852</text:p>
          </table:table-cell>
          <table:table-cell office:value-type="float" office:value="3990342" calcext:value-type="float">
            <text:p>3990342</text:p>
          </table:table-cell>
          <table:table-cell office:value-type="float" office:value="798023" calcext:value-type="float">
            <text:p>798023</text:p>
          </table:table-cell>
          <table:table-cell office:value-type="float" office:value="3834757" calcext:value-type="float">
            <text:p>3834757</text:p>
          </table:table-cell>
          <table:table-cell office:value-type="float" office:value="3431443" calcext:value-type="float">
            <text:p>3431443</text:p>
          </table:table-cell>
          <table:table-cell office:value-type="float" office:value="4633013" calcext:value-type="float">
            <text:p>4633013</text:p>
          </table:table-cell>
          <table:table-cell office:value-type="float" office:value="998748" calcext:value-type="float">
            <text:p>998748</text:p>
          </table:table-cell>
          <table:table-cell office:value-type="string" calcext:value-type="string">
            <text:p>3149.8472306.622</text:p>
          </table:table-cell>
          <table:table-cell office:value-type="float" office:value="4237920" calcext:value-type="float">
            <text:p>4237920</text:p>
          </table:table-cell>
          <table:table-cell office:value-type="float" office:value="2869571" calcext:value-type="float">
            <text:p>2869571</text:p>
          </table:table-cell>
          <table:table-cell office:value-type="float" office:value="1232228" calcext:value-type="float">
            <text:p>1232228</text:p>
          </table:table-cell>
          <table:table-cell office:value-type="float" office:value="2242720" calcext:value-type="float">
            <text:p>2242720</text:p>
          </table:table-cell>
          <table:table-cell office:value-type="float" office:value="1051903" calcext:value-type="float">
            <text:p>1051903</text:p>
          </table:table-cell>
          <table:table-cell office:value-type="float" office:value="2237645" calcext:value-type="float">
            <text:p>2237645</text:p>
          </table:table-cell>
          <table:table-cell office:value-type="float" office:value="4440723" calcext:value-type="float">
            <text:p>4440723</text:p>
          </table:table-cell>
          <table:table-cell office:value-type="float" office:value="1820607" calcext:value-type="float">
            <text:p>1820607</text:p>
          </table:table-cell>
          <table:table-cell office:value-type="float" office:value="4838859" calcext:value-type="float">
            <text:p>4838859</text:p>
          </table:table-cell>
          <table:table-cell office:value-type="float" office:value="2923260" calcext:value-type="float">
            <text:p>2923260</text:p>
          </table:table-cell>
          <table:table-cell office:value-type="float" office:value="3255037" calcext:value-type="float">
            <text:p>3255037</text:p>
          </table:table-cell>
          <table:table-cell office:value-type="float" office:value="4449316" calcext:value-type="float">
            <text:p>4449316</text:p>
          </table:table-cell>
          <table:table-cell office:value-type="float" office:value="398761" calcext:value-type="float">
            <text:p>398761</text:p>
          </table:table-cell>
          <table:table-cell office:value-type="float" office:value="994907" calcext:value-type="float">
            <text:p>994907</text:p>
          </table:table-cell>
          <table:table-cell office:value-type="float" office:value="1964410" calcext:value-type="float">
            <text:p>1964410</text:p>
          </table:table-cell>
          <table:table-cell office:value-type="float" office:value="165774" calcext:value-type="float">
            <text:p>165774</text:p>
          </table:table-cell>
          <table:table-cell office:value-type="float" office:value="507080" calcext:value-type="float">
            <text:p>507080</text:p>
          </table:table-cell>
          <table:table-cell office:value-type="float" office:value="1220350" calcext:value-type="float">
            <text:p>1220350</text:p>
          </table:table-cell>
          <table:table-cell office:value-type="float" office:value="3252210" calcext:value-type="float">
            <text:p>3252210</text:p>
          </table:table-cell>
          <table:table-cell office:value-type="float" office:value="2509839" calcext:value-type="float">
            <text:p>2509839</text:p>
          </table:table-cell>
          <table:table-cell office:value-type="float" office:value="345036" calcext:value-type="float">
            <text:p>345036</text:p>
          </table:table-cell>
          <table:table-cell office:value-type="float" office:value="361836" calcext:value-type="float">
            <text:p>361836</text:p>
          </table:table-cell>
          <table:table-cell office:value-type="string" calcext:value-type="string">
            <text:p>615.0004474.202</text:p>
          </table:table-cell>
          <table:table-cell office:value-type="float" office:value="1727044" calcext:value-type="float">
            <text:p>1727044</text:p>
          </table:table-cell>
          <table:table-cell office:value-type="float" office:value="1553990" calcext:value-type="float">
            <text:p>1553990</text:p>
          </table:table-cell>
          <table:table-cell office:value-type="float" office:value="3710261" calcext:value-type="float">
            <text:p>3710261</text:p>
          </table:table-cell>
          <table:table-cell office:value-type="float" office:value="2444779" calcext:value-type="float">
            <text:p>2444779</text:p>
          </table:table-cell>
          <table:table-cell office:value-type="float" office:value="922679" calcext:value-type="float">
            <text:p>922679</text:p>
          </table:table-cell>
          <table:table-cell office:value-type="float" office:value="669021" calcext:value-type="float">
            <text:p>669021</text:p>
          </table:table-cell>
          <table:table-cell office:value-type="float" office:value="3520405" calcext:value-type="float">
            <text:p>3520405</text:p>
          </table:table-cell>
          <table:table-cell office:value-type="float" office:value="1695072" calcext:value-type="float">
            <text:p>1695072</text:p>
          </table:table-cell>
          <table:table-cell office:value-type="float" office:value="675101" calcext:value-type="float">
            <text:p>675101</text:p>
          </table:table-cell>
          <table:table-cell office:value-type="float" office:value="4092135" calcext:value-type="float">
            <text:p>4092135</text:p>
          </table:table-cell>
          <table:table-cell office:value-type="float" office:value="1685639" calcext:value-type="float">
            <text:p>1685639</text:p>
          </table:table-cell>
          <table:table-cell office:value-type="float" office:value="0" calcext:value-type="float">
            <text:p>0</text:p>
          </table:table-cell>
          <table:table-cell office:value-type="float" office:value="1969995" calcext:value-type="float">
            <text:p>1969995</text:p>
          </table:table-cell>
          <table:table-cell office:value-type="float" office:value="1878923" calcext:value-type="float">
            <text:p>1878923</text:p>
          </table:table-cell>
          <table:table-cell office:value-type="float" office:value="2722089" calcext:value-type="float">
            <text:p>2722089</text:p>
          </table:table-cell>
          <table:table-cell office:value-type="float" office:value="3237022" calcext:value-type="float">
            <text:p>3237022</text:p>
          </table:table-cell>
          <table:table-cell office:value-type="float" office:value="1745537" calcext:value-type="float">
            <text:p>1745537</text:p>
          </table:table-cell>
          <table:table-cell office:value-type="float" office:value="3673830" calcext:value-type="float">
            <text:p>3673830</text:p>
          </table:table-cell>
          <table:table-cell office:value-type="float" office:value="1364264" calcext:value-type="float">
            <text:p>1364264</text:p>
          </table:table-cell>
          <table:table-cell office:value-type="float" office:value="1969172" calcext:value-type="float">
            <text:p>1969172</text:p>
          </table:table-cell>
          <table:table-cell office:value-type="float" office:value="4898479" calcext:value-type="float">
            <text:p>4898479</text:p>
          </table:table-cell>
          <table:table-cell office:value-type="string" calcext:value-type="string">
            <text:p>1586.7643892.837</text:p>
          </table:table-cell>
          <table:table-cell office:value-type="float" office:value="681648" calcext:value-type="float">
            <text:p>681648</text:p>
          </table:table-cell>
          <table:table-cell office:value-type="float" office:value="5115600" calcext:value-type="float">
            <text:p>5115600</text:p>
          </table:table-cell>
          <table:table-cell office:value-type="float" office:value="3880438" calcext:value-type="float">
            <text:p>3880438</text:p>
          </table:table-cell>
          <table:table-cell office:value-type="float" office:value="1479612" calcext:value-type="float">
            <text:p>1479612</text:p>
          </table:table-cell>
          <table:table-cell office:value-type="float" office:value="3763502" calcext:value-type="float">
            <text:p>3763502</text:p>
          </table:table-cell>
          <table:table-cell office:value-type="float" office:value="3606475" calcext:value-type="float">
            <text:p>3606475</text:p>
          </table:table-cell>
          <table:table-cell office:value-type="float" office:value="91022" calcext:value-type="float">
            <text:p>91022</text:p>
          </table:table-cell>
          <table:table-cell office:value-type="float" office:value="3977194" calcext:value-type="float">
            <text:p>3977194</text:p>
          </table:table-cell>
          <table:table-cell office:value-type="float" office:value="4532211" calcext:value-type="float">
            <text:p>4532211</text:p>
          </table:table-cell>
          <table:table-cell office:value-type="float" office:value="711857" calcext:value-type="float">
            <text:p>711857</text:p>
          </table:table-cell>
          <table:table-cell office:value-type="string" calcext:value-type="string">
            <text:p>289.1264153.783</text:p>
          </table:table-cell>
          <table:table-cell office:value-type="float" office:value="1897251" calcext:value-type="float">
            <text:p>1897251</text:p>
          </table:table-cell>
          <table:table-cell office:value-type="float" office:value="2214246" calcext:value-type="float">
            <text:p>2214246</text:p>
          </table:table-cell>
          <table:table-cell office:value-type="float" office:value="4847726" calcext:value-type="float">
            <text:p>4847726</text:p>
          </table:table-cell>
          <table:table-cell office:value-type="float" office:value="1884462" calcext:value-type="float">
            <text:p>1884462</text:p>
          </table:table-cell>
          <table:table-cell office:value-type="float" office:value="348566" calcext:value-type="float">
            <text:p>348566</text:p>
          </table:table-cell>
          <table:table-cell office:value-type="float" office:value="3919527" calcext:value-type="float">
            <text:p>3919527</text:p>
          </table:table-cell>
          <table:table-cell office:value-type="float" office:value="565980" calcext:value-type="float">
            <text:p>565980</text:p>
          </table:table-cell>
          <table:table-cell office:value-type="float" office:value="4094854" calcext:value-type="float">
            <text:p>4094854</text:p>
          </table:table-cell>
          <table:table-cell office:value-type="float" office:value="1160314" calcext:value-type="float">
            <text:p>1160314</text:p>
          </table:table-cell>
          <table:table-cell office:value-type="float" office:value="1640115" calcext:value-type="float">
            <text:p>1640115</text:p>
          </table:table-cell>
          <table:table-cell office:value-type="float" office:value="4026549" calcext:value-type="float">
            <text:p>40265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8697" calcext:value-type="float">
            <text:p>248697</text:p>
          </table:table-cell>
          <table:table-cell office:value-type="float" office:value="392796" calcext:value-type="float">
            <text:p>392796</text:p>
          </table:table-cell>
          <table:table-cell office:value-type="float" office:value="1811558" calcext:value-type="float">
            <text:p>1811558</text:p>
          </table:table-cell>
          <table:table-cell office:value-type="float" office:value="1768781" calcext:value-type="float">
            <text:p>1768781</text:p>
          </table:table-cell>
          <table:table-cell office:value-type="float" office:value="1677886" calcext:value-type="float">
            <text:p>1677886</text:p>
          </table:table-cell>
          <table:table-cell office:value-type="float" office:value="1358184" calcext:value-type="float">
            <text:p>1358184</text:p>
          </table:table-cell>
          <table:table-cell office:value-type="float" office:value="432186" calcext:value-type="float">
            <text:p>432186</text:p>
          </table:table-cell>
          <table:table-cell office:value-type="float" office:value="358377" calcext:value-type="float">
            <text:p>358377</text:p>
          </table:table-cell>
          <table:table-cell office:value-type="float" office:value="873155" calcext:value-type="float">
            <text:p>873155</text:p>
          </table:table-cell>
          <table:table-cell office:value-type="float" office:value="1610427" calcext:value-type="float">
            <text:p>1610427</text:p>
          </table:table-cell>
          <table:table-cell office:value-type="float" office:value="827339" calcext:value-type="float">
            <text:p>827339</text:p>
          </table:table-cell>
          <table:table-cell office:value-type="float" office:value="581210" calcext:value-type="float">
            <text:p>581210</text:p>
          </table:table-cell>
          <table:table-cell office:value-type="float" office:value="1547913" calcext:value-type="float">
            <text:p>1547913</text:p>
          </table:table-cell>
          <table:table-cell office:value-type="string" calcext:value-type="string">
            <text:p>570.2021350.941</text:p>
          </table:table-cell>
          <table:table-cell office:value-type="float" office:value="150336" calcext:value-type="float">
            <text:p>150336</text:p>
          </table:table-cell>
          <table:table-cell office:value-type="float" office:value="2032817" calcext:value-type="float">
            <text:p>2032817</text:p>
          </table:table-cell>
          <table:table-cell office:value-type="float" office:value="1207764" calcext:value-type="float">
            <text:p>1207764</text:p>
          </table:table-cell>
          <table:table-cell office:value-type="float" office:value="1877642" calcext:value-type="float">
            <text:p>1877642</text:p>
          </table:table-cell>
          <table:table-cell office:value-type="float" office:value="1496386" calcext:value-type="float">
            <text:p>1496386</text:p>
          </table:table-cell>
          <table:table-cell office:value-type="float" office:value="3107611" calcext:value-type="float">
            <text:p>3107611</text:p>
          </table:table-cell>
          <table:table-cell office:value-type="float" office:value="1076863" calcext:value-type="float">
            <text:p>1076863</text:p>
          </table:table-cell>
          <table:table-cell office:value-type="float" office:value="1911921" calcext:value-type="float">
            <text:p>1911921</text:p>
          </table:table-cell>
          <table:table-cell office:value-type="float" office:value="1404710" calcext:value-type="float">
            <text:p>1404710</text:p>
          </table:table-cell>
          <table:table-cell office:value-type="float" office:value="2288071" calcext:value-type="float">
            <text:p>2288071</text:p>
          </table:table-cell>
          <table:table-cell office:value-type="float" office:value="1753640" calcext:value-type="float">
            <text:p>1753640</text:p>
          </table:table-cell>
          <table:table-cell office:value-type="float" office:value="848962" calcext:value-type="float">
            <text:p>848962</text:p>
          </table:table-cell>
          <table:table-cell office:value-type="float" office:value="893051" calcext:value-type="float">
            <text:p>893051</text:p>
          </table:table-cell>
          <table:table-cell office:value-type="float" office:value="2236388" calcext:value-type="float">
            <text:p>2236388</text:p>
          </table:table-cell>
          <table:table-cell office:value-type="float" office:value="1825763" calcext:value-type="float">
            <text:p>1825763</text:p>
          </table:table-cell>
          <table:table-cell office:value-type="float" office:value="2479047" calcext:value-type="float">
            <text:p>2479047</text:p>
          </table:table-cell>
          <table:table-cell office:value-type="float" office:value="1287322" calcext:value-type="float">
            <text:p>1287322</text:p>
          </table:table-cell>
          <table:table-cell office:value-type="float" office:value="2910353" calcext:value-type="float">
            <text:p>2910353</text:p>
          </table:table-cell>
          <table:table-cell office:value-type="float" office:value="1838159" calcext:value-type="float">
            <text:p>1838159</text:p>
          </table:table-cell>
          <table:table-cell office:value-type="float" office:value="1289690" calcext:value-type="float">
            <text:p>1289690</text:p>
          </table:table-cell>
          <table:table-cell office:value-type="float" office:value="2867617" calcext:value-type="float">
            <text:p>2867617</text:p>
          </table:table-cell>
          <table:table-cell office:value-type="string" calcext:value-type="string">
            <text:p>1572.0271605.302</text:p>
          </table:table-cell>
          <table:table-cell office:value-type="float" office:value="1153362" calcext:value-type="float">
            <text:p>1153362</text:p>
          </table:table-cell>
          <table:table-cell office:value-type="float" office:value="1805727" calcext:value-type="float">
            <text:p>1805727</text:p>
          </table:table-cell>
          <table:table-cell office:value-type="float" office:value="1930129" calcext:value-type="float">
            <text:p>1930129</text:p>
          </table:table-cell>
          <table:table-cell office:value-type="float" office:value="931358" calcext:value-type="float">
            <text:p>931358</text:p>
          </table:table-cell>
          <table:table-cell office:value-type="float" office:value="1283798" calcext:value-type="float">
            <text:p>1283798</text:p>
          </table:table-cell>
          <table:table-cell office:value-type="float" office:value="1767619" calcext:value-type="float">
            <text:p>1767619</text:p>
          </table:table-cell>
          <table:table-cell office:value-type="float" office:value="1636930" calcext:value-type="float">
            <text:p>1636930</text:p>
          </table:table-cell>
          <table:table-cell office:value-type="float" office:value="1851998" calcext:value-type="float">
            <text:p>1851998</text:p>
          </table:table-cell>
          <table:table-cell office:value-type="float" office:value="1551838" calcext:value-type="float">
            <text:p>1551838</text:p>
          </table:table-cell>
          <table:table-cell office:value-type="string" calcext:value-type="string">
            <text:p>2505.822721.541</text:p>
          </table:table-cell>
          <table:table-cell office:value-type="float" office:value="425042" calcext:value-type="float">
            <text:p>425042</text:p>
          </table:table-cell>
          <table:table-cell office:value-type="float" office:value="1833496" calcext:value-type="float">
            <text:p>1833496</text:p>
          </table:table-cell>
          <table:table-cell office:value-type="float" office:value="493789" calcext:value-type="float">
            <text:p>493789</text:p>
          </table:table-cell>
          <table:table-cell office:value-type="float" office:value="1126373" calcext:value-type="float">
            <text:p>1126373</text:p>
          </table:table-cell>
          <table:table-cell office:value-type="float" office:value="1765098" calcext:value-type="float">
            <text:p>1765098</text:p>
          </table:table-cell>
          <table:table-cell office:value-type="float" office:value="1978545" calcext:value-type="float">
            <text:p>1978545</text:p>
          </table:table-cell>
          <table:table-cell office:value-type="float" office:value="408540" calcext:value-type="float">
            <text:p>408540</text:p>
          </table:table-cell>
          <table:table-cell office:value-type="float" office:value="1690710" calcext:value-type="float">
            <text:p>1690710</text:p>
          </table:table-cell>
          <table:table-cell office:value-type="float" office:value="2136616" calcext:value-type="float">
            <text:p>2136616</text:p>
          </table:table-cell>
          <table:table-cell office:value-type="float" office:value="346919" calcext:value-type="float">
            <text:p>346919</text:p>
          </table:table-cell>
          <table:table-cell office:value-type="float" office:value="1969995" calcext:value-type="float">
            <text:p>1969995</text:p>
          </table:table-cell>
          <table:table-cell office:value-type="float" office:value="0" calcext:value-type="float">
            <text:p>0</text:p>
          </table:table-cell>
          <table:table-cell office:value-type="float" office:value="390397" calcext:value-type="float">
            <text:p>390397</text:p>
          </table:table-cell>
          <table:table-cell office:value-type="float" office:value="926052" calcext:value-type="float">
            <text:p>926052</text:p>
          </table:table-cell>
          <table:table-cell office:value-type="float" office:value="1276832" calcext:value-type="float">
            <text:p>1276832</text:p>
          </table:table-cell>
          <table:table-cell office:value-type="float" office:value="1446476" calcext:value-type="float">
            <text:p>1446476</text:p>
          </table:table-cell>
          <table:table-cell office:value-type="float" office:value="2283052" calcext:value-type="float">
            <text:p>2283052</text:p>
          </table:table-cell>
          <table:table-cell office:value-type="float" office:value="2376238" calcext:value-type="float">
            <text:p>2376238</text:p>
          </table:table-cell>
          <table:table-cell office:value-type="float" office:value="5385" calcext:value-type="float">
            <text:p>5385</text:p>
          </table:table-cell>
          <table:table-cell office:value-type="float" office:value="2931595" calcext:value-type="float">
            <text:p>2931595</text:p>
          </table:table-cell>
          <table:table-cell office:value-type="float" office:value="407421" calcext:value-type="float">
            <text:p>407421</text:p>
          </table:table-cell>
          <table:table-cell office:value-type="float" office:value="1938908" calcext:value-type="float">
            <text:p>1938908</text:p>
          </table:table-cell>
          <table:table-cell office:value-type="float" office:value="1691511" calcext:value-type="float">
            <text:p>1691511</text:p>
          </table:table-cell>
          <table:table-cell office:value-type="float" office:value="3481788" calcext:value-type="float">
            <text:p>3481788</text:p>
          </table:table-cell>
          <table:table-cell office:value-type="float" office:value="1912884" calcext:value-type="float">
            <text:p>1912884</text:p>
          </table:table-cell>
          <table:table-cell office:value-type="float" office:value="1134240" calcext:value-type="float">
            <text:p>1134240</text:p>
          </table:table-cell>
          <table:table-cell office:value-type="float" office:value="1798506" calcext:value-type="float">
            <text:p>1798506</text:p>
          </table:table-cell>
          <table:table-cell office:value-type="float" office:value="2011838" calcext:value-type="float">
            <text:p>2011838</text:p>
          </table:table-cell>
          <table:table-cell office:value-type="float" office:value="1886335" calcext:value-type="float">
            <text:p>1886335</text:p>
          </table:table-cell>
          <table:table-cell office:value-type="float" office:value="2384254" calcext:value-type="float">
            <text:p>2384254</text:p>
          </table:table-cell>
          <table:table-cell office:value-type="float" office:value="3035088" calcext:value-type="float">
            <text:p>3035088</text:p>
          </table:table-cell>
          <table:table-cell office:value-type="float" office:value="1361855" calcext:value-type="float">
            <text:p>1361855</text:p>
          </table:table-cell>
          <table:table-cell office:value-type="float" office:value="1891280" calcext:value-type="float">
            <text:p>1891280</text:p>
          </table:table-cell>
          <table:table-cell office:value-type="float" office:value="2608486" calcext:value-type="float">
            <text:p>2608486</text:p>
          </table:table-cell>
          <table:table-cell office:value-type="string" calcext:value-type="string">
            <text:p>1718.2751327.648</text:p>
          </table:table-cell>
          <table:table-cell office:value-type="float" office:value="3254020" calcext:value-type="float">
            <text:p>3254020</text:p>
          </table:table-cell>
          <table:table-cell office:value-type="float" office:value="319531" calcext:value-type="float">
            <text:p>319531</text:p>
          </table:table-cell>
          <table:table-cell office:value-type="float" office:value="1622595" calcext:value-type="float">
            <text:p>1622595</text:p>
          </table:table-cell>
          <table:table-cell office:value-type="float" office:value="1951083" calcext:value-type="float">
            <text:p>1951083</text:p>
          </table:table-cell>
          <table:table-cell office:value-type="float" office:value="2115434" calcext:value-type="float">
            <text:p>2115434</text:p>
          </table:table-cell>
          <table:table-cell office:value-type="float" office:value="2137938" calcext:value-type="float">
            <text:p>2137938</text:p>
          </table:table-cell>
          <table:table-cell office:value-type="float" office:value="865446" calcext:value-type="float">
            <text:p>865446</text:p>
          </table:table-cell>
          <table:table-cell office:value-type="float" office:value="339094" calcext:value-type="float">
            <text:p>339094</text:p>
          </table:table-cell>
          <table:table-cell office:value-type="float" office:value="2300104" calcext:value-type="float">
            <text:p>23001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656" calcext:value-type="float">
            <text:p>320656</text:p>
          </table:table-cell>
          <table:table-cell office:value-type="float" office:value="701208" calcext:value-type="float">
            <text:p>701208</text:p>
          </table:table-cell>
          <table:table-cell office:value-type="float" office:value="1607773" calcext:value-type="float">
            <text:p>1607773</text:p>
          </table:table-cell>
          <table:table-cell office:value-type="float" office:value="1965616" calcext:value-type="float">
            <text:p>1965616</text:p>
          </table:table-cell>
          <table:table-cell office:value-type="float" office:value="1982677" calcext:value-type="float">
            <text:p>1982677</text:p>
          </table:table-cell>
          <table:table-cell office:value-type="float" office:value="1435131" calcext:value-type="float">
            <text:p>1435131</text:p>
          </table:table-cell>
          <table:table-cell office:value-type="float" office:value="185076" calcext:value-type="float">
            <text:p>185076</text:p>
          </table:table-cell>
          <table:table-cell office:value-type="float" office:value="271662" calcext:value-type="float">
            <text:p>271662</text:p>
          </table:table-cell>
          <table:table-cell office:value-type="float" office:value="857630" calcext:value-type="float">
            <text:p>857630</text:p>
          </table:table-cell>
          <table:table-cell office:value-type="float" office:value="1660916" calcext:value-type="float">
            <text:p>1660916</text:p>
          </table:table-cell>
          <table:table-cell office:value-type="float" office:value="1194362" calcext:value-type="float">
            <text:p>1194362</text:p>
          </table:table-cell>
          <table:table-cell office:value-type="float" office:value="911430" calcext:value-type="float">
            <text:p>911430</text:p>
          </table:table-cell>
          <table:table-cell office:value-type="float" office:value="1805680" calcext:value-type="float">
            <text:p>1805680</text:p>
          </table:table-cell>
          <table:table-cell office:value-type="float" office:value="232181" calcext:value-type="float">
            <text:p>232181</text:p>
          </table:table-cell>
          <table:table-cell office:value-type="float" office:value="1298179" calcext:value-type="float">
            <text:p>1298179</text:p>
          </table:table-cell>
          <table:table-cell office:value-type="float" office:value="530970" calcext:value-type="float">
            <text:p>530970</text:p>
          </table:table-cell>
          <table:table-cell office:value-type="float" office:value="2135735" calcext:value-type="float">
            <text:p>2135735</text:p>
          </table:table-cell>
          <table:table-cell office:value-type="float" office:value="1201045" calcext:value-type="float">
            <text:p>1201045</text:p>
          </table:table-cell>
          <table:table-cell office:value-type="float" office:value="1981176" calcext:value-type="float">
            <text:p>1981176</text:p>
          </table:table-cell>
          <table:table-cell office:value-type="float" office:value="1563819" calcext:value-type="float">
            <text:p>1563819</text:p>
          </table:table-cell>
          <table:table-cell office:value-type="float" office:value="3474324" calcext:value-type="float">
            <text:p>3474324</text:p>
          </table:table-cell>
          <table:table-cell office:value-type="float" office:value="1136240" calcext:value-type="float">
            <text:p>1136240</text:p>
          </table:table-cell>
          <table:table-cell office:value-type="float" office:value="2302298" calcext:value-type="float">
            <text:p>2302298</text:p>
          </table:table-cell>
          <table:table-cell office:value-type="float" office:value="1767122" calcext:value-type="float">
            <text:p>1767122</text:p>
          </table:table-cell>
          <table:table-cell office:value-type="float" office:value="2507620" calcext:value-type="float">
            <text:p>2507620</text:p>
          </table:table-cell>
          <table:table-cell office:value-type="float" office:value="2140590" calcext:value-type="float">
            <text:p>2140590</text:p>
          </table:table-cell>
          <table:table-cell office:value-type="float" office:value="957211" calcext:value-type="float">
            <text:p>957211</text:p>
          </table:table-cell>
          <table:table-cell office:value-type="float" office:value="563072" calcext:value-type="float">
            <text:p>563072</text:p>
          </table:table-cell>
          <table:table-cell office:value-type="float" office:value="2329413" calcext:value-type="float">
            <text:p>2329413</text:p>
          </table:table-cell>
          <table:table-cell office:value-type="float" office:value="2150581" calcext:value-type="float">
            <text:p>2150581</text:p>
          </table:table-cell>
          <table:table-cell office:value-type="float" office:value="2674109" calcext:value-type="float">
            <text:p>2674109</text:p>
          </table:table-cell>
          <table:table-cell office:value-type="float" office:value="1587224" calcext:value-type="float">
            <text:p>1587224</text:p>
          </table:table-cell>
          <table:table-cell office:value-type="float" office:value="3147051" calcext:value-type="float">
            <text:p>3147051</text:p>
          </table:table-cell>
          <table:table-cell office:value-type="float" office:value="2224711" calcext:value-type="float">
            <text:p>2224711</text:p>
          </table:table-cell>
          <table:table-cell office:value-type="float" office:value="1428032" calcext:value-type="float">
            <text:p>1428032</text:p>
          </table:table-cell>
          <table:table-cell office:value-type="string" calcext:value-type="string">
            <text:p>3228.6041485.201</text:p>
          </table:table-cell>
          <table:table-cell office:value-type="float" office:value="1723487" calcext:value-type="float">
            <text:p>1723487</text:p>
          </table:table-cell>
          <table:table-cell office:value-type="float" office:value="1485773" calcext:value-type="float">
            <text:p>1485773</text:p>
          </table:table-cell>
          <table:table-cell office:value-type="float" office:value="1722742" calcext:value-type="float">
            <text:p>1722742</text:p>
          </table:table-cell>
          <table:table-cell office:value-type="float" office:value="1742271" calcext:value-type="float">
            <text:p>1742271</text:p>
          </table:table-cell>
          <table:table-cell office:value-type="float" office:value="702016" calcext:value-type="float">
            <text:p>702016</text:p>
          </table:table-cell>
          <table:table-cell office:value-type="float" office:value="1479207" calcext:value-type="float">
            <text:p>1479207</text:p>
          </table:table-cell>
          <table:table-cell office:value-type="float" office:value="2128074" calcext:value-type="float">
            <text:p>2128074</text:p>
          </table:table-cell>
          <table:table-cell office:value-type="float" office:value="1573262" calcext:value-type="float">
            <text:p>1573262</text:p>
          </table:table-cell>
          <table:table-cell office:value-type="float" office:value="1695092" calcext:value-type="float">
            <text:p>1695092</text:p>
          </table:table-cell>
          <table:table-cell office:value-type="string" calcext:value-type="string">
            <text:p>1372.8572677.757</text:p>
          </table:table-cell>
          <table:table-cell office:value-type="float" office:value="1021008" calcext:value-type="float">
            <text:p>1021008</text:p>
          </table:table-cell>
          <table:table-cell office:value-type="float" office:value="532437" calcext:value-type="float">
            <text:p>532437</text:p>
          </table:table-cell>
          <table:table-cell office:value-type="float" office:value="2125557" calcext:value-type="float">
            <text:p>2125557</text:p>
          </table:table-cell>
          <table:table-cell office:value-type="float" office:value="792294" calcext:value-type="float">
            <text:p>792294</text:p>
          </table:table-cell>
          <table:table-cell office:value-type="float" office:value="967349" calcext:value-type="float">
            <text:p>967349</text:p>
          </table:table-cell>
          <table:table-cell office:value-type="float" office:value="1811608" calcext:value-type="float">
            <text:p>1811608</text:p>
          </table:table-cell>
          <table:table-cell office:value-type="float" office:value="2354556" calcext:value-type="float">
            <text:p>2354556</text:p>
          </table:table-cell>
          <table:table-cell office:value-type="float" office:value="670329" calcext:value-type="float">
            <text:p>670329</text:p>
          </table:table-cell>
          <table:table-cell office:value-type="float" office:value="1479733" calcext:value-type="float">
            <text:p>1479733</text:p>
          </table:table-cell>
          <table:table-cell office:value-type="float" office:value="2234171" calcext:value-type="float">
            <text:p>2234171</text:p>
          </table:table-cell>
          <table:table-cell office:value-type="float" office:value="249329" calcext:value-type="float">
            <text:p>249329</text:p>
          </table:table-cell>
          <table:table-cell office:value-type="string" calcext:value-type="string">
            <text:p>1878.923390.397</text:p>
          </table:table-cell>
          <table:table-cell office:value-type="float" office:value="0" calcext:value-type="float">
            <text:p>0</text:p>
          </table:table-cell>
          <table:table-cell office:value-type="float" office:value="1283946" calcext:value-type="float">
            <text:p>1283946</text:p>
          </table:table-cell>
          <table:table-cell office:value-type="float" office:value="1501292" calcext:value-type="float">
            <text:p>1501292</text:p>
          </table:table-cell>
          <table:table-cell office:value-type="float" office:value="1723650" calcext:value-type="float">
            <text:p>1723650</text:p>
          </table:table-cell>
          <table:table-cell office:value-type="float" office:value="2668146" calcext:value-type="float">
            <text:p>2668146</text:p>
          </table:table-cell>
          <table:table-cell office:value-type="float" office:value="2511707" calcext:value-type="float">
            <text:p>2511707</text:p>
          </table:table-cell>
          <table:table-cell office:value-type="float" office:value="385099" calcext:value-type="float">
            <text:p>385099</text:p>
          </table:table-cell>
          <table:table-cell office:value-type="float" office:value="3055494" calcext:value-type="float">
            <text:p>3055494</text:p>
          </table:table-cell>
          <table:table-cell office:value-type="float" office:value="357505" calcext:value-type="float">
            <text:p>357505</text:p>
          </table:table-cell>
          <table:table-cell office:value-type="float" office:value="2157953" calcext:value-type="float">
            <text:p>2157953</text:p>
          </table:table-cell>
          <table:table-cell office:value-type="float" office:value="1479082" calcext:value-type="float">
            <text:p>1479082</text:p>
          </table:table-cell>
          <table:table-cell office:value-type="float" office:value="3828714" calcext:value-type="float">
            <text:p>3828714</text:p>
          </table:table-cell>
          <table:table-cell office:value-type="float" office:value="2097309" calcext:value-type="float">
            <text:p>2097309</text:p>
          </table:table-cell>
          <table:table-cell office:value-type="float" office:value="788630" calcext:value-type="float">
            <text:p>788630</text:p>
          </table:table-cell>
          <table:table-cell office:value-type="float" office:value="1995090" calcext:value-type="float">
            <text:p>1995090</text:p>
          </table:table-cell>
          <table:table-cell office:value-type="float" office:value="2380921" calcext:value-type="float">
            <text:p>2380921</text:p>
          </table:table-cell>
          <table:table-cell office:value-type="float" office:value="1789771" calcext:value-type="float">
            <text:p>1789771</text:p>
          </table:table-cell>
          <table:table-cell office:value-type="float" office:value="2748673" calcext:value-type="float">
            <text:p>2748673</text:p>
          </table:table-cell>
          <table:table-cell office:value-type="float" office:value="3405708" calcext:value-type="float">
            <text:p>3405708</text:p>
          </table:table-cell>
          <table:table-cell office:value-type="float" office:value="1376154" calcext:value-type="float">
            <text:p>1376154</text:p>
          </table:table-cell>
          <table:table-cell office:value-type="float" office:value="1746685" calcext:value-type="float">
            <text:p>1746685</text:p>
          </table:table-cell>
          <table:table-cell office:value-type="float" office:value="2977000" calcext:value-type="float">
            <text:p>2977000</text:p>
          </table:table-cell>
          <table:table-cell office:value-type="float" office:value="2002304" calcext:value-type="float">
            <text:p>2002304</text:p>
          </table:table-cell>
          <table:table-cell office:value-type="float" office:value="1684292" calcext:value-type="float">
            <text:p>1684292</text:p>
          </table:table-cell>
          <table:table-cell office:value-type="float" office:value="3609782" calcext:value-type="float">
            <text:p>3609782</text:p>
          </table:table-cell>
          <table:table-cell office:value-type="float" office:value="71120" calcext:value-type="float">
            <text:p>71120</text:p>
          </table:table-cell>
          <table:table-cell office:value-type="float" office:value="1533610" calcext:value-type="float">
            <text:p>1533610</text:p>
          </table:table-cell>
          <table:table-cell office:value-type="float" office:value="2091771" calcext:value-type="float">
            <text:p>2091771</text:p>
          </table:table-cell>
          <table:table-cell office:value-type="float" office:value="2126323" calcext:value-type="float">
            <text:p>2126323</text:p>
          </table:table-cell>
          <table:table-cell office:value-type="float" office:value="2238543" calcext:value-type="float">
            <text:p>2238543</text:p>
          </table:table-cell>
          <table:table-cell office:value-type="float" office:value="927811" calcext:value-type="float">
            <text:p>927811</text:p>
          </table:table-cell>
          <table:table-cell office:value-type="float" office:value="485412" calcext:value-type="float">
            <text:p>485412</text:p>
          </table:table-cell>
          <table:table-cell office:value-type="float" office:value="2639601" calcext:value-type="float">
            <text:p>26396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7871" calcext:value-type="float">
            <text:p>987871</text:p>
          </table:table-cell>
          <table:table-cell office:value-type="float" office:value="946879" calcext:value-type="float">
            <text:p>946879</text:p>
          </table:table-cell>
          <table:table-cell office:value-type="float" office:value="2679018" calcext:value-type="float">
            <text:p>2679018</text:p>
          </table:table-cell>
          <table:table-cell office:value-type="float" office:value="2039401" calcext:value-type="float">
            <text:p>2039401</text:p>
          </table:table-cell>
          <table:table-cell office:value-type="float" office:value="1625774" calcext:value-type="float">
            <text:p>1625774</text:p>
          </table:table-cell>
          <table:table-cell office:value-type="float" office:value="1180295" calcext:value-type="float">
            <text:p>1180295</text:p>
          </table:table-cell>
          <table:table-cell office:value-type="float" office:value="1357929" calcext:value-type="float">
            <text:p>1357929</text:p>
          </table:table-cell>
          <table:table-cell office:value-type="float" office:value="1276405" calcext:value-type="float">
            <text:p>1276405</text:p>
          </table:table-cell>
          <table:table-cell office:value-type="float" office:value="1651534" calcext:value-type="float">
            <text:p>1651534</text:p>
          </table:table-cell>
          <table:table-cell office:value-type="float" office:value="1423022" calcext:value-type="float">
            <text:p>1423022</text:p>
          </table:table-cell>
          <table:table-cell office:value-type="float" office:value="115017" calcext:value-type="float">
            <text:p>115017</text:p>
          </table:table-cell>
          <table:table-cell office:value-type="string" calcext:value-type="string">
            <text:p>385.012821.689</text:p>
          </table:table-cell>
          <table:table-cell office:value-type="float" office:value="1384824" calcext:value-type="float">
            <text:p>1384824</text:p>
          </table:table-cell>
          <table:table-cell office:value-type="float" office:value="2103013" calcext:value-type="float">
            <text:p>2103013</text:p>
          </table:table-cell>
          <table:table-cell office:value-type="float" office:value="842686" calcext:value-type="float">
            <text:p>842686</text:p>
          </table:table-cell>
          <table:table-cell office:value-type="float" office:value="1634339" calcext:value-type="float">
            <text:p>1634339</text:p>
          </table:table-cell>
          <table:table-cell office:value-type="float" office:value="1924067" calcext:value-type="float">
            <text:p>1924067</text:p>
          </table:table-cell>
          <table:table-cell office:value-type="float" office:value="1502398" calcext:value-type="float">
            <text:p>1502398</text:p>
          </table:table-cell>
          <table:table-cell office:value-type="float" office:value="1298003" calcext:value-type="float">
            <text:p>1298003</text:p>
          </table:table-cell>
          <table:table-cell office:value-type="float" office:value="2190604" calcext:value-type="float">
            <text:p>2190604</text:p>
          </table:table-cell>
          <table:table-cell office:value-type="float" office:value="1731088" calcext:value-type="float">
            <text:p>1731088</text:p>
          </table:table-cell>
          <table:table-cell office:value-type="float" office:value="1184988" calcext:value-type="float">
            <text:p>1184988</text:p>
          </table:table-cell>
          <table:table-cell office:value-type="float" office:value="1118276" calcext:value-type="float">
            <text:p>1118276</text:p>
          </table:table-cell>
          <table:table-cell office:value-type="float" office:value="1577756" calcext:value-type="float">
            <text:p>1577756</text:p>
          </table:table-cell>
          <table:table-cell office:value-type="float" office:value="1148362" calcext:value-type="float">
            <text:p>1148362</text:p>
          </table:table-cell>
          <table:table-cell office:value-type="float" office:value="1491365" calcext:value-type="float">
            <text:p>1491365</text:p>
          </table:table-cell>
          <table:table-cell office:value-type="float" office:value="1629478" calcext:value-type="float">
            <text:p>1629478</text:p>
          </table:table-cell>
          <table:table-cell office:value-type="float" office:value="2684793" calcext:value-type="float">
            <text:p>2684793</text:p>
          </table:table-cell>
          <table:table-cell office:value-type="float" office:value="1660848" calcext:value-type="float">
            <text:p>1660848</text:p>
          </table:table-cell>
          <table:table-cell office:value-type="float" office:value="1811901" calcext:value-type="float">
            <text:p>1811901</text:p>
          </table:table-cell>
          <table:table-cell office:value-type="float" office:value="1349196" calcext:value-type="float">
            <text:p>1349196</text:p>
          </table:table-cell>
          <table:table-cell office:value-type="float" office:value="2134233" calcext:value-type="float">
            <text:p>2134233</text:p>
          </table:table-cell>
          <table:table-cell office:value-type="string" calcext:value-type="string">
            <text:p>1229.541979.707</text:p>
          </table:table-cell>
          <table:table-cell office:value-type="float" office:value="1945161" calcext:value-type="float">
            <text:p>1945161</text:p>
          </table:table-cell>
          <table:table-cell office:value-type="float" office:value="2342778" calcext:value-type="float">
            <text:p>2342778</text:p>
          </table:table-cell>
          <table:table-cell office:value-type="float" office:value="2073314" calcext:value-type="float">
            <text:p>2073314</text:p>
          </table:table-cell>
          <table:table-cell office:value-type="float" office:value="1124308" calcext:value-type="float">
            <text:p>1124308</text:p>
          </table:table-cell>
          <table:table-cell office:value-type="float" office:value="2557282" calcext:value-type="float">
            <text:p>2557282</text:p>
          </table:table-cell>
          <table:table-cell office:value-type="float" office:value="2781762" calcext:value-type="float">
            <text:p>2781762</text:p>
          </table:table-cell>
          <table:table-cell office:value-type="float" office:value="1840283" calcext:value-type="float">
            <text:p>1840283</text:p>
          </table:table-cell>
          <table:table-cell office:value-type="float" office:value="815552" calcext:value-type="float">
            <text:p>815552</text:p>
          </table:table-cell>
          <table:table-cell office:value-type="float" office:value="1416535" calcext:value-type="float">
            <text:p>1416535</text:p>
          </table:table-cell>
          <table:table-cell office:value-type="float" office:value="2377061" calcext:value-type="float">
            <text:p>2377061</text:p>
          </table:table-cell>
          <table:table-cell office:value-type="float" office:value="2678663" calcext:value-type="float">
            <text:p>2678663</text:p>
          </table:table-cell>
          <table:table-cell office:value-type="float" office:value="2408486" calcext:value-type="float">
            <text:p>2408486</text:p>
          </table:table-cell>
          <table:table-cell office:value-type="float" office:value="1890177" calcext:value-type="float">
            <text:p>1890177</text:p>
          </table:table-cell>
          <table:table-cell office:value-type="float" office:value="1038122" calcext:value-type="float">
            <text:p>1038122</text:p>
          </table:table-cell>
          <table:table-cell office:value-type="float" office:value="1227721" calcext:value-type="float">
            <text:p>1227721</text:p>
          </table:table-cell>
          <table:table-cell office:value-type="float" office:value="990202" calcext:value-type="float">
            <text:p>990202</text:p>
          </table:table-cell>
          <table:table-cell office:value-type="float" office:value="522820" calcext:value-type="float">
            <text:p>522820</text:p>
          </table:table-cell>
          <table:table-cell office:value-type="float" office:value="1989786" calcext:value-type="float">
            <text:p>1989786</text:p>
          </table:table-cell>
          <table:table-cell office:value-type="float" office:value="2340441" calcext:value-type="float">
            <text:p>2340441</text:p>
          </table:table-cell>
          <table:table-cell office:value-type="float" office:value="1083576" calcext:value-type="float">
            <text:p>1083576</text:p>
          </table:table-cell>
          <table:table-cell office:value-type="float" office:value="1037437" calcext:value-type="float">
            <text:p>1037437</text:p>
          </table:table-cell>
          <table:table-cell office:value-type="string" calcext:value-type="string">
            <text:p>2566.4631737.046</text:p>
          </table:table-cell>
          <table:table-cell office:value-type="float" office:value="1268336" calcext:value-type="float">
            <text:p>1268336</text:p>
          </table:table-cell>
          <table:table-cell office:value-type="float" office:value="2722089" calcext:value-type="float">
            <text:p>2722089</text:p>
          </table:table-cell>
          <table:table-cell office:value-type="float" office:value="926052" calcext:value-type="float">
            <text:p>926052</text:p>
          </table:table-cell>
          <table:table-cell office:value-type="float" office:value="1283946" calcext:value-type="float">
            <text:p>1283946</text:p>
          </table:table-cell>
          <table:table-cell office:value-type="float" office:value="0" calcext:value-type="float">
            <text:p>0</text:p>
          </table:table-cell>
          <table:table-cell office:value-type="float" office:value="723248" calcext:value-type="float">
            <text:p>723248</text:p>
          </table:table-cell>
          <table:table-cell office:value-type="float" office:value="1546309" calcext:value-type="float">
            <text:p>1546309</text:p>
          </table:table-cell>
          <table:table-cell office:value-type="float" office:value="1429272" calcext:value-type="float">
            <text:p>1429272</text:p>
          </table:table-cell>
          <table:table-cell office:value-type="float" office:value="2724271" calcext:value-type="float">
            <text:p>2724271</text:p>
          </table:table-cell>
          <table:table-cell office:value-type="float" office:value="930290" calcext:value-type="float">
            <text:p>930290</text:p>
          </table:table-cell>
          <table:table-cell office:value-type="float" office:value="2399088" calcext:value-type="float">
            <text:p>2399088</text:p>
          </table:table-cell>
          <table:table-cell office:value-type="float" office:value="1306244" calcext:value-type="float">
            <text:p>1306244</text:p>
          </table:table-cell>
          <table:table-cell office:value-type="float" office:value="1260804" calcext:value-type="float">
            <text:p>1260804</text:p>
          </table:table-cell>
          <table:table-cell office:value-type="float" office:value="2568253" calcext:value-type="float">
            <text:p>2568253</text:p>
          </table:table-cell>
          <table:table-cell office:value-type="float" office:value="2555844" calcext:value-type="float">
            <text:p>2555844</text:p>
          </table:table-cell>
          <table:table-cell office:value-type="float" office:value="1326012" calcext:value-type="float">
            <text:p>1326012</text:p>
          </table:table-cell>
          <table:table-cell office:value-type="float" office:value="2058132" calcext:value-type="float">
            <text:p>2058132</text:p>
          </table:table-cell>
          <table:table-cell office:value-type="float" office:value="1196987" calcext:value-type="float">
            <text:p>1196987</text:p>
          </table:table-cell>
          <table:table-cell office:value-type="float" office:value="1099325" calcext:value-type="float">
            <text:p>1099325</text:p>
          </table:table-cell>
          <table:table-cell office:value-type="float" office:value="2649062" calcext:value-type="float">
            <text:p>2649062</text:p>
          </table:table-cell>
          <table:table-cell office:value-type="float" office:value="1464754" calcext:value-type="float">
            <text:p>1464754</text:p>
          </table:table-cell>
          <table:table-cell office:value-type="string" calcext:value-type="string">
            <text:p>2123.7632031.293</text:p>
          </table:table-cell>
          <table:table-cell office:value-type="float" office:value="2704709" calcext:value-type="float">
            <text:p>2704709</text:p>
          </table:table-cell>
          <table:table-cell office:value-type="float" office:value="1694150" calcext:value-type="float">
            <text:p>1694150</text:p>
          </table:table-cell>
          <table:table-cell office:value-type="float" office:value="1737400" calcext:value-type="float">
            <text:p>1737400</text:p>
          </table:table-cell>
          <table:table-cell office:value-type="float" office:value="1103214" calcext:value-type="float">
            <text:p>1103214</text:p>
          </table:table-cell>
          <table:table-cell office:value-type="float" office:value="2328997" calcext:value-type="float">
            <text:p>2328997</text:p>
          </table:table-cell>
          <table:table-cell office:value-type="float" office:value="1219400" calcext:value-type="float">
            <text:p>1219400</text:p>
          </table:table-cell>
          <table:table-cell office:value-type="float" office:value="2392268" calcext:value-type="float">
            <text:p>2392268</text:p>
          </table:table-cell>
          <table:table-cell office:value-type="float" office:value="1470109" calcext:value-type="float">
            <text:p>1470109</text:p>
          </table:table-cell>
          <table:table-cell office:value-type="float" office:value="2718378" calcext:value-type="float">
            <text:p>2718378</text:p>
          </table:table-cell>
          <table:table-cell office:value-type="float" office:value="1730702" calcext:value-type="float">
            <text:p>1730702</text:p>
          </table:table-cell>
          <table:table-cell office:value-type="float" office:value="1562768" calcext:value-type="float">
            <text:p>1562768</text:p>
          </table:table-cell>
          <table:table-cell office:value-type="float" office:value="1153968" calcext:value-type="float">
            <text:p>1153968</text:p>
          </table:table-cell>
          <table:table-cell office:value-type="float" office:value="1377679" calcext:value-type="float">
            <text:p>13776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85776" calcext:value-type="float">
            <text:p>1185776</text:p>
          </table:table-cell>
          <table:table-cell office:value-type="float" office:value="1484486" calcext:value-type="float">
            <text:p>1484486</text:p>
          </table:table-cell>
          <table:table-cell office:value-type="float" office:value="3079773" calcext:value-type="float">
            <text:p>3079773</text:p>
          </table:table-cell>
          <table:table-cell office:value-type="float" office:value="2732630" calcext:value-type="float">
            <text:p>2732630</text:p>
          </table:table-cell>
          <table:table-cell office:value-type="float" office:value="2348577" calcext:value-type="float">
            <text:p>2348577</text:p>
          </table:table-cell>
          <table:table-cell office:value-type="float" office:value="571909" calcext:value-type="float">
            <text:p>571909</text:p>
          </table:table-cell>
          <table:table-cell office:value-type="float" office:value="1644673" calcext:value-type="float">
            <text:p>1644673</text:p>
          </table:table-cell>
          <table:table-cell office:value-type="float" office:value="1619044" calcext:value-type="float">
            <text:p>1619044</text:p>
          </table:table-cell>
          <table:table-cell office:value-type="float" office:value="2136743" calcext:value-type="float">
            <text:p>2136743</text:p>
          </table:table-cell>
          <table:table-cell office:value-type="float" office:value="761594" calcext:value-type="float">
            <text:p>761594</text:p>
          </table:table-cell>
          <table:table-cell office:value-type="float" office:value="801676" calcext:value-type="float">
            <text:p>801676</text:p>
          </table:table-cell>
          <table:table-cell office:value-type="string" calcext:value-type="string">
            <text:p>759.664333.054</text:p>
          </table:table-cell>
          <table:table-cell office:value-type="float" office:value="1488487" calcext:value-type="float">
            <text:p>1488487</text:p>
          </table:table-cell>
          <table:table-cell office:value-type="float" office:value="2613095" calcext:value-type="float">
            <text:p>2613095</text:p>
          </table:table-cell>
          <table:table-cell office:value-type="float" office:value="1275646" calcext:value-type="float">
            <text:p>1275646</text:p>
          </table:table-cell>
          <table:table-cell office:value-type="float" office:value="911206" calcext:value-type="float">
            <text:p>911206</text:p>
          </table:table-cell>
          <table:table-cell office:value-type="float" office:value="2454351" calcext:value-type="float">
            <text:p>2454351</text:p>
          </table:table-cell>
          <table:table-cell office:value-type="float" office:value="780226" calcext:value-type="float">
            <text:p>780226</text:p>
          </table:table-cell>
          <table:table-cell office:value-type="float" office:value="649693" calcext:value-type="float">
            <text:p>649693</text:p>
          </table:table-cell>
          <table:table-cell office:value-type="float" office:value="2292670" calcext:value-type="float">
            <text:p>2292670</text:p>
          </table:table-cell>
          <table:table-cell office:value-type="float" office:value="2290216" calcext:value-type="float">
            <text:p>2290216</text:p>
          </table:table-cell>
          <table:table-cell office:value-type="float" office:value="1739360" calcext:value-type="float">
            <text:p>1739360</text:p>
          </table:table-cell>
          <table:table-cell office:value-type="float" office:value="1838242" calcext:value-type="float">
            <text:p>1838242</text:p>
          </table:table-cell>
          <table:table-cell office:value-type="float" office:value="1013111" calcext:value-type="float">
            <text:p>1013111</text:p>
          </table:table-cell>
          <table:table-cell office:value-type="float" office:value="1786071" calcext:value-type="float">
            <text:p>1786071</text:p>
          </table:table-cell>
          <table:table-cell office:value-type="float" office:value="2047176" calcext:value-type="float">
            <text:p>2047176</text:p>
          </table:table-cell>
          <table:table-cell office:value-type="float" office:value="1600811" calcext:value-type="float">
            <text:p>1600811</text:p>
          </table:table-cell>
          <table:table-cell office:value-type="float" office:value="3343972" calcext:value-type="float">
            <text:p>3343972</text:p>
          </table:table-cell>
          <table:table-cell office:value-type="float" office:value="2381801" calcext:value-type="float">
            <text:p>2381801</text:p>
          </table:table-cell>
          <table:table-cell office:value-type="float" office:value="1203921" calcext:value-type="float">
            <text:p>1203921</text:p>
          </table:table-cell>
          <table:table-cell office:value-type="float" office:value="2059647" calcext:value-type="float">
            <text:p>2059647</text:p>
          </table:table-cell>
          <table:table-cell office:value-type="float" office:value="1646439" calcext:value-type="float">
            <text:p>1646439</text:p>
          </table:table-cell>
          <table:table-cell office:value-type="float" office:value="1858555" calcext:value-type="float">
            <text:p>1858555</text:p>
          </table:table-cell>
          <table:table-cell office:value-type="string" calcext:value-type="string">
            <text:p>343.5942020.105</text:p>
          </table:table-cell>
          <table:table-cell office:value-type="float" office:value="2841469" calcext:value-type="float">
            <text:p>2841469</text:p>
          </table:table-cell>
          <table:table-cell office:value-type="float" office:value="2716623" calcext:value-type="float">
            <text:p>2716623</text:p>
          </table:table-cell>
          <table:table-cell office:value-type="float" office:value="1838551" calcext:value-type="float">
            <text:p>1838551</text:p>
          </table:table-cell>
          <table:table-cell office:value-type="float" office:value="3071635" calcext:value-type="float">
            <text:p>3071635</text:p>
          </table:table-cell>
          <table:table-cell office:value-type="float" office:value="3203056" calcext:value-type="float">
            <text:p>3203056</text:p>
          </table:table-cell>
          <table:table-cell office:value-type="float" office:value="2180960" calcext:value-type="float">
            <text:p>2180960</text:p>
          </table:table-cell>
          <table:table-cell office:value-type="float" office:value="122201" calcext:value-type="float">
            <text:p>122201</text:p>
          </table:table-cell>
          <table:table-cell office:value-type="float" office:value="2120129" calcext:value-type="float">
            <text:p>2120129</text:p>
          </table:table-cell>
          <table:table-cell office:value-type="float" office:value="2898062" calcext:value-type="float">
            <text:p>2898062</text:p>
          </table:table-cell>
          <table:table-cell office:value-type="float" office:value="3128677" calcext:value-type="float">
            <text:p>3128677</text:p>
          </table:table-cell>
          <table:table-cell office:value-type="float" office:value="2825205" calcext:value-type="float">
            <text:p>2825205</text:p>
          </table:table-cell>
          <table:table-cell office:value-type="float" office:value="1243251" calcext:value-type="float">
            <text:p>1243251</text:p>
          </table:table-cell>
          <table:table-cell office:value-type="float" office:value="1675067" calcext:value-type="float">
            <text:p>1675067</text:p>
          </table:table-cell>
          <table:table-cell office:value-type="float" office:value="1683274" calcext:value-type="float">
            <text:p>1683274</text:p>
          </table:table-cell>
          <table:table-cell office:value-type="float" office:value="706102" calcext:value-type="float">
            <text:p>706102</text:p>
          </table:table-cell>
          <table:table-cell office:value-type="float" office:value="792246" calcext:value-type="float">
            <text:p>792246</text:p>
          </table:table-cell>
          <table:table-cell office:value-type="float" office:value="2400653" calcext:value-type="float">
            <text:p>2400653</text:p>
          </table:table-cell>
          <table:table-cell office:value-type="float" office:value="2948969" calcext:value-type="float">
            <text:p>2948969</text:p>
          </table:table-cell>
          <table:table-cell office:value-type="float" office:value="1398571" calcext:value-type="float">
            <text:p>1398571</text:p>
          </table:table-cell>
          <table:table-cell office:value-type="float" office:value="1560699" calcext:value-type="float">
            <text:p>1560699</text:p>
          </table:table-cell>
          <table:table-cell office:value-type="float" office:value="2955866" calcext:value-type="float">
            <text:p>2955866</text:p>
          </table:table-cell>
          <table:table-cell office:value-type="string" calcext:value-type="string">
            <text:p>1014.3111602.245</text:p>
          </table:table-cell>
          <table:table-cell office:value-type="float" office:value="3237022" calcext:value-type="float">
            <text:p>3237022</text:p>
          </table:table-cell>
          <table:table-cell office:value-type="float" office:value="1276832" calcext:value-type="float">
            <text:p>1276832</text:p>
          </table:table-cell>
          <table:table-cell office:value-type="float" office:value="1501292" calcext:value-type="float">
            <text:p>1501292</text:p>
          </table:table-cell>
          <table:table-cell office:value-type="float" office:value="723248" calcext:value-type="float">
            <text:p>723248</text:p>
          </table:table-cell>
          <table:table-cell office:value-type="float" office:value="0" calcext:value-type="float">
            <text:p>0</text:p>
          </table:table-cell>
          <table:table-cell office:value-type="float" office:value="2256750" calcext:value-type="float">
            <text:p>2256750</text:p>
          </table:table-cell>
          <table:table-cell office:value-type="float" office:value="1794086" calcext:value-type="float">
            <text:p>1794086</text:p>
          </table:table-cell>
          <table:table-cell office:value-type="float" office:value="3410385" calcext:value-type="float">
            <text:p>3410385</text:p>
          </table:table-cell>
          <table:table-cell office:value-type="float" office:value="1278505" calcext:value-type="float">
            <text:p>1278505</text:p>
          </table:table-cell>
          <table:table-cell office:value-type="float" office:value="1714209" calcext:value-type="float">
            <text:p>1714209</text:p>
          </table:table-cell>
          <table:table-cell office:value-type="float" office:value="1680774" calcext:value-type="float">
            <text:p>1680774</text:p>
          </table:table-cell>
          <table:table-cell office:value-type="float" office:value="663001" calcext:value-type="float">
            <text:p>663001</text:p>
          </table:table-cell>
          <table:table-cell office:value-type="float" office:value="2956122" calcext:value-type="float">
            <text:p>2956122</text:p>
          </table:table-cell>
          <table:table-cell office:value-type="float" office:value="2510277" calcext:value-type="float">
            <text:p>2510277</text:p>
          </table:table-cell>
          <table:table-cell office:value-type="float" office:value="650812" calcext:value-type="float">
            <text:p>650812</text:p>
          </table:table-cell>
          <table:table-cell office:value-type="float" office:value="2272642" calcext:value-type="float">
            <text:p>2272642</text:p>
          </table:table-cell>
          <table:table-cell office:value-type="float" office:value="528532" calcext:value-type="float">
            <text:p>528532</text:p>
          </table:table-cell>
          <table:table-cell office:value-type="float" office:value="1342679" calcext:value-type="float">
            <text:p>1342679</text:p>
          </table:table-cell>
          <table:table-cell office:value-type="float" office:value="3155650" calcext:value-type="float">
            <text:p>3155650</text:p>
          </table:table-cell>
          <table:table-cell office:value-type="float" office:value="1610446" calcext:value-type="float">
            <text:p>1610446</text:p>
          </table:table-cell>
          <table:table-cell office:value-type="float" office:value="2261543" calcext:value-type="float">
            <text:p>2261543</text:p>
          </table:table-cell>
          <table:table-cell office:value-type="float" office:value="2589865" calcext:value-type="float">
            <text:p>2589865</text:p>
          </table:table-cell>
          <table:table-cell office:value-type="float" office:value="3168028" calcext:value-type="float">
            <text:p>3168028</text:p>
          </table:table-cell>
          <table:table-cell office:value-type="float" office:value="1849024" calcext:value-type="float">
            <text:p>1849024</text:p>
          </table:table-cell>
          <table:table-cell office:value-type="float" office:value="2457905" calcext:value-type="float">
            <text:p>2457905</text:p>
          </table:table-cell>
          <table:table-cell office:value-type="float" office:value="1826207" calcext:value-type="float">
            <text:p>1826207</text:p>
          </table:table-cell>
          <table:table-cell office:value-type="float" office:value="2346243" calcext:value-type="float">
            <text:p>2346243</text:p>
          </table:table-cell>
          <table:table-cell office:value-type="float" office:value="1459518" calcext:value-type="float">
            <text:p>1459518</text:p>
          </table:table-cell>
          <table:table-cell office:value-type="float" office:value="2892101" calcext:value-type="float">
            <text:p>2892101</text:p>
          </table:table-cell>
          <table:table-cell office:value-type="float" office:value="754827" calcext:value-type="float">
            <text:p>754827</text:p>
          </table:table-cell>
          <table:table-cell office:value-type="float" office:value="3319701" calcext:value-type="float">
            <text:p>3319701</text:p>
          </table:table-cell>
          <table:table-cell office:value-type="float" office:value="1008370" calcext:value-type="float">
            <text:p>1008370</text:p>
          </table:table-cell>
          <table:table-cell office:value-type="float" office:value="2094315" calcext:value-type="float">
            <text:p>2094315</text:p>
          </table:table-cell>
          <table:table-cell office:value-type="float" office:value="1597499" calcext:value-type="float">
            <text:p>1597499</text:p>
          </table:table-cell>
          <table:table-cell office:value-type="float" office:value="1352213" calcext:value-type="float">
            <text:p>13522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4365" calcext:value-type="float">
            <text:p>1694365</text:p>
          </table:table-cell>
          <table:table-cell office:value-type="float" office:value="1054380" calcext:value-type="float">
            <text:p>1054380</text:p>
          </table:table-cell>
          <table:table-cell office:value-type="float" office:value="2046407" calcext:value-type="float">
            <text:p>2046407</text:p>
          </table:table-cell>
          <table:table-cell office:value-type="float" office:value="528936" calcext:value-type="float">
            <text:p>528936</text:p>
          </table:table-cell>
          <table:table-cell office:value-type="float" office:value="305000" calcext:value-type="float">
            <text:p>305000</text:p>
          </table:table-cell>
          <table:table-cell office:value-type="float" office:value="2606103" calcext:value-type="float">
            <text:p>2606103</text:p>
          </table:table-cell>
          <table:table-cell office:value-type="float" office:value="1611088" calcext:value-type="float">
            <text:p>1611088</text:p>
          </table:table-cell>
          <table:table-cell office:value-type="float" office:value="1476459" calcext:value-type="float">
            <text:p>1476459</text:p>
          </table:table-cell>
          <table:table-cell office:value-type="float" office:value="1189738" calcext:value-type="float">
            <text:p>1189738</text:p>
          </table:table-cell>
          <table:table-cell office:value-type="float" office:value="2867587" calcext:value-type="float">
            <text:p>2867587</text:p>
          </table:table-cell>
          <table:table-cell office:value-type="float" office:value="1456336" calcext:value-type="float">
            <text:p>1456336</text:p>
          </table:table-cell>
          <table:table-cell office:value-type="float" office:value="1571658" calcext:value-type="float">
            <text:p>1571658</text:p>
          </table:table-cell>
          <table:table-cell office:value-type="float" office:value="2358571" calcext:value-type="float">
            <text:p>2358571</text:p>
          </table:table-cell>
          <table:table-cell office:value-type="float" office:value="1953277" calcext:value-type="float">
            <text:p>1953277</text:p>
          </table:table-cell>
          <table:table-cell office:value-type="float" office:value="1318193" calcext:value-type="float">
            <text:p>1318193</text:p>
          </table:table-cell>
          <table:table-cell office:value-type="float" office:value="1312511" calcext:value-type="float">
            <text:p>1312511</text:p>
          </table:table-cell>
          <table:table-cell office:value-type="float" office:value="3162330" calcext:value-type="float">
            <text:p>3162330</text:p>
          </table:table-cell>
          <table:table-cell office:value-type="float" office:value="1148920" calcext:value-type="float">
            <text:p>1148920</text:p>
          </table:table-cell>
          <table:table-cell office:value-type="float" office:value="3021491" calcext:value-type="float">
            <text:p>3021491</text:p>
          </table:table-cell>
          <table:table-cell office:value-type="float" office:value="2741277" calcext:value-type="float">
            <text:p>2741277</text:p>
          </table:table-cell>
          <table:table-cell office:value-type="float" office:value="2976288" calcext:value-type="float">
            <text:p>2976288</text:p>
          </table:table-cell>
          <table:table-cell office:value-type="string" calcext:value-type="string">
            <text:p>957.5721464.548</text:p>
          </table:table-cell>
          <table:table-cell office:value-type="float" office:value="627230" calcext:value-type="float">
            <text:p>627230</text:p>
          </table:table-cell>
          <table:table-cell office:value-type="float" office:value="3091958" calcext:value-type="float">
            <text:p>3091958</text:p>
          </table:table-cell>
          <table:table-cell office:value-type="float" office:value="1171010" calcext:value-type="float">
            <text:p>1171010</text:p>
          </table:table-cell>
          <table:table-cell office:value-type="float" office:value="912934" calcext:value-type="float">
            <text:p>912934</text:p>
          </table:table-cell>
          <table:table-cell office:value-type="float" office:value="2286526" calcext:value-type="float">
            <text:p>2286526</text:p>
          </table:table-cell>
          <table:table-cell office:value-type="float" office:value="1245329" calcext:value-type="float">
            <text:p>1245329</text:p>
          </table:table-cell>
          <table:table-cell office:value-type="float" office:value="528933" calcext:value-type="float">
            <text:p>528933</text:p>
          </table:table-cell>
          <table:table-cell office:value-type="float" office:value="3337161" calcext:value-type="float">
            <text:p>3337161</text:p>
          </table:table-cell>
          <table:table-cell office:value-type="float" office:value="197254" calcext:value-type="float">
            <text:p>197254</text:p>
          </table:table-cell>
          <table:table-cell office:value-type="float" office:value="3582513" calcext:value-type="float">
            <text:p>3582513</text:p>
          </table:table-cell>
          <table:table-cell office:value-type="float" office:value="1210437" calcext:value-type="float">
            <text:p>1210437</text:p>
          </table:table-cell>
          <table:table-cell office:value-type="string" calcext:value-type="string">
            <text:p>2451.3052828.695</text:p>
          </table:table-cell>
          <table:table-cell office:value-type="float" office:value="1511422" calcext:value-type="float">
            <text:p>1511422</text:p>
          </table:table-cell>
          <table:table-cell office:value-type="float" office:value="777764" calcext:value-type="float">
            <text:p>777764</text:p>
          </table:table-cell>
          <table:table-cell office:value-type="float" office:value="423367" calcext:value-type="float">
            <text:p>423367</text:p>
          </table:table-cell>
          <table:table-cell office:value-type="float" office:value="1617987" calcext:value-type="float">
            <text:p>1617987</text:p>
          </table:table-cell>
          <table:table-cell office:value-type="float" office:value="2068491" calcext:value-type="float">
            <text:p>2068491</text:p>
          </table:table-cell>
          <table:table-cell office:value-type="float" office:value="1671407" calcext:value-type="float">
            <text:p>1671407</text:p>
          </table:table-cell>
          <table:table-cell office:value-type="float" office:value="2332436" calcext:value-type="float">
            <text:p>2332436</text:p>
          </table:table-cell>
          <table:table-cell office:value-type="float" office:value="764924" calcext:value-type="float">
            <text:p>764924</text:p>
          </table:table-cell>
          <table:table-cell office:value-type="float" office:value="1462717" calcext:value-type="float">
            <text:p>1462717</text:p>
          </table:table-cell>
          <table:table-cell office:value-type="float" office:value="1906650" calcext:value-type="float">
            <text:p>1906650</text:p>
          </table:table-cell>
          <table:table-cell office:value-type="string" calcext:value-type="string">
            <text:p>1804.8143428.067</text:p>
          </table:table-cell>
          <table:table-cell office:value-type="float" office:value="725135" calcext:value-type="float">
            <text:p>725135</text:p>
          </table:table-cell>
          <table:table-cell office:value-type="float" office:value="1208298" calcext:value-type="float">
            <text:p>1208298</text:p>
          </table:table-cell>
          <table:table-cell office:value-type="float" office:value="2440930" calcext:value-type="float">
            <text:p>2440930</text:p>
          </table:table-cell>
          <table:table-cell office:value-type="float" office:value="1630767" calcext:value-type="float">
            <text:p>1630767</text:p>
          </table:table-cell>
          <table:table-cell office:value-type="float" office:value="1560905" calcext:value-type="float">
            <text:p>1560905</text:p>
          </table:table-cell>
          <table:table-cell office:value-type="float" office:value="1124414" calcext:value-type="float">
            <text:p>1124414</text:p>
          </table:table-cell>
          <table:table-cell office:value-type="float" office:value="1942648" calcext:value-type="float">
            <text:p>1942648</text:p>
          </table:table-cell>
          <table:table-cell office:value-type="float" office:value="1059666" calcext:value-type="float">
            <text:p>1059666</text:p>
          </table:table-cell>
          <table:table-cell office:value-type="float" office:value="1993768" calcext:value-type="float">
            <text:p>1993768</text:p>
          </table:table-cell>
          <table:table-cell office:value-type="string" calcext:value-type="string">
            <text:p>3267.1051493.668</text:p>
          </table:table-cell>
          <table:table-cell office:value-type="float" office:value="1745537" calcext:value-type="float">
            <text:p>1745537</text:p>
          </table:table-cell>
          <table:table-cell office:value-type="float" office:value="1446476" calcext:value-type="float">
            <text:p>1446476</text:p>
          </table:table-cell>
          <table:table-cell office:value-type="float" office:value="1723650" calcext:value-type="float">
            <text:p>1723650</text:p>
          </table:table-cell>
          <table:table-cell office:value-type="float" office:value="1546309" calcext:value-type="float">
            <text:p>1546309</text:p>
          </table:table-cell>
          <table:table-cell office:value-type="float" office:value="2256750" calcext:value-type="float">
            <text:p>2256750</text:p>
          </table:table-cell>
          <table:table-cell office:value-type="float" office:value="0" calcext:value-type="float">
            <text:p>0</text:p>
          </table:table-cell>
          <table:table-cell office:value-type="float" office:value="2005731" calcext:value-type="float">
            <text:p>2005731</text:p>
          </table:table-cell>
          <table:table-cell office:value-type="float" office:value="1209275" calcext:value-type="float">
            <text:p>1209275</text:p>
          </table:table-cell>
          <table:table-cell office:value-type="float" office:value="1450620" calcext:value-type="float">
            <text:p>1450620</text:p>
          </table:table-cell>
          <table:table-cell office:value-type="string" calcext:value-type="string">
            <text:p>3944.3821410.567</text:p>
          </table:table-cell>
          <table:table-cell office:value-type="float" office:value="2795735" calcext:value-type="float">
            <text:p>2795735</text:p>
          </table:table-cell>
          <table:table-cell office:value-type="float" office:value="1999271" calcext:value-type="float">
            <text:p>1999271</text:p>
          </table:table-cell>
          <table:table-cell office:value-type="float" office:value="3499126" calcext:value-type="float">
            <text:p>3499126</text:p>
          </table:table-cell>
          <table:table-cell office:value-type="float" office:value="2872131" calcext:value-type="float">
            <text:p>2872131</text:p>
          </table:table-cell>
          <table:table-cell office:value-type="float" office:value="2086950" calcext:value-type="float">
            <text:p>2086950</text:p>
          </table:table-cell>
          <table:table-cell office:value-type="float" office:value="2743096" calcext:value-type="float">
            <text:p>2743096</text:p>
          </table:table-cell>
          <table:table-cell office:value-type="float" office:value="2054163" calcext:value-type="float">
            <text:p>2054163</text:p>
          </table:table-cell>
          <table:table-cell office:value-type="float" office:value="1713518" calcext:value-type="float">
            <text:p>1713518</text:p>
          </table:table-cell>
          <table:table-cell office:value-type="float" office:value="2391002" calcext:value-type="float">
            <text:p>2391002</text:p>
          </table:table-cell>
          <table:table-cell office:value-type="float" office:value="2866640" calcext:value-type="float">
            <text:p>2866640</text:p>
          </table:table-cell>
          <table:table-cell office:value-type="float" office:value="1103087" calcext:value-type="float">
            <text:p>1103087</text:p>
          </table:table-cell>
          <table:table-cell office:value-type="float" office:value="1887857" calcext:value-type="float">
            <text:p>1887857</text:p>
          </table:table-cell>
          <table:table-cell office:value-type="float" office:value="2528406" calcext:value-type="float">
            <text:p>2528406</text:p>
          </table:table-cell>
          <table:table-cell office:value-type="float" office:value="279458" calcext:value-type="float">
            <text:p>279458</text:p>
          </table:table-cell>
          <table:table-cell office:value-type="float" office:value="559516" calcext:value-type="float">
            <text:p>559516</text:p>
          </table:table-cell>
          <table:table-cell office:value-type="float" office:value="3217430" calcext:value-type="float">
            <text:p>3217430</text:p>
          </table:table-cell>
          <table:table-cell office:value-type="float" office:value="1666349" calcext:value-type="float">
            <text:p>1666349</text:p>
          </table:table-cell>
          <table:table-cell office:value-type="float" office:value="1542506" calcext:value-type="float">
            <text:p>1542506</text:p>
          </table:table-cell>
          <table:table-cell office:value-type="float" office:value="3010807" calcext:value-type="float">
            <text:p>3010807</text:p>
          </table:table-cell>
          <table:table-cell office:value-type="float" office:value="1464049" calcext:value-type="float">
            <text:p>1464049</text:p>
          </table:table-cell>
          <table:table-cell office:value-type="string" calcext:value-type="string">
            <text:p>3262.3201011.949</text:p>
          </table:table-cell>
          <table:table-cell office:value-type="float" office:value="1239817" calcext:value-type="float">
            <text:p>1239817</text:p>
          </table:table-cell>
          <table:table-cell office:value-type="float" office:value="2538379" calcext:value-type="float">
            <text:p>253837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98000" calcext:value-type="float">
            <text:p>2398000</text:p>
          </table:table-cell>
          <table:table-cell office:value-type="float" office:value="2134468" calcext:value-type="float">
            <text:p>2134468</text:p>
          </table:table-cell>
          <table:table-cell office:value-type="float" office:value="3815224" calcext:value-type="float">
            <text:p>3815224</text:p>
          </table:table-cell>
          <table:table-cell office:value-type="float" office:value="2507559" calcext:value-type="float">
            <text:p>2507559</text:p>
          </table:table-cell>
          <table:table-cell office:value-type="float" office:value="1845455" calcext:value-type="float">
            <text:p>1845455</text:p>
          </table:table-cell>
          <table:table-cell office:value-type="float" office:value="2365995" calcext:value-type="float">
            <text:p>2365995</text:p>
          </table:table-cell>
          <table:table-cell office:value-type="float" office:value="2702615" calcext:value-type="float">
            <text:p>2702615</text:p>
          </table:table-cell>
          <table:table-cell office:value-type="float" office:value="2593794" calcext:value-type="float">
            <text:p>2593794</text:p>
          </table:table-cell>
          <table:table-cell office:value-type="float" office:value="2772992" calcext:value-type="float">
            <text:p>2772992</text:p>
          </table:table-cell>
          <table:table-cell office:value-type="float" office:value="2535118" calcext:value-type="float">
            <text:p>2535118</text:p>
          </table:table-cell>
          <table:table-cell office:value-type="float" office:value="1493166" calcext:value-type="float">
            <text:p>1493166</text:p>
          </table:table-cell>
          <table:table-cell office:value-type="float" office:value="1810817" calcext:value-type="float">
            <text:p>1810817</text:p>
          </table:table-cell>
          <table:table-cell office:value-type="float" office:value="1580026" calcext:value-type="float">
            <text:p>1580026</text:p>
          </table:table-cell>
          <table:table-cell office:value-type="float" office:value="2798808" calcext:value-type="float">
            <text:p>2798808</text:p>
          </table:table-cell>
          <table:table-cell office:value-type="float" office:value="3125911" calcext:value-type="float">
            <text:p>3125911</text:p>
          </table:table-cell>
          <table:table-cell office:value-type="float" office:value="2160997" calcext:value-type="float">
            <text:p>2160997</text:p>
          </table:table-cell>
          <table:table-cell office:value-type="float" office:value="2475864" calcext:value-type="float">
            <text:p>2475864</text:p>
          </table:table-cell>
          <table:table-cell office:value-type="float" office:value="2933377" calcext:value-type="float">
            <text:p>2933377</text:p>
          </table:table-cell>
          <table:table-cell office:value-type="float" office:value="2411475" calcext:value-type="float">
            <text:p>2411475</text:p>
          </table:table-cell>
          <table:table-cell office:value-type="float" office:value="2434982" calcext:value-type="float">
            <text:p>2434982</text:p>
          </table:table-cell>
          <table:table-cell office:value-type="string" calcext:value-type="string">
            <text:p>970.6492713.965</text:p>
          </table:table-cell>
          <table:table-cell office:value-type="float" office:value="542112" calcext:value-type="float">
            <text:p>542112</text:p>
          </table:table-cell>
          <table:table-cell office:value-type="float" office:value="1386191" calcext:value-type="float">
            <text:p>1386191</text:p>
          </table:table-cell>
          <table:table-cell office:value-type="float" office:value="1913924" calcext:value-type="float">
            <text:p>1913924</text:p>
          </table:table-cell>
          <table:table-cell office:value-type="float" office:value="837125" calcext:value-type="float">
            <text:p>837125</text:p>
          </table:table-cell>
          <table:table-cell office:value-type="float" office:value="2524245" calcext:value-type="float">
            <text:p>2524245</text:p>
          </table:table-cell>
          <table:table-cell office:value-type="float" office:value="3057513" calcext:value-type="float">
            <text:p>3057513</text:p>
          </table:table-cell>
          <table:table-cell office:value-type="float" office:value="3230705" calcext:value-type="float">
            <text:p>3230705</text:p>
          </table:table-cell>
          <table:table-cell office:value-type="float" office:value="1696910" calcext:value-type="float">
            <text:p>1696910</text:p>
          </table:table-cell>
          <table:table-cell office:value-type="float" office:value="2155434" calcext:value-type="float">
            <text:p>2155434</text:p>
          </table:table-cell>
          <table:table-cell office:value-type="float" office:value="1877331" calcext:value-type="float">
            <text:p>1877331</text:p>
          </table:table-cell>
          <table:table-cell office:value-type="string" calcext:value-type="string">
            <text:p>2087.932812.000</text:p>
          </table:table-cell>
          <table:table-cell office:value-type="float" office:value="2137635" calcext:value-type="float">
            <text:p>2137635</text:p>
          </table:table-cell>
          <table:table-cell office:value-type="float" office:value="841810" calcext:value-type="float">
            <text:p>841810</text:p>
          </table:table-cell>
          <table:table-cell office:value-type="float" office:value="3359581" calcext:value-type="float">
            <text:p>3359581</text:p>
          </table:table-cell>
          <table:table-cell office:value-type="float" office:value="2771191" calcext:value-type="float">
            <text:p>2771191</text:p>
          </table:table-cell>
          <table:table-cell office:value-type="float" office:value="1710476" calcext:value-type="float">
            <text:p>1710476</text:p>
          </table:table-cell>
          <table:table-cell office:value-type="float" office:value="3524816" calcext:value-type="float">
            <text:p>3524816</text:p>
          </table:table-cell>
          <table:table-cell office:value-type="float" office:value="3883662" calcext:value-type="float">
            <text:p>3883662</text:p>
          </table:table-cell>
          <table:table-cell office:value-type="float" office:value="3103716" calcext:value-type="float">
            <text:p>3103716</text:p>
          </table:table-cell>
          <table:table-cell office:value-type="float" office:value="1915837" calcext:value-type="float">
            <text:p>1915837</text:p>
          </table:table-cell>
          <table:table-cell office:value-type="float" office:value="1317555" calcext:value-type="float">
            <text:p>1317555</text:p>
          </table:table-cell>
          <table:table-cell office:value-type="float" office:value="3349573" calcext:value-type="float">
            <text:p>3349573</text:p>
          </table:table-cell>
          <table:table-cell office:value-type="float" office:value="3745803" calcext:value-type="float">
            <text:p>3745803</text:p>
          </table:table-cell>
          <table:table-cell office:value-type="float" office:value="3543230" calcext:value-type="float">
            <text:p>3543230</text:p>
          </table:table-cell>
          <table:table-cell office:value-type="float" office:value="2314796" calcext:value-type="float">
            <text:p>2314796</text:p>
          </table:table-cell>
          <table:table-cell office:value-type="float" office:value="2012092" calcext:value-type="float">
            <text:p>2012092</text:p>
          </table:table-cell>
          <table:table-cell office:value-type="float" office:value="2453378" calcext:value-type="float">
            <text:p>2453378</text:p>
          </table:table-cell>
          <table:table-cell office:value-type="float" office:value="1317905" calcext:value-type="float">
            <text:p>1317905</text:p>
          </table:table-cell>
          <table:table-cell office:value-type="float" office:value="1950321" calcext:value-type="float">
            <text:p>1950321</text:p>
          </table:table-cell>
          <table:table-cell office:value-type="float" office:value="3167946" calcext:value-type="float">
            <text:p>3167946</text:p>
          </table:table-cell>
          <table:table-cell office:value-type="float" office:value="3111046" calcext:value-type="float">
            <text:p>3111046</text:p>
          </table:table-cell>
          <table:table-cell office:value-type="string" calcext:value-type="string">
            <text:p>396.0252221.119</text:p>
          </table:table-cell>
          <table:table-cell office:value-type="float" office:value="3724329" calcext:value-type="float">
            <text:p>3724329</text:p>
          </table:table-cell>
          <table:table-cell office:value-type="float" office:value="2547929" calcext:value-type="float">
            <text:p>2547929</text:p>
          </table:table-cell>
          <table:table-cell office:value-type="float" office:value="2592601" calcext:value-type="float">
            <text:p>2592601</text:p>
          </table:table-cell>
          <table:table-cell office:value-type="float" office:value="3673830" calcext:value-type="float">
            <text:p>3673830</text:p>
          </table:table-cell>
          <table:table-cell office:value-type="float" office:value="2283052" calcext:value-type="float">
            <text:p>2283052</text:p>
          </table:table-cell>
          <table:table-cell office:value-type="float" office:value="2668146" calcext:value-type="float">
            <text:p>2668146</text:p>
          </table:table-cell>
          <table:table-cell office:value-type="float" office:value="1429272" calcext:value-type="float">
            <text:p>1429272</text:p>
          </table:table-cell>
          <table:table-cell office:value-type="float" office:value="1794086" calcext:value-type="float">
            <text:p>1794086</text:p>
          </table:table-cell>
          <table:table-cell office:value-type="float" office:value="2005731" calcext:value-type="float">
            <text:p>2005731</text:p>
          </table:table-cell>
          <table:table-cell office:value-type="float" office:value="0" calcext:value-type="float">
            <text:p>0</text:p>
          </table:table-cell>
          <table:table-cell office:value-type="float" office:value="3126900" calcext:value-type="float">
            <text:p>3126900</text:p>
          </table:table-cell>
          <table:table-cell office:value-type="float" office:value="2288098" calcext:value-type="float">
            <text:p>2288098</text:p>
          </table:table-cell>
          <table:table-cell office:value-type="float" office:value="2849209" calcext:value-type="float">
            <text:p>2849209</text:p>
          </table:table-cell>
          <table:table-cell office:value-type="float" office:value="2596085" calcext:value-type="float">
            <text:p>2596085</text:p>
          </table:table-cell>
          <table:table-cell office:value-type="float" office:value="1820928" calcext:value-type="float">
            <text:p>1820928</text:p>
          </table:table-cell>
          <table:table-cell office:value-type="float" office:value="3727867" calcext:value-type="float">
            <text:p>3727867</text:p>
          </table:table-cell>
          <table:table-cell office:value-type="float" office:value="1503040" calcext:value-type="float">
            <text:p>1503040</text:p>
          </table:table-cell>
          <table:table-cell office:value-type="float" office:value="2016494" calcext:value-type="float">
            <text:p>2016494</text:p>
          </table:table-cell>
          <table:table-cell office:value-type="float" office:value="3399345" calcext:value-type="float">
            <text:p>3399345</text:p>
          </table:table-cell>
          <table:table-cell office:value-type="float" office:value="1926292" calcext:value-type="float">
            <text:p>1926292</text:p>
          </table:table-cell>
          <table:table-cell office:value-type="string" calcext:value-type="string">
            <text:p>477.7223623.033</text:p>
          </table:table-cell>
          <table:table-cell office:value-type="float" office:value="514608" calcext:value-type="float">
            <text:p>514608</text:p>
          </table:table-cell>
          <table:table-cell office:value-type="float" office:value="862741" calcext:value-type="float">
            <text:p>862741</text:p>
          </table:table-cell>
          <table:table-cell office:value-type="float" office:value="2969280" calcext:value-type="float">
            <text:p>2969280</text:p>
          </table:table-cell>
          <table:table-cell office:value-type="float" office:value="3749093" calcext:value-type="float">
            <text:p>3749093</text:p>
          </table:table-cell>
          <table:table-cell office:value-type="float" office:value="549714" calcext:value-type="float">
            <text:p>549714</text:p>
          </table:table-cell>
          <table:table-cell office:value-type="float" office:value="1997307" calcext:value-type="float">
            <text:p>1997307</text:p>
          </table:table-cell>
          <table:table-cell office:value-type="float" office:value="1470532" calcext:value-type="float">
            <text:p>1470532</text:p>
          </table:table-cell>
          <table:table-cell office:value-type="float" office:value="1216947" calcext:value-type="float">
            <text:p>1216947</text:p>
          </table:table-cell>
          <table:table-cell office:value-type="float" office:value="2598932" calcext:value-type="float">
            <text:p>2598932</text:p>
          </table:table-cell>
          <table:table-cell office:value-type="float" office:value="3402174" calcext:value-type="float">
            <text:p>3402174</text:p>
          </table:table-cell>
          <table:table-cell office:value-type="float" office:value="2258586" calcext:value-type="float">
            <text:p>2258586</text:p>
          </table:table-cell>
          <table:table-cell office:value-type="float" office:value="3465574" calcext:value-type="float">
            <text:p>3465574</text:p>
          </table:table-cell>
          <table:table-cell office:value-type="float" office:value="2533565" calcext:value-type="float">
            <text:p>2533565</text:p>
          </table:table-cell>
          <table:table-cell office:value-type="float" office:value="2625871" calcext:value-type="float">
            <text:p>2625871</text:p>
          </table:table-cell>
          <table:table-cell office:value-type="float" office:value="2404804" calcext:value-type="float">
            <text:p>2404804</text:p>
          </table:table-cell>
          <table:table-cell office:value-type="float" office:value="861976" calcext:value-type="float">
            <text:p>8619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2543" calcext:value-type="float">
            <text:p>2612543</text:p>
          </table:table-cell>
          <table:table-cell office:value-type="float" office:value="2014896" calcext:value-type="float">
            <text:p>2014896</text:p>
          </table:table-cell>
          <table:table-cell office:value-type="float" office:value="1930895" calcext:value-type="float">
            <text:p>1930895</text:p>
          </table:table-cell>
          <table:table-cell office:value-type="float" office:value="687498" calcext:value-type="float">
            <text:p>687498</text:p>
          </table:table-cell>
          <table:table-cell office:value-type="float" office:value="1286241" calcext:value-type="float">
            <text:p>1286241</text:p>
          </table:table-cell>
          <table:table-cell office:value-type="float" office:value="3685396" calcext:value-type="float">
            <text:p>3685396</text:p>
          </table:table-cell>
          <table:table-cell office:value-type="float" office:value="2344682" calcext:value-type="float">
            <text:p>2344682</text:p>
          </table:table-cell>
          <table:table-cell office:value-type="float" office:value="2240437" calcext:value-type="float">
            <text:p>2240437</text:p>
          </table:table-cell>
          <table:table-cell office:value-type="float" office:value="1690915" calcext:value-type="float">
            <text:p>1690915</text:p>
          </table:table-cell>
          <table:table-cell office:value-type="float" office:value="3946803" calcext:value-type="float">
            <text:p>3946803</text:p>
          </table:table-cell>
          <table:table-cell office:value-type="string" calcext:value-type="string">
            <text:p>2624.8242677.817</text:p>
          </table:table-cell>
          <table:table-cell office:value-type="float" office:value="3545032" calcext:value-type="float">
            <text:p>3545032</text:p>
          </table:table-cell>
          <table:table-cell office:value-type="float" office:value="2735220" calcext:value-type="float">
            <text:p>2735220</text:p>
          </table:table-cell>
          <table:table-cell office:value-type="float" office:value="1424254" calcext:value-type="float">
            <text:p>1424254</text:p>
          </table:table-cell>
          <table:table-cell office:value-type="float" office:value="2281836" calcext:value-type="float">
            <text:p>2281836</text:p>
          </table:table-cell>
          <table:table-cell office:value-type="float" office:value="4296889" calcext:value-type="float">
            <text:p>4296889</text:p>
          </table:table-cell>
          <table:table-cell office:value-type="float" office:value="1398959" calcext:value-type="float">
            <text:p>1398959</text:p>
          </table:table-cell>
          <table:table-cell office:value-type="float" office:value="4149225" calcext:value-type="float">
            <text:p>4149225</text:p>
          </table:table-cell>
          <table:table-cell office:value-type="float" office:value="3824399" calcext:value-type="float">
            <text:p>3824399</text:p>
          </table:table-cell>
          <table:table-cell office:value-type="float" office:value="4083059" calcext:value-type="float">
            <text:p>4083059</text:p>
          </table:table-cell>
          <table:table-cell office:value-type="float" office:value="1386357" calcext:value-type="float">
            <text:p>1386357</text:p>
          </table:table-cell>
          <table:table-cell office:value-type="float" office:value="2590417" calcext:value-type="float">
            <text:p>2590417</text:p>
          </table:table-cell>
          <table:table-cell office:value-type="float" office:value="1810626" calcext:value-type="float">
            <text:p>1810626</text:p>
          </table:table-cell>
          <table:table-cell office:value-type="float" office:value="4290234" calcext:value-type="float">
            <text:p>4290234</text:p>
          </table:table-cell>
          <table:table-cell office:value-type="float" office:value="2298437" calcext:value-type="float">
            <text:p>2298437</text:p>
          </table:table-cell>
          <table:table-cell office:value-type="float" office:value="1556909" calcext:value-type="float">
            <text:p>1556909</text:p>
          </table:table-cell>
          <table:table-cell office:value-type="float" office:value="3035662" calcext:value-type="float">
            <text:p>3035662</text:p>
          </table:table-cell>
          <table:table-cell office:value-type="float" office:value="313390" calcext:value-type="float">
            <text:p>313390</text:p>
          </table:table-cell>
          <table:table-cell office:value-type="float" office:value="1435016" calcext:value-type="float">
            <text:p>1435016</text:p>
          </table:table-cell>
          <table:table-cell office:value-type="float" office:value="4531623" calcext:value-type="float">
            <text:p>4531623</text:p>
          </table:table-cell>
          <table:table-cell office:value-type="float" office:value="1396825" calcext:value-type="float">
            <text:p>1396825</text:p>
          </table:table-cell>
          <table:table-cell office:value-type="float" office:value="4791336" calcext:value-type="float">
            <text:p>4791336</text:p>
          </table:table-cell>
          <table:table-cell office:value-type="float" office:value="2315215" calcext:value-type="float">
            <text:p>2315215</text:p>
          </table:table-cell>
          <table:table-cell office:value-type="float" office:value="3561208" calcext:value-type="float">
            <text:p>3561208</text:p>
          </table:table-cell>
          <table:table-cell office:value-type="float" office:value="3967029" calcext:value-type="float">
            <text:p>3967029</text:p>
          </table:table-cell>
          <table:table-cell office:value-type="float" office:value="1436016" calcext:value-type="float">
            <text:p>1436016</text:p>
          </table:table-cell>
          <table:table-cell office:value-type="float" office:value="788533" calcext:value-type="float">
            <text:p>788533</text:p>
          </table:table-cell>
          <table:table-cell office:value-type="float" office:value="1623956" calcext:value-type="float">
            <text:p>1623956</text:p>
          </table:table-cell>
          <table:table-cell office:value-type="float" office:value="1349999" calcext:value-type="float">
            <text:p>1349999</text:p>
          </table:table-cell>
          <table:table-cell office:value-type="float" office:value="1861936" calcext:value-type="float">
            <text:p>1861936</text:p>
          </table:table-cell>
          <table:table-cell office:value-type="float" office:value="2112517" calcext:value-type="float">
            <text:p>2112517</text:p>
          </table:table-cell>
          <table:table-cell office:value-type="float" office:value="3472312" calcext:value-type="float">
            <text:p>3472312</text:p>
          </table:table-cell>
          <table:table-cell office:value-type="float" office:value="1810033" calcext:value-type="float">
            <text:p>1810033</text:p>
          </table:table-cell>
          <table:table-cell office:value-type="float" office:value="1319097" calcext:value-type="float">
            <text:p>1319097</text:p>
          </table:table-cell>
          <table:table-cell office:value-type="float" office:value="1698859" calcext:value-type="float">
            <text:p>1698859</text:p>
          </table:table-cell>
          <table:table-cell office:value-type="float" office:value="1816440" calcext:value-type="float">
            <text:p>1816440</text:p>
          </table:table-cell>
          <table:table-cell office:value-type="float" office:value="4614418" calcext:value-type="float">
            <text:p>4614418</text:p>
          </table:table-cell>
          <table:table-cell office:value-type="float" office:value="1749293" calcext:value-type="float">
            <text:p>1749293</text:p>
          </table:table-cell>
          <table:table-cell office:value-type="float" office:value="1997403" calcext:value-type="float">
            <text:p>1997403</text:p>
          </table:table-cell>
          <table:table-cell office:value-type="float" office:value="3647271" calcext:value-type="float">
            <text:p>3647271</text:p>
          </table:table-cell>
          <table:table-cell office:value-type="float" office:value="2703261" calcext:value-type="float">
            <text:p>2703261</text:p>
          </table:table-cell>
          <table:table-cell office:value-type="float" office:value="1853284" calcext:value-type="float">
            <text:p>1853284</text:p>
          </table:table-cell>
          <table:table-cell office:value-type="string" calcext:value-type="string">
            <text:p>820.6173121.435</text:p>
          </table:table-cell>
          <table:table-cell office:value-type="float" office:value="1972624" calcext:value-type="float">
            <text:p>1972624</text:p>
          </table:table-cell>
          <table:table-cell office:value-type="float" office:value="1957025" calcext:value-type="float">
            <text:p>1957025</text:p>
          </table:table-cell>
          <table:table-cell office:value-type="float" office:value="4402763" calcext:value-type="float">
            <text:p>4402763</text:p>
          </table:table-cell>
          <table:table-cell office:value-type="float" office:value="2263195" calcext:value-type="float">
            <text:p>2263195</text:p>
          </table:table-cell>
          <table:table-cell office:value-type="float" office:value="1364264" calcext:value-type="float">
            <text:p>1364264</text:p>
          </table:table-cell>
          <table:table-cell office:value-type="float" office:value="2376238" calcext:value-type="float">
            <text:p>2376238</text:p>
          </table:table-cell>
          <table:table-cell office:value-type="float" office:value="2511707" calcext:value-type="float">
            <text:p>2511707</text:p>
          </table:table-cell>
          <table:table-cell office:value-type="float" office:value="2724271" calcext:value-type="float">
            <text:p>2724271</text:p>
          </table:table-cell>
          <table:table-cell office:value-type="float" office:value="3410385" calcext:value-type="float">
            <text:p>3410385</text:p>
          </table:table-cell>
          <table:table-cell office:value-type="string" calcext:value-type="string">
            <text:p>1209.2753126.900</text:p>
          </table:table-cell>
          <table:table-cell office:value-type="float" office:value="0" calcext:value-type="float">
            <text:p>0</text:p>
          </table:table-cell>
          <table:table-cell office:value-type="float" office:value="2378617" calcext:value-type="float">
            <text:p>2378617</text:p>
          </table:table-cell>
          <table:table-cell office:value-type="float" office:value="5118552" calcext:value-type="float">
            <text:p>5118552</text:p>
          </table:table-cell>
          <table:table-cell office:value-type="float" office:value="2154211" calcext:value-type="float">
            <text:p>2154211</text:p>
          </table:table-cell>
          <table:table-cell office:value-type="float" office:value="3984091" calcext:value-type="float">
            <text:p>3984091</text:p>
          </table:table-cell>
          <table:table-cell office:value-type="float" office:value="1964018" calcext:value-type="float">
            <text:p>1964018</text:p>
          </table:table-cell>
          <table:table-cell office:value-type="float" office:value="4629442" calcext:value-type="float">
            <text:p>4629442</text:p>
          </table:table-cell>
          <table:table-cell office:value-type="float" office:value="4044868" calcext:value-type="float">
            <text:p>4044868</text:p>
          </table:table-cell>
          <table:table-cell office:value-type="float" office:value="2509706" calcext:value-type="float">
            <text:p>2509706</text:p>
          </table:table-cell>
          <table:table-cell office:value-type="string" calcext:value-type="string">
            <text:p>3916.3253239.684</text:p>
          </table:table-cell>
          <table:table-cell office:value-type="float" office:value="1400412" calcext:value-type="float">
            <text:p>1400412</text:p>
          </table:table-cell>
          <table:table-cell office:value-type="float" office:value="3557006" calcext:value-type="float">
            <text:p>3557006</text:p>
          </table:table-cell>
          <table:table-cell office:value-type="float" office:value="3967002" calcext:value-type="float">
            <text:p>3967002</text:p>
          </table:table-cell>
          <table:table-cell office:value-type="float" office:value="1225910" calcext:value-type="float">
            <text:p>1225910</text:p>
          </table:table-cell>
          <table:table-cell office:value-type="float" office:value="1637607" calcext:value-type="float">
            <text:p>1637607</text:p>
          </table:table-cell>
          <table:table-cell office:value-type="float" office:value="3669566" calcext:value-type="float">
            <text:p>3669566</text:p>
          </table:table-cell>
          <table:table-cell office:value-type="float" office:value="1134346" calcext:value-type="float">
            <text:p>1134346</text:p>
          </table:table-cell>
          <table:table-cell office:value-type="float" office:value="1758456" calcext:value-type="float">
            <text:p>1758456</text:p>
          </table:table-cell>
          <table:table-cell office:value-type="float" office:value="4342084" calcext:value-type="float">
            <text:p>4342084</text:p>
          </table:table-cell>
          <table:table-cell office:value-type="float" office:value="2478100" calcext:value-type="float">
            <text:p>2478100</text:p>
          </table:table-cell>
          <table:table-cell office:value-type="float" office:value="1427006" calcext:value-type="float">
            <text:p>1427006</text:p>
          </table:table-cell>
          <table:table-cell office:value-type="float" office:value="4163303" calcext:value-type="float">
            <text:p>4163303</text:p>
          </table:table-cell>
          <table:table-cell office:value-type="float" office:value="807813" calcext:value-type="float">
            <text:p>807813</text:p>
          </table:table-cell>
          <table:table-cell office:value-type="float" office:value="4399880" calcext:value-type="float">
            <text:p>4399880</text:p>
          </table:table-cell>
          <table:table-cell office:value-type="float" office:value="1586115" calcext:value-type="float">
            <text:p>1586115</text:p>
          </table:table-cell>
          <table:table-cell office:value-type="float" office:value="2067921" calcext:value-type="float">
            <text:p>2067921</text:p>
          </table:table-cell>
          <table:table-cell office:value-type="float" office:value="3733921" calcext:value-type="float">
            <text:p>37339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4902" calcext:value-type="float">
            <text:p>244902</text:p>
          </table:table-cell>
          <table:table-cell office:value-type="float" office:value="396772" calcext:value-type="float">
            <text:p>396772</text:p>
          </table:table-cell>
          <table:table-cell office:value-type="float" office:value="1809146" calcext:value-type="float">
            <text:p>1809146</text:p>
          </table:table-cell>
          <table:table-cell office:value-type="float" office:value="1771888" calcext:value-type="float">
            <text:p>1771888</text:p>
          </table:table-cell>
          <table:table-cell office:value-type="float" office:value="1682433" calcext:value-type="float">
            <text:p>1682433</text:p>
          </table:table-cell>
          <table:table-cell office:value-type="float" office:value="1357554" calcext:value-type="float">
            <text:p>1357554</text:p>
          </table:table-cell>
          <table:table-cell office:value-type="float" office:value="427818" calcext:value-type="float">
            <text:p>427818</text:p>
          </table:table-cell>
          <table:table-cell office:value-type="float" office:value="355124" calcext:value-type="float">
            <text:p>355124</text:p>
          </table:table-cell>
          <table:table-cell office:value-type="float" office:value="872700" calcext:value-type="float">
            <text:p>872700</text:p>
          </table:table-cell>
          <table:table-cell office:value-type="float" office:value="1609534" calcext:value-type="float">
            <text:p>1609534</text:p>
          </table:table-cell>
          <table:table-cell office:value-type="float" office:value="831791" calcext:value-type="float">
            <text:p>831791</text:p>
          </table:table-cell>
          <table:table-cell office:value-type="float" office:value="584570" calcext:value-type="float">
            <text:p>584570</text:p>
          </table:table-cell>
          <table:table-cell office:value-type="float" office:value="1550271" calcext:value-type="float">
            <text:p>1550271</text:p>
          </table:table-cell>
          <table:table-cell office:value-type="string" calcext:value-type="string">
            <text:p>564.8651350.402</text:p>
          </table:table-cell>
          <table:table-cell office:value-type="float" office:value="155563" calcext:value-type="float">
            <text:p>155563</text:p>
          </table:table-cell>
          <table:table-cell office:value-type="float" office:value="2032807" calcext:value-type="float">
            <text:p>2032807</text:p>
          </table:table-cell>
          <table:table-cell office:value-type="float" office:value="1207768" calcext:value-type="float">
            <text:p>1207768</text:p>
          </table:table-cell>
          <table:table-cell office:value-type="float" office:value="1877601" calcext:value-type="float">
            <text:p>1877601</text:p>
          </table:table-cell>
          <table:table-cell office:value-type="float" office:value="1495686" calcext:value-type="float">
            <text:p>1495686</text:p>
          </table:table-cell>
          <table:table-cell office:value-type="float" office:value="3112205" calcext:value-type="float">
            <text:p>3112205</text:p>
          </table:table-cell>
          <table:table-cell office:value-type="float" office:value="1077698" calcext:value-type="float">
            <text:p>1077698</text:p>
          </table:table-cell>
          <table:table-cell office:value-type="float" office:value="1917231" calcext:value-type="float">
            <text:p>1917231</text:p>
          </table:table-cell>
          <table:table-cell office:value-type="float" office:value="1409927" calcext:value-type="float">
            <text:p>1409927</text:p>
          </table:table-cell>
          <table:table-cell office:value-type="float" office:value="2289923" calcext:value-type="float">
            <text:p>2289923</text:p>
          </table:table-cell>
          <table:table-cell office:value-type="float" office:value="1759022" calcext:value-type="float">
            <text:p>1759022</text:p>
          </table:table-cell>
          <table:table-cell office:value-type="float" office:value="850276" calcext:value-type="float">
            <text:p>850276</text:p>
          </table:table-cell>
          <table:table-cell office:value-type="float" office:value="887841" calcext:value-type="float">
            <text:p>887841</text:p>
          </table:table-cell>
          <table:table-cell office:value-type="float" office:value="2238164" calcext:value-type="float">
            <text:p>2238164</text:p>
          </table:table-cell>
          <table:table-cell office:value-type="float" office:value="1830574" calcext:value-type="float">
            <text:p>1830574</text:p>
          </table:table-cell>
          <table:table-cell office:value-type="float" office:value="2480529" calcext:value-type="float">
            <text:p>2480529</text:p>
          </table:table-cell>
          <table:table-cell office:value-type="float" office:value="1291744" calcext:value-type="float">
            <text:p>1291744</text:p>
          </table:table-cell>
          <table:table-cell office:value-type="float" office:value="2912556" calcext:value-type="float">
            <text:p>2912556</text:p>
          </table:table-cell>
          <table:table-cell office:value-type="float" office:value="1843543" calcext:value-type="float">
            <text:p>1843543</text:p>
          </table:table-cell>
          <table:table-cell office:value-type="float" office:value="1289946" calcext:value-type="float">
            <text:p>1289946</text:p>
          </table:table-cell>
          <table:table-cell office:value-type="float" office:value="2872081" calcext:value-type="float">
            <text:p>2872081</text:p>
          </table:table-cell>
          <table:table-cell office:value-type="string" calcext:value-type="string">
            <text:p>1571.1301607.266</text:p>
          </table:table-cell>
          <table:table-cell office:value-type="float" office:value="1158197" calcext:value-type="float">
            <text:p>1158197</text:p>
          </table:table-cell>
          <table:table-cell office:value-type="float" office:value="1804968" calcext:value-type="float">
            <text:p>1804968</text:p>
          </table:table-cell>
          <table:table-cell office:value-type="float" office:value="1927965" calcext:value-type="float">
            <text:p>1927965</text:p>
          </table:table-cell>
          <table:table-cell office:value-type="float" office:value="928186" calcext:value-type="float">
            <text:p>928186</text:p>
          </table:table-cell>
          <table:table-cell office:value-type="float" office:value="1284977" calcext:value-type="float">
            <text:p>1284977</text:p>
          </table:table-cell>
          <table:table-cell office:value-type="float" office:value="1772829" calcext:value-type="float">
            <text:p>1772829</text:p>
          </table:table-cell>
          <table:table-cell office:value-type="float" office:value="1636377" calcext:value-type="float">
            <text:p>1636377</text:p>
          </table:table-cell>
          <table:table-cell office:value-type="float" office:value="1850239" calcext:value-type="float">
            <text:p>1850239</text:p>
          </table:table-cell>
          <table:table-cell office:value-type="float" office:value="1549683" calcext:value-type="float">
            <text:p>1549683</text:p>
          </table:table-cell>
          <table:table-cell office:value-type="string" calcext:value-type="string">
            <text:p>2506.944725.745</text:p>
          </table:table-cell>
          <table:table-cell office:value-type="float" office:value="425229" calcext:value-type="float">
            <text:p>425229</text:p>
          </table:table-cell>
          <table:table-cell office:value-type="float" office:value="1836537" calcext:value-type="float">
            <text:p>1836537</text:p>
          </table:table-cell>
          <table:table-cell office:value-type="float" office:value="496231" calcext:value-type="float">
            <text:p>496231</text:p>
          </table:table-cell>
          <table:table-cell office:value-type="float" office:value="1124256" calcext:value-type="float">
            <text:p>1124256</text:p>
          </table:table-cell>
          <table:table-cell office:value-type="float" office:value="1766115" calcext:value-type="float">
            <text:p>1766115</text:p>
          </table:table-cell>
          <table:table-cell office:value-type="float" office:value="1983333" calcext:value-type="float">
            <text:p>1983333</text:p>
          </table:table-cell>
          <table:table-cell office:value-type="float" office:value="411597" calcext:value-type="float">
            <text:p>411597</text:p>
          </table:table-cell>
          <table:table-cell office:value-type="float" office:value="1688167" calcext:value-type="float">
            <text:p>1688167</text:p>
          </table:table-cell>
          <table:table-cell office:value-type="float" office:value="2136551" calcext:value-type="float">
            <text:p>2136551</text:p>
          </table:table-cell>
          <table:table-cell office:value-type="float" office:value="343424" calcext:value-type="float">
            <text:p>343424</text:p>
          </table:table-cell>
          <table:table-cell office:value-type="float" office:value="1969172" calcext:value-type="float">
            <text:p>1969172</text:p>
          </table:table-cell>
          <table:table-cell office:value-type="float" office:value="5385" calcext:value-type="float">
            <text:p>5385</text:p>
          </table:table-cell>
          <table:table-cell office:value-type="float" office:value="385099" calcext:value-type="float">
            <text:p>385099</text:p>
          </table:table-cell>
          <table:table-cell office:value-type="float" office:value="930290" calcext:value-type="float">
            <text:p>930290</text:p>
          </table:table-cell>
          <table:table-cell office:value-type="float" office:value="1278505" calcext:value-type="float">
            <text:p>1278505</text:p>
          </table:table-cell>
          <table:table-cell office:value-type="float" office:value="1450620" calcext:value-type="float">
            <text:p>1450620</text:p>
          </table:table-cell>
          <table:table-cell office:value-type="float" office:value="2288098" calcext:value-type="float">
            <text:p>2288098</text:p>
          </table:table-cell>
          <table:table-cell office:value-type="float" office:value="2378617" calcext:value-type="float">
            <text:p>2378617</text:p>
          </table:table-cell>
          <table:table-cell office:value-type="float" office:value="0" calcext:value-type="float">
            <text:p>0</text:p>
          </table:table-cell>
          <table:table-cell office:value-type="float" office:value="2932041" calcext:value-type="float">
            <text:p>2932041</text:p>
          </table:table-cell>
          <table:table-cell office:value-type="float" office:value="405040" calcext:value-type="float">
            <text:p>405040</text:p>
          </table:table-cell>
          <table:table-cell office:value-type="float" office:value="1940691" calcext:value-type="float">
            <text:p>1940691</text:p>
          </table:table-cell>
          <table:table-cell office:value-type="float" office:value="1688949" calcext:value-type="float">
            <text:p>1688949</text:p>
          </table:table-cell>
          <table:table-cell office:value-type="float" office:value="3485977" calcext:value-type="float">
            <text:p>3485977</text:p>
          </table:table-cell>
          <table:table-cell office:value-type="float" office:value="1914096" calcext:value-type="float">
            <text:p>1914096</text:p>
          </table:table-cell>
          <table:table-cell office:value-type="float" office:value="1129724" calcext:value-type="float">
            <text:p>1129724</text:p>
          </table:table-cell>
          <table:table-cell office:value-type="float" office:value="1799887" calcext:value-type="float">
            <text:p>1799887</text:p>
          </table:table-cell>
          <table:table-cell office:value-type="float" office:value="2016457" calcext:value-type="float">
            <text:p>2016457</text:p>
          </table:table-cell>
          <table:table-cell office:value-type="float" office:value="1885414" calcext:value-type="float">
            <text:p>1885414</text:p>
          </table:table-cell>
          <table:table-cell office:value-type="float" office:value="2388779" calcext:value-type="float">
            <text:p>2388779</text:p>
          </table:table-cell>
          <table:table-cell office:value-type="float" office:value="3039768" calcext:value-type="float">
            <text:p>3039768</text:p>
          </table:table-cell>
          <table:table-cell office:value-type="float" office:value="1362251" calcext:value-type="float">
            <text:p>1362251</text:p>
          </table:table-cell>
          <table:table-cell office:value-type="float" office:value="1889701" calcext:value-type="float">
            <text:p>1889701</text:p>
          </table:table-cell>
          <table:table-cell office:value-type="float" office:value="2613110" calcext:value-type="float">
            <text:p>2613110</text:p>
          </table:table-cell>
          <table:table-cell office:value-type="string" calcext:value-type="string">
            <text:p>1722.5561332.799</text:p>
          </table:table-cell>
          <table:table-cell office:value-type="float" office:value="3258383" calcext:value-type="float">
            <text:p>3258383</text:p>
          </table:table-cell>
          <table:table-cell office:value-type="float" office:value="314250" calcext:value-type="float">
            <text:p>314250</text:p>
          </table:table-cell>
          <table:table-cell office:value-type="float" office:value="1621689" calcext:value-type="float">
            <text:p>1621689</text:p>
          </table:table-cell>
          <table:table-cell office:value-type="float" office:value="1951620" calcext:value-type="float">
            <text:p>1951620</text:p>
          </table:table-cell>
          <table:table-cell office:value-type="float" office:value="2116053" calcext:value-type="float">
            <text:p>2116053</text:p>
          </table:table-cell>
          <table:table-cell office:value-type="float" office:value="2137917" calcext:value-type="float">
            <text:p>2137917</text:p>
          </table:table-cell>
          <table:table-cell office:value-type="float" office:value="866098" calcext:value-type="float">
            <text:p>866098</text:p>
          </table:table-cell>
          <table:table-cell office:value-type="float" office:value="339450" calcext:value-type="float">
            <text:p>339450</text:p>
          </table:table-cell>
          <table:table-cell office:value-type="float" office:value="2304101" calcext:value-type="float">
            <text:p>23041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78077" calcext:value-type="float">
            <text:p>2778077</text:p>
          </table:table-cell>
          <table:table-cell office:value-type="float" office:value="3188386" calcext:value-type="float">
            <text:p>3188386</text:p>
          </table:table-cell>
          <table:table-cell office:value-type="float" office:value="4661085" calcext:value-type="float">
            <text:p>4661085</text:p>
          </table:table-cell>
          <table:table-cell office:value-type="float" office:value="4436415" calcext:value-type="float">
            <text:p>4436415</text:p>
          </table:table-cell>
          <table:table-cell office:value-type="float" office:value="3998708" calcext:value-type="float">
            <text:p>3998708</text:p>
          </table:table-cell>
          <table:table-cell office:value-type="float" office:value="1623768" calcext:value-type="float">
            <text:p>1623768</text:p>
          </table:table-cell>
          <table:table-cell office:value-type="float" office:value="3227878" calcext:value-type="float">
            <text:p>3227878</text:p>
          </table:table-cell>
          <table:table-cell office:value-type="float" office:value="3238647" calcext:value-type="float">
            <text:p>3238647</text:p>
          </table:table-cell>
          <table:table-cell office:value-type="float" office:value="3804739" calcext:value-type="float">
            <text:p>3804739</text:p>
          </table:table-cell>
          <table:table-cell office:value-type="float" office:value="1428169" calcext:value-type="float">
            <text:p>1428169</text:p>
          </table:table-cell>
          <table:table-cell office:value-type="float" office:value="2494705" calcext:value-type="float">
            <text:p>2494705</text:p>
          </table:table-cell>
          <table:table-cell office:value-type="float" office:value="2469172" calcext:value-type="float">
            <text:p>2469172</text:p>
          </table:table-cell>
          <table:table-cell office:value-type="float" office:value="1589764" calcext:value-type="float">
            <text:p>1589764</text:p>
          </table:table-cell>
          <table:table-cell office:value-type="float" office:value="2957188" calcext:value-type="float">
            <text:p>2957188</text:p>
          </table:table-cell>
          <table:table-cell office:value-type="float" office:value="4282346" calcext:value-type="float">
            <text:p>4282346</text:p>
          </table:table-cell>
          <table:table-cell office:value-type="float" office:value="2960008" calcext:value-type="float">
            <text:p>2960008</text:p>
          </table:table-cell>
          <table:table-cell office:value-type="float" office:value="922545" calcext:value-type="float">
            <text:p>922545</text:p>
          </table:table-cell>
          <table:table-cell office:value-type="float" office:value="4136576" calcext:value-type="float">
            <text:p>4136576</text:p>
          </table:table-cell>
          <table:table-cell office:value-type="float" office:value="1075372" calcext:value-type="float">
            <text:p>1075372</text:p>
          </table:table-cell>
          <table:table-cell office:value-type="float" office:value="1503459" calcext:value-type="float">
            <text:p>1503459</text:p>
          </table:table-cell>
          <table:table-cell office:value-type="float" office:value="2737722" calcext:value-type="float">
            <text:p>2737722</text:p>
          </table:table-cell>
          <table:table-cell office:value-type="float" office:value="3986670" calcext:value-type="float">
            <text:p>3986670</text:p>
          </table:table-cell>
          <table:table-cell office:value-type="float" office:value="3079232" calcext:value-type="float">
            <text:p>3079232</text:p>
          </table:table-cell>
          <table:table-cell office:value-type="float" office:value="3457552" calcext:value-type="float">
            <text:p>3457552</text:p>
          </table:table-cell>
          <table:table-cell office:value-type="float" office:value="944716" calcext:value-type="float">
            <text:p>944716</text:p>
          </table:table-cell>
          <table:table-cell office:value-type="float" office:value="3241290" calcext:value-type="float">
            <text:p>3241290</text:p>
          </table:table-cell>
          <table:table-cell office:value-type="float" office:value="3745830" calcext:value-type="float">
            <text:p>3745830</text:p>
          </table:table-cell>
          <table:table-cell office:value-type="float" office:value="2914099" calcext:value-type="float">
            <text:p>2914099</text:p>
          </table:table-cell>
          <table:table-cell office:value-type="float" office:value="5058097" calcext:value-type="float">
            <text:p>5058097</text:p>
          </table:table-cell>
          <table:table-cell office:value-type="float" office:value="3992924" calcext:value-type="float">
            <text:p>3992924</text:p>
          </table:table-cell>
          <table:table-cell office:value-type="float" office:value="694665" calcext:value-type="float">
            <text:p>694665</text:p>
          </table:table-cell>
          <table:table-cell office:value-type="float" office:value="3747547" calcext:value-type="float">
            <text:p>3747547</text:p>
          </table:table-cell>
          <table:table-cell office:value-type="string" calcext:value-type="string">
            <text:p>984.7223291.648</text:p>
          </table:table-cell>
          <table:table-cell office:value-type="float" office:value="1643442" calcext:value-type="float">
            <text:p>1643442</text:p>
          </table:table-cell>
          <table:table-cell office:value-type="float" office:value="2508949" calcext:value-type="float">
            <text:p>2508949</text:p>
          </table:table-cell>
          <table:table-cell office:value-type="float" office:value="4499754" calcext:value-type="float">
            <text:p>4499754</text:p>
          </table:table-cell>
          <table:table-cell office:value-type="float" office:value="4430616" calcext:value-type="float">
            <text:p>4430616</text:p>
          </table:table-cell>
          <table:table-cell office:value-type="float" office:value="3521398" calcext:value-type="float">
            <text:p>3521398</text:p>
          </table:table-cell>
          <table:table-cell office:value-type="float" office:value="4735253" calcext:value-type="float">
            <text:p>4735253</text:p>
          </table:table-cell>
          <table:table-cell office:value-type="float" office:value="4797497" calcext:value-type="float">
            <text:p>4797497</text:p>
          </table:table-cell>
          <table:table-cell office:value-type="float" office:value="3757195" calcext:value-type="float">
            <text:p>3757195</text:p>
          </table:table-cell>
          <table:table-cell office:value-type="float" office:value="1668907" calcext:value-type="float">
            <text:p>1668907</text:p>
          </table:table-cell>
          <table:table-cell office:value-type="string" calcext:value-type="string">
            <text:p>3676.3224568.259</text:p>
          </table:table-cell>
          <table:table-cell office:value-type="float" office:value="4747611" calcext:value-type="float">
            <text:p>4747611</text:p>
          </table:table-cell>
          <table:table-cell office:value-type="float" office:value="4427904" calcext:value-type="float">
            <text:p>4427904</text:p>
          </table:table-cell>
          <table:table-cell office:value-type="float" office:value="547033" calcext:value-type="float">
            <text:p>547033</text:p>
          </table:table-cell>
          <table:table-cell office:value-type="float" office:value="3389229" calcext:value-type="float">
            <text:p>3389229</text:p>
          </table:table-cell>
          <table:table-cell office:value-type="float" office:value="3354374" calcext:value-type="float">
            <text:p>3354374</text:p>
          </table:table-cell>
          <table:table-cell office:value-type="float" office:value="1615310" calcext:value-type="float">
            <text:p>1615310</text:p>
          </table:table-cell>
          <table:table-cell office:value-type="float" office:value="2480588" calcext:value-type="float">
            <text:p>2480588</text:p>
          </table:table-cell>
          <table:table-cell office:value-type="float" office:value="4015355" calcext:value-type="float">
            <text:p>4015355</text:p>
          </table:table-cell>
          <table:table-cell office:value-type="float" office:value="4656446" calcext:value-type="float">
            <text:p>4656446</text:p>
          </table:table-cell>
          <table:table-cell office:value-type="string" calcext:value-type="string">
            <text:p>2522.9373259.341</text:p>
          </table:table-cell>
          <table:table-cell office:value-type="float" office:value="4532098" calcext:value-type="float">
            <text:p>4532098</text:p>
          </table:table-cell>
          <table:table-cell office:value-type="float" office:value="830063" calcext:value-type="float">
            <text:p>830063</text:p>
          </table:table-cell>
          <table:table-cell office:value-type="float" office:value="3218369" calcext:value-type="float">
            <text:p>3218369</text:p>
          </table:table-cell>
          <table:table-cell office:value-type="float" office:value="4898479" calcext:value-type="float">
            <text:p>4898479</text:p>
          </table:table-cell>
          <table:table-cell office:value-type="float" office:value="2931595" calcext:value-type="float">
            <text:p>2931595</text:p>
          </table:table-cell>
          <table:table-cell office:value-type="float" office:value="3055494" calcext:value-type="float">
            <text:p>3055494</text:p>
          </table:table-cell>
          <table:table-cell office:value-type="float" office:value="2399088" calcext:value-type="float">
            <text:p>2399088</text:p>
          </table:table-cell>
          <table:table-cell office:value-type="float" office:value="1714209" calcext:value-type="float">
            <text:p>1714209</text:p>
          </table:table-cell>
          <table:table-cell office:value-type="float" office:value="3944382" calcext:value-type="float">
            <text:p>3944382</text:p>
          </table:table-cell>
          <table:table-cell office:value-type="string" calcext:value-type="string">
            <text:p>2849.2095118.552</text:p>
          </table:table-cell>
          <table:table-cell office:value-type="float" office:value="2932041" calcext:value-type="float">
            <text:p>2932041</text:p>
          </table:table-cell>
          <table:table-cell office:value-type="float" office:value="0" calcext:value-type="float">
            <text:p>0</text:p>
          </table:table-cell>
          <table:table-cell office:value-type="float" office:value="3313133" calcext:value-type="float">
            <text:p>3313133</text:p>
          </table:table-cell>
          <table:table-cell office:value-type="float" office:value="1162068" calcext:value-type="float">
            <text:p>1162068</text:p>
          </table:table-cell>
          <table:table-cell office:value-type="float" office:value="4531065" calcext:value-type="float">
            <text:p>4531065</text:p>
          </table:table-cell>
          <table:table-cell office:value-type="float" office:value="2573842" calcext:value-type="float">
            <text:p>2573842</text:p>
          </table:table-cell>
          <table:table-cell office:value-type="float" office:value="1073887" calcext:value-type="float">
            <text:p>1073887</text:p>
          </table:table-cell>
          <table:table-cell office:value-type="float" office:value="3733742" calcext:value-type="float">
            <text:p>3733742</text:p>
          </table:table-cell>
          <table:table-cell office:value-type="float" office:value="1202686" calcext:value-type="float">
            <text:p>1202686</text:p>
          </table:table-cell>
          <table:table-cell office:value-type="string" calcext:value-type="string">
            <text:p>2400.4674813.149</text:p>
          </table:table-cell>
          <table:table-cell office:value-type="float" office:value="2399277" calcext:value-type="float">
            <text:p>2399277</text:p>
          </table:table-cell>
          <table:table-cell office:value-type="float" office:value="2786071" calcext:value-type="float">
            <text:p>2786071</text:p>
          </table:table-cell>
          <table:table-cell office:value-type="float" office:value="4282473" calcext:value-type="float">
            <text:p>4282473</text:p>
          </table:table-cell>
          <table:table-cell office:value-type="float" office:value="4795855" calcext:value-type="float">
            <text:p>4795855</text:p>
          </table:table-cell>
          <table:table-cell office:value-type="float" office:value="2550122" calcext:value-type="float">
            <text:p>2550122</text:p>
          </table:table-cell>
          <table:table-cell office:value-type="float" office:value="4121770" calcext:value-type="float">
            <text:p>4121770</text:p>
          </table:table-cell>
          <table:table-cell office:value-type="float" office:value="3466368" calcext:value-type="float">
            <text:p>3466368</text:p>
          </table:table-cell>
          <table:table-cell office:value-type="float" office:value="2600500" calcext:value-type="float">
            <text:p>2600500</text:p>
          </table:table-cell>
          <table:table-cell office:value-type="float" office:value="3034701" calcext:value-type="float">
            <text:p>3034701</text:p>
          </table:table-cell>
          <table:table-cell office:value-type="float" office:value="4550090" calcext:value-type="float">
            <text:p>4550090</text:p>
          </table:table-cell>
          <table:table-cell office:value-type="float" office:value="981298" calcext:value-type="float">
            <text:p>981298</text:p>
          </table:table-cell>
          <table:table-cell office:value-type="float" office:value="5023430" calcext:value-type="float">
            <text:p>5023430</text:p>
          </table:table-cell>
          <table:table-cell office:value-type="float" office:value="823046" calcext:value-type="float">
            <text:p>823046</text:p>
          </table:table-cell>
          <table:table-cell office:value-type="float" office:value="3783652" calcext:value-type="float">
            <text:p>3783652</text:p>
          </table:table-cell>
          <table:table-cell office:value-type="float" office:value="3267708" calcext:value-type="float">
            <text:p>3267708</text:p>
          </table:table-cell>
          <table:table-cell office:value-type="float" office:value="2012418" calcext:value-type="float">
            <text:p>20124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9476" calcext:value-type="float">
            <text:p>539476</text:p>
          </table:table-cell>
          <table:table-cell office:value-type="float" office:value="481204" calcext:value-type="float">
            <text:p>481204</text:p>
          </table:table-cell>
          <table:table-cell office:value-type="float" office:value="1404137" calcext:value-type="float">
            <text:p>1404137</text:p>
          </table:table-cell>
          <table:table-cell office:value-type="float" office:value="1616370" calcext:value-type="float">
            <text:p>1616370</text:p>
          </table:table-cell>
          <table:table-cell office:value-type="float" office:value="1685736" calcext:value-type="float">
            <text:p>1685736</text:p>
          </table:table-cell>
          <table:table-cell office:value-type="float" office:value="1712978" calcext:value-type="float">
            <text:p>1712978</text:p>
          </table:table-cell>
          <table:table-cell office:value-type="float" office:value="203384" calcext:value-type="float">
            <text:p>203384</text:p>
          </table:table-cell>
          <table:table-cell office:value-type="float" office:value="87693" calcext:value-type="float">
            <text:p>87693</text:p>
          </table:table-cell>
          <table:table-cell office:value-type="float" office:value="516426" calcext:value-type="float">
            <text:p>516426</text:p>
          </table:table-cell>
          <table:table-cell office:value-type="float" office:value="1953980" calcext:value-type="float">
            <text:p>1953980</text:p>
          </table:table-cell>
          <table:table-cell office:value-type="float" office:value="1199864" calcext:value-type="float">
            <text:p>1199864</text:p>
          </table:table-cell>
          <table:table-cell office:value-type="float" office:value="983549" calcext:value-type="float">
            <text:p>983549</text:p>
          </table:table-cell>
          <table:table-cell office:value-type="float" office:value="1955310" calcext:value-type="float">
            <text:p>1955310</text:p>
          </table:table-cell>
          <table:table-cell office:value-type="float" office:value="583652" calcext:value-type="float">
            <text:p>583652</text:p>
          </table:table-cell>
          <table:table-cell office:value-type="float" office:value="980548" calcext:value-type="float">
            <text:p>980548</text:p>
          </table:table-cell>
          <table:table-cell office:value-type="float" office:value="463643" calcext:value-type="float">
            <text:p>463643</text:p>
          </table:table-cell>
          <table:table-cell office:value-type="float" office:value="2403583" calcext:value-type="float">
            <text:p>2403583</text:p>
          </table:table-cell>
          <table:table-cell office:value-type="float" office:value="862564" calcext:value-type="float">
            <text:p>862564</text:p>
          </table:table-cell>
          <table:table-cell office:value-type="float" office:value="2247997" calcext:value-type="float">
            <text:p>2247997</text:p>
          </table:table-cell>
          <table:table-cell office:value-type="float" office:value="1847728" calcext:value-type="float">
            <text:p>1847728</text:p>
          </table:table-cell>
          <table:table-cell office:value-type="float" office:value="3460097" calcext:value-type="float">
            <text:p>3460097</text:p>
          </table:table-cell>
          <table:table-cell office:value-type="float" office:value="781131" calcext:value-type="float">
            <text:p>781131</text:p>
          </table:table-cell>
          <table:table-cell office:value-type="float" office:value="2177420" calcext:value-type="float">
            <text:p>2177420</text:p>
          </table:table-cell>
          <table:table-cell office:value-type="float" office:value="1543016" calcext:value-type="float">
            <text:p>1543016</text:p>
          </table:table-cell>
          <table:table-cell office:value-type="float" office:value="2693241" calcext:value-type="float">
            <text:p>2693241</text:p>
          </table:table-cell>
          <table:table-cell office:value-type="string" calcext:value-type="string">
            <text:p>1980.037600.824</text:p>
          </table:table-cell>
          <table:table-cell office:value-type="float" office:value="901299" calcext:value-type="float">
            <text:p>901299</text:p>
          </table:table-cell>
          <table:table-cell office:value-type="float" office:value="1973962" calcext:value-type="float">
            <text:p>1973962</text:p>
          </table:table-cell>
          <table:table-cell office:value-type="float" office:value="1869655" calcext:value-type="float">
            <text:p>1869655</text:p>
          </table:table-cell>
          <table:table-cell office:value-type="float" office:value="2880414" calcext:value-type="float">
            <text:p>2880414</text:p>
          </table:table-cell>
          <table:table-cell office:value-type="float" office:value="1293124" calcext:value-type="float">
            <text:p>1293124</text:p>
          </table:table-cell>
          <table:table-cell office:value-type="float" office:value="3317438" calcext:value-type="float">
            <text:p>3317438</text:p>
          </table:table-cell>
          <table:table-cell office:value-type="float" office:value="2060781" calcext:value-type="float">
            <text:p>2060781</text:p>
          </table:table-cell>
          <table:table-cell office:value-type="float" office:value="1670172" calcext:value-type="float">
            <text:p>1670172</text:p>
          </table:table-cell>
          <table:table-cell office:value-type="float" office:value="3228866" calcext:value-type="float">
            <text:p>3228866</text:p>
          </table:table-cell>
          <table:table-cell office:value-type="float" office:value="1188132" calcext:value-type="float">
            <text:p>1188132</text:p>
          </table:table-cell>
          <table:table-cell office:value-type="float" office:value="1365986" calcext:value-type="float">
            <text:p>1365986</text:p>
          </table:table-cell>
          <table:table-cell office:value-type="float" office:value="1225961" calcext:value-type="float">
            <text:p>1225961</text:p>
          </table:table-cell>
          <table:table-cell office:value-type="float" office:value="1424950" calcext:value-type="float">
            <text:p>1424950</text:p>
          </table:table-cell>
          <table:table-cell office:value-type="float" office:value="1523336" calcext:value-type="float">
            <text:p>1523336</text:p>
          </table:table-cell>
          <table:table-cell office:value-type="float" office:value="534060" calcext:value-type="float">
            <text:p>534060</text:p>
          </table:table-cell>
          <table:table-cell office:value-type="float" office:value="1681921" calcext:value-type="float">
            <text:p>1681921</text:p>
          </table:table-cell>
          <table:table-cell office:value-type="float" office:value="1894088" calcext:value-type="float">
            <text:p>1894088</text:p>
          </table:table-cell>
          <table:table-cell office:value-type="float" office:value="1263709" calcext:value-type="float">
            <text:p>1263709</text:p>
          </table:table-cell>
          <table:table-cell office:value-type="float" office:value="1448978" calcext:value-type="float">
            <text:p>1448978</text:p>
          </table:table-cell>
          <table:table-cell office:value-type="float" office:value="1145126" calcext:value-type="float">
            <text:p>1145126</text:p>
          </table:table-cell>
          <table:table-cell office:value-type="float" office:value="2901872" calcext:value-type="float">
            <text:p>2901872</text:p>
          </table:table-cell>
          <table:table-cell office:value-type="float" office:value="749801" calcext:value-type="float">
            <text:p>749801</text:p>
          </table:table-cell>
          <table:table-cell office:value-type="float" office:value="203630" calcext:value-type="float">
            <text:p>203630</text:p>
          </table:table-cell>
          <table:table-cell office:value-type="float" office:value="2237896" calcext:value-type="float">
            <text:p>2237896</text:p>
          </table:table-cell>
          <table:table-cell office:value-type="float" office:value="901210" calcext:value-type="float">
            <text:p>901210</text:p>
          </table:table-cell>
          <table:table-cell office:value-type="float" office:value="720017" calcext:value-type="float">
            <text:p>720017</text:p>
          </table:table-cell>
          <table:table-cell office:value-type="float" office:value="1462459" calcext:value-type="float">
            <text:p>1462459</text:p>
          </table:table-cell>
          <table:table-cell office:value-type="float" office:value="2320065" calcext:value-type="float">
            <text:p>2320065</text:p>
          </table:table-cell>
          <table:table-cell office:value-type="float" office:value="413295" calcext:value-type="float">
            <text:p>413295</text:p>
          </table:table-cell>
          <table:table-cell office:value-type="float" office:value="1283515" calcext:value-type="float">
            <text:p>1283515</text:p>
          </table:table-cell>
          <table:table-cell office:value-type="float" office:value="2505481" calcext:value-type="float">
            <text:p>2505481</text:p>
          </table:table-cell>
          <table:table-cell office:value-type="float" office:value="111018" calcext:value-type="float">
            <text:p>111018</text:p>
          </table:table-cell>
          <table:table-cell office:value-type="float" office:value="1586764" calcext:value-type="float">
            <text:p>1586764</text:p>
          </table:table-cell>
          <table:table-cell office:value-type="float" office:value="407421" calcext:value-type="float">
            <text:p>407421</text:p>
          </table:table-cell>
          <table:table-cell office:value-type="string" calcext:value-type="string">
            <text:p>357.5051306.244</text:p>
          </table:table-cell>
          <table:table-cell office:value-type="float" office:value="1680774" calcext:value-type="float">
            <text:p>1680774</text:p>
          </table:table-cell>
          <table:table-cell office:value-type="float" office:value="1410567" calcext:value-type="float">
            <text:p>1410567</text:p>
          </table:table-cell>
          <table:table-cell office:value-type="float" office:value="2596085" calcext:value-type="float">
            <text:p>2596085</text:p>
          </table:table-cell>
          <table:table-cell office:value-type="float" office:value="2154211" calcext:value-type="float">
            <text:p>2154211</text:p>
          </table:table-cell>
          <table:table-cell office:value-type="float" office:value="405040" calcext:value-type="float">
            <text:p>405040</text:p>
          </table:table-cell>
          <table:table-cell office:value-type="float" office:value="3313133" calcext:value-type="float">
            <text:p>3313133</text:p>
          </table:table-cell>
          <table:table-cell office:value-type="float" office:value="0" calcext:value-type="float">
            <text:p>0</text:p>
          </table:table-cell>
          <table:table-cell office:value-type="float" office:value="2343577" calcext:value-type="float">
            <text:p>2343577</text:p>
          </table:table-cell>
          <table:table-cell office:value-type="float" office:value="1284385" calcext:value-type="float">
            <text:p>1284385</text:p>
          </table:table-cell>
          <table:table-cell office:value-type="float" office:value="3856340" calcext:value-type="float">
            <text:p>3856340</text:p>
          </table:table-cell>
          <table:table-cell office:value-type="string" calcext:value-type="string">
            <text:p>2310.787809.964</text:p>
          </table:table-cell>
          <table:table-cell office:value-type="float" office:value="2198881" calcext:value-type="float">
            <text:p>2198881</text:p>
          </table:table-cell>
          <table:table-cell office:value-type="float" office:value="2365812" calcext:value-type="float">
            <text:p>2365812</text:p>
          </table:table-cell>
          <table:table-cell office:value-type="float" office:value="1500561" calcext:value-type="float">
            <text:p>1500561</text:p>
          </table:table-cell>
          <table:table-cell office:value-type="float" office:value="2742949" calcext:value-type="float">
            <text:p>2742949</text:p>
          </table:table-cell>
          <table:table-cell office:value-type="float" office:value="3381424" calcext:value-type="float">
            <text:p>3381424</text:p>
          </table:table-cell>
          <table:table-cell office:value-type="float" office:value="1032667" calcext:value-type="float">
            <text:p>1032667</text:p>
          </table:table-cell>
          <table:table-cell office:value-type="float" office:value="1490901" calcext:value-type="float">
            <text:p>1490901</text:p>
          </table:table-cell>
          <table:table-cell office:value-type="float" office:value="2960043" calcext:value-type="float">
            <text:p>2960043</text:p>
          </table:table-cell>
          <table:table-cell office:value-type="float" office:value="1689928" calcext:value-type="float">
            <text:p>1689928</text:p>
          </table:table-cell>
          <table:table-cell office:value-type="string" calcext:value-type="string">
            <text:p>1452.1493620.308</text:p>
          </table:table-cell>
          <table:table-cell office:value-type="float" office:value="329515" calcext:value-type="float">
            <text:p>329515</text:p>
          </table:table-cell>
          <table:table-cell office:value-type="float" office:value="1238202" calcext:value-type="float">
            <text:p>1238202</text:p>
          </table:table-cell>
          <table:table-cell office:value-type="float" office:value="2336125" calcext:value-type="float">
            <text:p>2336125</text:p>
          </table:table-cell>
          <table:table-cell office:value-type="float" office:value="1788122" calcext:value-type="float">
            <text:p>1788122</text:p>
          </table:table-cell>
          <table:table-cell office:value-type="float" office:value="2508121" calcext:value-type="float">
            <text:p>2508121</text:p>
          </table:table-cell>
          <table:table-cell office:value-type="float" office:value="570982" calcext:value-type="float">
            <text:p>570982</text:p>
          </table:table-cell>
          <table:table-cell office:value-type="float" office:value="203679" calcext:value-type="float">
            <text:p>203679</text:p>
          </table:table-cell>
          <table:table-cell office:value-type="float" office:value="2683805" calcext:value-type="float">
            <text:p>26838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45548" calcext:value-type="float">
            <text:p>1845548</text:p>
          </table:table-cell>
          <table:table-cell office:value-type="float" office:value="2125826" calcext:value-type="float">
            <text:p>2125826</text:p>
          </table:table-cell>
          <table:table-cell office:value-type="float" office:value="3742618" calcext:value-type="float">
            <text:p>3742618</text:p>
          </table:table-cell>
          <table:table-cell office:value-type="float" office:value="3298115" calcext:value-type="float">
            <text:p>3298115</text:p>
          </table:table-cell>
          <table:table-cell office:value-type="float" office:value="2838879" calcext:value-type="float">
            <text:p>2838879</text:p>
          </table:table-cell>
          <table:table-cell office:value-type="float" office:value="935013" calcext:value-type="float">
            <text:p>935013</text:p>
          </table:table-cell>
          <table:table-cell office:value-type="float" office:value="2305691" calcext:value-type="float">
            <text:p>2305691</text:p>
          </table:table-cell>
          <table:table-cell office:value-type="float" office:value="2282027" calcext:value-type="float">
            <text:p>2282027</text:p>
          </table:table-cell>
          <table:table-cell office:value-type="float" office:value="2793523" calcext:value-type="float">
            <text:p>2793523</text:p>
          </table:table-cell>
          <table:table-cell office:value-type="float" office:value="941002" calcext:value-type="float">
            <text:p>941002</text:p>
          </table:table-cell>
          <table:table-cell office:value-type="float" office:value="1364445" calcext:value-type="float">
            <text:p>1364445</text:p>
          </table:table-cell>
          <table:table-cell office:value-type="float" office:value="1402820" calcext:value-type="float">
            <text:p>1402820</text:p>
          </table:table-cell>
          <table:table-cell office:value-type="float" office:value="439164" calcext:value-type="float">
            <text:p>439164</text:p>
          </table:table-cell>
          <table:table-cell office:value-type="float" office:value="2127878" calcext:value-type="float">
            <text:p>2127878</text:p>
          </table:table-cell>
          <table:table-cell office:value-type="float" office:value="3268110" calcext:value-type="float">
            <text:p>3268110</text:p>
          </table:table-cell>
          <table:table-cell office:value-type="float" office:value="1931350" calcext:value-type="float">
            <text:p>1931350</text:p>
          </table:table-cell>
          <table:table-cell office:value-type="float" office:value="677000" calcext:value-type="float">
            <text:p>677000</text:p>
          </table:table-cell>
          <table:table-cell office:value-type="float" office:value="3105088" calcext:value-type="float">
            <text:p>3105088</text:p>
          </table:table-cell>
          <table:table-cell office:value-type="float" office:value="658125" calcext:value-type="float">
            <text:p>658125</text:p>
          </table:table-cell>
          <table:table-cell office:value-type="float" office:value="905866" calcext:value-type="float">
            <text:p>905866</text:p>
          </table:table-cell>
          <table:table-cell office:value-type="float" office:value="2021399" calcext:value-type="float">
            <text:p>2021399</text:p>
          </table:table-cell>
          <table:table-cell office:value-type="float" office:value="2933335" calcext:value-type="float">
            <text:p>2933335</text:p>
          </table:table-cell>
          <table:table-cell office:value-type="float" office:value="1958827" calcext:value-type="float">
            <text:p>1958827</text:p>
          </table:table-cell>
          <table:table-cell office:value-type="string" calcext:value-type="string">
            <text:p>2295.861350.366</text:p>
          </table:table-cell>
          <table:table-cell office:value-type="float" office:value="2095584" calcext:value-type="float">
            <text:p>2095584</text:p>
          </table:table-cell>
          <table:table-cell office:value-type="float" office:value="2689721" calcext:value-type="float">
            <text:p>2689721</text:p>
          </table:table-cell>
          <table:table-cell office:value-type="float" office:value="2199637" calcext:value-type="float">
            <text:p>2199637</text:p>
          </table:table-cell>
          <table:table-cell office:value-type="float" office:value="3943657" calcext:value-type="float">
            <text:p>3943657</text:p>
          </table:table-cell>
          <table:table-cell office:value-type="float" office:value="2830876" calcext:value-type="float">
            <text:p>2830876</text:p>
          </table:table-cell>
          <table:table-cell office:value-type="float" office:value="555036" calcext:value-type="float">
            <text:p>555036</text:p>
          </table:table-cell>
          <table:table-cell office:value-type="float" office:value="2599920" calcext:value-type="float">
            <text:p>2599920</text:p>
          </table:table-cell>
          <table:table-cell office:value-type="float" office:value="991993" calcext:value-type="float">
            <text:p>991993</text:p>
          </table:table-cell>
          <table:table-cell office:value-type="float" office:value="2151272" calcext:value-type="float">
            <text:p>2151272</text:p>
          </table:table-cell>
          <table:table-cell office:value-type="float" office:value="794484" calcext:value-type="float">
            <text:p>794484</text:p>
          </table:table-cell>
          <table:table-cell office:value-type="float" office:value="1751146" calcext:value-type="float">
            <text:p>1751146</text:p>
          </table:table-cell>
          <table:table-cell office:value-type="float" office:value="3498819" calcext:value-type="float">
            <text:p>3498819</text:p>
          </table:table-cell>
          <table:table-cell office:value-type="float" office:value="3326465" calcext:value-type="float">
            <text:p>3326465</text:p>
          </table:table-cell>
          <table:table-cell office:value-type="float" office:value="2372408" calcext:value-type="float">
            <text:p>2372408</text:p>
          </table:table-cell>
          <table:table-cell office:value-type="float" office:value="3727195" calcext:value-type="float">
            <text:p>3727195</text:p>
          </table:table-cell>
          <table:table-cell office:value-type="float" office:value="3866052" calcext:value-type="float">
            <text:p>3866052</text:p>
          </table:table-cell>
          <table:table-cell office:value-type="float" office:value="2842752" calcext:value-type="float">
            <text:p>2842752</text:p>
          </table:table-cell>
          <table:table-cell office:value-type="float" office:value="680838" calcext:value-type="float">
            <text:p>680838</text:p>
          </table:table-cell>
          <table:table-cell office:value-type="float" office:value="2517364" calcext:value-type="float">
            <text:p>2517364</text:p>
          </table:table-cell>
          <table:table-cell office:value-type="float" office:value="3552065" calcext:value-type="float">
            <text:p>3552065</text:p>
          </table:table-cell>
          <table:table-cell office:value-type="float" office:value="3790904" calcext:value-type="float">
            <text:p>3790904</text:p>
          </table:table-cell>
          <table:table-cell office:value-type="float" office:value="3488176" calcext:value-type="float">
            <text:p>3488176</text:p>
          </table:table-cell>
          <table:table-cell office:value-type="float" office:value="632446" calcext:value-type="float">
            <text:p>632446</text:p>
          </table:table-cell>
          <table:table-cell office:value-type="float" office:value="2283874" calcext:value-type="float">
            <text:p>2283874</text:p>
          </table:table-cell>
          <table:table-cell office:value-type="float" office:value="2340930" calcext:value-type="float">
            <text:p>2340930</text:p>
          </table:table-cell>
          <table:table-cell office:value-type="float" office:value="504874" calcext:value-type="float">
            <text:p>504874</text:p>
          </table:table-cell>
          <table:table-cell office:value-type="float" office:value="1450658" calcext:value-type="float">
            <text:p>1450658</text:p>
          </table:table-cell>
          <table:table-cell office:value-type="float" office:value="3063530" calcext:value-type="float">
            <text:p>3063530</text:p>
          </table:table-cell>
          <table:table-cell office:value-type="float" office:value="3577589" calcext:value-type="float">
            <text:p>3577589</text:p>
          </table:table-cell>
          <table:table-cell office:value-type="float" office:value="1450961" calcext:value-type="float">
            <text:p>1450961</text:p>
          </table:table-cell>
          <table:table-cell office:value-type="float" office:value="2206320" calcext:value-type="float">
            <text:p>2206320</text:p>
          </table:table-cell>
          <table:table-cell office:value-type="float" office:value="3618495" calcext:value-type="float">
            <text:p>3618495</text:p>
          </table:table-cell>
          <table:table-cell office:value-type="float" office:value="734882" calcext:value-type="float">
            <text:p>734882</text:p>
          </table:table-cell>
          <table:table-cell office:value-type="string" calcext:value-type="string">
            <text:p>2265.1613892.837</text:p>
          </table:table-cell>
          <table:table-cell office:value-type="float" office:value="1938908" calcext:value-type="float">
            <text:p>1938908</text:p>
          </table:table-cell>
          <table:table-cell office:value-type="float" office:value="2157953" calcext:value-type="float">
            <text:p>2157953</text:p>
          </table:table-cell>
          <table:table-cell office:value-type="float" office:value="1260804" calcext:value-type="float">
            <text:p>1260804</text:p>
          </table:table-cell>
          <table:table-cell office:value-type="float" office:value="663001" calcext:value-type="float">
            <text:p>663001</text:p>
          </table:table-cell>
          <table:table-cell office:value-type="float" office:value="2795735" calcext:value-type="float">
            <text:p>2795735</text:p>
          </table:table-cell>
          <table:table-cell office:value-type="float" office:value="1820928" calcext:value-type="float">
            <text:p>1820928</text:p>
          </table:table-cell>
          <table:table-cell office:value-type="float" office:value="3984091" calcext:value-type="float">
            <text:p>3984091</text:p>
          </table:table-cell>
          <table:table-cell office:value-type="float" office:value="1940691" calcext:value-type="float">
            <text:p>1940691</text:p>
          </table:table-cell>
          <table:table-cell office:value-type="float" office:value="1162068" calcext:value-type="float">
            <text:p>1162068</text:p>
          </table:table-cell>
          <table:table-cell office:value-type="string" calcext:value-type="string">
            <text:p>2343.5770.000</text:p>
          </table:table-cell>
          <table:table-cell office:value-type="float" office:value="3618703" calcext:value-type="float">
            <text:p>3618703</text:p>
          </table:table-cell>
          <table:table-cell office:value-type="float" office:value="2098945" calcext:value-type="float">
            <text:p>2098945</text:p>
          </table:table-cell>
          <table:table-cell office:value-type="float" office:value="214220" calcext:value-type="float">
            <text:p>214220</text:p>
          </table:table-cell>
          <table:table-cell office:value-type="float" office:value="2918995" calcext:value-type="float">
            <text:p>2918995</text:p>
          </table:table-cell>
          <table:table-cell office:value-type="float" office:value="202633" calcext:value-type="float">
            <text:p>202633</text:p>
          </table:table-cell>
          <table:table-cell office:value-type="float" office:value="1345375" calcext:value-type="float">
            <text:p>1345375</text:p>
          </table:table-cell>
          <table:table-cell office:value-type="float" office:value="3812580" calcext:value-type="float">
            <text:p>3812580</text:p>
          </table:table-cell>
          <table:table-cell office:value-type="float" office:value="1465022" calcext:value-type="float">
            <text:p>1465022</text:p>
          </table:table-cell>
          <table:table-cell office:value-type="float" office:value="2024722" calcext:value-type="float">
            <text:p>2024722</text:p>
          </table:table-cell>
          <table:table-cell office:value-type="float" office:value="3234502" calcext:value-type="float">
            <text:p>3234502</text:p>
          </table:table-cell>
          <table:table-cell office:value-type="string" calcext:value-type="string">
            <text:p>3829.5281673.617</text:p>
          </table:table-cell>
          <table:table-cell office:value-type="float" office:value="2964166" calcext:value-type="float">
            <text:p>2964166</text:p>
          </table:table-cell>
          <table:table-cell office:value-type="float" office:value="2306416" calcext:value-type="float">
            <text:p>2306416</text:p>
          </table:table-cell>
          <table:table-cell office:value-type="float" office:value="1997391" calcext:value-type="float">
            <text:p>1997391</text:p>
          </table:table-cell>
          <table:table-cell office:value-type="float" office:value="2118831" calcext:value-type="float">
            <text:p>2118831</text:p>
          </table:table-cell>
          <table:table-cell office:value-type="float" office:value="3549416" calcext:value-type="float">
            <text:p>3549416</text:p>
          </table:table-cell>
          <table:table-cell office:value-type="float" office:value="461322" calcext:value-type="float">
            <text:p>461322</text:p>
          </table:table-cell>
          <table:table-cell office:value-type="float" office:value="3952278" calcext:value-type="float">
            <text:p>3952278</text:p>
          </table:table-cell>
          <table:table-cell office:value-type="float" office:value="719347" calcext:value-type="float">
            <text:p>719347</text:p>
          </table:table-cell>
          <table:table-cell office:value-type="float" office:value="2742956" calcext:value-type="float">
            <text:p>2742956</text:p>
          </table:table-cell>
          <table:table-cell office:value-type="float" office:value="2255756" calcext:value-type="float">
            <text:p>2255756</text:p>
          </table:table-cell>
          <table:table-cell office:value-type="float" office:value="1104559" calcext:value-type="float">
            <text:p>11045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7288" calcext:value-type="float">
            <text:p>1777288</text:p>
          </table:table-cell>
          <table:table-cell office:value-type="float" office:value="1640029" calcext:value-type="float">
            <text:p>1640029</text:p>
          </table:table-cell>
          <table:table-cell office:value-type="float" office:value="132189" calcext:value-type="float">
            <text:p>132189</text:p>
          </table:table-cell>
          <table:table-cell office:value-type="float" office:value="1826214" calcext:value-type="float">
            <text:p>1826214</text:p>
          </table:table-cell>
          <table:table-cell office:value-type="float" office:value="2298829" calcext:value-type="float">
            <text:p>2298829</text:p>
          </table:table-cell>
          <table:table-cell office:value-type="float" office:value="2907662" calcext:value-type="float">
            <text:p>2907662</text:p>
          </table:table-cell>
          <table:table-cell office:value-type="float" office:value="1316492" calcext:value-type="float">
            <text:p>1316492</text:p>
          </table:table-cell>
          <table:table-cell office:value-type="float" office:value="1338740" calcext:value-type="float">
            <text:p>1338740</text:p>
          </table:table-cell>
          <table:table-cell office:value-type="float" office:value="956001" calcext:value-type="float">
            <text:p>956001</text:p>
          </table:table-cell>
          <table:table-cell office:value-type="float" office:value="3120956" calcext:value-type="float">
            <text:p>3120956</text:p>
          </table:table-cell>
          <table:table-cell office:value-type="float" office:value="2456757" calcext:value-type="float">
            <text:p>2456757</text:p>
          </table:table-cell>
          <table:table-cell office:value-type="float" office:value="2266261" calcext:value-type="float">
            <text:p>2266261</text:p>
          </table:table-cell>
          <table:table-cell office:value-type="float" office:value="3238584" calcext:value-type="float">
            <text:p>3238584</text:p>
          </table:table-cell>
          <table:table-cell office:value-type="float" office:value="1581587" calcext:value-type="float">
            <text:p>1581587</text:p>
          </table:table-cell>
          <table:table-cell office:value-type="float" office:value="683948" calcext:value-type="float">
            <text:p>683948</text:p>
          </table:table-cell>
          <table:table-cell office:value-type="float" office:value="1734853" calcext:value-type="float">
            <text:p>1734853</text:p>
          </table:table-cell>
          <table:table-cell office:value-type="float" office:value="3609338" calcext:value-type="float">
            <text:p>3609338</text:p>
          </table:table-cell>
          <table:table-cell office:value-type="float" office:value="852115" calcext:value-type="float">
            <text:p>852115</text:p>
          </table:table-cell>
          <table:table-cell office:value-type="float" office:value="3455741" calcext:value-type="float">
            <text:p>3455741</text:p>
          </table:table-cell>
          <table:table-cell office:value-type="float" office:value="3031934" calcext:value-type="float">
            <text:p>3031934</text:p>
          </table:table-cell>
          <table:table-cell office:value-type="float" office:value="4649760" calcext:value-type="float">
            <text:p>4649760</text:p>
          </table:table-cell>
          <table:table-cell office:value-type="float" office:value="1059261" calcext:value-type="float">
            <text:p>1059261</text:p>
          </table:table-cell>
          <table:table-cell office:value-type="string" calcext:value-type="string">
            <text:p>3241.3302447.738</text:p>
          </table:table-cell>
          <table:table-cell office:value-type="float" office:value="3969032" calcext:value-type="float">
            <text:p>3969032</text:p>
          </table:table-cell>
          <table:table-cell office:value-type="float" office:value="2988033" calcext:value-type="float">
            <text:p>2988033</text:p>
          </table:table-cell>
          <table:table-cell office:value-type="float" office:value="1209268" calcext:value-type="float">
            <text:p>1209268</text:p>
          </table:table-cell>
          <table:table-cell office:value-type="float" office:value="1712701" calcext:value-type="float">
            <text:p>1712701</text:p>
          </table:table-cell>
          <table:table-cell office:value-type="float" office:value="1664019" calcext:value-type="float">
            <text:p>1664019</text:p>
          </table:table-cell>
          <table:table-cell office:value-type="float" office:value="2526615" calcext:value-type="float">
            <text:p>2526615</text:p>
          </table:table-cell>
          <table:table-cell office:value-type="float" office:value="4146392" calcext:value-type="float">
            <text:p>4146392</text:p>
          </table:table-cell>
          <table:table-cell office:value-type="float" office:value="2008662" calcext:value-type="float">
            <text:p>2008662</text:p>
          </table:table-cell>
          <table:table-cell office:value-type="float" office:value="4598732" calcext:value-type="float">
            <text:p>4598732</text:p>
          </table:table-cell>
          <table:table-cell office:value-type="float" office:value="3055352" calcext:value-type="float">
            <text:p>3055352</text:p>
          </table:table-cell>
          <table:table-cell office:value-type="float" office:value="2906877" calcext:value-type="float">
            <text:p>2906877</text:p>
          </table:table-cell>
          <table:table-cell office:value-type="float" office:value="4437573" calcext:value-type="float">
            <text:p>4437573</text:p>
          </table:table-cell>
          <table:table-cell office:value-type="float" office:value="546057" calcext:value-type="float">
            <text:p>546057</text:p>
          </table:table-cell>
          <table:table-cell office:value-type="float" office:value="1390144" calcext:value-type="float">
            <text:p>1390144</text:p>
          </table:table-cell>
          <table:table-cell office:value-type="float" office:value="2085395" calcext:value-type="float">
            <text:p>2085395</text:p>
          </table:table-cell>
          <table:table-cell office:value-type="float" office:value="626505" calcext:value-type="float">
            <text:p>626505</text:p>
          </table:table-cell>
          <table:table-cell office:value-type="float" office:value="281357" calcext:value-type="float">
            <text:p>281357</text:p>
          </table:table-cell>
          <table:table-cell office:value-type="float" office:value="778787" calcext:value-type="float">
            <text:p>778787</text:p>
          </table:table-cell>
          <table:table-cell office:value-type="float" office:value="2947017" calcext:value-type="float">
            <text:p>2947017</text:p>
          </table:table-cell>
          <table:table-cell office:value-type="float" office:value="2722609" calcext:value-type="float">
            <text:p>2722609</text:p>
          </table:table-cell>
          <table:table-cell office:value-type="float" office:value="651517" calcext:value-type="float">
            <text:p>651517</text:p>
          </table:table-cell>
          <table:table-cell office:value-type="float" office:value="330135" calcext:value-type="float">
            <text:p>330135</text:p>
          </table:table-cell>
          <table:table-cell office:value-type="string" calcext:value-type="string">
            <text:p>194.8264155.426</text:p>
          </table:table-cell>
          <table:table-cell office:value-type="float" office:value="1716022" calcext:value-type="float">
            <text:p>1716022</text:p>
          </table:table-cell>
          <table:table-cell office:value-type="float" office:value="1340916" calcext:value-type="float">
            <text:p>1340916</text:p>
          </table:table-cell>
          <table:table-cell office:value-type="float" office:value="3520474" calcext:value-type="float">
            <text:p>3520474</text:p>
          </table:table-cell>
          <table:table-cell office:value-type="float" office:value="2185110" calcext:value-type="float">
            <text:p>2185110</text:p>
          </table:table-cell>
          <table:table-cell office:value-type="float" office:value="578913" calcext:value-type="float">
            <text:p>578913</text:p>
          </table:table-cell>
          <table:table-cell office:value-type="float" office:value="1164110" calcext:value-type="float">
            <text:p>1164110</text:p>
          </table:table-cell>
          <table:table-cell office:value-type="float" office:value="3508515" calcext:value-type="float">
            <text:p>3508515</text:p>
          </table:table-cell>
          <table:table-cell office:value-type="float" office:value="1547773" calcext:value-type="float">
            <text:p>1547773</text:p>
          </table:table-cell>
          <table:table-cell office:value-type="float" office:value="7000" calcext:value-type="float">
            <text:p>7000</text:p>
          </table:table-cell>
          <table:table-cell office:value-type="float" office:value="3705744" calcext:value-type="float">
            <text:p>3705744</text:p>
          </table:table-cell>
          <table:table-cell office:value-type="string" calcext:value-type="string">
            <text:p>1354.607681.648</text:p>
          </table:table-cell>
          <table:table-cell office:value-type="float" office:value="1691511" calcext:value-type="float">
            <text:p>1691511</text:p>
          </table:table-cell>
          <table:table-cell office:value-type="float" office:value="1479082" calcext:value-type="float">
            <text:p>1479082</text:p>
          </table:table-cell>
          <table:table-cell office:value-type="float" office:value="2568253" calcext:value-type="float">
            <text:p>2568253</text:p>
          </table:table-cell>
          <table:table-cell office:value-type="float" office:value="2956122" calcext:value-type="float">
            <text:p>2956122</text:p>
          </table:table-cell>
          <table:table-cell office:value-type="float" office:value="1999271" calcext:value-type="float">
            <text:p>1999271</text:p>
          </table:table-cell>
          <table:table-cell office:value-type="float" office:value="3727867" calcext:value-type="float">
            <text:p>3727867</text:p>
          </table:table-cell>
          <table:table-cell office:value-type="float" office:value="1964018" calcext:value-type="float">
            <text:p>1964018</text:p>
          </table:table-cell>
          <table:table-cell office:value-type="float" office:value="1688949" calcext:value-type="float">
            <text:p>1688949</text:p>
          </table:table-cell>
          <table:table-cell office:value-type="float" office:value="4531065" calcext:value-type="float">
            <text:p>4531065</text:p>
          </table:table-cell>
          <table:table-cell office:value-type="string" calcext:value-type="string">
            <text:p>1284.3853618.703</text:p>
          </table:table-cell>
          <table:table-cell office:value-type="float" office:value="0" calcext:value-type="float">
            <text:p>0</text:p>
          </table:table-cell>
          <table:table-cell office:value-type="float" office:value="5085462" calcext:value-type="float">
            <text:p>5085462</text:p>
          </table:table-cell>
          <table:table-cell office:value-type="float" office:value="3571345" calcext:value-type="float">
            <text:p>3571345</text:p>
          </table:table-cell>
          <table:table-cell office:value-type="float" office:value="882202" calcext:value-type="float">
            <text:p>882202</text:p>
          </table:table-cell>
          <table:table-cell office:value-type="float" office:value="3465076" calcext:value-type="float">
            <text:p>3465076</text:p>
          </table:table-cell>
          <table:table-cell office:value-type="float" office:value="3573642" calcext:value-type="float">
            <text:p>3573642</text:p>
          </table:table-cell>
          <table:table-cell office:value-type="float" office:value="608096" calcext:value-type="float">
            <text:p>608096</text:p>
          </table:table-cell>
          <table:table-cell office:value-type="float" office:value="3952771" calcext:value-type="float">
            <text:p>3952771</text:p>
          </table:table-cell>
          <table:table-cell office:value-type="float" office:value="4560116" calcext:value-type="float">
            <text:p>4560116</text:p>
          </table:table-cell>
          <table:table-cell office:value-type="float" office:value="913394" calcext:value-type="float">
            <text:p>913394</text:p>
          </table:table-cell>
          <table:table-cell office:value-type="float" office:value="406480" calcext:value-type="float">
            <text:p>406480</text:p>
          </table:table-cell>
          <table:table-cell office:value-type="string" calcext:value-type="string">
            <text:p>4154.1982216.625</text:p>
          </table:table-cell>
          <table:table-cell office:value-type="float" office:value="2349060" calcext:value-type="float">
            <text:p>2349060</text:p>
          </table:table-cell>
          <table:table-cell office:value-type="float" office:value="4835079" calcext:value-type="float">
            <text:p>4835079</text:p>
          </table:table-cell>
          <table:table-cell office:value-type="float" office:value="1507673" calcext:value-type="float">
            <text:p>1507673</text:p>
          </table:table-cell>
          <table:table-cell office:value-type="float" office:value="543023" calcext:value-type="float">
            <text:p>543023</text:p>
          </table:table-cell>
          <table:table-cell office:value-type="float" office:value="3570803" calcext:value-type="float">
            <text:p>3570803</text:p>
          </table:table-cell>
          <table:table-cell office:value-type="float" office:value="1214712" calcext:value-type="float">
            <text:p>1214712</text:p>
          </table:table-cell>
          <table:table-cell office:value-type="float" office:value="3710980" calcext:value-type="float">
            <text:p>3710980</text:p>
          </table:table-cell>
          <table:table-cell office:value-type="float" office:value="1104410" calcext:value-type="float">
            <text:p>1104410</text:p>
          </table:table-cell>
          <table:table-cell office:value-type="float" office:value="1414712" calcext:value-type="float">
            <text:p>1414712</text:p>
          </table:table-cell>
          <table:table-cell office:value-type="float" office:value="3935960" calcext:value-type="float">
            <text:p>39359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17724" calcext:value-type="float">
            <text:p>3517724</text:p>
          </table:table-cell>
          <table:table-cell office:value-type="float" office:value="3446627" calcext:value-type="float">
            <text:p>3446627</text:p>
          </table:table-cell>
          <table:table-cell office:value-type="float" office:value="5186104" calcext:value-type="float">
            <text:p>5186104</text:p>
          </table:table-cell>
          <table:table-cell office:value-type="float" office:value="4007933" calcext:value-type="float">
            <text:p>4007933</text:p>
          </table:table-cell>
          <table:table-cell office:value-type="float" office:value="3348404" calcext:value-type="float">
            <text:p>3348404</text:p>
          </table:table-cell>
          <table:table-cell office:value-type="float" office:value="2989920" calcext:value-type="float">
            <text:p>2989920</text:p>
          </table:table-cell>
          <table:table-cell office:value-type="float" office:value="3913306" calcext:value-type="float">
            <text:p>3913306</text:p>
          </table:table-cell>
          <table:table-cell office:value-type="float" office:value="3831122" calcext:value-type="float">
            <text:p>3831122</text:p>
          </table:table-cell>
          <table:table-cell office:value-type="float" office:value="4136119" calcext:value-type="float">
            <text:p>4136119</text:p>
          </table:table-cell>
          <table:table-cell office:value-type="float" office:value="3037363" calcext:value-type="float">
            <text:p>3037363</text:p>
          </table:table-cell>
          <table:table-cell office:value-type="float" office:value="2657969" calcext:value-type="float">
            <text:p>2657969</text:p>
          </table:table-cell>
          <table:table-cell office:value-type="float" office:value="2917462" calcext:value-type="float">
            <text:p>2917462</text:p>
          </table:table-cell>
          <table:table-cell office:value-type="float" office:value="2182502" calcext:value-type="float">
            <text:p>2182502</text:p>
          </table:table-cell>
          <table:table-cell office:value-type="float" office:value="3895362" calcext:value-type="float">
            <text:p>3895362</text:p>
          </table:table-cell>
          <table:table-cell office:value-type="float" office:value="4536350" calcext:value-type="float">
            <text:p>4536350</text:p>
          </table:table-cell>
          <table:table-cell office:value-type="float" office:value="3393675" calcext:value-type="float">
            <text:p>3393675</text:p>
          </table:table-cell>
          <table:table-cell office:value-type="float" office:value="2718612" calcext:value-type="float">
            <text:p>2718612</text:p>
          </table:table-cell>
          <table:table-cell office:value-type="float" office:value="4344895" calcext:value-type="float">
            <text:p>4344895</text:p>
          </table:table-cell>
          <table:table-cell office:value-type="float" office:value="2742261" calcext:value-type="float">
            <text:p>2742261</text:p>
          </table:table-cell>
          <table:table-cell office:value-type="float" office:value="2989311" calcext:value-type="float">
            <text:p>2989311</text:p>
          </table:table-cell>
          <table:table-cell office:value-type="string" calcext:value-type="string">
            <text:p>569.0854129.241</text:p>
          </table:table-cell>
          <table:table-cell office:value-type="float" office:value="2043165" calcext:value-type="float">
            <text:p>2043165</text:p>
          </table:table-cell>
          <table:table-cell office:value-type="float" office:value="2873554" calcext:value-type="float">
            <text:p>2873554</text:p>
          </table:table-cell>
          <table:table-cell office:value-type="float" office:value="1923653" calcext:value-type="float">
            <text:p>1923653</text:p>
          </table:table-cell>
          <table:table-cell office:value-type="float" office:value="2337891" calcext:value-type="float">
            <text:p>2337891</text:p>
          </table:table-cell>
          <table:table-cell office:value-type="float" office:value="3916957" calcext:value-type="float">
            <text:p>3916957</text:p>
          </table:table-cell>
          <table:table-cell office:value-type="float" office:value="4076159" calcext:value-type="float">
            <text:p>4076159</text:p>
          </table:table-cell>
          <table:table-cell office:value-type="float" office:value="4731790" calcext:value-type="float">
            <text:p>4731790</text:p>
          </table:table-cell>
          <table:table-cell office:value-type="float" office:value="3197178" calcext:value-type="float">
            <text:p>3197178</text:p>
          </table:table-cell>
          <table:table-cell office:value-type="float" office:value="2036961" calcext:value-type="float">
            <text:p>2036961</text:p>
          </table:table-cell>
          <table:table-cell office:value-type="string" calcext:value-type="string">
            <text:p>3358.8761589.326</text:p>
          </table:table-cell>
          <table:table-cell office:value-type="float" office:value="2315026" calcext:value-type="float">
            <text:p>2315026</text:p>
          </table:table-cell>
          <table:table-cell office:value-type="float" office:value="2797861" calcext:value-type="float">
            <text:p>2797861</text:p>
          </table:table-cell>
          <table:table-cell office:value-type="float" office:value="671197" calcext:value-type="float">
            <text:p>671197</text:p>
          </table:table-cell>
          <table:table-cell office:value-type="float" office:value="4776009" calcext:value-type="float">
            <text:p>4776009</text:p>
          </table:table-cell>
          <table:table-cell office:value-type="float" office:value="4253107" calcext:value-type="float">
            <text:p>4253107</text:p>
          </table:table-cell>
          <table:table-cell office:value-type="float" office:value="3174189" calcext:value-type="float">
            <text:p>3174189</text:p>
          </table:table-cell>
          <table:table-cell office:value-type="float" office:value="4959942" calcext:value-type="float">
            <text:p>4959942</text:p>
          </table:table-cell>
          <table:table-cell office:value-type="float" office:value="5271943" calcext:value-type="float">
            <text:p>5271943</text:p>
          </table:table-cell>
          <table:table-cell office:value-type="float" office:value="4388632" calcext:value-type="float">
            <text:p>4388632</text:p>
          </table:table-cell>
          <table:table-cell office:value-type="string" calcext:value-type="string">
            <text:p>2603.2492819.498</text:p>
          </table:table-cell>
          <table:table-cell office:value-type="float" office:value="4780669" calcext:value-type="float">
            <text:p>4780669</text:p>
          </table:table-cell>
          <table:table-cell office:value-type="float" office:value="5147890" calcext:value-type="float">
            <text:p>5147890</text:p>
          </table:table-cell>
          <table:table-cell office:value-type="float" office:value="4912069" calcext:value-type="float">
            <text:p>4912069</text:p>
          </table:table-cell>
          <table:table-cell office:value-type="float" office:value="2203725" calcext:value-type="float">
            <text:p>2203725</text:p>
          </table:table-cell>
          <table:table-cell office:value-type="float" office:value="3402664" calcext:value-type="float">
            <text:p>3402664</text:p>
          </table:table-cell>
          <table:table-cell office:value-type="float" office:value="3754758" calcext:value-type="float">
            <text:p>3754758</text:p>
          </table:table-cell>
          <table:table-cell office:value-type="float" office:value="1804971" calcext:value-type="float">
            <text:p>1804971</text:p>
          </table:table-cell>
          <table:table-cell office:value-type="float" office:value="3038815" calcext:value-type="float">
            <text:p>3038815</text:p>
          </table:table-cell>
          <table:table-cell office:value-type="float" office:value="4509079" calcext:value-type="float">
            <text:p>4509079</text:p>
          </table:table-cell>
          <table:table-cell office:value-type="float" office:value="4586734" calcext:value-type="float">
            <text:p>4586734</text:p>
          </table:table-cell>
          <table:table-cell office:value-type="float" office:value="1595266" calcext:value-type="float">
            <text:p>1595266</text:p>
          </table:table-cell>
          <table:table-cell office:value-type="float" office:value="3538616" calcext:value-type="float">
            <text:p>3538616</text:p>
          </table:table-cell>
          <table:table-cell office:value-type="float" office:value="5082854" calcext:value-type="float">
            <text:p>5082854</text:p>
          </table:table-cell>
          <table:table-cell office:value-type="float" office:value="2736725" calcext:value-type="float">
            <text:p>2736725</text:p>
          </table:table-cell>
          <table:table-cell office:value-type="float" office:value="3823683" calcext:value-type="float">
            <text:p>3823683</text:p>
          </table:table-cell>
          <table:table-cell office:value-type="float" office:value="5115600" calcext:value-type="float">
            <text:p>5115600</text:p>
          </table:table-cell>
          <table:table-cell office:value-type="float" office:value="3481788" calcext:value-type="float">
            <text:p>3481788</text:p>
          </table:table-cell>
          <table:table-cell office:value-type="float" office:value="3828714" calcext:value-type="float">
            <text:p>3828714</text:p>
          </table:table-cell>
          <table:table-cell office:value-type="float" office:value="2555844" calcext:value-type="float">
            <text:p>2555844</text:p>
          </table:table-cell>
          <table:table-cell office:value-type="string" calcext:value-type="string">
            <text:p>2510.2773499.126</text:p>
          </table:table-cell>
          <table:table-cell office:value-type="float" office:value="1503040" calcext:value-type="float">
            <text:p>1503040</text:p>
          </table:table-cell>
          <table:table-cell office:value-type="float" office:value="4629442" calcext:value-type="float">
            <text:p>4629442</text:p>
          </table:table-cell>
          <table:table-cell office:value-type="float" office:value="3485977" calcext:value-type="float">
            <text:p>3485977</text:p>
          </table:table-cell>
          <table:table-cell office:value-type="float" office:value="2573842" calcext:value-type="float">
            <text:p>2573842</text:p>
          </table:table-cell>
          <table:table-cell office:value-type="float" office:value="3856340" calcext:value-type="float">
            <text:p>3856340</text:p>
          </table:table-cell>
          <table:table-cell office:value-type="float" office:value="2098945" calcext:value-type="float">
            <text:p>2098945</text:p>
          </table:table-cell>
          <table:table-cell office:value-type="float" office:value="5085462" calcext:value-type="float">
            <text:p>5085462</text:p>
          </table:table-cell>
          <table:table-cell office:value-type="float" office:value="0" calcext:value-type="float">
            <text:p>0</text:p>
          </table:table-cell>
          <table:table-cell office:value-type="float" office:value="2302590" calcext:value-type="float">
            <text:p>2302590</text:p>
          </table:table-cell>
          <table:table-cell office:value-type="string" calcext:value-type="string">
            <text:p>4611.2942293.523</text:p>
          </table:table-cell>
          <table:table-cell office:value-type="float" office:value="1515372" calcext:value-type="float">
            <text:p>1515372</text:p>
          </table:table-cell>
          <table:table-cell office:value-type="float" office:value="5057413" calcext:value-type="float">
            <text:p>5057413</text:p>
          </table:table-cell>
          <table:table-cell office:value-type="float" office:value="1139444" calcext:value-type="float">
            <text:p>1139444</text:p>
          </table:table-cell>
          <table:table-cell office:value-type="float" office:value="690649" calcext:value-type="float">
            <text:p>690649</text:p>
          </table:table-cell>
          <table:table-cell office:value-type="float" office:value="4404135" calcext:value-type="float">
            <text:p>4404135</text:p>
          </table:table-cell>
          <table:table-cell office:value-type="float" office:value="5160343" calcext:value-type="float">
            <text:p>5160343</text:p>
          </table:table-cell>
          <table:table-cell office:value-type="float" office:value="971317" calcext:value-type="float">
            <text:p>971317</text:p>
          </table:table-cell>
          <table:table-cell office:value-type="float" office:value="3500302" calcext:value-type="float">
            <text:p>3500302</text:p>
          </table:table-cell>
          <table:table-cell office:value-type="float" office:value="2951307" calcext:value-type="float">
            <text:p>2951307</text:p>
          </table:table-cell>
          <table:table-cell office:value-type="float" office:value="289375" calcext:value-type="float">
            <text:p>289375</text:p>
          </table:table-cell>
          <table:table-cell office:value-type="string" calcext:value-type="string">
            <text:p>3767.4804821.659</text:p>
          </table:table-cell>
          <table:table-cell office:value-type="float" office:value="2527930" calcext:value-type="float">
            <text:p>2527930</text:p>
          </table:table-cell>
          <table:table-cell office:value-type="float" office:value="4949324" calcext:value-type="float">
            <text:p>4949324</text:p>
          </table:table-cell>
          <table:table-cell office:value-type="float" office:value="2718874" calcext:value-type="float">
            <text:p>2718874</text:p>
          </table:table-cell>
          <table:table-cell office:value-type="float" office:value="4010134" calcext:value-type="float">
            <text:p>4010134</text:p>
          </table:table-cell>
          <table:table-cell office:value-type="float" office:value="3689617" calcext:value-type="float">
            <text:p>3689617</text:p>
          </table:table-cell>
          <table:table-cell office:value-type="float" office:value="1192008" calcext:value-type="float">
            <text:p>1192008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94214" calcext:value-type="float">
            <text:p>1794214</text:p>
          </table:table-cell>
          <table:table-cell office:value-type="float" office:value="2135215" calcext:value-type="float">
            <text:p>2135215</text:p>
          </table:table-cell>
          <table:table-cell office:value-type="float" office:value="3697689" calcext:value-type="float">
            <text:p>3697689</text:p>
          </table:table-cell>
          <table:table-cell office:value-type="float" office:value="3362529" calcext:value-type="float">
            <text:p>3362529</text:p>
          </table:table-cell>
          <table:table-cell office:value-type="float" office:value="2935837" calcext:value-type="float">
            <text:p>2935837</text:p>
          </table:table-cell>
          <table:table-cell office:value-type="float" office:value="783543" calcext:value-type="float">
            <text:p>783543</text:p>
          </table:table-cell>
          <table:table-cell office:value-type="float" office:value="2254853" calcext:value-type="float">
            <text:p>2254853</text:p>
          </table:table-cell>
          <table:table-cell office:value-type="float" office:value="2243753" calcext:value-type="float">
            <text:p>2243753</text:p>
          </table:table-cell>
          <table:table-cell office:value-type="float" office:value="2780339" calcext:value-type="float">
            <text:p>2780339</text:p>
          </table:table-cell>
          <table:table-cell office:value-type="float" office:value="750520" calcext:value-type="float">
            <text:p>750520</text:p>
          </table:table-cell>
          <table:table-cell office:value-type="float" office:value="1420825" calcext:value-type="float">
            <text:p>1420825</text:p>
          </table:table-cell>
          <table:table-cell office:value-type="float" office:value="1410464" calcext:value-type="float">
            <text:p>1410464</text:p>
          </table:table-cell>
          <table:table-cell office:value-type="float" office:value="532673" calcext:value-type="float">
            <text:p>532673</text:p>
          </table:table-cell>
          <table:table-cell office:value-type="float" office:value="2045337" calcext:value-type="float">
            <text:p>2045337</text:p>
          </table:table-cell>
          <table:table-cell office:value-type="float" office:value="3257802" calcext:value-type="float">
            <text:p>3257802</text:p>
          </table:table-cell>
          <table:table-cell office:value-type="float" office:value="1921988" calcext:value-type="float">
            <text:p>1921988</text:p>
          </table:table-cell>
          <table:table-cell office:value-type="float" office:value="466027" calcext:value-type="float">
            <text:p>466027</text:p>
          </table:table-cell>
          <table:table-cell office:value-type="float" office:value="3102049" calcext:value-type="float">
            <text:p>3102049</text:p>
          </table:table-cell>
          <table:table-cell office:value-type="float" office:value="445121" calcext:value-type="float">
            <text:p>445121</text:p>
          </table:table-cell>
          <table:table-cell office:value-type="float" office:value="732200" calcext:value-type="float">
            <text:p>732200</text:p>
          </table:table-cell>
          <table:table-cell office:value-type="float" office:value="2235310" calcext:value-type="float">
            <text:p>2235310</text:p>
          </table:table-cell>
          <table:table-cell office:value-type="float" office:value="2940432" calcext:value-type="float">
            <text:p>2940432</text:p>
          </table:table-cell>
          <table:table-cell office:value-type="float" office:value="2124280" calcext:value-type="float">
            <text:p>2124280</text:p>
          </table:table-cell>
          <table:table-cell office:value-type="string" calcext:value-type="string">
            <text:p>2402.088456.327</text:p>
          </table:table-cell>
          <table:table-cell office:value-type="float" office:value="2242532" calcext:value-type="float">
            <text:p>2242532</text:p>
          </table:table-cell>
          <table:table-cell office:value-type="float" office:value="2697577" calcext:value-type="float">
            <text:p>2697577</text:p>
          </table:table-cell>
          <table:table-cell office:value-type="float" office:value="2087411" calcext:value-type="float">
            <text:p>2087411</text:p>
          </table:table-cell>
          <table:table-cell office:value-type="float" office:value="3988324" calcext:value-type="float">
            <text:p>3988324</text:p>
          </table:table-cell>
          <table:table-cell office:value-type="float" office:value="2942653" calcext:value-type="float">
            <text:p>2942653</text:p>
          </table:table-cell>
          <table:table-cell office:value-type="float" office:value="577457" calcext:value-type="float">
            <text:p>577457</text:p>
          </table:table-cell>
          <table:table-cell office:value-type="float" office:value="2675100" calcext:value-type="float">
            <text:p>2675100</text:p>
          </table:table-cell>
          <table:table-cell office:value-type="float" office:value="1098211" calcext:value-type="float">
            <text:p>1098211</text:p>
          </table:table-cell>
          <table:table-cell office:value-type="float" office:value="2302632" calcext:value-type="float">
            <text:p>2302632</text:p>
          </table:table-cell>
          <table:table-cell office:value-type="float" office:value="684270" calcext:value-type="float">
            <text:p>684270</text:p>
          </table:table-cell>
          <table:table-cell office:value-type="string" calcext:value-type="string">
            <text:p>1965.2773483.526</text:p>
          </table:table-cell>
          <table:table-cell office:value-type="float" office:value="3363556" calcext:value-type="float">
            <text:p>3363556</text:p>
          </table:table-cell>
          <table:table-cell office:value-type="float" office:value="2449594" calcext:value-type="float">
            <text:p>2449594</text:p>
          </table:table-cell>
          <table:table-cell office:value-type="float" office:value="3715431" calcext:value-type="float">
            <text:p>3715431</text:p>
          </table:table-cell>
          <table:table-cell office:value-type="float" office:value="3825860" calcext:value-type="float">
            <text:p>3825860</text:p>
          </table:table-cell>
          <table:table-cell office:value-type="float" office:value="2792711" calcext:value-type="float">
            <text:p>2792711</text:p>
          </table:table-cell>
          <table:table-cell office:value-type="float" office:value="629184" calcext:value-type="float">
            <text:p>629184</text:p>
          </table:table-cell>
          <table:table-cell office:value-type="float" office:value="2643982" calcext:value-type="float">
            <text:p>2643982</text:p>
          </table:table-cell>
          <table:table-cell office:value-type="float" office:value="3543347" calcext:value-type="float">
            <text:p>3543347</text:p>
          </table:table-cell>
          <table:table-cell office:value-type="float" office:value="3759356" calcext:value-type="float">
            <text:p>3759356</text:p>
          </table:table-cell>
          <table:table-cell office:value-type="string" calcext:value-type="string">
            <text:p>3449.640594.079</text:p>
          </table:table-cell>
          <table:table-cell office:value-type="float" office:value="2320437" calcext:value-type="float">
            <text:p>2320437</text:p>
          </table:table-cell>
          <table:table-cell office:value-type="float" office:value="2326735" calcext:value-type="float">
            <text:p>2326735</text:p>
          </table:table-cell>
          <table:table-cell office:value-type="float" office:value="699188" calcext:value-type="float">
            <text:p>699188</text:p>
          </table:table-cell>
          <table:table-cell office:value-type="float" office:value="1438045" calcext:value-type="float">
            <text:p>1438045</text:p>
          </table:table-cell>
          <table:table-cell office:value-type="float" office:value="3027707" calcext:value-type="float">
            <text:p>3027707</text:p>
          </table:table-cell>
          <table:table-cell office:value-type="float" office:value="3599534" calcext:value-type="float">
            <text:p>3599534</text:p>
          </table:table-cell>
          <table:table-cell office:value-type="float" office:value="1639300" calcext:value-type="float">
            <text:p>1639300</text:p>
          </table:table-cell>
          <table:table-cell office:value-type="float" office:value="2210855" calcext:value-type="float">
            <text:p>2210855</text:p>
          </table:table-cell>
          <table:table-cell office:value-type="float" office:value="3571544" calcext:value-type="float">
            <text:p>3571544</text:p>
          </table:table-cell>
          <table:table-cell office:value-type="float" office:value="531520" calcext:value-type="float">
            <text:p>531520</text:p>
          </table:table-cell>
          <table:table-cell office:value-type="string" calcext:value-type="string">
            <text:p>2225.4553880.438</text:p>
          </table:table-cell>
          <table:table-cell office:value-type="float" office:value="1912884" calcext:value-type="float">
            <text:p>1912884</text:p>
          </table:table-cell>
          <table:table-cell office:value-type="float" office:value="2097309" calcext:value-type="float">
            <text:p>2097309</text:p>
          </table:table-cell>
          <table:table-cell office:value-type="float" office:value="1326012" calcext:value-type="float">
            <text:p>1326012</text:p>
          </table:table-cell>
          <table:table-cell office:value-type="float" office:value="650812" calcext:value-type="float">
            <text:p>650812</text:p>
          </table:table-cell>
          <table:table-cell office:value-type="float" office:value="2872131" calcext:value-type="float">
            <text:p>2872131</text:p>
          </table:table-cell>
          <table:table-cell office:value-type="float" office:value="2016494" calcext:value-type="float">
            <text:p>2016494</text:p>
          </table:table-cell>
          <table:table-cell office:value-type="float" office:value="4044868" calcext:value-type="float">
            <text:p>4044868</text:p>
          </table:table-cell>
          <table:table-cell office:value-type="float" office:value="1914096" calcext:value-type="float">
            <text:p>1914096</text:p>
          </table:table-cell>
          <table:table-cell office:value-type="float" office:value="1073887" calcext:value-type="float">
            <text:p>1073887</text:p>
          </table:table-cell>
          <table:table-cell office:value-type="string" calcext:value-type="string">
            <text:p>2310.787214.220</text:p>
          </table:table-cell>
          <table:table-cell office:value-type="float" office:value="3571345" calcext:value-type="float">
            <text:p>3571345</text:p>
          </table:table-cell>
          <table:table-cell office:value-type="float" office:value="2302590" calcext:value-type="float">
            <text:p>2302590</text:p>
          </table:table-cell>
          <table:table-cell office:value-type="float" office:value="0" calcext:value-type="float">
            <text:p>0</text:p>
          </table:table-cell>
          <table:table-cell office:value-type="float" office:value="2838918" calcext:value-type="float">
            <text:p>2838918</text:p>
          </table:table-cell>
          <table:table-cell office:value-type="float" office:value="129035" calcext:value-type="float">
            <text:p>129035</text:p>
          </table:table-cell>
          <table:table-cell office:value-type="float" office:value="1539184" calcext:value-type="float">
            <text:p>1539184</text:p>
          </table:table-cell>
          <table:table-cell office:value-type="float" office:value="3797919" calcext:value-type="float">
            <text:p>3797919</text:p>
          </table:table-cell>
          <table:table-cell office:value-type="float" office:value="1674903" calcext:value-type="float">
            <text:p>1674903</text:p>
          </table:table-cell>
          <table:table-cell office:value-type="float" office:value="2238940" calcext:value-type="float">
            <text:p>2238940</text:p>
          </table:table-cell>
          <table:table-cell office:value-type="float" office:value="3239649" calcext:value-type="float">
            <text:p>3239649</text:p>
          </table:table-cell>
          <table:table-cell office:value-type="string" calcext:value-type="string">
            <text:p>3801.6081885.997</text:p>
          </table:table-cell>
          <table:table-cell office:value-type="float" office:value="3055226" calcext:value-type="float">
            <text:p>3055226</text:p>
          </table:table-cell>
          <table:table-cell office:value-type="float" office:value="2404738" calcext:value-type="float">
            <text:p>2404738</text:p>
          </table:table-cell>
          <table:table-cell office:value-type="float" office:value="2207807" calcext:value-type="float">
            <text:p>2207807</text:p>
          </table:table-cell>
          <table:table-cell office:value-type="float" office:value="2064177" calcext:value-type="float">
            <text:p>2064177</text:p>
          </table:table-cell>
          <table:table-cell office:value-type="float" office:value="3534150" calcext:value-type="float">
            <text:p>3534150</text:p>
          </table:table-cell>
          <table:table-cell office:value-type="float" office:value="248516" calcext:value-type="float">
            <text:p>248516</text:p>
          </table:table-cell>
          <table:table-cell office:value-type="float" office:value="3970504" calcext:value-type="float">
            <text:p>3970504</text:p>
          </table:table-cell>
          <table:table-cell office:value-type="float" office:value="517071" calcext:value-type="float">
            <text:p>517071</text:p>
          </table:table-cell>
          <table:table-cell office:value-type="float" office:value="2743206" calcext:value-type="float">
            <text:p>2743206</text:p>
          </table:table-cell>
          <table:table-cell office:value-type="float" office:value="2240431" calcext:value-type="float">
            <text:p>2240431</text:p>
          </table:table-cell>
          <table:table-cell office:value-type="float" office:value="1317806" calcext:value-type="float">
            <text:p>13178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08154" calcext:value-type="float">
            <text:p>1108154</text:p>
          </table:table-cell>
          <table:table-cell office:value-type="float" office:value="1289294" calcext:value-type="float">
            <text:p>1289294</text:p>
          </table:table-cell>
          <table:table-cell office:value-type="float" office:value="1011752" calcext:value-type="float">
            <text:p>1011752</text:p>
          </table:table-cell>
          <table:table-cell office:value-type="float" office:value="2138338" calcext:value-type="float">
            <text:p>2138338</text:p>
          </table:table-cell>
          <table:table-cell office:value-type="float" office:value="2384926" calcext:value-type="float">
            <text:p>2384926</text:p>
          </table:table-cell>
          <table:table-cell office:value-type="float" office:value="2118004" calcext:value-type="float">
            <text:p>2118004</text:p>
          </table:table-cell>
          <table:table-cell office:value-type="float" office:value="702800" calcext:value-type="float">
            <text:p>702800</text:p>
          </table:table-cell>
          <table:table-cell office:value-type="float" office:value="805559" calcext:value-type="float">
            <text:p>805559</text:p>
          </table:table-cell>
          <table:table-cell office:value-type="float" office:value="911454" calcext:value-type="float">
            <text:p>911454</text:p>
          </table:table-cell>
          <table:table-cell office:value-type="float" office:value="2307428" calcext:value-type="float">
            <text:p>2307428</text:p>
          </table:table-cell>
          <table:table-cell office:value-type="float" office:value="1961434" calcext:value-type="float">
            <text:p>1961434</text:p>
          </table:table-cell>
          <table:table-cell office:value-type="string" calcext:value-type="string">
            <text:p>1695.0902585.754</text:p>
          </table:table-cell>
          <table:table-cell office:value-type="float" office:value="793582" calcext:value-type="float">
            <text:p>793582</text:p>
          </table:table-cell>
          <table:table-cell office:value-type="float" office:value="1091698" calcext:value-type="float">
            <text:p>1091698</text:p>
          </table:table-cell>
          <table:table-cell office:value-type="float" office:value="1241504" calcext:value-type="float">
            <text:p>1241504</text:p>
          </table:table-cell>
          <table:table-cell office:value-type="float" office:value="2812998" calcext:value-type="float">
            <text:p>2812998</text:p>
          </table:table-cell>
          <table:table-cell office:value-type="float" office:value="1119294" calcext:value-type="float">
            <text:p>1119294</text:p>
          </table:table-cell>
          <table:table-cell office:value-type="float" office:value="2663632" calcext:value-type="float">
            <text:p>2663632</text:p>
          </table:table-cell>
          <table:table-cell office:value-type="float" office:value="2231399" calcext:value-type="float">
            <text:p>2231399</text:p>
          </table:table-cell>
          <table:table-cell office:value-type="float" office:value="4241587" calcext:value-type="float">
            <text:p>4241587</text:p>
          </table:table-cell>
          <table:table-cell office:value-type="float" office:value="1203000" calcext:value-type="float">
            <text:p>1203000</text:p>
          </table:table-cell>
          <table:table-cell office:value-type="string" calcext:value-type="string">
            <text:p>2987.3822328.036</text:p>
          </table:table-cell>
          <table:table-cell office:value-type="float" office:value="3265822" calcext:value-type="float">
            <text:p>3265822</text:p>
          </table:table-cell>
          <table:table-cell office:value-type="float" office:value="2786939" calcext:value-type="float">
            <text:p>2786939</text:p>
          </table:table-cell>
          <table:table-cell office:value-type="float" office:value="1175147" calcext:value-type="float">
            <text:p>1175147</text:p>
          </table:table-cell>
          <table:table-cell office:value-type="float" office:value="846142" calcext:value-type="float">
            <text:p>846142</text:p>
          </table:table-cell>
          <table:table-cell office:value-type="float" office:value="2254668" calcext:value-type="float">
            <text:p>2254668</text:p>
          </table:table-cell>
          <table:table-cell office:value-type="float" office:value="2590760" calcext:value-type="float">
            <text:p>2590760</text:p>
          </table:table-cell>
          <table:table-cell office:value-type="float" office:value="3415621" calcext:value-type="float">
            <text:p>3415621</text:p>
          </table:table-cell>
          <table:table-cell office:value-type="float" office:value="2011841" calcext:value-type="float">
            <text:p>2011841</text:p>
          </table:table-cell>
          <table:table-cell office:value-type="float" office:value="3910951" calcext:value-type="float">
            <text:p>3910951</text:p>
          </table:table-cell>
          <table:table-cell office:value-type="string" calcext:value-type="string">
            <text:p>2866.7452156.408</text:p>
          </table:table-cell>
          <table:table-cell office:value-type="float" office:value="4001703" calcext:value-type="float">
            <text:p>4001703</text:p>
          </table:table-cell>
          <table:table-cell office:value-type="float" office:value="1159114" calcext:value-type="float">
            <text:p>1159114</text:p>
          </table:table-cell>
          <table:table-cell office:value-type="float" office:value="1769186" calcext:value-type="float">
            <text:p>1769186</text:p>
          </table:table-cell>
          <table:table-cell office:value-type="float" office:value="1990042" calcext:value-type="float">
            <text:p>1990042</text:p>
          </table:table-cell>
          <table:table-cell office:value-type="float" office:value="1361485" calcext:value-type="float">
            <text:p>1361485</text:p>
          </table:table-cell>
          <table:table-cell office:value-type="float" office:value="1163155" calcext:value-type="float">
            <text:p>1163155</text:p>
          </table:table-cell>
          <table:table-cell office:value-type="float" office:value="423680" calcext:value-type="float">
            <text:p>423680</text:p>
          </table:table-cell>
          <table:table-cell office:value-type="float" office:value="2238292" calcext:value-type="float">
            <text:p>2238292</text:p>
          </table:table-cell>
          <table:table-cell office:value-type="float" office:value="2667266" calcext:value-type="float">
            <text:p>2667266</text:p>
          </table:table-cell>
          <table:table-cell office:value-type="string" calcext:value-type="string">
            <text:p>1278.0461184.423</text:p>
          </table:table-cell>
          <table:table-cell office:value-type="float" office:value="869161" calcext:value-type="float">
            <text:p>869161</text:p>
          </table:table-cell>
          <table:table-cell office:value-type="float" office:value="3402580" calcext:value-type="float">
            <text:p>3402580</text:p>
          </table:table-cell>
          <table:table-cell office:value-type="float" office:value="1523237" calcext:value-type="float">
            <text:p>1523237</text:p>
          </table:table-cell>
          <table:table-cell office:value-type="float" office:value="982991" calcext:value-type="float">
            <text:p>982991</text:p>
          </table:table-cell>
          <table:table-cell office:value-type="float" office:value="2912621" calcext:value-type="float">
            <text:p>2912621</text:p>
          </table:table-cell>
          <table:table-cell office:value-type="float" office:value="1580042" calcext:value-type="float">
            <text:p>1580042</text:p>
          </table:table-cell>
          <table:table-cell office:value-type="float" office:value="657173" calcext:value-type="float">
            <text:p>657173</text:p>
          </table:table-cell>
          <table:table-cell office:value-type="float" office:value="1701163" calcext:value-type="float">
            <text:p>1701163</text:p>
          </table:table-cell>
          <table:table-cell office:value-type="float" office:value="3109283" calcext:value-type="float">
            <text:p>3109283</text:p>
          </table:table-cell>
          <table:table-cell office:value-type="float" office:value="1214595" calcext:value-type="float">
            <text:p>1214595</text:p>
          </table:table-cell>
          <table:table-cell office:value-type="string" calcext:value-type="string">
            <text:p>885.8562903.692</text:p>
          </table:table-cell>
          <table:table-cell office:value-type="float" office:value="807074" calcext:value-type="float">
            <text:p>807074</text:p>
          </table:table-cell>
          <table:table-cell office:value-type="float" office:value="1479612" calcext:value-type="float">
            <text:p>1479612</text:p>
          </table:table-cell>
          <table:table-cell office:value-type="float" office:value="1134240" calcext:value-type="float">
            <text:p>1134240</text:p>
          </table:table-cell>
          <table:table-cell office:value-type="float" office:value="788630" calcext:value-type="float">
            <text:p>788630</text:p>
          </table:table-cell>
          <table:table-cell office:value-type="float" office:value="2058132" calcext:value-type="float">
            <text:p>2058132</text:p>
          </table:table-cell>
          <table:table-cell office:value-type="float" office:value="2272642" calcext:value-type="float">
            <text:p>2272642</text:p>
          </table:table-cell>
          <table:table-cell office:value-type="float" office:value="2086950" calcext:value-type="float">
            <text:p>2086950</text:p>
          </table:table-cell>
          <table:table-cell office:value-type="float" office:value="3399345" calcext:value-type="float">
            <text:p>3399345</text:p>
          </table:table-cell>
          <table:table-cell office:value-type="float" office:value="2509706" calcext:value-type="float">
            <text:p>2509706</text:p>
          </table:table-cell>
          <table:table-cell office:value-type="float" office:value="1129724" calcext:value-type="float">
            <text:p>1129724</text:p>
          </table:table-cell>
          <table:table-cell office:value-type="string" calcext:value-type="string">
            <text:p>3733.742809.964</text:p>
          </table:table-cell>
          <table:table-cell office:value-type="float" office:value="2918995" calcext:value-type="float">
            <text:p>2918995</text:p>
          </table:table-cell>
          <table:table-cell office:value-type="float" office:value="882202" calcext:value-type="float">
            <text:p>882202</text:p>
          </table:table-cell>
          <table:table-cell office:value-type="float" office:value="4611294" calcext:value-type="float">
            <text:p>4611294</text:p>
          </table:table-cell>
          <table:table-cell office:value-type="float" office:value="2838918" calcext:value-type="float">
            <text:p>2838918</text:p>
          </table:table-cell>
          <table:table-cell office:value-type="float" office:value="0" calcext:value-type="float">
            <text:p>0</text:p>
          </table:table-cell>
          <table:table-cell office:value-type="float" office:value="2745678" calcext:value-type="float">
            <text:p>2745678</text:p>
          </table:table-cell>
          <table:table-cell office:value-type="float" office:value="3145659" calcext:value-type="float">
            <text:p>3145659</text:p>
          </table:table-cell>
          <table:table-cell office:value-type="float" office:value="1390773" calcext:value-type="float">
            <text:p>1390773</text:p>
          </table:table-cell>
          <table:table-cell office:value-type="float" office:value="3518494" calcext:value-type="float">
            <text:p>3518494</text:p>
          </table:table-cell>
          <table:table-cell office:value-type="float" office:value="4167987" calcext:value-type="float">
            <text:p>4167987</text:p>
          </table:table-cell>
          <table:table-cell office:value-type="string" calcext:value-type="string">
            <text:p>1285.2631254.656</text:p>
          </table:table-cell>
          <table:table-cell office:value-type="float" office:value="3742214" calcext:value-type="float">
            <text:p>3742214</text:p>
          </table:table-cell>
          <table:table-cell office:value-type="float" office:value="2356140" calcext:value-type="float">
            <text:p>2356140</text:p>
          </table:table-cell>
          <table:table-cell office:value-type="float" office:value="2233350" calcext:value-type="float">
            <text:p>2233350</text:p>
          </table:table-cell>
          <table:table-cell office:value-type="float" office:value="4387115" calcext:value-type="float">
            <text:p>4387115</text:p>
          </table:table-cell>
          <table:table-cell office:value-type="float" office:value="845738" calcext:value-type="float">
            <text:p>845738</text:p>
          </table:table-cell>
          <table:table-cell office:value-type="float" office:value="1192883" calcext:value-type="float">
            <text:p>1192883</text:p>
          </table:table-cell>
          <table:table-cell office:value-type="float" office:value="2802239" calcext:value-type="float">
            <text:p>2802239</text:p>
          </table:table-cell>
          <table:table-cell office:value-type="float" office:value="1904830" calcext:value-type="float">
            <text:p>1904830</text:p>
          </table:table-cell>
          <table:table-cell office:value-type="float" office:value="2910816" calcext:value-type="float">
            <text:p>2910816</text:p>
          </table:table-cell>
          <table:table-cell office:value-type="string" calcext:value-type="string">
            <text:p>1081.8121010.724</text:p>
          </table:table-cell>
          <table:table-cell office:value-type="float" office:value="3424561" calcext:value-type="float">
            <text:p>3424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8024" calcext:value-type="float">
            <text:p>1688024</text:p>
          </table:table-cell>
          <table:table-cell office:value-type="float" office:value="2012509" calcext:value-type="float">
            <text:p>2012509</text:p>
          </table:table-cell>
          <table:table-cell office:value-type="float" office:value="3590607" calcext:value-type="float">
            <text:p>3590607</text:p>
          </table:table-cell>
          <table:table-cell office:value-type="float" office:value="3233761" calcext:value-type="float">
            <text:p>3233761</text:p>
          </table:table-cell>
          <table:table-cell office:value-type="float" office:value="2807523" calcext:value-type="float">
            <text:p>2807523</text:p>
          </table:table-cell>
          <table:table-cell office:value-type="float" office:value="733083" calcext:value-type="float">
            <text:p>733083</text:p>
          </table:table-cell>
          <table:table-cell office:value-type="float" office:value="2149039" calcext:value-type="float">
            <text:p>2149039</text:p>
          </table:table-cell>
          <table:table-cell office:value-type="float" office:value="2133548" calcext:value-type="float">
            <text:p>2133548</text:p>
          </table:table-cell>
          <table:table-cell office:value-type="float" office:value="2663161" calcext:value-type="float">
            <text:p>2663161</text:p>
          </table:table-cell>
          <table:table-cell office:value-type="float" office:value="743855" calcext:value-type="float">
            <text:p>743855</text:p>
          </table:table-cell>
          <table:table-cell office:value-type="float" office:value="1292039" calcext:value-type="float">
            <text:p>1292039</text:p>
          </table:table-cell>
          <table:table-cell office:value-type="float" office:value="1287237" calcext:value-type="float">
            <text:p>1287237</text:p>
          </table:table-cell>
          <table:table-cell office:value-type="float" office:value="408633" calcext:value-type="float">
            <text:p>408633</text:p>
          </table:table-cell>
          <table:table-cell office:value-type="float" office:value="1952605" calcext:value-type="float">
            <text:p>1952605</text:p>
          </table:table-cell>
          <table:table-cell office:value-type="float" office:value="3140117" calcext:value-type="float">
            <text:p>3140117</text:p>
          </table:table-cell>
          <table:table-cell office:value-type="float" office:value="1803160" calcext:value-type="float">
            <text:p>1803160</text:p>
          </table:table-cell>
          <table:table-cell office:value-type="float" office:value="550165" calcext:value-type="float">
            <text:p>550165</text:p>
          </table:table-cell>
          <table:table-cell office:value-type="float" office:value="2982539" calcext:value-type="float">
            <text:p>2982539</text:p>
          </table:table-cell>
          <table:table-cell office:value-type="float" office:value="495331" calcext:value-type="float">
            <text:p>495331</text:p>
          </table:table-cell>
          <table:table-cell office:value-type="float" office:value="703958" calcext:value-type="float">
            <text:p>703958</text:p>
          </table:table-cell>
          <table:table-cell office:value-type="float" office:value="2194657" calcext:value-type="float">
            <text:p>2194657</text:p>
          </table:table-cell>
          <table:table-cell office:value-type="float" office:value="2818646" calcext:value-type="float">
            <text:p>2818646</text:p>
          </table:table-cell>
          <table:table-cell office:value-type="float" office:value="2013064" calcext:value-type="float">
            <text:p>2013064</text:p>
          </table:table-cell>
          <table:table-cell office:value-type="string" calcext:value-type="string">
            <text:p>2274.771523.931</text:p>
          </table:table-cell>
          <table:table-cell office:value-type="float" office:value="2123869" calcext:value-type="float">
            <text:p>2123869</text:p>
          </table:table-cell>
          <table:table-cell office:value-type="float" office:value="2575526" calcext:value-type="float">
            <text:p>2575526</text:p>
          </table:table-cell>
          <table:table-cell office:value-type="float" office:value="2010514" calcext:value-type="float">
            <text:p>2010514</text:p>
          </table:table-cell>
          <table:table-cell office:value-type="float" office:value="3861049" calcext:value-type="float">
            <text:p>3861049</text:p>
          </table:table-cell>
          <table:table-cell office:value-type="float" office:value="2815828" calcext:value-type="float">
            <text:p>2815828</text:p>
          </table:table-cell>
          <table:table-cell office:value-type="float" office:value="681848" calcext:value-type="float">
            <text:p>681848</text:p>
          </table:table-cell>
          <table:table-cell office:value-type="float" office:value="2546066" calcext:value-type="float">
            <text:p>2546066</text:p>
          </table:table-cell>
          <table:table-cell office:value-type="float" office:value="1172475" calcext:value-type="float">
            <text:p>1172475</text:p>
          </table:table-cell>
          <table:table-cell office:value-type="float" office:value="2185393" calcext:value-type="float">
            <text:p>2185393</text:p>
          </table:table-cell>
          <table:table-cell office:value-type="float" office:value="602582" calcext:value-type="float">
            <text:p>602582</text:p>
          </table:table-cell>
          <table:table-cell office:value-type="string" calcext:value-type="string">
            <text:p>1922.1463367.222</text:p>
          </table:table-cell>
          <table:table-cell office:value-type="float" office:value="3237026" calcext:value-type="float">
            <text:p>3237026</text:p>
          </table:table-cell>
          <table:table-cell office:value-type="float" office:value="2320567" calcext:value-type="float">
            <text:p>2320567</text:p>
          </table:table-cell>
          <table:table-cell office:value-type="float" office:value="3598281" calcext:value-type="float">
            <text:p>3598281</text:p>
          </table:table-cell>
          <table:table-cell office:value-type="float" office:value="3717191" calcext:value-type="float">
            <text:p>3717191</text:p>
          </table:table-cell>
          <table:table-cell office:value-type="float" office:value="2687027" calcext:value-type="float">
            <text:p>2687027</text:p>
          </table:table-cell>
          <table:table-cell office:value-type="float" office:value="518163" calcext:value-type="float">
            <text:p>518163</text:p>
          </table:table-cell>
          <table:table-cell office:value-type="float" office:value="2519729" calcext:value-type="float">
            <text:p>2519729</text:p>
          </table:table-cell>
          <table:table-cell office:value-type="float" office:value="3425369" calcext:value-type="float">
            <text:p>3425369</text:p>
          </table:table-cell>
          <table:table-cell office:value-type="float" office:value="3647857" calcext:value-type="float">
            <text:p>3647857</text:p>
          </table:table-cell>
          <table:table-cell office:value-type="string" calcext:value-type="string">
            <text:p>3340.278714.927</text:p>
          </table:table-cell>
          <table:table-cell office:value-type="float" office:value="2193654" calcext:value-type="float">
            <text:p>2193654</text:p>
          </table:table-cell>
          <table:table-cell office:value-type="float" office:value="2209513" calcext:value-type="float">
            <text:p>2209513</text:p>
          </table:table-cell>
          <table:table-cell office:value-type="float" office:value="617020" calcext:value-type="float">
            <text:p>617020</text:p>
          </table:table-cell>
          <table:table-cell office:value-type="float" office:value="1319277" calcext:value-type="float">
            <text:p>1319277</text:p>
          </table:table-cell>
          <table:table-cell office:value-type="float" office:value="2917259" calcext:value-type="float">
            <text:p>2917259</text:p>
          </table:table-cell>
          <table:table-cell office:value-type="float" office:value="3475230" calcext:value-type="float">
            <text:p>3475230</text:p>
          </table:table-cell>
          <table:table-cell office:value-type="float" office:value="1543488" calcext:value-type="float">
            <text:p>1543488</text:p>
          </table:table-cell>
          <table:table-cell office:value-type="float" office:value="2089174" calcext:value-type="float">
            <text:p>2089174</text:p>
          </table:table-cell>
          <table:table-cell office:value-type="float" office:value="3465130" calcext:value-type="float">
            <text:p>3465130</text:p>
          </table:table-cell>
          <table:table-cell office:value-type="float" office:value="628764" calcext:value-type="float">
            <text:p>628764</text:p>
          </table:table-cell>
          <table:table-cell office:value-type="string" calcext:value-type="string">
            <text:p>2115.7073763.502</text:p>
          </table:table-cell>
          <table:table-cell office:value-type="float" office:value="1798506" calcext:value-type="float">
            <text:p>1798506</text:p>
          </table:table-cell>
          <table:table-cell office:value-type="float" office:value="1995090" calcext:value-type="float">
            <text:p>1995090</text:p>
          </table:table-cell>
          <table:table-cell office:value-type="float" office:value="1196987" calcext:value-type="float">
            <text:p>1196987</text:p>
          </table:table-cell>
          <table:table-cell office:value-type="float" office:value="528532" calcext:value-type="float">
            <text:p>528532</text:p>
          </table:table-cell>
          <table:table-cell office:value-type="float" office:value="2743096" calcext:value-type="float">
            <text:p>2743096</text:p>
          </table:table-cell>
          <table:table-cell office:value-type="float" office:value="1926292" calcext:value-type="float">
            <text:p>1926292</text:p>
          </table:table-cell>
          <table:table-cell office:value-type="float" office:value="3916325" calcext:value-type="float">
            <text:p>3916325</text:p>
          </table:table-cell>
          <table:table-cell office:value-type="float" office:value="1799887" calcext:value-type="float">
            <text:p>1799887</text:p>
          </table:table-cell>
          <table:table-cell office:value-type="float" office:value="1202686" calcext:value-type="float">
            <text:p>1202686</text:p>
          </table:table-cell>
          <table:table-cell office:value-type="string" calcext:value-type="string">
            <text:p>2198.881202.633</text:p>
          </table:table-cell>
          <table:table-cell office:value-type="float" office:value="3465076" calcext:value-type="float">
            <text:p>3465076</text:p>
          </table:table-cell>
          <table:table-cell office:value-type="float" office:value="2293523" calcext:value-type="float">
            <text:p>2293523</text:p>
          </table:table-cell>
          <table:table-cell office:value-type="float" office:value="129035" calcext:value-type="float">
            <text:p>129035</text:p>
          </table:table-cell>
          <table:table-cell office:value-type="float" office:value="2745678" calcext:value-type="float">
            <text:p>2745678</text:p>
          </table:table-cell>
          <table:table-cell office:value-type="float" office:value="0" calcext:value-type="float">
            <text:p>0</text:p>
          </table:table-cell>
          <table:table-cell office:value-type="float" office:value="1448606" calcext:value-type="float">
            <text:p>1448606</text:p>
          </table:table-cell>
          <table:table-cell office:value-type="float" office:value="3681552" calcext:value-type="float">
            <text:p>3681552</text:p>
          </table:table-cell>
          <table:table-cell office:value-type="float" office:value="1606985" calcext:value-type="float">
            <text:p>1606985</text:p>
          </table:table-cell>
          <table:table-cell office:value-type="float" office:value="2191630" calcext:value-type="float">
            <text:p>2191630</text:p>
          </table:table-cell>
          <table:table-cell office:value-type="float" office:value="3118385" calcext:value-type="float">
            <text:p>3118385</text:p>
          </table:table-cell>
          <table:table-cell office:value-type="string" calcext:value-type="string">
            <text:p>3689.0071825.027</text:p>
          </table:table-cell>
          <table:table-cell office:value-type="float" office:value="2926540" calcext:value-type="float">
            <text:p>2926540</text:p>
          </table:table-cell>
          <table:table-cell office:value-type="float" office:value="2276648" calcext:value-type="float">
            <text:p>2276648</text:p>
          </table:table-cell>
          <table:table-cell office:value-type="float" office:value="2183328" calcext:value-type="float">
            <text:p>2183328</text:p>
          </table:table-cell>
          <table:table-cell office:value-type="float" office:value="1959588" calcext:value-type="float">
            <text:p>1959588</text:p>
          </table:table-cell>
          <table:table-cell office:value-type="float" office:value="3417857" calcext:value-type="float">
            <text:p>3417857</text:p>
          </table:table-cell>
          <table:table-cell office:value-type="float" office:value="335037" calcext:value-type="float">
            <text:p>335037</text:p>
          </table:table-cell>
          <table:table-cell office:value-type="float" office:value="3846919" calcext:value-type="float">
            <text:p>3846919</text:p>
          </table:table-cell>
          <table:table-cell office:value-type="float" office:value="616013" calcext:value-type="float">
            <text:p>616013</text:p>
          </table:table-cell>
          <table:table-cell office:value-type="float" office:value="2622781" calcext:value-type="float">
            <text:p>2622781</text:p>
          </table:table-cell>
          <table:table-cell office:value-type="float" office:value="2123431" calcext:value-type="float">
            <text:p>2123431</text:p>
          </table:table-cell>
          <table:table-cell office:value-type="float" office:value="1262665" calcext:value-type="float">
            <text:p>126266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87089" calcext:value-type="float">
            <text:p>2087089</text:p>
          </table:table-cell>
          <table:table-cell office:value-type="float" office:value="1938315" calcext:value-type="float">
            <text:p>1938315</text:p>
          </table:table-cell>
          <table:table-cell office:value-type="float" office:value="3672505" calcext:value-type="float">
            <text:p>3672505</text:p>
          </table:table-cell>
          <table:table-cell office:value-type="float" office:value="2579750" calcext:value-type="float">
            <text:p>2579750</text:p>
          </table:table-cell>
          <table:table-cell office:value-type="float" office:value="1960196" calcext:value-type="float">
            <text:p>1960196</text:p>
          </table:table-cell>
          <table:table-cell office:value-type="float" office:value="1912465" calcext:value-type="float">
            <text:p>1912465</text:p>
          </table:table-cell>
          <table:table-cell office:value-type="float" office:value="2442879" calcext:value-type="float">
            <text:p>2442879</text:p>
          </table:table-cell>
          <table:table-cell office:value-type="float" office:value="2348916" calcext:value-type="float">
            <text:p>2348916</text:p>
          </table:table-cell>
          <table:table-cell office:value-type="float" office:value="2622035" calcext:value-type="float">
            <text:p>2622035</text:p>
          </table:table-cell>
          <table:table-cell office:value-type="float" office:value="2069597" calcext:value-type="float">
            <text:p>2069597</text:p>
          </table:table-cell>
          <table:table-cell office:value-type="float" office:value="1186912" calcext:value-type="float">
            <text:p>1186912</text:p>
          </table:table-cell>
          <table:table-cell office:value-type="float" office:value="1482102" calcext:value-type="float">
            <text:p>1482102</text:p>
          </table:table-cell>
          <table:table-cell office:value-type="float" office:value="1108518" calcext:value-type="float">
            <text:p>1108518</text:p>
          </table:table-cell>
          <table:table-cell office:value-type="float" office:value="2482737" calcext:value-type="float">
            <text:p>2482737</text:p>
          </table:table-cell>
          <table:table-cell office:value-type="float" office:value="3021840" calcext:value-type="float">
            <text:p>3021840</text:p>
          </table:table-cell>
          <table:table-cell office:value-type="float" office:value="1908756" calcext:value-type="float">
            <text:p>1908756</text:p>
          </table:table-cell>
          <table:table-cell office:value-type="float" office:value="1998142" calcext:value-type="float">
            <text:p>1998142</text:p>
          </table:table-cell>
          <table:table-cell office:value-type="float" office:value="2830738" calcext:value-type="float">
            <text:p>2830738</text:p>
          </table:table-cell>
          <table:table-cell office:value-type="float" office:value="1934716" calcext:value-type="float">
            <text:p>1934716</text:p>
          </table:table-cell>
          <table:table-cell office:value-type="float" office:value="1973627" calcext:value-type="float">
            <text:p>1973627</text:p>
          </table:table-cell>
          <table:table-cell office:value-type="string" calcext:value-type="string">
            <text:p>1095.9942615.990</text:p>
          </table:table-cell>
          <table:table-cell office:value-type="float" office:value="734480" calcext:value-type="float">
            <text:p>734480</text:p>
          </table:table-cell>
          <table:table-cell office:value-type="float" office:value="1431858" calcext:value-type="float">
            <text:p>1431858</text:p>
          </table:table-cell>
          <table:table-cell office:value-type="float" office:value="1457942" calcext:value-type="float">
            <text:p>1457942</text:p>
          </table:table-cell>
          <table:table-cell office:value-type="float" office:value="980867" calcext:value-type="float">
            <text:p>980867</text:p>
          </table:table-cell>
          <table:table-cell office:value-type="float" office:value="2401775" calcext:value-type="float">
            <text:p>2401775</text:p>
          </table:table-cell>
          <table:table-cell office:value-type="float" office:value="2713007" calcext:value-type="float">
            <text:p>2713007</text:p>
          </table:table-cell>
          <table:table-cell office:value-type="float" office:value="3299485" calcext:value-type="float">
            <text:p>3299485</text:p>
          </table:table-cell>
          <table:table-cell office:value-type="float" office:value="1859162" calcext:value-type="float">
            <text:p>1859162</text:p>
          </table:table-cell>
          <table:table-cell office:value-type="float" office:value="1705971" calcext:value-type="float">
            <text:p>1705971</text:p>
          </table:table-cell>
          <table:table-cell office:value-type="float" office:value="1893362" calcext:value-type="float">
            <text:p>1893362</text:p>
          </table:table-cell>
          <table:table-cell office:value-type="float" office:value="1707523" calcext:value-type="float">
            <text:p>1707523</text:p>
          </table:table-cell>
          <table:table-cell office:value-type="float" office:value="998183" calcext:value-type="float">
            <text:p>998183</text:p>
          </table:table-cell>
          <table:table-cell office:value-type="float" office:value="1685330" calcext:value-type="float">
            <text:p>1685330</text:p>
          </table:table-cell>
          <table:table-cell office:value-type="float" office:value="865384" calcext:value-type="float">
            <text:p>865384</text:p>
          </table:table-cell>
          <table:table-cell office:value-type="float" office:value="3261915" calcext:value-type="float">
            <text:p>3261915</text:p>
          </table:table-cell>
          <table:table-cell office:value-type="float" office:value="2776594" calcext:value-type="float">
            <text:p>2776594</text:p>
          </table:table-cell>
          <table:table-cell office:value-type="float" office:value="1691328" calcext:value-type="float">
            <text:p>1691328</text:p>
          </table:table-cell>
          <table:table-cell office:value-type="float" office:value="3449161" calcext:value-type="float">
            <text:p>3449161</text:p>
          </table:table-cell>
          <table:table-cell office:value-type="float" office:value="3756867" calcext:value-type="float">
            <text:p>3756867</text:p>
          </table:table-cell>
          <table:table-cell office:value-type="float" office:value="2893029" calcext:value-type="float">
            <text:p>2893029</text:p>
          </table:table-cell>
          <table:table-cell office:value-type="float" office:value="1462874" calcext:value-type="float">
            <text:p>1462874</text:p>
          </table:table-cell>
          <table:table-cell office:value-type="string" calcext:value-type="string">
            <text:p>1483.5963269.216</text:p>
          </table:table-cell>
          <table:table-cell office:value-type="float" office:value="3632556" calcext:value-type="float">
            <text:p>3632556</text:p>
          </table:table-cell>
          <table:table-cell office:value-type="float" office:value="3398416" calcext:value-type="float">
            <text:p>3398416</text:p>
          </table:table-cell>
          <table:table-cell office:value-type="float" office:value="1859493" calcext:value-type="float">
            <text:p>1859493</text:p>
          </table:table-cell>
          <table:table-cell office:value-type="float" office:value="1888041" calcext:value-type="float">
            <text:p>1888041</text:p>
          </table:table-cell>
          <table:table-cell office:value-type="float" office:value="2250859" calcext:value-type="float">
            <text:p>2250859</text:p>
          </table:table-cell>
          <table:table-cell office:value-type="float" office:value="841275" calcext:value-type="float">
            <text:p>841275</text:p>
          </table:table-cell>
          <table:table-cell office:value-type="float" office:value="1616393" calcext:value-type="float">
            <text:p>1616393</text:p>
          </table:table-cell>
          <table:table-cell office:value-type="float" office:value="2999083" calcext:value-type="float">
            <text:p>2999083</text:p>
          </table:table-cell>
          <table:table-cell office:value-type="float" office:value="3100432" calcext:value-type="float">
            <text:p>3100432</text:p>
          </table:table-cell>
          <table:table-cell office:value-type="string" calcext:value-type="string">
            <text:p>133.0042029.725</text:p>
          </table:table-cell>
          <table:table-cell office:value-type="float" office:value="3570878" calcext:value-type="float">
            <text:p>3570878</text:p>
          </table:table-cell>
          <table:table-cell office:value-type="float" office:value="2070510" calcext:value-type="float">
            <text:p>2070510</text:p>
          </table:table-cell>
          <table:table-cell office:value-type="float" office:value="2343886" calcext:value-type="float">
            <text:p>2343886</text:p>
          </table:table-cell>
          <table:table-cell office:value-type="float" office:value="3606475" calcext:value-type="float">
            <text:p>3606475</text:p>
          </table:table-cell>
          <table:table-cell office:value-type="float" office:value="2011838" calcext:value-type="float">
            <text:p>2011838</text:p>
          </table:table-cell>
          <table:table-cell office:value-type="float" office:value="2380921" calcext:value-type="float">
            <text:p>2380921</text:p>
          </table:table-cell>
          <table:table-cell office:value-type="float" office:value="1099325" calcext:value-type="float">
            <text:p>1099325</text:p>
          </table:table-cell>
          <table:table-cell office:value-type="float" office:value="1342679" calcext:value-type="float">
            <text:p>1342679</text:p>
          </table:table-cell>
          <table:table-cell office:value-type="float" office:value="2054163" calcext:value-type="float">
            <text:p>2054163</text:p>
          </table:table-cell>
          <table:table-cell office:value-type="string" calcext:value-type="string">
            <text:p>477.7223239.684</text:p>
          </table:table-cell>
          <table:table-cell office:value-type="float" office:value="2016457" calcext:value-type="float">
            <text:p>2016457</text:p>
          </table:table-cell>
          <table:table-cell office:value-type="float" office:value="2400467" calcext:value-type="float">
            <text:p>2400467</text:p>
          </table:table-cell>
          <table:table-cell office:value-type="float" office:value="2365812" calcext:value-type="float">
            <text:p>2365812</text:p>
          </table:table-cell>
          <table:table-cell office:value-type="float" office:value="1345375" calcext:value-type="float">
            <text:p>1345375</text:p>
          </table:table-cell>
          <table:table-cell office:value-type="float" office:value="3573642" calcext:value-type="float">
            <text:p>3573642</text:p>
          </table:table-cell>
          <table:table-cell office:value-type="float" office:value="1515372" calcext:value-type="float">
            <text:p>1515372</text:p>
          </table:table-cell>
          <table:table-cell office:value-type="float" office:value="1539184" calcext:value-type="float">
            <text:p>1539184</text:p>
          </table:table-cell>
          <table:table-cell office:value-type="float" office:value="3145659" calcext:value-type="float">
            <text:p>3145659</text:p>
          </table:table-cell>
          <table:table-cell office:value-type="float" office:value="1448606" calcext:value-type="float">
            <text:p>1448606</text:p>
          </table:table-cell>
          <table:table-cell office:value-type="float" office:value="0" calcext:value-type="float">
            <text:p>0</text:p>
          </table:table-cell>
          <table:table-cell office:value-type="float" office:value="3546258" calcext:value-type="float">
            <text:p>3546258</text:p>
          </table:table-cell>
          <table:table-cell office:value-type="float" office:value="379332" calcext:value-type="float">
            <text:p>379332</text:p>
          </table:table-cell>
          <table:table-cell office:value-type="float" office:value="1024822" calcext:value-type="float">
            <text:p>1024822</text:p>
          </table:table-cell>
          <table:table-cell office:value-type="float" office:value="2894618" calcext:value-type="float">
            <text:p>2894618</text:p>
          </table:table-cell>
          <table:table-cell office:value-type="float" office:value="3645427" calcext:value-type="float">
            <text:p>3645427</text:p>
          </table:table-cell>
          <table:table-cell office:value-type="float" office:value="596665" calcext:value-type="float">
            <text:p>596665</text:p>
          </table:table-cell>
          <table:table-cell office:value-type="float" office:value="2109962" calcext:value-type="float">
            <text:p>2109962</text:p>
          </table:table-cell>
          <table:table-cell office:value-type="float" office:value="1494763" calcext:value-type="float">
            <text:p>1494763</text:p>
          </table:table-cell>
          <table:table-cell office:value-type="float" office:value="1261603" calcext:value-type="float">
            <text:p>1261603</text:p>
          </table:table-cell>
          <table:table-cell office:value-type="float" office:value="2315038" calcext:value-type="float">
            <text:p>2315038</text:p>
          </table:table-cell>
          <table:table-cell office:value-type="float" office:value="3307924" calcext:value-type="float">
            <text:p>3307924</text:p>
          </table:table-cell>
          <table:table-cell office:value-type="string" calcext:value-type="string">
            <text:p>1780.8943470.542</text:p>
          </table:table-cell>
          <table:table-cell office:value-type="float" office:value="2056230" calcext:value-type="float">
            <text:p>2056230</text:p>
          </table:table-cell>
          <table:table-cell office:value-type="float" office:value="2494765" calcext:value-type="float">
            <text:p>2494765</text:p>
          </table:table-cell>
          <table:table-cell office:value-type="float" office:value="2189888" calcext:value-type="float">
            <text:p>2189888</text:p>
          </table:table-cell>
          <table:table-cell office:value-type="float" office:value="507673" calcext:value-type="float">
            <text:p>507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8612" calcext:value-type="float">
            <text:p>2038612</text:p>
          </table:table-cell>
          <table:table-cell office:value-type="float" office:value="1706129" calcext:value-type="float">
            <text:p>1706129</text:p>
          </table:table-cell>
          <table:table-cell office:value-type="float" office:value="543549" calcext:value-type="float">
            <text:p>543549</text:p>
          </table:table-cell>
          <table:table-cell office:value-type="float" office:value="1406040" calcext:value-type="float">
            <text:p>1406040</text:p>
          </table:table-cell>
          <table:table-cell office:value-type="float" office:value="1987314" calcext:value-type="float">
            <text:p>1987314</text:p>
          </table:table-cell>
          <table:table-cell office:value-type="float" office:value="3210758" calcext:value-type="float">
            <text:p>3210758</text:p>
          </table:table-cell>
          <table:table-cell office:value-type="float" office:value="1606849" calcext:value-type="float">
            <text:p>1606849</text:p>
          </table:table-cell>
          <table:table-cell office:value-type="float" office:value="1577411" calcext:value-type="float">
            <text:p>1577411</text:p>
          </table:table-cell>
          <table:table-cell office:value-type="float" office:value="1019115" calcext:value-type="float">
            <text:p>1019115</text:p>
          </table:table-cell>
          <table:table-cell office:value-type="float" office:value="3446213" calcext:value-type="float">
            <text:p>3446213</text:p>
          </table:table-cell>
          <table:table-cell office:value-type="string" calcext:value-type="string">
            <text:p>2534.0522413.233</text:p>
          </table:table-cell>
          <table:table-cell office:value-type="float" office:value="3401380" calcext:value-type="float">
            <text:p>3401380</text:p>
          </table:table-cell>
          <table:table-cell office:value-type="float" office:value="1949187" calcext:value-type="float">
            <text:p>1949187</text:p>
          </table:table-cell>
          <table:table-cell office:value-type="float" office:value="547264" calcext:value-type="float">
            <text:p>547264</text:p>
          </table:table-cell>
          <table:table-cell office:value-type="float" office:value="1881243" calcext:value-type="float">
            <text:p>1881243</text:p>
          </table:table-cell>
          <table:table-cell office:value-type="float" office:value="3903916" calcext:value-type="float">
            <text:p>3903916</text:p>
          </table:table-cell>
          <table:table-cell office:value-type="float" office:value="726400" calcext:value-type="float">
            <text:p>726400</text:p>
          </table:table-cell>
          <table:table-cell office:value-type="float" office:value="3748345" calcext:value-type="float">
            <text:p>3748345</text:p>
          </table:table-cell>
          <table:table-cell office:value-type="float" office:value="3343858" calcext:value-type="float">
            <text:p>3343858</text:p>
          </table:table-cell>
          <table:table-cell office:value-type="float" office:value="4579352" calcext:value-type="float">
            <text:p>4579352</text:p>
          </table:table-cell>
          <table:table-cell office:value-type="float" office:value="932824" calcext:value-type="float">
            <text:p>932824</text:p>
          </table:table-cell>
          <table:table-cell office:value-type="string" calcext:value-type="string">
            <text:p>3102.3382262.466</text:p>
          </table:table-cell>
          <table:table-cell office:value-type="float" office:value="4158299" calcext:value-type="float">
            <text:p>4158299</text:p>
          </table:table-cell>
          <table:table-cell office:value-type="float" office:value="2824582" calcext:value-type="float">
            <text:p>2824582</text:p>
          </table:table-cell>
          <table:table-cell office:value-type="float" office:value="1162030" calcext:value-type="float">
            <text:p>1162030</text:p>
          </table:table-cell>
          <table:table-cell office:value-type="float" office:value="2151704" calcext:value-type="float">
            <text:p>2151704</text:p>
          </table:table-cell>
          <table:table-cell office:value-type="float" office:value="1090507" calcext:value-type="float">
            <text:p>1090507</text:p>
          </table:table-cell>
          <table:table-cell office:value-type="float" office:value="2213703" calcext:value-type="float">
            <text:p>2213703</text:p>
          </table:table-cell>
          <table:table-cell office:value-type="float" office:value="4359531" calcext:value-type="float">
            <text:p>4359531</text:p>
          </table:table-cell>
          <table:table-cell office:value-type="float" office:value="1779882" calcext:value-type="float">
            <text:p>1779882</text:p>
          </table:table-cell>
          <table:table-cell office:value-type="float" office:value="4761718" calcext:value-type="float">
            <text:p>4761718</text:p>
          </table:table-cell>
          <table:table-cell office:value-type="float" office:value="2880098" calcext:value-type="float">
            <text:p>2880098</text:p>
          </table:table-cell>
          <table:table-cell office:value-type="float" office:value="3169770" calcext:value-type="float">
            <text:p>3169770</text:p>
          </table:table-cell>
          <table:table-cell office:value-type="float" office:value="4392408" calcext:value-type="float">
            <text:p>4392408</text:p>
          </table:table-cell>
          <table:table-cell office:value-type="float" office:value="314396" calcext:value-type="float">
            <text:p>314396</text:p>
          </table:table-cell>
          <table:table-cell office:value-type="float" office:value="978242" calcext:value-type="float">
            <text:p>978242</text:p>
          </table:table-cell>
          <table:table-cell office:value-type="float" office:value="1916040" calcext:value-type="float">
            <text:p>1916040</text:p>
          </table:table-cell>
          <table:table-cell office:value-type="float" office:value="98234" calcext:value-type="float">
            <text:p>98234</text:p>
          </table:table-cell>
          <table:table-cell office:value-type="float" office:value="461525" calcext:value-type="float">
            <text:p>461525</text:p>
          </table:table-cell>
          <table:table-cell office:value-type="float" office:value="1129396" calcext:value-type="float">
            <text:p>1129396</text:p>
          </table:table-cell>
          <table:table-cell office:value-type="float" office:value="3169352" calcext:value-type="float">
            <text:p>3169352</text:p>
          </table:table-cell>
          <table:table-cell office:value-type="float" office:value="2475920" calcext:value-type="float">
            <text:p>2475920</text:p>
          </table:table-cell>
          <table:table-cell office:value-type="float" office:value="277137" calcext:value-type="float">
            <text:p>277137</text:p>
          </table:table-cell>
          <table:table-cell office:value-type="float" office:value="302026" calcext:value-type="float">
            <text:p>302026</text:p>
          </table:table-cell>
          <table:table-cell office:value-type="string" calcext:value-type="string">
            <text:p>528.9104391.478</text:p>
          </table:table-cell>
          <table:table-cell office:value-type="float" office:value="1662657" calcext:value-type="float">
            <text:p>1662657</text:p>
          </table:table-cell>
          <table:table-cell office:value-type="float" office:value="1472378" calcext:value-type="float">
            <text:p>1472378</text:p>
          </table:table-cell>
          <table:table-cell office:value-type="float" office:value="3636011" calcext:value-type="float">
            <text:p>3636011</text:p>
          </table:table-cell>
          <table:table-cell office:value-type="float" office:value="2363464" calcext:value-type="float">
            <text:p>2363464</text:p>
          </table:table-cell>
          <table:table-cell office:value-type="float" office:value="832039" calcext:value-type="float">
            <text:p>832039</text:p>
          </table:table-cell>
          <table:table-cell office:value-type="float" office:value="667720" calcext:value-type="float">
            <text:p>667720</text:p>
          </table:table-cell>
          <table:table-cell office:value-type="float" office:value="3462188" calcext:value-type="float">
            <text:p>3462188</text:p>
          </table:table-cell>
          <table:table-cell office:value-type="float" office:value="1618742" calcext:value-type="float">
            <text:p>1618742</text:p>
          </table:table-cell>
          <table:table-cell office:value-type="float" office:value="601365" calcext:value-type="float">
            <text:p>601365</text:p>
          </table:table-cell>
          <table:table-cell office:value-type="float" office:value="4005499" calcext:value-type="float">
            <text:p>4005499</text:p>
          </table:table-cell>
          <table:table-cell office:value-type="float" office:value="1598538" calcext:value-type="float">
            <text:p>1598538</text:p>
          </table:table-cell>
          <table:table-cell office:value-type="float" office:value="91022" calcext:value-type="float">
            <text:p>91022</text:p>
          </table:table-cell>
          <table:table-cell office:value-type="float" office:value="1886335" calcext:value-type="float">
            <text:p>1886335</text:p>
          </table:table-cell>
          <table:table-cell office:value-type="float" office:value="1789771" calcext:value-type="float">
            <text:p>1789771</text:p>
          </table:table-cell>
          <table:table-cell office:value-type="float" office:value="2649062" calcext:value-type="float">
            <text:p>2649062</text:p>
          </table:table-cell>
          <table:table-cell office:value-type="float" office:value="3155650" calcext:value-type="float">
            <text:p>3155650</text:p>
          </table:table-cell>
          <table:table-cell office:value-type="float" office:value="1713518" calcext:value-type="float">
            <text:p>1713518</text:p>
          </table:table-cell>
          <table:table-cell office:value-type="float" office:value="3623033" calcext:value-type="float">
            <text:p>3623033</text:p>
          </table:table-cell>
          <table:table-cell office:value-type="float" office:value="1400412" calcext:value-type="float">
            <text:p>1400412</text:p>
          </table:table-cell>
          <table:table-cell office:value-type="float" office:value="1885414" calcext:value-type="float">
            <text:p>1885414</text:p>
          </table:table-cell>
          <table:table-cell office:value-type="float" office:value="4813149" calcext:value-type="float">
            <text:p>4813149</text:p>
          </table:table-cell>
          <table:table-cell office:value-type="string" calcext:value-type="string">
            <text:p>1500.5613812.580</text:p>
          </table:table-cell>
          <table:table-cell office:value-type="float" office:value="608096" calcext:value-type="float">
            <text:p>608096</text:p>
          </table:table-cell>
          <table:table-cell office:value-type="float" office:value="5057413" calcext:value-type="float">
            <text:p>5057413</text:p>
          </table:table-cell>
          <table:table-cell office:value-type="float" office:value="3797919" calcext:value-type="float">
            <text:p>3797919</text:p>
          </table:table-cell>
          <table:table-cell office:value-type="float" office:value="1390773" calcext:value-type="float">
            <text:p>1390773</text:p>
          </table:table-cell>
          <table:table-cell office:value-type="float" office:value="3681552" calcext:value-type="float">
            <text:p>3681552</text:p>
          </table:table-cell>
          <table:table-cell office:value-type="float" office:value="3546258" calcext:value-type="float">
            <text:p>3546258</text:p>
          </table:table-cell>
          <table:table-cell office:value-type="float" office:value="0" calcext:value-type="float">
            <text:p>0</text:p>
          </table:table-cell>
          <table:table-cell office:value-type="float" office:value="3918388" calcext:value-type="float">
            <text:p>3918388</text:p>
          </table:table-cell>
          <table:table-cell office:value-type="float" office:value="4479666" calcext:value-type="float">
            <text:p>4479666</text:p>
          </table:table-cell>
          <table:table-cell office:value-type="float" office:value="654591" calcext:value-type="float">
            <text:p>654591</text:p>
          </table:table-cell>
          <table:table-cell office:value-type="string" calcext:value-type="string">
            <text:p>237.2284097.809</text:p>
          </table:table-cell>
          <table:table-cell office:value-type="float" office:value="1876365" calcext:value-type="float">
            <text:p>1876365</text:p>
          </table:table-cell>
          <table:table-cell office:value-type="float" office:value="2168888" calcext:value-type="float">
            <text:p>2168888</text:p>
          </table:table-cell>
          <table:table-cell office:value-type="float" office:value="4791128" calcext:value-type="float">
            <text:p>4791128</text:p>
          </table:table-cell>
          <table:table-cell office:value-type="float" office:value="1796085" calcext:value-type="float">
            <text:p>1796085</text:p>
          </table:table-cell>
          <table:table-cell office:value-type="float" office:value="263782" calcext:value-type="float">
            <text:p>263782</text:p>
          </table:table-cell>
          <table:table-cell office:value-type="float" office:value="3834731" calcext:value-type="float">
            <text:p>3834731</text:p>
          </table:table-cell>
          <table:table-cell office:value-type="float" office:value="616208" calcext:value-type="float">
            <text:p>616208</text:p>
          </table:table-cell>
          <table:table-cell office:value-type="float" office:value="4008340" calcext:value-type="float">
            <text:p>4008340</text:p>
          </table:table-cell>
          <table:table-cell office:value-type="float" office:value="1086311" calcext:value-type="float">
            <text:p>1086311</text:p>
          </table:table-cell>
          <table:table-cell office:value-type="float" office:value="1558222" calcext:value-type="float">
            <text:p>1558222</text:p>
          </table:table-cell>
          <table:table-cell office:value-type="float" office:value="3961297" calcext:value-type="float">
            <text:p>39612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49647" calcext:value-type="float">
            <text:p>2449647</text:p>
          </table:table-cell>
          <table:table-cell office:value-type="float" office:value="2317621" calcext:value-type="float">
            <text:p>2317621</text:p>
          </table:table-cell>
          <table:table-cell office:value-type="float" office:value="4051245" calcext:value-type="float">
            <text:p>4051245</text:p>
          </table:table-cell>
          <table:table-cell office:value-type="float" office:value="2910858" calcext:value-type="float">
            <text:p>2910858</text:p>
          </table:table-cell>
          <table:table-cell office:value-type="float" office:value="2271107" calcext:value-type="float">
            <text:p>2271107</text:p>
          </table:table-cell>
          <table:table-cell office:value-type="float" office:value="2165158" calcext:value-type="float">
            <text:p>2165158</text:p>
          </table:table-cell>
          <table:table-cell office:value-type="float" office:value="2816030" calcext:value-type="float">
            <text:p>2816030</text:p>
          </table:table-cell>
          <table:table-cell office:value-type="float" office:value="2724459" calcext:value-type="float">
            <text:p>2724459</text:p>
          </table:table-cell>
          <table:table-cell office:value-type="float" office:value="3000682" calcext:value-type="float">
            <text:p>3000682</text:p>
          </table:table-cell>
          <table:table-cell office:value-type="float" office:value="2291288" calcext:value-type="float">
            <text:p>2291288</text:p>
          </table:table-cell>
          <table:table-cell office:value-type="float" office:value="1557334" calcext:value-type="float">
            <text:p>1557334</text:p>
          </table:table-cell>
          <table:table-cell office:value-type="float" office:value="1843343" calcext:value-type="float">
            <text:p>1843343</text:p>
          </table:table-cell>
          <table:table-cell office:value-type="float" office:value="1330850" calcext:value-type="float">
            <text:p>1330850</text:p>
          </table:table-cell>
          <table:table-cell office:value-type="float" office:value="2841774" calcext:value-type="float">
            <text:p>2841774</text:p>
          </table:table-cell>
          <table:table-cell office:value-type="float" office:value="3396999" calcext:value-type="float">
            <text:p>3396999</text:p>
          </table:table-cell>
          <table:table-cell office:value-type="float" office:value="2284409" calcext:value-type="float">
            <text:p>2284409</text:p>
          </table:table-cell>
          <table:table-cell office:value-type="float" office:value="2140841" calcext:value-type="float">
            <text:p>2140841</text:p>
          </table:table-cell>
          <table:table-cell office:value-type="float" office:value="3205482" calcext:value-type="float">
            <text:p>3205482</text:p>
          </table:table-cell>
          <table:table-cell office:value-type="float" office:value="2102315" calcext:value-type="float">
            <text:p>2102315</text:p>
          </table:table-cell>
          <table:table-cell office:value-type="float" office:value="2208087" calcext:value-type="float">
            <text:p>2208087</text:p>
          </table:table-cell>
          <table:table-cell office:value-type="string" calcext:value-type="string">
            <text:p>726.3312989.807</text:p>
          </table:table-cell>
          <table:table-cell office:value-type="float" office:value="982146" calcext:value-type="float">
            <text:p>982146</text:p>
          </table:table-cell>
          <table:table-cell office:value-type="float" office:value="1764056" calcext:value-type="float">
            <text:p>1764056</text:p>
          </table:table-cell>
          <table:table-cell office:value-type="float" office:value="1488813" calcext:value-type="float">
            <text:p>1488813</text:p>
          </table:table-cell>
          <table:table-cell office:value-type="float" office:value="1263738" calcext:value-type="float">
            <text:p>1263738</text:p>
          </table:table-cell>
          <table:table-cell office:value-type="float" office:value="2778065" calcext:value-type="float">
            <text:p>2778065</text:p>
          </table:table-cell>
          <table:table-cell office:value-type="float" office:value="3059653" calcext:value-type="float">
            <text:p>3059653</text:p>
          </table:table-cell>
          <table:table-cell office:value-type="float" office:value="3634066" calcext:value-type="float">
            <text:p>3634066</text:p>
          </table:table-cell>
          <table:table-cell office:value-type="float" office:value="2147558" calcext:value-type="float">
            <text:p>2147558</text:p>
          </table:table-cell>
          <table:table-cell office:value-type="float" office:value="1714097" calcext:value-type="float">
            <text:p>1714097</text:p>
          </table:table-cell>
          <table:table-cell office:value-type="float" office:value="2239491" calcext:value-type="float">
            <text:p>2239491</text:p>
          </table:table-cell>
          <table:table-cell office:value-type="float" office:value="1587455" calcext:value-type="float">
            <text:p>1587455</text:p>
          </table:table-cell>
          <table:table-cell office:value-type="float" office:value="1260954" calcext:value-type="float">
            <text:p>1260954</text:p>
          </table:table-cell>
          <table:table-cell office:value-type="float" office:value="1944052" calcext:value-type="float">
            <text:p>1944052</text:p>
          </table:table-cell>
          <table:table-cell office:value-type="float" office:value="486359" calcext:value-type="float">
            <text:p>486359</text:p>
          </table:table-cell>
          <table:table-cell office:value-type="float" office:value="3636581" calcext:value-type="float">
            <text:p>3636581</text:p>
          </table:table-cell>
          <table:table-cell office:value-type="float" office:value="3129730" calcext:value-type="float">
            <text:p>3129730</text:p>
          </table:table-cell>
          <table:table-cell office:value-type="float" office:value="2045857" calcext:value-type="float">
            <text:p>2045857</text:p>
          </table:table-cell>
          <table:table-cell office:value-type="float" office:value="3821010" calcext:value-type="float">
            <text:p>3821010</text:p>
          </table:table-cell>
          <table:table-cell office:value-type="float" office:value="4134719" calcext:value-type="float">
            <text:p>4134719</text:p>
          </table:table-cell>
          <table:table-cell office:value-type="float" office:value="3271197" calcext:value-type="float">
            <text:p>3271197</text:p>
          </table:table-cell>
          <table:table-cell office:value-type="float" office:value="1724842" calcext:value-type="float">
            <text:p>1724842</text:p>
          </table:table-cell>
          <table:table-cell office:value-type="float" office:value="1766268" calcext:value-type="float">
            <text:p>1766268</text:p>
          </table:table-cell>
          <table:table-cell office:value-type="float" office:value="3641550" calcext:value-type="float">
            <text:p>3641550</text:p>
          </table:table-cell>
          <table:table-cell office:value-type="float" office:value="4009224" calcext:value-type="float">
            <text:p>4009224</text:p>
          </table:table-cell>
          <table:table-cell office:value-type="float" office:value="3777157" calcext:value-type="float">
            <text:p>3777157</text:p>
          </table:table-cell>
          <table:table-cell office:value-type="float" office:value="1881442" calcext:value-type="float">
            <text:p>1881442</text:p>
          </table:table-cell>
          <table:table-cell office:value-type="float" office:value="2263417" calcext:value-type="float">
            <text:p>2263417</text:p>
          </table:table-cell>
          <table:table-cell office:value-type="float" office:value="2629891" calcext:value-type="float">
            <text:p>2629891</text:p>
          </table:table-cell>
          <table:table-cell office:value-type="float" office:value="994157" calcext:value-type="float">
            <text:p>994157</text:p>
          </table:table-cell>
          <table:table-cell office:value-type="float" office:value="1974532" calcext:value-type="float">
            <text:p>1974532</text:p>
          </table:table-cell>
          <table:table-cell office:value-type="float" office:value="3378388" calcext:value-type="float">
            <text:p>3378388</text:p>
          </table:table-cell>
          <table:table-cell office:value-type="float" office:value="3458585" calcext:value-type="float">
            <text:p>3458585</text:p>
          </table:table-cell>
          <table:table-cell office:value-type="float" office:value="457590" calcext:value-type="float">
            <text:p>457590</text:p>
          </table:table-cell>
          <table:table-cell office:value-type="float" office:value="2409051" calcext:value-type="float">
            <text:p>2409051</text:p>
          </table:table-cell>
          <table:table-cell office:value-type="float" office:value="3949986" calcext:value-type="float">
            <text:p>3949986</text:p>
          </table:table-cell>
          <table:table-cell office:value-type="float" office:value="2199178" calcext:value-type="float">
            <text:p>2199178</text:p>
          </table:table-cell>
          <table:table-cell office:value-type="float" office:value="2718932" calcext:value-type="float">
            <text:p>2718932</text:p>
          </table:table-cell>
          <table:table-cell office:value-type="float" office:value="3977194" calcext:value-type="float">
            <text:p>3977194</text:p>
          </table:table-cell>
          <table:table-cell office:value-type="float" office:value="2384254" calcext:value-type="float">
            <text:p>2384254</text:p>
          </table:table-cell>
          <table:table-cell office:value-type="float" office:value="2748673" calcext:value-type="float">
            <text:p>2748673</text:p>
          </table:table-cell>
          <table:table-cell office:value-type="float" office:value="1464754" calcext:value-type="float">
            <text:p>1464754</text:p>
          </table:table-cell>
          <table:table-cell office:value-type="float" office:value="1610446" calcext:value-type="float">
            <text:p>1610446</text:p>
          </table:table-cell>
          <table:table-cell office:value-type="string" calcext:value-type="string">
            <text:p>2391.002514.608</text:p>
          </table:table-cell>
          <table:table-cell office:value-type="float" office:value="3557006" calcext:value-type="float">
            <text:p>3557006</text:p>
          </table:table-cell>
          <table:table-cell office:value-type="float" office:value="2388779" calcext:value-type="float">
            <text:p>2388779</text:p>
          </table:table-cell>
          <table:table-cell office:value-type="float" office:value="2399277" calcext:value-type="float">
            <text:p>2399277</text:p>
          </table:table-cell>
          <table:table-cell office:value-type="float" office:value="2742949" calcext:value-type="float">
            <text:p>2742949</text:p>
          </table:table-cell>
          <table:table-cell office:value-type="float" office:value="1465022" calcext:value-type="float">
            <text:p>1465022</text:p>
          </table:table-cell>
          <table:table-cell office:value-type="float" office:value="3952771" calcext:value-type="float">
            <text:p>3952771</text:p>
          </table:table-cell>
          <table:table-cell office:value-type="float" office:value="1139444" calcext:value-type="float">
            <text:p>1139444</text:p>
          </table:table-cell>
          <table:table-cell office:value-type="float" office:value="1674903" calcext:value-type="float">
            <text:p>1674903</text:p>
          </table:table-cell>
          <table:table-cell office:value-type="float" office:value="3518494" calcext:value-type="float">
            <text:p>3518494</text:p>
          </table:table-cell>
          <table:table-cell office:value-type="string" calcext:value-type="string">
            <text:p>1606.985379.332</text:p>
          </table:table-cell>
          <table:table-cell office:value-type="float" office:value="3918388" calcext:value-type="float">
            <text:p>3918388</text:p>
          </table:table-cell>
          <table:table-cell office:value-type="float" office:value="0" calcext:value-type="float">
            <text:p>0</text:p>
          </table:table-cell>
          <table:table-cell office:value-type="float" office:value="667971" calcext:value-type="float">
            <text:p>667971</text:p>
          </table:table-cell>
          <table:table-cell office:value-type="float" office:value="3265510" calcext:value-type="float">
            <text:p>3265510</text:p>
          </table:table-cell>
          <table:table-cell office:value-type="float" office:value="4021135" calcext:value-type="float">
            <text:p>4021135</text:p>
          </table:table-cell>
          <table:table-cell office:value-type="float" office:value="240520" calcext:value-type="float">
            <text:p>240520</text:p>
          </table:table-cell>
          <table:table-cell office:value-type="float" office:value="2422772" calcext:value-type="float">
            <text:p>2422772</text:p>
          </table:table-cell>
          <table:table-cell office:value-type="float" office:value="1834855" calcext:value-type="float">
            <text:p>1834855</text:p>
          </table:table-cell>
          <table:table-cell office:value-type="float" office:value="882336" calcext:value-type="float">
            <text:p>882336</text:p>
          </table:table-cell>
          <table:table-cell office:value-type="float" office:value="2683798" calcext:value-type="float">
            <text:p>2683798</text:p>
          </table:table-cell>
          <table:table-cell office:value-type="float" office:value="3682215" calcext:value-type="float">
            <text:p>3682215</text:p>
          </table:table-cell>
          <table:table-cell office:value-type="string" calcext:value-type="string">
            <text:p>1923.3113825.425</text:p>
          </table:table-cell>
          <table:table-cell office:value-type="float" office:value="2183297" calcext:value-type="float">
            <text:p>2183297</text:p>
          </table:table-cell>
          <table:table-cell office:value-type="float" office:value="2871977" calcext:value-type="float">
            <text:p>2871977</text:p>
          </table:table-cell>
          <table:table-cell office:value-type="float" office:value="2568410" calcext:value-type="float">
            <text:p>2568410</text:p>
          </table:table-cell>
          <table:table-cell office:value-type="float" office:value="387382" calcext:value-type="float">
            <text:p>387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1130" calcext:value-type="float">
            <text:p>3111130</text:p>
          </table:table-cell>
          <table:table-cell office:value-type="float" office:value="2939859" calcext:value-type="float">
            <text:p>2939859</text:p>
          </table:table-cell>
          <table:table-cell office:value-type="float" office:value="4652533" calcext:value-type="float">
            <text:p>4652533</text:p>
          </table:table-cell>
          <table:table-cell office:value-type="float" office:value="3362842" calcext:value-type="float">
            <text:p>3362842</text:p>
          </table:table-cell>
          <table:table-cell office:value-type="float" office:value="2694888" calcext:value-type="float">
            <text:p>2694888</text:p>
          </table:table-cell>
          <table:table-cell office:value-type="float" office:value="2803371" calcext:value-type="float">
            <text:p>2803371</text:p>
          </table:table-cell>
          <table:table-cell office:value-type="float" office:value="3465259" calcext:value-type="float">
            <text:p>3465259</text:p>
          </table:table-cell>
          <table:table-cell office:value-type="float" office:value="3368250" calcext:value-type="float">
            <text:p>3368250</text:p>
          </table:table-cell>
          <table:table-cell office:value-type="float" office:value="3604223" calcext:value-type="float">
            <text:p>3604223</text:p>
          </table:table-cell>
          <table:table-cell office:value-type="float" office:value="2908326" calcext:value-type="float">
            <text:p>2908326</text:p>
          </table:table-cell>
          <table:table-cell office:value-type="float" office:value="2211531" calcext:value-type="float">
            <text:p>2211531</text:p>
          </table:table-cell>
          <table:table-cell office:value-type="float" office:value="2505417" calcext:value-type="float">
            <text:p>2505417</text:p>
          </table:table-cell>
          <table:table-cell office:value-type="float" office:value="1964907" calcext:value-type="float">
            <text:p>1964907</text:p>
          </table:table-cell>
          <table:table-cell office:value-type="float" office:value="3505468" calcext:value-type="float">
            <text:p>3505468</text:p>
          </table:table-cell>
          <table:table-cell office:value-type="float" office:value="3975089" calcext:value-type="float">
            <text:p>3975089</text:p>
          </table:table-cell>
          <table:table-cell office:value-type="float" office:value="2928460" calcext:value-type="float">
            <text:p>2928460</text:p>
          </table:table-cell>
          <table:table-cell office:value-type="float" office:value="2696706" calcext:value-type="float">
            <text:p>2696706</text:p>
          </table:table-cell>
          <table:table-cell office:value-type="float" office:value="3782480" calcext:value-type="float">
            <text:p>3782480</text:p>
          </table:table-cell>
          <table:table-cell office:value-type="float" office:value="2680781" calcext:value-type="float">
            <text:p>2680781</text:p>
          </table:table-cell>
          <table:table-cell office:value-type="float" office:value="2834700" calcext:value-type="float">
            <text:p>2834700</text:p>
          </table:table-cell>
          <table:table-cell office:value-type="string" calcext:value-type="string">
            <text:p>121.5653563.741</text:p>
          </table:table-cell>
          <table:table-cell office:value-type="float" office:value="1402129" calcext:value-type="float">
            <text:p>1402129</text:p>
          </table:table-cell>
          <table:table-cell office:value-type="float" office:value="2248834" calcext:value-type="float">
            <text:p>2248834</text:p>
          </table:table-cell>
          <table:table-cell office:value-type="float" office:value="1962929" calcext:value-type="float">
            <text:p>1962929</text:p>
          </table:table-cell>
          <table:table-cell office:value-type="float" office:value="1695948" calcext:value-type="float">
            <text:p>1695948</text:p>
          </table:table-cell>
          <table:table-cell office:value-type="float" office:value="3365709" calcext:value-type="float">
            <text:p>3365709</text:p>
          </table:table-cell>
          <table:table-cell office:value-type="float" office:value="3727187" calcext:value-type="float">
            <text:p>3727187</text:p>
          </table:table-cell>
          <table:table-cell office:value-type="float" office:value="4084069" calcext:value-type="float">
            <text:p>4084069</text:p>
          </table:table-cell>
          <table:table-cell office:value-type="float" office:value="2532024" calcext:value-type="float">
            <text:p>2532024</text:p>
          </table:table-cell>
          <table:table-cell office:value-type="float" office:value="2146972" calcext:value-type="float">
            <text:p>2146972</text:p>
          </table:table-cell>
          <table:table-cell office:value-type="string" calcext:value-type="string">
            <text:p>2740.0721852.628</text:p>
          </table:table-cell>
          <table:table-cell office:value-type="float" office:value="1663190" calcext:value-type="float">
            <text:p>1663190</text:p>
          </table:table-cell>
          <table:table-cell office:value-type="float" office:value="2587578" calcext:value-type="float">
            <text:p>2587578</text:p>
          </table:table-cell>
          <table:table-cell office:value-type="float" office:value="281002" calcext:value-type="float">
            <text:p>281002</text:p>
          </table:table-cell>
          <table:table-cell office:value-type="float" office:value="4211014" calcext:value-type="float">
            <text:p>4211014</text:p>
          </table:table-cell>
          <table:table-cell office:value-type="float" office:value="3633807" calcext:value-type="float">
            <text:p>3633807</text:p>
          </table:table-cell>
          <table:table-cell office:value-type="float" office:value="2571094" calcext:value-type="float">
            <text:p>2571094</text:p>
          </table:table-cell>
          <table:table-cell office:value-type="float" office:value="4381529" calcext:value-type="float">
            <text:p>4381529</text:p>
          </table:table-cell>
          <table:table-cell office:value-type="float" office:value="4727119" calcext:value-type="float">
            <text:p>4727119</text:p>
          </table:table-cell>
          <table:table-cell office:value-type="float" office:value="3903755" calcext:value-type="float">
            <text:p>3903755</text:p>
          </table:table-cell>
          <table:table-cell office:value-type="string" calcext:value-type="string">
            <text:p>2372.1412159.350</text:p>
          </table:table-cell>
          <table:table-cell office:value-type="float" office:value="4205071" calcext:value-type="float">
            <text:p>4205071</text:p>
          </table:table-cell>
          <table:table-cell office:value-type="float" office:value="4593496" calcext:value-type="float">
            <text:p>4593496</text:p>
          </table:table-cell>
          <table:table-cell office:value-type="float" office:value="4379154" calcext:value-type="float">
            <text:p>4379154</text:p>
          </table:table-cell>
          <table:table-cell office:value-type="float" office:value="2320945" calcext:value-type="float">
            <text:p>2320945</text:p>
          </table:table-cell>
          <table:table-cell office:value-type="float" office:value="2850373" calcext:value-type="float">
            <text:p>2850373</text:p>
          </table:table-cell>
          <table:table-cell office:value-type="float" office:value="3256529" calcext:value-type="float">
            <text:p>3256529</text:p>
          </table:table-cell>
          <table:table-cell office:value-type="float" office:value="1604086" calcext:value-type="float">
            <text:p>1604086</text:p>
          </table:table-cell>
          <table:table-cell office:value-type="float" office:value="2638319" calcext:value-type="float">
            <text:p>2638319</text:p>
          </table:table-cell>
          <table:table-cell office:value-type="float" office:value="3992042" calcext:value-type="float">
            <text:p>3992042</text:p>
          </table:table-cell>
          <table:table-cell office:value-type="float" office:value="3973779" calcext:value-type="float">
            <text:p>3973779</text:p>
          </table:table-cell>
          <table:table-cell office:value-type="float" office:value="1061445" calcext:value-type="float">
            <text:p>1061445</text:p>
          </table:table-cell>
          <table:table-cell office:value-type="float" office:value="3029704" calcext:value-type="float">
            <text:p>3029704</text:p>
          </table:table-cell>
          <table:table-cell office:value-type="float" office:value="4556915" calcext:value-type="float">
            <text:p>4556915</text:p>
          </table:table-cell>
          <table:table-cell office:value-type="float" office:value="2740497" calcext:value-type="float">
            <text:p>2740497</text:p>
          </table:table-cell>
          <table:table-cell office:value-type="float" office:value="3364048" calcext:value-type="float">
            <text:p>3364048</text:p>
          </table:table-cell>
          <table:table-cell office:value-type="float" office:value="4532211" calcext:value-type="float">
            <text:p>4532211</text:p>
          </table:table-cell>
          <table:table-cell office:value-type="float" office:value="3035088" calcext:value-type="float">
            <text:p>3035088</text:p>
          </table:table-cell>
          <table:table-cell office:value-type="float" office:value="3405708" calcext:value-type="float">
            <text:p>3405708</text:p>
          </table:table-cell>
          <table:table-cell office:value-type="float" office:value="2123763" calcext:value-type="float">
            <text:p>2123763</text:p>
          </table:table-cell>
          <table:table-cell office:value-type="string" calcext:value-type="string">
            <text:p>2261.5432866.640</text:p>
          </table:table-cell>
          <table:table-cell office:value-type="float" office:value="862741" calcext:value-type="float">
            <text:p>862741</text:p>
          </table:table-cell>
          <table:table-cell office:value-type="float" office:value="3967002" calcext:value-type="float">
            <text:p>3967002</text:p>
          </table:table-cell>
          <table:table-cell office:value-type="float" office:value="3039768" calcext:value-type="float">
            <text:p>3039768</text:p>
          </table:table-cell>
          <table:table-cell office:value-type="float" office:value="2786071" calcext:value-type="float">
            <text:p>2786071</text:p>
          </table:table-cell>
          <table:table-cell office:value-type="float" office:value="3381424" calcext:value-type="float">
            <text:p>3381424</text:p>
          </table:table-cell>
          <table:table-cell office:value-type="float" office:value="2024722" calcext:value-type="float">
            <text:p>2024722</text:p>
          </table:table-cell>
          <table:table-cell office:value-type="float" office:value="4560116" calcext:value-type="float">
            <text:p>4560116</text:p>
          </table:table-cell>
          <table:table-cell office:value-type="float" office:value="690649" calcext:value-type="float">
            <text:p>690649</text:p>
          </table:table-cell>
          <table:table-cell office:value-type="float" office:value="2238940" calcext:value-type="float">
            <text:p>2238940</text:p>
          </table:table-cell>
          <table:table-cell office:value-type="float" office:value="4167987" calcext:value-type="float">
            <text:p>4167987</text:p>
          </table:table-cell>
          <table:table-cell office:value-type="float" office:value="2191630" calcext:value-type="float">
            <text:p>2191630</text:p>
          </table:table-cell>
          <table:table-cell office:value-type="float" office:value="1024822" calcext:value-type="float">
            <text:p>1024822</text:p>
          </table:table-cell>
          <table:table-cell office:value-type="float" office:value="4479666" calcext:value-type="float">
            <text:p>4479666</text:p>
          </table:table-cell>
          <table:table-cell office:value-type="float" office:value="667971" calcext:value-type="float">
            <text:p>667971</text:p>
          </table:table-cell>
          <table:table-cell office:value-type="float" office:value="0" calcext:value-type="float">
            <text:p>0</text:p>
          </table:table-cell>
          <table:table-cell office:value-type="float" office:value="3825234" calcext:value-type="float">
            <text:p>3825234</text:p>
          </table:table-cell>
          <table:table-cell office:value-type="float" office:value="4599592" calcext:value-type="float">
            <text:p>4599592</text:p>
          </table:table-cell>
          <table:table-cell office:value-type="float" office:value="430675" calcext:value-type="float">
            <text:p>430675</text:p>
          </table:table-cell>
          <table:table-cell office:value-type="float" office:value="2845803" calcext:value-type="float">
            <text:p>2845803</text:p>
          </table:table-cell>
          <table:table-cell office:value-type="float" office:value="2333194" calcext:value-type="float">
            <text:p>2333194</text:p>
          </table:table-cell>
          <table:table-cell office:value-type="float" office:value="406864" calcext:value-type="float">
            <text:p>406864</text:p>
          </table:table-cell>
          <table:table-cell office:value-type="float" office:value="3339698" calcext:value-type="float">
            <text:p>3339698</text:p>
          </table:table-cell>
          <table:table-cell office:value-type="string" calcext:value-type="string">
            <text:p>4254.5662484.825</text:p>
          </table:table-cell>
          <table:table-cell office:value-type="float" office:value="4327871" calcext:value-type="float">
            <text:p>4327871</text:p>
          </table:table-cell>
          <table:table-cell office:value-type="float" office:value="2723504" calcext:value-type="float">
            <text:p>2723504</text:p>
          </table:table-cell>
          <table:table-cell office:value-type="float" office:value="3464605" calcext:value-type="float">
            <text:p>3464605</text:p>
          </table:table-cell>
          <table:table-cell office:value-type="float" office:value="3199964" calcext:value-type="float">
            <text:p>3199964</text:p>
          </table:table-cell>
          <table:table-cell office:value-type="float" office:value="932343" calcext:value-type="float">
            <text:p>9323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7774" calcext:value-type="float">
            <text:p>1557774</text:p>
          </table:table-cell>
          <table:table-cell office:value-type="float" office:value="1108697" calcext:value-type="float">
            <text:p>1108697</text:p>
          </table:table-cell>
          <table:table-cell office:value-type="float" office:value="947313" calcext:value-type="float">
            <text:p>947313</text:p>
          </table:table-cell>
          <table:table-cell office:value-type="float" office:value="925562" calcext:value-type="float">
            <text:p>925562</text:p>
          </table:table-cell>
          <table:table-cell office:value-type="float" office:value="1395758" calcext:value-type="float">
            <text:p>1395758</text:p>
          </table:table-cell>
          <table:table-cell office:value-type="float" office:value="2719266" calcext:value-type="float">
            <text:p>2719266</text:p>
          </table:table-cell>
          <table:table-cell office:value-type="float" office:value="1194531" calcext:value-type="float">
            <text:p>1194531</text:p>
          </table:table-cell>
          <table:table-cell office:value-type="float" office:value="1119493" calcext:value-type="float">
            <text:p>1119493</text:p>
          </table:table-cell>
          <table:table-cell office:value-type="float" office:value="518623" calcext:value-type="float">
            <text:p>518623</text:p>
          </table:table-cell>
          <table:table-cell office:value-type="float" office:value="2968843" calcext:value-type="float">
            <text:p>2968843</text:p>
          </table:table-cell>
          <table:table-cell office:value-type="float" office:value="1916690" calcext:value-type="float">
            <text:p>1916690</text:p>
          </table:table-cell>
          <table:table-cell office:value-type="string" calcext:value-type="string">
            <text:p>1832.9122811.154</text:p>
          </table:table-cell>
          <table:table-cell office:value-type="float" office:value="1580285" calcext:value-type="float">
            <text:p>1580285</text:p>
          </table:table-cell>
          <table:table-cell office:value-type="float" office:value="235907" calcext:value-type="float">
            <text:p>235907</text:p>
          </table:table-cell>
          <table:table-cell office:value-type="float" office:value="1322475" calcext:value-type="float">
            <text:p>1322475</text:p>
          </table:table-cell>
          <table:table-cell office:value-type="float" office:value="3392762" calcext:value-type="float">
            <text:p>3392762</text:p>
          </table:table-cell>
          <table:table-cell office:value-type="float" office:value="180314" calcext:value-type="float">
            <text:p>180314</text:p>
          </table:table-cell>
          <table:table-cell office:value-type="float" office:value="3237948" calcext:value-type="float">
            <text:p>3237948</text:p>
          </table:table-cell>
          <table:table-cell office:value-type="float" office:value="2856936" calcext:value-type="float">
            <text:p>2856936</text:p>
          </table:table-cell>
          <table:table-cell office:value-type="float" office:value="3924771" calcext:value-type="float">
            <text:p>3924771</text:p>
          </table:table-cell>
          <table:table-cell office:value-type="float" office:value="301684" calcext:value-type="float">
            <text:p>301684</text:p>
          </table:table-cell>
          <table:table-cell office:value-type="float" office:value="2451165" calcext:value-type="float">
            <text:p>2451165</text:p>
          </table:table-cell>
          <table:table-cell office:value-type="string" calcext:value-type="string">
            <text:p>1616.6763574.405</text:p>
          </table:table-cell>
          <table:table-cell office:value-type="float" office:value="2176574" calcext:value-type="float">
            <text:p>2176574</text:p>
          </table:table-cell>
          <table:table-cell office:value-type="float" office:value="545066" calcext:value-type="float">
            <text:p>545066</text:p>
          </table:table-cell>
          <table:table-cell office:value-type="float" office:value="1852601" calcext:value-type="float">
            <text:p>1852601</text:p>
          </table:table-cell>
          <table:table-cell office:value-type="float" office:value="987296" calcext:value-type="float">
            <text:p>987296</text:p>
          </table:table-cell>
          <table:table-cell office:value-type="float" office:value="1624438" calcext:value-type="float">
            <text:p>1624438</text:p>
          </table:table-cell>
          <table:table-cell office:value-type="float" office:value="3787385" calcext:value-type="float">
            <text:p>3787385</text:p>
          </table:table-cell>
          <table:table-cell office:value-type="float" office:value="1143082" calcext:value-type="float">
            <text:p>1143082</text:p>
          </table:table-cell>
          <table:table-cell office:value-type="float" office:value="4160550" calcext:value-type="float">
            <text:p>4160550</text:p>
          </table:table-cell>
          <table:table-cell office:value-type="float" office:value="2234665" calcext:value-type="float">
            <text:p>2234665</text:p>
          </table:table-cell>
          <table:table-cell office:value-type="float" office:value="2647000" calcext:value-type="float">
            <text:p>2647000</text:p>
          </table:table-cell>
          <table:table-cell office:value-type="float" office:value="3738426" calcext:value-type="float">
            <text:p>3738426</text:p>
          </table:table-cell>
          <table:table-cell office:value-type="float" office:value="409352" calcext:value-type="float">
            <text:p>409352</text:p>
          </table:table-cell>
          <table:table-cell office:value-type="float" office:value="504790" calcext:value-type="float">
            <text:p>504790</text:p>
          </table:table-cell>
          <table:table-cell office:value-type="float" office:value="1265225" calcext:value-type="float">
            <text:p>1265225</text:p>
          </table:table-cell>
          <table:table-cell office:value-type="float" office:value="556597" calcext:value-type="float">
            <text:p>556597</text:p>
          </table:table-cell>
          <table:table-cell office:value-type="float" office:value="965680" calcext:value-type="float">
            <text:p>965680</text:p>
          </table:table-cell>
          <table:table-cell office:value-type="float" office:value="887839" calcext:value-type="float">
            <text:p>887839</text:p>
          </table:table-cell>
          <table:table-cell office:value-type="float" office:value="2617875" calcext:value-type="float">
            <text:p>2617875</text:p>
          </table:table-cell>
          <table:table-cell office:value-type="float" office:value="1851598" calcext:value-type="float">
            <text:p>1851598</text:p>
          </table:table-cell>
          <table:table-cell office:value-type="float" office:value="380396" calcext:value-type="float">
            <text:p>380396</text:p>
          </table:table-cell>
          <table:table-cell office:value-type="float" office:value="806043" calcext:value-type="float">
            <text:p>806043</text:p>
          </table:table-cell>
          <table:table-cell office:value-type="float" office:value="723597" calcext:value-type="float">
            <text:p>723597</text:p>
          </table:table-cell>
          <table:table-cell office:value-type="float" office:value="3833036" calcext:value-type="float">
            <text:p>3833036</text:p>
          </table:table-cell>
          <table:table-cell office:value-type="float" office:value="1018440" calcext:value-type="float">
            <text:p>1018440</text:p>
          </table:table-cell>
          <table:table-cell office:value-type="string" calcext:value-type="string">
            <text:p>937.3913021.494</text:p>
          </table:table-cell>
          <table:table-cell office:value-type="float" office:value="1803856" calcext:value-type="float">
            <text:p>1803856</text:p>
          </table:table-cell>
          <table:table-cell office:value-type="float" office:value="631805" calcext:value-type="float">
            <text:p>631805</text:p>
          </table:table-cell>
          <table:table-cell office:value-type="float" office:value="442018" calcext:value-type="float">
            <text:p>442018</text:p>
          </table:table-cell>
          <table:table-cell office:value-type="float" office:value="2808879" calcext:value-type="float">
            <text:p>2808879</text:p>
          </table:table-cell>
          <table:table-cell office:value-type="float" office:value="1029342" calcext:value-type="float">
            <text:p>1029342</text:p>
          </table:table-cell>
          <table:table-cell office:value-type="float" office:value="907331" calcext:value-type="float">
            <text:p>907331</text:p>
          </table:table-cell>
          <table:table-cell office:value-type="float" office:value="3497060" calcext:value-type="float">
            <text:p>3497060</text:p>
          </table:table-cell>
          <table:table-cell office:value-type="float" office:value="1142748" calcext:value-type="float">
            <text:p>1142748</text:p>
          </table:table-cell>
          <table:table-cell office:value-type="float" office:value="711857" calcext:value-type="float">
            <text:p>711857</text:p>
          </table:table-cell>
          <table:table-cell office:value-type="float" office:value="1361855" calcext:value-type="float">
            <text:p>1361855</text:p>
          </table:table-cell>
          <table:table-cell office:value-type="float" office:value="1376154" calcext:value-type="float">
            <text:p>1376154</text:p>
          </table:table-cell>
          <table:table-cell office:value-type="string" calcext:value-type="string">
            <text:p>2031.2932589.865</text:p>
          </table:table-cell>
          <table:table-cell office:value-type="float" office:value="1103087" calcext:value-type="float">
            <text:p>1103087</text:p>
          </table:table-cell>
          <table:table-cell office:value-type="float" office:value="2969280" calcext:value-type="float">
            <text:p>2969280</text:p>
          </table:table-cell>
          <table:table-cell office:value-type="float" office:value="1225910" calcext:value-type="float">
            <text:p>1225910</text:p>
          </table:table-cell>
          <table:table-cell office:value-type="float" office:value="1362251" calcext:value-type="float">
            <text:p>1362251</text:p>
          </table:table-cell>
          <table:table-cell office:value-type="float" office:value="4282473" calcext:value-type="float">
            <text:p>4282473</text:p>
          </table:table-cell>
          <table:table-cell office:value-type="float" office:value="1032667" calcext:value-type="float">
            <text:p>1032667</text:p>
          </table:table-cell>
          <table:table-cell office:value-type="float" office:value="3234502" calcext:value-type="float">
            <text:p>3234502</text:p>
          </table:table-cell>
          <table:table-cell office:value-type="float" office:value="913394" calcext:value-type="float">
            <text:p>913394</text:p>
          </table:table-cell>
          <table:table-cell office:value-type="float" office:value="4404135" calcext:value-type="float">
            <text:p>4404135</text:p>
          </table:table-cell>
          <table:table-cell office:value-type="string" calcext:value-type="string">
            <text:p>3239.6491285.263</text:p>
          </table:table-cell>
          <table:table-cell office:value-type="float" office:value="3118385" calcext:value-type="float">
            <text:p>3118385</text:p>
          </table:table-cell>
          <table:table-cell office:value-type="float" office:value="2894618" calcext:value-type="float">
            <text:p>2894618</text:p>
          </table:table-cell>
          <table:table-cell office:value-type="float" office:value="654591" calcext:value-type="float">
            <text:p>654591</text:p>
          </table:table-cell>
          <table:table-cell office:value-type="float" office:value="3265510" calcext:value-type="float">
            <text:p>3265510</text:p>
          </table:table-cell>
          <table:table-cell office:value-type="float" office:value="3825234" calcext:value-type="float">
            <text:p>3825234</text:p>
          </table:table-cell>
          <table:table-cell office:value-type="float" office:value="0" calcext:value-type="float">
            <text:p>0</text:p>
          </table:table-cell>
          <table:table-cell office:value-type="float" office:value="793776" calcext:value-type="float">
            <text:p>793776</text:p>
          </table:table-cell>
          <table:table-cell office:value-type="float" office:value="3443482" calcext:value-type="float">
            <text:p>3443482</text:p>
          </table:table-cell>
          <table:table-cell office:value-type="float" office:value="1306051" calcext:value-type="float">
            <text:p>1306051</text:p>
          </table:table-cell>
          <table:table-cell office:value-type="float" office:value="1521473" calcext:value-type="float">
            <text:p>1521473</text:p>
          </table:table-cell>
          <table:table-cell office:value-type="string" calcext:value-type="string">
            <text:p>4137.0311359.915</text:p>
          </table:table-cell>
          <table:table-cell office:value-type="float" office:value="443952" calcext:value-type="float">
            <text:p>443952</text:p>
          </table:table-cell>
          <table:table-cell office:value-type="float" office:value="3301340" calcext:value-type="float">
            <text:p>3301340</text:p>
          </table:table-cell>
          <table:table-cell office:value-type="float" office:value="757001" calcext:value-type="float">
            <text:p>757001</text:p>
          </table:table-cell>
          <table:table-cell office:value-type="float" office:value="3497948" calcext:value-type="float">
            <text:p>3497948</text:p>
          </table:table-cell>
          <table:table-cell office:value-type="float" office:value="498985" calcext:value-type="float">
            <text:p>498985</text:p>
          </table:table-cell>
          <table:table-cell office:value-type="float" office:value="1022803" calcext:value-type="float">
            <text:p>1022803</text:p>
          </table:table-cell>
          <table:table-cell office:value-type="float" office:value="3317188" calcext:value-type="float">
            <text:p>3317188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18666" calcext:value-type="float">
            <text:p>2018666</text:p>
          </table:table-cell>
          <table:table-cell office:value-type="float" office:value="1757952" calcext:value-type="float">
            <text:p>1757952</text:p>
          </table:table-cell>
          <table:table-cell office:value-type="float" office:value="318220" calcext:value-type="float">
            <text:p>318220</text:p>
          </table:table-cell>
          <table:table-cell office:value-type="float" office:value="1616936" calcext:value-type="float">
            <text:p>1616936</text:p>
          </table:table-cell>
          <table:table-cell office:value-type="float" office:value="2171555" calcext:value-type="float">
            <text:p>2171555</text:p>
          </table:table-cell>
          <table:table-cell office:value-type="float" office:value="3180559" calcext:value-type="float">
            <text:p>3180559</text:p>
          </table:table-cell>
          <table:table-cell office:value-type="float" office:value="1569462" calcext:value-type="float">
            <text:p>1569462</text:p>
          </table:table-cell>
          <table:table-cell office:value-type="float" office:value="1560321" calcext:value-type="float">
            <text:p>1560321</text:p>
          </table:table-cell>
          <table:table-cell office:value-type="float" office:value="1053568" calcext:value-type="float">
            <text:p>1053568</text:p>
          </table:table-cell>
          <table:table-cell office:value-type="float" office:value="3407215" calcext:value-type="float">
            <text:p>3407215</text:p>
          </table:table-cell>
          <table:table-cell office:value-type="string" calcext:value-type="string">
            <text:p>2590.2572442.029</text:p>
          </table:table-cell>
          <table:table-cell office:value-type="float" office:value="3429282" calcext:value-type="float">
            <text:p>3429282</text:p>
          </table:table-cell>
          <table:table-cell office:value-type="float" office:value="1883710" calcext:value-type="float">
            <text:p>1883710</text:p>
          </table:table-cell>
          <table:table-cell office:value-type="float" office:value="624888" calcext:value-type="float">
            <text:p>624888</text:p>
          </table:table-cell>
          <table:table-cell office:value-type="float" office:value="1905007" calcext:value-type="float">
            <text:p>1905007</text:p>
          </table:table-cell>
          <table:table-cell office:value-type="float" office:value="3879449" calcext:value-type="float">
            <text:p>3879449</text:p>
          </table:table-cell>
          <table:table-cell office:value-type="float" office:value="817324" calcext:value-type="float">
            <text:p>817324</text:p>
          </table:table-cell>
          <table:table-cell office:value-type="float" office:value="3724322" calcext:value-type="float">
            <text:p>3724322</text:p>
          </table:table-cell>
          <table:table-cell office:value-type="float" office:value="3310327" calcext:value-type="float">
            <text:p>3310327</text:p>
          </table:table-cell>
          <table:table-cell office:value-type="float" office:value="4696061" calcext:value-type="float">
            <text:p>4696061</text:p>
          </table:table-cell>
          <table:table-cell office:value-type="float" office:value="1035857" calcext:value-type="float">
            <text:p>1035857</text:p>
          </table:table-cell>
          <table:table-cell office:value-type="float" office:value="3238000" calcext:value-type="float">
            <text:p>3238000</text:p>
          </table:table-cell>
          <table:table-cell office:value-type="float" office:value="2409041" calcext:value-type="float">
            <text:p>2409041</text:p>
          </table:table-cell>
          <table:table-cell office:value-type="float" office:value="4178009" calcext:value-type="float">
            <text:p>4178009</text:p>
          </table:table-cell>
          <table:table-cell office:value-type="float" office:value="2967116" calcext:value-type="float">
            <text:p>2967116</text:p>
          </table:table-cell>
          <table:table-cell office:value-type="float" office:value="1243937" calcext:value-type="float">
            <text:p>1243937</text:p>
          </table:table-cell>
          <table:table-cell office:value-type="float" office:value="2055512" calcext:value-type="float">
            <text:p>2055512</text:p>
          </table:table-cell>
          <table:table-cell office:value-type="float" office:value="1327697" calcext:value-type="float">
            <text:p>1327697</text:p>
          </table:table-cell>
          <table:table-cell office:value-type="float" office:value="2399627" calcext:value-type="float">
            <text:p>2399627</text:p>
          </table:table-cell>
          <table:table-cell office:value-type="float" office:value="4370088" calcext:value-type="float">
            <text:p>4370088</text:p>
          </table:table-cell>
          <table:table-cell office:value-type="float" office:value="1936708" calcext:value-type="float">
            <text:p>1936708</text:p>
          </table:table-cell>
          <table:table-cell office:value-type="string" calcext:value-type="string">
            <text:p>4793.1433026.708</text:p>
          </table:table-cell>
          <table:table-cell office:value-type="float" office:value="3156373" calcext:value-type="float">
            <text:p>3156373</text:p>
          </table:table-cell>
          <table:table-cell office:value-type="float" office:value="4500056" calcext:value-type="float">
            <text:p>4500056</text:p>
          </table:table-cell>
          <table:table-cell office:value-type="float" office:value="389974" calcext:value-type="float">
            <text:p>389974</text:p>
          </table:table-cell>
          <table:table-cell office:value-type="float" office:value="1182209" calcext:value-type="float">
            <text:p>1182209</text:p>
          </table:table-cell>
          <table:table-cell office:value-type="float" office:value="2054562" calcext:value-type="float">
            <text:p>2054562</text:p>
          </table:table-cell>
          <table:table-cell office:value-type="float" office:value="300568" calcext:value-type="float">
            <text:p>300568</text:p>
          </table:table-cell>
          <table:table-cell office:value-type="float" office:value="224357" calcext:value-type="float">
            <text:p>224357</text:p>
          </table:table-cell>
          <table:table-cell office:value-type="float" office:value="1056071" calcext:value-type="float">
            <text:p>1056071</text:p>
          </table:table-cell>
          <table:table-cell office:value-type="float" office:value="3172605" calcext:value-type="float">
            <text:p>3172605</text:p>
          </table:table-cell>
          <table:table-cell office:value-type="float" office:value="2643259" calcext:value-type="float">
            <text:p>2643259</text:p>
          </table:table-cell>
          <table:table-cell office:value-type="string" calcext:value-type="string">
            <text:p>425.86976.479</text:p>
          </table:table-cell>
          <table:table-cell office:value-type="float" office:value="391894" calcext:value-type="float">
            <text:p>391894</text:p>
          </table:table-cell>
          <table:table-cell office:value-type="float" office:value="4392726" calcext:value-type="float">
            <text:p>4392726</text:p>
          </table:table-cell>
          <table:table-cell office:value-type="float" office:value="1757718" calcext:value-type="float">
            <text:p>1757718</text:p>
          </table:table-cell>
          <table:table-cell office:value-type="float" office:value="1495075" calcext:value-type="float">
            <text:p>1495075</text:p>
          </table:table-cell>
          <table:table-cell office:value-type="float" office:value="3683025" calcext:value-type="float">
            <text:p>3683025</text:p>
          </table:table-cell>
          <table:table-cell office:value-type="float" office:value="2379637" calcext:value-type="float">
            <text:p>2379637</text:p>
          </table:table-cell>
          <table:table-cell office:value-type="float" office:value="780750" calcext:value-type="float">
            <text:p>780750</text:p>
          </table:table-cell>
          <table:table-cell office:value-type="float" office:value="890850" calcext:value-type="float">
            <text:p>890850</text:p>
          </table:table-cell>
          <table:table-cell office:value-type="float" office:value="3567711" calcext:value-type="float">
            <text:p>3567711</text:p>
          </table:table-cell>
          <table:table-cell office:value-type="float" office:value="1667295" calcext:value-type="float">
            <text:p>1667295</text:p>
          </table:table-cell>
          <table:table-cell office:value-type="float" office:value="400451" calcext:value-type="float">
            <text:p>400451</text:p>
          </table:table-cell>
          <table:table-cell office:value-type="string" calcext:value-type="string">
            <text:p>3979.0501579.727</text:p>
          </table:table-cell>
          <table:table-cell office:value-type="float" office:value="289126" calcext:value-type="float">
            <text:p>289126</text:p>
          </table:table-cell>
          <table:table-cell office:value-type="float" office:value="1891280" calcext:value-type="float">
            <text:p>1891280</text:p>
          </table:table-cell>
          <table:table-cell office:value-type="float" office:value="1746685" calcext:value-type="float">
            <text:p>1746685</text:p>
          </table:table-cell>
          <table:table-cell office:value-type="float" office:value="2704709" calcext:value-type="float">
            <text:p>2704709</text:p>
          </table:table-cell>
          <table:table-cell office:value-type="float" office:value="3168028" calcext:value-type="float">
            <text:p>3168028</text:p>
          </table:table-cell>
          <table:table-cell office:value-type="float" office:value="1887857" calcext:value-type="float">
            <text:p>1887857</text:p>
          </table:table-cell>
          <table:table-cell office:value-type="float" office:value="3749093" calcext:value-type="float">
            <text:p>3749093</text:p>
          </table:table-cell>
          <table:table-cell office:value-type="float" office:value="1637607" calcext:value-type="float">
            <text:p>1637607</text:p>
          </table:table-cell>
          <table:table-cell office:value-type="float" office:value="1889701" calcext:value-type="float">
            <text:p>1889701</text:p>
          </table:table-cell>
          <table:table-cell office:value-type="string" calcext:value-type="string">
            <text:p>4795.8551490.901</text:p>
          </table:table-cell>
          <table:table-cell office:value-type="float" office:value="3829528" calcext:value-type="float">
            <text:p>3829528</text:p>
          </table:table-cell>
          <table:table-cell office:value-type="float" office:value="406480" calcext:value-type="float">
            <text:p>406480</text:p>
          </table:table-cell>
          <table:table-cell office:value-type="float" office:value="5160343" calcext:value-type="float">
            <text:p>5160343</text:p>
          </table:table-cell>
          <table:table-cell office:value-type="float" office:value="3801608" calcext:value-type="float">
            <text:p>3801608</text:p>
          </table:table-cell>
          <table:table-cell office:value-type="float" office:value="1254656" calcext:value-type="float">
            <text:p>1254656</text:p>
          </table:table-cell>
          <table:table-cell office:value-type="float" office:value="3689007" calcext:value-type="float">
            <text:p>3689007</text:p>
          </table:table-cell>
          <table:table-cell office:value-type="float" office:value="3645427" calcext:value-type="float">
            <text:p>3645427</text:p>
          </table:table-cell>
          <table:table-cell office:value-type="float" office:value="237228" calcext:value-type="float">
            <text:p>237228</text:p>
          </table:table-cell>
          <table:table-cell office:value-type="float" office:value="4021135" calcext:value-type="float">
            <text:p>4021135</text:p>
          </table:table-cell>
          <table:table-cell office:value-type="float" office:value="4599592" calcext:value-type="float">
            <text:p>4599592</text:p>
          </table:table-cell>
          <table:table-cell office:value-type="float" office:value="793776" calcext:value-type="float">
            <text:p>793776</text:p>
          </table:table-cell>
          <table:table-cell office:value-type="float" office:value="0" calcext:value-type="float">
            <text:p>0</text:p>
          </table:table-cell>
          <table:table-cell office:value-type="float" office:value="4208665" calcext:value-type="float">
            <text:p>4208665</text:p>
          </table:table-cell>
          <table:table-cell office:value-type="float" office:value="2068316" calcext:value-type="float">
            <text:p>2068316</text:p>
          </table:table-cell>
          <table:table-cell office:value-type="float" office:value="2313131" calcext:value-type="float">
            <text:p>2313131</text:p>
          </table:table-cell>
          <table:table-cell office:value-type="float" office:value="4899138" calcext:value-type="float">
            <text:p>4899138</text:p>
          </table:table-cell>
          <table:table-cell office:value-type="float" office:value="1762273" calcext:value-type="float">
            <text:p>1762273</text:p>
          </table:table-cell>
          <table:table-cell office:value-type="float" office:value="350228" calcext:value-type="float">
            <text:p>350228</text:p>
          </table:table-cell>
          <table:table-cell office:value-type="float" office:value="3823073" calcext:value-type="float">
            <text:p>3823073</text:p>
          </table:table-cell>
          <table:table-cell office:value-type="float" office:value="850311" calcext:value-type="float">
            <text:p>850311</text:p>
          </table:table-cell>
          <table:table-cell office:value-type="float" office:value="3982929" calcext:value-type="float">
            <text:p>3982929</text:p>
          </table:table-cell>
          <table:table-cell office:value-type="float" office:value="1154654" calcext:value-type="float">
            <text:p>1154654</text:p>
          </table:table-cell>
          <table:table-cell office:value-type="float" office:value="1578032" calcext:value-type="float">
            <text:p>1578032</text:p>
          </table:table-cell>
          <table:table-cell office:value-type="float" office:value="4042876" calcext:value-type="float">
            <text:p>4042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81091" calcext:value-type="float">
            <text:p>2681091</text:p>
          </table:table-cell>
          <table:table-cell office:value-type="float" office:value="2525474" calcext:value-type="float">
            <text:p>2525474</text:p>
          </table:table-cell>
          <table:table-cell office:value-type="float" office:value="4249746" calcext:value-type="float">
            <text:p>4249746</text:p>
          </table:table-cell>
          <table:table-cell office:value-type="float" office:value="3039613" calcext:value-type="float">
            <text:p>3039613</text:p>
          </table:table-cell>
          <table:table-cell office:value-type="float" office:value="2384941" calcext:value-type="float">
            <text:p>2384941</text:p>
          </table:table-cell>
          <table:table-cell office:value-type="float" office:value="2400878" calcext:value-type="float">
            <text:p>2400878</text:p>
          </table:table-cell>
          <table:table-cell office:value-type="float" office:value="3039419" calcext:value-type="float">
            <text:p>3039419</text:p>
          </table:table-cell>
          <table:table-cell office:value-type="float" office:value="2944589" calcext:value-type="float">
            <text:p>2944589</text:p>
          </table:table-cell>
          <table:table-cell office:value-type="float" office:value="3199531" calcext:value-type="float">
            <text:p>3199531</text:p>
          </table:table-cell>
          <table:table-cell office:value-type="float" office:value="2521128" calcext:value-type="float">
            <text:p>2521128</text:p>
          </table:table-cell>
          <table:table-cell office:value-type="float" office:value="1783370" calcext:value-type="float">
            <text:p>1783370</text:p>
          </table:table-cell>
          <table:table-cell office:value-type="float" office:value="2075173" calcext:value-type="float">
            <text:p>2075173</text:p>
          </table:table-cell>
          <table:table-cell office:value-type="float" office:value="1564508" calcext:value-type="float">
            <text:p>1564508</text:p>
          </table:table-cell>
          <table:table-cell office:value-type="float" office:value="3074995" calcext:value-type="float">
            <text:p>3074995</text:p>
          </table:table-cell>
          <table:table-cell office:value-type="float" office:value="3583804" calcext:value-type="float">
            <text:p>3583804</text:p>
          </table:table-cell>
          <table:table-cell office:value-type="float" office:value="2504477" calcext:value-type="float">
            <text:p>2504477</text:p>
          </table:table-cell>
          <table:table-cell office:value-type="float" office:value="2350611" calcext:value-type="float">
            <text:p>2350611</text:p>
          </table:table-cell>
          <table:table-cell office:value-type="float" office:value="3391554" calcext:value-type="float">
            <text:p>3391554</text:p>
          </table:table-cell>
          <table:table-cell office:value-type="float" office:value="2319611" calcext:value-type="float">
            <text:p>2319611</text:p>
          </table:table-cell>
          <table:table-cell office:value-type="float" office:value="2440647" calcext:value-type="float">
            <text:p>2440647</text:p>
          </table:table-cell>
          <table:table-cell office:value-type="string" calcext:value-type="string">
            <text:p>500.0653174.139</text:p>
          </table:table-cell>
          <table:table-cell office:value-type="float" office:value="1079159" calcext:value-type="float">
            <text:p>1079159</text:p>
          </table:table-cell>
          <table:table-cell office:value-type="float" office:value="1902412" calcext:value-type="float">
            <text:p>1902412</text:p>
          </table:table-cell>
          <table:table-cell office:value-type="float" office:value="1665675" calcext:value-type="float">
            <text:p>1665675</text:p>
          </table:table-cell>
          <table:table-cell office:value-type="float" office:value="1372228" calcext:value-type="float">
            <text:p>1372228</text:p>
          </table:table-cell>
          <table:table-cell office:value-type="float" office:value="2968765" calcext:value-type="float">
            <text:p>2968765</text:p>
          </table:table-cell>
          <table:table-cell office:value-type="float" office:value="3296911" calcext:value-type="float">
            <text:p>3296911</text:p>
          </table:table-cell>
          <table:table-cell office:value-type="float" office:value="3763757" calcext:value-type="float">
            <text:p>3763757</text:p>
          </table:table-cell>
          <table:table-cell office:value-type="float" office:value="2243553" calcext:value-type="float">
            <text:p>2243553</text:p>
          </table:table-cell>
          <table:table-cell office:value-type="float" office:value="1877381" calcext:value-type="float">
            <text:p>1877381</text:p>
          </table:table-cell>
          <table:table-cell office:value-type="string" calcext:value-type="string">
            <text:p>2387.6371685.758</text:p>
          </table:table-cell>
          <table:table-cell office:value-type="float" office:value="1355310" calcext:value-type="float">
            <text:p>1355310</text:p>
          </table:table-cell>
          <table:table-cell office:value-type="float" office:value="2181003" calcext:value-type="float">
            <text:p>2181003</text:p>
          </table:table-cell>
          <table:table-cell office:value-type="float" office:value="300308" calcext:value-type="float">
            <text:p>300308</text:p>
          </table:table-cell>
          <table:table-cell office:value-type="float" office:value="3821888" calcext:value-type="float">
            <text:p>3821888</text:p>
          </table:table-cell>
          <table:table-cell office:value-type="float" office:value="3282033" calcext:value-type="float">
            <text:p>3282033</text:p>
          </table:table-cell>
          <table:table-cell office:value-type="float" office:value="2204738" calcext:value-type="float">
            <text:p>2204738</text:p>
          </table:table-cell>
          <table:table-cell office:value-type="float" office:value="3999986" calcext:value-type="float">
            <text:p>3999986</text:p>
          </table:table-cell>
          <table:table-cell office:value-type="float" office:value="4328962" calcext:value-type="float">
            <text:p>4328962</text:p>
          </table:table-cell>
          <table:table-cell office:value-type="float" office:value="3485279" calcext:value-type="float">
            <text:p>3485279</text:p>
          </table:table-cell>
          <table:table-cell office:value-type="string" calcext:value-type="string">
            <text:p>1962.5931862.957</text:p>
          </table:table-cell>
          <table:table-cell office:value-type="float" office:value="3821740" calcext:value-type="float">
            <text:p>3821740</text:p>
          </table:table-cell>
          <table:table-cell office:value-type="float" office:value="4199499" calcext:value-type="float">
            <text:p>4199499</text:p>
          </table:table-cell>
          <table:table-cell office:value-type="float" office:value="3975841" calcext:value-type="float">
            <text:p>3975841</text:p>
          </table:table-cell>
          <table:table-cell office:value-type="float" office:value="2048445" calcext:value-type="float">
            <text:p>2048445</text:p>
          </table:table-cell>
          <table:table-cell office:value-type="float" office:value="2452935" calcext:value-type="float">
            <text:p>2452935</text:p>
          </table:table-cell>
          <table:table-cell office:value-type="float" office:value="2840399" calcext:value-type="float">
            <text:p>2840399</text:p>
          </table:table-cell>
          <table:table-cell office:value-type="float" office:value="1218557" calcext:value-type="float">
            <text:p>1218557</text:p>
          </table:table-cell>
          <table:table-cell office:value-type="float" office:value="2207787" calcext:value-type="float">
            <text:p>2207787</text:p>
          </table:table-cell>
          <table:table-cell office:value-type="float" office:value="3582642" calcext:value-type="float">
            <text:p>3582642</text:p>
          </table:table-cell>
          <table:table-cell office:value-type="float" office:value="3616474" calcext:value-type="float">
            <text:p>3616474</text:p>
          </table:table-cell>
          <table:table-cell office:value-type="float" office:value="645784" calcext:value-type="float">
            <text:p>645784</text:p>
          </table:table-cell>
          <table:table-cell office:value-type="float" office:value="2616152" calcext:value-type="float">
            <text:p>2616152</text:p>
          </table:table-cell>
          <table:table-cell office:value-type="float" office:value="4151205" calcext:value-type="float">
            <text:p>4151205</text:p>
          </table:table-cell>
          <table:table-cell office:value-type="float" office:value="2404123" calcext:value-type="float">
            <text:p>2404123</text:p>
          </table:table-cell>
          <table:table-cell office:value-type="float" office:value="2939835" calcext:value-type="float">
            <text:p>2939835</text:p>
          </table:table-cell>
          <table:table-cell office:value-type="float" office:value="4153783" calcext:value-type="float">
            <text:p>4153783</text:p>
          </table:table-cell>
          <table:table-cell office:value-type="float" office:value="2608486" calcext:value-type="float">
            <text:p>2608486</text:p>
          </table:table-cell>
          <table:table-cell office:value-type="float" office:value="2977000" calcext:value-type="float">
            <text:p>2977000</text:p>
          </table:table-cell>
          <table:table-cell office:value-type="float" office:value="1694150" calcext:value-type="float">
            <text:p>1694150</text:p>
          </table:table-cell>
          <table:table-cell office:value-type="float" office:value="1849024" calcext:value-type="float">
            <text:p>1849024</text:p>
          </table:table-cell>
          <table:table-cell office:value-type="float" office:value="2528406" calcext:value-type="float">
            <text:p>2528406</text:p>
          </table:table-cell>
          <table:table-cell office:value-type="float" office:value="549714" calcext:value-type="float">
            <text:p>549714</text:p>
          </table:table-cell>
          <table:table-cell office:value-type="float" office:value="3669566" calcext:value-type="float">
            <text:p>3669566</text:p>
          </table:table-cell>
          <table:table-cell office:value-type="float" office:value="2613110" calcext:value-type="float">
            <text:p>2613110</text:p>
          </table:table-cell>
          <table:table-cell office:value-type="float" office:value="2550122" calcext:value-type="float">
            <text:p>2550122</text:p>
          </table:table-cell>
          <table:table-cell office:value-type="float" office:value="2960043" calcext:value-type="float">
            <text:p>2960043</text:p>
          </table:table-cell>
          <table:table-cell office:value-type="float" office:value="1673617" calcext:value-type="float">
            <text:p>1673617</text:p>
          </table:table-cell>
          <table:table-cell office:value-type="float" office:value="4154198" calcext:value-type="float">
            <text:p>4154198</text:p>
          </table:table-cell>
          <table:table-cell office:value-type="float" office:value="971317" calcext:value-type="float">
            <text:p>971317</text:p>
          </table:table-cell>
          <table:table-cell office:value-type="float" office:value="1885997" calcext:value-type="float">
            <text:p>1885997</text:p>
          </table:table-cell>
          <table:table-cell office:value-type="float" office:value="3742214" calcext:value-type="float">
            <text:p>3742214</text:p>
          </table:table-cell>
          <table:table-cell office:value-type="string" calcext:value-type="string">
            <text:p>1825.027596.665</text:p>
          </table:table-cell>
          <table:table-cell office:value-type="float" office:value="4097809" calcext:value-type="float">
            <text:p>4097809</text:p>
          </table:table-cell>
          <table:table-cell office:value-type="float" office:value="240520" calcext:value-type="float">
            <text:p>240520</text:p>
          </table:table-cell>
          <table:table-cell office:value-type="float" office:value="430675" calcext:value-type="float">
            <text:p>430675</text:p>
          </table:table-cell>
          <table:table-cell office:value-type="float" office:value="3443482" calcext:value-type="float">
            <text:p>3443482</text:p>
          </table:table-cell>
          <table:table-cell office:value-type="float" office:value="4208665" calcext:value-type="float">
            <text:p>4208665</text:p>
          </table:table-cell>
          <table:table-cell office:value-type="float" office:value="0" calcext:value-type="float">
            <text:p>0</text:p>
          </table:table-cell>
          <table:table-cell office:value-type="float" office:value="2537050" calcext:value-type="float">
            <text:p>2537050</text:p>
          </table:table-cell>
          <table:table-cell office:value-type="float" office:value="1980013" calcext:value-type="float">
            <text:p>1980013</text:p>
          </table:table-cell>
          <table:table-cell office:value-type="float" office:value="694741" calcext:value-type="float">
            <text:p>694741</text:p>
          </table:table-cell>
          <table:table-cell office:value-type="float" office:value="2911358" calcext:value-type="float">
            <text:p>2911358</text:p>
          </table:table-cell>
          <table:table-cell office:value-type="float" office:value="3866582" calcext:value-type="float">
            <text:p>3866582</text:p>
          </table:table-cell>
          <table:table-cell office:value-type="string" calcext:value-type="string">
            <text:p>2134.3913978.213</text:p>
          </table:table-cell>
          <table:table-cell office:value-type="float" office:value="2387812" calcext:value-type="float">
            <text:p>2387812</text:p>
          </table:table-cell>
          <table:table-cell office:value-type="float" office:value="3065254" calcext:value-type="float">
            <text:p>3065254</text:p>
          </table:table-cell>
          <table:table-cell office:value-type="float" office:value="2781547" calcext:value-type="float">
            <text:p>2781547</text:p>
          </table:table-cell>
          <table:table-cell office:value-type="float" office:value="571056" calcext:value-type="float">
            <text:p>571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5181" calcext:value-type="float">
            <text:p>1965181</text:p>
          </table:table-cell>
          <table:table-cell office:value-type="float" office:value="1327640" calcext:value-type="float">
            <text:p>1327640</text:p>
          </table:table-cell>
          <table:table-cell office:value-type="float" office:value="2253027" calcext:value-type="float">
            <text:p>2253027</text:p>
          </table:table-cell>
          <table:table-cell office:value-type="float" office:value="530649" calcext:value-type="float">
            <text:p>530649</text:p>
          </table:table-cell>
          <table:table-cell office:value-type="float" office:value="152118" calcext:value-type="float">
            <text:p>152118</text:p>
          </table:table-cell>
          <table:table-cell office:value-type="float" office:value="2837843" calcext:value-type="float">
            <text:p>2837843</text:p>
          </table:table-cell>
          <table:table-cell office:value-type="float" office:value="1890542" calcext:value-type="float">
            <text:p>1890542</text:p>
          </table:table-cell>
          <table:table-cell office:value-type="float" office:value="1755902" calcext:value-type="float">
            <text:p>1755902</text:p>
          </table:table-cell>
          <table:table-cell office:value-type="float" office:value="1451993" calcext:value-type="float">
            <text:p>1451993</text:p>
          </table:table-cell>
          <table:table-cell office:value-type="float" office:value="3097728" calcext:value-type="float">
            <text:p>3097728</text:p>
          </table:table-cell>
          <table:table-cell office:value-type="float" office:value="1657057" calcext:value-type="float">
            <text:p>1657057</text:p>
          </table:table-cell>
          <table:table-cell office:value-type="float" office:value="1804295" calcext:value-type="float">
            <text:p>1804295</text:p>
          </table:table-cell>
          <table:table-cell office:value-type="float" office:value="2532007" calcext:value-type="float">
            <text:p>2532007</text:p>
          </table:table-cell>
          <table:table-cell office:value-type="float" office:value="2231500" calcext:value-type="float">
            <text:p>2231500</text:p>
          </table:table-cell>
          <table:table-cell office:value-type="float" office:value="1532718" calcext:value-type="float">
            <text:p>1532718</text:p>
          </table:table-cell>
          <table:table-cell office:value-type="float" office:value="1581253" calcext:value-type="float">
            <text:p>1581253</text:p>
          </table:table-cell>
          <table:table-cell office:value-type="float" office:value="3368303" calcext:value-type="float">
            <text:p>3368303</text:p>
          </table:table-cell>
          <table:table-cell office:value-type="float" office:value="1376541" calcext:value-type="float">
            <text:p>1376541</text:p>
          </table:table-cell>
          <table:table-cell office:value-type="float" office:value="3231567" calcext:value-type="float">
            <text:p>3231567</text:p>
          </table:table-cell>
          <table:table-cell office:value-type="float" office:value="2970871" calcext:value-type="float">
            <text:p>2970871</text:p>
          </table:table-cell>
          <table:table-cell office:value-type="float" office:value="2959969" calcext:value-type="float">
            <text:p>2959969</text:p>
          </table:table-cell>
          <table:table-cell office:value-type="string" calcext:value-type="string">
            <text:p>1200.6971458.181</text:p>
          </table:table-cell>
          <table:table-cell office:value-type="float" office:value="694329" calcext:value-type="float">
            <text:p>694329</text:p>
          </table:table-cell>
          <table:table-cell office:value-type="float" office:value="3245401" calcext:value-type="float">
            <text:p>3245401</text:p>
          </table:table-cell>
          <table:table-cell office:value-type="float" office:value="1164989" calcext:value-type="float">
            <text:p>1164989</text:p>
          </table:table-cell>
          <table:table-cell office:value-type="float" office:value="1181021" calcext:value-type="float">
            <text:p>1181021</text:p>
          </table:table-cell>
          <table:table-cell office:value-type="float" office:value="2564991" calcext:value-type="float">
            <text:p>2564991</text:p>
          </table:table-cell>
          <table:table-cell office:value-type="float" office:value="1240331" calcext:value-type="float">
            <text:p>1240331</text:p>
          </table:table-cell>
          <table:table-cell office:value-type="float" office:value="346296" calcext:value-type="float">
            <text:p>346296</text:p>
          </table:table-cell>
          <table:table-cell office:value-type="float" office:value="3495349" calcext:value-type="float">
            <text:p>3495349</text:p>
          </table:table-cell>
          <table:table-cell office:value-type="float" office:value="435938" calcext:value-type="float">
            <text:p>435938</text:p>
          </table:table-cell>
          <table:table-cell office:value-type="float" office:value="3704368" calcext:value-type="float">
            <text:p>3704368</text:p>
          </table:table-cell>
          <table:table-cell office:value-type="string" calcext:value-type="string">
            <text:p>1185.5172672.946</text:p>
          </table:table-cell>
          <table:table-cell office:value-type="float" office:value="2835357" calcext:value-type="float">
            <text:p>2835357</text:p>
          </table:table-cell>
          <table:table-cell office:value-type="float" office:value="1706239" calcext:value-type="float">
            <text:p>1706239</text:p>
          </table:table-cell>
          <table:table-cell office:value-type="float" office:value="903030" calcext:value-type="float">
            <text:p>903030</text:p>
          </table:table-cell>
          <table:table-cell office:value-type="float" office:value="628411" calcext:value-type="float">
            <text:p>628411</text:p>
          </table:table-cell>
          <table:table-cell office:value-type="float" office:value="1784587" calcext:value-type="float">
            <text:p>1784587</text:p>
          </table:table-cell>
          <table:table-cell office:value-type="float" office:value="2261400" calcext:value-type="float">
            <text:p>2261400</text:p>
          </table:table-cell>
          <table:table-cell office:value-type="float" office:value="1937619" calcext:value-type="float">
            <text:p>1937619</text:p>
          </table:table-cell>
          <table:table-cell office:value-type="float" office:value="2540961" calcext:value-type="float">
            <text:p>2540961</text:p>
          </table:table-cell>
          <table:table-cell office:value-type="float" office:value="688158" calcext:value-type="float">
            <text:p>688158</text:p>
          </table:table-cell>
          <table:table-cell office:value-type="float" office:value="1643305" calcext:value-type="float">
            <text:p>1643305</text:p>
          </table:table-cell>
          <table:table-cell office:value-type="string" calcext:value-type="string">
            <text:p>2094.8282023.946</text:p>
          </table:table-cell>
          <table:table-cell office:value-type="float" office:value="3595782" calcext:value-type="float">
            <text:p>3595782</text:p>
          </table:table-cell>
          <table:table-cell office:value-type="float" office:value="997109" calcext:value-type="float">
            <text:p>997109</text:p>
          </table:table-cell>
          <table:table-cell office:value-type="float" office:value="1487743" calcext:value-type="float">
            <text:p>1487743</text:p>
          </table:table-cell>
          <table:table-cell office:value-type="float" office:value="2579548" calcext:value-type="float">
            <text:p>2579548</text:p>
          </table:table-cell>
          <table:table-cell office:value-type="float" office:value="1874002" calcext:value-type="float">
            <text:p>1874002</text:p>
          </table:table-cell>
          <table:table-cell office:value-type="float" office:value="1810180" calcext:value-type="float">
            <text:p>1810180</text:p>
          </table:table-cell>
          <table:table-cell office:value-type="float" office:value="1243479" calcext:value-type="float">
            <text:p>1243479</text:p>
          </table:table-cell>
          <table:table-cell office:value-type="float" office:value="1989656" calcext:value-type="float">
            <text:p>1989656</text:p>
          </table:table-cell>
          <table:table-cell office:value-type="float" office:value="1336642" calcext:value-type="float">
            <text:p>1336642</text:p>
          </table:table-cell>
          <table:table-cell office:value-type="string" calcext:value-type="string">
            <text:p>2210.7803472.010</text:p>
          </table:table-cell>
          <table:table-cell office:value-type="float" office:value="1773071" calcext:value-type="float">
            <text:p>1773071</text:p>
          </table:table-cell>
          <table:table-cell office:value-type="float" office:value="1897251" calcext:value-type="float">
            <text:p>1897251</text:p>
          </table:table-cell>
          <table:table-cell office:value-type="float" office:value="1718275" calcext:value-type="float">
            <text:p>1718275</text:p>
          </table:table-cell>
          <table:table-cell office:value-type="float" office:value="2002304" calcext:value-type="float">
            <text:p>2002304</text:p>
          </table:table-cell>
          <table:table-cell office:value-type="float" office:value="1737400" calcext:value-type="float">
            <text:p>1737400</text:p>
          </table:table-cell>
          <table:table-cell office:value-type="float" office:value="2457905" calcext:value-type="float">
            <text:p>2457905</text:p>
          </table:table-cell>
          <table:table-cell office:value-type="float" office:value="279458" calcext:value-type="float">
            <text:p>279458</text:p>
          </table:table-cell>
          <table:table-cell office:value-type="float" office:value="1997307" calcext:value-type="float">
            <text:p>1997307</text:p>
          </table:table-cell>
          <table:table-cell office:value-type="float" office:value="1134346" calcext:value-type="float">
            <text:p>1134346</text:p>
          </table:table-cell>
          <table:table-cell office:value-type="string" calcext:value-type="string">
            <text:p>1722.5564121.770</text:p>
          </table:table-cell>
          <table:table-cell office:value-type="float" office:value="1689928" calcext:value-type="float">
            <text:p>1689928</text:p>
          </table:table-cell>
          <table:table-cell office:value-type="float" office:value="2964166" calcext:value-type="float">
            <text:p>2964166</text:p>
          </table:table-cell>
          <table:table-cell office:value-type="float" office:value="2216625" calcext:value-type="float">
            <text:p>2216625</text:p>
          </table:table-cell>
          <table:table-cell office:value-type="float" office:value="3500302" calcext:value-type="float">
            <text:p>3500302</text:p>
          </table:table-cell>
          <table:table-cell office:value-type="float" office:value="3055226" calcext:value-type="float">
            <text:p>3055226</text:p>
          </table:table-cell>
          <table:table-cell office:value-type="float" office:value="2356140" calcext:value-type="float">
            <text:p>2356140</text:p>
          </table:table-cell>
          <table:table-cell office:value-type="float" office:value="2926540" calcext:value-type="float">
            <text:p>2926540</text:p>
          </table:table-cell>
          <table:table-cell office:value-type="float" office:value="2109962" calcext:value-type="float">
            <text:p>2109962</text:p>
          </table:table-cell>
          <table:table-cell office:value-type="float" office:value="1876365" calcext:value-type="float">
            <text:p>1876365</text:p>
          </table:table-cell>
          <table:table-cell office:value-type="float" office:value="2422772" calcext:value-type="float">
            <text:p>2422772</text:p>
          </table:table-cell>
          <table:table-cell office:value-type="float" office:value="2845803" calcext:value-type="float">
            <text:p>2845803</text:p>
          </table:table-cell>
          <table:table-cell office:value-type="float" office:value="1306051" calcext:value-type="float">
            <text:p>1306051</text:p>
          </table:table-cell>
          <table:table-cell office:value-type="float" office:value="2068316" calcext:value-type="float">
            <text:p>2068316</text:p>
          </table:table-cell>
          <table:table-cell office:value-type="float" office:value="2537050" calcext:value-type="float">
            <text:p>2537050</text:p>
          </table:table-cell>
          <table:table-cell office:value-type="float" office:value="0" calcext:value-type="float">
            <text:p>0</text:p>
          </table:table-cell>
          <table:table-cell office:value-type="float" office:value="662233" calcext:value-type="float">
            <text:p>662233</text:p>
          </table:table-cell>
          <table:table-cell office:value-type="float" office:value="3214072" calcext:value-type="float">
            <text:p>3214072</text:p>
          </table:table-cell>
          <table:table-cell office:value-type="float" office:value="1944447" calcext:value-type="float">
            <text:p>1944447</text:p>
          </table:table-cell>
          <table:table-cell office:value-type="float" office:value="1732084" calcext:value-type="float">
            <text:p>1732084</text:p>
          </table:table-cell>
          <table:table-cell office:value-type="float" office:value="3207507" calcext:value-type="float">
            <text:p>3207507</text:p>
          </table:table-cell>
          <table:table-cell office:value-type="string" calcext:value-type="string">
            <text:p>1543.9563466.256</text:p>
          </table:table-cell>
          <table:table-cell office:value-type="float" office:value="1276278" calcext:value-type="float">
            <text:p>1276278</text:p>
          </table:table-cell>
          <table:table-cell office:value-type="float" office:value="1518929" calcext:value-type="float">
            <text:p>1518929</text:p>
          </table:table-cell>
          <table:table-cell office:value-type="float" office:value="2608739" calcext:value-type="float">
            <text:p>26087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52063" calcext:value-type="float">
            <text:p>1552063</text:p>
          </table:table-cell>
          <table:table-cell office:value-type="float" office:value="988401" calcext:value-type="float">
            <text:p>988401</text:p>
          </table:table-cell>
          <table:table-cell office:value-type="float" office:value="2419212" calcext:value-type="float">
            <text:p>2419212</text:p>
          </table:table-cell>
          <table:table-cell office:value-type="float" office:value="1086842" calcext:value-type="float">
            <text:p>1086842</text:p>
          </table:table-cell>
          <table:table-cell office:value-type="float" office:value="532463" calcext:value-type="float">
            <text:p>532463</text:p>
          </table:table-cell>
          <table:table-cell office:value-type="float" office:value="2250608" calcext:value-type="float">
            <text:p>2250608</text:p>
          </table:table-cell>
          <table:table-cell office:value-type="float" office:value="1626887" calcext:value-type="float">
            <text:p>1626887</text:p>
          </table:table-cell>
          <table:table-cell office:value-type="float" office:value="1491421" calcext:value-type="float">
            <text:p>1491421</text:p>
          </table:table-cell>
          <table:table-cell office:value-type="float" office:value="1429633" calcext:value-type="float">
            <text:p>1429633</text:p>
          </table:table-cell>
          <table:table-cell office:value-type="float" office:value="2504743" calcext:value-type="float">
            <text:p>2504743</text:p>
          </table:table-cell>
          <table:table-cell office:value-type="float" office:value="1036735" calcext:value-type="float">
            <text:p>1036735</text:p>
          </table:table-cell>
          <table:table-cell office:value-type="float" office:value="1239986" calcext:value-type="float">
            <text:p>1239986</text:p>
          </table:table-cell>
          <table:table-cell office:value-type="float" office:value="1877461" calcext:value-type="float">
            <text:p>1877461</text:p>
          </table:table-cell>
          <table:table-cell office:value-type="float" office:value="1892584" calcext:value-type="float">
            <text:p>1892584</text:p>
          </table:table-cell>
          <table:table-cell office:value-type="float" office:value="1701295" calcext:value-type="float">
            <text:p>1701295</text:p>
          </table:table-cell>
          <table:table-cell office:value-type="float" office:value="1177522" calcext:value-type="float">
            <text:p>1177522</text:p>
          </table:table-cell>
          <table:table-cell office:value-type="float" office:value="2736811" calcext:value-type="float">
            <text:p>2736811</text:p>
          </table:table-cell>
          <table:table-cell office:value-type="float" office:value="1512503" calcext:value-type="float">
            <text:p>1512503</text:p>
          </table:table-cell>
          <table:table-cell office:value-type="float" office:value="2605604" calcext:value-type="float">
            <text:p>2605604</text:p>
          </table:table-cell>
          <table:table-cell office:value-type="float" office:value="2377919" calcext:value-type="float">
            <text:p>2377919</text:p>
          </table:table-cell>
          <table:table-cell office:value-type="float" office:value="2439390" calcext:value-type="float">
            <text:p>2439390</text:p>
          </table:table-cell>
          <table:table-cell office:value-type="string" calcext:value-type="string">
            <text:p>1295.403937.393</text:p>
          </table:table-cell>
          <table:table-cell office:value-type="float" office:value="98995" calcext:value-type="float">
            <text:p>98995</text:p>
          </table:table-cell>
          <table:table-cell office:value-type="float" office:value="2583684" calcext:value-type="float">
            <text:p>2583684</text:p>
          </table:table-cell>
          <table:table-cell office:value-type="float" office:value="655696" calcext:value-type="float">
            <text:p>655696</text:p>
          </table:table-cell>
          <table:table-cell office:value-type="float" office:value="1150621" calcext:value-type="float">
            <text:p>1150621</text:p>
          </table:table-cell>
          <table:table-cell office:value-type="float" office:value="2220227" calcext:value-type="float">
            <text:p>2220227</text:p>
          </table:table-cell>
          <table:table-cell office:value-type="float" office:value="1804754" calcext:value-type="float">
            <text:p>1804754</text:p>
          </table:table-cell>
          <table:table-cell office:value-type="float" office:value="563773" calcext:value-type="float">
            <text:p>563773</text:p>
          </table:table-cell>
          <table:table-cell office:value-type="float" office:value="2834247" calcext:value-type="float">
            <text:p>2834247</text:p>
          </table:table-cell>
          <table:table-cell office:value-type="float" office:value="407879" calcext:value-type="float">
            <text:p>407879</text:p>
          </table:table-cell>
          <table:table-cell office:value-type="float" office:value="3045923" calcext:value-type="float">
            <text:p>3045923</text:p>
          </table:table-cell>
          <table:table-cell office:value-type="float" office:value="713606" calcext:value-type="float">
            <text:p>713606</text:p>
          </table:table-cell>
          <table:table-cell office:value-type="float" office:value="2068202" calcext:value-type="float">
            <text:p>2068202</text:p>
          </table:table-cell>
          <table:table-cell office:value-type="float" office:value="2280134" calcext:value-type="float">
            <text:p>2280134</text:p>
          </table:table-cell>
          <table:table-cell office:value-type="float" office:value="1924046" calcext:value-type="float">
            <text:p>1924046</text:p>
          </table:table-cell>
          <table:table-cell office:value-type="float" office:value="1302753" calcext:value-type="float">
            <text:p>1302753</text:p>
          </table:table-cell>
          <table:table-cell office:value-type="float" office:value="263685" calcext:value-type="float">
            <text:p>263685</text:p>
          </table:table-cell>
          <table:table-cell office:value-type="float" office:value="2070836" calcext:value-type="float">
            <text:p>2070836</text:p>
          </table:table-cell>
          <table:table-cell office:value-type="float" office:value="2467979" calcext:value-type="float">
            <text:p>2467979</text:p>
          </table:table-cell>
          <table:table-cell office:value-type="float" office:value="1855854" calcext:value-type="float">
            <text:p>1855854</text:p>
          </table:table-cell>
          <table:table-cell office:value-type="float" office:value="1917612" calcext:value-type="float">
            <text:p>1917612</text:p>
          </table:table-cell>
          <table:table-cell office:value-type="float" office:value="444325" calcext:value-type="float">
            <text:p>444325</text:p>
          </table:table-cell>
          <table:table-cell office:value-type="float" office:value="1900454" calcext:value-type="float">
            <text:p>1900454</text:p>
          </table:table-cell>
          <table:table-cell office:value-type="float" office:value="2318553" calcext:value-type="float">
            <text:p>2318553</text:p>
          </table:table-cell>
          <table:table-cell office:value-type="string" calcext:value-type="string">
            <text:p>2156.4142937.033</text:p>
          </table:table-cell>
          <table:table-cell office:value-type="float" office:value="710192" calcext:value-type="float">
            <text:p>710192</text:p>
          </table:table-cell>
          <table:table-cell office:value-type="float" office:value="1258061" calcext:value-type="float">
            <text:p>1258061</text:p>
          </table:table-cell>
          <table:table-cell office:value-type="float" office:value="1917425" calcext:value-type="float">
            <text:p>1917425</text:p>
          </table:table-cell>
          <table:table-cell office:value-type="float" office:value="1336459" calcext:value-type="float">
            <text:p>1336459</text:p>
          </table:table-cell>
          <table:table-cell office:value-type="float" office:value="1832505" calcext:value-type="float">
            <text:p>1832505</text:p>
          </table:table-cell>
          <table:table-cell office:value-type="float" office:value="1640728" calcext:value-type="float">
            <text:p>1640728</text:p>
          </table:table-cell>
          <table:table-cell office:value-type="float" office:value="1384263" calcext:value-type="float">
            <text:p>1384263</text:p>
          </table:table-cell>
          <table:table-cell office:value-type="float" office:value="1040758" calcext:value-type="float">
            <text:p>1040758</text:p>
          </table:table-cell>
          <table:table-cell office:value-type="float" office:value="2344536" calcext:value-type="float">
            <text:p>2344536</text:p>
          </table:table-cell>
          <table:table-cell office:value-type="string" calcext:value-type="string">
            <text:p>2838.9251501.605</text:p>
          </table:table-cell>
          <table:table-cell office:value-type="float" office:value="2214246" calcext:value-type="float">
            <text:p>2214246</text:p>
          </table:table-cell>
          <table:table-cell office:value-type="float" office:value="1327648" calcext:value-type="float">
            <text:p>1327648</text:p>
          </table:table-cell>
          <table:table-cell office:value-type="float" office:value="1684292" calcext:value-type="float">
            <text:p>1684292</text:p>
          </table:table-cell>
          <table:table-cell office:value-type="float" office:value="1103214" calcext:value-type="float">
            <text:p>1103214</text:p>
          </table:table-cell>
          <table:table-cell office:value-type="float" office:value="1826207" calcext:value-type="float">
            <text:p>1826207</text:p>
          </table:table-cell>
          <table:table-cell office:value-type="float" office:value="559516" calcext:value-type="float">
            <text:p>559516</text:p>
          </table:table-cell>
          <table:table-cell office:value-type="float" office:value="1470532" calcext:value-type="float">
            <text:p>1470532</text:p>
          </table:table-cell>
          <table:table-cell office:value-type="float" office:value="1758456" calcext:value-type="float">
            <text:p>1758456</text:p>
          </table:table-cell>
          <table:table-cell office:value-type="float" office:value="1332799" calcext:value-type="float">
            <text:p>1332799</text:p>
          </table:table-cell>
          <table:table-cell office:value-type="string" calcext:value-type="string">
            <text:p>3466.3681452.149</text:p>
          </table:table-cell>
          <table:table-cell office:value-type="float" office:value="2306416" calcext:value-type="float">
            <text:p>2306416</text:p>
          </table:table-cell>
          <table:table-cell office:value-type="float" office:value="2349060" calcext:value-type="float">
            <text:p>2349060</text:p>
          </table:table-cell>
          <table:table-cell office:value-type="float" office:value="2951307" calcext:value-type="float">
            <text:p>2951307</text:p>
          </table:table-cell>
          <table:table-cell office:value-type="float" office:value="2404738" calcext:value-type="float">
            <text:p>2404738</text:p>
          </table:table-cell>
          <table:table-cell office:value-type="float" office:value="2233350" calcext:value-type="float">
            <text:p>2233350</text:p>
          </table:table-cell>
          <table:table-cell office:value-type="float" office:value="2276648" calcext:value-type="float">
            <text:p>2276648</text:p>
          </table:table-cell>
          <table:table-cell office:value-type="float" office:value="1494763" calcext:value-type="float">
            <text:p>1494763</text:p>
          </table:table-cell>
          <table:table-cell office:value-type="float" office:value="2168888" calcext:value-type="float">
            <text:p>2168888</text:p>
          </table:table-cell>
          <table:table-cell office:value-type="float" office:value="1834855" calcext:value-type="float">
            <text:p>1834855</text:p>
          </table:table-cell>
          <table:table-cell office:value-type="float" office:value="2333194" calcext:value-type="float">
            <text:p>2333194</text:p>
          </table:table-cell>
          <table:table-cell office:value-type="float" office:value="1521473" calcext:value-type="float">
            <text:p>1521473</text:p>
          </table:table-cell>
          <table:table-cell office:value-type="float" office:value="2313131" calcext:value-type="float">
            <text:p>2313131</text:p>
          </table:table-cell>
          <table:table-cell office:value-type="float" office:value="1980013" calcext:value-type="float">
            <text:p>1980013</text:p>
          </table:table-cell>
          <table:table-cell office:value-type="float" office:value="662233" calcext:value-type="float">
            <text:p>662233</text:p>
          </table:table-cell>
          <table:table-cell office:value-type="float" office:value="0" calcext:value-type="float">
            <text:p>0</text:p>
          </table:table-cell>
          <table:table-cell office:value-type="float" office:value="2672419" calcext:value-type="float">
            <text:p>2672419</text:p>
          </table:table-cell>
          <table:table-cell office:value-type="float" office:value="1616325" calcext:value-type="float">
            <text:p>1616325</text:p>
          </table:table-cell>
          <table:table-cell office:value-type="float" office:value="1963015" calcext:value-type="float">
            <text:p>1963015</text:p>
          </table:table-cell>
          <table:table-cell office:value-type="float" office:value="2567124" calcext:value-type="float">
            <text:p>2567124</text:p>
          </table:table-cell>
          <table:table-cell office:value-type="float" office:value="1998622" calcext:value-type="float">
            <text:p>1998622</text:p>
          </table:table-cell>
          <table:table-cell office:value-type="string" calcext:value-type="string">
            <text:p>2832.1421258.937</text:p>
          </table:table-cell>
          <table:table-cell office:value-type="float" office:value="1250906" calcext:value-type="float">
            <text:p>1250906</text:p>
          </table:table-cell>
          <table:table-cell office:value-type="float" office:value="1979740" calcext:value-type="float">
            <text:p>19797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03453" calcext:value-type="float">
            <text:p>3303453</text:p>
          </table:table-cell>
          <table:table-cell office:value-type="float" office:value="3199613" calcext:value-type="float">
            <text:p>3199613</text:p>
          </table:table-cell>
          <table:table-cell office:value-type="float" office:value="4933234" calcext:value-type="float">
            <text:p>4933234</text:p>
          </table:table-cell>
          <table:table-cell office:value-type="float" office:value="3723741" calcext:value-type="float">
            <text:p>3723741</text:p>
          </table:table-cell>
          <table:table-cell office:value-type="float" office:value="3062294" calcext:value-type="float">
            <text:p>3062294</text:p>
          </table:table-cell>
          <table:table-cell office:value-type="float" office:value="2852683" calcext:value-type="float">
            <text:p>2852683</text:p>
          </table:table-cell>
          <table:table-cell office:value-type="float" office:value="3686199" calcext:value-type="float">
            <text:p>3686199</text:p>
          </table:table-cell>
          <table:table-cell office:value-type="float" office:value="3598950" calcext:value-type="float">
            <text:p>3598950</text:p>
          </table:table-cell>
          <table:table-cell office:value-type="float" office:value="3882623" calcext:value-type="float">
            <text:p>3882623</text:p>
          </table:table-cell>
          <table:table-cell office:value-type="float" office:value="2922706" calcext:value-type="float">
            <text:p>2922706</text:p>
          </table:table-cell>
          <table:table-cell office:value-type="float" office:value="2427102" calcext:value-type="float">
            <text:p>2427102</text:p>
          </table:table-cell>
          <table:table-cell office:value-type="float" office:value="2699041" calcext:value-type="float">
            <text:p>2699041</text:p>
          </table:table-cell>
          <table:table-cell office:value-type="float" office:value="2026631" calcext:value-type="float">
            <text:p>2026631</text:p>
          </table:table-cell>
          <table:table-cell office:value-type="float" office:value="3687924" calcext:value-type="float">
            <text:p>3687924</text:p>
          </table:table-cell>
          <table:table-cell office:value-type="float" office:value="4274481" calcext:value-type="float">
            <text:p>4274481</text:p>
          </table:table-cell>
          <table:table-cell office:value-type="float" office:value="3159633" calcext:value-type="float">
            <text:p>3159633</text:p>
          </table:table-cell>
          <table:table-cell office:value-type="float" office:value="2644798" calcext:value-type="float">
            <text:p>2644798</text:p>
          </table:table-cell>
          <table:table-cell office:value-type="float" office:value="4082500" calcext:value-type="float">
            <text:p>4082500</text:p>
          </table:table-cell>
          <table:table-cell office:value-type="float" office:value="2652470" calcext:value-type="float">
            <text:p>2652470</text:p>
          </table:table-cell>
          <table:table-cell office:value-type="float" office:value="2864366" calcext:value-type="float">
            <text:p>2864366</text:p>
          </table:table-cell>
          <table:table-cell office:value-type="string" calcext:value-type="string">
            <text:p>286.3563865.719</text:p>
          </table:table-cell>
          <table:table-cell office:value-type="float" office:value="1758198" calcext:value-type="float">
            <text:p>1758198</text:p>
          </table:table-cell>
          <table:table-cell office:value-type="float" office:value="2593053" calcext:value-type="float">
            <text:p>2593053</text:p>
          </table:table-cell>
          <table:table-cell office:value-type="float" office:value="1866590" calcext:value-type="float">
            <text:p>1866590</text:p>
          </table:table-cell>
          <table:table-cell office:value-type="float" office:value="2053183" calcext:value-type="float">
            <text:p>2053183</text:p>
          </table:table-cell>
          <table:table-cell office:value-type="float" office:value="3657344" calcext:value-type="float">
            <text:p>3657344</text:p>
          </table:table-cell>
          <table:table-cell office:value-type="float" office:value="3883574" calcext:value-type="float">
            <text:p>3883574</text:p>
          </table:table-cell>
          <table:table-cell office:value-type="float" office:value="4447265" calcext:value-type="float">
            <text:p>4447265</text:p>
          </table:table-cell>
          <table:table-cell office:value-type="float" office:value="2909128" calcext:value-type="float">
            <text:p>2909128</text:p>
          </table:table-cell>
          <table:table-cell office:value-type="float" office:value="2012285" calcext:value-type="float">
            <text:p>2012285</text:p>
          </table:table-cell>
          <table:table-cell office:value-type="string" calcext:value-type="string">
            <text:p>3080.2631628.585</text:p>
          </table:table-cell>
          <table:table-cell office:value-type="float" office:value="2028568" calcext:value-type="float">
            <text:p>2028568</text:p>
          </table:table-cell>
          <table:table-cell office:value-type="float" office:value="2650346" calcext:value-type="float">
            <text:p>2650346</text:p>
          </table:table-cell>
          <table:table-cell office:value-type="float" office:value="399084" calcext:value-type="float">
            <text:p>399084</text:p>
          </table:table-cell>
          <table:table-cell office:value-type="float" office:value="4513248" calcext:value-type="float">
            <text:p>4513248</text:p>
          </table:table-cell>
          <table:table-cell office:value-type="float" office:value="3975023" calcext:value-type="float">
            <text:p>3975023</text:p>
          </table:table-cell>
          <table:table-cell office:value-type="float" office:value="2899252" calcext:value-type="float">
            <text:p>2899252</text:p>
          </table:table-cell>
          <table:table-cell office:value-type="float" office:value="4693400" calcext:value-type="float">
            <text:p>4693400</text:p>
          </table:table-cell>
          <table:table-cell office:value-type="float" office:value="5015657" calcext:value-type="float">
            <text:p>5015657</text:p>
          </table:table-cell>
          <table:table-cell office:value-type="float" office:value="4150338" calcext:value-type="float">
            <text:p>4150338</text:p>
          </table:table-cell>
          <table:table-cell office:value-type="string" calcext:value-type="string">
            <text:p>2446.4832532.051</text:p>
          </table:table-cell>
          <table:table-cell office:value-type="float" office:value="4514813" calcext:value-type="float">
            <text:p>4514813</text:p>
          </table:table-cell>
          <table:table-cell office:value-type="float" office:value="4888589" calcext:value-type="float">
            <text:p>4888589</text:p>
          </table:table-cell>
          <table:table-cell office:value-type="float" office:value="4659155" calcext:value-type="float">
            <text:p>4659155</text:p>
          </table:table-cell>
          <table:table-cell office:value-type="float" office:value="2184280" calcext:value-type="float">
            <text:p>2184280</text:p>
          </table:table-cell>
          <table:table-cell office:value-type="float" office:value="3141934" calcext:value-type="float">
            <text:p>3141934</text:p>
          </table:table-cell>
          <table:table-cell office:value-type="float" office:value="3511074" calcext:value-type="float">
            <text:p>3511074</text:p>
          </table:table-cell>
          <table:table-cell office:value-type="float" office:value="1649788" calcext:value-type="float">
            <text:p>1649788</text:p>
          </table:table-cell>
          <table:table-cell office:value-type="float" office:value="2824800" calcext:value-type="float">
            <text:p>2824800</text:p>
          </table:table-cell>
          <table:table-cell office:value-type="float" office:value="4260683" calcext:value-type="float">
            <text:p>4260683</text:p>
          </table:table-cell>
          <table:table-cell office:value-type="float" office:value="4310454" calcext:value-type="float">
            <text:p>4310454</text:p>
          </table:table-cell>
          <table:table-cell office:value-type="float" office:value="1331503" calcext:value-type="float">
            <text:p>1331503</text:p>
          </table:table-cell>
          <table:table-cell office:value-type="float" office:value="3291146" calcext:value-type="float">
            <text:p>3291146</text:p>
          </table:table-cell>
          <table:table-cell office:value-type="float" office:value="4832282" calcext:value-type="float">
            <text:p>4832282</text:p>
          </table:table-cell>
          <table:table-cell office:value-type="float" office:value="2673696" calcext:value-type="float">
            <text:p>2673696</text:p>
          </table:table-cell>
          <table:table-cell office:value-type="float" office:value="3592554" calcext:value-type="float">
            <text:p>3592554</text:p>
          </table:table-cell>
          <table:table-cell office:value-type="float" office:value="4847726" calcext:value-type="float">
            <text:p>4847726</text:p>
          </table:table-cell>
          <table:table-cell office:value-type="float" office:value="3254020" calcext:value-type="float">
            <text:p>3254020</text:p>
          </table:table-cell>
          <table:table-cell office:value-type="float" office:value="3609782" calcext:value-type="float">
            <text:p>3609782</text:p>
          </table:table-cell>
          <table:table-cell office:value-type="float" office:value="2328997" calcext:value-type="float">
            <text:p>2328997</text:p>
          </table:table-cell>
          <table:table-cell office:value-type="string" calcext:value-type="string">
            <text:p>2346.2433217.430</text:p>
          </table:table-cell>
          <table:table-cell office:value-type="float" office:value="1216947" calcext:value-type="float">
            <text:p>1216947</text:p>
          </table:table-cell>
          <table:table-cell office:value-type="float" office:value="4342084" calcext:value-type="float">
            <text:p>4342084</text:p>
          </table:table-cell>
          <table:table-cell office:value-type="float" office:value="3258383" calcext:value-type="float">
            <text:p>3258383</text:p>
          </table:table-cell>
          <table:table-cell office:value-type="float" office:value="2600500" calcext:value-type="float">
            <text:p>2600500</text:p>
          </table:table-cell>
          <table:table-cell office:value-type="float" office:value="3620308" calcext:value-type="float">
            <text:p>3620308</text:p>
          </table:table-cell>
          <table:table-cell office:value-type="float" office:value="1997391" calcext:value-type="float">
            <text:p>1997391</text:p>
          </table:table-cell>
          <table:table-cell office:value-type="float" office:value="4835079" calcext:value-type="float">
            <text:p>4835079</text:p>
          </table:table-cell>
          <table:table-cell office:value-type="float" office:value="289375" calcext:value-type="float">
            <text:p>289375</text:p>
          </table:table-cell>
          <table:table-cell office:value-type="float" office:value="2207807" calcext:value-type="float">
            <text:p>2207807</text:p>
          </table:table-cell>
          <table:table-cell office:value-type="string" calcext:value-type="string">
            <text:p>4387.1152183.328</text:p>
          </table:table-cell>
          <table:table-cell office:value-type="float" office:value="1261603" calcext:value-type="float">
            <text:p>1261603</text:p>
          </table:table-cell>
          <table:table-cell office:value-type="float" office:value="4791128" calcext:value-type="float">
            <text:p>4791128</text:p>
          </table:table-cell>
          <table:table-cell office:value-type="float" office:value="882336" calcext:value-type="float">
            <text:p>882336</text:p>
          </table:table-cell>
          <table:table-cell office:value-type="float" office:value="406864" calcext:value-type="float">
            <text:p>406864</text:p>
          </table:table-cell>
          <table:table-cell office:value-type="float" office:value="4137031" calcext:value-type="float">
            <text:p>4137031</text:p>
          </table:table-cell>
          <table:table-cell office:value-type="float" office:value="4899138" calcext:value-type="float">
            <text:p>4899138</text:p>
          </table:table-cell>
          <table:table-cell office:value-type="float" office:value="694741" calcext:value-type="float">
            <text:p>694741</text:p>
          </table:table-cell>
          <table:table-cell office:value-type="float" office:value="3214072" calcext:value-type="float">
            <text:p>3214072</text:p>
          </table:table-cell>
          <table:table-cell office:value-type="float" office:value="2672419" calcext:value-type="float">
            <text:p>2672419</text:p>
          </table:table-cell>
          <table:table-cell office:value-type="float" office:value="0" calcext:value-type="float">
            <text:p>0</text:p>
          </table:table-cell>
          <table:table-cell office:value-type="float" office:value="3546782" calcext:value-type="float">
            <text:p>3546782</text:p>
          </table:table-cell>
          <table:table-cell office:value-type="float" office:value="4558316" calcext:value-type="float">
            <text:p>4558316</text:p>
          </table:table-cell>
          <table:table-cell office:value-type="float" office:value="2443786" calcext:value-type="float">
            <text:p>2443786</text:p>
          </table:table-cell>
          <table:table-cell office:value-type="float" office:value="4671030" calcext:value-type="float">
            <text:p>4671030</text:p>
          </table:table-cell>
          <table:table-cell office:value-type="float" office:value="2656062" calcext:value-type="float">
            <text:p>2656062</text:p>
          </table:table-cell>
          <table:table-cell office:value-type="float" office:value="3752346" calcext:value-type="float">
            <text:p>3752346</text:p>
          </table:table-cell>
          <table:table-cell office:value-type="float" office:value="3448507" calcext:value-type="float">
            <text:p>3448507</text:p>
          </table:table-cell>
          <table:table-cell office:value-type="float" office:value="998876" calcext:value-type="float">
            <text:p>9988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3792" calcext:value-type="float">
            <text:p>273792</text:p>
          </table:table-cell>
          <table:table-cell office:value-type="float" office:value="635910" calcext:value-type="float">
            <text:p>635910</text:p>
          </table:table-cell>
          <table:table-cell office:value-type="float" office:value="1634979" calcext:value-type="float">
            <text:p>1634979</text:p>
          </table:table-cell>
          <table:table-cell office:value-type="float" office:value="1920964" calcext:value-type="float">
            <text:p>1920964</text:p>
          </table:table-cell>
          <table:table-cell office:value-type="float" office:value="1921818" calcext:value-type="float">
            <text:p>1921818</text:p>
          </table:table-cell>
          <table:table-cell office:value-type="float" office:value="1418677" calcext:value-type="float">
            <text:p>1418677</text:p>
          </table:table-cell>
          <table:table-cell office:value-type="float" office:value="193197" calcext:value-type="float">
            <text:p>193197</text:p>
          </table:table-cell>
          <table:table-cell office:value-type="float" office:value="241831" calcext:value-type="float">
            <text:p>241831</text:p>
          </table:table-cell>
          <table:table-cell office:value-type="float" office:value="841810" calcext:value-type="float">
            <text:p>841810</text:p>
          </table:table-cell>
          <table:table-cell office:value-type="float" office:value="1650299" calcext:value-type="float">
            <text:p>1650299</text:p>
          </table:table-cell>
          <table:table-cell office:value-type="float" office:value="1128168" calcext:value-type="float">
            <text:p>1128168</text:p>
          </table:table-cell>
          <table:table-cell office:value-type="float" office:value="850128" calcext:value-type="float">
            <text:p>850128</text:p>
          </table:table-cell>
          <table:table-cell office:value-type="float" office:value="1759093" calcext:value-type="float">
            <text:p>1759093</text:p>
          </table:table-cell>
          <table:table-cell office:value-type="float" office:value="287141" calcext:value-type="float">
            <text:p>287141</text:p>
          </table:table-cell>
          <table:table-cell office:value-type="float" office:value="1293811" calcext:value-type="float">
            <text:p>1293811</text:p>
          </table:table-cell>
          <table:table-cell office:value-type="float" office:value="459918" calcext:value-type="float">
            <text:p>459918</text:p>
          </table:table-cell>
          <table:table-cell office:value-type="float" office:value="2117199" calcext:value-type="float">
            <text:p>2117199</text:p>
          </table:table-cell>
          <table:table-cell office:value-type="float" office:value="1187404" calcext:value-type="float">
            <text:p>1187404</text:p>
          </table:table-cell>
          <table:table-cell office:value-type="float" office:value="1962128" calcext:value-type="float">
            <text:p>1962128</text:p>
          </table:table-cell>
          <table:table-cell office:value-type="float" office:value="1549723" calcext:value-type="float">
            <text:p>1549723</text:p>
          </table:table-cell>
          <table:table-cell office:value-type="float" office:value="3409120" calcext:value-type="float">
            <text:p>3409120</text:p>
          </table:table-cell>
          <table:table-cell office:value-type="float" office:value="1110345" calcext:value-type="float">
            <text:p>1110345</text:p>
          </table:table-cell>
          <table:table-cell office:value-type="float" office:value="2231345" calcext:value-type="float">
            <text:p>2231345</text:p>
          </table:table-cell>
          <table:table-cell office:value-type="float" office:value="1698513" calcext:value-type="float">
            <text:p>1698513</text:p>
          </table:table-cell>
          <table:table-cell office:value-type="float" office:value="2468952" calcext:value-type="float">
            <text:p>2468952</text:p>
          </table:table-cell>
          <table:table-cell office:value-type="float" office:value="2069541" calcext:value-type="float">
            <text:p>2069541</text:p>
          </table:table-cell>
          <table:table-cell office:value-type="float" office:value="921369" calcext:value-type="float">
            <text:p>921369</text:p>
          </table:table-cell>
          <table:table-cell office:value-type="float" office:value="621102" calcext:value-type="float">
            <text:p>621102</text:p>
          </table:table-cell>
          <table:table-cell office:value-type="float" office:value="2302699" calcext:value-type="float">
            <text:p>2302699</text:p>
          </table:table-cell>
          <table:table-cell office:value-type="float" office:value="2087069" calcext:value-type="float">
            <text:p>2087069</text:p>
          </table:table-cell>
          <table:table-cell office:value-type="float" office:value="2640037" calcext:value-type="float">
            <text:p>2640037</text:p>
          </table:table-cell>
          <table:table-cell office:value-type="float" office:value="1526490" calcext:value-type="float">
            <text:p>1526490</text:p>
          </table:table-cell>
          <table:table-cell office:value-type="float" office:value="3105954" calcext:value-type="float">
            <text:p>3105954</text:p>
          </table:table-cell>
          <table:table-cell office:value-type="float" office:value="2153688" calcext:value-type="float">
            <text:p>2153688</text:p>
          </table:table-cell>
          <table:table-cell office:value-type="float" office:value="1400714" calcext:value-type="float">
            <text:p>1400714</text:p>
          </table:table-cell>
          <table:table-cell office:value-type="string" calcext:value-type="string">
            <text:p>3164.5051488.413</text:p>
          </table:table-cell>
          <table:table-cell office:value-type="float" office:value="1690925" calcext:value-type="float">
            <text:p>1690925</text:p>
          </table:table-cell>
          <table:table-cell office:value-type="float" office:value="1420606" calcext:value-type="float">
            <text:p>1420606</text:p>
          </table:table-cell>
          <table:table-cell office:value-type="float" office:value="1726213" calcext:value-type="float">
            <text:p>1726213</text:p>
          </table:table-cell>
          <table:table-cell office:value-type="float" office:value="1766587" calcext:value-type="float">
            <text:p>1766587</text:p>
          </table:table-cell>
          <table:table-cell office:value-type="float" office:value="728890" calcext:value-type="float">
            <text:p>728890</text:p>
          </table:table-cell>
          <table:table-cell office:value-type="float" office:value="1442291" calcext:value-type="float">
            <text:p>1442291</text:p>
          </table:table-cell>
          <table:table-cell office:value-type="float" office:value="2059838" calcext:value-type="float">
            <text:p>2059838</text:p>
          </table:table-cell>
          <table:table-cell office:value-type="float" office:value="1572449" calcext:value-type="float">
            <text:p>1572449</text:p>
          </table:table-cell>
          <table:table-cell office:value-type="float" office:value="1712978" calcext:value-type="float">
            <text:p>1712978</text:p>
          </table:table-cell>
          <table:table-cell office:value-type="string" calcext:value-type="string">
            <text:p>1393.9942647.839</text:p>
          </table:table-cell>
          <table:table-cell office:value-type="float" office:value="958714" calcext:value-type="float">
            <text:p>958714</text:p>
          </table:table-cell>
          <table:table-cell office:value-type="float" office:value="487468" calcext:value-type="float">
            <text:p>487468</text:p>
          </table:table-cell>
          <table:table-cell office:value-type="float" office:value="2073529" calcext:value-type="float">
            <text:p>2073529</text:p>
          </table:table-cell>
          <table:table-cell office:value-type="float" office:value="734613" calcext:value-type="float">
            <text:p>734613</text:p>
          </table:table-cell>
          <table:table-cell office:value-type="float" office:value="981542" calcext:value-type="float">
            <text:p>981542</text:p>
          </table:table-cell>
          <table:table-cell office:value-type="float" office:value="1791628" calcext:value-type="float">
            <text:p>1791628</text:p>
          </table:table-cell>
          <table:table-cell office:value-type="float" office:value="2287282" calcext:value-type="float">
            <text:p>2287282</text:p>
          </table:table-cell>
          <table:table-cell office:value-type="float" office:value="609397" calcext:value-type="float">
            <text:p>609397</text:p>
          </table:table-cell>
          <table:table-cell office:value-type="float" office:value="1508019" calcext:value-type="float">
            <text:p>1508019</text:p>
          </table:table-cell>
          <table:table-cell office:value-type="float" office:value="2216825" calcext:value-type="float">
            <text:p>2216825</text:p>
          </table:table-cell>
          <table:table-cell office:value-type="float" office:value="218497" calcext:value-type="float">
            <text:p>218497</text:p>
          </table:table-cell>
          <table:table-cell office:value-type="float" office:value="1884462" calcext:value-type="float">
            <text:p>1884462</text:p>
          </table:table-cell>
          <table:table-cell office:value-type="float" office:value="319531" calcext:value-type="float">
            <text:p>319531</text:p>
          </table:table-cell>
          <table:table-cell office:value-type="float" office:value="71120" calcext:value-type="float">
            <text:p>71120</text:p>
          </table:table-cell>
          <table:table-cell office:value-type="float" office:value="1219400" calcext:value-type="float">
            <text:p>1219400</text:p>
          </table:table-cell>
          <table:table-cell office:value-type="float" office:value="1459518" calcext:value-type="float">
            <text:p>1459518</text:p>
          </table:table-cell>
          <table:table-cell office:value-type="float" office:value="1666349" calcext:value-type="float">
            <text:p>1666349</text:p>
          </table:table-cell>
          <table:table-cell office:value-type="float" office:value="2598932" calcext:value-type="float">
            <text:p>2598932</text:p>
          </table:table-cell>
          <table:table-cell office:value-type="float" office:value="2478100" calcext:value-type="float">
            <text:p>2478100</text:p>
          </table:table-cell>
          <table:table-cell office:value-type="float" office:value="314250" calcext:value-type="float">
            <text:p>314250</text:p>
          </table:table-cell>
          <table:table-cell office:value-type="float" office:value="3034701" calcext:value-type="float">
            <text:p>3034701</text:p>
          </table:table-cell>
          <table:table-cell office:value-type="float" office:value="329515" calcext:value-type="float">
            <text:p>329515</text:p>
          </table:table-cell>
          <table:table-cell office:value-type="float" office:value="2118831" calcext:value-type="float">
            <text:p>2118831</text:p>
          </table:table-cell>
          <table:table-cell office:value-type="float" office:value="1507673" calcext:value-type="float">
            <text:p>1507673</text:p>
          </table:table-cell>
          <table:table-cell office:value-type="float" office:value="3767480" calcext:value-type="float">
            <text:p>3767480</text:p>
          </table:table-cell>
          <table:table-cell office:value-type="float" office:value="2064177" calcext:value-type="float">
            <text:p>2064177</text:p>
          </table:table-cell>
          <table:table-cell office:value-type="float" office:value="845738" calcext:value-type="float">
            <text:p>845738</text:p>
          </table:table-cell>
          <table:table-cell office:value-type="float" office:value="1959588" calcext:value-type="float">
            <text:p>1959588</text:p>
          </table:table-cell>
          <table:table-cell office:value-type="float" office:value="2315038" calcext:value-type="float">
            <text:p>2315038</text:p>
          </table:table-cell>
          <table:table-cell office:value-type="float" office:value="1796085" calcext:value-type="float">
            <text:p>1796085</text:p>
          </table:table-cell>
          <table:table-cell office:value-type="float" office:value="2683798" calcext:value-type="float">
            <text:p>2683798</text:p>
          </table:table-cell>
          <table:table-cell office:value-type="float" office:value="3339698" calcext:value-type="float">
            <text:p>3339698</text:p>
          </table:table-cell>
          <table:table-cell office:value-type="float" office:value="1359915" calcext:value-type="float">
            <text:p>1359915</text:p>
          </table:table-cell>
          <table:table-cell office:value-type="float" office:value="1762273" calcext:value-type="float">
            <text:p>1762273</text:p>
          </table:table-cell>
          <table:table-cell office:value-type="float" office:value="2911358" calcext:value-type="float">
            <text:p>2911358</text:p>
          </table:table-cell>
          <table:table-cell office:value-type="float" office:value="1944447" calcext:value-type="float">
            <text:p>1944447</text:p>
          </table:table-cell>
          <table:table-cell office:value-type="float" office:value="1616325" calcext:value-type="float">
            <text:p>1616325</text:p>
          </table:table-cell>
          <table:table-cell office:value-type="float" office:value="3546782" calcext:value-type="float">
            <text:p>3546782</text:p>
          </table:table-cell>
          <table:table-cell office:value-type="float" office:value="0" calcext:value-type="float">
            <text:p>0</text:p>
          </table:table-cell>
          <table:table-cell office:value-type="float" office:value="1537467" calcext:value-type="float">
            <text:p>1537467</text:p>
          </table:table-cell>
          <table:table-cell office:value-type="float" office:value="2066381" calcext:value-type="float">
            <text:p>2066381</text:p>
          </table:table-cell>
          <table:table-cell office:value-type="float" office:value="2113605" calcext:value-type="float">
            <text:p>2113605</text:p>
          </table:table-cell>
          <table:table-cell office:value-type="float" office:value="2220658" calcext:value-type="float">
            <text:p>2220658</text:p>
          </table:table-cell>
          <table:table-cell office:value-type="float" office:value="899177" calcext:value-type="float">
            <text:p>899177</text:p>
          </table:table-cell>
          <table:table-cell office:value-type="float" office:value="432935" calcext:value-type="float">
            <text:p>432935</text:p>
          </table:table-cell>
          <table:table-cell office:value-type="float" office:value="2579426" calcext:value-type="float">
            <text:p>2579426</text:p>
          </table:table-cell>
          <table:table-cell/>
        </table:table-row>
        <table:table-row table:style-name="ro1">
          <table:table-cell/>
          <table:table-cell office:value-type="float" office:value="1776892" calcext:value-type="float">
            <text:p>1776892</text:p>
          </table:table-cell>
          <table:table-cell office:value-type="float" office:value="1447291" calcext:value-type="float">
            <text:p>1447291</text:p>
          </table:table-cell>
          <table:table-cell office:value-type="float" office:value="538134" calcext:value-type="float">
            <text:p>538134</text:p>
          </table:table-cell>
          <table:table-cell office:value-type="float" office:value="1303516" calcext:value-type="float">
            <text:p>1303516</text:p>
          </table:table-cell>
          <table:table-cell office:value-type="float" office:value="1830150" calcext:value-type="float">
            <text:p>1830150</text:p>
          </table:table-cell>
          <table:table-cell office:value-type="float" office:value="2949739" calcext:value-type="float">
            <text:p>2949739</text:p>
          </table:table-cell>
          <table:table-cell office:value-type="float" office:value="1349730" calcext:value-type="float">
            <text:p>1349730</text:p>
          </table:table-cell>
          <table:table-cell office:value-type="float" office:value="1315975" calcext:value-type="float">
            <text:p>1315975</text:p>
          </table:table-cell>
          <table:table-cell office:value-type="float" office:value="755908" calcext:value-type="float">
            <text:p>755908</text:p>
          </table:table-cell>
          <table:table-cell office:value-type="float" office:value="3186723" calcext:value-type="float">
            <text:p>3186723</text:p>
          </table:table-cell>
          <table:table-cell office:value-type="float" office:value="2277324" calcext:value-type="float">
            <text:p>2277324</text:p>
          </table:table-cell>
          <table:table-cell office:value-type="float" office:value="2150888" calcext:value-type="float">
            <text:p>2150888</text:p>
          </table:table-cell>
          <table:table-cell office:value-type="float" office:value="3139291" calcext:value-type="float">
            <text:p>3139291</text:p>
          </table:table-cell>
          <table:table-cell office:value-type="float" office:value="1700172" calcext:value-type="float">
            <text:p>1700172</text:p>
          </table:table-cell>
          <table:table-cell office:value-type="float" office:value="289884" calcext:value-type="float">
            <text:p>289884</text:p>
          </table:table-cell>
          <table:table-cell office:value-type="float" office:value="1618076" calcext:value-type="float">
            <text:p>1618076</text:p>
          </table:table-cell>
          <table:table-cell office:value-type="float" office:value="3641783" calcext:value-type="float">
            <text:p>3641783</text:p>
          </table:table-cell>
          <table:table-cell office:value-type="float" office:value="477604" calcext:value-type="float">
            <text:p>477604</text:p>
          </table:table-cell>
          <table:table-cell office:value-type="float" office:value="3486198" calcext:value-type="float">
            <text:p>3486198</text:p>
          </table:table-cell>
          <table:table-cell office:value-type="float" office:value="3083353" calcext:value-type="float">
            <text:p>3083353</text:p>
          </table:table-cell>
          <table:table-cell office:value-type="float" office:value="4352067" calcext:value-type="float">
            <text:p>4352067</text:p>
          </table:table-cell>
          <table:table-cell office:value-type="float" office:value="692604" calcext:value-type="float">
            <text:p>692604</text:p>
          </table:table-cell>
          <table:table-cell office:value-type="float" office:value="2889001" calcext:value-type="float">
            <text:p>2889001</text:p>
          </table:table-cell>
          <table:table-cell office:value-type="float" office:value="2058847" calcext:value-type="float">
            <text:p>2058847</text:p>
          </table:table-cell>
          <table:table-cell office:value-type="float" office:value="3895426" calcext:value-type="float">
            <text:p>3895426</text:p>
          </table:table-cell>
          <table:table-cell office:value-type="float" office:value="2617228" calcext:value-type="float">
            <text:p>2617228</text:p>
          </table:table-cell>
          <table:table-cell office:value-type="float" office:value="911794" calcext:value-type="float">
            <text:p>911794</text:p>
          </table:table-cell>
          <table:table-cell office:value-type="float" office:value="1916716" calcext:value-type="float">
            <text:p>1916716</text:p>
          </table:table-cell>
          <table:table-cell office:value-type="float" office:value="1133509" calcext:value-type="float">
            <text:p>1133509</text:p>
          </table:table-cell>
          <table:table-cell office:value-type="float" office:value="2058704" calcext:value-type="float">
            <text:p>2058704</text:p>
          </table:table-cell>
          <table:table-cell office:value-type="float" office:value="4096007" calcext:value-type="float">
            <text:p>4096007</text:p>
          </table:table-cell>
          <table:table-cell office:value-type="float" office:value="1587032" calcext:value-type="float">
            <text:p>1587032</text:p>
          </table:table-cell>
          <table:table-cell office:value-type="float" office:value="4500430" calcext:value-type="float">
            <text:p>4500430</text:p>
          </table:table-cell>
          <table:table-cell office:value-type="float" office:value="2676566" calcext:value-type="float">
            <text:p>2676566</text:p>
          </table:table-cell>
          <table:table-cell office:value-type="float" office:value="2906659" calcext:value-type="float">
            <text:p>2906659</text:p>
          </table:table-cell>
          <table:table-cell office:value-type="float" office:value="4159277" calcext:value-type="float">
            <text:p>4159277</text:p>
          </table:table-cell>
          <table:table-cell office:value-type="float" office:value="50636" calcext:value-type="float">
            <text:p>50636</text:p>
          </table:table-cell>
          <table:table-cell office:value-type="float" office:value="865047" calcext:value-type="float">
            <text:p>865047</text:p>
          </table:table-cell>
          <table:table-cell office:value-type="float" office:value="1704801" calcext:value-type="float">
            <text:p>1704801</text:p>
          </table:table-cell>
          <table:table-cell office:value-type="float" office:value="189190" calcext:value-type="float">
            <text:p>189190</text:p>
          </table:table-cell>
          <table:table-cell office:value-type="float" office:value="529320" calcext:value-type="float">
            <text:p>529320</text:p>
          </table:table-cell>
          <table:table-cell office:value-type="float" office:value="891137" calcext:value-type="float">
            <text:p>891137</text:p>
          </table:table-cell>
          <table:table-cell office:value-type="float" office:value="2905571" calcext:value-type="float">
            <text:p>2905571</text:p>
          </table:table-cell>
          <table:table-cell office:value-type="float" office:value="2294927" calcext:value-type="float">
            <text:p>2294927</text:p>
          </table:table-cell>
          <table:table-cell office:value-type="float" office:value="108665" calcext:value-type="float">
            <text:p>108665</text:p>
          </table:table-cell>
          <table:table-cell office:value-type="float" office:value="364243" calcext:value-type="float">
            <text:p>364243</text:p>
          </table:table-cell>
          <table:table-cell office:value-type="float" office:value="390662" calcext:value-type="float">
            <text:p>390662</text:p>
          </table:table-cell>
          <table:table-cell office:value-type="float" office:value="4127698" calcext:value-type="float">
            <text:p>4127698</text:p>
          </table:table-cell>
          <table:table-cell office:value-type="string" calcext:value-type="string">
            <text:p>1420.3101208.871</text:p>
          </table:table-cell>
          <table:table-cell office:value-type="float" office:value="3377515" calcext:value-type="float">
            <text:p>3377515</text:p>
          </table:table-cell>
          <table:table-cell office:value-type="float" office:value="2099966" calcext:value-type="float">
            <text:p>2099966</text:p>
          </table:table-cell>
          <table:table-cell office:value-type="float" office:value="589245" calcext:value-type="float">
            <text:p>589245</text:p>
          </table:table-cell>
          <table:table-cell office:value-type="float" office:value="621103" calcext:value-type="float">
            <text:p>621103</text:p>
          </table:table-cell>
          <table:table-cell office:value-type="float" office:value="3227458" calcext:value-type="float">
            <text:p>3227458</text:p>
          </table:table-cell>
          <table:table-cell office:value-type="float" office:value="1359000" calcext:value-type="float">
            <text:p>1359000</text:p>
          </table:table-cell>
          <table:table-cell office:value-type="float" office:value="536128" calcext:value-type="float">
            <text:p>536128</text:p>
          </table:table-cell>
          <table:table-cell office:value-type="float" office:value="3743603" calcext:value-type="float">
            <text:p>3743603</text:p>
          </table:table-cell>
          <table:table-cell office:value-type="float" office:value="1337341" calcext:value-type="float">
            <text:p>1337341</text:p>
          </table:table-cell>
          <table:table-cell office:value-type="float" office:value="348566" calcext:value-type="float">
            <text:p>348566</text:p>
          </table:table-cell>
          <table:table-cell office:value-type="float" office:value="1622595" calcext:value-type="float">
            <text:p>1622595</text:p>
          </table:table-cell>
          <table:table-cell office:value-type="float" office:value="1533610" calcext:value-type="float">
            <text:p>1533610</text:p>
          </table:table-cell>
          <table:table-cell office:value-type="float" office:value="2392268" calcext:value-type="float">
            <text:p>2392268</text:p>
          </table:table-cell>
          <table:table-cell office:value-type="float" office:value="2892101" calcext:value-type="float">
            <text:p>2892101</text:p>
          </table:table-cell>
          <table:table-cell office:value-type="float" office:value="1542506" calcext:value-type="float">
            <text:p>1542506</text:p>
          </table:table-cell>
          <table:table-cell office:value-type="float" office:value="3402174" calcext:value-type="float">
            <text:p>3402174</text:p>
          </table:table-cell>
          <table:table-cell office:value-type="float" office:value="1427006" calcext:value-type="float">
            <text:p>1427006</text:p>
          </table:table-cell>
          <table:table-cell office:value-type="float" office:value="1621689" calcext:value-type="float">
            <text:p>1621689</text:p>
          </table:table-cell>
          <table:table-cell office:value-type="float" office:value="4550090" calcext:value-type="float">
            <text:p>4550090</text:p>
          </table:table-cell>
          <table:table-cell office:value-type="float" office:value="1238202" calcext:value-type="float">
            <text:p>1238202</text:p>
          </table:table-cell>
          <table:table-cell office:value-type="float" office:value="3549416" calcext:value-type="float">
            <text:p>3549416</text:p>
          </table:table-cell>
          <table:table-cell office:value-type="string" calcext:value-type="string">
            <text:p>543.0234821.659</text:p>
          </table:table-cell>
          <table:table-cell office:value-type="float" office:value="3534150" calcext:value-type="float">
            <text:p>3534150</text:p>
          </table:table-cell>
          <table:table-cell office:value-type="float" office:value="1192883" calcext:value-type="float">
            <text:p>1192883</text:p>
          </table:table-cell>
          <table:table-cell office:value-type="float" office:value="3417857" calcext:value-type="float">
            <text:p>3417857</text:p>
          </table:table-cell>
          <table:table-cell office:value-type="float" office:value="3307924" calcext:value-type="float">
            <text:p>3307924</text:p>
          </table:table-cell>
          <table:table-cell office:value-type="float" office:value="263782" calcext:value-type="float">
            <text:p>263782</text:p>
          </table:table-cell>
          <table:table-cell office:value-type="float" office:value="3682215" calcext:value-type="float">
            <text:p>3682215</text:p>
          </table:table-cell>
          <table:table-cell office:value-type="float" office:value="4254566" calcext:value-type="float">
            <text:p>4254566</text:p>
          </table:table-cell>
          <table:table-cell office:value-type="float" office:value="443952" calcext:value-type="float">
            <text:p>443952</text:p>
          </table:table-cell>
          <table:table-cell office:value-type="float" office:value="350228" calcext:value-type="float">
            <text:p>350228</text:p>
          </table:table-cell>
          <table:table-cell office:value-type="float" office:value="3866582" calcext:value-type="float">
            <text:p>3866582</text:p>
          </table:table-cell>
          <table:table-cell office:value-type="float" office:value="1732084" calcext:value-type="float">
            <text:p>1732084</text:p>
          </table:table-cell>
          <table:table-cell office:value-type="float" office:value="1963015" calcext:value-type="float">
            <text:p>1963015</text:p>
          </table:table-cell>
          <table:table-cell office:value-type="float" office:value="4558316" calcext:value-type="float">
            <text:p>4558316</text:p>
          </table:table-cell>
          <table:table-cell office:value-type="float" office:value="1537467" calcext:value-type="float">
            <text:p>1537467</text:p>
          </table:table-cell>
          <table:table-cell office:value-type="float" office:value="0" calcext:value-type="float">
            <text:p>0</text:p>
          </table:table-cell>
          <table:table-cell office:value-type="float" office:value="3571370" calcext:value-type="float">
            <text:p>3571370</text:p>
          </table:table-cell>
          <table:table-cell office:value-type="float" office:value="720542" calcext:value-type="float">
            <text:p>720542</text:p>
          </table:table-cell>
          <table:table-cell office:value-type="float" office:value="3746303" calcext:value-type="float">
            <text:p>3746303</text:p>
          </table:table-cell>
          <table:table-cell office:value-type="float" office:value="830485" calcext:value-type="float">
            <text:p>830485</text:p>
          </table:table-cell>
          <table:table-cell office:value-type="float" office:value="1294618" calcext:value-type="float">
            <text:p>1294618</text:p>
          </table:table-cell>
          <table:table-cell office:value-type="float" office:value="3714477" calcext:value-type="float">
            <text:p>3714477</text:p>
          </table:table-cell>
          <table:table-cell/>
        </table:table-row>
        <table:table-row table:style-name="ro1">
          <table:table-cell/>
          <table:table-cell office:value-type="float" office:value="1804529" calcext:value-type="float">
            <text:p>1804529</text:p>
          </table:table-cell>
          <table:table-cell office:value-type="float" office:value="2210044" calcext:value-type="float">
            <text:p>2210044</text:p>
          </table:table-cell>
          <table:table-cell office:value-type="float" office:value="3699508" calcext:value-type="float">
            <text:p>3699508</text:p>
          </table:table-cell>
          <table:table-cell office:value-type="float" office:value="3486964" calcext:value-type="float">
            <text:p>3486964</text:p>
          </table:table-cell>
          <table:table-cell office:value-type="float" office:value="3094304" calcext:value-type="float">
            <text:p>3094304</text:p>
          </table:table-cell>
          <table:table-cell office:value-type="float" office:value="690498" calcext:value-type="float">
            <text:p>690498</text:p>
          </table:table-cell>
          <table:table-cell office:value-type="float" office:value="2259368" calcext:value-type="float">
            <text:p>2259368</text:p>
          </table:table-cell>
          <table:table-cell office:value-type="float" office:value="2263377" calcext:value-type="float">
            <text:p>2263377</text:p>
          </table:table-cell>
          <table:table-cell office:value-type="float" office:value="2824203" calcext:value-type="float">
            <text:p>2824203</text:p>
          </table:table-cell>
          <table:table-cell office:value-type="float" office:value="581557" calcext:value-type="float">
            <text:p>581557</text:p>
          </table:table-cell>
          <table:table-cell office:value-type="float" office:value="1554666" calcext:value-type="float">
            <text:p>1554666</text:p>
          </table:table-cell>
          <table:table-cell office:value-type="float" office:value="1495717" calcext:value-type="float">
            <text:p>1495717</text:p>
          </table:table-cell>
          <table:table-cell office:value-type="float" office:value="731648" calcext:value-type="float">
            <text:p>731648</text:p>
          </table:table-cell>
          <table:table-cell office:value-type="float" office:value="2013025" calcext:value-type="float">
            <text:p>2013025</text:p>
          </table:table-cell>
          <table:table-cell office:value-type="float" office:value="3302018" calcext:value-type="float">
            <text:p>3302018</text:p>
          </table:table-cell>
          <table:table-cell office:value-type="float" office:value="1978934" calcext:value-type="float">
            <text:p>1978934</text:p>
          </table:table-cell>
          <table:table-cell office:value-type="float" office:value="218277" calcext:value-type="float">
            <text:p>218277</text:p>
          </table:table-cell>
          <table:table-cell office:value-type="float" office:value="3155331" calcext:value-type="float">
            <text:p>3155331</text:p>
          </table:table-cell>
          <table:table-cell office:value-type="float" office:value="218332" calcext:value-type="float">
            <text:p>218332</text:p>
          </table:table-cell>
          <table:table-cell office:value-type="float" office:value="601150" calcext:value-type="float">
            <text:p>601150</text:p>
          </table:table-cell>
          <table:table-cell office:value-type="float" office:value="2479010" calcext:value-type="float">
            <text:p>2479010</text:p>
          </table:table-cell>
          <table:table-cell office:value-type="float" office:value="3005974" calcext:value-type="float">
            <text:p>3005974</text:p>
          </table:table-cell>
          <table:table-cell office:value-type="float" office:value="2345530" calcext:value-type="float">
            <text:p>2345530</text:p>
          </table:table-cell>
          <table:table-cell office:value-type="string" calcext:value-type="string">
            <text:p>2571.837627.932</text:p>
          </table:table-cell>
          <table:table-cell office:value-type="float" office:value="2448690" calcext:value-type="float">
            <text:p>2448690</text:p>
          </table:table-cell>
          <table:table-cell office:value-type="float" office:value="2765590" calcext:value-type="float">
            <text:p>2765590</text:p>
          </table:table-cell>
          <table:table-cell office:value-type="float" office:value="2015402" calcext:value-type="float">
            <text:p>2015402</text:p>
          </table:table-cell>
          <table:table-cell office:value-type="float" office:value="4089981" calcext:value-type="float">
            <text:p>4089981</text:p>
          </table:table-cell>
          <table:table-cell office:value-type="float" office:value="3115125" calcext:value-type="float">
            <text:p>3115125</text:p>
          </table:table-cell>
          <table:table-cell office:value-type="float" office:value="658775" calcext:value-type="float">
            <text:p>658775</text:p>
          </table:table-cell>
          <table:table-cell office:value-type="float" office:value="2813616" calcext:value-type="float">
            <text:p>2813616</text:p>
          </table:table-cell>
          <table:table-cell office:value-type="float" office:value="1226685" calcext:value-type="float">
            <text:p>1226685</text:p>
          </table:table-cell>
          <table:table-cell office:value-type="float" office:value="2512188" calcext:value-type="float">
            <text:p>2512188</text:p>
          </table:table-cell>
          <table:table-cell office:value-type="float" office:value="666706" calcext:value-type="float">
            <text:p>666706</text:p>
          </table:table-cell>
          <table:table-cell office:value-type="string" calcext:value-type="string">
            <text:p>2210.0703520.944</text:p>
          </table:table-cell>
          <table:table-cell office:value-type="float" office:value="3459439" calcext:value-type="float">
            <text:p>3459439</text:p>
          </table:table-cell>
          <table:table-cell office:value-type="float" office:value="2591465" calcext:value-type="float">
            <text:p>2591465</text:p>
          </table:table-cell>
          <table:table-cell office:value-type="float" office:value="3755884" calcext:value-type="float">
            <text:p>3755884</text:p>
          </table:table-cell>
          <table:table-cell office:value-type="float" office:value="3832798" calcext:value-type="float">
            <text:p>3832798</text:p>
          </table:table-cell>
          <table:table-cell office:value-type="float" office:value="2793367" calcext:value-type="float">
            <text:p>2793367</text:p>
          </table:table-cell>
          <table:table-cell office:value-type="float" office:value="693790" calcext:value-type="float">
            <text:p>693790</text:p>
          </table:table-cell>
          <table:table-cell office:value-type="float" office:value="2831119" calcext:value-type="float">
            <text:p>2831119</text:p>
          </table:table-cell>
          <table:table-cell office:value-type="float" office:value="3587997" calcext:value-type="float">
            <text:p>3587997</text:p>
          </table:table-cell>
          <table:table-cell office:value-type="float" office:value="3776747" calcext:value-type="float">
            <text:p>3776747</text:p>
          </table:table-cell>
          <table:table-cell office:value-type="string" calcext:value-type="string">
            <text:p>3460.157606.012</text:p>
          </table:table-cell>
          <table:table-cell office:value-type="float" office:value="2422295" calcext:value-type="float">
            <text:p>2422295</text:p>
          </table:table-cell>
          <table:table-cell office:value-type="float" office:value="2373318" calcext:value-type="float">
            <text:p>2373318</text:p>
          </table:table-cell>
          <table:table-cell office:value-type="float" office:value="943746" calcext:value-type="float">
            <text:p>943746</text:p>
          </table:table-cell>
          <table:table-cell office:value-type="float" office:value="1500716" calcext:value-type="float">
            <text:p>1500716</text:p>
          </table:table-cell>
          <table:table-cell office:value-type="float" office:value="3043714" calcext:value-type="float">
            <text:p>3043714</text:p>
          </table:table-cell>
          <table:table-cell office:value-type="float" office:value="3678091" calcext:value-type="float">
            <text:p>3678091</text:p>
          </table:table-cell>
          <table:table-cell office:value-type="float" office:value="1877648" calcext:value-type="float">
            <text:p>1877648</text:p>
          </table:table-cell>
          <table:table-cell office:value-type="float" office:value="2279546" calcext:value-type="float">
            <text:p>2279546</text:p>
          </table:table-cell>
          <table:table-cell office:value-type="float" office:value="3571488" calcext:value-type="float">
            <text:p>3571488</text:p>
          </table:table-cell>
          <table:table-cell office:value-type="float" office:value="294160" calcext:value-type="float">
            <text:p>294160</text:p>
          </table:table-cell>
          <table:table-cell office:value-type="string" calcext:value-type="string">
            <text:p>2243.5923919.527</text:p>
          </table:table-cell>
          <table:table-cell office:value-type="float" office:value="1951083" calcext:value-type="float">
            <text:p>1951083</text:p>
          </table:table-cell>
          <table:table-cell office:value-type="float" office:value="2091771" calcext:value-type="float">
            <text:p>2091771</text:p>
          </table:table-cell>
          <table:table-cell office:value-type="float" office:value="1470109" calcext:value-type="float">
            <text:p>1470109</text:p>
          </table:table-cell>
          <table:table-cell office:value-type="float" office:value="754827" calcext:value-type="float">
            <text:p>754827</text:p>
          </table:table-cell>
          <table:table-cell office:value-type="float" office:value="3010807" calcext:value-type="float">
            <text:p>3010807</text:p>
          </table:table-cell>
          <table:table-cell office:value-type="float" office:value="2258586" calcext:value-type="float">
            <text:p>2258586</text:p>
          </table:table-cell>
          <table:table-cell office:value-type="float" office:value="4163303" calcext:value-type="float">
            <text:p>4163303</text:p>
          </table:table-cell>
          <table:table-cell office:value-type="float" office:value="1951620" calcext:value-type="float">
            <text:p>1951620</text:p>
          </table:table-cell>
          <table:table-cell office:value-type="float" office:value="981298" calcext:value-type="float">
            <text:p>981298</text:p>
          </table:table-cell>
          <table:table-cell office:value-type="float" office:value="2336125" calcext:value-type="float">
            <text:p>2336125</text:p>
          </table:table-cell>
          <table:table-cell office:value-type="float" office:value="461322" calcext:value-type="float">
            <text:p>461322</text:p>
          </table:table-cell>
          <table:table-cell office:value-type="float" office:value="3570803" calcext:value-type="float">
            <text:p>3570803</text:p>
          </table:table-cell>
          <table:table-cell office:value-type="float" office:value="2527930" calcext:value-type="float">
            <text:p>2527930</text:p>
          </table:table-cell>
          <table:table-cell office:value-type="float" office:value="248516" calcext:value-type="float">
            <text:p>248516</text:p>
          </table:table-cell>
          <table:table-cell office:value-type="float" office:value="2802239" calcext:value-type="float">
            <text:p>2802239</text:p>
          </table:table-cell>
          <table:table-cell office:value-type="float" office:value="335037" calcext:value-type="float">
            <text:p>335037</text:p>
          </table:table-cell>
          <table:table-cell office:value-type="float" office:value="1780894" calcext:value-type="float">
            <text:p>1780894</text:p>
          </table:table-cell>
          <table:table-cell office:value-type="float" office:value="3834731" calcext:value-type="float">
            <text:p>3834731</text:p>
          </table:table-cell>
          <table:table-cell office:value-type="float" office:value="1923311" calcext:value-type="float">
            <text:p>1923311</text:p>
          </table:table-cell>
          <table:table-cell office:value-type="float" office:value="2484825" calcext:value-type="float">
            <text:p>2484825</text:p>
          </table:table-cell>
          <table:table-cell office:value-type="float" office:value="3301340" calcext:value-type="float">
            <text:p>3301340</text:p>
          </table:table-cell>
          <table:table-cell office:value-type="string" calcext:value-type="string">
            <text:p>3823.0732134.391</text:p>
          </table:table-cell>
          <table:table-cell office:value-type="float" office:value="3207507" calcext:value-type="float">
            <text:p>3207507</text:p>
          </table:table-cell>
          <table:table-cell office:value-type="float" office:value="2567124" calcext:value-type="float">
            <text:p>2567124</text:p>
          </table:table-cell>
          <table:table-cell office:value-type="float" office:value="2443786" calcext:value-type="float">
            <text:p>2443786</text:p>
          </table:table-cell>
          <table:table-cell office:value-type="float" office:value="2066381" calcext:value-type="float">
            <text:p>2066381</text:p>
          </table:table-cell>
          <table:table-cell office:value-type="float" office:value="3571370" calcext:value-type="float">
            <text:p>3571370</text:p>
          </table:table-cell>
          <table:table-cell office:value-type="float" office:value="0" calcext:value-type="float">
            <text:p>0</text:p>
          </table:table-cell>
          <table:table-cell office:value-type="float" office:value="4043625" calcext:value-type="float">
            <text:p>4043625</text:p>
          </table:table-cell>
          <table:table-cell office:value-type="float" office:value="282082" calcext:value-type="float">
            <text:p>282082</text:p>
          </table:table-cell>
          <table:table-cell office:value-type="float" office:value="2802464" calcext:value-type="float">
            <text:p>2802464</text:p>
          </table:table-cell>
          <table:table-cell office:value-type="float" office:value="2286642" calcext:value-type="float">
            <text:p>2286642</text:p>
          </table:table-cell>
          <table:table-cell office:value-type="float" office:value="1565816" calcext:value-type="float">
            <text:p>1565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4729" calcext:value-type="float">
            <text:p>2314729</text:p>
          </table:table-cell>
          <table:table-cell office:value-type="float" office:value="1836043" calcext:value-type="float">
            <text:p>1836043</text:p>
          </table:table-cell>
          <table:table-cell office:value-type="float" office:value="1159402" calcext:value-type="float">
            <text:p>1159402</text:p>
          </table:table-cell>
          <table:table-cell office:value-type="float" office:value="1017765" calcext:value-type="float">
            <text:p>1017765</text:p>
          </table:table-cell>
          <table:table-cell office:value-type="float" office:value="1680693" calcext:value-type="float">
            <text:p>1680693</text:p>
          </table:table-cell>
          <table:table-cell office:value-type="float" office:value="3473606" calcext:value-type="float">
            <text:p>3473606</text:p>
          </table:table-cell>
          <table:table-cell office:value-type="float" office:value="1942723" calcext:value-type="float">
            <text:p>1942723</text:p>
          </table:table-cell>
          <table:table-cell office:value-type="float" office:value="1874431" calcext:value-type="float">
            <text:p>1874431</text:p>
          </table:table-cell>
          <table:table-cell office:value-type="float" office:value="1272077" calcext:value-type="float">
            <text:p>1272077</text:p>
          </table:table-cell>
          <table:table-cell office:value-type="float" office:value="3724518" calcext:value-type="float">
            <text:p>3724518</text:p>
          </table:table-cell>
          <table:table-cell office:value-type="float" office:value="2606195" calcext:value-type="float">
            <text:p>2606195</text:p>
          </table:table-cell>
          <table:table-cell office:value-type="float" office:value="2560040" calcext:value-type="float">
            <text:p>2560040</text:p>
          </table:table-cell>
          <table:table-cell office:value-type="float" office:value="3521374" calcext:value-type="float">
            <text:p>3521374</text:p>
          </table:table-cell>
          <table:table-cell office:value-type="float" office:value="2322279" calcext:value-type="float">
            <text:p>2322279</text:p>
          </table:table-cell>
          <table:table-cell office:value-type="float" office:value="847147" calcext:value-type="float">
            <text:p>847147</text:p>
          </table:table-cell>
          <table:table-cell office:value-type="float" office:value="2067111" calcext:value-type="float">
            <text:p>2067111</text:p>
          </table:table-cell>
          <table:table-cell office:value-type="float" office:value="4141888" calcext:value-type="float">
            <text:p>4141888</text:p>
          </table:table-cell>
          <table:table-cell office:value-type="float" office:value="926201" calcext:value-type="float">
            <text:p>926201</text:p>
          </table:table-cell>
          <table:table-cell office:value-type="float" office:value="3987592" calcext:value-type="float">
            <text:p>3987592</text:p>
          </table:table-cell>
          <table:table-cell office:value-type="float" office:value="3611676" calcext:value-type="float">
            <text:p>3611676</text:p>
          </table:table-cell>
          <table:table-cell office:value-type="float" office:value="4435981" calcext:value-type="float">
            <text:p>4435981</text:p>
          </table:table-cell>
          <table:table-cell office:value-type="string" calcext:value-type="string">
            <text:p>1040.2702926.183</text:p>
          </table:table-cell>
          <table:table-cell office:value-type="float" office:value="2079704" calcext:value-type="float">
            <text:p>2079704</text:p>
          </table:table-cell>
          <table:table-cell office:value-type="float" office:value="4285753" calcext:value-type="float">
            <text:p>4285753</text:p>
          </table:table-cell>
          <table:table-cell office:value-type="float" office:value="2633952" calcext:value-type="float">
            <text:p>2633952</text:p>
          </table:table-cell>
          <table:table-cell office:value-type="float" office:value="1278277" calcext:value-type="float">
            <text:p>1278277</text:p>
          </table:table-cell>
          <table:table-cell office:value-type="float" office:value="2575772" calcext:value-type="float">
            <text:p>2575772</text:p>
          </table:table-cell>
          <table:table-cell office:value-type="float" office:value="494616" calcext:value-type="float">
            <text:p>494616</text:p>
          </table:table-cell>
          <table:table-cell office:value-type="float" office:value="1889775" calcext:value-type="float">
            <text:p>1889775</text:p>
          </table:table-cell>
          <table:table-cell office:value-type="float" office:value="4507122" calcext:value-type="float">
            <text:p>4507122</text:p>
          </table:table-cell>
          <table:table-cell office:value-type="float" office:value="1590767" calcext:value-type="float">
            <text:p>1590767</text:p>
          </table:table-cell>
          <table:table-cell office:value-type="string" calcext:value-type="string">
            <text:p>4851.7702674.476</text:p>
          </table:table-cell>
          <table:table-cell office:value-type="float" office:value="3394935" calcext:value-type="float">
            <text:p>3394935</text:p>
          </table:table-cell>
          <table:table-cell office:value-type="float" office:value="4278138" calcext:value-type="float">
            <text:p>4278138</text:p>
          </table:table-cell>
          <table:table-cell office:value-type="float" office:value="748265" calcext:value-type="float">
            <text:p>748265</text:p>
          </table:table-cell>
          <table:table-cell office:value-type="float" office:value="696239" calcext:value-type="float">
            <text:p>696239</text:p>
          </table:table-cell>
          <table:table-cell office:value-type="float" office:value="1779998" calcext:value-type="float">
            <text:p>1779998</text:p>
          </table:table-cell>
          <table:table-cell office:value-type="float" office:value="588804" calcext:value-type="float">
            <text:p>588804</text:p>
          </table:table-cell>
          <table:table-cell office:value-type="float" office:value="1072096" calcext:value-type="float">
            <text:p>1072096</text:p>
          </table:table-cell>
          <table:table-cell office:value-type="float" office:value="1565023" calcext:value-type="float">
            <text:p>1565023</text:p>
          </table:table-cell>
          <table:table-cell office:value-type="float" office:value="3355169" calcext:value-type="float">
            <text:p>3355169</text:p>
          </table:table-cell>
          <table:table-cell office:value-type="float" office:value="2212026" calcext:value-type="float">
            <text:p>2212026</text:p>
          </table:table-cell>
          <table:table-cell office:value-type="string" calcext:value-type="string">
            <text:p>627.481918.078</text:p>
          </table:table-cell>
          <table:table-cell office:value-type="float" office:value="1099885" calcext:value-type="float">
            <text:p>1099885</text:p>
          </table:table-cell>
          <table:table-cell office:value-type="float" office:value="4561599" calcext:value-type="float">
            <text:p>4561599</text:p>
          </table:table-cell>
          <table:table-cell office:value-type="float" office:value="1680594" calcext:value-type="float">
            <text:p>1680594</text:p>
          </table:table-cell>
          <table:table-cell office:value-type="float" office:value="1692338" calcext:value-type="float">
            <text:p>1692338</text:p>
          </table:table-cell>
          <table:table-cell office:value-type="float" office:value="3702101" calcext:value-type="float">
            <text:p>3702101</text:p>
          </table:table-cell>
          <table:table-cell office:value-type="float" office:value="2542983" calcext:value-type="float">
            <text:p>2542983</text:p>
          </table:table-cell>
          <table:table-cell office:value-type="float" office:value="1268379" calcext:value-type="float">
            <text:p>1268379</text:p>
          </table:table-cell>
          <table:table-cell office:value-type="float" office:value="378727" calcext:value-type="float">
            <text:p>378727</text:p>
          </table:table-cell>
          <table:table-cell office:value-type="float" office:value="3369676" calcext:value-type="float">
            <text:p>3369676</text:p>
          </table:table-cell>
          <table:table-cell office:value-type="float" office:value="1764137" calcext:value-type="float">
            <text:p>1764137</text:p>
          </table:table-cell>
          <table:table-cell office:value-type="float" office:value="1207791" calcext:value-type="float">
            <text:p>1207791</text:p>
          </table:table-cell>
          <table:table-cell office:value-type="float" office:value="4246669" calcext:value-type="float">
            <text:p>4246669</text:p>
          </table:table-cell>
          <table:table-cell office:value-type="float" office:value="1897589" calcext:value-type="float">
            <text:p>1897589</text:p>
          </table:table-cell>
          <table:table-cell office:value-type="float" office:value="565980" calcext:value-type="float">
            <text:p>565980</text:p>
          </table:table-cell>
          <table:table-cell office:value-type="float" office:value="2115434" calcext:value-type="float">
            <text:p>2115434</text:p>
          </table:table-cell>
          <table:table-cell office:value-type="float" office:value="2126323" calcext:value-type="float">
            <text:p>2126323</text:p>
          </table:table-cell>
          <table:table-cell office:value-type="float" office:value="2718378" calcext:value-type="float">
            <text:p>2718378</text:p>
          </table:table-cell>
          <table:table-cell office:value-type="float" office:value="3319701" calcext:value-type="float">
            <text:p>3319701</text:p>
          </table:table-cell>
          <table:table-cell office:value-type="float" office:value="1464049" calcext:value-type="float">
            <text:p>1464049</text:p>
          </table:table-cell>
          <table:table-cell office:value-type="float" office:value="3465574" calcext:value-type="float">
            <text:p>3465574</text:p>
          </table:table-cell>
          <table:table-cell office:value-type="float" office:value="807813" calcext:value-type="float">
            <text:p>807813</text:p>
          </table:table-cell>
          <table:table-cell office:value-type="string" calcext:value-type="string">
            <text:p>2116.0535023.430</text:p>
          </table:table-cell>
          <table:table-cell office:value-type="float" office:value="1788122" calcext:value-type="float">
            <text:p>1788122</text:p>
          </table:table-cell>
          <table:table-cell office:value-type="float" office:value="3952278" calcext:value-type="float">
            <text:p>3952278</text:p>
          </table:table-cell>
          <table:table-cell office:value-type="float" office:value="1214712" calcext:value-type="float">
            <text:p>1214712</text:p>
          </table:table-cell>
          <table:table-cell office:value-type="float" office:value="4949324" calcext:value-type="float">
            <text:p>4949324</text:p>
          </table:table-cell>
          <table:table-cell office:value-type="float" office:value="3970504" calcext:value-type="float">
            <text:p>3970504</text:p>
          </table:table-cell>
          <table:table-cell office:value-type="float" office:value="1904830" calcext:value-type="float">
            <text:p>1904830</text:p>
          </table:table-cell>
          <table:table-cell office:value-type="float" office:value="3846919" calcext:value-type="float">
            <text:p>3846919</text:p>
          </table:table-cell>
          <table:table-cell office:value-type="float" office:value="3470542" calcext:value-type="float">
            <text:p>3470542</text:p>
          </table:table-cell>
          <table:table-cell office:value-type="float" office:value="616208" calcext:value-type="float">
            <text:p>616208</text:p>
          </table:table-cell>
          <table:table-cell office:value-type="string" calcext:value-type="string">
            <text:p>3825.4254327.871</text:p>
          </table:table-cell>
          <table:table-cell office:value-type="float" office:value="757001" calcext:value-type="float">
            <text:p>757001</text:p>
          </table:table-cell>
          <table:table-cell office:value-type="float" office:value="850311" calcext:value-type="float">
            <text:p>850311</text:p>
          </table:table-cell>
          <table:table-cell office:value-type="float" office:value="3978213" calcext:value-type="float">
            <text:p>3978213</text:p>
          </table:table-cell>
          <table:table-cell office:value-type="float" office:value="1543956" calcext:value-type="float">
            <text:p>1543956</text:p>
          </table:table-cell>
          <table:table-cell office:value-type="float" office:value="1998622" calcext:value-type="float">
            <text:p>1998622</text:p>
          </table:table-cell>
          <table:table-cell office:value-type="float" office:value="4671030" calcext:value-type="float">
            <text:p>4671030</text:p>
          </table:table-cell>
          <table:table-cell office:value-type="float" office:value="2113605" calcext:value-type="float">
            <text:p>2113605</text:p>
          </table:table-cell>
          <table:table-cell office:value-type="float" office:value="720542" calcext:value-type="float">
            <text:p>720542</text:p>
          </table:table-cell>
          <table:table-cell office:value-type="float" office:value="4043625" calcext:value-type="float">
            <text:p>4043625</text:p>
          </table:table-cell>
          <table:table-cell office:value-type="float" office:value="0" calcext:value-type="float">
            <text:p>0</text:p>
          </table:table-cell>
          <table:table-cell office:value-type="float" office:value="4247059" calcext:value-type="float">
            <text:p>4247059</text:p>
          </table:table-cell>
          <table:table-cell office:value-type="float" office:value="1250002" calcext:value-type="float">
            <text:p>1250002</text:p>
          </table:table-cell>
          <table:table-cell office:value-type="float" office:value="1776971" calcext:value-type="float">
            <text:p>1776971</text:p>
          </table:table-cell>
          <table:table-cell office:value-type="float" office:value="3928006" calcext:value-type="float">
            <text:p>39280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9792" calcext:value-type="float">
            <text:p>1969792</text:p>
          </table:table-cell>
          <table:table-cell office:value-type="float" office:value="2422784" calcext:value-type="float">
            <text:p>2422784</text:p>
          </table:table-cell>
          <table:table-cell office:value-type="float" office:value="3841392" calcext:value-type="float">
            <text:p>3841392</text:p>
          </table:table-cell>
          <table:table-cell office:value-type="float" office:value="3728726" calcext:value-type="float">
            <text:p>3728726</text:p>
          </table:table-cell>
          <table:table-cell office:value-type="float" office:value="3356470" calcext:value-type="float">
            <text:p>3356470</text:p>
          </table:table-cell>
          <table:table-cell office:value-type="float" office:value="803698" calcext:value-type="float">
            <text:p>803698</text:p>
          </table:table-cell>
          <table:table-cell office:value-type="float" office:value="2413517" calcext:value-type="float">
            <text:p>2413517</text:p>
          </table:table-cell>
          <table:table-cell office:value-type="float" office:value="2431075" calcext:value-type="float">
            <text:p>2431075</text:p>
          </table:table-cell>
          <table:table-cell office:value-type="float" office:value="3008426" calcext:value-type="float">
            <text:p>3008426</text:p>
          </table:table-cell>
          <table:table-cell office:value-type="float" office:value="608067" calcext:value-type="float">
            <text:p>608067</text:p>
          </table:table-cell>
          <table:table-cell office:value-type="float" office:value="1809602" calcext:value-type="float">
            <text:p>1809602</text:p>
          </table:table-cell>
          <table:table-cell office:value-type="float" office:value="1722985" calcext:value-type="float">
            <text:p>1722985</text:p>
          </table:table-cell>
          <table:table-cell office:value-type="float" office:value="1013097" calcext:value-type="float">
            <text:p>1013097</text:p>
          </table:table-cell>
          <table:table-cell office:value-type="float" office:value="2134807" calcext:value-type="float">
            <text:p>2134807</text:p>
          </table:table-cell>
          <table:table-cell office:value-type="float" office:value="3484110" calcext:value-type="float">
            <text:p>3484110</text:p>
          </table:table-cell>
          <table:table-cell office:value-type="float" office:value="2180305" calcext:value-type="float">
            <text:p>2180305</text:p>
          </table:table-cell>
          <table:table-cell office:value-type="float" office:value="105190" calcext:value-type="float">
            <text:p>105190</text:p>
          </table:table-cell>
          <table:table-cell office:value-type="float" office:value="3345685" calcext:value-type="float">
            <text:p>3345685</text:p>
          </table:table-cell>
          <table:table-cell office:value-type="float" office:value="260417" calcext:value-type="float">
            <text:p>260417</text:p>
          </table:table-cell>
          <table:table-cell office:value-type="float" office:value="680609" calcext:value-type="float">
            <text:p>680609</text:p>
          </table:table-cell>
          <table:table-cell office:value-type="float" office:value="2710414" calcext:value-type="float">
            <text:p>2710414</text:p>
          </table:table-cell>
          <table:table-cell office:value-type="float" office:value="3206925" calcext:value-type="float">
            <text:p>3206925</text:p>
          </table:table-cell>
          <table:table-cell office:value-type="float" office:value="2627607" calcext:value-type="float">
            <text:p>2627607</text:p>
          </table:table-cell>
          <table:table-cell office:value-type="float" office:value="2840213" calcext:value-type="float">
            <text:p>2840213</text:p>
          </table:table-cell>
          <table:table-cell office:value-type="float" office:value="795231" calcext:value-type="float">
            <text:p>795231</text:p>
          </table:table-cell>
          <table:table-cell office:value-type="float" office:value="2729242" calcext:value-type="float">
            <text:p>2729242</text:p>
          </table:table-cell>
          <table:table-cell office:value-type="float" office:value="2969663" calcext:value-type="float">
            <text:p>2969663</text:p>
          </table:table-cell>
          <table:table-cell office:value-type="float" office:value="2094606" calcext:value-type="float">
            <text:p>2094606</text:p>
          </table:table-cell>
          <table:table-cell office:value-type="float" office:value="4314974" calcext:value-type="float">
            <text:p>4314974</text:p>
          </table:table-cell>
          <table:table-cell office:value-type="float" office:value="3383958" calcext:value-type="float">
            <text:p>3383958</text:p>
          </table:table-cell>
          <table:table-cell office:value-type="float" office:value="733297" calcext:value-type="float">
            <text:p>733297</text:p>
          </table:table-cell>
          <table:table-cell office:value-type="float" office:value="3065509" calcext:value-type="float">
            <text:p>3065509</text:p>
          </table:table-cell>
          <table:table-cell office:value-type="float" office:value="1306740" calcext:value-type="float">
            <text:p>1306740</text:p>
          </table:table-cell>
          <table:table-cell office:value-type="float" office:value="2793313" calcext:value-type="float">
            <text:p>2793313</text:p>
          </table:table-cell>
          <table:table-cell office:value-type="string" calcext:value-type="string">
            <text:p>852.3902445.621</text:p>
          </table:table-cell>
          <table:table-cell office:value-type="float" office:value="3696252" calcext:value-type="float">
            <text:p>3696252</text:p>
          </table:table-cell>
          <table:table-cell office:value-type="float" office:value="3681740" calcext:value-type="float">
            <text:p>3681740</text:p>
          </table:table-cell>
          <table:table-cell office:value-type="float" office:value="2845853" calcext:value-type="float">
            <text:p>2845853</text:p>
          </table:table-cell>
          <table:table-cell office:value-type="float" office:value="3932955" calcext:value-type="float">
            <text:p>3932955</text:p>
          </table:table-cell>
          <table:table-cell office:value-type="float" office:value="3979038" calcext:value-type="float">
            <text:p>3979038</text:p>
          </table:table-cell>
          <table:table-cell office:value-type="float" office:value="2939196" calcext:value-type="float">
            <text:p>2939196</text:p>
          </table:table-cell>
          <table:table-cell office:value-type="float" office:value="930701" calcext:value-type="float">
            <text:p>930701</text:p>
          </table:table-cell>
          <table:table-cell office:value-type="float" office:value="3106124" calcext:value-type="float">
            <text:p>3106124</text:p>
          </table:table-cell>
          <table:table-cell office:value-type="float" office:value="3769302" calcext:value-type="float">
            <text:p>3769302</text:p>
          </table:table-cell>
          <table:table-cell office:value-type="float" office:value="3933022" calcext:value-type="float">
            <text:p>3933022</text:p>
          </table:table-cell>
          <table:table-cell office:value-type="float" office:value="3611375" calcext:value-type="float">
            <text:p>3611375</text:p>
          </table:table-cell>
          <table:table-cell office:value-type="float" office:value="616052" calcext:value-type="float">
            <text:p>616052</text:p>
          </table:table-cell>
          <table:table-cell office:value-type="float" office:value="2652716" calcext:value-type="float">
            <text:p>2652716</text:p>
          </table:table-cell>
          <table:table-cell office:value-type="float" office:value="2562883" calcext:value-type="float">
            <text:p>2562883</text:p>
          </table:table-cell>
          <table:table-cell office:value-type="float" office:value="1216093" calcext:value-type="float">
            <text:p>1216093</text:p>
          </table:table-cell>
          <table:table-cell office:value-type="float" office:value="1712553" calcext:value-type="float">
            <text:p>1712553</text:p>
          </table:table-cell>
          <table:table-cell office:value-type="float" office:value="3202198" calcext:value-type="float">
            <text:p>3202198</text:p>
          </table:table-cell>
          <table:table-cell office:value-type="float" office:value="3886779" calcext:value-type="float">
            <text:p>3886779</text:p>
          </table:table-cell>
          <table:table-cell office:value-type="float" office:value="2155504" calcext:value-type="float">
            <text:p>2155504</text:p>
          </table:table-cell>
          <table:table-cell office:value-type="float" office:value="2487193" calcext:value-type="float">
            <text:p>2487193</text:p>
          </table:table-cell>
          <table:table-cell office:value-type="float" office:value="3712131" calcext:value-type="float">
            <text:p>3712131</text:p>
          </table:table-cell>
          <table:table-cell office:value-type="float" office:value="17889" calcext:value-type="float">
            <text:p>17889</text:p>
          </table:table-cell>
          <table:table-cell office:value-type="float" office:value="2410179" calcext:value-type="float">
            <text:p>2410179</text:p>
          </table:table-cell>
          <table:table-cell office:value-type="float" office:value="4094854" calcext:value-type="float">
            <text:p>4094854</text:p>
          </table:table-cell>
          <table:table-cell office:value-type="float" office:value="2137938" calcext:value-type="float">
            <text:p>2137938</text:p>
          </table:table-cell>
          <table:table-cell office:value-type="float" office:value="2238543" calcext:value-type="float">
            <text:p>2238543</text:p>
          </table:table-cell>
          <table:table-cell office:value-type="float" office:value="1730702" calcext:value-type="float">
            <text:p>1730702</text:p>
          </table:table-cell>
          <table:table-cell office:value-type="float" office:value="1008370" calcext:value-type="float">
            <text:p>1008370</text:p>
          </table:table-cell>
          <table:table-cell office:value-type="float" office:value="3262320" calcext:value-type="float">
            <text:p>3262320</text:p>
          </table:table-cell>
          <table:table-cell office:value-type="float" office:value="2533565" calcext:value-type="float">
            <text:p>2533565</text:p>
          </table:table-cell>
          <table:table-cell office:value-type="float" office:value="4399880" calcext:value-type="float">
            <text:p>4399880</text:p>
          </table:table-cell>
          <table:table-cell office:value-type="string" calcext:value-type="string">
            <text:p>2137.917823.046</text:p>
          </table:table-cell>
          <table:table-cell office:value-type="float" office:value="2508121" calcext:value-type="float">
            <text:p>2508121</text:p>
          </table:table-cell>
          <table:table-cell office:value-type="float" office:value="719347" calcext:value-type="float">
            <text:p>719347</text:p>
          </table:table-cell>
          <table:table-cell office:value-type="float" office:value="3710980" calcext:value-type="float">
            <text:p>3710980</text:p>
          </table:table-cell>
          <table:table-cell office:value-type="float" office:value="2718874" calcext:value-type="float">
            <text:p>2718874</text:p>
          </table:table-cell>
          <table:table-cell office:value-type="float" office:value="517071" calcext:value-type="float">
            <text:p>517071</text:p>
          </table:table-cell>
          <table:table-cell office:value-type="float" office:value="2910816" calcext:value-type="float">
            <text:p>2910816</text:p>
          </table:table-cell>
          <table:table-cell office:value-type="float" office:value="616013" calcext:value-type="float">
            <text:p>616013</text:p>
          </table:table-cell>
          <table:table-cell office:value-type="float" office:value="2056230" calcext:value-type="float">
            <text:p>2056230</text:p>
          </table:table-cell>
          <table:table-cell office:value-type="float" office:value="4008340" calcext:value-type="float">
            <text:p>4008340</text:p>
          </table:table-cell>
          <table:table-cell office:value-type="float" office:value="2183297" calcext:value-type="float">
            <text:p>2183297</text:p>
          </table:table-cell>
          <table:table-cell office:value-type="float" office:value="2723504" calcext:value-type="float">
            <text:p>2723504</text:p>
          </table:table-cell>
          <table:table-cell office:value-type="float" office:value="3497948" calcext:value-type="float">
            <text:p>3497948</text:p>
          </table:table-cell>
          <table:table-cell office:value-type="float" office:value="3982929" calcext:value-type="float">
            <text:p>3982929</text:p>
          </table:table-cell>
          <table:table-cell office:value-type="float" office:value="2387812" calcext:value-type="float">
            <text:p>2387812</text:p>
          </table:table-cell>
          <table:table-cell office:value-type="float" office:value="3466256" calcext:value-type="float">
            <text:p>3466256</text:p>
          </table:table-cell>
          <table:table-cell office:value-type="float" office:value="2832142" calcext:value-type="float">
            <text:p>2832142</text:p>
          </table:table-cell>
          <table:table-cell office:value-type="float" office:value="2656062" calcext:value-type="float">
            <text:p>2656062</text:p>
          </table:table-cell>
          <table:table-cell office:value-type="float" office:value="2220658" calcext:value-type="float">
            <text:p>2220658</text:p>
          </table:table-cell>
          <table:table-cell office:value-type="float" office:value="3746303" calcext:value-type="float">
            <text:p>3746303</text:p>
          </table:table-cell>
          <table:table-cell office:value-type="float" office:value="282082" calcext:value-type="float">
            <text:p>282082</text:p>
          </table:table-cell>
          <table:table-cell office:value-type="float" office:value="4247059" calcext:value-type="float">
            <text:p>4247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99.4342476.620</text:p>
          </table:table-cell>
          <table:table-cell office:value-type="float" office:value="1816989" calcext:value-type="float">
            <text:p>18169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1400" calcext:value-type="float">
            <text:p>1071400</text:p>
          </table:table-cell>
          <table:table-cell office:value-type="float" office:value="621779" calcext:value-type="float">
            <text:p>621779</text:p>
          </table:table-cell>
          <table:table-cell office:value-type="float" office:value="1189390" calcext:value-type="float">
            <text:p>1189390</text:p>
          </table:table-cell>
          <table:table-cell office:value-type="float" office:value="1088291" calcext:value-type="float">
            <text:p>1088291</text:p>
          </table:table-cell>
          <table:table-cell office:value-type="float" office:value="1314430" calcext:value-type="float">
            <text:p>1314430</text:p>
          </table:table-cell>
          <table:table-cell office:value-type="float" office:value="2223630" calcext:value-type="float">
            <text:p>2223630</text:p>
          </table:table-cell>
          <table:table-cell office:value-type="float" office:value="758568" calcext:value-type="float">
            <text:p>758568</text:p>
          </table:table-cell>
          <table:table-cell office:value-type="float" office:value="658290" calcext:value-type="float">
            <text:p>658290</text:p>
          </table:table-cell>
          <table:table-cell office:value-type="float" office:value="178941" calcext:value-type="float">
            <text:p>178941</text:p>
          </table:table-cell>
          <table:table-cell office:value-type="float" office:value="2475171" calcext:value-type="float">
            <text:p>2475171</text:p>
          </table:table-cell>
          <table:table-cell office:value-type="float" office:value="1447763" calcext:value-type="float">
            <text:p>1447763</text:p>
          </table:table-cell>
          <table:table-cell office:value-type="float" office:value="1340147" calcext:value-type="float">
            <text:p>1340147</text:p>
          </table:table-cell>
          <table:table-cell office:value-type="float" office:value="2323969" calcext:value-type="float">
            <text:p>2323969</text:p>
          </table:table-cell>
          <table:table-cell office:value-type="float" office:value="1149230" calcext:value-type="float">
            <text:p>1149230</text:p>
          </table:table-cell>
          <table:table-cell office:value-type="float" office:value="540712" calcext:value-type="float">
            <text:p>540712</text:p>
          </table:table-cell>
          <table:table-cell office:value-type="float" office:value="823787" calcext:value-type="float">
            <text:p>823787</text:p>
          </table:table-cell>
          <table:table-cell office:value-type="float" office:value="2894244" calcext:value-type="float">
            <text:p>2894244</text:p>
          </table:table-cell>
          <table:table-cell office:value-type="float" office:value="363501" calcext:value-type="float">
            <text:p>363501</text:p>
          </table:table-cell>
          <table:table-cell office:value-type="float" office:value="2739551" calcext:value-type="float">
            <text:p>2739551</text:p>
          </table:table-cell>
          <table:table-cell office:value-type="float" office:value="2361779" calcext:value-type="float">
            <text:p>2361779</text:p>
          </table:table-cell>
          <table:table-cell office:value-type="float" office:value="3557265" calcext:value-type="float">
            <text:p>3557265</text:p>
          </table:table-cell>
          <table:table-cell office:value-type="float" office:value="214114" calcext:value-type="float">
            <text:p>214114</text:p>
          </table:table-cell>
          <table:table-cell office:value-type="float" office:value="2137068" calcext:value-type="float">
            <text:p>2137068</text:p>
          </table:table-cell>
          <table:table-cell office:value-type="float" office:value="1357911" calcext:value-type="float">
            <text:p>1357911</text:p>
          </table:table-cell>
          <table:table-cell office:value-type="string" calcext:value-type="string">
            <text:p>3085.2011886.980</text:p>
          </table:table-cell>
          <table:table-cell office:value-type="float" office:value="108467" calcext:value-type="float">
            <text:p>108467</text:p>
          </table:table-cell>
          <table:table-cell office:value-type="float" office:value="1452551" calcext:value-type="float">
            <text:p>1452551</text:p>
          </table:table-cell>
          <table:table-cell office:value-type="float" office:value="1403564" calcext:value-type="float">
            <text:p>1403564</text:p>
          </table:table-cell>
          <table:table-cell office:value-type="float" office:value="1528932" calcext:value-type="float">
            <text:p>1528932</text:p>
          </table:table-cell>
          <table:table-cell office:value-type="float" office:value="3294435" calcext:value-type="float">
            <text:p>3294435</text:p>
          </table:table-cell>
          <table:table-cell office:value-type="float" office:value="962061" calcext:value-type="float">
            <text:p>962061</text:p>
          </table:table-cell>
          <table:table-cell office:value-type="float" office:value="3680004" calcext:value-type="float">
            <text:p>3680004</text:p>
          </table:table-cell>
          <table:table-cell office:value-type="float" office:value="1956391" calcext:value-type="float">
            <text:p>1956391</text:p>
          </table:table-cell>
          <table:table-cell office:value-type="float" office:value="2148192" calcext:value-type="float">
            <text:p>2148192</text:p>
          </table:table-cell>
          <table:table-cell office:value-type="float" office:value="3353521" calcext:value-type="float">
            <text:p>3353521</text:p>
          </table:table-cell>
          <table:table-cell office:value-type="float" office:value="781527" calcext:value-type="float">
            <text:p>781527</text:p>
          </table:table-cell>
          <table:table-cell office:value-type="float" office:value="797642" calcext:value-type="float">
            <text:p>797642</text:p>
          </table:table-cell>
          <table:table-cell office:value-type="float" office:value="996634" calcext:value-type="float">
            <text:p>996634</text:p>
          </table:table-cell>
          <table:table-cell office:value-type="float" office:value="995061" calcext:value-type="float">
            <text:p>995061</text:p>
          </table:table-cell>
          <table:table-cell office:value-type="float" office:value="1263709" calcext:value-type="float">
            <text:p>1263709</text:p>
          </table:table-cell>
          <table:table-cell office:value-type="float" office:value="661423" calcext:value-type="float">
            <text:p>661423</text:p>
          </table:table-cell>
          <table:table-cell office:value-type="float" office:value="2119993" calcext:value-type="float">
            <text:p>2119993</text:p>
          </table:table-cell>
          <table:table-cell office:value-type="float" office:value="1659530" calcext:value-type="float">
            <text:p>1659530</text:p>
          </table:table-cell>
          <table:table-cell office:value-type="float" office:value="815628" calcext:value-type="float">
            <text:p>815628</text:p>
          </table:table-cell>
          <table:table-cell office:value-type="float" office:value="1138281" calcext:value-type="float">
            <text:p>1138281</text:p>
          </table:table-cell>
          <table:table-cell office:value-type="float" office:value="917554" calcext:value-type="float">
            <text:p>917554</text:p>
          </table:table-cell>
          <table:table-cell office:value-type="float" office:value="3336975" calcext:value-type="float">
            <text:p>3336975</text:p>
          </table:table-cell>
          <table:table-cell office:value-type="float" office:value="614473" calcext:value-type="float">
            <text:p>614473</text:p>
          </table:table-cell>
          <table:table-cell office:value-type="float" office:value="443762" calcext:value-type="float">
            <text:p>443762</text:p>
          </table:table-cell>
          <table:table-cell office:value-type="string" calcext:value-type="string">
            <text:p>2550.0571306.096</text:p>
          </table:table-cell>
          <table:table-cell office:value-type="float" office:value="574635" calcext:value-type="float">
            <text:p>574635</text:p>
          </table:table-cell>
          <table:table-cell office:value-type="float" office:value="903824" calcext:value-type="float">
            <text:p>903824</text:p>
          </table:table-cell>
          <table:table-cell office:value-type="float" office:value="2421353" calcext:value-type="float">
            <text:p>2421353</text:p>
          </table:table-cell>
          <table:table-cell office:value-type="float" office:value="537261" calcext:value-type="float">
            <text:p>537261</text:p>
          </table:table-cell>
          <table:table-cell office:value-type="float" office:value="1100553" calcext:value-type="float">
            <text:p>1100553</text:p>
          </table:table-cell>
          <table:table-cell office:value-type="float" office:value="2998674" calcext:value-type="float">
            <text:p>2998674</text:p>
          </table:table-cell>
          <table:table-cell office:value-type="float" office:value="681435" calcext:value-type="float">
            <text:p>681435</text:p>
          </table:table-cell>
          <table:table-cell office:value-type="float" office:value="1160314" calcext:value-type="float">
            <text:p>1160314</text:p>
          </table:table-cell>
          <table:table-cell office:value-type="float" office:value="865446" calcext:value-type="float">
            <text:p>865446</text:p>
          </table:table-cell>
          <table:table-cell office:value-type="float" office:value="927811" calcext:value-type="float">
            <text:p>927811</text:p>
          </table:table-cell>
          <table:table-cell office:value-type="float" office:value="1562768" calcext:value-type="float">
            <text:p>1562768</text:p>
          </table:table-cell>
          <table:table-cell office:value-type="float" office:value="2094315" calcext:value-type="float">
            <text:p>2094315</text:p>
          </table:table-cell>
          <table:table-cell office:value-type="float" office:value="1011949" calcext:value-type="float">
            <text:p>1011949</text:p>
          </table:table-cell>
          <table:table-cell office:value-type="float" office:value="2625871" calcext:value-type="float">
            <text:p>2625871</text:p>
          </table:table-cell>
          <table:table-cell office:value-type="float" office:value="1586115" calcext:value-type="float">
            <text:p>1586115</text:p>
          </table:table-cell>
          <table:table-cell office:value-type="float" office:value="866098" calcext:value-type="float">
            <text:p>866098</text:p>
          </table:table-cell>
          <table:table-cell office:value-type="float" office:value="3783652" calcext:value-type="float">
            <text:p>3783652</text:p>
          </table:table-cell>
          <table:table-cell office:value-type="float" office:value="570982" calcext:value-type="float">
            <text:p>570982</text:p>
          </table:table-cell>
          <table:table-cell office:value-type="float" office:value="2742956" calcext:value-type="float">
            <text:p>2742956</text:p>
          </table:table-cell>
          <table:table-cell office:value-type="float" office:value="1104410" calcext:value-type="float">
            <text:p>1104410</text:p>
          </table:table-cell>
          <table:table-cell office:value-type="float" office:value="4010134" calcext:value-type="float">
            <text:p>4010134</text:p>
          </table:table-cell>
          <table:table-cell office:value-type="float" office:value="2743206" calcext:value-type="float">
            <text:p>2743206</text:p>
          </table:table-cell>
          <table:table-cell office:value-type="float" office:value="1081812" calcext:value-type="float">
            <text:p>1081812</text:p>
          </table:table-cell>
          <table:table-cell office:value-type="string" calcext:value-type="string">
            <text:p>2622.7812494.765</text:p>
          </table:table-cell>
          <table:table-cell office:value-type="float" office:value="1086311" calcext:value-type="float">
            <text:p>1086311</text:p>
          </table:table-cell>
          <table:table-cell office:value-type="float" office:value="2871977" calcext:value-type="float">
            <text:p>2871977</text:p>
          </table:table-cell>
          <table:table-cell office:value-type="float" office:value="3464605" calcext:value-type="float">
            <text:p>3464605</text:p>
          </table:table-cell>
          <table:table-cell office:value-type="float" office:value="498985" calcext:value-type="float">
            <text:p>498985</text:p>
          </table:table-cell>
          <table:table-cell office:value-type="float" office:value="1154654" calcext:value-type="float">
            <text:p>1154654</text:p>
          </table:table-cell>
          <table:table-cell office:value-type="float" office:value="3065254" calcext:value-type="float">
            <text:p>3065254</text:p>
          </table:table-cell>
          <table:table-cell office:value-type="float" office:value="1276278" calcext:value-type="float">
            <text:p>1276278</text:p>
          </table:table-cell>
          <table:table-cell office:value-type="float" office:value="1258937" calcext:value-type="float">
            <text:p>1258937</text:p>
          </table:table-cell>
          <table:table-cell office:value-type="float" office:value="3752346" calcext:value-type="float">
            <text:p>3752346</text:p>
          </table:table-cell>
          <table:table-cell office:value-type="string" calcext:value-type="string">
            <text:p>899.177830.485</text:p>
          </table:table-cell>
          <table:table-cell office:value-type="float" office:value="2802464" calcext:value-type="float">
            <text:p>2802464</text:p>
          </table:table-cell>
          <table:table-cell office:value-type="float" office:value="1250002" calcext:value-type="float">
            <text:p>1250002</text:p>
          </table:table-cell>
          <table:table-cell office:value-type="float" office:value="2999434" calcext:value-type="float">
            <text:p>2999434</text:p>
          </table:table-cell>
          <table:table-cell office:value-type="float" office:value="0" calcext:value-type="float">
            <text:p>0</text:p>
          </table:table-cell>
          <table:table-cell office:value-type="float" office:value="527360" calcext:value-type="float">
            <text:p>527360</text:p>
          </table:table-cell>
          <table:table-cell office:value-type="float" office:value="2888371" calcext:value-type="float">
            <text:p>28883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549859" calcext:value-type="float">
            <text:p>549859</text:p>
          </table:table-cell>
          <table:table-cell office:value-type="float" office:value="278600" calcext:value-type="float">
            <text:p>278600</text:p>
          </table:table-cell>
          <table:table-cell office:value-type="float" office:value="1527353" calcext:value-type="float">
            <text:p>1527353</text:p>
          </table:table-cell>
          <table:table-cell office:value-type="float" office:value="1491499" calcext:value-type="float">
            <text:p>1491499</text:p>
          </table:table-cell>
          <table:table-cell office:value-type="float" office:value="1505003" calcext:value-type="float">
            <text:p>1505003</text:p>
          </table:table-cell>
          <table:table-cell office:value-type="float" office:value="1696769" calcext:value-type="float">
            <text:p>1696769</text:p>
          </table:table-cell>
          <table:table-cell office:value-type="float" office:value="381285" calcext:value-type="float">
            <text:p>381285</text:p>
          </table:table-cell>
          <table:table-cell office:value-type="float" office:value="243977" calcext:value-type="float">
            <text:p>243977</text:p>
          </table:table-cell>
          <table:table-cell office:value-type="float" office:value="539912" calcext:value-type="float">
            <text:p>539912</text:p>
          </table:table-cell>
          <table:table-cell office:value-type="float" office:value="1947824" calcext:value-type="float">
            <text:p>1947824</text:p>
          </table:table-cell>
          <table:table-cell office:value-type="float" office:value="1043324" calcext:value-type="float">
            <text:p>1043324</text:p>
          </table:table-cell>
          <table:table-cell office:value-type="float" office:value="864280" calcext:value-type="float">
            <text:p>864280</text:p>
          </table:table-cell>
          <table:table-cell office:value-type="float" office:value="1851312" calcext:value-type="float">
            <text:p>1851312</text:p>
          </table:table-cell>
          <table:table-cell office:value-type="float" office:value="716961" calcext:value-type="float">
            <text:p>716961</text:p>
          </table:table-cell>
          <table:table-cell office:value-type="float" office:value="1017641" calcext:value-type="float">
            <text:p>1017641</text:p>
          </table:table-cell>
          <table:table-cell office:value-type="float" office:value="327038" calcext:value-type="float">
            <text:p>327038</text:p>
          </table:table-cell>
          <table:table-cell office:value-type="float" office:value="2371474" calcext:value-type="float">
            <text:p>2371474</text:p>
          </table:table-cell>
          <table:table-cell office:value-type="float" office:value="869502" calcext:value-type="float">
            <text:p>869502</text:p>
          </table:table-cell>
          <table:table-cell office:value-type="float" office:value="2216390" calcext:value-type="float">
            <text:p>2216390</text:p>
          </table:table-cell>
          <table:table-cell office:value-type="float" office:value="1834722" calcext:value-type="float">
            <text:p>1834722</text:p>
          </table:table-cell>
          <table:table-cell office:value-type="float" office:value="3281250" calcext:value-type="float">
            <text:p>3281250</text:p>
          </table:table-cell>
          <table:table-cell office:value-type="float" office:value="740011" calcext:value-type="float">
            <text:p>740011</text:p>
          </table:table-cell>
          <table:table-cell office:value-type="float" office:value="1977866" calcext:value-type="float">
            <text:p>1977866</text:p>
          </table:table-cell>
          <table:table-cell office:value-type="float" office:value="1340949" calcext:value-type="float">
            <text:p>1340949</text:p>
          </table:table-cell>
          <table:table-cell office:value-type="float" office:value="2602812" calcext:value-type="float">
            <text:p>2602812</text:p>
          </table:table-cell>
          <table:table-cell office:value-type="float" office:value="1777203" calcext:value-type="float">
            <text:p>1777203</text:p>
          </table:table-cell>
          <table:table-cell office:value-type="float" office:value="519450" calcext:value-type="float">
            <text:p>519450</text:p>
          </table:table-cell>
          <table:table-cell office:value-type="float" office:value="1048296" calcext:value-type="float">
            <text:p>1048296</text:p>
          </table:table-cell>
          <table:table-cell office:value-type="float" office:value="1912457" calcext:value-type="float">
            <text:p>1912457</text:p>
          </table:table-cell>
          <table:table-cell office:value-type="float" office:value="1681703" calcext:value-type="float">
            <text:p>1681703</text:p>
          </table:table-cell>
          <table:table-cell office:value-type="float" office:value="2801416" calcext:value-type="float">
            <text:p>2801416</text:p>
          </table:table-cell>
          <table:table-cell office:value-type="float" office:value="1110115" calcext:value-type="float">
            <text:p>1110115</text:p>
          </table:table-cell>
          <table:table-cell office:value-type="float" office:value="3215113" calcext:value-type="float">
            <text:p>3215113</text:p>
          </table:table-cell>
          <table:table-cell office:value-type="float" office:value="1857691" calcext:value-type="float">
            <text:p>1857691</text:p>
          </table:table-cell>
          <table:table-cell office:value-type="float" office:value="1627344" calcext:value-type="float">
            <text:p>1627344</text:p>
          </table:table-cell>
          <table:table-cell office:value-type="float" office:value="3054760" calcext:value-type="float">
            <text:p>3054760</text:p>
          </table:table-cell>
          <table:table-cell office:value-type="float" office:value="1243984" calcext:value-type="float">
            <text:p>1243984</text:p>
          </table:table-cell>
          <table:table-cell office:value-type="float" office:value="1287025" calcext:value-type="float">
            <text:p>1287025</text:p>
          </table:table-cell>
          <table:table-cell office:value-type="float" office:value="1029562" calcext:value-type="float">
            <text:p>1029562</text:p>
          </table:table-cell>
          <table:table-cell office:value-type="float" office:value="1475014" calcext:value-type="float">
            <text:p>1475014</text:p>
          </table:table-cell>
          <table:table-cell office:value-type="float" office:value="1635538" calcext:value-type="float">
            <text:p>1635538</text:p>
          </table:table-cell>
          <table:table-cell office:value-type="float" office:value="703847" calcext:value-type="float">
            <text:p>703847</text:p>
          </table:table-cell>
          <table:table-cell office:value-type="float" office:value="1612661" calcext:value-type="float">
            <text:p>1612661</text:p>
          </table:table-cell>
          <table:table-cell office:value-type="float" office:value="1693746" calcext:value-type="float">
            <text:p>1693746</text:p>
          </table:table-cell>
          <table:table-cell office:value-type="float" office:value="1303468" calcext:value-type="float">
            <text:p>1303468</text:p>
          </table:table-cell>
          <table:table-cell office:value-type="float" office:value="1544090" calcext:value-type="float">
            <text:p>1544090</text:p>
          </table:table-cell>
          <table:table-cell office:value-type="float" office:value="1259191" calcext:value-type="float">
            <text:p>1259191</text:p>
          </table:table-cell>
          <table:table-cell office:value-type="float" office:value="2834318" calcext:value-type="float">
            <text:p>2834318</text:p>
          </table:table-cell>
          <table:table-cell office:value-type="float" office:value="554375" calcext:value-type="float">
            <text:p>554375</text:p>
          </table:table-cell>
          <table:table-cell office:value-type="float" office:value="86683" calcext:value-type="float">
            <text:p>86683</text:p>
          </table:table-cell>
          <table:table-cell office:value-type="float" office:value="2112207" calcext:value-type="float">
            <text:p>2112207</text:p>
          </table:table-cell>
          <table:table-cell office:value-type="float" office:value="805484" calcext:value-type="float">
            <text:p>805484</text:p>
          </table:table-cell>
          <table:table-cell office:value-type="float" office:value="837072" calcext:value-type="float">
            <text:p>837072</text:p>
          </table:table-cell>
          <table:table-cell office:value-type="float" office:value="1429563" calcext:value-type="float">
            <text:p>1429563</text:p>
          </table:table-cell>
          <table:table-cell office:value-type="float" office:value="2138763" calcext:value-type="float">
            <text:p>2138763</text:p>
          </table:table-cell>
          <table:table-cell office:value-type="float" office:value="210395" calcext:value-type="float">
            <text:p>210395</text:p>
          </table:table-cell>
          <table:table-cell office:value-type="float" office:value="1413041" calcext:value-type="float">
            <text:p>1413041</text:p>
          </table:table-cell>
          <table:table-cell office:value-type="float" office:value="2475418" calcext:value-type="float">
            <text:p>2475418</text:p>
          </table:table-cell>
          <table:table-cell office:value-type="float" office:value="257857" calcext:value-type="float">
            <text:p>257857</text:p>
          </table:table-cell>
          <table:table-cell office:value-type="float" office:value="1640115" calcext:value-type="float">
            <text:p>1640115</text:p>
          </table:table-cell>
          <table:table-cell office:value-type="string" calcext:value-type="string">
            <text:p>339.094485.412</text:p>
          </table:table-cell>
          <table:table-cell office:value-type="float" office:value="1153968" calcext:value-type="float">
            <text:p>1153968</text:p>
          </table:table-cell>
          <table:table-cell office:value-type="float" office:value="1597499" calcext:value-type="float">
            <text:p>1597499</text:p>
          </table:table-cell>
          <table:table-cell office:value-type="float" office:value="1239817" calcext:value-type="float">
            <text:p>1239817</text:p>
          </table:table-cell>
          <table:table-cell office:value-type="float" office:value="2404804" calcext:value-type="float">
            <text:p>2404804</text:p>
          </table:table-cell>
          <table:table-cell office:value-type="float" office:value="2067921" calcext:value-type="float">
            <text:p>2067921</text:p>
          </table:table-cell>
          <table:table-cell office:value-type="float" office:value="339450" calcext:value-type="float">
            <text:p>339450</text:p>
          </table:table-cell>
          <table:table-cell office:value-type="float" office:value="3267708" calcext:value-type="float">
            <text:p>3267708</text:p>
          </table:table-cell>
          <table:table-cell office:value-type="float" office:value="203679" calcext:value-type="float">
            <text:p>203679</text:p>
          </table:table-cell>
          <table:table-cell office:value-type="float" office:value="2255756" calcext:value-type="float">
            <text:p>2255756</text:p>
          </table:table-cell>
          <table:table-cell office:value-type="float" office:value="1414712" calcext:value-type="float">
            <text:p>1414712</text:p>
          </table:table-cell>
          <table:table-cell office:value-type="string" calcext:value-type="string">
            <text:p>3689.6172240.431</text:p>
          </table:table-cell>
          <table:table-cell office:value-type="float" office:value="1010724" calcext:value-type="float">
            <text:p>1010724</text:p>
          </table:table-cell>
          <table:table-cell office:value-type="float" office:value="2123431" calcext:value-type="float">
            <text:p>2123431</text:p>
          </table:table-cell>
          <table:table-cell office:value-type="float" office:value="2189888" calcext:value-type="float">
            <text:p>2189888</text:p>
          </table:table-cell>
          <table:table-cell office:value-type="float" office:value="1558222" calcext:value-type="float">
            <text:p>1558222</text:p>
          </table:table-cell>
          <table:table-cell office:value-type="float" office:value="2568410" calcext:value-type="float">
            <text:p>2568410</text:p>
          </table:table-cell>
          <table:table-cell office:value-type="float" office:value="3199964" calcext:value-type="float">
            <text:p>3199964</text:p>
          </table:table-cell>
          <table:table-cell office:value-type="float" office:value="1022803" calcext:value-type="float">
            <text:p>1022803</text:p>
          </table:table-cell>
          <table:table-cell office:value-type="float" office:value="1578032" calcext:value-type="float">
            <text:p>1578032</text:p>
          </table:table-cell>
          <table:table-cell office:value-type="float" office:value="2781547" calcext:value-type="float">
            <text:p>2781547</text:p>
          </table:table-cell>
          <table:table-cell office:value-type="float" office:value="1518929" calcext:value-type="float">
            <text:p>1518929</text:p>
          </table:table-cell>
          <table:table-cell office:value-type="float" office:value="1250906" calcext:value-type="float">
            <text:p>1250906</text:p>
          </table:table-cell>
          <table:table-cell office:value-type="float" office:value="3448507" calcext:value-type="float">
            <text:p>3448507</text:p>
          </table:table-cell>
          <table:table-cell office:value-type="float" office:value="432935" calcext:value-type="float">
            <text:p>432935</text:p>
          </table:table-cell>
          <table:table-cell office:value-type="float" office:value="1294618" calcext:value-type="float">
            <text:p>1294618</text:p>
          </table:table-cell>
          <table:table-cell office:value-type="float" office:value="2286642" calcext:value-type="float">
            <text:p>2286642</text:p>
          </table:table-cell>
          <table:table-cell office:value-type="float" office:value="1776971" calcext:value-type="float">
            <text:p>1776971</text:p>
          </table:table-cell>
          <table:table-cell office:value-type="float" office:value="2476620" calcext:value-type="float">
            <text:p>2476620</text:p>
          </table:table-cell>
          <table:table-cell office:value-type="float" office:value="527360" calcext:value-type="float">
            <text:p>527360</text:p>
          </table:table-cell>
          <table:table-cell office:value-type="float" office:value="0" calcext:value-type="float">
            <text:p>0</text:p>
          </table:table-cell>
          <table:table-cell office:value-type="float" office:value="2526424" calcext:value-type="float">
            <text:p>2526424</text:p>
          </table:table-cell>
          <table:table-cell/>
        </table:table-row>
        <table:table-row table:style-name="ro1">
          <table:table-cell/>
          <table:table-cell office:value-type="float" office:value="2326921" calcext:value-type="float">
            <text:p>2326921</text:p>
          </table:table-cell>
          <table:table-cell office:value-type="float" office:value="2298080" calcext:value-type="float">
            <text:p>2298080</text:p>
          </table:table-cell>
          <table:table-cell office:value-type="float" office:value="4042507" calcext:value-type="float">
            <text:p>4042507</text:p>
          </table:table-cell>
          <table:table-cell office:value-type="float" office:value="3066543" calcext:value-type="float">
            <text:p>3066543</text:p>
          </table:table-cell>
          <table:table-cell office:value-type="float" office:value="2460167" calcext:value-type="float">
            <text:p>2460167</text:p>
          </table:table-cell>
          <table:table-cell office:value-type="float" office:value="1877797" calcext:value-type="float">
            <text:p>1877797</text:p>
          </table:table-cell>
          <table:table-cell office:value-type="float" office:value="2729915" calcext:value-type="float">
            <text:p>2729915</text:p>
          </table:table-cell>
          <table:table-cell office:value-type="float" office:value="2653410" calcext:value-type="float">
            <text:p>2653410</text:p>
          </table:table-cell>
          <table:table-cell office:value-type="float" office:value="2999614" calcext:value-type="float">
            <text:p>2999614</text:p>
          </table:table-cell>
          <table:table-cell office:value-type="float" office:value="1976124" calcext:value-type="float">
            <text:p>1976124</text:p>
          </table:table-cell>
          <table:table-cell office:value-type="float" office:value="1484635" calcext:value-type="float">
            <text:p>1484635</text:p>
          </table:table-cell>
          <table:table-cell office:value-type="float" office:value="1729481" calcext:value-type="float">
            <text:p>1729481</text:p>
          </table:table-cell>
          <table:table-cell office:value-type="float" office:value="1041290" calcext:value-type="float">
            <text:p>1041290</text:p>
          </table:table-cell>
          <table:table-cell office:value-type="float" office:value="2703354" calcext:value-type="float">
            <text:p>2703354</text:p>
          </table:table-cell>
          <table:table-cell office:value-type="float" office:value="3425321" calcext:value-type="float">
            <text:p>3425321</text:p>
          </table:table-cell>
          <table:table-cell office:value-type="float" office:value="2220171" calcext:value-type="float">
            <text:p>2220171</text:p>
          </table:table-cell>
          <table:table-cell office:value-type="float" office:value="1781220" calcext:value-type="float">
            <text:p>1781220</text:p>
          </table:table-cell>
          <table:table-cell office:value-type="float" office:value="3237505" calcext:value-type="float">
            <text:p>3237505</text:p>
          </table:table-cell>
          <table:table-cell office:value-type="float" office:value="1755112" calcext:value-type="float">
            <text:p>1755112</text:p>
          </table:table-cell>
          <table:table-cell office:value-type="float" office:value="1904119" calcext:value-type="float">
            <text:p>1904119</text:p>
          </table:table-cell>
          <table:table-cell office:value-type="string" calcext:value-type="string">
            <text:p>947.6473028.600</text:p>
          </table:table-cell>
          <table:table-cell office:value-type="float" office:value="1237150" calcext:value-type="float">
            <text:p>1237150</text:p>
          </table:table-cell>
          <table:table-cell office:value-type="float" office:value="1923317" calcext:value-type="float">
            <text:p>1923317</text:p>
          </table:table-cell>
          <table:table-cell office:value-type="float" office:value="1103359" calcext:value-type="float">
            <text:p>1103359</text:p>
          </table:table-cell>
          <table:table-cell office:value-type="float" office:value="1488527" calcext:value-type="float">
            <text:p>1488527</text:p>
          </table:table-cell>
          <table:table-cell office:value-type="float" office:value="2802722" calcext:value-type="float">
            <text:p>2802722</text:p>
          </table:table-cell>
          <table:table-cell office:value-type="float" office:value="2888303" calcext:value-type="float">
            <text:p>2888303</text:p>
          </table:table-cell>
          <table:table-cell office:value-type="float" office:value="3781594" calcext:value-type="float">
            <text:p>3781594</text:p>
          </table:table-cell>
          <table:table-cell office:value-type="float" office:value="2365289" calcext:value-type="float">
            <text:p>2365289</text:p>
          </table:table-cell>
          <table:table-cell office:value-type="float" office:value="1326735" calcext:value-type="float">
            <text:p>1326735</text:p>
          </table:table-cell>
          <table:table-cell office:value-type="string" calcext:value-type="string">
            <text:p>2369.4931228.088</text:p>
          </table:table-cell>
          <table:table-cell office:value-type="float" office:value="1504889" calcext:value-type="float">
            <text:p>1504889</text:p>
          </table:table-cell>
          <table:table-cell office:value-type="float" office:value="1666832" calcext:value-type="float">
            <text:p>1666832</text:p>
          </table:table-cell>
          <table:table-cell office:value-type="float" office:value="673090" calcext:value-type="float">
            <text:p>673090</text:p>
          </table:table-cell>
          <table:table-cell office:value-type="float" office:value="3666793" calcext:value-type="float">
            <text:p>3666793</text:p>
          </table:table-cell>
          <table:table-cell office:value-type="float" office:value="3239142" calcext:value-type="float">
            <text:p>3239142</text:p>
          </table:table-cell>
          <table:table-cell office:value-type="float" office:value="2158480" calcext:value-type="float">
            <text:p>2158480</text:p>
          </table:table-cell>
          <table:table-cell office:value-type="float" office:value="3865674" calcext:value-type="float">
            <text:p>3865674</text:p>
          </table:table-cell>
          <table:table-cell office:value-type="float" office:value="4137627" calcext:value-type="float">
            <text:p>4137627</text:p>
          </table:table-cell>
          <table:table-cell office:value-type="float" office:value="3217775" calcext:value-type="float">
            <text:p>3217775</text:p>
          </table:table-cell>
          <table:table-cell office:value-type="string" calcext:value-type="string">
            <text:p>1456.6831990.844</text:p>
          </table:table-cell>
          <table:table-cell office:value-type="float" office:value="3684577" calcext:value-type="float">
            <text:p>3684577</text:p>
          </table:table-cell>
          <table:table-cell office:value-type="float" office:value="4023765" calcext:value-type="float">
            <text:p>4023765</text:p>
          </table:table-cell>
          <table:table-cell office:value-type="float" office:value="3769686" calcext:value-type="float">
            <text:p>3769686</text:p>
          </table:table-cell>
          <table:table-cell office:value-type="float" office:value="1494366" calcext:value-type="float">
            <text:p>1494366</text:p>
          </table:table-cell>
          <table:table-cell office:value-type="float" office:value="2299515" calcext:value-type="float">
            <text:p>2299515</text:p>
          </table:table-cell>
          <table:table-cell office:value-type="float" office:value="2596324" calcext:value-type="float">
            <text:p>2596324</text:p>
          </table:table-cell>
          <table:table-cell office:value-type="float" office:value="673181" calcext:value-type="float">
            <text:p>673181</text:p>
          </table:table-cell>
          <table:table-cell office:value-type="float" office:value="1848361" calcext:value-type="float">
            <text:p>1848361</text:p>
          </table:table-cell>
          <table:table-cell office:value-type="float" office:value="3357151" calcext:value-type="float">
            <text:p>3357151</text:p>
          </table:table-cell>
          <table:table-cell office:value-type="string" calcext:value-type="string">
            <text:p>3553.507638.174</text:p>
          </table:table-cell>
          <table:table-cell office:value-type="float" office:value="2390402" calcext:value-type="float">
            <text:p>2390402</text:p>
          </table:table-cell>
          <table:table-cell office:value-type="float" office:value="3933817" calcext:value-type="float">
            <text:p>3933817</text:p>
          </table:table-cell>
          <table:table-cell office:value-type="float" office:value="1833360" calcext:value-type="float">
            <text:p>1833360</text:p>
          </table:table-cell>
          <table:table-cell office:value-type="float" office:value="2644733" calcext:value-type="float">
            <text:p>2644733</text:p>
          </table:table-cell>
          <table:table-cell office:value-type="float" office:value="4026549" calcext:value-type="float">
            <text:p>4026549</text:p>
          </table:table-cell>
          <table:table-cell office:value-type="float" office:value="2300104" calcext:value-type="float">
            <text:p>2300104</text:p>
          </table:table-cell>
          <table:table-cell office:value-type="float" office:value="2639601" calcext:value-type="float">
            <text:p>2639601</text:p>
          </table:table-cell>
          <table:table-cell office:value-type="float" office:value="1377679" calcext:value-type="float">
            <text:p>1377679</text:p>
          </table:table-cell>
          <table:table-cell office:value-type="float" office:value="1352213" calcext:value-type="float">
            <text:p>1352213</text:p>
          </table:table-cell>
          <table:table-cell office:value-type="string" calcext:value-type="string">
            <text:p>2538.379861.976</text:p>
          </table:table-cell>
          <table:table-cell office:value-type="float" office:value="3733921" calcext:value-type="float">
            <text:p>3733921</text:p>
          </table:table-cell>
          <table:table-cell office:value-type="float" office:value="2304101" calcext:value-type="float">
            <text:p>2304101</text:p>
          </table:table-cell>
          <table:table-cell office:value-type="float" office:value="2012418" calcext:value-type="float">
            <text:p>2012418</text:p>
          </table:table-cell>
          <table:table-cell office:value-type="float" office:value="2683805" calcext:value-type="float">
            <text:p>2683805</text:p>
          </table:table-cell>
          <table:table-cell office:value-type="float" office:value="1104559" calcext:value-type="float">
            <text:p>1104559</text:p>
          </table:table-cell>
          <table:table-cell office:value-type="float" office:value="3935960" calcext:value-type="float">
            <text:p>3935960</text:p>
          </table:table-cell>
          <table:table-cell office:value-type="float" office:value="1192008" calcext:value-type="float">
            <text:p>1192008</text:p>
          </table:table-cell>
          <table:table-cell office:value-type="float" office:value="1317806" calcext:value-type="float">
            <text:p>1317806</text:p>
          </table:table-cell>
          <table:table-cell office:value-type="float" office:value="3424561" calcext:value-type="float">
            <text:p>3424561</text:p>
          </table:table-cell>
          <table:table-cell office:value-type="string" calcext:value-type="string">
            <text:p>1262.665507.673</text:p>
          </table:table-cell>
          <table:table-cell office:value-type="float" office:value="3961297" calcext:value-type="float">
            <text:p>3961297</text:p>
          </table:table-cell>
          <table:table-cell office:value-type="float" office:value="387382" calcext:value-type="float">
            <text:p>387382</text:p>
          </table:table-cell>
          <table:table-cell office:value-type="float" office:value="932343" calcext:value-type="float">
            <text:p>932343</text:p>
          </table:table-cell>
          <table:table-cell office:value-type="float" office:value="3317188" calcext:value-type="float">
            <text:p>3317188</text:p>
          </table:table-cell>
          <table:table-cell office:value-type="float" office:value="4042876" calcext:value-type="float">
            <text:p>4042876</text:p>
          </table:table-cell>
          <table:table-cell office:value-type="float" office:value="571056" calcext:value-type="float">
            <text:p>571056</text:p>
          </table:table-cell>
          <table:table-cell office:value-type="float" office:value="2608739" calcext:value-type="float">
            <text:p>2608739</text:p>
          </table:table-cell>
          <table:table-cell office:value-type="float" office:value="1979740" calcext:value-type="float">
            <text:p>1979740</text:p>
          </table:table-cell>
          <table:table-cell office:value-type="float" office:value="998876" calcext:value-type="float">
            <text:p>998876</text:p>
          </table:table-cell>
          <table:table-cell office:value-type="float" office:value="2579426" calcext:value-type="float">
            <text:p>2579426</text:p>
          </table:table-cell>
          <table:table-cell office:value-type="float" office:value="3714477" calcext:value-type="float">
            <text:p>3714477</text:p>
          </table:table-cell>
          <table:table-cell office:value-type="string" calcext:value-type="string">
            <text:p>1565.8163928.006</text:p>
          </table:table-cell>
          <table:table-cell office:value-type="float" office:value="1816989" calcext:value-type="float">
            <text:p>1816989</text:p>
          </table:table-cell>
          <table:table-cell office:value-type="float" office:value="2888371" calcext:value-type="float">
            <text:p>2888371</text:p>
          </table:table-cell>
          <table:table-cell office:value-type="float" office:value="2526424" calcext:value-type="float">
            <text:p>25264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3">
      <number:number number:decimal-places="3" number:min-integer-digits="1" number:grouping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</meta:initial-creator>
    <meta:creation-date>2015-10-23T21:55:27.531256974</meta:creation-date>
    <dc:date>2015-10-24T00:45:28.455250224</dc:date>
    <dc:creator>Riccardo </dc:creator>
    <meta:editing-duration>PT2H17M16S</meta:editing-duration>
    <meta:editing-cycles>2</meta:editing-cycles>
    <meta:generator>LibreOffice/4.3.7.2$Linux_X86_64 LibreOffice_project/430$Build-2</meta:generator>
    <meta:document-statistic meta:table-count="2" meta:cell-count="8722" meta:object-count="0"/>
  </office:meta>
</office:document-meta>
</file>